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18in"/>
    </style:style>
    <style:style style:name="co2" style:family="table-column">
      <style:table-column-properties fo:break-before="auto" style:column-width="22.8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063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2.9811in"/>
    </style:style>
    <style:style style:name="co7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1.8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ld_nam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RR6129205_10729</text:p>
          </table:table-cell>
          <table:table-cell office:value-type="string" calcext:value-type="string">
            <text:p>MVVIRTTNTTPTLQVTLMTTISVRKSALFVFAATAVLFSMSAFSFNPPTEPEPDPGPSPCQTDCGFTRGPNPTASYLEASTGPYAVRTTDVSRYVSGFGGGTIHYPAGTTGEMGAIAIVPGFFASESSIQWWGPRLASHGFVVITISTNSVFDQPGSRSAQLENALDYVISQSNSPTSGILGMVDSSRVGAMGWSMGGGGTLRLASSERLSAAIPLAPWNTGSNNFDQIDTPTLIFACENDGTAPVSQHASPFYNRIPGATAKAYFEINNGQHSCANGGGSNGGLLGKYGVSWMKLHIDKDDRYNRFLCGPNHAANSAISEYRGTCPY</text:p>
          </table:table-cell>
        </table:table-row>
        <table:table-row table:style-name="ro1">
          <table:table-cell office:value-type="string" calcext:value-type="string">
            <text:p>SRR26046407_1203775</text:p>
          </table:table-cell>
          <table:table-cell office:value-type="string" calcext:value-type="string">
            <text:p>MVRGVRAALRLASLVAVAVLPACGSGGGSSPTPASTPMATPIAPTPAPTLAPAPPTSPPFTRGPAPSTSALEATEGPFAVAQLTIDRTAAAGYGAGTVSYPTDTREGPFGAIAVSPGYTGVQRSMQWFGPRLASHGFVVIVIDTLSLTNNAEARAAQLIAALNQLIALSGTSGHPLQGKVDGNRLGVIGHSYGGGGALVAARDNPALKAAVPLAPFYESNDFSRLTVPTLVVGCQRDTVAAVSQRAIPMYESIPASVSKAYLELAGGDHLCVETGNGNKAIQGKYTVAWMKRFLDDDVRYSPYLCGSPHQADLAGDAVSAYRETCPY</text:p>
          </table:table-cell>
        </table:table-row>
        <table:table-row table:style-name="ro1">
          <table:table-cell office:value-type="string" calcext:value-type="string">
            <text:p>ERR4856268_964317</text:p>
          </table:table-cell>
          <table:table-cell office:value-type="string" calcext:value-type="string">
            <text:p>MVGYLEAVANYFPDTKWANYTTGYDGGTGGQTGFYNVMLQNSPLGALSWWNASCEFHDVMVEQAADTAARVPSNYRYYIGAGSAHTMYGSDKVYSDQSGGESQTILDWVNDMLAFDPAAADPGAPSWQSVECDDCEIVLPGDPLPRSLPTAPFALDIAGNPVIRCPPFPRGPDPTPAALEADLGPFPVRSYRPFFTPGFGAGTIWYPANPNPGPFAVIAVSPGFRAPESTMAWVGPRLASNGFIVITISTQSPFDNPTSRAKQLMAALRLVAAEGRRPSPIIGRVDGDRTGLIGHSMGGGGSLIAARDNPSVDAIIPLAPWNSPAKDFSAVEAASLIVACERDEIARVSQHAKPFYDSIPAADVNKAFLEFRGADHLCVMVGNDHYATLGKYIVAWMKAFLDSDTRYDEYLCG</text:p>
          </table:table-cell>
        </table:table-row>
        <table:table-row table:style-name="ro1">
          <table:table-cell office:value-type="string" calcext:value-type="string">
            <text:p>SRR26075051_5618361</text:p>
          </table:table-cell>
          <table:table-cell office:value-type="string" calcext:value-type="string">
            <text:p>MTVCKLRMFTAQKHPVTNKIFGGSSMSSRKQDLRLRQLLYCLLLSTALGGAVVHAQTAPATIAQEAFNNGFGIFTAAGSATANGQAVLAGTFGGTDGSITSSPISTQGFSNITVSFDRTTVGLDNGEAGVAEFSVAGGAFTAIESAQTASGRMSFALAASAANQAQLRLRFRVVASRANETYSVDNVLVQGVAAGAQPPPPDPQPTNNPFQRGPTPSAATLEAAQGPFAVATTTVPNPSGFGAGTIYFPTSTTEGPFAAVSIAPGFSERQANVNWWGPRLASNGFVVVVIDTNSTSDAPASRATQLVAALRQVVTLSGTSGSPVFNKVDGNRLGVMGHSLGGGGTLIAAQNNPTLKAAIPFAPFNNDTNFSSVVVPTLIIACENDNVAPVADHASPFYNSFAASLDKAFLEIAGGSHSCANSGNNNMPILGKYGVSWMKLFMDNDTRYSPFLCGAPHQADLSGTQISEYRESCPY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string" calcext:value-type="string">
            <text:p>MTTSNTRTLARLALAAAALLLSAAAQAQANPYQRGPDPTAASLEATAGPFAVATTKVASPSGYGGGTVYYPTTTEGPFGLIAVAPGFTETQSAISWWGPRLASHGFVVITIDTKSTLDQPASRAKQLMAALNYVVALSQTSSSPFYGKVDASRQGVMGHSMGGGGTLEAARDNPTLKAAIPLAPWNTTKNFSKVTVPTLIIACENDAIAPVSSHASPFYDSLPSSLDKAYLELKGADHFCTNSSATNKTVIGKYGVAWMKRFVDNDTRYSPFLCGAPHQADLSGSVISRYKDNCPY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string" calcext:value-type="string">
            <text:p>MTTKRHRTATTPTRRARLALLAAATLLSFAAQAQVVIFQENFNSGLGQFTASGTVSTSSGGAVMQGCYNCTDGAITSKPISTVGFTNLKLSYDRTTTGLDSGEYGVAAYSVNGGAWTVIESIQSSSGRVTIALPAAAANQASLRLRFRVNASLSAETFTVDNVVLEGTPGGAPGPGGNPYQKGPDPTAAALEASAGPFTVATTTVSASSASGYGGGTIYYPTNVAGPFAAIAVVPGYTATQSSISWWGPRLASHGFVVITIDTNSTSDLPASRATQLMAALNQLKTFSATSGHAIYGKVDPNRLGVMGWSYGGGGTLIAARDNPTLKAAIPLAPKTSSGTDFSGITVPTLIVGCESDTTAPVSSWAIPFYNSIPASTKKAYLEINNGDHFCVTTSNSSADKAILGKYGVAWMKRFLDNDTRYSPFLCGAPHQADLSGNAAISEYRDNCPY</text:p>
          </table:table-cell>
        </table:table-row>
        <table:table-row table:style-name="ro1">
          <table:table-cell office:value-type="string" calcext:value-type="string">
            <text:p>ERR10482439_252531</text:p>
          </table:table-cell>
          <table:table-cell office:value-type="string" calcext:value-type="string">
            <text:p>MTTIIAKLAIAASAAVLATAAFAQQQGPEQTAAQLEAGKGPFTVATAKIATPSGYGGGTVYYPTNASGKVGLIVVAPGFTETQSAMNMWGPILASNGFAVINIDTKSTLDQPPARATQMMAALKQVSDLSKTTASPYYNKIDVTRQAVMGHSMGGGGTLVAATANPALKAAIPAAPWSLATKNFPTLAVPTMIFACQSDVIAPVSGHADRFWASFNKQLPSAFAEYAGAGHQCPTSQGGADRKLVFSKLGIAWFKRFVDGDTRYTQFITNDSRLSRFLTNGSF</text:p>
          </table:table-cell>
        </table:table-row>
        <table:table-row table:style-name="ro1">
          <table:table-cell office:value-type="string" calcext:value-type="string">
            <text:p>ERR10482440_903875</text:p>
          </table:table-cell>
          <table:table-cell office:value-type="string" calcext:value-type="string">
            <text:p>MTSTTVRFAKRLIGAAALLATASVFAQSLPSDAALQATSGPLKIAQANIATPNGYGSGTVYYPTTGTNMGLVVIAPGFTEGPSFNAFWGEKLASWGFVAVNIGTKTTLDLPGPRATQMWAALQQVAALSKTSGSPFAGKVDANRLAAMGHSMGGGGTLLISQDHPTLKAAIPMAPWNLTQKNFPKITVPQLMFACQNDIIAPVSGHADRFWTSFNTTLPRVFAESKGQDHFCPTNLTSAAEKAAFGRIAIAWYKIYLDGDTQYKQVITNGNSPVFSRYLTGGL</text:p>
          </table:table-cell>
        </table:table-row>
        <table:table-row table:style-name="ro1">
          <table:table-cell office:value-type="string" calcext:value-type="string">
            <text:p>ERR11028298_3008807</text:p>
          </table:table-cell>
          <table:table-cell office:value-type="string" calcext:value-type="string">
            <text:p>MTPTTHDDIDSHPSRTPAMRRAWPAFIAGTLLSLGAQAQVAIFKEDFQGGIGQFTSAGAASVSNGRVVMKGCLTCADGSVTSKEISTVGFDALRLSYDRTIVGLDAGEYGEVAYAVDGGEWTMLWGRLDNRSGRGTIDLPAAAANQKSLRLRYRIHASDSAETFTLDNVLLEGTPRSVTHPNPYAKGP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</table:table-row>
        <table:table-row table:style-name="ro1">
          <table:table-cell office:value-type="string" calcext:value-type="string">
            <text:p>SRR12678602_62414</text:p>
          </table:table-cell>
          <table:table-cell office:value-type="string" calcext:value-type="string">
            <text:p>MTPTLCRPLAAVLTSAAFAALTAVSASALAQTPQEPTEASLNATAGPFSVATESVRAPRGFGGGTIYYPTAAGRYGVVAISPGFTATQSSIAWLGRRMASHGLVVITMNTNSTLDQPASRANQLMAALNHVVSASGAAVQSRADGTRRAVAGHSMGGGGALIAARDNATLRAALPLTPWNTTTDFSGVRVPTLIVGADGDGVASVTRHARPFYASLPNATAKAYGELNSASHFTPNSTNTPIGRYGVTWMKRFVDADTRYSPFLCGAAHLAYATPAVFDRYQNNCPY</text:p>
          </table:table-cell>
        </table:table-row>
        <table:table-row table:style-name="ro1">
          <table:table-cell office:value-type="string" calcext:value-type="string">
            <text:p>DRR322242_2006</text:p>
          </table:table-cell>
          <table:table-cell office:value-type="string" calcext:value-type="string">
            <text:p>MTLTSTLRRQTRTTATATVLAAAAALALCAAPASAQQTGPNPTSSSLNATSGPFAVSSVSVVAPTGFGGGTIYYPTTAGQYGVVAISPGFTATESSIAWLGRRMATHGFVVVTINTLTTLDQPASRATQLMAALNHVVNSASSTVRSRVDPNRRAVAGHSMGGGGALIAAENNPGLKAALPLTPWNLTTNFSDVQVPTLIVGADGDTVAPAAIHARPFYASLSSSVRKAYAELNFSTHFTPNTTNTPIGRYGVTWMKRFVDGDTRYSTFLCGAEHNAYNTALVFERYSQNCPY</text:p>
          </table:table-cell>
        </table:table-row>
        <table:table-row table:style-name="ro1">
          <table:table-cell office:value-type="string" calcext:value-type="string">
            <text:p>SRR20309463_795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is_petase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SSRSSQQMAALRQVASLNGTSSSPIYGKVDTARMGVMGWSMGGGGSLISAANNPSLKAAAPQAPWDSSTNFSSVTVPTLIFACENDSIAPVNSSALPIYDSMSRNAKQFLEINGGSHSCANSGNSNQALIGKKGVAWMKRFMDNDTRYSTFACENPNSTRVSDFRTANCS*</text:p>
          </table:table-cell>
        </table:table-row>
        <table:table-row table:style-name="ro1">
          <table:table-cell office:value-type="string" calcext:value-type="string">
            <text:p>fast_petase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SRR22234379_583440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V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9414414_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</table:table-row>
        <table:table-row table:style-name="ro1">
          <table:table-cell office:value-type="string" calcext:value-type="string">
            <text:p>N152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R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2363492_1178</text:p>
          </table:table-cell>
          <table:table-cell office:value-type="string" calcext:value-type="string">
            <text:p>MTGSTTTGGRPAPPSPPSQSSTTCTTSAVASMPILTPSRVTSAHSVSSCSARNDAGGTCTALTPVVLWAVSAVTTAMPYPPAAATDFRSAWIPAPPPGSDPATDRTLGTCSGDETVGSVDGMGDIPSSVRTASGSTGVISAPGGRTPCREDTVAPVRETVSHRTRPCASPARLPMPRHGVRAEPVGAVIRQRGRTMQHSSIRSRAARRVTAALASLTVAVGLGAASGSVAQAADNPYERGPAPSESSIEATRGHYAVSERNVSRFVSGFGGGTIYYPTTTSDGTFGAVVVSPGYTGTESSIDWLGPRLASQGFVVLTMATNTIYDQPDSRARQLQAALDYLTGSSPVADRIDDDRLALMGHSMGGGGTLRAVDDNPDIKAAIPMTPWHTKKNWSTVTTPTLVFAAENDSVARHETHAEPFYNSFSDDLPKAYLELDGASHFAPNFSNTTIAKYSISWLKRFVDDDSR</text:p>
          </table:table-cell>
        </table:table-row>
        <table:table-row table:style-name="ro1">
          <table:table-cell office:value-type="string" calcext:value-type="string">
            <text:p>ERR11028393_217052</text:p>
          </table:table-cell>
          <table:table-cell office:value-type="string" calcext:value-type="string">
            <text:p>MTEKDTSMKFFQATLSLTVGVLLTTALSGTALAESAYLRGPAPTVASVEAPAGPYQVTSQVMKDPVGYKAGTVFYPSDAQGQSFGLIVVAPGFIETQSWNAWWAQYLASHGFVVINIDTQSTLEFPAARAKEELAALNDVVRRSTQPDSPLFGLVDASRQGAMGHSMGGGATLEIAKANPYLKAIVPMAPFQTSGTDYSKLTVPTLIMACKGDVVATASSHSEPIYKSLSPSLDKAYLEMQGGAGHPCTTSVGTSDKVRTLAGKYGLAWFKRFLDEDTRYSQFLCGIPHGLDMFGKVISGYKGNCPY</text:p>
          </table:table-cell>
        </table:table-row>
        <table:table-row table:style-name="ro1">
          <table:table-cell office:value-type="string" calcext:value-type="string">
            <text:p>SRR24956186_742414</text:p>
          </table:table-cell>
          <table:table-cell office:value-type="string" calcext:value-type="string">
            <text:p>MSTGTRVPHAGRAATAPVEGPRQRGRKMQHSLSTSRSRKRVTGILASLAVAVGVGIAAGPVAHGADNPHERGPDPSESSIEAVRGSYSISDRNVSSWVSGFGGGTIYYPTTTSDGDFGAVVISPGYTGTESTISWLGPRLASQGFVVLTMATNSIYDQPDSRARQLQAALDYLTDDSPVADRIDPDRLALMGHSMGGGGTLRAVDDNPDIKAAIPMTPWHLKKDWSSVTTPTLIFGAEDDSVARHETHAEPFYESFDRDLPKAYLELDGASHFAPNYSNTTIAKYSISWLKRFVDDDERYTQFLCPGPSTGWFSDVEKYESSCPL</text:p>
          </table:table-cell>
        </table:table-row>
        <table:table-row table:style-name="ro1">
          <table:table-cell office:value-type="string" calcext:value-type="string">
            <text:p>SRR14073695_161111_lib_contig</text:p>
          </table:table-cell>
          <table:table-cell office:value-type="string" calcext:value-type="string">
            <text:p>MSSTNRTSLRGWRTARNVTGCLLLSTALGVTIGNAQTTPTTLRQEAFNAGFGTFTPAGSATANGGTAVLAGTFGGTDGSMTSTPISTVGFSNITVSYDRTTTGLDNGEVGVAEFSVNGGAFTAIESVQNATGRATFTLAAAAANQAQLRLRFRITASRSTETFTLDNVLVSGVAVAQNPDPTPDPGGNNPFQRGPAPTRAVLEAARGPFTVGQATVPNPTGFGAGTIYFPTNTTEGPFAAISVAPGFTERQANVNWWGPRLASHGFVVVVIDTNSTSDSPASRATQLVAAVRQLATLSGTSGSPIAGKVDGTRLGVMGHSLGGGGTLIAAQNNPTLKAAIPFAPFNGNTNFSAVTVPTLIIACENDNVAPVNQHASPFYNSFTANLDKAYLEIAGGSHSCANSGNNNMPVLGKYGVAWFKKFMDNDTRYDTFLCGAEHQADLGAGTRFSEYRESCPY</text:p>
          </table:table-cell>
        </table:table-row>
        <table:table-row table:style-name="ro1">
          <table:table-cell office:value-type="string" calcext:value-type="string">
            <text:p>SRR14574980_43392</text:p>
          </table:table-cell>
          <table:table-cell office:value-type="string" calcext:value-type="string">
            <text:p>MSSRWVARSPGGRVSSMWLKRSGIPRCQPSTALLSNGRLGLGLRLVGWNRAPRRVVAAVLMAAAGLFSAVPAAAFVTVAHPVGPTPTTGVLEADAGPFSTQAFVPNTSPGFGGGTIYFPIDTTEGPLAAIAISPGYTGTQSSIDWLGPRLASHGFVVITIDTNSLFNFPSSRADQLGAALDLVAAESNDGSSPITNLVDPERRGVIGHSMGGGGALIAAANDPTIDVAIPLAPWNTGTDFAAVDVPVLVVACENDLTAPTAIHSEPMYESITGEKAYLELNGGSHSCANSGNGDRDLLGKYMVSWLKRWLDQDLRYGPYLCGPLHEADLVGPDISDYRDTCAYDLPVLATPSGAVVNEGPFGFQTACVPVVLDRPAEYPVTVDWATLDNSAPGVATAGADYIAAEGTVTIGVGESTGCADITLVGDAIDEPPLLYGEWLLVVFSNPSVNTSIDPSFFGLGLVIILDDD</text:p>
          </table:table-cell>
        </table:table-row>
        <table:table-row table:style-name="ro1">
          <table:table-cell office:value-type="string" calcext:value-type="string">
            <text:p>SRR25158249_220564</text:p>
          </table:table-cell>
          <table:table-cell office:value-type="string" calcext:value-type="string">
            <text:p>MSSDKRLLFTLLHRTLLACALTFSAALPACGEEDPKEVTDSSSDDDDETPVDGDTTGDDDPEPMTMKDAGKSSVKDAGKPPPTPAVDAGSTAPKDKDSGTVGGIDAGPAKDAGTVVTPPTTAGDALVRGDAPTEKSASAKGPYAVKTYTSGYPDLPGYLDSTIHYPEGAQPPFAAVVIVPGFVSAQSSIQAWGPFFASHGIVTMTIGTNTPVDQPPMREAALLDALKTVKSENTREGSPLKDKLDLSRLAGMGWSMGGGGALLLGEHNPELKAVIALCPWNPGYSYAKIKMPTLFLAAQADTLAGGQSQGFYSSIPNSVPKILYEIAGADHWHNNDPANLQGAVGRYGLAWLKVFLEGDERYRDLLKVKGPSSSDWQSNVQ</text:p>
          </table:table-cell>
        </table:table-row>
        <table:table-row table:style-name="ro1">
          <table:table-cell office:value-type="string" calcext:value-type="string">
            <text:p>SRR10663367_452477_lib_contig</text:p>
          </table:table-cell>
          <table:table-cell office:value-type="string" calcext:value-type="string">
            <text:p>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</table:table-row>
        <table:table-row table:style-name="ro1">
          <table:table-cell office:value-type="string" calcext:value-type="string">
            <text:p>SRR20309463_795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is_petase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SSRSSQQMAALRQVASLNGTSSSPIYGKVDTARMGVMGWSMGGGGSLISAANNPSLKAAAPQAPWDSSTNFSSVTVPTLIFACENDSIAPVNSSALPIYDSMSRNAKQFLEINGGSHSCANSGNSNQALIGKKGVAWMKRFMDNDTRYSTFACENPNSTRVSDFRTANCS*</text:p>
          </table:table-cell>
        </table:table-row>
        <table:table-row table:style-name="ro1">
          <table:table-cell office:value-type="string" calcext:value-type="string">
            <text:p>fast_petase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N152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22234379_583440_R257110 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21419831_257710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</table:table-row>
        <table:table-row table:style-name="ro1">
          <table:table-cell office:value-type="string" calcext:value-type="string">
            <text:p>DRR378781_602206</text:p>
          </table:table-cell>
          <table:table-cell office:value-type="string" calcext:value-type="string">
            <text:p>MSLDVWEWSTEAGGDIRQWDYLGADNQKWRINDLGNGYHSIISAYNGLSLDVYEWSTSNGGDIRQWDYTGAENQQWAFQPTGTSGGGSTGGGSTSCVSSSDITSSKLSATGASGPYSVRSKGVSNWSASGFGGGTIWYPTNASACGRMPGIAVVPGFLSYESSIRWWGARLASWGYVVITIDTNSIYDQPPSRGRQLSDALDHIIYDSTTRNMVDPNRLGAIGWSMGGGGSIWLANNRPEVKAIIPQAPWYLTTTSTSKPAFYIACESDTVAPTYSHVDDFYRYSTGPKMKIEINNGSHWCANSGNGNEGTLGKAGISWMKRYINGDTRFNQFLCGQENYGSRYDVSDYDYASCP</text:p>
          </table:table-cell>
        </table:table-row>
        <table:table-row table:style-name="ro1">
          <table:table-cell office:value-type="string" calcext:value-type="string">
            <text:p>ERR868484_4384</text:p>
          </table:table-cell>
          <table:table-cell office:value-type="string" calcext:value-type="string">
            <text:p>MSGRTMVSIKSVFSKSALLGGLSVLCAAAASPALASSGGGGGGGGGITGGGANGNFSAVTRGPNPTAFALEQDNGPYNVNTINVSSFVSGFGGGTIFYPTNAGGDMGLIAVVPGFVSEESSIIWWGQRLASWGFVVITIDTNSGFDQPDSRATQLGAALDYVIDRSESGSDPLFGLVDPNRLGAVGWSMGGGGSLELSTRRGEVRAIIPQAPYYAGFNDFENVDAATFFIACELDAVAPVATNVSPFWFDVPNSTPKLYVEINNGDHFCANTGNSDEDLLGKIGVSWMKRFIDKDTRFEPFLCPTNYSAQFNVSEQRNNCGF</text:p>
          </table:table-cell>
        </table:table-row>
        <table:table-row table:style-name="ro1">
          <table:table-cell office:value-type="string" calcext:value-type="string">
            <text:p>SRR24863433_5674</text:p>
          </table:table-cell>
          <table:table-cell office:value-type="string" calcext:value-type="string">
            <text:p>MSGPFIPPNVGTVPGSRAVALYSYDNTKQRAQTQGNHDMLKNFSKKSALSLIAAGSLLLAGTAFAADPGTDGPVCEQDCGYERGPDPSVSFLEARSGPYSVRTSRVSSLTSGFGGGTIHYPTGTTGTMAAIVVIPGFVSAESSIDWWGPKLASYGFVVMTIDTNTGFDQPPSRARQINNALDYLVSQNTARGSDVAGMIDTNRLGVIGWSMGGGGTIRVAGEGRISAAIPLAPWDTSSANARRVNAPTLIFACGADVIAPVALHASPFYNALPRDIPKAFFEIRNGSHYCANGGGLINNNELLGRLGVSWMKLHLDKDQRYNQFLCGPRHESDRDISEYRGNCPY</text:p>
          </table:table-cell>
        </table:table-row>
        <table:table-row table:style-name="ro1">
          <table:table-cell office:value-type="string" calcext:value-type="string">
            <text:p>SRR11308339_666916</text:p>
          </table:table-cell>
          <table:table-cell office:value-type="string" calcext:value-type="string">
            <text:p>MSDKSANNPLRSLIAASTLLFSATVFASGGGGDDGGDNGCTSDCGYERGPDPTESFLEASEGPYNVSTDNVPDFSSDGFGGGTVHYPTDAEGTVAAVVVIPGFVSAESSIEWWGPKLASHGFVVMTIDTNSGFDQPGSRATQINNALDYLVEENDSSTSPVSGMIDPGRLGVIGWSMGGGGTLRVASEGRIQAAIPLAPWDSSSYRFRDIETPTMIIACESDIVAPVRSHADPFYDALPDSTDKAFVEMNNGDHYCGNGDNSYNDELSRFGISWMKLHLDQDERYDQFLCGPDHESDWDISEHRSTCPY</text:p>
          </table:table-cell>
        </table:table-row>
        <table:table-row table:style-name="ro1">
          <table:table-cell office:value-type="string" calcext:value-type="string">
            <text:p>SRR25727107_131495</text:p>
          </table:table-cell>
          <table:table-cell office:value-type="string" calcext:value-type="string">
            <text:p>MSCRQEPLGDKMRFFSQKCLATVAAVVATLASGAALAQTSNPYQRGPNPTTSSLEASRGSFAISQFRVSRPSGFGGGTVYYPTNAGGTVGAIAVVPGFLARQSTINWWGPRLASHGFVVITIDTNSTSDQPASRATQLMAALRQVVTLNGTRSSPIYNKVDTSRLAVMGWSMGGGGTLIAARDNPTLKAAVPFAPYNTGTNFSASAVPTLIIGCESDTVAPVGQHAEAFYTSMTRPEKAYLEINGGSHTCATSGNRNQAMIGKYGVSWMKRFVDNDTRFSDFLCGAPHAADLRNTSVISEYRETCPY</text:p>
          </table:table-cell>
        </table:table-row>
        <table:table-row table:style-name="ro1">
          <table:table-cell office:value-type="string" calcext:value-type="string">
            <text:p>ERR3566182_370096</text:p>
          </table:table-cell>
          <table:table-cell office:value-type="string" calcext:value-type="string">
            <text:p>MSAPTLPTFSALKGLMKTAIMLSASLAFAIAQAGPYDRGPDPTVASLEASAGYYNVASSKITAPSGYGGGTVYYPSNTTDGPFGVVSFSPGFVNSQNINKWWAPALASRGFVVIMIDTLTPFDLPGLRGAQLLASLKDVIGRSQSSNTPYYGKIDPNRRAVMGHSMGGGGTLSASVSDGTLKAAIPLAPWSTINNWGKDTVPTLVMAGEADAIAPSATMASVFYASLPSTVSKAYMEFKGADHFFPNNNGPAALKPIMTKYAVSWLKLFVDGDTRYKPFLCGPLHDADLVANAALLSAYKDDCPY</text:p>
          </table:table-cell>
        </table:table-row>
        <table:table-row table:style-name="ro1">
          <table:table-cell office:value-type="string" calcext:value-type="string">
            <text:p>SRR17828879_219644</text:p>
          </table:table-cell>
          <table:table-cell office:value-type="string" calcext:value-type="string">
            <text:p>MSAADRMCPFRTLLMLLGLSMMARPTRASMRRRGRHSSITTGDSMTHIAIGLRHWAQVAVLLASVAMSALAAAQNNPYAKGPDRTTADLEAELGSFAVASASIPRANASGFGGGTIYYPTASGSCGAISISPGYTATQVNIAWLGPRLASRGFVVITIDTFTTSDLPDSRATQLQAALNQAVSLSQTAGHVIYGKVDARRLAVAGDSLGGGGALLAGLNNPMLKAAVGLVPYSYTQNFSTEQVPTLMIGGQKDTTATPSKHAIAFYNSIPSTTDKAYMELAGADHYLPHRTQYFPVIGRYMIAWYKRFVDNDTRYSPFLCGAIQQADVANTALVSKYLQNCSY</text:p>
          </table:table-cell>
        </table:table-row>
        <table:table-row table:style-name="ro1">
          <table:table-cell office:value-type="string" calcext:value-type="string">
            <text:p>SRR12681888_1997285_lib_contig</text:p>
          </table:table-cell>
          <table:table-cell office:value-type="string" calcext:value-type="string">
            <text:p>MRWNCCVSFRRAGCRVNSAEQSTAWRSMPQLCGDAAHILGDAAFRCLQIDKPSILFVNYQGSTHDSERSYGGSSMSSINRISHRVRLRAARNVMCCLLGTVLGGALAQAQTAPATIAQEAFNGGFGQFTPAGRATANNGSAVLAGTFGGADGSMTSAPISTVGFTNITVSFDRATVGLDSGEAGIAEFSVAGGAFAAIESVRAASGRAGFMLAAGAANQAQLRLRFRISASNSGETYSVDNVLVQGVAVVQNPDPDPNPNPNPDNPFQRGPTPSTAVLEAARGPFAIAQITVPNPTGFGAGTIYYPTNTTEGPFAAVSVAPGFTERQSAINWWGPRLASHGFVVVTIDTNSTSDSPTSRATQLIASLRQVVALSGTASSPIAGKVDGNRLGVMGHSLGGGGTLIAARDNPTLKAAIPFAPFNSNTNFSTVQVPTLIIACEADGIAPVNEHASPFYNSFAANLEKAYLEVANGSHSCANSGNGNMPLLGKYGVAWYKRFMDNDTRYTQFLCGPLHDADVNGSRISEYRDSCPL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MRTSRTRPLRRLAAALVLALAVVLAACDIRGPDPTEQSLTASSGPFAVGTLAVPSSAGFGGGTIYYPTNTEGPFAVISVTPGFTGTQSSIAGWGPRLASHGFVAITINTTNTFENPDTRSTEQRQALTYVVNQSNTSSSPIYGKVDGNRRGVAGHSMGGGGTLISAQADPTIRAAVPLAPWNSSTNFSNVTVPTLILACQNDSIAPVASHASPMYNSIPATTDKSYLSIAGGDHFCANSPTGGSGNVGKYGVAFFKRFLDGDTRYDPWVCGASKPAAGSAINEVRSTCPF</text:p>
          </table:table-cell>
        </table:table-row>
        <table:table-row table:style-name="ro1">
          <table:table-cell office:value-type="string" calcext:value-type="string">
            <text:p>SRR26290483_118036</text:p>
          </table:table-cell>
          <table:table-cell office:value-type="string" calcext:value-type="string">
            <text:p>MRTRGTRPLRRLAAIFLLALVIAACDTKGPDPTEQILTASSGPFGVATLAVPSSAGFGGGTIYYPTGVEGPFAVISVTPGFTETAASLDWGPRLASHGFVAIVINTSNIFEDPTTRSNEQRQALTYAAAQSDSASSPIHGLVDGNRRGVTGHSMGGGGTLISAQADPAIRAAVPLAPWNGSPTFSGITVPTLFIACQNDVIAPVANHASPMYNSIPASTHKSYLSIAGGDHFCANAASGGSGQVGKFVVAFFKRFLDGDTRYDPWVCGASKPAVTSVINEVRSTCPF</text:p>
          </table:table-cell>
        </table:table-row>
        <table:table-row table:style-name="ro1">
          <table:table-cell office:value-type="string" calcext:value-type="string">
            <text:p>SRR26290402_3525830</text:p>
          </table:table-cell>
          <table:table-cell office:value-type="string" calcext:value-type="string">
            <text:p>MRTAKDFARGNPLARLCILLALAVFPALSHAQTVIFQEPFNVGIGSFTADGTVNGGGTGASMHGRIQGYSTITSPAINTTGFTNLQLAWTQMCLNSDAGEACQLWYSVNNITWDLVYSTPFAPFNSPASIALPAAAAGQSQLRLRFVRLANSFEEVYDVDNISLTGTAGGGGTTSGSTSGGTSGGGGTPCQNGPAPSATSVQGDGPFTVGTYVVPNPSGYKAGTIYYPTNTVSGACTKFAGIVTMPGYQGTQNNLSWLGPRLASNGFVVINVDTNTLSDSPDQRGAEILSALNQLVSLSNASGNPISGKVDSAKLGAMGHSMGGGGTLVAARNAMIKAAIPMAPYHNTTTNFPDVHAPTLVVTCQGDPSAPAATYGRPMYNSLTTEKAYLELTTTDGHLCVMTGYGNKAVQSRYMTSWMKRWLDGDTRYTQFLCGTTSGSNGVTTWADTCPY</text:p>
          </table:table-cell>
        </table:table-row>
        <table:table-row table:style-name="ro1">
          <table:table-cell office:value-type="string" calcext:value-type="string">
            <text:p>ERR10640994_177560</text:p>
          </table:table-cell>
          <table:table-cell office:value-type="string" calcext:value-type="string">
            <text:p>MRSSHVRIKKDKRATRMRSAPVSAREPTSARRVTHAQRADPLDRQRRQPMRFQQHASRLIKASILGSLVVLSAAATAQTNPFARGPNPTASALEATSGPFTVRNFTVSRPSGYGAGTVYYPTNAGGTVGAIAIVPGYTARQSSINWWGPRLASHGFVVITIDTNSTLDQPGSRSSQQMAALRQVVSLNGTSSSPIYNKVDTSRLGVMGWSMGGGGSLISAANNPSLKAAAPQAPWNTSTNFSSLTVPTLIFACENDSIAATRSHASPMYNSMRNNPRQYLEITRGSHSCANSGNSDRGLLGKKGVAWMKRYMDNDTRYTTFACQNPNTSRVSDFRVANCS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MRSAKTSVLAAVALGAAALLALGACGGSNNPYIRGDDPTEESLSRPGPYAVKSLTEGDRNGPGYGGGTIYYPTDAEPPFAAVAIVPGFTSPQSSIASWGPFLASHGIVAMTIDTNSTFDQPDTRAAALLDALESIKGENTRAGSPLKGKLDTNRLGVMGWSMGGGGTLIAAKDNPELKAAISLCPWNPGSSYSNTKVPTLMIASQADPLAGVSGHSQPFYDSIPDSTPKMLFEVAGGDHFVANNPANGNGQVGRYGLSWLKRFLEGDERYRPFLLEKPPGASDYRTNVY</text:p>
          </table:table-cell>
        </table:table-row>
        <table:table-row table:style-name="ro1">
          <table:table-cell office:value-type="string" calcext:value-type="string">
            <text:p>SRR7783776_670</text:p>
          </table:table-cell>
          <table:table-cell office:value-type="string" calcext:value-type="string">
            <text:p>MRPTRCPSRATSPLRSRSRVLAVLIVMATTLASTLLTVSVTPAATAARQSQSRSVAGSSSEHASVRATIPDPTTASLEATNGPLAIATYTVPQPSGYGSGTITYPTARGSYPAVVLMPGYQGTQQNLQWVAPRLASWGFIVINVGTKTLGDDPASRGRQISAAGTQLLSLGSVAGNPLYGKMNGTLGAAGHSMGGGGVMAALREDSRFTAGMPLAPYYPNQNFSGVTDPTFFLTCKSDPVAHGNTYALPWYNSMSQAEKLYIEVPGDHLCPMTGYGNKAKQGKWIVSFFSRWLYGDTRFSPFLCGAAREADKNNPSLVTRWQDTCPF</text:p>
          </table:table-cell>
        </table:table-row>
        <table:table-row table:style-name="ro1">
          <table:table-cell office:value-type="string" calcext:value-type="string">
            <text:p>SRR14117419_527984</text:p>
          </table:table-cell>
          <table:table-cell office:value-type="string" calcext:value-type="string">
            <text:p>MRPSSSSLHTAVPLRPRSRAMTALIALATTLGLALALLTAAAPPAAAADLLSQGRPATSSSTENTSTPASAAVDGNTGTRWSSTFSDPQWLSVDLGATATISQVVLRWETAYARAFQIQTSTNGTAWTTVHSSTSGTGGVQTLDVNGNGRYVRMLGTQRGTTYGYSLFEFQVYGSGGGTPPGNGIPDPTATSLETANGPLTTANYTVPNPSGYGSGTVTYPTSSGSYPSVVLMPGYQGTQQNLQWLAPRLASWGFVVVNVGTNTLTDDPESRGRQISAAGTQLLALGNAAGNPLSGKVNGTLGAVGHSMGGGGVMAALRDDSRFRAGVPTAPYHPNANFSSVTEPTFFLTCQSDSVAHGNTYAVPWYNSMSQAEKLYIEVPGDHLCPMTGSGNKAKQGKWIVSFLSLWLRADTRFGPFLCGPVRDPDKNNTSLVTRWMDTCAF</text:p>
          </table:table-cell>
        </table:table-row>
        <table:table-row table:style-name="ro1">
          <table:table-cell office:value-type="string" calcext:value-type="string">
            <text:p>SRR13588904_28417</text:p>
          </table:table-cell>
          <table:table-cell office:value-type="string" calcext:value-type="string">
            <text:p>MRPSSSSLHTAVPLRPCSRAMTALIALATTIGLALALLTAAAPPAAAADLLSQGRLATASSTENTSTPASAAVDGNTGTRWASTFSDPQWLSVDLGATATISQVVLRWEAAYARAFQIQTSTNGTVWTTVHSTTTGTGGVQTLDVIGNGRYVRMLGTQRGTTYGYSLFEFQVYGSGGGTPPGNGIPDPTATSLETANGPLTTATYAVPSPSGYGSGTVTYPTDSGSYPGVVLMPGYQGTQQNLQWLAPRLASWGFVVINVGTNTLTDDPASRGRQITAAGSQLIALGNAAGNPLSGRVSGALGAVGHSMGGGGVMAALRDDARFRAGVPTAPYYPDTNFSAVTEPTFFLTCQSDPVAHGNDYAVPWYNSMSQAEKLYIEVPGDHLCPMTGSGNKAKQGKWIVSFLSLWLRADTRFSPFLCGPVRDPDKNNPSLVTRWMDTCSF</text:p>
          </table:table-cell>
        </table:table-row>
        <table:table-row table:style-name="ro1">
          <table:table-cell office:value-type="string" calcext:value-type="string">
            <text:p>SRR10848474_194765</text:p>
          </table:table-cell>
          <table:table-cell office:value-type="string" calcext:value-type="string">
            <text:p>MRPPCCSAGATWLSRSRSRAAVVLTTLVATVSALLIVSAAPALAAPVPAPTTASLEATNGPLATASYTVPNPSGYGSGTITYPTGSGSYPGVVLMPGYQGTQQNLRWLAPRLASWGFVVVNVGTRTLTDDPESRGDQISAAGTQLLAFSNAVGNPITGKVNGTLGAAGHSMGGGGTMVALRDDARFRAGVPLAPYYQNGNFSSVAKPTFSLTCRSDVAAPGNTYALPWYNSMTRAEKLYVEVPGDHLCPMTGYGNKAKQGKWIVSFFSRWLRGDTRFSPFLCGAEREADRNNAALVTRWMDTCPY</text:p>
          </table:table-cell>
        </table:table-row>
        <table:table-row table:style-name="ro1">
          <table:table-cell office:value-type="string" calcext:value-type="string">
            <text:p>SRR10053376_3326</text:p>
          </table:table-cell>
          <table:table-cell office:value-type="string" calcext:value-type="string">
            <text:p>MRPCSRSTNTTPPLRTRSRPMTALIALATTIGLALTLLTATAAPAAAADLLSQGKPVTSSSTENTSTPASAAVDGNTGTRWSSTFSDPQWLTVDLGATATISQVVLRWEAAYARSFRIQTSDNGTSWTTIHSTTTSTGGAQTLDVNGSGRYIRLYGTQRGTAYGYSLWEFQVYGSGEGTPPGSGIPDPTTVSLEATNGPLTTATYTVPSPSGYGSGTVTYPTASGSYPGIVLMPGYQGTQQNLQWLAPRLASWGFVVINVGTNTLTDDPESRGRQITAAGTQLLALGDAPGNPLSGKLNGTLGATGHSMGGGGVMAALRDDSRFRAGVPTAPYHPNGNFSGVTEPTFFLTCQSDAVAHGDRYAVPWYTSMSQAEKLYIEVPGDHLCPMTGYGNKAKQGKWMVSFFSLWLRADTRFSPFLCGPARDADKNDTSLVTRWMDTCQF</text:p>
          </table:table-cell>
        </table:table-row>
        <table:table-row table:style-name="ro1">
          <table:table-cell office:value-type="string" calcext:value-type="string">
            <text:p>ERR5947503_322</text:p>
          </table:table-cell>
          <table:table-cell office:value-type="string" calcext:value-type="string">
            <text:p>MRLIRRWPMRRLAIGFVLALVLSACDWRGPAPTQQSVVAARGPFAVGTIAVPSSAGFGGGTIYYPSDNAGPFAVISISPGFLGDQSSIAVWGPRLASNGFVAITINTTNGFILPDQRSQEQRQALTYVVNQGNNPSSPISGKVDPDRKGVAGHSMGGGATLISANADPTIRAAMPLAPWNGSASFPNVRVPTLIWACEADNIAPVASHASPMYNSIPSTTRKMYLSVDNGNHFCANSPDNSSQTVGKFGVSFFKKFLDTDTRYDPWVCGASRATAGTVLNEVRSTCPF</text:p>
          </table:table-cell>
        </table:table-row>
        <table:table-row table:style-name="ro1">
          <table:table-cell office:value-type="string" calcext:value-type="string">
            <text:p>ERR2900754_66884</text:p>
          </table:table-cell>
          <table:table-cell office:value-type="string" calcext:value-type="string">
            <text:p>MRKLLRRGPMRLLAVGLVIAVGVLATACDWRGPEPSDQLLTGTGPFGIGTISVPASAGFGGGTIYYPTGNPGPFAVVSFSPGFLEQSGAFPGWGNKLASHGFVAILFNTSNTGEFPDARSTEQRQALTYVINQGQNPSSPIFGLVDGNRTAVMGHSMGGGASLISAQADHTIDAVIPVAPWNGGTNFSGITSPTLVVACQSDSTAPVNSHASPFYNSIPSTTKKEYLSVAGGDHFCANDPSLVGGGNIGKYAVAFLKRWLDTDTRYDPWTCGASKATAGSVFNEVRSTCPW</text:p>
          </table:table-cell>
        </table:table-row>
        <table:table-row table:style-name="ro1">
          <table:table-cell office:value-type="string" calcext:value-type="string">
            <text:p>SRR8862675_1241843</text:p>
          </table:table-cell>
          <table:table-cell office:value-type="string" calcext:value-type="string">
            <text:p>MRKISFKASLFSTLTLLASSITYAGGGGGNGGNNNGGLPAPDTCEVNCGYNQGSNPSLNSLQSTRGNFSVATSNVPRSVPGFGGGTIYYPRNTSGELATIAIAPGFTAPQDAISWWGPVLASNGFVVITIDTNSRLDQPISRGRQLDSALSYLISQGNSSNSPISGMVDENRLASMGHSMGGGGALRSASRNRLSAAIPLAPFNVGGNSFNDIEVPTMIMACENDGTAPVNIHASPFYNRIPSSTDKALIELDNGNHSCANGGSGRNNAVLATYGVSWMKRFLDKDQRFIPFLCGPNHEANRGISDYRD</text:p>
          </table:table-cell>
        </table:table-row>
        <table:table-row table:style-name="ro1">
          <table:table-cell office:value-type="string" calcext:value-type="string">
            <text:p>MGYP003385382674A</text:p>
          </table:table-cell>
          <table:table-cell office:value-type="string" calcext:value-type="string">
            <text:p>MRKILLSVFTILSLNSYSQCDDVISSSITNPGIYEVATLSESDGVRNGADYYGSTIYYPINTNNFLGSIVIVPGFVSYEFSIQEWGPFLASHGIVCMTIGTNSIFEQPNQRATALLDAMVSLKEENSRNASPLNSKLDIDNIALGGWSMGGGGAQIAAKMDSSIKVVIALCPWLETGLISEEYLNHQAPILFISAEYDGIANASLHATPQYELSSETTPKLIYEVANGGHTVANYPTSGNGEVGLIALSWLKKYLLNEDCYCPILLESPETASMYMTNINCENSNLNAQEIECTEGWSIISTYVNPINTNFSNFIAPVVNNLIIAKDYIGNAYLPEWDYNGIGNIEQGQGYLIKMLNTMSLAVVGEQIIASENSISLNEGWNLFANFNTESTNSDLSFAALVETENVIIIKDYIGNAMLPEWEFNGLGDLQPGRGYQIKVTANCELQY</text:p>
          </table:table-cell>
        </table:table-row>
        <table:table-row table:style-name="ro1">
          <table:table-cell office:value-type="string" calcext:value-type="string">
            <text:p>SRR26075049_937218</text:p>
          </table:table-cell>
          <table:table-cell office:value-type="string" calcext:value-type="string">
            <text:p>MRKIASALEIAALVLASFAAGCGDDGSSNDNPMGMTTQTANTGTPDTGVSTMVPPASTDAGTSTNVGNTNTGTLDAGMVGSTTGIKPAVDSGAVDTGVALGDASSDSGSVAVGDGGGVISPVTPIMRGDAPTKASATAKGPYKVMSYTSGFPVTLYGGGTIWYPTDAEAPFGAVAICPGFTAAQSSIMNWGPFLASHGIVALTMDTATPLDVVDQRADELMDALASIKSENDRAASPIYKKIDTMRLGVMGWSMGGGGTWLAADMHPELRSAVTFAGHIVTAVNQDVSMVHVPTLMFAGSADNAILGGGMSQGVYDGIPESTPKMVWEIMGAGHDVANDPANTSGAVGRYGLSWEKVYLEGDMRYRQFLLEMPPTASYFKTNVK</text:p>
          </table:table-cell>
        </table:table-row>
        <table:table-row table:style-name="ro1">
          <table:table-cell office:value-type="string" calcext:value-type="string">
            <text:p>SRR14073695_33712</text:p>
          </table:table-cell>
          <table:table-cell office:value-type="string" calcext:value-type="string">
            <text:p>MRHRSISALVLGTAVVAGAAQAQINPFAKGPDPTPASIQATGPFAISMQTVPRAAGFGGATVYSPNDPGSYALVVLCPGFIETQSAISAVGQRLATHGFVVATIDTVTTIDFPASRGTQLIAALQTITALNTGPVAGKIDTTRLVVGGHSMGGGGTLEASRTNPAIKAGLPIAPFHFVKQFNTPVPQLITGGQVDAIAPVGQHAIPFFEMLPDATPKIYAELTGGNHFFVTQNPPNQPINKLLLAWTKRFADNDLRYEQFITATAVQAEVANGALSQTRREATPF</text:p>
          </table:table-cell>
        </table:table-row>
        <table:table-row table:style-name="ro1">
          <table:table-cell office:value-type="string" calcext:value-type="string">
            <text:p>SRR24001352_43921</text:p>
          </table:table-cell>
          <table:table-cell office:value-type="string" calcext:value-type="string">
            <text:p>MRETSLHRSPAPALAQACTRAASRLRFAALGLAAGLLSLAAQAQINPDQRGPNPTAASLEATAGPYAVKTSKVASQSNFGGGTVYFPDSNEGPFGVIAIAPGFTEGQSVNSWWGNRLASHGFVVITASMKNVLQYPTPRAKELVAALNYVVAQSQTSGSPYFGKVDPARRGVMGHSMGGGGTLEVVRDDPTIKAAIPLAPWDLSKVFTQVTTPTLIVACEKDAIAPVNTHASTFYDSLSASLDKAFLELKGADHFCTNTSTTAARKTVLGKYGVAWMKRFIDSDTRYAPFLCGATHEAYLSASSSVISRYKSSCPY</text:p>
          </table:table-cell>
        </table:table-row>
        <table:table-row table:style-name="ro1">
          <table:table-cell office:value-type="string" calcext:value-type="string">
            <text:p>SRR24270839_443745</text:p>
          </table:table-cell>
          <table:table-cell office:value-type="string" calcext:value-type="string">
            <text:p>MRDPPEYGTQTLHYPTDADPPFAAIAIVPGFVSPESSIIEWGPFLASHGIVVLTIGTNSGSDSPEIRSTALLAALETIKSEHARAGSPIEGKIDTTRLAVGGWSMGGGGTLLTITAHPELKAGLAICPWYTNAFAFAGNTVPVIMFAGTADVLAGGMSQGFYDAIPASTPKMLFEIAGADHFYANNPLMPNVQVGLYGLSWLKVFLEGDDRYRQFLLGPPQNASDFRTTVQ</text:p>
          </table:table-cell>
        </table:table-row>
        <table:table-row table:style-name="ro1">
          <table:table-cell office:value-type="string" calcext:value-type="string">
            <text:p>ERR9844462_623</text:p>
          </table:table-cell>
          <table:table-cell office:value-type="string" calcext:value-type="string">
            <text:p>MRDIFDCRLGTPLIISSGSRSTLRRDADDCPVTTITRENNMKINMSIAKTALLAASLLATTYAFSAPGPSAPCTDCTRGPTPTVASLKSNSGPFNVSEFSVSGYLKGFGDSTVHYPTNATGKMGAIAVIPGYLSYESSIEWWGPRLASHGFVVITMNTNTIYDQPDSRANQLSRALDYVIEQSNSRYSPIAGKVDSTRLGAIGWSMGGGGSLKLSTERSLNAIIPQAPYYAGFNSFDTIKTPTMILACGADVVAPVRSHASPFYNEIPNATPKAFLEIYGGSHFCANTDYPNEDLLGMYGISWMKRFIDFDRRYDQFLCGPNHEADLSISEYRENCNY</text:p>
          </table:table-cell>
        </table:table-row>
        <table:table-row table:style-name="ro1">
          <table:table-cell office:value-type="string" calcext:value-type="string">
            <text:p>MGYP002716753343A</text:p>
          </table:table-cell>
          <table:table-cell office:value-type="string" calcext:value-type="string">
            <text:p>MRARTRLTALAAGLTLALGAPAATAATADQAQPAASASVEHGPAPTKESIGVDGPYKVASKKAPIDLKRSFYGGTIYYPADAGKGETYGTVVTMPGFLEPGAVMDLVAKRLASHGFVVMRAEALTPFSIPLVRAQAVLSAQKVLHADADLAPIMDTERTALVGHSMGGGGVLHAAAMSEQDAVIPIHPWAQTIFPLVKEPTLTIGGLLDNVAPMVEYTLPIYASIGSETKGLFTDLAGTHWAGLVDNKVIQGRILSFVKLHVDGDTRYEQFVCAPAEKGFTYKSPC</text:p>
          </table:table-cell>
        </table:table-row>
        <table:table-row table:style-name="ro1">
          <table:table-cell office:value-type="string" calcext:value-type="string">
            <text:p>ERR9963791_553102</text:p>
          </table:table-cell>
          <table:table-cell office:value-type="string" calcext:value-type="string">
            <text:p>MRALLSPTRRRLMTRVSTLSTLPLRRVLCSLALSAVAAAASAQTAPPTSASLNATAGPLAVSSVAISGATGFGGGTIYYPQAAGSYGVIAISPGYGARGSSLAWLARRLATHGFVVAAINTTSTMDSPPSRGPQLMAALDHVVNKADANVRSRADGSRMAVMGHSAGGGGALVAARDNPTLKAAVALTPGSFGNFYSGVRVPTIIFGADGDTITPVTSQARPAYNSIPVTTPKAYGELNNATHLTPVSTNTPIGRYSVAWAKRFVDGDTRYS</text:p>
          </table:table-cell>
        </table:table-row>
        <table:table-row table:style-name="ro1">
          <table:table-cell office:value-type="string" calcext:value-type="string">
            <text:p>SRR11659431_25115</text:p>
          </table:table-cell>
          <table:table-cell office:value-type="string" calcext:value-type="string">
            <text:p>MRAGFMGVGAAALVALAGCSSTPSNEGTSKPSVTAPTGGSTVIGAAGVGATAGRPASAGTGASPAVTPPSTTVPSGTTKPPAAAGSSAMGAAGAAVSGMAGSSASAGTGAIAGSSAAAGSSAAAGSGAAAGSGAAPGGGFIREAAPTEDSLKKNGEYSVKSYTEKDGLVGGMEYGDAALGGDGSELYYPEGATAPFAAMAIVPGFTAQRSDVAPWGPFLASHGIVALVIDTNSTGDQPDVRSRALLDALESIKKENMRDGSPVKGKIDTSRLGVMGWSMGGGGTWITADGHPELKVAVSLCGWIIQSIGSKTTVPSLQLAVQDDQLAAGMSQPVYMAIPDKTPKMLVEWSSGGHWINNSPENVDHQVGRYGLPWIKVYLENDERYRQFFKTKPTGASDFQTNQ</text:p>
          </table:table-cell>
        </table:table-row>
        <table:table-row table:style-name="ro1">
          <table:table-cell office:value-type="string" calcext:value-type="string">
            <text:p>SRR22541061_93121</text:p>
          </table:table-cell>
          <table:table-cell office:value-type="string" calcext:value-type="string">
            <text:p>MRACCAFNSTIPGDTMSLQLTKHFGLAALACAALMSLGAAAHAQSYQKGPNPTASALERAGPFATRTTDVSRYSVTNFGGGTIYYPTAAGQYGAIAVSPGYTASKSTVTFWGERLSSHGFVVIVIDTLTTLDQPASRARQLKAALDKVVSLSRSSSSPIYNKVDPNRLAVMGHSMGGGGTLQAAKDNPGLKAAIPMAPWNTVTNWSAVTVPTLVMACQADAIAPVANHAVPFYNSMSANKKSYIEMAGDDHLCVMNGGGHDATLGKMGIAWMKRFVDNDTRYSPFLCGLPYQATVNTSEVSVHRNNCPY</text:p>
          </table:table-cell>
        </table:table-row>
        <table:table-row table:style-name="ro1">
          <table:table-cell office:value-type="string" calcext:value-type="string">
            <text:p>ERR10640994_379232</text:p>
          </table:table-cell>
          <table:table-cell office:value-type="string" calcext:value-type="string">
            <text:p>MQYASTPTLRHVAQFAKASVLAATVLLASVAHAQFEKGPNPTVSALERAGTFATRTTTVSSLSASGFGGGTIYYPTAAGSYGVIAISPGFTARQSSISWMGTRIASHGFVVITIDTNTTSDQPDSRARQLKAALDKVVSLSTGRTNVLYGKVDASRLAVAGHSMGGGGSLAAARDYPTLKAAVPLAPWHTTKSFSSVRVPTLIISGENDSVAGNSSHSIPFYNSLPSSTPKGYLELNAEDHFFPQDSGEYGLVGKYMISWFKRFVDSDTRYSPFLCGAEHQAQVRVTSRVSDSRTNCPY</text:p>
          </table:table-cell>
        </table:table-row>
        <table:table-row table:style-name="ro1">
          <table:table-cell office:value-type="string" calcext:value-type="string">
            <text:p>SRR16950703_360364</text:p>
          </table:table-cell>
          <table:table-cell office:value-type="string" calcext:value-type="string">
            <text:p>MQVRLSSLCRTALVALGLAWAAATAHAQTIDDASDISLAIGPAPTSSALNALNGPFAVSTSIVVLPVGFGGGTIYYPTQAGKYGVIALCPGFTATSTSLAWLARRLASWGFVVVNMNTVTVFDFPSSRATEMRVALRYATNWSSATVRARIDPNRQAVAGHSMGGGGALIAAVRNPELKAAYALMPWSPTYSPTSMKVPTMLVAADADTIAPAALMVRPYYKLIPATVPKAYAELRWGNHFSPILVNTPIGRYGAAWMKRFVDGDTRYQDFLCGAAHQYYANALVFASYLKNCPY</text:p>
          </table:table-cell>
        </table:table-row>
        <table:table-row table:style-name="ro1">
          <table:table-cell office:value-type="string" calcext:value-type="string">
            <text:p>SRR13325290_214718</text:p>
          </table:table-cell>
          <table:table-cell office:value-type="string" calcext:value-type="string">
            <text:p>MQRQTCTTPVGPFHPQETSPMTLTSTLQRFAGIRPFALALPLAAIGWVAQAQTNPPTSSLLNATAGPLTVSTSSVSSFAARGFGGGTIYYPDATGSYGVVAISPGYTARQSSIAWLGRRLATHGFVVITIDTNSTLDQPPSRATQLMAALGHVVNNANATVRSRVDASKQAVAGHSMGGGGSLIAAQNNPTLKAAYPLTPWSVSKNYGTVRVPTMIIGADGDTIAAVTTHSRAFYNSLSSTVFKAYGELNNASHFTPNSTNTPIGRYAVSWMKRFVDSDTRYSPFLCGAPHDSYATRTVFDRYERNCPY</text:p>
          </table:table-cell>
        </table:table-row>
        <table:table-row table:style-name="ro1">
          <table:table-cell office:value-type="string" calcext:value-type="string">
            <text:p>SRR12266064_85133</text:p>
          </table:table-cell>
          <table:table-cell office:value-type="string" calcext:value-type="string">
            <text:p>MQRKRYNTITNRARASLLAGVGLAFFSVLAQADVLFQENFDSSLGQFTSTGSVSVTTSGARMAGSFGGTDGAITSSPISTVGFTGITLTLTRTTTGLDSGEAGIAEFSTNGSTYTVIQSLQTASGAVTLNLPATAGGQSSLRLRFRVNASSSTEYFTVDSIRLEGTPGSGGGGGGTNPYQRGPAPTTSSLDASRGPFSVGSRTVSDTQVSGYDGGTLWYPTNTSEGPFAAIAIIPGFLSSEGSIREWGPRLASWGFVVITVETLTYGDLPPSRRDQLIAAMNDVLMWSDQSGHPIYGKVDKTRQALMGWSMGGGGTLLGLQENPTRFKAGIGLAPWNSTETFTSSIRQPVLIFACESDIIAPVASHAYPFYRNMPTTNKKAFAEVNNGDHFCANDPRNNSGRLGRYGVSWMKRFLDDDTRFTQFLCGTHSTWTFSRYLSTCPY</text:p>
          </table:table-cell>
        </table:table-row>
        <table:table-row table:style-name="ro1">
          <table:table-cell office:value-type="string" calcext:value-type="string">
            <text:p>SRR15371989_72478</text:p>
          </table:table-cell>
          <table:table-cell office:value-type="string" calcext:value-type="string">
            <text:p>MQKIRSIGRAGRARWGRAALTAVALAAALSAAQAQTVV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7295761_37586</text:p>
          </table:table-cell>
          <table:table-cell office:value-type="string" calcext:value-type="string">
            <text:p>MQHSPSTSRTRQRVTGILASLAVAVGVGIAAGPAAQGADNPHERGPDPTESSIEASRGSYSISERNVSSLVSGFGGGTIYYPTTTRDGDFGAVVISPGYTGTERTISWLGPRLASQGFVVLTMATNSIYDQPDSRARQLQAALDYLTDSSPVADRIDADRLALMGHSMGGGGTLRAVDDNPDIKAAIPMTPWHVKKNWSSVSTPTLIFGAENDSVARHETHAEPFYESFDRDLQKAYLELDGASHFAPNSSNTTIAKYSISWLKRFVDDDTRYTQFLCPGPSTGWFSDVEKYESSCPF</text:p>
          </table:table-cell>
        </table:table-row>
        <table:table-row table:style-name="ro1">
          <table:table-cell office:value-type="string" calcext:value-type="string">
            <text:p>ERR1346831_178792</text:p>
          </table:table-cell>
          <table:table-cell office:value-type="string" calcext:value-type="string">
            <text:p>MPTPNTRPTPFGRLLQVTLAVSALALSLGAQAQQTGADPTTAILEAPAGPLAVSNVKVATPSGFGSGTVYYPTTGKGPYGLVSVTPGFVEGEWAINWLGPLLASHGFVVVTIGTTTILDAPTSRAKQMMAALKQVTALSATKTSPFAGKVDPSRLAVMGHSMGGGGSLDAARDNPNLKAAIPLAPWETTKDYSKITVPTLIVSCDSDVIAPVADHANKFYDSLTPTLTKALVEMKGAGHFCTNGTAIPATRTLVGKYSISWLKRFVDGDTRYSPFLCGAPHQADLAGSLISTYKGNCPY</text:p>
          </table:table-cell>
        </table:table-row>
        <table:table-row table:style-name="ro1">
          <table:table-cell office:value-type="string" calcext:value-type="string">
            <text:p>ERR4592245_1642075</text:p>
          </table:table-cell>
          <table:table-cell office:value-type="string" calcext:value-type="string">
            <text:p>MPSADEPDAGTAPPPEPGSNHWERGPEPTAESASMPGPYQVESLTAELPDRVEYLSQTLWYPTDAEPPFAGFAIVPGFVSPEGSIAEWGPFLASHGIVVLTIGTNTGGDLPDVRALALAAAVEVLKGEHTRSGSPLEGSMDTDRMAVGGWSMGGGGTLLAIAADPSLKAGIGLTPWHIGALPFTEISVPTLMFAGTADVLAGGMSQGFYDAIPASTPKTLFEILGADHFYSNNPLLPNIEVGRYGLSWLKVFLEGDERYRQFLSVEPMGASDFRTTAP</text:p>
          </table:table-cell>
        </table:table-row>
        <table:table-row table:style-name="ro1">
          <table:table-cell office:value-type="string" calcext:value-type="string">
            <text:p>SRR26587149_857731</text:p>
          </table:table-cell>
          <table:table-cell office:value-type="string" calcext:value-type="string">
            <text:p>MPPHAARPGPAQNRRGRAMAVITPRRERSSLLSRALRFTAAAATALVTAVSLAAPAHAANPYERGPNPTDALLEARSGPFSVSEERASRFGADGFGGGTIYYPRENNTYGAVAISPGYTGTQASVAWLGERIASHGFVVITIDTNTTLDQPDSRARQLNAALDYMINDASSAVRSRIDSSRLAVMGHSMGGGGSLRLASQRPDLKAAIPLTPWHLNKNWSSVRVPTLIIGADLDTIAPVLTHARPFYNSLPTSISKAYLELDGATHFAPNIPNKIIGKYSVAWLKRFVDNDTRYTQFLCPGPRDGLFGEVEEYRSTCPF</text:p>
          </table:table-cell>
        </table:table-row>
        <table:table-row table:style-name="ro1">
          <table:table-cell office:value-type="string" calcext:value-type="string">
            <text:p>SRR14802574_702608</text:p>
          </table:table-cell>
          <table:table-cell office:value-type="string" calcext:value-type="string">
            <text:p>MPMYKLNHVFFAVALAACSALGCAEGSDGSTVSTGGDGVGGGAGETDLPAGAGGTAGVGGAAGSVDPSDIAGTGGSAGTAGETVAGSSGVPVAGTGGIPVAGSGGTGIVDSGGIGGGGAGGTLENNNFIRGPAPTAQSASQAGPYDVQSTTQGLRDPAEYGTQTLWYPTDAEPPFAAIAIVPGFVSPEGSIANWGPFLASHGIVVLTIGTNTGGDLPEVRSAALLAALDTIKAEHTRQGSPIEGKIDTGKLAVGGWSMGGGGTLLTITAHPELKAGLGICPWYMNAFAFAGNTVPVIMFAGTMDVLAGGMSQGFYDAIPASTPKMLFEIAGADHFYANDPLNVANPFTVQVGLYGLSWLKVFLEGDDRYRQFLLNPPQNASDFRTTVK</text:p>
          </table:table-cell>
        </table:table-row>
        <table:table-row table:style-name="ro1">
          <table:table-cell office:value-type="string" calcext:value-type="string">
            <text:p>SRR3989453_37515</text:p>
          </table:table-cell>
          <table:table-cell office:value-type="string" calcext:value-type="string">
            <text:p>MPMSLASASTLSGRAYSRSMRSRTRRRRARSRRRVPPVSARAETSKGSIGMPSSYGGARRGFSLGHPRGVRRGCVQATRRVRFLDWPRPAASRGAGDPSRGDTMTGTISSRIAMRAVACCIGLFAFTAGSASAQIGPDPTSASLNATAGSFAVSTSRVTLARGFGGGTIYYPTAAGSYGVVAISPGFTATESSIAWLGRRLATHGLVVITMNTNTTLDQPASRATQLMAALNHVVNSASSTVRSRVDSTRLAVAGHSMGGGGALIAAEDNPTLKAALPLTPWNLSTSFTQVRVPTLIVGSDGDTVAPVAAHARPFYASLPATTFKAYAELNAASHFTPNSTNTPIGRYGVTWMKRFVDADTRYSPFLCGAPHTAYATALVFDRYSQNCPY</text:p>
          </table:table-cell>
        </table:table-row>
        <table:table-row table:style-name="ro1">
          <table:table-cell office:value-type="string" calcext:value-type="string">
            <text:p>DRR016455_58</text:p>
          </table:table-cell>
          <table:table-cell office:value-type="string" calcext:value-type="string">
            <text:p>MPKYPFYSQWIVAIGALVFSINASAVTLDEVAATNKLTIKEQSTKIVSTPIASAVAITSPVSTPAVPSNCIADSIITAANLSDTRDKGPFSVAKKAVPRQLANGFGGGTIYYPTNAGGCGLLGGIAVIPGYVSYESSIKWWGPRLASWGFVVITIDTNSIYDDPDSRAAQLSAALDHMLRDNTVGAQIDSTRLGAIGWSMGGGGALQLATKRQTVRAIIPQTPYHDKDYGEMNTPALFITCQNDRIASNKKYSSRFYDKATGAKMKIEIKNGSHFCPSYRFNEILLSKPGIAWMHRYINGDTRFDQFLCSNDNYGNNPRISAYDYKLS</text:p>
          </table:table-cell>
        </table:table-row>
        <table:table-row table:style-name="ro1">
          <table:table-cell office:value-type="string" calcext:value-type="string">
            <text:p>SRR24001352_21752</text:p>
          </table:table-cell>
          <table:table-cell office:value-type="string" calcext:value-type="string">
            <text:p>MPKSDRSTPQPARSQHGGFAKLSLGLTALLMSVLVHAQSNPFERGPEPTVASLEAAAGPYAVQTTQVGKGNSNDYARGTVYYPVANDGQFALIAIVPGYTERQAGVSWWGSRLASHGFVVVTVDTNAPGEFPPSRARALKDALATVVKLSQTSSSPFFGKIDASRQGIMGHSMGGGATLELARSNSKLKAAIPFAPWNSNSKVYTRVKVPTLIISCQRDAVAPVNSHANKFYDSFSATLDKALLEVTGGDHYCASTSASAANKAVVGKYGVAWMKRFLDNDTRYSQFLCGAPHQADLAGPIISSYKDSCPY</text:p>
          </table:table-cell>
        </table:table-row>
        <table:table-row table:style-name="ro1">
          <table:table-cell office:value-type="string" calcext:value-type="string">
            <text:p>SRR908275_10703</text:p>
          </table:table-cell>
          <table:table-cell office:value-type="string" calcext:value-type="string">
            <text:p>MPGYQGTQQNLQWLAPRLASWGFVVINVGTTTLSDDPASRGRQISAAGTQLLALGNATGNPVSGKTDGTLGAVGHSMGGGGVMAALRDDARFRAGVPTAPYYPNMNFSQVTDPTFFLTCQSDPVAHGNTYAAPWYTSMTQAEKLYIEVPGDHLCPMTGSGDKAKQGKWIVSFLSLWLRADTRFSPFLCGPVRDADKNNTSLVTRWMDTCQF</text:p>
          </table:table-cell>
        </table:table-row>
        <table:table-row table:style-name="ro1">
          <table:table-cell office:value-type="string" calcext:value-type="string">
            <text:p>SRR10663367_1316324</text:p>
          </table:table-cell>
          <table:table-cell office:value-type="string" calcext:value-type="string">
            <text:p>MPGYQGTQQNLQWLAPRLASWGFTVINLGTNTLTDDPDSRATQIRNAGTQLLSFSATAGNPIANKVRSVTASTGLGVSGHSMGGGGTMVVLRDDSRFTAGAPLAPYHPSGAFSGVTKPTFFLVCASDVAAPGNTYAKPWYNSMASAEKLYMSVPGDHLCPMTGYGDKAKQGKYLVSWFSRWLKGDTSYSQFLCTDSIRNVDKNNTSIVTEWMDTCPY</text:p>
          </table:table-cell>
        </table:table-row>
        <table:table-row table:style-name="ro1">
          <table:table-cell office:value-type="string" calcext:value-type="string">
            <text:p>ERR10123727_166025</text:p>
          </table:table-cell>
          <table:table-cell office:value-type="string" calcext:value-type="string">
            <text:p>MPFNKKGILAACGAGALLFSMSALANNPPPTDPDPGDGGSSPYQRGPDPSVSFLEADRGNYSVSTSRVSGLVSGFGGGTIHYPTGTTGTMAAIVVIPGFVSAESSIEWWGPKLASYGFVVMTIDTNSGFDQPGSRATQINNALDYLVSQNTSSSSPVRGMIDTSRLGVVGWSMGGGGTLRVAREGRIKAAIPLAPWDTSTYYSSRSQAPTLIFACESDVIAPVYQHASPFYNALPSSIDKAFVEINNGSHYCGNGGSIYNDVLSRFGVSWMKLHLDEDARYKQFLCGPNHTSDSQISDYRGNCPY</text:p>
          </table:table-cell>
        </table:table-row>
        <table:table-row table:style-name="ro1">
          <table:table-cell office:value-type="string" calcext:value-type="string">
            <text:p>SRR26319883_566195</text:p>
          </table:table-cell>
          <table:table-cell office:value-type="string" calcext:value-type="string">
            <text:p>MPDADTGRRANRCGAGNPAEGNPVITTRKRLVRRLAALVLVAFALVACDIKGPDPTDAILTASSGPFGVGTLAVPTSAGFGGGTIYYPTGVDGPFAVISVAPGFTETASAVAEWGPRLASHGFVTIVFNTSNTFENPSTRSTEQRQALTYTINQSNTAGSPIAGLVDGNRRGVAGHSMGGGGTLISEQADSTIRAGVPLAPWNTSPDFPDITVPTLFLACQNDSIAPVANHASPMYESIPATTHKSFVSFAGGDHFCANSPTGGSSNAGKFAVAFFKKFLDGDTRYDPWVCGASKPAVNSAINEVRSTCPF</text:p>
          </table:table-cell>
        </table:table-row>
        <table:table-row table:style-name="ro1">
          <table:table-cell office:value-type="string" calcext:value-type="string">
            <text:p>SRR26075152_134008_lib_contig</text:p>
          </table:table-cell>
          <table:table-cell office:value-type="string" calcext:value-type="string">
            <text:p>MNVNTLRRRVLRVATGVGLLALSFATRAQTVVFQEAFANGLGQFTSAGSVTVGSAGASMAGSFGGTDGSITSTPINTQGFTSLTLSFDRVTTGLDSGEAGVAEFSVNGSTFTAVESIRTASGHVSFNLAAAATNQTALRLRFRISASLSSETYAVDNVRLEGVSGEPPPPPPPPPPPPPPSGFQRGPDPTVSALEASAGPFAVATTTVASGSGFGGGTIYYPNNTTEGPFAVVAVAPGFTETQTNINWWGPRLASHGFVVITINTNSTSDQPASRATQLIAALNRVVQLSGTSGNPIFGKADGNRRGVMGHSMGGGGTLIAARDNPSLKAAIPFAPWNNSTTNFSGIALPTLIIACENDSVAPTDTHASPFYNSLSASIQKAYLEIAGGSHSCANSGNSNTRMLGKYGVSWLKRFMDEDTRYSPFLCGAPHQTDVAGSVISEYRDNCPY</text:p>
          </table:table-cell>
        </table:table-row>
        <table:table-row table:style-name="ro1">
          <table:table-cell office:value-type="string" calcext:value-type="string">
            <text:p>ASA57064</text:p>
          </table:table-cell>
          <table:table-cell office:value-type="string" calcext:value-type="string">
            <text:p>MNVLTKCKLALGIIAIFFSLPSFAVPCSDCSNGFERGQVPRVDQLESSRGPYSVKTINVSRLARGFGGGTIHYSTESGGQQGIIAVVPGYVSLEGSIKWWGPRLASWGFTVITIDTNTIYDQPDSRASQLSAAIDYVIDKGNDRSSPIYGLVDPNRVGVIGWSMGGGGSLKLATDRKIDAVIPQAPWYLGLSRFSSITSPTMIIACQADVVAPVSVHASRFYNQIPGTTPKAYFEIALGSHFCANTGYPSEDILGRNGVAWMKRFIDKDERYTQFLCGQNFDSSLRVSEYRDNCSYY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MNTTRLKKSALSLLAAGALLFSASAFATNPPPDPDPGPNPCESDCGYERGPDPSVSFLEASSGPYSVRTTNVSSFVSGFGGGTIHYPTNTSGQMGAIVVIPGFVSPESSIEWWGPRLASHGFVVMTIDTNSGFDQPASRARQINAALDYLISQSNSSSSPISGMIDTNRLGVVGWSMGGGGTLRVAAEGRLSAAIPLAPWDTSSSNFRSVQTPTLIFACESDTIAPVRSHASPFYNALPNSTDKAFVEINNGSHYCANGGNSNNDLLSRLGVSWMKLHLDKDQRYNQFLCGPNHESDRSISEYRGNCPY</text:p>
          </table:table-cell>
        </table:table-row>
        <table:table-row table:style-name="ro1">
          <table:table-cell office:value-type="string" calcext:value-type="string">
            <text:p>SRR21210593_63796</text:p>
          </table:table-cell>
          <table:table-cell office:value-type="string" calcext:value-type="string">
            <text:p>MNTSILEKMAVGASALLFSFSAFSFTPDPTPDPDPDPGPGPCQSDCDFTRGPNPTSSYLEANSGPYSVSTISVSRSVSGFGGGTIHYPTNTTGTMGAVAIVPGFLAGESSISWWGPRLASHGFVVITIATNSGFDQPDSRETQLGRALDYVISQSNSGSSPISGMVDSTRVGAMGWSMGGGGTLRLASGTRLSAAIPLAPWHSGSNNFNQIDTPTLIIACENDSTAPVGSHASPFYNRIPTSTDKAYLEINNGSHSCANGGGSNGGLLGKYGVSWMKRFIDQDTRYSQFLCGPNHAANSAISEYRETCNY</text:p>
          </table:table-cell>
        </table:table-row>
        <table:table-row table:style-name="ro1">
          <table:table-cell office:value-type="string" calcext:value-type="string">
            <text:p>RLU00646</text:p>
          </table:table-cell>
          <table:table-cell office:value-type="string" calcext:value-type="string">
            <text:p>MNTELRIKKDLRNPLTFLLAAVFSLQVFATTPTPTPEPEPEPPGGCGDCYQRGPDPTVAALEADRGPYSVRTINVSSWVSGFGGGTIHYPVGTQGTMGAIAVIPGYVSYENSIEWWGGRLASWGFVVITIDTNSIYDQPDSRANQLSAALDYVIAQSNSSRSAIQGMVDPNRLGAIGWSMGGGGTLKLSTDRYLKAAIPQAPWYSGFNPFDEITTPTLIIACQLDAVAPVAQHASPFYNEIPNSTAKAFLEIRNGDHFCANSGYPDEDILGKYGVAWMKRFIDDDRRYDAFLCGPNHEAEWDISEYRDTCNY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MNSRRASRLARAALAAGALLLSAAALATS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3614386_485083</text:p>
          </table:table-cell>
          <table:table-cell office:value-type="string" calcext:value-type="string">
            <text:p>MNSNRTVPLRRAAIAVVLALTLVACDWKGPAPTDASLTAASGPFAVSTLAVPSSAGFGGGTIYYPSNVDGPFAAISVSPGFFSTQSAIAAWGPRLASHGFVVITINTTSLLADPTQRSTEQRQALAHVVNQGNTASSPIFGLVDGNRTGVAGHSMGGGASLISAQADPSIDAAMPFAPWNLGTNFAGITSPTLVLACQADGVAAPNSMASPMYNSIPATTKKMYLSVTNGDHSCANAPTGGNNDVGRYGVAFFKRWLDSDTRYDPWMCGASAPTAGGALNEVRSTCPF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string" calcext:value-type="string">
            <text:p>MNSHRASRLVRAALAAGALLLSAAASAQTNPYQRGPNPTASSLEASRGPFSVRSFTVSRPSGYGAGTVYYPTNAGGTVGAIAIVPGFTARQSSINWWGPRLASHGFVVITIDTNSTLDQPSSRSSQQMAALRQVATLSGTSSSPIYNKVDTSRLGVMGWSMGGGGSLISARNNPSLKAAAPQAPWNSSTNFSSVTVPTLIIACENDTIAPVNSHASPFYNSMSRNPKQFLEINGGSHSCANSGNSNQALLGKKGVAWMKRFMDNDTRYTSFACSNPNSTRVSDFRVASCS</text:p>
          </table:table-cell>
        </table:table-row>
        <table:table-row table:style-name="ro1">
          <table:table-cell office:value-type="string" calcext:value-type="string">
            <text:p>ERR3588746_23368</text:p>
          </table:table-cell>
          <table:table-cell office:value-type="string" calcext:value-type="string">
            <text:p>MNRSILERFVVGTSALLFSISAYSFTPSPTPEPEPEPCQGVCDFTRGPNPTSSYLEASRGPYSVNTVDVSRSVSGFGGGTIHYPTNTTGKMGAIAIVPGFLAAESSIAWWGPRLASHGFVVITIATNSTFDQPASRESQLSRALDYVINQSNSSGSPIAGKVDSTRVGAMGWSMGGGGTLKIASGSRLSAAIPLAPWHTGSNDFDQIDTPTMIIACENDTTAPVGRHASPFYNRISNATDKAYLEINNGGHSCANGGGTNAGLLGKYGVSWMKRFIDKDTRYSQFLCGPNHASNSAISEYRDTCSY</text:p>
          </table:table-cell>
        </table:table-row>
        <table:table-row table:style-name="ro1">
          <table:table-cell office:value-type="string" calcext:value-type="string">
            <text:p>SRR13589008_41305_noreelin</text:p>
          </table:table-cell>
          <table:table-cell office:value-type="string" calcext:value-type="string">
            <text:p>M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</table:table-row>
        <table:table-row table:style-name="ro1">
          <table:table-cell office:value-type="string" calcext:value-type="string">
            <text:p>WP_054022242_notail</text:p>
          </table:table-cell>
          <table:table-cell office:value-type="string" calcext:value-type="string">
            <text:p>MNPTAASLEASAGPFTVRSFTVSRPSGYGAGTVYYPTNAGGTVGAIAIVPGYTARQSSIKWWGPRLASHGFVVITIDTNSTLDQPSSRSSQQMAALRQVASLNGTSSSPIYGKVDTARMGVMGWSMGGGGSLISAANNPSLKAAAPQAPWDSSTNFSSVTVPTLIFACENDSIAPVNSSALPIYDSMSRNAKQFLEINGGSHSCANSGNSNQALIGKKGVAWMKRFMDNDTRYSTFACENPNSTRVSDFRTANCS*</text:p>
          </table:table-cell>
        </table:table-row>
        <table:table-row table:style-name="ro1">
          <table:table-cell office:value-type="string" calcext:value-type="string">
            <text:p>fast_petase_notail</text:p>
          </table:table-cell>
          <table:table-cell office:value-type="string" calcext:value-type="string">
            <text:p>M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SRR5679025_626712</text:p>
          </table:table-cell>
          <table:table-cell office:value-type="string" calcext:value-type="string">
            <text:p>MNNNKMPKSALSLLVAGALFLSATAMAANPVPPPTNPGNPDSGYQRGPNPSVSMLEARNGPFSVRTTNVSSFTSGFGGGTIHYPTNTTGTMAAIVVIPGFVSAESSIEWWGPKLASHGFVVMTIDTNSGFDQPPSRARQINAALDYLIDQNNARGSAVSGMIDPNRLGVVGWSMGGGGSLRVAAEGRLDAVIPLAPWDTTNFRSVNTPALIFACESDTIAPVRSHASPFYNQIPASTPKAFVEISRGSHYCANGGGSNDAVLSRLGVSWMKVHLDKDQRYQQFICGPRHESDRSISEYRGNC</text:p>
          </table:table-cell>
        </table:table-row>
        <table:table-row table:style-name="ro1">
          <table:table-cell office:value-type="string" calcext:value-type="string">
            <text:p>SRR10276843_1765</text:p>
          </table:table-cell>
          <table:table-cell office:value-type="string" calcext:value-type="string">
            <text:p>MNMSRKTLLSLATAGSMLFSASAFSLNPPGGGGDMPNPCTSDCGFEVGPDPSLASLRAERGPFSISEMRESFGDGFGRGTVYYPEGTSGELGAVVVMPGFVSPETSVEWWGQHLASHGFVTMVLGTQTPVDLPTGRERQINAALDFLIAESESADSPISSMVDRTRVGVVGWSMGGGGALRVAQSNRLSAVIPLAPWDTRKDFSTVDAPTLMISCENDIIAPNRNHSHPFWESFPDNIDKAYVEIAGKGHFCANGGDDIDPLLSTVGVSWMKLHLDKDQRYQPFLCDQDFQSNQNVETFRSNCPF</text:p>
          </table:table-cell>
        </table:table-row>
        <table:table-row table:style-name="ro1">
          <table:table-cell office:value-type="string" calcext:value-type="string">
            <text:p>SRR14099998_4346</text:p>
          </table:table-cell>
          <table:table-cell office:value-type="string" calcext:value-type="string">
            <text:p>MNKTILEKIAVGTGALLFSVSAFSFTPSPTPDPTPDPEPCQGECDFTRGPNPTSSYMEANAGPYTVRTSSVSGSVSGFGGGTVHYPTNTSGEMGAIAIVPGFLAGESSISWWGPRLASHGFVVITIATNSVFDQPGSRSTQLGRALDYLVSQSNSSNSPISGMVDASRLGAMGWSMGGGGVLRLASGSRLVAAIPLAPWNTGSNDFDQIQTPTMIMACENDSTARVGTHASPFYNSIPGSTDKAYLEINGGSHSCANGGGSNGGLLGKYGVSWMKLFMDEDTRYSQFLCGPNHAANGAISEYRDTCNY</text:p>
          </table:table-cell>
        </table:table-row>
        <table:table-row table:style-name="ro1">
          <table:table-cell office:value-type="string" calcext:value-type="string">
            <text:p>MBQ0729274</text:p>
          </table:table-cell>
          <table:table-cell office:value-type="string" calcext:value-type="string">
            <text:p>MNKSILKKLSFGTSVLLVSMNALSWTPSPTPNPDPIPDPTPCQDDCDFTRGPNPTPSSLEASTGPYSVATRSVASSVSGFGGGTLHYPTNTTGTMGAIAVVPGFLLQESSIDFWGPKLASHGFVVITISANSGFDQPASRATQLGRALDYVINQSNGSNSPISGMVDTTRLGVVGWSMGGGGALQLASGDRLSAAIPIAPWNQGGNRFDQIETPTLVIACENDVVASVNSHASPFYNRIPSTTDKAYLEINGGSHFCANDGGSIGGLLGKYGVSWMKRFIDNDLRYDAFLCGPDHAANRSVSEYRDTCNY</text:p>
          </table:table-cell>
        </table:table-row>
        <table:table-row table:style-name="ro1">
          <table:table-cell office:value-type="string" calcext:value-type="string">
            <text:p>SRR5469033_60193</text:p>
          </table:table-cell>
          <table:table-cell office:value-type="string" calcext:value-type="string">
            <text:p>MNKSILEKMVVGTSALLFSLSAFSFTPDPTPDPDPEPEPCQGECDFTRGPAPTSSYLEASSGPYSVDTVGVSRSVSGFGGGTIYYPTSTSGTMGAIAIVPGFLAGESSISWWGPRLASHGFVVITIATNSTFDQPASRSTQLSRALDYVVSQSNSNSSPISGKVDSTRLGAMGWSMGGGGALRLASGNRLAAAIPLAPWNTGSNSFNQIDTPTLIFACENDTTARVGTHASPFYNRIPASTDKAYLEINNGSHSCANGGGSNGGLLGKYGVSWMKRFIDEDTRYSQFLCGPNHEANSAISEYRETCNY</text:p>
          </table:table-cell>
        </table:table-row>
        <table:table-row table:style-name="ro1">
          <table:table-cell office:value-type="string" calcext:value-type="string">
            <text:p>SRR14527628_79383</text:p>
          </table:table-cell>
          <table:table-cell office:value-type="string" calcext:value-type="string">
            <text:p>MNIINKLAIGTSVLLVSMNALSYTPAPVPNPTPDPTPACEVDCDFTRGPAPTTASLEAARGPYSVASTSVSSSVSGFGGGTIYYPTNTTGKMGAIAVVPGFVSGESTIDFWGPRVASHGFVVLTMATNSIYDQPASRATQLNRALDYIINQSNSSNSPISGKVDGSRLGVIGWSMGGGGALRVATGDRISAAMPLAPWNEGASAFTQIDTPTLIVACENDIIAPVRSHASPFYNSIPNTTDKAYIEINNGSHTCANDGGYDRPLLGKYGVSWMKRFIDKDTRYDQFLCGPDHAASSRISEYRGTCNY</text:p>
          </table:table-cell>
        </table:table-row>
        <table:table-row table:style-name="ro1">
          <table:table-cell office:value-type="string" calcext:value-type="string">
            <text:p>MGYP000931547452A</text:p>
          </table:table-cell>
          <table:table-cell office:value-type="string" calcext:value-type="string">
            <text:p>MNHALKAPLARIALASSTLVLAAAAHAVEIGPAPTEASLTATAGPFATASAKVATPNTYGSGTVWYPTAAGQYGLVVVSPGFTESEKAINWWGPRLASHGFVVVTMGTKSVFDQPESRGKQMMAALKQVAGLNATGPFAGKIDTTKQAVAGHSMGGGGTLAAARDNPSLKAAIPLAPWHTIKDFSSVKVPTLVVACEKDIIAPVRSHAQKFYDSMSAATPHAILELVGEDHFSVNRNTESVNKAVNSKMATAWLKVFMDNDARYKPFLAETKPSAIISRYLKVGL</text:p>
          </table:table-cell>
        </table:table-row>
        <table:table-row table:style-name="ro1">
          <table:table-cell office:value-type="string" calcext:value-type="string">
            <text:p>WP_054022242</text:p>
          </table:table-cell>
          <table:table-cell office:value-type="string" calcext:value-type="string">
            <text:p>MNFPRASRLMQAAVLGGLMAVSAAATAQTNPYA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SRR26290450_3599995</text:p>
          </table:table-cell>
          <table:table-cell office:value-type="string" calcext:value-type="string">
            <text:p>MNFKTSIARTALLVASLVASSYVYSATGPSAPCTNCTRGPAPTAAALKSNTGPFTTAKFSVSGLLKGFGNSTVYYPTNTTGKMGAIAVIPGYLSYEDSIEWWGPRLASHGFVVMTMNTSSIYDQPDSRATQLSKALDYVISQGNTSSSPIYGKVDSTRLGAIGWSMGGGGSLKLSTQRSLNAIIPQAPYYAGIDSFNTIKTPALILACSADAVAPVGVHASPFYNKIPNTTPKAFLEIYGGSHFCANSGYPNQDLLGLYGISWMKRFIDFDTRYSQFLCGPNHTASGTISEYRQNCPY</text:p>
          </table:table-cell>
        </table:table-row>
        <table:table-row table:style-name="ro1">
          <table:table-cell office:value-type="string" calcext:value-type="string">
            <text:p>SRR3314882_89058</text:p>
          </table:table-cell>
          <table:table-cell office:value-type="string" calcext:value-type="string">
            <text:p>MNEVEPVNKSFLKKLSIGTGVLLVSMNALSWTPSPAPTPDPTPDPTPCQGDCDFTRGPNPTVSSVESSTGPYSVRTQSIASSVSGFGGGTIHYPTNTSGKMGAIAIAPGFLAPESSIIWWGPRLASHGFVVITIATNSVFDQPSSRGTQIGRALDYVISQSNASNSAISGMVDSTRVGAMGWSMGGGGALRLASGDRLSAAIPLAPWHQGGNSFNQLETPTLIIACENDNVAPVDRHASAFYNAIPSTTDKALLEIDGGAHSCANGDGSNDAVLGKYGISWMKRFIDNDLRYDQFLCGPNHAANSAVSEYRETCDY</text:p>
          </table:table-cell>
        </table:table-row>
        <table:table-row table:style-name="ro1">
          <table:table-cell office:value-type="string" calcext:value-type="string">
            <text:p>ERR868388_2138178</text:p>
          </table:table-cell>
          <table:table-cell office:value-type="string" calcext:value-type="string">
            <text:p>MNALSWTPSPTPNPGPTPAPTPCSGECDFTRGPNPTLSSVESSTGPYSVSTQSVSGSVSGFGGGTIHYPRNTEGTMGAIAVAPGYLSPELSIKWWGPRLASHGFVVITIATNSVFDQPNSRETQISRALDYVINQSNTSNSPIFGMVDSTRLGAVGWSMGGGGALRLASGERLSAAIPLAPWHQGRNSFDQLETPTLIIACENDFIAPVNRHASPFYNAIPSTTDKAFLEINNGSHTCANGGGNNDGLLGKYGVSWMKRFIDNDLRYDQFLCGPDHAANSAVSEYRETCNY</text:p>
          </table:table-cell>
        </table:table-row>
        <table:table-row table:style-name="ro1">
          <table:table-cell office:value-type="string" calcext:value-type="string">
            <text:p>SRR12693835_33628</text:p>
          </table:table-cell>
          <table:table-cell office:value-type="string" calcext:value-type="string">
            <text:p>MNALSWTPSPTPNPDPTPDPTPCQGDCDFTRGPNPTLSSVATMGPYSVSTQSVSSSVSGFGGGTIHFPTNTAGTMGAIAVAPGFLSPESSIKWWGPRLASHGFVVITIATNSVFDQPNSRETQISRALDYVINQSNSSNSAISGMVDNTRVGAMGWSMGGGGALRLASGDRLSAAIPLAPWHQGSNSFNQLETPTLIIACENDVVAPVNNHASPFYNAIPSTTDKALLEINNGAHSCANGGGTNGGLLTKYGVSWMKRFIDNDLRYDQFLCGPDHAANNAVSEYRGTCNY</text:p>
          </table:table-cell>
        </table:table-row>
        <table:table-row table:style-name="ro1">
          <table:table-cell office:value-type="string" calcext:value-type="string">
            <text:p>ERR7127473_220403</text:p>
          </table:table-cell>
          <table:table-cell office:value-type="string" calcext:value-type="string">
            <text:p>MNALSWTPSPTPNPDPIPDPTPCQDDCDFTRGPNPTPSSLEASTGPYSIATRSVASSVSGFGGGTLHYPTNTTGTMGAIAVVPGFLLQESSIDFWGPKLASHGFVVITISANSGFDQPASRATQLGRALDYVINQSNGSDSPISGMVDTTRLGVVGWSMGGGGALQLASGDRLSAAIPIAPWNQGGNRFDQIETPTLVIACENDVVAPVNSHASPFYNRIPSTTDKAYLEINGGSHFCANDGGSIGGLLGKYGVSWMKRFIDNDLRYDAFLCGPDHADNRSVSEYRGTCNY</text:p>
          </table:table-cell>
        </table:table-row>
        <table:table-row table:style-name="ro1">
          <table:table-cell office:value-type="string" calcext:value-type="string">
            <text:p>ERR8106065_1375561</text:p>
          </table:table-cell>
          <table:table-cell office:value-type="string" calcext:value-type="string">
            <text:p>MNAKLSLGKTLLLAASLLVSATAFSATGPSSPCSNCTRGPDPTVASLKSATGPYTTAKFSVSGYLKGFGDSTVYYPTNASGKMGAIAVIPGYVSYEDSIKWWGPRLASHGFVVMTMNTNTIYDQPDSRATQLSKALDYMIGQSGSSSSPIYNKVDSTRLGVIGWSMGGGGTLKLSTQRSINAIIPQAPYYAGSNSFNTIKTPALILACGADAVAPVGVHASPFYNRIPGTTPKAYLEIYGGSHFCANSGYPNEDLLGMYGIAWMKRFIDFDSRYSKFLCGPNHTADLSISEYRQNCNY</text:p>
          </table:table-cell>
        </table:table-row>
        <table:table-row table:style-name="ro1">
          <table:table-cell office:value-type="string" calcext:value-type="string">
            <text:p>ERR2752155_114826</text:p>
          </table:table-cell>
          <table:table-cell office:value-type="string" calcext:value-type="string">
            <text:p>MMNSVMDRFTIAASAVLFSASAWSFTPTPDPDPTPPPQPCQVDCDFTRGPNPTSSYLEANSGPYSVGTVRVSSSVNGFGGGTIHYPTNTTGKMGAIAVVPGFTAGESSIAWWGPRLASHGFVVITIATNSGFDQPASRATQLSNALDYVISQSNSSSSAISGMVDASRLGAMGWSMGGGGALRLASGARLSAAIPLAPWHSGSNPFDQIETPTMIIACESDSTAPVGSHASPFYNRIPASTDKAYLEINNGDHRCANGGGSNGGLLGKYGVSWMKRFIDRDTRYQQFLCGPNHEANTAISEYRDTCAY</text:p>
          </table:table-cell>
        </table:table-row>
        <table:table-row table:style-name="ro1">
          <table:table-cell office:value-type="string" calcext:value-type="string">
            <text:p>SRR11729891_316159</text:p>
          </table:table-cell>
          <table:table-cell office:value-type="string" calcext:value-type="string">
            <text:p>MMKSIIARLAIGTSVLLFSVSAFSFTPGPTPDPDPDPNPNPCEVDCDFSRGPNPTASYLEAASGPYTVRTMRVSSSVTGFGGGTIHYPTGTTGKMGAIAVVPGFLAGESSISWWGPRLASHGFVVITIATNSAFDQPASREAQLGRALDYVIAQSNASGNAISGMVDSSRVGAMGWSMGGGGTLRIASGGRLSAAIPLAPWHTGSNDFNQISTPTMIIACENDGTAPVNSHASPFYNRIPASTDKAYLEINNGGHSCANGGGSNGGLLGKYGVSWMKRFIDKDTRYNQFLCGPNHASNSAISEYRETCNY</text:p>
          </table:table-cell>
        </table:table-row>
        <table:table-row table:style-name="ro1">
          <table:table-cell office:value-type="string" calcext:value-type="string">
            <text:p>SRR12347921_19312_lib_contig</text:p>
          </table:table-cell>
          <table:table-cell office:value-type="string" calcext:value-type="string">
            <text:p>MMIQKTVGALPTAFPRAGIRAMKAGLFATALLCSYGAQAQVAVFQESFSSGLGNFTSAGTVSTSTGAARLEGCYGCTDGAITSNAINTQGFTGLSVSFDRVTSGLDTGEAGIAEFSTNGTSWTVLESTRATTSGRVTFNLPTTAENQSALRLRFRVDASVSSETYTVDNVQLTGTSGGGTTNPFAKGPNPTTTSLEASVGPFTYTTTTVSSFAANGYDGGTIYHPTNVAGPFAAIAISPGYTGTQETMSWWGPRLASHGFVVITIDTNSIYDQPYQRAPQLMAALNQLVQLSNTSSHPIYRKVDPNRLGVMGHSMGGGGSLIAARDNPTLKAAIPLAPWNSSDNFSTVRVPTMIIACENDSIAPVSSHASPFYNSIPSTATKKAFMEMNNGDHFCVMNGANEYYPKMGKYAVAWMKRFMDNDTRYSPFLCGTQHQADLSSSLISEYRENCPY</text:p>
          </table:table-cell>
        </table:table-row>
        <table:table-row table:style-name="ro1">
          <table:table-cell office:value-type="string" calcext:value-type="string">
            <text:p>SRR14039858_50158</text:p>
          </table:table-cell>
          <table:table-cell office:value-type="string" calcext:value-type="string">
            <text:p>MMAAAGSGGTSGGVSGSTGSAGAAGGATGAAGGGASSTGGFVREDAPTEMSTRAAKGKYTVKSYTSGFSGTGKDFLAGTLYYPTDADPPFASVAVVPGFTALQNSIMDWGPFLASHGIVTMTIDTLTTSDPPAQRADELMGALKSIAGENTRDGSPIKGQLDTTRQCVSGWSMGGGGTLIAASMHPELKCAVSFAAWQPTGGAMNKVPALMFEGTTDPLAAGMSQGFYDQTPDSTPKMIFEVAGASHDVANSPHNSMGIIGEYGLSWFKVYLEGDMRYKQFLLLP</text:p>
          </table:table-cell>
        </table:table-row>
        <table:table-row table:style-name="ro1">
          <table:table-cell office:value-type="string" calcext:value-type="string">
            <text:p>ODU60407</text:p>
          </table:table-cell>
          <table:table-cell office:value-type="string" calcext:value-type="string">
            <text:p>MLRFRVAASLPAEYLAVDNVVLEGTAQPPAPGGSGYQKGPEPTAALLEAGTGPFATASVTLSRSAASGFGGGTIHYPQGVAGPFAAVAVVPGYLAAESTIAWWGPRLASHGFVVITMATNNTLDLPASRSAQLTAALNQLKTLSATPGHAVFGLVDPNRLGVVGWSYGGGGTLLNAQANPQLKAAMALAPKTLLQGDFTGTTVPTLVVGCQADTTAAPAFWAIPFYNKVSASTGKAYLEVRGGSHFCVTSSTSDADKKALGKYGVAWLKRFMDEDTRYAPFLCGAPRQADVAGNAAISDYRDNCPY</text:p>
          </table:table-cell>
        </table:table-row>
        <table:table-row table:style-name="ro1">
          <table:table-cell office:value-type="string" calcext:value-type="string">
            <text:p>ERR2598794_43297</text:p>
          </table:table-cell>
          <table:table-cell office:value-type="string" calcext:value-type="string">
            <text:p>MLLVSANALSYTPAPVANPAPIAAPAPCQDCDFNRGPNPTNSSVERLGPYSVATQRVSSSVSGFGGGTIHYPTNIAGKVGAIAVVPGFVSPESSIRWWGPQLASHGFVVITIATNSIFDQPSSRERQLGRALDYVINQTNSSGTAISGLVDTNRLGAMGWSMGGGGSLRLANGGRLSAVIPLAPWNEGASGFSQLTTPTLVVACENDLIAPVRVHASPFYNVIPNTTDKAFLEVNNGSHSCANGGGVNGGLLSKYGVSWMKRFIDEDTRYQQFLCGPNHSANPAISEYRDTCNY</text:p>
          </table:table-cell>
        </table:table-row>
        <table:table-row table:style-name="ro1">
          <table:table-cell office:value-type="string" calcext:value-type="string">
            <text:p>ERR3305565_5448</text:p>
          </table:table-cell>
          <table:table-cell office:value-type="string" calcext:value-type="string">
            <text:p>MLLVRSIAGRTRAAGASAAALALLALMSVGCAPLTTPSGSQAGALEAAAAFEVGQIQVPASAGFGGGTIYYPTNAPGRFGVISLSPGFTETGAFISGWGPRLASEGFIVIIINTSNVFIFPDQRSTEQRQAIQYVVQQGNNPSSPISGKVDSERTGVGGHSMGGGASLISAQADPTIDAVMPLAPWNLGSNFAGVKSPTLVLACQVDFIAGVGLHASPMYDSIPEASEKMYISLAGGDHFCVNSPTAANGQIGDFAAAFVKRWINDDTSANDKLCGSGRPTEGSTFDDVRDTCPF</text:p>
          </table:table-cell>
        </table:table-row>
        <table:table-row table:style-name="ro1">
          <table:table-cell office:value-type="string" calcext:value-type="string">
            <text:p>MGYP000935144178A</text:p>
          </table:table-cell>
          <table:table-cell office:value-type="string" calcext:value-type="string">
            <text:p>MLKADGPYAVSSQTVKGNGFGAGTVYSPNTPGKYAVVAVCPGFVSAESSMTAISKRLATHGFVVVTIATNTLFDFPSSRATQLLAALKTVTALTTGPVAGKMDTSRQGVSGWSMGGGGTLEAAGATPGLVSAVAYAPWDTSTTKMKVNKVPVAIIGGSADTVASVSAHSQKFYDAIPATTPKMLPVINGADHFFPTKASEPASYHNI</text:p>
          </table:table-cell>
        </table:table-row>
        <table:table-row table:style-name="ro1">
          <table:table-cell office:value-type="string" calcext:value-type="string">
            <text:p>MGYP001010025864A</text:p>
          </table:table-cell>
          <table:table-cell office:value-type="string" calcext:value-type="string">
            <text:p>MLGVMGWSMGGGGTLITVDDHPELKAAITLCAWNPGQTYRQNQVPTLLFAGTADVLAGGQSQGFYTSIPETTPKMLFEVQGADHFFANTPEGASGQCGKYGTAWLKVFLVGDECYRPFLLEPPSGTSDFRTNLE</text:p>
          </table:table-cell>
        </table:table-row>
        <table:table-row table:style-name="ro1">
          <table:table-cell office:value-type="string" calcext:value-type="string">
            <text:p>SRR22234379_583440</text:p>
          </table:table-cell>
          <table:table-cell office:value-type="string" calcext:value-type="string">
            <text:p>M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4576916_391095</text:p>
          </table:table-cell>
          <table:table-cell office:value-type="string" calcext:value-type="string">
            <text:p>MLALRTSFPRVLTRLLAASLATGLVAQAQAAGHERGPAPTAASLEAEAGPFQVASTVLGAPVGYKGGTVFYPKGPGPFALVAFAPGFIETQSWNAWWAKYLASHGFVVVNIDTKSTLAFPPARQREQLAALKDVIQRSHTRGTPFYGLVDATRLGAMGHSMGGGATLELARDTPHIKAIVPMAPFQTTGTDYSRLTVPTLILTCKGDIVASAKSHAAPIYDSLPSSLDKAHVELAGGGGHPCTTSLGTSAEVKKVAAKYGVSWLKRFLDEDTRYSPFLCGAEHEASLKTSVVSAYQGNCPH</text:p>
          </table:table-cell>
        </table:table-row>
        <table:table-row table:style-name="ro1">
          <table:table-cell office:value-type="string" calcext:value-type="string">
            <text:p>SRR8240096_94099</text:p>
          </table:table-cell>
          <table:table-cell office:value-type="string" calcext:value-type="string">
            <text:p>MKVNKAHSIAVGLLSLVAVAHTHAQTNPYAKGPDPTSAALEADGPFVVSTQNISGAGFGGATVYSPDTAGTYAVVAFCPGFTATRSSVASFGRRLATHGFVVATIDTNSTLDLPPSRGTQLLAALKTVSALSTGPAAGKIDASRKVVSGWSMGGGGTLYASASDETLKTAVGLAPYSAQKKKFSTSVPQLILGGEDDIVAPVSSHSLSFFNQLPNATPKLYAEIADADHYFPTDAESSQPASKLQIAWVKRFADNDTRYEQFLSTAGIQVDLTNGRLSDSRRESTTF</text:p>
          </table:table-cell>
        </table:table-row>
        <table:table-row table:style-name="ro1">
          <table:table-cell office:value-type="string" calcext:value-type="string">
            <text:p>SRR14695722_75236</text:p>
          </table:table-cell>
          <table:table-cell office:value-type="string" calcext:value-type="string">
            <text:p>MKTTVSRIKGLSVAAAMALASLATPALSQTSAPTSASLNATSGPLSVSTASVLLPVGFGGGTIYYPTVAGKYGVIAISPGFTATQSSIAWLGRRIATHGFVVITMNTITTLDQPDSRATQLMAALRYVLNSSGTAVRARIDSTRLAVAGHSMGGGGSLIAARDNPTLKASYPMTPWNLSTNFSTVRVPTMIIGADGDTIAPVAVHARPFYASLPSSTYKAYGELNNGTHFSPNSTNTPIGRYAVAWMKRFVDGDTRYSPFLCGAEHAAYATGWVFDRYNQNCPY</text:p>
          </table:table-cell>
        </table:table-row>
        <table:table-row table:style-name="ro1">
          <table:table-cell office:value-type="string" calcext:value-type="string">
            <text:p>SRR16759749_268810</text:p>
          </table:table-cell>
          <table:table-cell office:value-type="string" calcext:value-type="string">
            <text:p>MKTTTIIKSTLCAFTLTFSLSAFSGGGGGGGGGNNGNLPPPDTCNTNCGYEIGPNPTLGFLQASQGPLPVSSTNVSSSVNGFGGGTIYYPSNISDEMAAISIAPGFTNTQSAVAWWGPILASHGFVVITINTNSRFDQPESRSRQLDSALSYLISEGDRGSSPISGLVDENRLATMGFSMGGGGSLRSASRNRLSAAVPLAPWSTGSNNFDDIGVPTLIMACENDTTARVNTHASPFYNAIPGSTDKAFMEINNGPHNCANGESSTNRSLLSTYGVSWMKRFLDKDRRYNQFLCGPNHEANSRISEYRDTCSYG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MKTTTFKKSALSALTLLFSLSAFSGGGGGDDGNNDQLPAPDTCNSNCGYEIGPNPTLSFLEASQGPLSVSTTNVSSSVDGFGGGTIYYPTNTSQEMAAIAVAPGFTNTQSAIQWWGPILASHGFVVITIDTNGRFDQPESRSRQLDAALSYLISEGNRSSSPISGLVDENRLATMGFSMGGGGTLRSASRNRLSAAVPLAPWNTGGNNFDQIGVPTLIFACENDSTARVNSHASPFYNRIPSSTDKAYLEINNGPHNCANGNNSSNNALLSTYGVSWMKRFLDKDSRYNQFLCGPNHEANSRISEYRDTCNY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MKTTRLKKLALAASALLFSMSAFSFNPSPDPDPDPDPNPCQSDCGFTRGPNPTASYLEASSGPYSVRTTNVSSSVSGFGGGTIHYPTNTTGEMGAIAVVPGFLSSESSIEWWGPRLASHGFVVITIATNSVFDQPASRATQLDAALDYVISQSNSSSSPISGMVDSSRLGAMGWSMGGGGTLRLASGDRLSAAIPLAPWNTGSNNFDQIDTPTLIFACENDSTAPVSSHASPFYNRIPSSTDKAYLEINNGSHSCANGGGSNGGLLGKYGVSWMKRFIDKDTRYNQFLCGPNHAANSAISEYRDTCNY</text:p>
          </table:table-cell>
        </table:table-row>
        <table:table-row table:style-name="ro1">
          <table:table-cell office:value-type="string" calcext:value-type="string">
            <text:p>SRR7595024_846748</text:p>
          </table:table-cell>
          <table:table-cell office:value-type="string" calcext:value-type="string">
            <text:p>MKTTQFLRTAVCTFTLSFSLTAFSGGGGGSSDNDGNLPTPNSCTSNCGFEIGPNPNLNFVRASQGPLPVSTTTVASSVDGFGGGTIYYPSNISDEVAAIAISPGFTARQSSIAWWGPILASHGFVVITIDTNSRFDQPDSRGRQLDSSLSYLINESNRSNSPISGRVDDSRLAAMGHSMGGGGSLRSAARNRLSAAMPLAPFRVGGNDFDQIRVPTMIMACENDVVAPVGVHARPFYNRIPGSTDKVLLEINNGSHSCANGESSGNRPLLSTYGVSWMKRFLDKDRRYNQFLCGPNHEANSQISDFRDTCNF</text:p>
          </table:table-cell>
        </table:table-row>
        <table:table-row table:style-name="ro1">
          <table:table-cell office:value-type="string" calcext:value-type="string">
            <text:p>SRR26313965_71362</text:p>
          </table:table-cell>
          <table:table-cell office:value-type="string" calcext:value-type="string">
            <text:p>MKTTKGTKIALIAFTLSFSLSAFSGGGGGGNNNGGLPAPNTCTSNCGFETGPNPNLNFVRASRGPLPTRTTVVSRSVDGFGGGTIYYPSNASEEMAAIAVSPGFTATQSSIDWWGPILASHGFVVITIDTNSRFDQPISRGRQLDSALSYLISENSRRNSPISGLVDETRLATMGHSMGGGGALRSASRNRLSAAMPMAPFNVGNNDFNQIRVPTMIMACENDVVAPVGIHARPFYNRIPGSTDKVLLEFNNGPHNCANGESSGNRPLLSTYGVSWMKRFLDKDRRYNQFLCGPNHVANNGISDFRSTCTF</text:p>
          </table:table-cell>
        </table:table-row>
        <table:table-row table:style-name="ro1">
          <table:table-cell office:value-type="string" calcext:value-type="string">
            <text:p>SRR5582322_91355</text:p>
          </table:table-cell>
          <table:table-cell office:value-type="string" calcext:value-type="string">
            <text:p>MKTTISPIKGLAIAVAIAMATVAQPALSQTSPPTSASLNATSGPLSVSTASVLLPVGFGGGTIYYPTVAGQYGVIAISPGFTATQSSIAWLGRRIATHGFVVITMDTNTTLDQPDSRATQLMAALRYVLNSSGTAVRSRVDTTRLAVAGHSMGGGGSLIAARDNPTLKASYPMTPWNLSTNFSTVRVPTMIIGADGDTIAPVATHARPFYASLPSTTFKAYGELNNGTHFSPNATSTPIGRYAVAWMKRFVDGDARYSPFLCGAEHTSYATALVFERYNQNCPY</text:p>
          </table:table-cell>
        </table:table-row>
        <table:table-row table:style-name="ro1">
          <table:table-cell office:value-type="string" calcext:value-type="string">
            <text:p>SRR4128967_345579</text:p>
          </table:table-cell>
          <table:table-cell office:value-type="string" calcext:value-type="string">
            <text:p>MKTTALRIKGLSIAAAIALSTLAPAAFSQTSPPTSASLNATSGPLSVSTASVFLPVGFGGGTIYYPTVAGKYGVIAISPGFTATESSIAWLGRRIATHGFVVITLNTNTTLDQPDSRATQLMAALRYVLNSSGSAVRARIDPTRLAVAGHSMGGGGSLIAARDNPTLKASYPMTPWNISSNFSTVRVPTMIIGADGDTIAPVASHARPFYASLPSSTLKAYGELNGATHFAPNTTNTPIGRYAVTWMKRFVDGDTRYSPFLCGAQHTSYATSRIFDRYNQNCPY</text:p>
          </table:table-cell>
        </table:table-row>
        <table:table-row table:style-name="ro1">
          <table:table-cell office:value-type="string" calcext:value-type="string">
            <text:p>ERR7672960_23882</text:p>
          </table:table-cell>
          <table:table-cell office:value-type="string" calcext:value-type="string">
            <text:p>MKTSVTNFAKVTLTVATLLASAIASAQYTKGPDPTVAGLERDGSFTVRTTTVSSLAAVGFGKGTIYYPSAAGSYGVIAVSPGFTAYQSSISWIGSRLASHGFVVITIDTNTTSDQPDSRGSQLKAALDKVVSLSKSSSNVLYNKVDASRLAVAGHSMGGGGTLSAARDNPSYKAAVPLAPWHTTKSWPTLTVPTLIIGGEGDTVAGVSSHSIPFYTSISNSTKKAYMELNGEDHFFPQDATQYPLVGKYMISWFKRFVDNDTRYSAFICGAPHQTQIAVASKISDYRSNC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KTSRTRTATTTLTRLARLALAAAALLLSAAAQAQSSNPYQRGPDPTAASLEASAGPFAVSTTTVSSASGFGGGTIYYPTNTEGPFAAIAVVPGFTATQSSISWWGPRLASHGFVVITIDTNSTFDQPASRATQLMAALNYVVSLSNTSSSPIYGKVDSNRLGVMGHSMGGGGTLIAARDNPTLKAAIPLAPWNSSTNFSSVTVPTLIIACENDTVAPVSSHASPFYNSIPSSTDKAYLEINGGDHFCANSGNSNKAILGKYGVAWMKRFLDNDTRYSPFLCGAPHQADLSGSAISEYRDNCPY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MKTSRTRRLALAAAALLLSVAAQAQSSNPYQRGPDPTAASLEASSGPFAVSTTTVSSASGFGGGTIYYPTNTEGPFAAIAVVPGFTGTQSSISWWGPRLASHGFVVITIDTNSTFDQPDSRATQLMAALNYVVSQSNTSSSPIYGKVDSNRLGVMGHSMGGGGTLIAARDNPTLKAAIPLAPWNSSTNFSSVTVPTLIIACENDTVAPVSSHASPFYNSIPSSTDKAYLEINGGDHFCANSGNSNKAILGKYGVAWMKRFLDNDTRYDPFLCGAPHQADGSAISEYRDNCPY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MKTSRHSTATTTLTRLARLALAAAAVLLSAAAQAQVVIFQENFNSGLGQFTASGTVSTSSGGARMQGCGGGTDGTITSSPISTVGFTNLKLSFDRTTTGLDSGEAGIAEYSVNGSTWTVIESTQSSSGRVTIALPAAAAGQAALRLRFRVNASLSSETYTVDNIPLAGTPGGNSAPGPGGTPYQRGPDPTAASLEASDGPFAVATLTVSSASGYGAGTIYYPTNTEGPFAAIAVVPGYTGTQSSIQWLGPRLASHGFVVITIDTNSLSDNPESRATQLMAALNQLVTLSNTSGHPIYGKVDSNRLGVMGHSMGGGGTLVAARDNPTLKAAIPLAPWYSSTNFSGVTVPTLVVACQSDTVAPVSSHALPMYNSIPSSTDKAYLEISGGDHLCVTTGNGNKAIQGKYVVAWMKRFLDNDTRYSPFLCGAPHQADLSGSAVSEYRDTCPY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string" calcext:value-type="string">
            <text:p>MKTSNTRTARTIPGDTMSLGLTRLAKAAVLAAALLMSAAAQAQSNPYQKGPDPTAASLEATAGSFAVSTTSVSSLSASGFGGGTIYYPTAAGSYGAIAVSPGFTATQSSIAWLGPRLASHGFVVITIDTNSTLDQPDSRATQLMAALNYVVSLSQTSSSPIYGKVDANRLGVAGHSMGGGGTLIAARDNPTLKAAVPLAPWNTTKNFSSVTVPTLIIGCENDTVAPVSSHAIPFYNSIPSSTDKAYMELNGADHFCPQSSSNNPIIGKYMVAWMKRFVDNDTRYSPFLCGAPHQADLSSSAVSDYRSNCPY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MKTSNSRRRRLAVAAGALLLAAAAHAQTNPYQKGPDPTSASLEATAGPFAVSTTSVSSSASGFGGGTIYYPTTAGSYGAIAISPGFTATQSSIAWLGRRLASHGFVVITIDTNSTLDQPASRATQLMAALNYVVNSSSSTVRSRVDANRLGVAGHSMGGGGTLIAARDNPTLKAAVPLTPWNTTKNFSSVTVPTLIIGAENDTVAPVSSHAIPFYNSLPSSTDKAYAELNGASHFAPNSSNTPIGKYSVAWMKRFVDNDTRYSPFLCGAPHTAYATSSAVSDYRSTCPY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MKTSNSRQRRWAVGLGLLLLAAAAHAQTNPYQKGPDPTSASLNATAGPFAVATTSVSSSASGFGGGTIYYPTTAGSYAAIAISPGFTATQSSIAWLGRRLASHGFVVITINTNSTLDQPPSRATQLMAALRYLTNSSSSTVRSRVDANRLGVAGHSMGGGGTLIAARDNPTLKAAVPLTPWSTTKSFSTVRVPTLIVGAENDTVAPVSSHSIPFYNSLPSSLDKAYAELNGASHFAPNSTNTPIGRYSVAWVKRFMDNDTRYSPFLCGAPHTAYATSTVFSDYRSTCPY</text:p>
          </table:table-cell>
        </table:table-row>
        <table:table-row table:style-name="ro1">
          <table:table-cell office:value-type="string" calcext:value-type="string">
            <text:p>SRR14362172_4989</text:p>
          </table:table-cell>
          <table:table-cell office:value-type="string" calcext:value-type="string">
            <text:p>MKTSLAKAALLVASLLASSYASSAPGPSAPCTNCTRGPAPTVASLKSDNGPFNVAKFSVSGFLKGFGNSTVHYPTNTTGKMGAIAVIPGYLSYEDSIEWWGPRLASHGFVVITMNTNSIYDQPDSRATQLSKALDYVIAQSNTSSSPIAGKVDSTRLGAIGWSMGGGGSLKLSTQRSLNAIIPQAPYYAGIDSFNTIKTPTMILACSADVVAPVGVHASPFYNKIPSTTPKAFLEIYGGSHFCANSGYPNEDLLGMYGISWMKRFIDFDSRYSQFLCGPNHEADFSISEYRENCPY</text:p>
          </table:table-cell>
        </table:table-row>
        <table:table-row table:style-name="ro1">
          <table:table-cell office:value-type="string" calcext:value-type="string">
            <text:p>N73</text:p>
          </table:table-cell>
          <table:table-cell office:value-type="string" calcext:value-type="string">
            <text:p>MKTNRRRRLGRLALAAAALLLSVAAQAQNGSAPPGPDPDPDPNPPESDNPYPRGPDPTAATLEASSGPFAVSSFRPSSTPGFGGGTIYYPTNTNEGPFAAIAVAPGFVGTESTIDWLGPRLASHGFVVITIDTNSLFDFPDSRASQLMAALDIVIAESNTGSSPISGLVDPDRTGLMGHSMGGGGSLIAARDNPTIDAVIPLAPWNSSTNFSAIDVPTLIVACENDTVAPVSQHASPMYESIPSSVDKAFLEINGGDHFCANSGNANQDILGKYIVSWMKRFLDQDTRYDPFLCGPNHEADLSGPDISEYRDTCPY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MKTNRRRRLGRLALAAAALLLSVAAQAQNGSAPPGPDPDPDPNPPESDNPYPRGPDPTAATLEASSGPFAVSSFRPSSTPGFGGGTIYYPTNTNEGPFAAIAVAPGFVGTESTIDWLGPRLASHGFVVITIDTNSLFDFPDSRASQLMAALDIVIAESNGSSPISGLVDPDRTGLMGHSMGGGGSLIAARDNPTIDAVIPLAPWNSSTNFSAIDVPTLIVACENDTVAPVSQHASPMYESIPSSVDKAFLEINGGDHFCANSGNANQDILGKYIVSWMKRFLDQDTRYDPFLCGPNHEADPDISEYRDTCPY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MKTNRRRRLALAAAALLLSVAAQAQNGSAPPGPDPDPDPNPPESDNPYQRGPDPTAASLEASSGPFAVSTTTVSSASGFGGGTIYYPTNTEGPFAAIAVVPGFVGTESSIDWWGPRLASHGFVVITIDTNSVFDQPDSRATQLMAALDYVISQSNTSSSPISGMVDSNRLGVMGHSMGGGGSLIAARDNPTLKAAIPLAPWNSSTNFSAITVPTLIIACENDTVAPVSSHASPFYNSIPSSTDKAFLEINGGDHFCANSGNSNKDILGKYGVAWMKRFLDNDTRYDPFLCGPNHEADGSAISEYRDTCPY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MKTNRRKKLALAASALLLSMSAFATNPSPDPDPDPDPNPCESDCGYQRGPDPTASSLEASSGPYSVSTTNVSSFVSGFGGGTIHYPTNTSGQMGAIAVVPGFVSSESSIEWWGPRLASHGFVVITIDTNSVFDQPDSRATQLSAALDYVISQSNSSSSPISGMVDSNRLGAMGWSMGGGGSLKLATDRNLKAAIPLAPWNSGSNNFDEITTPTLIIACENDAVAPVSSHASPFYNDIPNSTDKAFLEINNGDHFCANSGNSNEDILGKYGVAWMKRFIDNDTRYDQFLCGPNHEADSAISEYRDTCNY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KTNMLTKLALAASALLLSMSVFATTPSPGPEPDPDPSPCSSSNGYQRGPDPTASALEANSGPYSVSTINVSSFVSGFGGGTIHYPTNASGQMGAIAVVPGYVSYESSIEWWGPRLASWGFVVITIDTNSIYDQPDSRANQLSAALDYVIDQSNSSSSPISGMVDPNRLGAIGWSMGGGGSLKLATDRNLKAIIPQAPWYSGFNDFDEINTPTFIIACELDAVAPVASHASPFYNDIPNSTPKAFLEINNGDHFCANSGYPNEDILGKYGVAWMKRFIDNDTRYDQFLCGPNHEADYDISEYRDNCNY</text:p>
          </table:table-cell>
        </table:table-row>
        <table:table-row table:style-name="ro1">
          <table:table-cell office:value-type="string" calcext:value-type="string">
            <text:p>SRR14039970_584981</text:p>
          </table:table-cell>
          <table:table-cell office:value-type="string" calcext:value-type="string">
            <text:p>MKTLSLSKTLLSALAASALLFSASALATNPAPPADEPSNPGGSSPYQRGPDPSVSFLEGSRGQYRVANTNVSGLVSGFGGGTIHYPSNAEGSMAAVVVIPGFVSAESSIDWWGPKLASYGFVVMTIDTNTGFDQPPSRARQINSALDYLVDQNTDRNSPVRGMIDTQRLGVIGWSMGGGGTLRVASEGRIKAAIPLAPWDTSSFYARRAAAPTLIFACQSDVIAPVRSHASPFYNSLPSGIDKAYVELNNGSHYCGNGGSSFGRYDAVLGRFGVSWMKRFLDQDTRYTQFLCGPRHTSDRQISEARTTCNF</text:p>
          </table:table-cell>
        </table:table-row>
        <table:table-row table:style-name="ro1">
          <table:table-cell office:value-type="string" calcext:value-type="string">
            <text:p>ERR10641118_142160</text:p>
          </table:table-cell>
          <table:table-cell office:value-type="string" calcext:value-type="string">
            <text:p>MKTLFKAAVLCGAMLTSLGVLAQANPYQKGPDPTVSNLEAARGSFAVSSTSISGLSATGFGGGSLHYPTAAGSYGLIAVAPPYLAQSSSIAWLGPRLASHGFVVVMIDVNSTLDFPESRSRQQLAAIDYAIAQSARTTSPIYRKVDTTRRGVSGHSMGGGASILTARNAPANIKGAFPLTPWSSDKNFSSLQVPTGYLACESDTVAANADHSLNFYNRMPASTPKGYYELRGESHFCPQSTANNPVIGKYLVAWMKRFVDNDTRFSPFLSGALPNADLSSRRFSALRTSGL</text:p>
          </table:table-cell>
        </table:table-row>
        <table:table-row table:style-name="ro1">
          <table:table-cell office:value-type="string" calcext:value-type="string">
            <text:p>SRR26541433_19998</text:p>
          </table:table-cell>
          <table:table-cell office:value-type="string" calcext:value-type="string">
            <text:p>MKTLFASAALVASSLLATSAFSAPYPSAPCNDCQRGPNPTTASLENENSGPYNVDDMNVSSWVFGFGGGTIHYPTNASGQMGAIAVIPGYLSYESSIEWWGPRLASHGFVVITMNTNSIYDQPNSRADQLDAALDYVIDESNSTFSPISGMVDETRLGAIGWSMGGGGSLKLATERSLNAIIPQAPWYAGFNDFDEINTPTFFIACELDAVAPVASHVDDFWGDVPNSTPKAYVEINNGDHFCANSGNSDEDILGKYGISWMKRFIDFDTRYNQFLCGPNHEADYDISEWRDNCNF</text:p>
          </table:table-cell>
        </table:table-row>
        <table:table-row table:style-name="ro1">
          <table:table-cell office:value-type="string" calcext:value-type="string">
            <text:p>SRR20309463_795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is_petase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SSRSSQQMAALRQVASLNGTSSSPIYGKVDTARMGVMGWSMGGGGSLISAANNPSLKAAAPQAPWDSSTNFSSVTVPTLIFACENDSIAPVNSSALPIYDSMSRNAKQFLEINGGSHSCANSGNSNQALIGKKGVAWMKRFMDNDTRYSTFACENPNSTRVSDFRTANCS*</text:p>
          </table:table-cell>
        </table:table-row>
        <table:table-row table:style-name="ro1">
          <table:table-cell office:value-type="string" calcext:value-type="string">
            <text:p>fast_petase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N152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</table:table-row>
        <table:table-row table:style-name="ro1">
          <table:table-cell office:value-type="string" calcext:value-type="string">
            <text:p>SRR22234379_583440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5371989_72478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ERR10822306_273555</text:p>
          </table:table-cell>
          <table:table-cell office:value-type="string" calcext:value-type="string">
            <text:p>MKTIERGQRRCAVGLGLLLLAAAAHAQTNPLAKGPDPTSALLNANAGPFAIASTAVPSSVAGFGGGTVYYPTAAGSYATVAICPGFTATQSSIAWIGQRMASHGFVAMTINTNSTFDQPPSRATQLMAALRYLTNSSNSTVRARVDASRLGVAGHSMGGGGTLMAARDNTTLKAAVPLTPWSQTKSFSTVRVPTLVVGAENDTVAPVAQHSIPFYTSLPASLDKAYAELNNASHFAPNSTNTAIGRYSVAWVKRFMDNDTRYEPFLCGAPHTAFATPTVFSDYRSTCPYQ</text:p>
          </table:table-cell>
        </table:table-row>
        <table:table-row table:style-name="ro1">
          <table:table-cell office:value-type="string" calcext:value-type="string">
            <text:p>DRR046399_6024</text:p>
          </table:table-cell>
          <table:table-cell office:value-type="string" calcext:value-type="string">
            <text:p>MKTIARWQRRCAVGLGLLLLAAAAQSQTNPFQKGPDPTSTILNATAGPFAVATASVPSSVAGFGGGTVYYPTTAGSYAALALCPGFTATQSSIAWIGRRLATHGFVVITINTNSTFDQPPSRATQLMAALRYLTNSSSTTVRSRIDANRLGVGGHSMGGGGTLMATRDNPSLKVGIPMTPWSSTKSFSTVRVPTIIFGGENDTVAPVSSHSIPFYTSLPSSLDKAYAELNGASHFAPNSTNTPIGRYAVSWAKRFMDNDTRYDTFLCGSAHTAFATPAVFSDYRSTCPY</text:p>
          </table:table-cell>
        </table:table-row>
        <table:table-row table:style-name="ro1">
          <table:table-cell office:value-type="string" calcext:value-type="string">
            <text:p>SRR15430510_32059</text:p>
          </table:table-cell>
          <table:table-cell office:value-type="string" calcext:value-type="string">
            <text:p>MKSTQGSKFALSLLTAGTLLFSMSALGFNAPDPDPQPDPDPCEGDCGYTRGPDPTTSLLEASSGPYSVRTDSVSSRVSGFSGGTIYYPTGTSGRMGAIVVAPGFLSPESSISWWGPRLASHGFVVITVQINSGYDQPASRQAQMDAALDHVISESNSSSSPISGMVDSSRLGAMGWSMGGGGALRMAAGDRLSAAIPLAPWHSGRDNFDQIRTPTLIFACENDSVAPVRSHASPFYNDIPNSTSKAFFEINGGSHTCANGGRSNGDLLGRIGVSWMKRHIDQDTRYNQFLCGPNHESDGDISEYRGTCPL</text:p>
          </table:table-cell>
        </table:table-row>
        <table:table-row table:style-name="ro1">
          <table:table-cell office:value-type="string" calcext:value-type="string">
            <text:p>ERR9769279_34127</text:p>
          </table:table-cell>
          <table:table-cell office:value-type="string" calcext:value-type="string">
            <text:p>MKSQFRKKIKKAKLESALKVFGAFMFASAISTPAAFAINPGGNSDGNSDAGCNSNCSLGIDPTSEMLEKEQGPYVIDYIDIPKSVAGFAGGRIHFPKGLDQRLGLVVIGPGFLYTDESSSRWLGPRLASNGFVTVNINFNTVMDQPDMRANQYDKALDYVIKLSKDSSSPLYGLVDENRLGAAGWSMGGGAALKLSNMRPLKAIMPWAPWYIPAGAFSSVQTPSLIIACKGDIIAPEGIHASAFYNVIPDSTPKEYVKFAKGNHWCSNNRSNYKPLIGKLSIAWFKRFMDEDNRYEKFICDGDIKDESGVAEFRDNCGSWK</text:p>
          </table:table-cell>
        </table:table-row>
        <table:table-row table:style-name="ro1">
          <table:table-cell office:value-type="string" calcext:value-type="string">
            <text:p>ERR4801149_9489</text:p>
          </table:table-cell>
          <table:table-cell office:value-type="string" calcext:value-type="string">
            <text:p>MKSFVKMCVGCVLALVMLAGISSADYRRGPNPSDSMLEARTGPFDFERSTVSRLSAGGYGGGTLFYPTNTNEGPFAGIVVCPGYMESDGQVDWWGPRLASNGFVVFVMQPQNTYMNQPSQRGNQMLDALDDLVSWNNSRNHAIYGLLDPNRLGLMGHSMGGGGTLIAAEDEANNPAVKAAIPLAPYALEKDFSRITCPTMIVACGADMIAPVAQHAMPFYRSLSDSIDKMFIEFAGDSHFCVIDGNMHMPTLGKLGIAWMKVFMDEDARYLTFLNDTNYGATMEVSRFQSNRPYSVPGGGTSGDCQQWTSSNDQHVSAGRAYTQQETVGCDTVTTYYAVGSNMSIGTSGYSSTTLHSSDGGNSYYTGSCP</text:p>
          </table:table-cell>
        </table:table-row>
        <table:table-row table:style-name="ro1">
          <table:table-cell office:value-type="string" calcext:value-type="string">
            <text:p>SRR9643230_217764</text:p>
          </table:table-cell>
          <table:table-cell office:value-type="string" calcext:value-type="string">
            <text:p>MKSFLKKIYLGTGMLLVSANALSYTPAPTPNPTPITTPVECQDDCDFSRGPNPTSSSIEGVGPYSVATQNVPSSVSGFGGGTIHYPRGISGTVGAIAVVPGFVSPESSIIWWGPRLASHGFVVITIATNSIFDQPASREAQLGRALDYVINQNNSSNSPISGLVDTSRLGAMGWSMGGGGSLRLASGDRLSAVIPLAPWNEGSRGFRQLETPTLVIACERDLIAPVGVHASPFYNAIPSTTDKAFLEVNNGSHSCANGGGINGGLLSKYGVSWMKRFIDNDTRYQQFLCGPNHAANPAISEYRDTCNY</text:p>
          </table:table-cell>
        </table:table-row>
        <table:table-row table:style-name="ro1">
          <table:table-cell office:value-type="string" calcext:value-type="string">
            <text:p>SRR5855429_11905</text:p>
          </table:table-cell>
          <table:table-cell office:value-type="string" calcext:value-type="string">
            <text:p>MKRTLSLRRLWQAMAACASLCIAAAASAQVGPDPTSAGLEASAGPFTVSTSSVSSYVRGFGGGTIYYPSAAGQYGVVAISPGFTATQSSVAWLGRRLASHGLVVITINTNSVFDMPASRATQLMAALNHVVSGASSTIRSRVDSTRLAVSGHSMGGGGALIAAQNNPTLRASLPLTPWNNATNFDTVRVPTLIFGADGDTVASASSHARPFYASLPATTLKAYAELNNANHSTPNSTNTPIGRYSVAWMKRFVDADARYSPFLCGEPHRTYATPAVFDRYNQNCPY</text:p>
          </table:table-cell>
        </table:table-row>
        <table:table-row table:style-name="ro1">
          <table:table-cell office:value-type="string" calcext:value-type="string">
            <text:p>SRR25727962_708236</text:p>
          </table:table-cell>
          <table:table-cell office:value-type="string" calcext:value-type="string">
            <text:p>MKNTAFRKVSVVAVTFLLSVTAFAGGGGGGGGDNSGALPLPDTCNSNCGYELGPNPSLSFVQANRGPQPTTTTNVSSSVDGFGGGTIYYPTNISQEMAAISIAPGFTNTQSAVAWWGPVLASHGFVVITIDTNGRFDQPESRSRQLDAALNHLISESDRSSSPISGLVDRNRLATMGFSMGGGGSLRSASRNRLSAAVPLAPWSVGGNNFNQIGVPTMIMACENDGTAGINQHARPFYNAIPGSTDKVYLEINDGPHNCANGNNINNATLSTYGVSWMKRFLDKDRRFNQFLCGPNHEANSRISQFRDTCLF</text:p>
          </table:table-cell>
        </table:table-row>
        <table:table-row table:style-name="ro1">
          <table:table-cell office:value-type="string" calcext:value-type="string">
            <text:p>ERR9936846_204_lib_contig</text:p>
          </table:table-cell>
          <table:table-cell office:value-type="string" calcext:value-type="string">
            <text:p>MKNKNPTLPLLSATPLPGAALAKTGLAVAAMLCSFAAQAQVAIFQESFSSGLGGFTATGTVGTGTGAARLEGCYGCTDGAITSGAISTQGFTGLSLSFDRVTSGLDSGEAGIAEYSTNGSTWTAVESTRVTTNGRVTFSLPDTAAGQAALRLRFRIDASLSSETYTVDNVQLTGIPGDTGTNPYAKGPNPTTSMLESSTGPFTYATTNVSEFSASGYGGGTIYHPTNVAGPFAAIAISPGYTGTKSTMSWWGERLASHGFVVITIDTNSIYDQPYERAPQLMAALRQLVTFSNTSSHPIYRKVDPNRLGVMGHSMGGGGTLIAARDNPTLKAAIPLAPWNTSTDFSSVRVPTLVVACESDTIAPVSQHASPFYNSIPASATKKAFMEMNNGDHFCVMTGNDYTRIMGKYGVAWMKRFMDNDTRYSPFLCGAPHQADLSNIQISEYRENCPY</text:p>
          </table:table-cell>
        </table:table-row>
        <table:table-row table:style-name="ro1">
          <table:table-cell office:value-type="string" calcext:value-type="string">
            <text:p>ERR10789850_92482</text:p>
          </table:table-cell>
          <table:table-cell office:value-type="string" calcext:value-type="string">
            <text:p>MKNITIRSTVRAAVAATLAATAVSGFAQTTAPTSASLNATAGPLAVSTSTVTAPRGFGGGTIYYPTTQARYGVIAISPGFTATETSLAWLGRRIATHGFVVITLNTLTTLDQPASRATQLMAALNHVVNSSPAAVKARIDTARLAVAGHSMGGGGALIAARDNPTLKASYSLTPWNTNSSFSTVRVPTMIVGADGDTIAPVGTHARPFYAALPGTTSKAYGELNNGTHFSPNSTNTPIGRYGVAWMKRFLDADTRYSTFLCGAEHTSYATALVFDRYNQNCPY</text:p>
          </table:table-cell>
        </table:table-row>
        <table:table-row table:style-name="ro1">
          <table:table-cell office:value-type="string" calcext:value-type="string">
            <text:p>WP_058088494</text:p>
          </table:table-cell>
          <table:table-cell office:value-type="string" calcext:value-type="string">
            <text:p>MKNAPIRSVLATCLVAAAASALAQTTAPTSASLNASAGPLSVSTASVTAPRGFGGGTIYYPTTQARYGVIAISPGFTATQISIAWLGRRIATHGFVVITLNTLTTLDQPDSRANQLMAALNHVINSSSSAVKARIDTSRLAVAGHSMGGGGALIAARDNPTLKASYPLTPWNINSAFTTVRVPTMIVGADGDTIAPVGTHARPFYAALPGATSKAYGELNGATHFSPNSTNTPIGRYGVAWMKRFLDGDTRYSTFLCGTEHTRYATALVFDRYNQNCPY</text:p>
          </table:table-cell>
        </table:table-row>
        <table:table-row table:style-name="ro1">
          <table:table-cell office:value-type="string" calcext:value-type="string">
            <text:p>SRR23636745_2174529</text:p>
          </table:table-cell>
          <table:table-cell office:value-type="string" calcext:value-type="string">
            <text:p>MKLTFVPLAITVVATLTCTSVVAKINLVESQVIQISELKKPAESLIDKSAQTAALPIPPSIATCIDDSAISADNLSQAKDNGPFAISSKDIPRQSAIGFGGGTIHYPINASGCGLLAAIAVVPGFVSYESSIKWLGPRLAAWGFVVITINTDSIYDNPDSRARQLSAALDTIISDDNVGSIVDPNRLGAIGWSMGGGGALKLATVRDEVRAIVPLAPYHDKDYGEVSTPTLVIACQFDRIARNKKYGSMFYDKAIGPKMKVELNNASHFCPSYRFNEILLSKPIIAWMQRYINEDERFDKLLCANETYSENPRFSSYDYANCS</text:p>
          </table:table-cell>
        </table:table-row>
        <table:table-row table:style-name="ro1">
          <table:table-cell office:value-type="string" calcext:value-type="string">
            <text:p>SRR21130500_826597</text:p>
          </table:table-cell>
          <table:table-cell office:value-type="string" calcext:value-type="string">
            <text:p>MKLINKSKLALAAGTLLAASTVFATTGGGGGGGGTGGDIPCNDCSNGYQRGSVPSTSQLEANNGPYSVSTYTVSSYSASGFGGGTIHYSTETGGEQGAIAVIPGYLSYEDSIKWWGPRLASWGFVVITIDTNSIYDQPDSRADQLSAALDYLISESGSSSSPISGLVDENRVGAIGWSMGGGGSLKLSTERDIDAIIPQAPYYSGYNTFNTITTPTMIIACESDTVAPVSSHASPFYNTIPSSTPKAFMEIRGGDHYCANSDKPDADILGRNGVAWMKRFIDKDTRYSQFLCGPNFEADYDISEYRDNCNY</text:p>
          </table:table-cell>
        </table:table-row>
        <table:table-row table:style-name="ro1">
          <table:table-cell office:value-type="string" calcext:value-type="string">
            <text:p>ERR3697023_14244245</text:p>
          </table:table-cell>
          <table:table-cell office:value-type="string" calcext:value-type="string">
            <text:p>MKLERSVAQATSVARGARRHEKPSSLTSVALAGVSLALFSTFAHADVLLQENFDGNLGQFSSSGSVTVTTSGARMAGSYGGTDGAITSPAISTVGFTGLSLSYTRTTTGLDSGEGGFLEYSTNGTTFTSLGSTQSASGPVTVALPAAVENQAALRLRWRVNASLSSEYYTVDTILLEGTGGTSCEPNCPPTGNPYQRGP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</table:table-row>
        <table:table-row table:style-name="ro1">
          <table:table-cell office:value-type="string" calcext:value-type="string">
            <text:p>ERR2762187_7288</text:p>
          </table:table-cell>
          <table:table-cell office:value-type="string" calcext:value-type="string">
            <text:p>MKKSILEKIAVGTGALLFSVSAFSFTPSPTPDPDPDPDPTPCQGECDFTRGPNPTSSYLEASRGPYTVRNVSVSRSVSGFGGGTIHYPTNTTGTMGAIAIVPGFLAGESSISWWGPRLASHGFVVITIATNSTFDQPASRETQLGRALDYLVSQSNSSSSPISGKVDSARLGAMGWSMGGGGTLRLASGSRLVAAIPLAPWHSGSNNFNRIQTPTMIIACENDTTAAVRSHASPFYNSIPSSTDKAFLEINNGSHSCANGGGSNGGLLGKYGVSWMKRFMDQDTRYNQFLCGPNHAANSAISEYRETCNY</text:p>
          </table:table-cell>
        </table:table-row>
        <table:table-row table:style-name="ro1">
          <table:table-cell office:value-type="string" calcext:value-type="string">
            <text:p>SRR26541423_84165</text:p>
          </table:table-cell>
          <table:table-cell office:value-type="string" calcext:value-type="string">
            <text:p>MKKSIFSKLVVSAGALLLSSTLYASGGGSGGGGSVPPVGNNPCGPDPSSSALSRTGSSGPFSVATKNVSSFSASGFGGGTIHYPTNSNCGRMGGIAVVPGYVSYESSIEWWGPRLASWGFVVITINTNSIYDQPNSRADQLSAALDHIIDDSTVGSLVDPDRLGAIGWSMGGGGSLKLATDRARVRAIIPQAPWYSGSYGSMDTPAFMIACENDAIAPTSSHVDDFYRDASGPKMKIEVNNGSHYCANSGYNESLLGKPGIAWMKRYIDGDTRYNQFLCGNESYGSSYEVSDYDYASCP</text:p>
          </table:table-cell>
        </table:table-row>
        <table:table-row table:style-name="ro1">
          <table:table-cell office:value-type="string" calcext:value-type="string">
            <text:p>ERR1579315_76907</text:p>
          </table:table-cell>
          <table:table-cell office:value-type="string" calcext:value-type="string">
            <text:p>MKKNIFKKACLSALVIAFSLSAHSGGGGGDDGGSDQLPLPDSCNSNCGYEVGPNPTLSALEATQGPLSVSASTVSSSVDGFGGGTIYYPNNASQELATIAVAPGFTNTQSAIQWWGPLLASHGYVVITIDTNGRFDNPGSRSLQLDAALSYLISEGNRSSSDISGLVDENRLATMGFSMGGGGTLISASRNRLSAAVPMAPWNTGGNDFDAIGVPTLIFACEDDSTARINSHASPFYNSIPSSTDKAYMEINNGPHNCANGNNGNGNDALLSTYGVSWMKRFLDKDSRYDQFLCGPNHVANSKINEYRDTCNY</text:p>
          </table:table-cell>
        </table:table-row>
        <table:table-row table:style-name="ro1">
          <table:table-cell office:value-type="string" calcext:value-type="string">
            <text:p>SRR9045818_458708</text:p>
          </table:table-cell>
          <table:table-cell office:value-type="string" calcext:value-type="string">
            <text:p>MKKLALKKLAACTFSLLFSLSAYSGGGDDGSNSGELPPPSTCSINCGFEIGPDPSLSFVRASQGPLPVSTSIVSSSVDGFGGGTIYYPSTITDEMATIAISPGFTASQSAIAWWGPLLASHGFVVITIDTNGTFDQPTSRGRQLDSALNYLISEGNRANSPVAGLIDENRLATMGHSMGGGGALQSAARNRLSASVPLAPFNTGSNDFNQINVPTMIMGCEDDGVAPVNSHAIPFYQDIPGTTDKALLEIANGPHNCANGGSSNNPTLSTYGVSWMKRFLDKDRRYDQFLCGPDHIADSRISDFRDTCTF</text:p>
          </table:table-cell>
        </table:table-row>
        <table:table-row table:style-name="ro1">
          <table:table-cell office:value-type="string" calcext:value-type="string">
            <text:p>SRR26324216_19427_lib_contig</text:p>
          </table:table-cell>
          <table:table-cell office:value-type="string" calcext:value-type="string">
            <text:p>MKIVKQAAVRSAVTHAGLAAILLCSSFAAQAQVAVFQENFSTGLGGFSATGTVSTSSGAARLQGCYGCTDAAITSGAISTVGFSGLSLSFDRVASGLDAGEAGTAEFSTDGVNWTAVEATRAQTTGRVTFNLPAGAAGQSALRLRFRIDASLSSETYSVDNVQLTATPGDTGGETGANPFAKGPAPTTALLEASVGPFTYTRTSVSRTAASGYGGGTIYHPTNVTGPFAAIAISPGYTAYQSSISWWGERLASHGFVVITIDTNSTSDQPGSRATQLMAALRQLVTYSNTSTHPLYRKVDPNRLGVMGHSMGGGGSLIAARDNPSLKAAISLAPWNSSTNFAAVQVPTLVVACESDSVASVASHASPFYNNIPASTKKAYLEINNGDHFCPITGNNYTRIMGKYGVSWMKRFMDNDTRYSQFLCGAPHQADLSSTQLSEYRENCPY</text:p>
          </table:table-cell>
        </table:table-row>
        <table:table-row table:style-name="ro1">
          <table:table-cell office:value-type="string" calcext:value-type="string">
            <text:p>ERR9963791_1782184</text:p>
          </table:table-cell>
          <table:table-cell office:value-type="string" calcext:value-type="string">
            <text:p>MKITAHKTARGVANFAKASLFVAALAVTSLANAQYQKGPDPTVSALERNGSFATRSTTVSRLSASGFGGGTIYYPTASGSYGAIAVSPGFTAYQSSISWIGERLSSHGFVVITIDTITTSDQPESRGNQLKAALDKVVSLSRTSSSPLYNKVDASRLGVAGHSMGGGGTLAAARDNPSYKAAVPLAPWHTTKSWSRVSVPTLIIGGSTDAIAGVALHSIPFYTSLPSSTKKAYMELSGEGHFYPQLPSNYPIVGRYMISWFKRFMDSDTRYSPFLCGAQHQADLRLFGPFSDYRENCPY</text:p>
          </table:table-cell>
        </table:table-row>
        <table:table-row table:style-name="ro1">
          <table:table-cell office:value-type="string" calcext:value-type="string">
            <text:p>SRR13207077_558</text:p>
          </table:table-cell>
          <table:table-cell office:value-type="string" calcext:value-type="string">
            <text:p>MKIKNRTACTTAAPSPARRRLAMASLAAAGLLCSFTAQAQVAVFQENFTSGLGSFTAAGSATNSSGAARLAGCYGCTDGAITSGPISTVGFSSLSLSFDRVTSGLDIGEGGIAEYSTNGSTWTALETTRATSNGRVTFNLPAAAAGQTGLRLRFRIDANLSSETYTVDNIQLTGISGDGGGTNPHAKGPAPTASLLEASTGPFTYASTNVSSLSADGYGGATIFHPTNVAGPFAAIAISPGYTGTKSTMTWWGERLASHGFVVAVIDTNSIYDQPYQRAPQLMAALRQLVTFSNTSSHPIYRKVDPNRLGVMGHSMGGGGTLIAARDNPTLKAAIPLAPWNTSTNFSSVSVPTLVVACESDSIAPVNSHASPFYNSLPSSTRKAFMEMNNGDHFCVMNGNDFTRIMGKYGVAWMKRFLDNDTRYSPFLCGAQHQADLSNSQLSEYRENCPY</text:p>
          </table:table-cell>
        </table:table-row>
        <table:table-row table:style-name="ro1">
          <table:table-cell office:value-type="string" calcext:value-type="string">
            <text:p>SRR11534412_304166</text:p>
          </table:table-cell>
          <table:table-cell office:value-type="string" calcext:value-type="string">
            <text:p>MKIKISMVRTALLITSLLASAYALSAPGPSAPCTDCARGPNPTVASLKSRTGPFSVAKFSVSGFLKGFGDSTVHYPTNTSGKMGAIAVIPGYLSYENSIEWWGPRLASHGFVVMTMNTSTIYDQPDSRANQLSRALDYLIEQSNSRTSPIAGKIDSTRLGVIGWSMGGGGSLKLATERSLNAIIPQAPYYAGLNSFNTIKTPTMILACGADVVAPVAAHASPFYYRVPSTTPKAFLEIYGGSHFCANSGYPNEDLLGMYGISWMKRFIDFDRRYDPFLCGPNHEANLAISDYRENCDY</text:p>
          </table:table-cell>
        </table:table-row>
        <table:table-row table:style-name="ro1">
          <table:table-cell office:value-type="string" calcext:value-type="string">
            <text:p>ERR9287623_1288104</text:p>
          </table:table-cell>
          <table:table-cell office:value-type="string" calcext:value-type="string">
            <text:p>MKIDSIIKFLCTALLVTFSLGVYAGGGGGGDEPSNDGQLPAPDTCTSNCGYANGANPTLSSLQASQGQYSVGTVNVSSSVNGFGGGTIYYPTNLSGELAAIAIAPGFTNTQSAVQWWGPVLASRGFVVVTINTNGRFDFPSSRSRQLDSALNYLIYLGEQSSGAISGKVDKNRLATMGFSMGGGGALESASRNRLSATVPLAPWYSGSNPFNQINVPSMIMACENDGTAGVNTHASPFYNRIPGSTDKVYLELNNGSHNCATGQDSNYRTTISTYGVSWLKRFLDKDSRYNQFLCGPNHVANARISEFRDTCNF</text:p>
          </table:table-cell>
        </table:table-row>
        <table:table-row table:style-name="ro1">
          <table:table-cell office:value-type="string" calcext:value-type="string">
            <text:p>ERR9698294_3076</text:p>
          </table:table-cell>
          <table:table-cell office:value-type="string" calcext:value-type="string">
            <text:p>MKHFHRFGATLFRGAAIAGPLALLGVAHAQTTAPTSASLNATAGPLSIASSTVSSLAANGFGGGTIYYPTASGRFGVVAISPGFTASQSTIEWLGRRMASHGFVVITIDTITTLDYPDSRATQLRAALDHVINRASTTVRNKVDPARRAVAGHSMGGGGSLIAAQADSTLKAAYPMTPWNITENFSRVRVPTMIIGADGDTIAPVTSHARPFYASIPNTTFKAYGELNNATHFAPNVTNTPIGRYGVAWMKRFVDGDTRYSTFLCGAEQNRYNTSLVFDQYRSNCPY</text:p>
          </table:table-cell>
        </table:table-row>
        <table:table-row table:style-name="ro1">
          <table:table-cell office:value-type="string" calcext:value-type="string">
            <text:p>SRR14954404_30870</text:p>
          </table:table-cell>
          <table:table-cell office:value-type="string" calcext:value-type="string">
            <text:p>MKHDRRYRWGRLAGLAALLLAPVAAQAQTVLFSEDFEGGLGAFSAGGNVFTATVFNGTSGVRLRGGSSDGVITSPPISTEGFSEVTLFFERTTDGSLDFGEFGIAEVSVDGGATFAVVEATQGGPAAVSIPLGAAAADQAAVVLRFRIAASSFFEDIEVDNVVLEGVGSGDPGPGPDPDPGPDPDPDPDPEPEPDNPFARGPDPTEATLEASSGPFAVDSFRPSSTPGFGAGTIWYPSGTNEGPFAAIAVAPGFVGGESTIDWLGSRLASHGFVVITISTSSLFDFPDSRASQLLAALDIVIAESNGSSPISGLVDPDRTGLSGHSMGGGGSLIATEDHPSIDAVVPLAPWNPSTNFSAIDQPTLIVACENDTVAPVNQHASPMYESISSSVDKAFLEIDGADHFCVNSGNAQQDTLGKFIVSWMKRFLDQDTRYDPFLCGPDHEADPDISEFRDTCPF</text:p>
          </table:table-cell>
        </table:table-row>
        <table:table-row table:style-name="ro1">
          <table:table-cell office:value-type="string" calcext:value-type="string">
            <text:p>SRR10512140_136352</text:p>
          </table:table-cell>
          <table:table-cell office:value-type="string" calcext:value-type="string">
            <text:p>MKGIRTRVLPVGKKNTGVKMRCAWRRRVSAFTQSAILHNTHSQETPVMSDPRLSVARLAWAGILLMGAASATCQAQTNPFERGPDPTSSLLNASAGPLATASVAVASPTGFGGGTIYYPTAANTYGVIALCPGFTGTQSSVAWLGSRLASHGFVVVTMNTNSSLDFPASRATQLMAALNHVINNSNATVKSRIDPNRRAVGGHSMGGGGSLIAAQNNPSLKGAYPLTPWNTSTNFSGVGVPTMIIGADGDTTAPVGSHARPFYASLPAATLKAYGELNGATHSTPTSTNTPTGRYAVSWMKRFVDTDTRYSPFLCGAEHTSYATATVFDRYQQNCPY</text:p>
          </table:table-cell>
        </table:table-row>
        <table:table-row table:style-name="ro1">
          <table:table-cell office:value-type="string" calcext:value-type="string">
            <text:p>DRR056885_121</text:p>
          </table:table-cell>
          <table:table-cell office:value-type="string" calcext:value-type="string">
            <text:p>MKFRLAKLAVLSCALASASAFAQYQKGPDPTTSSLERAGSFATRTISVSSLAASGFGGGRIYYPTASGSYGVIAVSPGYTGTASTMYFWGERLSSHGFVVIVIETNTLLDQPGSRANQLMAALNYTVSQGNSRTSALYGKVDGNRRGVAGHSMGGGGTLIAAADNASLKAAVPMAPWNLSSLSFRGIRVPTMIFGCQSDAIAPVNTHAVPFYNAIPSSTKKGYVEMRLDDHFCVMNGGGHYETLGKLGISWFKRFIDEDTRYSKFLCGTEYNATVRSTEVSDSKNNCPY</text:p>
          </table:table-cell>
        </table:table-row>
        <table:table-row table:style-name="ro1">
          <table:table-cell office:value-type="string" calcext:value-type="string">
            <text:p>SRR10408973_194281</text:p>
          </table:table-cell>
          <table:table-cell office:value-type="string" calcext:value-type="string">
            <text:p>MKFQRFLQATVLAGATLLSFGAAAIEIGPAPTKASLEASRGPFSVGQFTVSRPSGYGAGTVYYPTNAGAKVGAIAIVPGFVSYQSSIAWWGPRLASHGFVVITIDTNTTVDQPDSRSRQQLAALDQVIALSKTSSSPIYNKVDENRTGVMGWSMGGGGSLISAKNRPSIKAAAPQAPWNSSTNFSSVTVPTLIFACQSDIVAPVAQHASPFYNSITRAPKQYLEKTLGDHFCFNSANATVGLKGVAWMKRFIDGDTRYTSFACSNPNALGFSDFRTARCS</text:p>
          </table:table-cell>
        </table:table-row>
        <table:table-row table:style-name="ro1">
          <table:table-cell office:value-type="string" calcext:value-type="string">
            <text:p>ERR10640994_226214</text:p>
          </table:table-cell>
          <table:table-cell office:value-type="string" calcext:value-type="string">
            <text:p>MKFNLVAQAALFAATLAAGSAAWAVQIGPAPTKSALEASRGPFSTKSFTVSRPNGYGAGTVYYPTNAGAKVGVISIVPGYLSYQNSINWWGPRLASHGFVVVTIDTNSTTDQPASRSTQQLKALDQVVALGNTSSSPLYNKVDGSRTGVMGWSMGGGGSLISGQNRPSIKAAAPQAPWNSSTNFSSLTVPTLIFGCQSDATAAPASHAIPFYNSMSRNPKQYLEKSLGNHFCFNSANATVGLKGVAWMKRFVDGDTRYTSFACNNPNASGFSSFRTERCS</text:p>
          </table:table-cell>
        </table:table-row>
        <table:table-row table:style-name="ro1">
          <table:table-cell office:value-type="string" calcext:value-type="string">
            <text:p>SRR12687296_626766</text:p>
          </table:table-cell>
          <table:table-cell office:value-type="string" calcext:value-type="string">
            <text:p>MKFNLSEKWLIALLASSLSFNALAVGGGGDDDDPPSCETDCGYERGPDPTASSLEADDGPYNVSTINVSSFVSGFGGGTIHYPRGTSGTMGAIAVVPGFVSSESDIIWWGSRIASHGFVVITIDTNSGFDQPDSRANQLSAALDYVIDESDSSSSAISGMVDSSRLGVMGWSMGGGGSLKLATDRNLMAIIPQAPYYSGFNDFDEITTPTLIIACENDAVAPVSSHASSFYYDIPSSTDKAFLEINNGSHYCGNTGNANEDILGKYGVAWMKRFIDLDQRYDQFLCGPNHDAPYAISEYRDTCNY</text:p>
          </table:table-cell>
        </table:table-row>
        <table:table-row table:style-name="ro1">
          <table:table-cell office:value-type="string" calcext:value-type="string">
            <text:p>SRR13589008_41305</text:p>
          </table:table-cell>
          <table:table-cell office:value-type="string" calcext:value-type="string">
            <text:p>MKFEPLPGASPAVQPSMRFVLKRAGMATALLLSSFAAQAQVALVQENFSAGLGNFTAVGTVNTSDGSARLQGCYGCTDAVITSNAISTQGFTNLSLSFDRATAGLDTGEAGTAEFSTDGANWTIVESTRTTTTGRVSFALPASAAAQAALRLRFRINASLSSETYVVDNIQLTGTPGDPGDPDDPGANPFAKGP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</table:table-row>
        <table:table-row table:style-name="ro1">
          <table:table-cell office:value-type="string" calcext:value-type="string">
            <text:p>SRR19742208_42773</text:p>
          </table:table-cell>
          <table:table-cell office:value-type="string" calcext:value-type="string">
            <text:p>MKALTFGKSIFSAFAAGALLLSTAAMAAEPPPPSDPGAPSPYQRGPDPTVSFVEASSGNYRVSTSRVSGLVSGFGGGTIHYPTNADGTMAAIVVIPGFVSAESSIDWWGPKLASYGFVVMTIDTNSGFDQPPSRARQINNALDYLIEQNTRRTSPVRGMIDTSRLGVIGWSMGGGGTLRVAGEGRIKAAIPLAPWDTSSIPSRSVQAPTLIFACQSDSIAPVRNHASPFYNALPDSIGKAFVNINNGNHYCANGGSSFGRYDETLGRLGVSWMKRFLDEDRRYSQFLCGPNHTGDRQITEYRGNCPY</text:p>
          </table:table-cell>
        </table:table-row>
        <table:table-row table:style-name="ro1">
          <table:table-cell office:value-type="string" calcext:value-type="string">
            <text:p>SRR11742962_521374</text:p>
          </table:table-cell>
          <table:table-cell office:value-type="string" calcext:value-type="string">
            <text:p>MISTRRFPMRRLAIGLVFVFAAVLGACDWRGPTPTEQLLTASTGPFTVSTLAVPTSAGFGGGTIYYPSTTPGPFAVVSLSPGFTESQSAIAGWGPRLASHGFVTIIINTSNPFIDPSQRSTEQRQALTYVVTQGQTSGSPIFGKVDGQRRGVGGHSMGGGASLISAQADPTIRAVMPMAPWNSSASFPGITSPTLILACQNDGIAPVGSHASPMYNSIPASTKKEYISVAGGDHSCANAPTGGGSAVGKFGVAFLKRFLDNDGRYDPWTCGASKPVAGGSLSEVRSTCPF</text:p>
          </table:table-cell>
        </table:table-row>
        <table:table-row table:style-name="ro1">
          <table:table-cell office:value-type="string" calcext:value-type="string">
            <text:p>SRR25547245_993609</text:p>
          </table:table-cell>
          <table:table-cell office:value-type="string" calcext:value-type="string">
            <text:p>MISNRRAPARRAGAALTALALAVVLAACDIRGPAPTEQILEAPSGPFAVGSVAVPSSAGFGGGTIYYPSEAAGPFGIIAVTPGFLGNQTSIGTWGPRLASHGFVTITINTTGGFILPDQRSAEQRQALTYVVNQGNRSSSPIFGKVDGDRKGVAGHSMGGGGTLVSAREDPTIRAAVPFAPWYTSTNFSNVTVPTLIVACQSDGVAPVASHASPFYNSIPATTDKSYISVAGADHFCANSPTGGANDVGKYVVAFFKRFVDGDTRYDPWVCG</text:p>
          </table:table-cell>
        </table:table-row>
        <table:table-row table:style-name="ro1">
          <table:table-cell office:value-type="string" calcext:value-type="string">
            <text:p>ERR10087380_58920</text:p>
          </table:table-cell>
          <table:table-cell office:value-type="string" calcext:value-type="string">
            <text:p>MISLRIPALRRAAVAVTLAVTLVLAACDWRGPDPTEAALMASSGPFTVGTVAVPSSAGFGGGTIYYPNAEPGPFAEISISPGFLGNQSSIAGWGPRLASHGFVVITINTTNGFINPSQRSAEQRQALDYVAAQNGVSSSPIFGKVDPARRGVAGHSMGGGASLISLQSDPNIDAALPLAPWNSSSNFSNVTDPVLIFACQNDGIAPVGSHASPFYNSIPAATDKMFLSVAGGDHFCANAPTGASGTAGKWGVAFFKRFLDADTRYDPWLCGASRPVSGSALNEVRTTCPF</text:p>
          </table:table-cell>
        </table:table-row>
        <table:table-row table:style-name="ro1">
          <table:table-cell office:value-type="string" calcext:value-type="string">
            <text:p>SRR17041388_347861</text:p>
          </table:table-cell>
          <table:table-cell office:value-type="string" calcext:value-type="string">
            <text:p>MIRFKTGALTNTISLCLVVALGCGGGETPETSGPPPATQTNPTAQAGATATKPTGTAGAAAPTNTGRPMMTTPPTTTTPTMTTPATAGSAAPAAGSGGTPAATGAGGAPAAEAGSGAAGSAATAGSGAEDEAAAGKGGTEATGDKNHWIRGDDPPADLSGARPGPYKVERYTDGYRNGPAYADSTINYPVDAEPPFALVVVVPGFVSPQSSIASWGPFLASHGIVTMTIGTNLPTDLPETRKDALLDAMQSLKEENTREGSPLKGKLDTSYTATMGWSMGGGGTLLVANENPELKATISLCGWNPGYPYSKIKAPALMFASLGDPLAGGQSQGFYRSIPDETPKMLIEVGAGDHFVANNPASTSGVIGRYGLAWLKVYLEGDERYRKFLLEKPAVP</text:p>
          </table:table-cell>
        </table:table-row>
        <table:table-row table:style-name="ro1">
          <table:table-cell office:value-type="string" calcext:value-type="string">
            <text:p>WP_090538641</text:p>
          </table:table-cell>
          <table:table-cell office:value-type="string" calcext:value-type="string">
            <text:p>MINNIFPKSLLSMIAAGALLMSASAFATNPPADPPPGGDSPYARGPDPTVSFLEASSGPYSTRTSRVSGLVSGFGGGTIHYPTGVEGTMAAIVVIPGFVSAESSIDWWGPKLASHGFVVMTIDTNTGFDQPPSRARQINNALDYLISQNSSRTSPVRGMIDTDRLGVIGWSMGGGGTLRVASEGRIKAAIPLAPWDTVSTYAGRSQAPTLIFACQADIIAPVAAHASPFYNRLPNGIEKAFVEINNGTHYCANGGGLNNDVLSRFGVSWMKRFLDEDTRYSQFLCGPNHTSDRKISEYRGNCPY</text:p>
          </table:table-cell>
        </table:table-row>
        <table:table-row table:style-name="ro1">
          <table:table-cell office:value-type="string" calcext:value-type="string">
            <text:p>ERR2241851_78442</text:p>
          </table:table-cell>
          <table:table-cell office:value-type="string" calcext:value-type="string">
            <text:p>MINKNLSQSLLAMMAAGALLLSSSAFATNPPTDGSPTDPGQSYERGPDPSVAFLEASTGPYSVRTSRVSRLVSGFGGGTIHYPTGTTGTMAAIVVIPGFVSAESSIDWWGPKLASHGFVVMTIDTNTGFDQPPSRARQINSALDYLVDQNSSRTSPVNGMIDTERLGVIGWSMGGGGTLRVASEGRIKAAIPLAPWDTTRFSGVQAPTLIFACESDLIAPVRSHASPFYNQLPNDIDKAYVEINNGSHYCANGGGLNNDVLSRFGVSWMKRFLDNDTRYSQFLCGPNHESDRNISEYRGNCPY</text:p>
          </table:table-cell>
        </table:table-row>
        <table:table-row table:style-name="ro1">
          <table:table-cell office:value-type="string" calcext:value-type="string">
            <text:p>SRR5583254_6888706</text:p>
          </table:table-cell>
          <table:table-cell office:value-type="string" calcext:value-type="string">
            <text:p>MIMKNIDRRLRHCAVGLGLLLLAAVAQAQTNPLAKGPDPTSDLLNATAGPFAVATTSVSSSVSGFGGGTVYYPTASGSYATVAVCPGFTATQSSIAWIGRRMASHGFVVMTINTNSTLDQPPSRATQLMAALRYLTNSSNSTVRARVDANRLGVAGHSMGGGGTLMAARDNPTLKAAVPMTPWSQTKSFSTVRVPTLIVGAENDSVAPVASHSIPFYTSLSGSLDKAYAELNNASHFAPNSTNTPIGRYSVAWVKRFMDNDTRY</text:p>
          </table:table-cell>
        </table:table-row>
        <table:table-row table:style-name="ro1">
          <table:table-cell office:value-type="string" calcext:value-type="string">
            <text:p>ERR12115642_305438</text:p>
          </table:table-cell>
          <table:table-cell office:value-type="string" calcext:value-type="string">
            <text:p>MIKDFLLSRVVIVAGTLIFSMPTLAEITVSETTVVIPKEALPVPTLSNCITDSAITADALSDTRDNGPFTVSTKRVPRQSANGFGGGTIHYPTNASGCGLLGGIAVVPGYVSYESSIKWWGPRLASWGFVVITINTNHISDNPDSRATQLNAALDHLLLDSTVANMVDRDRLGVIGWSMGGGGALRLATDRSTVRAIIAQTPYHDTSYPTMDTPALFIACENDRIAPNKKYTNVFYNNATGPKMKVEVSNGSHFCASHGFHEILLSKPGIAWMQRYINGDTRFDQFLCSSENYNSSPRISSYNYKNCL</text:p>
          </table:table-cell>
        </table:table-row>
        <table:table-row table:style-name="ro1">
          <table:table-cell office:value-type="string" calcext:value-type="string">
            <text:p>SRR13969208_105</text:p>
          </table:table-cell>
          <table:table-cell office:value-type="string" calcext:value-type="string">
            <text:p>MIIRYISRLALLAGAMTLSASLWAAPVPCRDCSTGYQRGDVPSTAELESRRGPYSVRTIRVSRLVNGFGGGTIYYSTESGGGQGIIAVVPGYLSLETTIQWWGPRLASWGFTVITMDTNTIYDQPTSRASQLSAALNYVINKGNDSRSPLYGLVDPNRTGVIGWSMGGGGALELSTRRNIQATIAQAPWHVGAGTFAQISTPTMILACQLDAVAPTAIHAKAFYNVIPRTTSKAYFEVRAGSHFCANTGYPNTDIIGRNGIAWMKRFIDNDTRYNQFLCGPNFESDFRISKYRDTCNY</text:p>
          </table:table-cell>
        </table:table-row>
        <table:table-row table:style-name="ro1">
          <table:table-cell office:value-type="string" calcext:value-type="string">
            <text:p>SRR13979328_189838</text:p>
          </table:table-cell>
          <table:table-cell office:value-type="string" calcext:value-type="string">
            <text:p>MIHHFSVRALLAAGALLASAAVSAQTNPYERGPAPTTSSLEASRGPFSYQSFTVSRPSGYGAGTVYYPTNAGGPVGAIAIVPGFTARQSSINWWGPRLASHGFVVITIDTNSTLDQPDSRSRQQMAALNQVATLSRTSSSPIYNKVDTSRLGVMGWSMGGGGSLISARDNPSLKAAAPQAPWSSSKNFSSVTVPTLIIACENDSIAPVNQHADPFYDSMSRNPREFLEINGGSHSCANSGNSNQPLLGKKGVAWMKRFIDNDTRYTSFACSNPNSTRVSDFRVAACN</text:p>
          </table:table-cell>
        </table:table-row>
        <table:table-row table:style-name="ro1">
          <table:table-cell office:value-type="string" calcext:value-type="string">
            <text:p>SRR1523874_4491</text:p>
          </table:table-cell>
          <table:table-cell office:value-type="string" calcext:value-type="string">
            <text:p>MIEIRSSYKSKKTNCKRSVMPSMITKKAALPFVISSALLFSASAFAITPPSDPDPDPTPCEGDCDFTRGPDPTESMLEARSGPFNVDTVNVSSRVSGFGGGTIHYPTNTSGQMGAIVVAPGFVSPESSIGWWGPQLASHGFIVMTIATNSLYDQPDSRRDQLEAGLDYLISQSNSSGSDISGMVDSSRLGAMGWSMGGGGALQLAADGRLSAAIPLAPYNSSRNDFDDITTPTLIFACENDAVAAVRSHASPFYNDIPGSTDKAFVEINGGAHSCANGGNTNNSLLSKYGVSWMKLHLDQDQRYSQFLCGPNHESDRSISEYRGTCPY</text:p>
          </table:table-cell>
        </table:table-row>
        <table:table-row table:style-name="ro1">
          <table:table-cell office:value-type="string" calcext:value-type="string">
            <text:p>SRR20309463_795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is_petase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SSRSSQQMAALRQVASLNGTSSSPIYGKVDTARMGVMGWSMGGGGSLISAANNPSLKAAAPQAPWDSSTNFSSVTVPTLIFACENDSIAPVNSSALPIYDSMSRNAKQFLEINGGSHSCANSGNSNQALIGKKGVAWMKRFMDNDTRYSTFACENPNSTRVSDFRTANCS*</text:p>
          </table:table-cell>
        </table:table-row>
        <table:table-row table:style-name="ro1">
          <table:table-cell office:value-type="string" calcext:value-type="string">
            <text:p>fast_petase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N152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2266064_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</table:table-row>
        <table:table-row table:style-name="ro1">
          <table:table-cell office:value-type="string" calcext:value-type="string">
            <text:p>SRR22234379_583440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3979362_3177</text:p>
          </table:table-cell>
          <table:table-cell office:value-type="string" calcext:value-type="string">
            <text:p>MHQGIHMERKNIRRRWAIGLLGMLVLAASAHAQTNPHQKGPDPTSASLNATSGSFSVATSSVSSLGAVGFGGGTVYYPTTTGTYAVLAICPGFTATQSSIAWLGRRIATHGFVVITIDTNSTLDQPPSRATQLMAALNYVTNSSSATVRSRVDASRRGVAGHSMGGGGTLYAARDNPSLKAAVPLTAWSTLKSFSSVQVPTLVVGAESDSIASVSSHSIPFYNSLSTSLDKAYAELNGATHFAPNSTNTPIGRYSVSWVKRFMDNDTRYTPFLCGAPHQSYATSLVFSDYRSTCPY</text:p>
          </table:table-cell>
        </table:table-row>
        <table:table-row table:style-name="ro1">
          <table:table-cell office:value-type="string" calcext:value-type="string">
            <text:p>BAB86909</text:p>
          </table:table-cell>
          <table:table-cell office:value-type="string" calcext:value-type="string">
            <text:p>MHLPRSRWDIPFKEETTMTHHFSVRALLAAGALLASAAVSAQTNPYERGPAPTTSSLEASRGPFSYQSFTVSRPSGYRAGTVYYPTNAGGPVGAIAIVPGFTARQSSINWWGPRLASHGFVVITIDTNSTLDQPDSRSRQQMAALSQVATLSRTSSSPIYNKVDTSRLGVMGWSMGGGGSLISARNNPSIKAAAPQAPWSASKNFSSLTVPTLIIACENDTIAPVNQHADTFYDSMSRNPREFLEINNGSHSCANSGNSNQALLGKKGVAWMKRFMDNDRRYTSFACSNPNSYNVSDFRVAACN</text:p>
          </table:table-cell>
        </table:table-row>
        <table:table-row table:style-name="ro1">
          <table:table-cell office:value-type="string" calcext:value-type="string">
            <text:p>ERR9936833_584_lib_contig</text:p>
          </table:table-cell>
          <table:table-cell office:value-type="string" calcext:value-type="string">
            <text:p>MHIKKTTSAPAATLMSARRAAIAASALACSFGAHAQVAIFQESFSSGLGGFTATGTVSTSTGAARLEGCYGCTDGSITSGAISTQGFSGLSLSFDRVTSGLDSGEAGIAEYSTNGSTWTALESTRATTNGRVSFSLPASAAGQSALRLRFRVDASLSSETYTVDNVQLTGVPGDTSENPYARGPAPTAALLEAGTGPFTYASTEVSQFSASGYGGGTIYHPTNVAGPFAAIAISPGYTGTKSTMSWWGERLASHGFVVITIDTNSIYDQPYERAPQLMAALRQLVTFGNTSSHPIYRKVDPNRLGVMGHSMGGGGTLIAARDNPTLKAAIPLAPWNTSSDFSGVRVPTLVVACESDSVAPVASHASPFYNSIPASTTKKAFMEMNNGDHFCVMTGNDYTRIMGKYGVAWMKRFMDNDTRYSPFLCGAPHQADLSNIQISEYRENCPY</text:p>
          </table:table-cell>
        </table:table-row>
        <table:table-row table:style-name="ro1">
          <table:table-cell office:value-type="string" calcext:value-type="string">
            <text:p>SRR12681888_1225841</text:p>
          </table:table-cell>
          <table:table-cell office:value-type="string" calcext:value-type="string">
            <text:p>MHETNTRVRAGRACGCARAVRRVERGRVGRGRCLMRYRAFAWWWVCACLLLACGDTSGGNADETGPVTGQQPAAGASGQSASGTGGGTPAMPMSGGTSAGSAGRAGSAGMPPPAAGMGSMAGEGGTAGTDADAGASGVGGSAGGTSGVGGSAGSAGEGPDPEGPDPTTESASRAGPLNVESIPWTEFRNGPDFAGGTIWYPTDGEPPYPFVAIVPGFTAYESSIRSWGPFLASHNIVAITIDTNTTADQPPTRAAALLDALESVAAENSRSGSPLMDKLDESRQALMGWSMGGGGTLIAANRTPSLKAAISLCGWNPLGSYSMMTVPSLMFASLGDPLAGGQSQGFYRSIPDTTPKMLIEAGVADHFVANNPAYLNGLIGRYGLSWLKVFMVGDERYRQFLLEMPQGTTDYASNVE</text:p>
          </table:table-cell>
        </table:table-row>
        <table:table-row table:style-name="ro1">
          <table:table-cell office:value-type="string" calcext:value-type="string">
            <text:p>SRR7548956_74754</text:p>
          </table:table-cell>
          <table:table-cell office:value-type="string" calcext:value-type="string">
            <text:p>MHAVTSLGFVRASTAPGGRGWRRLAWALALGCGLGVGTTASYAQATGPNPSSAFLNASAGPLRVATESVSSFVTGFGGGTIYYPSTAGRYGVIAISPGFTATESSVAWLGRRLASHGFVAIVINTNSTLDQPASRATQLMAALRHATTGASSTVRARIDSTRQAVAGHSMGGGGTLIAAEDNPTLKAAIPLTPWNLSTSFNGVRVPTLIVGADGDTVASVAVHARPFYASLPASTFKAYAELNGASHFAPNTTNTPIGRYSVAWAKRFIDGDTRYSPFLCGAEHRAYATAAVFDRYNQNCPY</text:p>
          </table:table-cell>
        </table:table-row>
        <table:table-row table:style-name="ro1">
          <table:table-cell office:value-type="string" calcext:value-type="string">
            <text:p>ERR3943994_542949</text:p>
          </table:table-cell>
          <table:table-cell office:value-type="string" calcext:value-type="string">
            <text:p>MGSDDAWIRGEDPTEASIVAMGPYAVGEITEADGLRDGPLYGDASVGDGGATVYYPTDADPPFGGIAVYPGWLYNRDAIAGWGPFLASHGIVMMAVDPQSTGEQPEDRQLGQADALISLKGENTRAGSPLEGKLDTTRLGVMGWSMGGGATWLNADDTASEVYADLVVAISLCGWRPVAVGGNTKAASLQFASVADVLAGGMSQPVYDLIPASTPKMLIEFEGDDHFIANDPSGASWQVGRYGLSWIKVFLERDERYRPFLMTMPMNTTEVRPLM</text:p>
          </table:table-cell>
        </table:table-row>
        <table:table-row table:style-name="ro1">
          <table:table-cell office:value-type="string" calcext:value-type="string">
            <text:p>ERR6465722_199879</text:p>
          </table:table-cell>
          <table:table-cell office:value-type="string" calcext:value-type="string">
            <text:p>MGGSMKLRSTAMRRRFVVLVAVVMLVVAACDWRGPAPTEQSLVAARGTFTVGTLAVPTSAGFGGGTIYYPGNHDGPFGVISISPGFLGNQSSIGEWGPRLASHGFVVITINTTNGFIQPPQRSTEQRQALSYVVAQGGVSSSPIFGIVDGARRGVAGHSMGGGASLISVQSDPSIKVAVPFAPWNSSANFSAVTSAVLIFACQNDSIAPVGSHASPMYNSIPASTDKSYVSVAGGDHFCANNPTGASGTAGKWALSYFKKFIDGDTRYDPWVCGASKPATGPVLNEVRSSCPF</text:p>
          </table:table-cell>
        </table:table-row>
        <table:table-row table:style-name="ro1">
          <table:table-cell office:value-type="string" calcext:value-type="string">
            <text:p>SRR10663364_103688_lib_contig</text:p>
          </table:table-cell>
          <table:table-cell office:value-type="string" calcext:value-type="string">
            <text:p>MGCLVSNRRPGRMRVFGARHPTRTRVLGPPGGAAFAVGEVPAAACACGISLRRQDRARARIAQALGCRLLFCVACLRHCAARRVCRASGLRSAGGAVAAPSHRETPSRRQQMSTHSSSNNKVRRARLLALGASFLSLSA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</table:table-row>
        <table:table-row table:style-name="ro1">
          <table:table-cell office:value-type="string" calcext:value-type="string">
            <text:p>SRR26965291_34719</text:p>
          </table:table-cell>
          <table:table-cell office:value-type="string" calcext:value-type="string">
            <text:p>MFPYVAVRVTEETNSRRTTLSNKAATRVSFNRQETDVKFKFVKTALVAAAMACSASAFAQYQKGPDPTTSSLERAGSFATRTLNVSSLSASGFGGGRIWYPTASGSYGVVAVSPGFTGTASTMYFWGERLSSHGFVVIVIETNTLYDQPDSRARQLTSALNYVVSQGNSRTSALYGKVDGNRRAVAGHSMGGGGTLIAAADNPSLKAAIPMAPWNLSSLSFSRIRVPTFIFSCQSDAIAPVAQHSNPFYNAIPSTTSKNLVEMRLDDHFCVMNGGGHYETLGKLGIAWVKRFVDQDTRYSKFLCGNEYNSTVRSTEVSSNRNNCPY</text:p>
          </table:table-cell>
        </table:table-row>
        <table:table-row table:style-name="ro1">
          <table:table-cell office:value-type="string" calcext:value-type="string">
            <text:p>UUT36763</text:p>
          </table:table-cell>
          <table:table-cell office:value-type="string" calcext:value-type="string">
            <text:p>MFNQIGKKSALSLMAAGSLMFSATALAIGGGGSGGGNNGGGGGCEADCGYERGPDPSVSLLEASTGPFSVRTSNVSSSVRGFGGGTIHYPTNTTGTMAAIVVIPGFVSPESSIAWWGPKLASHGFVVMTIGTNSGFDQPASRASQLNNALDYLIEQNGSSRSPINGMIDTDRLGVMGWSMGGGGTLRVATEGRVSAAIPLAPWDSSSSQFRSIDTPTLIFACENDSTAPVRSHADPFYDAIPDSTAKAFVELDGGGHTCANGSSGFGGSYNDVLSRLGVSWMKLHLDKDQRYNQFVCGPNHESDRSISEYRGTCPY</text:p>
          </table:table-cell>
        </table:table-row>
        <table:table-row table:style-name="ro1">
          <table:table-cell office:value-type="string" calcext:value-type="string">
            <text:p>DRR509554_23646</text:p>
          </table:table-cell>
          <table:table-cell office:value-type="string" calcext:value-type="string">
            <text:p>MFNIRKVAVAASVLLVSMAASAQYQKGPNPTASALERTGSFSTGSSSVSSLSASGFGGGNLYYPTASGTYGAIALCPGFTATSSSLAWLGPRLASHGFVVLIIDTNSTLDQPDSRGRQLKAATDYLVAQNSRTGSPIRGKVDTSRLAVGGHSMGGGGTLEAIRDNPSYKAGMPLAPWNTTKSFSRITVPTLIIGGSADTVAPDGSHSIPFYTSIPSSTAKIFMELRGGSHFFPQTSDPNVSRFAISWYKRWLDLDTRYSTFLNTRPSTTAVSDFRVSRTF</text:p>
          </table:table-cell>
        </table:table-row>
        <table:table-row table:style-name="ro1">
          <table:table-cell office:value-type="string" calcext:value-type="string">
            <text:p>P19833</text:p>
          </table:table-cell>
          <table:table-cell office:value-type="string" calcext:value-type="string">
            <text:p>MFIMIKKSELAKAIIVTGALVFSIPTLAEVTLSETTVSSIKSEATVSSTKKALPATPSDCIADSKITAVALSDTRDNGPFSIRTKRISRQSAKGFGGGTIHYPTNASGCGLLGAIAVVPGYVSYENSIKWWGPRLASWGFVVITINTNSIYDDPDSRAAQLNAALDNMIADDTVGSMIDPKRLGAIGWSMGGGGALKLATERSTVRAIMPLAPYHDKSYGEVKTPTLVIACEDDRIAETKKYANAFYKNAIGPKMKVEVNNGSHFCPSYRFNEILLSKPGIAWMQRYINNDTRFDKFLCANENYSKSPRISAYDYKDCP</text:p>
          </table:table-cell>
        </table:table-row>
        <table:table-row table:style-name="ro1">
          <table:table-cell office:value-type="string" calcext:value-type="string">
            <text:p>ERR10641118_502282</text:p>
          </table:table-cell>
          <table:table-cell office:value-type="string" calcext:value-type="string">
            <text:p>MFGKFPFARAGLAVGALLLSAAAVAQTNPYQRGPDPTVASLEATRGSFATSSFTVSRPSGYGAGTVYYPTNAGGKVGAIAVVPGFTARQSSINWWGARLASHGFVVITIDTNSTLDQPSSRSSQQMAALRQVVTLAGTTSSPIYNKVDTARLGVMGWSMGGGGSLISAKNNPTLRAAAPQAPWAQESFSTVTVPTLIISCESDTIAPNNTHSFPFYNQMTRNKKANLVINGGSHSCANSGNADAGLIGKYGVAWMKRFMDDDTRFSKFLCGAEHTADLSKRAIEAYKENCPY</text:p>
          </table:table-cell>
        </table:table-row>
        <table:table-row table:style-name="ro1">
          <table:table-cell office:value-type="string" calcext:value-type="string">
            <text:p>SRR18156181_603674</text:p>
          </table:table-cell>
          <table:table-cell office:value-type="string" calcext:value-type="string">
            <text:p>MFGCYGCTDGSIVSAPISTVGYSDIKVTFTRSSSGLDLGEAGIAEWSANGSTYTVIESSRSVSGAATFNLPSGAAGQSGLRVRFRVDASLSSEYYTVDTITVEGTSSGGGGGGGVQIGPDPTTSTLESSSGGSFSVQYQSVSSLSTSGFDGGRLYYPTTSGQYGGIVLCPGYTASSSSLAWWGERLASWGFIVLIIDTNSAYDQPSSRATQLMAGVAWLKARNNDSGHALYGKLRESDIAVGGHSMGGGGTLIALRDNPSLKTGFAMTPWNSSTNFSGITQPTFILGCESDSVAPNSSHSIPFYNSISSSVKKVYAEVDGASHFCPNSSDAKMGKYGIAWYKRFLDGDTRFQPWLCPSATGGN</text:p>
          </table:table-cell>
        </table:table-row>
        <table:table-row table:style-name="ro1">
          <table:table-cell office:value-type="string" calcext:value-type="string">
            <text:p>SRR18577045_38081</text:p>
          </table:table-cell>
          <table:table-cell office:value-type="string" calcext:value-type="string">
            <text:p>MFDDMNHTTQSKFSRLLQVSLATSALALSLGVQAQQTGADPTTASIEQAGPLAVANVKVATPSGYGSGTVYYPTTGSAYGLVSVTPGFTEGQSAINWLGPLLASHGFVVVTIGTKTILDVPTNRAKQMMAALAQVTALSATKTSPFAGKVDASRLAVMGHSMGGGGSLDAARDNPNLKASIPLAPWETTKDYSKTTVPTLIVSCESDAIAPVKDHANKFYDSFTPTLTKALLEMKGASHFCTNSSANAATKTLIGKYSISWLKRFVDGDTRYSPFLCGAPHQADLAGSLISTYKENCPY</text:p>
          </table:table-cell>
        </table:table-row>
        <table:table-row table:style-name="ro1">
          <table:table-cell office:value-type="string" calcext:value-type="string">
            <text:p>SRR23730084_129305_lib_contig</text:p>
          </table:table-cell>
          <table:table-cell office:value-type="string" calcext:value-type="string">
            <text:p>METRMYLQHRPGAPRATASQASSHRSLRARAAYAAAALAASFLCASTAHAQVAIFQENFASGTGAFTASGTVSTSTGAARLQGCYGCTDGALTSTPINATGFSNLTLSFDRVTSSLDTGEGGIAEWSLDGVNWTVLETTRVTTVGRVSFNLPANAAGQPGLRLRFRINASLSSEWYSVDNVQLTGVPGDTTTPPPDGGTNPYARGPAPTVSLLEATTGPFTTGRATVARTAASGYGGGTIYFPTNVAGPFGAIAVSPGYTAYQSSISWWGSRLASHGFVVITIDTLTTSDQPAQRATELMAALRQLVTFSNTSGHPIRGLVDPNRLGVMGHSMGGGGTLIAARDNPTLKAAIPLAPWNTSTNFTAVKVPTLVVACEADTVASVASHASPFYNNIPSTTKKAYIEFANASHICPVTGNSYSRLMGKYGVAWMKRFMDNDTRYSPFLCGAQHQADLSNSQLSEYRENCPY</text:p>
          </table:table-cell>
        </table:table-row>
        <table:table-row table:style-name="ro1">
          <table:table-cell office:value-type="string" calcext:value-type="string">
            <text:p>SRR20309463_795</text:p>
          </table:table-cell>
          <table:table-cell office:value-type="string" calcext:value-type="string">
            <text:p>METLGVTMNNKMFPKSALSLLAASALMFSASAMASNPTPPPPTDPGDGGS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SRR12193045_101336</text:p>
          </table:table-cell>
          <table:table-cell office:value-type="string" calcext:value-type="string">
            <text:p>MERKNSRRSWAIGLGLLVLAATSAHAQTNPYQKGPDPTSASLNATSGSFSVATSSVSSAVSGFGGGTIYYPTTTGTYAVLAISPGFTATQSSIAWLGRRIATHGFVVITIDTNSTLDQPPSRATQLMAALNYVTNSSSATVRAKVDASRRGVAGHSMGGGGTLYAARDNPSLKAAVPLTAWSTLKSFSSVQVPTLVVGAESDSIAPVSSHSIPFYNSLSGSLDKAYAELNGASHLAPNSTNTPIGRYSVAWVKRFMDNDTRYTPFLCGTPHT</text:p>
          </table:table-cell>
        </table:table-row>
        <table:table-row table:style-name="ro1">
          <table:table-cell office:value-type="string" calcext:value-type="string">
            <text:p>SRR22136574_3522411</text:p>
          </table:table-cell>
          <table:table-cell office:value-type="string" calcext:value-type="string">
            <text:p>MERHNSRRRWGMGLGLLLLAASAHAQYQKGPDPTSASLNASSGPFSVATSSVSSLAAVGFGSGTIYYPTTAGSYAVLAICPGFTATESSIAWLGRRIATHGFVVITINTDSTLDQPPSRATQLMAALRHVTESSSATVRSRVDASRRGVAGHSMGGGGTLYAARDNPSLKAAVPLTAWSTTKTFSSMQVPTLVVGAENDSIASVNSHSIPFYNGLPGSLDKAYAELNGASHFAPNTTNTPIGRYSVAWVKRFMDEDTRYSPFLCGAPHQSYA</text:p>
          </table:table-cell>
        </table:table-row>
        <table:table-row table:style-name="ro1">
          <table:table-cell office:value-type="string" calcext:value-type="string">
            <text:p>SRR13588849_74531</text:p>
          </table:table-cell>
          <table:table-cell office:value-type="string" calcext:value-type="string">
            <text:p>MERGNHRAKWVIGLGLLALAAAAQSQTNPFQKGPDPTSTLLNATSGPFSVATSSVSSLAAQGFGGGTIYYPSTTGTYAVLAISPGFTATQSSIAWLGRRIATHGFVVITIDTNSTLDQPPSRATQLIAALRHVTDLSNATVRSRVDASRRGVAGHSMGGGGSLIAARDNPSLKAAVPLTAWSTTKVFSTVQVPTLVVGAENDTIASVSSHSIPFYTSLSSSLDKAYAELNNASHLAPNTTNTPIGRYSVAWVKRFMDNDTRYTPFLCGAPHQSYATSAVFSDYRSTCPY</text:p>
          </table:table-cell>
        </table:table-row>
        <table:table-row table:style-name="ro1">
          <table:table-cell office:value-type="string" calcext:value-type="string">
            <text:p>SRR7967696_318013</text:p>
          </table:table-cell>
          <table:table-cell office:value-type="string" calcext:value-type="string">
            <text:p>MERGNHRAKWAIGFGLLLLGAAAHSQTNPYQKGPDPTSATLNATSGSFAVATSTVSSLAANGFGGGTIYYPTQTGTYAVLAISPGFTATQSSIAWLGRRISTHGFVVITIDTNSTLDQPPSRATQLMAALRHVTDLSSSTVRSRVDASRRGVAGHSMGGGGTLIAARDNPSLKAAVPLTAWSTTKIFSTVQVPTLVVGAESDSVAPVSSHSIPFYNSLSNSLDKAYAELNNASHFAPNSTNTPIGRYSVAWVKRFMDNDTRYTPFLCGTPHTSYATSTVFSDYRSTCPY</text:p>
          </table:table-cell>
        </table:table-row>
        <table:table-row table:style-name="ro1">
          <table:table-cell office:value-type="string" calcext:value-type="string">
            <text:p>SRR14865845_60467</text:p>
          </table:table-cell>
          <table:table-cell office:value-type="string" calcext:value-type="string">
            <text:p>MEMFVVPKINITFNEVAVMPSSIPVKILTGVCSLLFSVSAFSFTPSPDPDPDPGPGPCQEDCDFTRGPNPTSNYLEASSGPYNVSTIGVSRSVSGFGGGTVHYPQGTTGTMGAIAIVPGFLAGESSIAWWGPRLASHGFVVITIATNSTFDQPGSRSTQLGRALDYVINLSNSSSSPISGMVDSTRVAAMGWSMGGGGTLRLASGGRLSAAIPLAPWNTGSNSFNQITTPTLILACENDSTAPVSVHASPFYNRIPSSTDKAYLEINNGSHSCANGGGANGGLLGKYGVSWMKRFIDDDARYSQFLCGPNHQANSAISEYRDTCNY</text:p>
          </table:table-cell>
        </table:table-row>
        <table:table-row table:style-name="ro1">
          <table:table-cell office:value-type="string" calcext:value-type="string">
            <text:p>ERR4674853_86664</text:p>
          </table:table-cell>
          <table:table-cell office:value-type="string" calcext:value-type="string">
            <text:p>MEISNTRQLAVRSRARSRAETGGRKWTIGLGLLLLAAVAHAQTNPYAKGPDPTSSLLNATRGPFSITSTSVSRFVSGFGGGTIYYPTTSGSYAAIAISPGFTATQSSIAWLGQRIASHGFVAITINTNSVYDQPASRATQLMAALRYLTNSSTSAVRSRVDANRLGVAGHSMGGGGALIAARDNPSLKASVPLTAWSTSKNFSTVQVPTLVVGAENDSVAPVSSHSIPFYTSLSSFLEKAYAELNNASHFAPNSTNTPIGRYSVAWVKRFMDNDTRYSPFLCGAPHQSYATSTVFSEYRSTCPY</text:p>
          </table:table-cell>
        </table:table-row>
        <table:table-row table:style-name="ro1">
          <table:table-cell office:value-type="string" calcext:value-type="string">
            <text:p>SRR14039663_324879</text:p>
          </table:table-cell>
          <table:table-cell office:value-type="string" calcext:value-type="string">
            <text:p>MEISKKKCLIGLGLMAMAMGVQAQTNPLAKGPDPTNASIQANGPFAVTTVTISNANANGYGGATVYVPTAAGTYALVAFSPGFTARQDTIAVIGRRLATHGFVVATIDTNSTLDLPDSRGTQLLAALRSVAALNAGNTAAAGKIDTTRLVVTGHSMGGGGTLFASRTNTAIKAGVPIAPFSSGVKNFATPVPQFILGGEVDNVAPVDEHSIPFFNGLPNATPKVYAELNGEDHFFVSESTPNQPASKFQIAWIKRFADNDARYTQFVNSAGVAVERNNGRLSDGRLESF</text:p>
          </table:table-cell>
        </table:table-row>
        <table:table-row table:style-name="ro1">
          <table:table-cell office:value-type="string" calcext:value-type="string">
            <text:p>SRR11005201_40376</text:p>
          </table:table-cell>
          <table:table-cell office:value-type="string" calcext:value-type="string">
            <text:p>MDWPRPRCVRRRTSNGQRRSTTCRGDIPMSTRVTHSRLTLIRCLALAAPLMCLGLAQAQTSPPTSESLNARSGPLSIASENVSRLAARGFGGGTIYYPRTSGRYGLIAISPGFTATESSVAWIGEKLASHGFVAIVINTNSTLDQPSSRARQLRAALDHAISSASSTVRNRIDPSRQAVAGHSMGGGGSLIAAEDDPSLKAAFPLTPWNTSSSFTRVRVPSMIFGADGDTIAPVAVHARPFYGSIPRTTSKAYAELQSATHFAPNVRNEAIGRYGVAWMKRFMDGDTRYSTFLCGSEHDRYNTSLRFDQFQSNCPY</text:p>
          </table:table-cell>
        </table:table-row>
        <table:table-row table:style-name="ro1">
          <table:table-cell office:value-type="string" calcext:value-type="string">
            <text:p>SRR19414414_32612_noreelin</text:p>
          </table:table-cell>
          <table:table-cell office:value-type="string" calcext:value-type="string">
            <text:p>M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</table:table-row>
        <table:table-row table:style-name="ro1">
          <table:table-cell office:value-type="string" calcext:value-type="string">
            <text:p>ERR11028298_3008807_noreelin</text:p>
          </table:table-cell>
          <table:table-cell office:value-type="string" calcext:value-type="string">
            <text:p>M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</table:table-row>
        <table:table-row table:style-name="ro1">
          <table:table-cell office:value-type="string" calcext:value-type="string">
            <text:p>N169_noreelin</text:p>
          </table:table-cell>
          <table:table-cell office:value-type="string" calcext:value-type="string">
            <text:p>M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</table:table-row>
        <table:table-row table:style-name="ro1">
          <table:table-cell office:value-type="string" calcext:value-type="string">
            <text:p>SRR24907501_79708</text:p>
          </table:table-cell>
          <table:table-cell office:value-type="string" calcext:value-type="string">
            <text:p>MDPSLKRALGLVVALTAAMLFSASASAQNPPPDDDPEPCQTDCDDGGNGGYTRGPDPTDSYLEASSGPYNVATSNVSSFVSGFGGGTIHYPTNTSGSMGGIVVIPGYVSYESSIEWWGPRLASHGFVVMTIDTNSIYDQPGSRKDQIDAALDYLVGQSNASSSAISGMVDGDRLAAVGWSMGGGGTLQLAAEPGRLKAAMPLAPWNSSFNDFDQIQTPTLIFACESDAVAPVSSHASPFYNDIPDATDKAFFEMNNGSHTCANGGNAYDELLGKYGVSWMKLHLDEDQRYEQFLCGPNHESEYQVS</text:p>
          </table:table-cell>
        </table:table-row>
        <table:table-row table:style-name="ro1">
          <table:table-cell office:value-type="string" calcext:value-type="string">
            <text:p>ERR7163074_457660</text:p>
          </table:table-cell>
          <table:table-cell office:value-type="string" calcext:value-type="string">
            <text:p>MDKTRLFSTLSMVTSALLFSISVSAGKPSKGGDEPAPEPAACISDTDITSAALSSTGSSGPFTVSTKDVSRWSASGFGGGTIHYPTGAGDCGPIGGIAVVPGYVSYEASIKWWGPRLASWGFVVITINTNSIYDQPDSRATQLSAALDHIINDSTVGSMVDSSRLGAIGWSMGGGGALKLATDRSEVKAIIPQAPWYSGRYGRMKTPAFMIGCENDFVAPTSNHVDVFYANASGPKMKIEVNNGDHSCANSGYNETLLGKPGIAWMQRYIHGDTRFNQFLCGNENYGSSNSVSAYDFESCP</text:p>
          </table:table-cell>
        </table:table-row>
        <table:table-row table:style-name="ro1">
          <table:table-cell office:value-type="string" calcext:value-type="string">
            <text:p>MGYP001557180572A</text:p>
          </table:table-cell>
          <table:table-cell office:value-type="string" calcext:value-type="string">
            <text:p>MDGPFAVSTQTVRGSGFGGGTVYSPNTAGKYAVVAVCPGFTATQSSIAAISRRLATHGFVVVTIDTNNVFDQPASRANQLLAALRTVTALATGPVAGKMDTSRQGVAGWSMGGGGAMLAAGMTPGLKAGVGFAPWSLNNNNVGNSAVPMAYLAGTADAVAPASVHSSVFYNATPSTTKKLIGVIQGADHNFPKTASQPASYTQVAWMKRFLDGDTRYSQFLNGDSRFATFRSTGPF</text:p>
          </table:table-cell>
        </table:table-row>
        <table:table-row table:style-name="ro1">
          <table:table-cell office:value-type="string" calcext:value-type="string">
            <text:p>SRR13512914_81978_lib_contig</text:p>
          </table:table-cell>
          <table:table-cell office:value-type="string" calcext:value-type="string">
            <text:p>MCASQYLIPENDNVEIFMTTRQRRLDAASARPLVSPISSLLRKAGIAAGLLLCAAGAQAQVAVFQESFSNGLGGFTASGTVSTSSGAARLQGCYGCTDGQIVSQPISTQGFTGLSLSFDRVTSGLNYGEAGVAEFSTDGVNWTAVESTRAISNGRVSFNLPAGAAGQAALRLRFRIDASLSSESYTVDNVELTGTPGDTGGGTPTDPGTNPYAKGPAPTTALLEASTGPFTYTSTTVSGTAASGYGGGTIYHPTGVAGPFAAIAISPGYTAYKSSISWWGERLASHGFVVIAIDTNSTSDQPSSRATQLMAALRQLVTFSNTSTHPIYRKVDPNRLGVMGHSMGGGGTLIAARDNPTLKAAIPLAPWNTSTNFTGVQVPTLVVACESDTVASVAQHASPFYNNIPSSTKKGYLEIDNGSHLCPITGNSYTRILGKYGVAWMKRFMDNDTRYS</text:p>
          </table:table-cell>
        </table:table-row>
        <table:table-row table:style-name="ro1">
          <table:table-cell office:value-type="string" calcext:value-type="string">
            <text:p>SRR12266064_29780</text:p>
          </table:table-cell>
          <table:table-cell office:value-type="string" calcext:value-type="string">
            <text:p>MATMPSGTTALLSVTFFCTTPPSALSLKRHRYPSFRFRSPISVFLSRTHDYMQCRAPWGCMYSLGTPRGSVASRRTINEFLVGGVTQMNTKVQGSSASSAPKVGYPAKSLLAAGILLASFAANADVLFQEDFNAGLGQFTSGGDVTVTSSGARMQGCYGCTDGSITSGAISTVGFNTISLTFTRSTTGLDSGEAGIAEFSTNGSTWTTLESVRTASGARTVALPSTAAGQSALRIRFRINASLSSEYYTVDGVRVEGTPDGTPCTDCPPTGETAIGPDPTTATLEATAGSFTVATINVPSSVTGYGGGVIYYPTAAGTYGVVAMCPGYTASASSLAWWGTRLASWGLIVHIIDTNSTGDFPASRATQLIAALDYVKALNTSSTSPLRGKVANREAVSGHSMGGGGTLIAANNNASRTTLRAAFAMTPWSSSPDSFPSIRAATFVLGCESDNVASVSSHAYPFYVSIPSTVKKAYGEINNADHYCPTQSNPYKAQLGKYGVAWMKRHLEGDTRFDPWLCGAPHQQVVSGTFWSRYLSTCPY</text:p>
          </table:table-cell>
        </table:table-row>
        <table:table-row table:style-name="ro1">
          <table:table-cell office:value-type="string" calcext:value-type="string">
            <text:p>SRR15458308_127373</text:p>
          </table:table-cell>
          <table:table-cell office:value-type="string" calcext:value-type="string">
            <text:p>MATFNQLMHWSLAGLAVSMLGACGGGGGGGTPDAPPVMTPAPLPAPIPAPLPPLPPPPPAPTACTTSCRGADPTPASVEADAGPYAVATLALTQANGAAAMVYYPTGSSESFGAVVTMPGWDGDQSNLQWLGPRLASNGFVVINVDTPARRGDFPDARARFGVQALDQVVTLSATPGNALSGKVDAARLGMVGHSMGGGAALVAARDHPGLFKAVVPLSPWYDQATRDFPSATPALVFVCTGDMTASVAGYALPVYDSLRSHKAYVEAAHVPVPGGDAHNCVRTGVANRPKLGKTVVSWLKLWLDGDPRYLPFVCGAQNPGTDAGFTNVWRSSCPF</text:p>
          </table:table-cell>
        </table:table-row>
        <table:table-row table:style-name="ro1">
          <table:table-cell office:value-type="string" calcext:value-type="string">
            <text:p>SRR21941336_37408</text:p>
          </table:table-cell>
          <table:table-cell office:value-type="string" calcext:value-type="string">
            <text:p>MASRQSKTRLTRRAKLTALAAATLLSFAAQAQTVIFSENFGSGLGQFTTSGTVSTSSGAAVIQGCYNCTDGAIVSKSISTVGYTGLKLSYDRSTTGLDSGEYGVSAYLVSGGAWTAIENITSSSGRVTLTLPAAVENQASVQLRFRVSSSLSTETLTVDNVVLEGTSASGGGGGGAGYEKGPNPTNAALEASAGPFTVATKAVSASSASGYGGGTIYYPTNVTGTLGAVVVIPGYTAYQSSVSWWGSRLASHGFVVMTIDTNSIYDLPPARATQLMAAVNQLKVFNATAGHVIQGKIDTTRMGIMGWSYGGGGTLIAARDNPSLKAAIPFAPKTTTGTDFSGITMPTLIIGCESDSTAPVSSWSIPFYNSIPAAVKKAYLEVNNGDHFCPTTSGPSSVKPILGKYGVSWMKRWLDNDTRYSTFLCGSPHTTDLGNTAVISEYRDNCPY</text:p>
          </table:table-cell>
        </table:table-row>
        <table:table-row table:style-name="ro1">
          <table:table-cell office:value-type="string" calcext:value-type="string">
            <text:p>ERR11484209_22782</text:p>
          </table:table-cell>
          <table:table-cell office:value-type="string" calcext:value-type="string">
            <text:p>MASQTNPYARGPNPTAASLEASAGPFTVRSFTVSRPSGYGAGTVYYPTNAGGTVGAIAIVPAYAARQSSIKWWGPRLASHGFVVITIDTNSTLDQPSSRSSQQMAALRQVASLNGTSSSPIYGKVDTARMGVMGWSMGGGGSLISAANNPSLKAAAPQAPWDSSTNFSSVTVPTLIFACENDSIAPVNSSALPIYDSMSRNAKQFLEINGGSHSCANSGNSNQALIGKKGVAWMKRFMDNDTRYSTFACENPNSTRVSDFRTANCSLEHHHHHH</text:p>
          </table:table-cell>
        </table:table-row>
        <table:table-row table:style-name="ro1">
          <table:table-cell office:value-type="string" calcext:value-type="string">
            <text:p>ERR3697023_14244245_noreelin</text:p>
          </table:table-cell>
          <table:table-cell office:value-type="string" calcext:value-type="string">
            <text:p>M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</table:table-row>
        <table:table-row table:style-name="ro1">
          <table:table-cell office:value-type="string" calcext:value-type="string">
            <text:p>SRR21419831_257710_noreelin</text:p>
          </table:table-cell>
          <table:table-cell office:value-type="string" calcext:value-type="string">
            <text:p>M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</table:table-row>
        <table:table-row table:style-name="ro1">
          <table:table-cell office:value-type="string" calcext:value-type="string">
            <text:p>SRR12266064_2045115_noreelin</text:p>
          </table:table-cell>
          <table:table-cell office:value-type="string" calcext:value-type="string">
            <text:p>M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</table:table-row>
        <table:table-row table:style-name="ro1">
          <table:table-cell office:value-type="string" calcext:value-type="string">
            <text:p>SRR10342238_19559_lib_contig</text:p>
          </table:table-cell>
          <table:table-cell office:value-type="string" calcext:value-type="string">
            <text:p>MAPRGRAPWRTHTFKRRRQAMHQQFRVVPRLLAAAALCFGAAGASAQVVVFEENFSNGLGQFTGSGVASQAWGAAYLNGCFGCTPGAIVSAPIDTRGFTALKLSYDRTVSGLDFGEYGAVGYSVDGSTWKAVEYLTSGSGRVSFSLPDEAAGQAALRLRFRVAASLPAEYLKVDNVVLEGTAQPPAPGSSGYQKGPEPTAALLEAGTGPFATASVTLSRSAASGFGGGTIHYPRGVAGPFAAVAVVPGYLAAESTIAWWGPRLASHGFVVITMATNSTYDLPASRSTQLTAALNQLKALSATPGHAVFGLVDPNRLGVVGWSYGGGGTLLNAQANPQLKAAMALAPKTLLQGDFTGTTVPTLVVGCQADTTAAPAFWAIPFYNKVSASTGKAYLEVRGGSHFCVTSATSDADKKALGKYGVAWLKRFMDEDTRYAPFLCGAPRQADVAGNAAISDYRDNCPY</text:p>
          </table:table-cell>
        </table:table-row>
        <table:table-row table:style-name="ro1">
          <table:table-cell office:value-type="string" calcext:value-type="string">
            <text:p>ADV92526</text:p>
          </table:table-cell>
          <table:table-cell office:value-type="string" calcext:value-type="string">
            <text:p>MANPYERGPNPTDALLEASSGPFSVSEENVSRLSASGFGGGTIYYPRENNTYGAVAISPGYTGTEASIAWLGERIASHGFVVITIDTITTLDQPDSRAEQLNAALNHMINRASSTVRSRIDSSRLAVMGHSMGGGGTLRLASQRPDLKAAIPLTPWHLNKNWSSVTVPTLIIGADLDTIAPVATHAKPFYNSLPSSISKAYLELDGATHFAPNIPNKIIGKYSVAWLKRFVDNDTRYTQFLCPGPRDGLFGEVEEYRSTCPF</text:p>
          </table:table-cell>
        </table:table-row>
        <table:table-row table:style-name="ro1">
          <table:table-cell office:value-type="string" calcext:value-type="string">
            <text:p>SRR25158324_2535008</text:p>
          </table:table-cell>
          <table:table-cell office:value-type="string" calcext:value-type="string">
            <text:p>MAKFTGAAQFLKASMAIGAIVLSAAASAQTNPYQRGPAPTDSSLAADRGPLAYSSFTVSRPSGYRAGTVYYPTNAGGTVGAIAVVPGFTAYQSDINWWGPRLASWGFVVITIDTNSTLDQPSSRSRQQLAALDQVATLSRTSGSPIYNKVDTSRMGVMGWSMGGGGSLISTQNRPSLKASIPFAPWNGTSSFSSVTTPTFIIACQSDLIAPVASHANDFYNSLSRPPKMFLEIRGGSHYCANSSNGNKDVLGAKGVAWMKRY</text:p>
          </table:table-cell>
        </table:table-row>
        <table:table-row table:style-name="ro1">
          <table:table-cell office:value-type="string" calcext:value-type="string">
            <text:p>SRR8569139_9422</text:p>
          </table:table-cell>
          <table:table-cell office:value-type="string" calcext:value-type="string">
            <text:p>MAKDRAGDVAAAKLNKSHLRGSPMEITQRGARILGTKCAASLGLLLLAATAAHAQSNPYAKGPDPTSSSLNASAGPFSVATSSVSSLAAVGFGSGTVYYPTTAGSYAAIAISPGFTATESSIAWLGRRVATHGFVVITINTNSTLDQPPSRATQLMAALRYLTNSSSSTVRSRIDTTRLGLAGHSMGGGGTLIAARDNPSLKAAVPLTAWSVTKSFSTMRVPTLVVGAENDSIASVSSHSIPFYNSLPSSLSKAYAELNGASHFAPNTTNTPIGRYTVAWVKRFMDNDTRYSPFLCGSPHDSYATGLVFSDYRDNCPY</text:p>
          </table:table-cell>
        </table:table-row>
        <table:table-row table:style-name="ro1">
          <table:table-cell office:value-type="string" calcext:value-type="string">
            <text:p>SRR23008605_28430_lib_contig</text:p>
          </table:table-cell>
          <table:table-cell office:value-type="string" calcext:value-type="string">
            <text:p>MADVSRSTTPLKEVYHSLDHAMDAPTASPHRGDFNNSRYLETSMKKQTSTLGTTKAKRAEPRRGYYAKAILAAGGFLLSLAAQAQVAIFQENFSSGLGQFTATGTVNTSSGAAVLQGCLFCPDGTIVSSPISTTGFNSIRVSYDRTATGLDFRESGSVDYSINGGAWTSLESVRTAAGRMTFSLPAAAANTSIRLRWAISASLSRETFAVDNIVVDGVSGDPGPGPGPGPGGTIRGPDPTKATLEASTGPFSVGSTVVTRSAASGYGGGTIYYPTNTTEGPFALVSVTPGYTAAQSTIQTWGPRLASWGFVVITIDTNSTSDYPDSRATQMVKALDQVVSLSKTSGHPTFGKVDSTRLGVMGWSMGGGGSLIALKNNPTKLKAGIPLAPWAPEGSTNFSTVAQPVLIFAGQSDTIAPTSEHALPYYNSIPSTRDKAFAEISGGDHSSANNPANKAGVIGKYGVAWMKRFLDNDTRFSPFLCDAPHQADLSGNTFSRYMETCPY</text:p>
          </table:table-cell>
        </table:table-row>
      </table:table>
      <table:table table:name="new_names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RR6129205_10729</text:p>
          </table:table-cell>
          <table:table-cell office:value-type="string" calcext:value-type="string">
            <text:p>MVVIRTTNTTPTLQVTLMTTISVRKSALFVFAATAVLFSMSAFSFNPPTEPEPDPGPSPCQTDCGFTRGPNPTASYLEASTGPYAVRTTDVSRYVSGFGGGTIHYPAGTTGEMGAIAIVPGFFASESSIQWWGPRLASHGFVVITISTNSVFDQPGSRSAQLENALDYVISQSNSPTSGILGMVDSSRVGAMGWSMGGGGTLRLASSERLSAAIPLAPWNTGSNNFDQIDTPTLIFACENDGTAPVSQHASPFYNRIPGATAKAYFEINNGQHSCANGGGSNGGLLGKYGVSWMKLHIDKDDRYNRFLCGPNHAANSAISEYRGTCPY</text:p>
          </table:table-cell>
        </table:table-row>
        <table:table-row table:style-name="ro1">
          <table:table-cell office:value-type="string" calcext:value-type="string">
            <text:p>SRR26046407_1203775</text:p>
          </table:table-cell>
          <table:table-cell office:value-type="string" calcext:value-type="string">
            <text:p>MVRGVRAALRLASLVAVAVLPACGSGGGSSPTPASTPMATPIAPTPAPTLAPAPPTSPPFTRGPAPSTSALEATEGPFAVAQLTIDRTAAAGYGAGTVSYPTDTREGPFGAIAVSPGYTGVQRSMQWFGPRLASHGFVVIVIDTLSLTNNAEARAAQLIAALNQLIALSGTSGHPLQGKVDGNRLGVIGHSYGGGGALVAARDNPALKAAVPLAPFYESNDFSRLTVPTLVVGCQRDTVAAVSQRAIPMYESIPASVSKAYLELAGGDHLCVETGNGNKAIQGKYTVAWMKRFLDDDVRYSPYLCGSPHQADLAGDAVSAYRETCPY</text:p>
          </table:table-cell>
        </table:table-row>
        <table:table-row table:style-name="ro1">
          <table:table-cell office:value-type="string" calcext:value-type="string">
            <text:p>A0A060N5H2</text:p>
          </table:table-cell>
          <table:table-cell office:value-type="string" calcext:value-type="string">
            <text:p>MVKLTSAFIALACAVSSCMASPVVTERAVSATCPRYTIINTRGTGERQGPSTGFTTMNSRITAQLQGGQIYSTVYAADFSQQSSAGTADIVRKVTSTLASDPTHCFYLEGYSQGAAATVNALERLTGNAFDAVKGVFLIGNPEHKSGLACNVDTNGGTTTKFVNGLSAFGGGIPSNWVSKTLDVCNYGDGVCDTTHGYGINAAHLAYPRSTGTQNQGYEFAIKQLA</text:p>
          </table:table-cell>
        </table:table-row>
        <table:table-row table:style-name="ro1">
          <table:table-cell office:value-type="string" calcext:value-type="string">
            <text:p>ERR4856268_964317</text:p>
          </table:table-cell>
          <table:table-cell office:value-type="string" calcext:value-type="string">
            <text:p>MVGYLEAVANYFPDTKWANYTTGYDGGTGGQTGFYNVMLQNSPLGALSWWNASCEFHDVMVEQAADTAARVPSNYRYYIGAGSAHTMYGSDKVYSDQSGGESQTILDWVNDMLAFDPAAADPGAPSWQSVECDDCEIVLPGDPLPRSLPTAPFALDIAGNPVIRCPPFPRGPDPTPAALEADLGPFPVRSYRPFFTPGFGAGTIWYPANPNPGPFAVIAVSPGFRAPESTMAWVGPRLASNGFIVITISTQSPFDNPTSRAKQLMAALRLVAAEGRRPSPIIGRVDGDRTGLIGHSMGGGGSLIAARDNPSVDAIIPLAPWNSPAKDFSAVEAASLIVACERDEIARVSQHAKPFYDSIPAADVNKAFLEFRGADHLCVMVGNDHYATLGKYIVAWMKAFLDSDTRYDEYLCG</text:p>
          </table:table-cell>
        </table:table-row>
        <table:table-row table:style-name="ro1">
          <table:table-cell office:value-type="string" calcext:value-type="string">
            <text:p>SRR26075051_5618361</text:p>
          </table:table-cell>
          <table:table-cell office:value-type="string" calcext:value-type="string">
            <text:p>MTVCKLRMFTAQKHPVTNKIFGGSSMSSRKQDLRLRQLLYCLLLSTALGGAVVHAQTAPATIAQEAFNNGFGIFTAAGSATANGQAVLAGTFGGTDGSITSSPISTQGFSNITVSFDRTTVGLDNGEAGVAEFSVAGGAFTAIESAQTASGRMSFALAASAANQAQLRLRFRVVASRANETYSVDNVLVQGVAAGAQPPPPDPQPTNNPFQRGPTPSAATLEAAQGPFAVATTTVPNPSGFGAGTIYFPTSTTEGPFAAVSIAPGFSERQANVNWWGPRLASNGFVVVVIDTNSTSDAPASRATQLVAALRQVVTLSGTSGSPVFNKVDGNRLGVMGHSLGGGGTLIAAQNNPTLKAAIPFAPFNNDTNFSSVVVPTLIIACENDNVAPVADHASPFYNSFAASLDKAFLEIAGGSHSCANSGNNNMPILGKYGVSWMKLFMDNDTRYSPFLCGAPHQADLSGTQISEYRESCPY</text:p>
          </table:table-cell>
        </table:table-row>
        <table:table-row table:style-name="ro1">
          <table:table-cell office:value-type="string" calcext:value-type="string">
            <text:p>AR######_142</text:p>
          </table:table-cell>
          <table:table-cell office:value-type="string" calcext:value-type="string">
            <text:p>MTTSNTRTLARLALAAAALLLSAAAQAQANPYQRGPDPTAASLEATAGPFAVATTKVASPSGYGGGTVYYPTTTEGPFGLIAVAPGFTETQSAISWWGPRLASHGFVVITIDTKSTLDQPASRAKQLMAALNYVVALSQTSSSPFYGKVDASRQGVMGHSMGGGGTLEAARDNPTLKAAIPLAPWNTTKNFSKVTVPTLIIACENDAIAPVSSHASPFYDSLPSSLDKAYLELKGADHFCTNSSATNKTVIGKYGVAWMKRFVDNDTRYSPFLCGAPHQADLSGSVISRYKDNCPY</text:p>
          </table:table-cell>
        </table:table-row>
        <table:table-row table:style-name="ro1">
          <table:table-cell office:value-type="string" calcext:value-type="string">
            <text:p>AR######_173</text:p>
          </table:table-cell>
          <table:table-cell office:value-type="string" calcext:value-type="string">
            <text:p>MTTKRHRTATTPTRRARLALLAAATLLSFAAQAQVVIFQENFNSGLGQFTASGTVSTSSGGAVMQGCYNCTDGAITSKPISTVGFTNLKLSYDRTTTGLDSGEYGVAAYSVNGGAWTVIESIQSSSGRVTIALPAAAANQASLRLRFRVNASLSAETFTVDNVVLEGTPGGAPGPGGNPYQKGPDPTAAALEASAGPFTVATTTVSASSASGYGGGTIYYPTNVAGPFAAIAVVPGYTATQSSISWWGPRLASHGFVVITIDTNSTSDLPASRATQLMAALNQLKTFSATSGHAIYGKVDPNRLGVMGWSYGGGGTLIAARDNPTLKAAIPLAPKTSSGTDFSGITVPTLIVGCESDTTAPVSSWAIPFYNSIPASTKKAYLEINNGDHFCVTTSNSSADKAILGKYGVAWMKRFLDNDTRYSPFLCGAPHQADLSGNAAISEYRDNCPY</text:p>
          </table:table-cell>
        </table:table-row>
        <table:table-row table:style-name="ro1">
          <table:table-cell office:value-type="string" calcext:value-type="string">
            <text:p>ERR10482439_252531</text:p>
          </table:table-cell>
          <table:table-cell office:value-type="string" calcext:value-type="string">
            <text:p>MTTIIAKLAIAASAAVLATAAFAQQQGPEQTAAQLEAGKGPFTVATAKIATPSGYGGGTVYYPTNASGKVGLIVVAPGFTETQSAMNMWGPILASNGFAVINIDTKSTLDQPPARATQMMAALKQVSDLSKTTASPYYNKIDVTRQAVMGHSMGGGGTLVAATANPALKAAIPAAPWSLATKNFPTLAVPTMIFACQSDVIAPVSGHADRFWASFNKQLPSAFAEYAGAGHQCPTSQGGADRKLVFSKLGIAWFKRFVDGDTRYTQFITNDSRLSRFLTNGSF</text:p>
          </table:table-cell>
        </table:table-row>
        <table:table-row table:style-name="ro1">
          <table:table-cell office:value-type="string" calcext:value-type="string">
            <text:p>ERR10482440_903875</text:p>
          </table:table-cell>
          <table:table-cell office:value-type="string" calcext:value-type="string">
            <text:p>MTSTTVRFAKRLIGAAALLATASVFAQSLPSDAALQATSGPLKIAQANIATPNGYGSGTVYYPTTGTNMGLVVIAPGFTEGPSFNAFWGEKLASWGFVAVNIGTKTTLDLPGPRATQMWAALQQVAALSKTSGSPFAGKVDANRLAAMGHSMGGGGTLLISQDHPTLKAAIPMAPWNLTQKNFPKITVPQLMFACQNDIIAPVSGHADRFWTSFNTTLPRVFAESKGQDHFCPTNLTSAAEKAAFGRIAIAWYKIYLDGDTQYKQVITNGNSPVFSRYLTGGL</text:p>
          </table:table-cell>
        </table:table-row>
        <table:table-row table:style-name="ro1">
          <table:table-cell office:value-type="string" calcext:value-type="string">
            <text:p>ERR11028298_3008807</text:p>
          </table:table-cell>
          <table:table-cell office:value-type="string" calcext:value-type="string">
            <text:p>MTPTTHDDIDSHPSRTPAMRRAWPAFIAGTLLSLGAQAQVAIFKEDFQGGIGQFTSAGAASVSNGRVVMKGCLTCADGSVTSKEISTVGFDALRLSYDRTIVGLDAGEYGEVAYAVDGGEWTMLWGRLDNRSGRGTIDLPAAAANQKSLRLRYRIHASDSAETFTLDNVLLEGTPRSVTHPNPYAKGP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</table:table-row>
        <table:table-row table:style-name="ro1">
          <table:table-cell office:value-type="string" calcext:value-type="string">
            <text:p>SRR12678602_62414</text:p>
          </table:table-cell>
          <table:table-cell office:value-type="string" calcext:value-type="string">
            <text:p>MTPTLCRPLAAVLTSAAFAALTAVSASALAQTPQEPTEASLNATAGPFSVATESVRAPRGFGGGTIYYPTAAGRYGVVAISPGFTATQSSIAWLGRRMASHGLVVITMNTNSTLDQPASRANQLMAALNHVVSASGAAVQSRADGTRRAVAGHSMGGGGALIAARDNATLRAALPLTPWNTTTDFSGVRVPTLIVGADGDGVASVTRHARPFYASLPNATAKAYGELNSASHFTPNSTNTPIGRYGVTWMKRFVDADTRYSPFLCGAAHLAYATPAVFDRYQNNCPY</text:p>
          </table:table-cell>
        </table:table-row>
        <table:table-row table:style-name="ro1">
          <table:table-cell office:value-type="string" calcext:value-type="string">
            <text:p>DRR322242_2006</text:p>
          </table:table-cell>
          <table:table-cell office:value-type="string" calcext:value-type="string">
            <text:p>MTLTSTLRRQTRTTATATVLAAAAALALCAAPASAQQTGPNPTSSSLNATSGPFAVSSVSVVAPTGFGGGTIYYPTTAGQYGVVAISPGFTATESSIAWLGRRMATHGFVVVTINTLTTLDQPASRATQLMAALNHVVNSASSTVRSRVDPNRRAVAGHSMGGGGALIAAENNPGLKAALPLTPWNLTTNFSDVQVPTLIVGADGDTVAPAAIHARPFYASLSSSVRKAYAELNFSTHFTPNTTNTPIGRYGVTWMKRFVDGDTRYSTFLCGAEHNAYNTALVFERYSQNCPY</text:p>
          </table:table-cell>
        </table:table-row>
        <table:table-row table:style-name="ro1">
          <table:table-cell office:value-type="string" calcext:value-type="string">
            <text:p>SRR20309463_795_[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WP_054022242.1_[altCDS,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FAST-PETase_[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</table:table-row>
        <table:table-row table:style-name="ro1">
          <table:table-cell office:value-type="string" calcext:value-type="string">
            <text:p>SRR22234379_583440_[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V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9414414_32612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</table:table-row>
        <table:table-row table:style-name="ro1">
          <table:table-cell office:value-type="string" calcext:value-type="string">
            <text:p>AR######_152_[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[dTail,insR32612]</text:p>
          </table:table-cell>
          <table:table-cell office:value-type="string" calcext:value-type="string">
            <text:p>MTIRPFVRNAVLAAGLLVGAASAQAQVAVFQENFSNGLGAFTASGTVSTGTGAARLQGCYGCTDGQIVSSAISTQGFTNLSLSFDRVTSGLYIGESGTAEFSVDGTNWTVVESTRVTSPGRVTFDLPASAAGQAALRLRFRIDARLSSETYTVDNVELTGTVGDTGGGTPGANPYAK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2363492_1178</text:p>
          </table:table-cell>
          <table:table-cell office:value-type="string" calcext:value-type="string">
            <text:p>MTGSTTTGGRPAPPSPPSQSSTTCTTSAVASMPILTPSRVTSAHSVSSCSARNDAGGTCTALTPVVLWAVSAVTTAMPYPPAAATDFRSAWIPAPPPGSDPATDRTLGTCSGDETVGSVDGMGDIPSSVRTASGSTGVISAPGGRTPCREDTVAPVRETVSHRTRPCASPARLPMPRHGVRAEPVGAVIRQRGRTMQHSSIRSRAARRVTAALASLTVAVGLGAASGSVAQAADNPYERGPAPSESSIEATRGHYAVSERNVSRFVSGFGGGTIYYPTTTSDGTFGAVVVSPGYTGTESSIDWLGPRLASQGFVVLTMATNTIYDQPDSRARQLQAALDYLTGSSPVADRIDDDRLALMGHSMGGGGTLRAVDDNPDIKAAIPMTPWHTKKNWSTVTTPTLVFAAENDSVARHETHAEPFYNSFSDDLPKAYLELDGASHFAPNFSNTTIAKYSISWLKRFVDDDSR</text:p>
          </table:table-cell>
        </table:table-row>
        <table:table-row table:style-name="ro1">
          <table:table-cell office:value-type="string" calcext:value-type="string">
            <text:p>ERR11028393_217052</text:p>
          </table:table-cell>
          <table:table-cell office:value-type="string" calcext:value-type="string">
            <text:p>MTEKDTSMKFFQATLSLTVGVLLTTALSGTALAESAYLRGPAPTVASVEAPAGPYQVTSQVMKDPVGYKAGTVFYPSDAQGQSFGLIVVAPGFIETQSWNAWWAQYLASHGFVVINIDTQSTLEFPAARAKEELAALNDVVRRSTQPDSPLFGLVDASRQGAMGHSMGGGATLEIAKANPYLKAIVPMAPFQTSGTDYSKLTVPTLIMACKGDVVATASSHSEPIYKSLSPSLDKAYLEMQGGAGHPCTTSVGTSDKVRTLAGKYGLAWFKRFLDEDTRYSQFLCGIPHGLDMFGKVISGYKGNCPY</text:p>
          </table:table-cell>
        </table:table-row>
        <table:table-row table:style-name="ro1">
          <table:table-cell office:value-type="string" calcext:value-type="string">
            <text:p>SRR24956186_742414</text:p>
          </table:table-cell>
          <table:table-cell office:value-type="string" calcext:value-type="string">
            <text:p>MSTGTRVPHAGRAATAPVEGPRQRGRKMQHSLSTSRSRKRVTGILASLAVAVGVGIAAGPVAHGADNPHERGPDPSESSIEAVRGSYSISDRNVSSWVSGFGGGTIYYPTTTSDGDFGAVVISPGYTGTESTISWLGPRLASQGFVVLTMATNSIYDQPDSRARQLQAALDYLTDDSPVADRIDPDRLALMGHSMGGGGTLRAVDDNPDIKAAIPMTPWHLKKDWSSVTTPTLIFGAEDDSVARHETHAEPFYESFDRDLPKAYLELDGASHFAPNYSNTTIAKYSISWLKRFVDDDERYTQFLCPGPSTGWFSDVEKYESSCPL</text:p>
          </table:table-cell>
        </table:table-row>
        <table:table-row table:style-name="ro1">
          <table:table-cell office:value-type="string" calcext:value-type="string">
            <text:p>SRR14073695_161111</text:p>
          </table:table-cell>
          <table:table-cell office:value-type="string" calcext:value-type="string">
            <text:p>MSSTNRTSLRGWRTARNVTGCLLLSTALGVTIGNAQTTPTTLRQEAFNAGFGTFTPAGSATANGGTAVLAGTFGGTDGSMTSTPISTVGFSNITVSYDRTTTGLDNGEVGVAEFSVNGGAFTAIESVQNATGRATFTLAAAAANQAQLRLRFRITASRSTETFTLDNVLVSGVAVAQNPDPTPDPGGNNPFQRGPAPTRAVLEAARGPFTVGQATVPNPTGFGAGTIYFPTNTTEGPFAAISVAPGFTERQANVNWWGPRLASHGFVVVVIDTNSTSDSPASRATQLVAAVRQLATLSGTSGSPIAGKVDGTRLGVMGHSLGGGGTLIAAQNNPTLKAAIPFAPFNGNTNFSAVTVPTLIIACENDNVAPVNQHASPFYNSFTANLDKAYLEIAGGSHSCANSGNNNMPVLGKYGVAWFKKFMDNDTRYDTFLCGAEHQADLGAGTRFSEYRESCPY</text:p>
          </table:table-cell>
        </table:table-row>
        <table:table-row table:style-name="ro1">
          <table:table-cell office:value-type="string" calcext:value-type="string">
            <text:p>SRR14574980_43392</text:p>
          </table:table-cell>
          <table:table-cell office:value-type="string" calcext:value-type="string">
            <text:p>MSSRWVARSPGGRVSSMWLKRSGIPRCQPSTALLSNGRLGLGLRLVGWNRAPRRVVAAVLMAAAGLFSAVPAAAFVTVAHPVGPTPTTGVLEADAGPFSTQAFVPNTSPGFGGGTIYFPIDTTEGPLAAIAISPGYTGTQSSIDWLGPRLASHGFVVITIDTNSLFNFPSSRADQLGAALDLVAAESNDGSSPITNLVDPERRGVIGHSMGGGGALIAAANDPTIDVAIPLAPWNTGTDFAAVDVPVLVVACENDLTAPTAIHSEPMYESITGEKAYLELNGGSHSCANSGNGDRDLLGKYMVSWLKRWLDQDLRYGPYLCGPLHEADLVGPDISDYRDTCAYDLPVLATPSGAVVNEGPFGFQTACVPVVLDRPAEYPVTVDWATLDNSAPGVATAGADYIAAEGTVTIGVGESTGCADITLVGDAIDEPPLLYGEWLLVVFSNPSVNTSIDPSFFGLGLVIILDDD</text:p>
          </table:table-cell>
        </table:table-row>
        <table:table-row table:style-name="ro1">
          <table:table-cell office:value-type="string" calcext:value-type="string">
            <text:p>SRR25158249_220564</text:p>
          </table:table-cell>
          <table:table-cell office:value-type="string" calcext:value-type="string">
            <text:p>MSSDKRLLFTLLHRTLLACALTFSAALPACGEEDPKEVTDSSSDDDDETPVDGDTTGDDDPEPMTMKDAGKSSVKDAGKPPPTPAVDAGSTAPKDKDSGTVGGIDAGPAKDAGTVVTPPTTAGDALVRGDAPTEKSASAKGPYAVKTYTSGYPDLPGYLDSTIHYPEGAQPPFAAVVIVPGFVSAQSSIQAWGPFFASHGIVTMTIGTNTPVDQPPMREAALLDALKTVKSENTREGSPLKDKLDLSRLAGMGWSMGGGGALLLGEHNPELKAVIALCPWNPGYSYAKIKMPTLFLAAQADTLAGGQSQGFYSSIPNSVPKILYEIAGADHWHNNDPANLQGAVGRYGLAWLKVFLEGDERYRDLLKVKGPSSSDWQSNVQ</text:p>
          </table:table-cell>
        </table:table-row>
        <table:table-row table:style-name="ro1">
          <table:table-cell office:value-type="string" calcext:value-type="string">
            <text:p>SRR10663367_452477</text:p>
          </table:table-cell>
          <table:table-cell office:value-type="string" calcext:value-type="string">
            <text:p>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</table:table-row>
        <table:table-row table:style-name="ro1">
          <table:table-cell office:value-type="string" calcext:value-type="string">
            <text:p>SRR20309463_795_[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WP_054022242.1_[altCDS,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FAST-PETase_[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</table:table-row>
        <table:table-row table:style-name="ro1">
          <table:table-cell office:value-type="string" calcext:value-type="string">
            <text:p>AR######_152_[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[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22234379_583440_[dTail,insR257110]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21419831_257710</text:p>
          </table:table-cell>
          <table:table-cell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</table:table-row>
        <table:table-row table:style-name="ro1">
          <table:table-cell office:value-type="string" calcext:value-type="string">
            <text:p>DRR378781_602206</text:p>
          </table:table-cell>
          <table:table-cell office:value-type="string" calcext:value-type="string">
            <text:p>MSLDVWEWSTEAGGDIRQWDYLGADNQKWRINDLGNGYHSIISAYNGLSLDVYEWSTSNGGDIRQWDYTGAENQQWAFQPTGTSGGGSTGGGSTSCVSSSDITSSKLSATGASGPYSVRSKGVSNWSASGFGGGTIWYPTNASACGRMPGIAVVPGFLSYESSIRWWGARLASWGYVVITIDTNSIYDQPPSRGRQLSDALDHIIYDSTTRNMVDPNRLGAIGWSMGGGGSIWLANNRPEVKAIIPQAPWYLTTTSTSKPAFYIACESDTVAPTYSHVDDFYRYSTGPKMKIEINNGSHWCANSGNGNEGTLGKAGISWMKRYINGDTRFNQFLCGQENYGSRYDVSDYDYASCP</text:p>
          </table:table-cell>
        </table:table-row>
        <table:table-row table:style-name="ro1">
          <table:table-cell office:value-type="string" calcext:value-type="string">
            <text:p>ERR868484_4384</text:p>
          </table:table-cell>
          <table:table-cell office:value-type="string" calcext:value-type="string">
            <text:p>MSGRTMVSIKSVFSKSALLGGLSVLCAAAASPALASSGGGGGGGGGITGGGANGNFSAVTRGPNPTAFALEQDNGPYNVNTINVSSFVSGFGGGTIFYPTNAGGDMGLIAVVPGFVSEESSIIWWGQRLASWGFVVITIDTNSGFDQPDSRATQLGAALDYVIDRSESGSDPLFGLVDPNRLGAVGWSMGGGGSLELSTRRGEVRAIIPQAPYYAGFNDFENVDAATFFIACELDAVAPVATNVSPFWFDVPNSTPKLYVEINNGDHFCANTGNSDEDLLGKIGVSWMKRFIDKDTRFEPFLCPTNYSAQFNVSEQRNNCGF</text:p>
          </table:table-cell>
        </table:table-row>
        <table:table-row table:style-name="ro1">
          <table:table-cell office:value-type="string" calcext:value-type="string">
            <text:p>SRR24863433_5674</text:p>
          </table:table-cell>
          <table:table-cell office:value-type="string" calcext:value-type="string">
            <text:p>MSGPFIPPNVGTVPGSRAVALYSYDNTKQRAQTQGNHDMLKNFSKKSALSLIAAGSLLLAGTAFAADPGTDGPVCEQDCGYERGPDPSVSFLEARSGPYSVRTSRVSSLTSGFGGGTIHYPTGTTGTMAAIVVIPGFVSAESSIDWWGPKLASYGFVVMTIDTNTGFDQPPSRARQINNALDYLVSQNTARGSDVAGMIDTNRLGVIGWSMGGGGTIRVAGEGRISAAIPLAPWDTSSANARRVNAPTLIFACGADVIAPVALHASPFYNALPRDIPKAFFEIRNGSHYCANGGGLINNNELLGRLGVSWMKLHLDKDQRYNQFLCGPRHESDRDISEYRGNCPY</text:p>
          </table:table-cell>
        </table:table-row>
        <table:table-row table:style-name="ro1">
          <table:table-cell office:value-type="string" calcext:value-type="string">
            <text:p>SRR11308339_666916</text:p>
          </table:table-cell>
          <table:table-cell office:value-type="string" calcext:value-type="string">
            <text:p>MSDKSANNPLRSLIAASTLLFSATVFASGGGGDDGGDNGCTSDCGYERGPDPTESFLEASEGPYNVSTDNVPDFSSDGFGGGTVHYPTDAEGTVAAVVVIPGFVSAESSIEWWGPKLASHGFVVMTIDTNSGFDQPGSRATQINNALDYLVEENDSSTSPVSGMIDPGRLGVIGWSMGGGGTLRVASEGRIQAAIPLAPWDSSSYRFRDIETPTMIIACESDIVAPVRSHADPFYDALPDSTDKAFVEMNNGDHYCGNGDNSYNDELSRFGISWMKLHLDQDERYDQFLCGPDHESDWDISEHRSTCPY</text:p>
          </table:table-cell>
        </table:table-row>
        <table:table-row table:style-name="ro1">
          <table:table-cell office:value-type="string" calcext:value-type="string">
            <text:p>SRR25727107_131495</text:p>
          </table:table-cell>
          <table:table-cell office:value-type="string" calcext:value-type="string">
            <text:p>MSCRQEPLGDKMRFFSQKCLATVAAVVATLASGAALAQTSNPYQRGPNPTTSSLEASRGSFAISQFRVSRPSGFGGGTVYYPTNAGGTVGAIAVVPGFLARQSTINWWGPRLASHGFVVITIDTNSTSDQPASRATQLMAALRQVVTLNGTRSSPIYNKVDTSRLAVMGWSMGGGGTLIAARDNPTLKAAVPFAPYNTGTNFSASAVPTLIIGCESDTVAPVGQHAEAFYTSMTRPEKAYLEINGGSHTCATSGNRNQAMIGKYGVSWMKRFVDNDTRFSDFLCGAPHAADLRNTSVISEYRETCPY</text:p>
          </table:table-cell>
        </table:table-row>
        <table:table-row table:style-name="ro1">
          <table:table-cell office:value-type="string" calcext:value-type="string">
            <text:p>ERR3566182_370096</text:p>
          </table:table-cell>
          <table:table-cell office:value-type="string" calcext:value-type="string">
            <text:p>MSAPTLPTFSALKGLMKTAIMLSASLAFAIAQAGPYDRGPDPTVASLEASAGYYNVASSKITAPSGYGGGTVYYPSNTTDGPFGVVSFSPGFVNSQNINKWWAPALASRGFVVIMIDTLTPFDLPGLRGAQLLASLKDVIGRSQSSNTPYYGKIDPNRRAVMGHSMGGGGTLSASVSDGTLKAAIPLAPWSTINNWGKDTVPTLVMAGEADAIAPSATMASVFYASLPSTVSKAYMEFKGADHFFPNNNGPAALKPIMTKYAVSWLKLFVDGDTRYKPFLCGPLHDADLVANAALLSAYKDDCPY</text:p>
          </table:table-cell>
        </table:table-row>
        <table:table-row table:style-name="ro1">
          <table:table-cell office:value-type="string" calcext:value-type="string">
            <text:p>SRR17828879_219644</text:p>
          </table:table-cell>
          <table:table-cell office:value-type="string" calcext:value-type="string">
            <text:p>MSAADRMCPFRTLLMLLGLSMMARPTRASMRRRGRHSSITTGDSMTHIAIGLRHWAQVAVLLASVAMSALAAAQNNPYAKGPDRTTADLEAELGSFAVASASIPRANASGFGGGTIYYPTASGSCGAISISPGYTATQVNIAWLGPRLASRGFVVITIDTFTTSDLPDSRATQLQAALNQAVSLSQTAGHVIYGKVDARRLAVAGDSLGGGGALLAGLNNPMLKAAVGLVPYSYTQNFSTEQVPTLMIGGQKDTTATPSKHAIAFYNSIPSTTDKAYMELAGADHYLPHRTQYFPVIGRYMIAWYKRFVDNDTRYSPFLCGAIQQADVANTALVSKYLQNCSY</text:p>
          </table:table-cell>
        </table:table-row>
        <table:table-row table:style-name="ro1">
          <table:table-cell office:value-type="string" calcext:value-type="string">
            <text:p>SRR12681888_1997285</text:p>
          </table:table-cell>
          <table:table-cell office:value-type="string" calcext:value-type="string">
            <text:p>MRWNCCVSFRRAGCRVNSAEQSTAWRSMPQLCGDAAHILGDAAFRCLQIDKPSILFVNYQGSTHDSERSYGGSSMSSINRISHRVRLRAARNVMCCLLGTVLGGALAQAQTAPATIAQEAFNGGFGQFTPAGRATANNGSAVLAGTFGGADGSMTSAPISTVGFTNITVSFDRATVGLDSGEAGIAEFSVAGGAFAAIESVRAASGRAGFMLAAGAANQAQLRLRFRISASNSGETYSVDNVLVQGVAVVQNPDPDPNPNPNPDNPFQRGPTPSTAVLEAARGPFAIAQITVPNPTGFGAGTIYYPTNTTEGPFAAVSVAPGFTERQSAINWWGPRLASHGFVVVTIDTNSTSDSPTSRATQLIASLRQVVALSGTASSPIAGKVDGNRLGVMGHSLGGGGTLIAARDNPTLKAAIPFAPFNSNTNFSTVQVPTLIIACEADGIAPVNEHASPFYNSFAANLEKAYLEVANGSHSCANSGNGNMPLLGKYGVAWYKRFMDNDTRYTQFLCGPLHDADVNGSRISEYRDSCPL</text:p>
          </table:table-cell>
        </table:table-row>
        <table:table-row table:style-name="ro1">
          <table:table-cell office:value-type="string" calcext:value-type="string">
            <text:p>AR######_77</text:p>
          </table:table-cell>
          <table:table-cell office:value-type="string" calcext:value-type="string">
            <text:p>MRTSRTRPLRRLAAALVLALAVVLAACDIRGPDPTEQSLTASSGPFAVGTLAVPSSAGFGGGTIYYPTNTEGPFAVISVTPGFTGTQSSIAGWGPRLASHGFVAITINTTNTFENPDTRSTEQRQALTYVVNQSNTSSSPIYGKVDGNRRGVAGHSMGGGGTLISAQADPTIRAAVPLAPWNSSTNFSNVTVPTLILACQNDSIAPVASHASPMYNSIPATTDKSYLSIAGGDHFCANSPTGGSGNVGKYGVAFFKRFLDGDTRYDPWVCGASKPAAGSAINEVRSTCPF</text:p>
          </table:table-cell>
        </table:table-row>
        <table:table-row table:style-name="ro1">
          <table:table-cell office:value-type="string" calcext:value-type="string">
            <text:p>SRR26290483_118036</text:p>
          </table:table-cell>
          <table:table-cell office:value-type="string" calcext:value-type="string">
            <text:p>MRTRGTRPLRRLAAIFLLALVIAACDTKGPDPTEQILTASSGPFGVATLAVPSSAGFGGGTIYYPTGVEGPFAVISVTPGFTETAASLDWGPRLASHGFVAIVINTSNIFEDPTTRSNEQRQALTYAAAQSDSASSPIHGLVDGNRRGVTGHSMGGGGTLISAQADPAIRAAVPLAPWNGSPTFSGITVPTLFIACQNDVIAPVANHASPMYNSIPASTHKSYLSIAGGDHFCANAASGGSGQVGKFVVAFFKRFLDGDTRYDPWVCGASKPAVTSVINEVRSTCPF</text:p>
          </table:table-cell>
        </table:table-row>
        <table:table-row table:style-name="ro1">
          <table:table-cell office:value-type="string" calcext:value-type="string">
            <text:p>SRR26290402_3525830</text:p>
          </table:table-cell>
          <table:table-cell office:value-type="string" calcext:value-type="string">
            <text:p>MRTAKDFARGNPLARLCILLALAVFPALSHAQTVIFQEPFNVGIGSFTADGTVNGGGTGASMHGRIQGYSTITSPAINTTGFTNLQLAWTQMCLNSDAGEACQLWYSVNNITWDLVYSTPFAPFNSPASIALPAAAAGQSQLRLRFVRLANSFEEVYDVDNISLTGTAGGGGTTSGSTSGGTSGGGGTPCQNGPAPSATSVQGDGPFTVGTYVVPNPSGYKAGTIYYPTNTVSGACTKFAGIVTMPGYQGTQNNLSWLGPRLASNGFVVINVDTNTLSDSPDQRGAEILSALNQLVSLSNASGNPISGKVDSAKLGAMGHSMGGGGTLVAARNAMIKAAIPMAPYHNTTTNFPDVHAPTLVVTCQGDPSAPAATYGRPMYNSLTTEKAYLELTTTDGHLCVMTGYGNKAVQSRYMTSWMKRWLDGDTRYTQFLCGTTSGSNGVTTWADTCPY</text:p>
          </table:table-cell>
        </table:table-row>
        <table:table-row table:style-name="ro1">
          <table:table-cell office:value-type="string" calcext:value-type="string">
            <text:p>ERR10640994_177560</text:p>
          </table:table-cell>
          <table:table-cell office:value-type="string" calcext:value-type="string">
            <text:p>MRSSHVRIKKDKRATRMRSAPVSAREPTSARRVTHAQRADPLDRQRRQPMRFQQHASRLIKASILGSLVVLSAAATAQTNPFARGPNPTASALEATSGPFTVRNFTVSRPSGYGAGTVYYPTNAGGTVGAIAIVPGYTARQSSINWWGPRLASHGFVVITIDTNSTLDQPGSRSSQQMAALRQVVSLNGTSSSPIYNKVDTSRLGVMGWSMGGGGSLISAANNPSLKAAAPQAPWNTSTNFSSLTVPTLIFACENDSIAATRSHASPMYNSMRNNPRQYLEITRGSHSCANSGNSDRGLLGKKGVAWMKRYMDNDTRYTTFACQNPNTSRVSDFRVANCS</text:p>
          </table:table-cell>
        </table:table-row>
        <table:table-row table:style-name="ro1">
          <table:table-cell office:value-type="string" calcext:value-type="string">
            <text:p>AR######_86</text:p>
          </table:table-cell>
          <table:table-cell office:value-type="string" calcext:value-type="string">
            <text:p>MRSAKTSVLAAVALGAAALLALGACGGSNNPYIRGDDPTEESLSRPGPYAVKSLTEGDRNGPGYGGGTIYYPTDAEPPFAAVAIVPGFTSPQSSIASWGPFLASHGIVAMTIDTNSTFDQPDTRAAALLDALESIKGENTRAGSPLKGKLDTNRLGVMGWSMGGGGTLIAAKDNPELKAAISLCPWNPGSSYSNTKVPTLMIASQADPLAGVSGHSQPFYDSIPDSTPKMLFEVAGGDHFVANNPANGNGQVGRYGLSWLKRFLEGDERYRPFLLEKPPGASDYRTNVY</text:p>
          </table:table-cell>
        </table:table-row>
        <table:table-row table:style-name="ro1">
          <table:table-cell office:value-type="string" calcext:value-type="string">
            <text:p>SRR7783776_670</text:p>
          </table:table-cell>
          <table:table-cell office:value-type="string" calcext:value-type="string">
            <text:p>MRPTRCPSRATSPLRSRSRVLAVLIVMATTLASTLLTVSVTPAATAARQSQSRSVAGSSSEHASVRATIPDPTTASLEATNGPLAIATYTVPQPSGYGSGTITYPTARGSYPAVVLMPGYQGTQQNLQWVAPRLASWGFIVINVGTKTLGDDPASRGRQISAAGTQLLSLGSVAGNPLYGKMNGTLGAAGHSMGGGGVMAALREDSRFTAGMPLAPYYPNQNFSGVTDPTFFLTCKSDPVAHGNTYALPWYNSMSQAEKLYIEVPGDHLCPMTGYGNKAKQGKWIVSFFSRWLYGDTRFSPFLCGAAREADKNNPSLVTRWQDTCPF</text:p>
          </table:table-cell>
        </table:table-row>
        <table:table-row table:style-name="ro1">
          <table:table-cell office:value-type="string" calcext:value-type="string">
            <text:p>SRR14117419_527984</text:p>
          </table:table-cell>
          <table:table-cell office:value-type="string" calcext:value-type="string">
            <text:p>MRPSSSSLHTAVPLRPRSRAMTALIALATTLGLALALLTAAAPPAAAADLLSQGRPATSSSTENTSTPASAAVDGNTGTRWSSTFSDPQWLSVDLGATATISQVVLRWETAYARAFQIQTSTNGTAWTTVHSSTSGTGGVQTLDVNGNGRYVRMLGTQRGTTYGYSLFEFQVYGSGGGTPPGNGIPDPTATSLETANGPLTTANYTVPNPSGYGSGTVTYPTSSGSYPSVVLMPGYQGTQQNLQWLAPRLASWGFVVVNVGTNTLTDDPESRGRQISAAGTQLLALGNAAGNPLSGKVNGTLGAVGHSMGGGGVMAALRDDSRFRAGVPTAPYHPNANFSSVTEPTFFLTCQSDSVAHGNTYAVPWYNSMSQAEKLYIEVPGDHLCPMTGSGNKAKQGKWIVSFLSLWLRADTRFGPFLCGPVRDPDKNNTSLVTRWMDTCAF</text:p>
          </table:table-cell>
        </table:table-row>
        <table:table-row table:style-name="ro1">
          <table:table-cell office:value-type="string" calcext:value-type="string">
            <text:p>SRR13588904_28417</text:p>
          </table:table-cell>
          <table:table-cell office:value-type="string" calcext:value-type="string">
            <text:p>MRPSSSSLHTAVPLRPCSRAMTALIALATTIGLALALLTAAAPPAAAADLLSQGRLATASSTENTSTPASAAVDGNTGTRWASTFSDPQWLSVDLGATATISQVVLRWEAAYARAFQIQTSTNGTVWTTVHSTTTGTGGVQTLDVIGNGRYVRMLGTQRGTTYGYSLFEFQVYGSGGGTPPGNGIPDPTATSLETANGPLTTATYAVPSPSGYGSGTVTYPTDSGSYPGVVLMPGYQGTQQNLQWLAPRLASWGFVVINVGTNTLTDDPASRGRQITAAGSQLIALGNAAGNPLSGRVSGALGAVGHSMGGGGVMAALRDDARFRAGVPTAPYYPDTNFSAVTEPTFFLTCQSDPVAHGNDYAVPWYNSMSQAEKLYIEVPGDHLCPMTGSGNKAKQGKWIVSFLSLWLRADTRFSPFLCGPVRDPDKNNPSLVTRWMDTCSF</text:p>
          </table:table-cell>
        </table:table-row>
        <table:table-row table:style-name="ro1">
          <table:table-cell office:value-type="string" calcext:value-type="string">
            <text:p>SRR10848474_194765</text:p>
          </table:table-cell>
          <table:table-cell office:value-type="string" calcext:value-type="string">
            <text:p>MRPPCCSAGATWLSRSRSRAAVVLTTLVATVSALLIVSAAPALAAPVPAPTTASLEATNGPLATASYTVPNPSGYGSGTITYPTGSGSYPGVVLMPGYQGTQQNLRWLAPRLASWGFVVVNVGTRTLTDDPESRGDQISAAGTQLLAFSNAVGNPITGKVNGTLGAAGHSMGGGGTMVALRDDARFRAGVPLAPYYQNGNFSSVAKPTFSLTCRSDVAAPGNTYALPWYNSMTRAEKLYVEVPGDHLCPMTGYGNKAKQGKWIVSFFSRWLRGDTRFSPFLCGAEREADRNNAALVTRWMDTCPY</text:p>
          </table:table-cell>
        </table:table-row>
        <table:table-row table:style-name="ro1">
          <table:table-cell office:value-type="string" calcext:value-type="string">
            <text:p>SRR10053376_3326</text:p>
          </table:table-cell>
          <table:table-cell office:value-type="string" calcext:value-type="string">
            <text:p>MRPCSRSTNTTPPLRTRSRPMTALIALATTIGLALTLLTATAAPAAAADLLSQGKPVTSSSTENTSTPASAAVDGNTGTRWSSTFSDPQWLTVDLGATATISQVVLRWEAAYARSFRIQTSDNGTSWTTIHSTTTSTGGAQTLDVNGSGRYIRLYGTQRGTAYGYSLWEFQVYGSGEGTPPGSGIPDPTTVSLEATNGPLTTATYTVPSPSGYGSGTVTYPTASGSYPGIVLMPGYQGTQQNLQWLAPRLASWGFVVINVGTNTLTDDPESRGRQITAAGTQLLALGDAPGNPLSGKLNGTLGATGHSMGGGGVMAALRDDSRFRAGVPTAPYHPNGNFSGVTEPTFFLTCQSDAVAHGDRYAVPWYTSMSQAEKLYIEVPGDHLCPMTGYGNKAKQGKWMVSFFSLWLRADTRFSPFLCGPARDADKNDTSLVTRWMDTCQF</text:p>
          </table:table-cell>
        </table:table-row>
        <table:table-row table:style-name="ro1">
          <table:table-cell office:value-type="string" calcext:value-type="string">
            <text:p>P06873.2</text:p>
          </table:table-cell>
          <table:table-cell office:value-type="string" calcext:value-type="string">
            <text:p>MRLSVLLSLLPLALGAPAVEQRSEAAPLIEARGEMVANKYIVKFKEGSALSALDAAMEKISGKPDHVYKNVFSGFAATLDENMVRVLRAHPDVEYIEQDAVVTINAAQTNAPWGLARISSTSPGTSTYYYDESAGQGSCVYVIDTGIEASHPEFEGRAQMVKTYYYSSRDGNGHGTHCAGTVGSRTYGVAKKTQLFGVKVLDDNGSGQYSTIIAGMDFVASDKNNRNCPKGVVASLSLGGGYSSSVNSAAARLQSSGVMVAVAAGNNNADARNYSPASEPSVCTVGASDRYDRRSSFSNYGSVLDIFGPGTSILSTWIGGSTRSISGTSMATPHVAGLAAYLMTLGKTTAASACRYIADTANKGDLSNIPFGTVNLLAYNNYQA</text:p>
          </table:table-cell>
        </table:table-row>
        <table:table-row table:style-name="ro1">
          <table:table-cell office:value-type="string" calcext:value-type="string">
            <text:p>ERR5947503_322</text:p>
          </table:table-cell>
          <table:table-cell office:value-type="string" calcext:value-type="string">
            <text:p>MRLIRRWPMRRLAIGFVLALVLSACDWRGPAPTQQSVVAARGPFAVGTIAVPSSAGFGGGTIYYPSDNAGPFAVISISPGFLGDQSSIAVWGPRLASNGFVAITINTTNGFILPDQRSQEQRQALTYVVNQGNNPSSPISGKVDPDRKGVAGHSMGGGATLISANADPTIRAAMPLAPWNGSASFPNVRVPTLIWACEADNIAPVASHASPMYNSIPSTTRKMYLSVDNGNHFCANSPDNSSQTVGKFGVSFFKKFLDTDTRYDPWVCGASRATAGTVLNEVRSTCPF</text:p>
          </table:table-cell>
        </table:table-row>
        <table:table-row table:style-name="ro1">
          <table:table-cell office:value-type="string" calcext:value-type="string">
            <text:p>ERR2900754_66884</text:p>
          </table:table-cell>
          <table:table-cell office:value-type="string" calcext:value-type="string">
            <text:p>MRKLLRRGPMRLLAVGLVIAVGVLATACDWRGPEPSDQLLTGTGPFGIGTISVPASAGFGGGTIYYPTGNPGPFAVVSFSPGFLEQSGAFPGWGNKLASHGFVAILFNTSNTGEFPDARSTEQRQALTYVINQGQNPSSPIFGLVDGNRTAVMGHSMGGGASLISAQADHTIDAVIPVAPWNGGTNFSGITSPTLVVACQSDSTAPVNSHASPFYNSIPSTTKKEYLSVAGGDHFCANDPSLVGGGNIGKYAVAFLKRWLDTDTRYDPWTCGASKATAGSVFNEVRSTCPW</text:p>
          </table:table-cell>
        </table:table-row>
        <table:table-row table:style-name="ro1">
          <table:table-cell office:value-type="string" calcext:value-type="string">
            <text:p>BAC67195.1</text:p>
          </table:table-cell>
          <table:table-cell office:value-type="string" calcext:value-type="string">
            <text:p>MRKLKLLLMVCMSMVFIFTLPGMGQSLKASAATERTPIVFVHGLTGSDSNFALIERYLRGEGWSSDELFAIDLPSKAGNQLLNSAAISRFVDDVLRQTGHSKVHIVAHSMGGANSLYYILNRGGIDKVDKLITLGGANRLTTSRAPDGIRVTSIYSTSDTIVSPALSRLDGANNISVNLVTHIGLLYNSRVNALIKAALIE</text:p>
          </table:table-cell>
        </table:table-row>
        <table:table-row table:style-name="ro1">
          <table:table-cell office:value-type="string" calcext:value-type="string">
            <text:p>SRR8862675_1241843</text:p>
          </table:table-cell>
          <table:table-cell office:value-type="string" calcext:value-type="string">
            <text:p>MRKISFKASLFSTLTLLASSITYAGGGGGNGGNNNGGLPAPDTCEVNCGYNQGSNPSLNSLQSTRGNFSVATSNVPRSVPGFGGGTIYYPRNTSGELATIAIAPGFTAPQDAISWWGPVLASNGFVVITIDTNSRLDQPISRGRQLDSALSYLISQGNSSNSPISGMVDENRLASMGHSMGGGGALRSASRNRLSAAIPLAPFNVGGNSFNDIEVPTMIMACENDGTAPVNIHASPFYNRIPSSTDKALIELDNGNHSCANGGSGRNNAVLATYGVSWMKRFLDKDQRFIPFLCGPNHEANRGISDYRD</text:p>
          </table:table-cell>
        </table:table-row>
        <table:table-row table:style-name="ro1">
          <table:table-cell office:value-type="string" calcext:value-type="string">
            <text:p>MGYP003385382674A</text:p>
          </table:table-cell>
          <table:table-cell office:value-type="string" calcext:value-type="string">
            <text:p>MRKILLSVFTILSLNSYSQCDDVISSSITNPGIYEVATLSESDGVRNGADYYGSTIYYPINTNNFLGSIVIVPGFVSYEFSIQEWGPFLASHGIVCMTIGTNSIFEQPNQRATALLDAMVSLKEENSRNASPLNSKLDIDNIALGGWSMGGGGAQIAAKMDSSIKVVIALCPWLETGLISEEYLNHQAPILFISAEYDGIANASLHATPQYELSSETTPKLIYEVANGGHTVANYPTSGNGEVGLIALSWLKKYLLNEDCYCPILLESPETASMYMTNINCENSNLNAQEIECTEGWSIISTYVNPINTNFSNFIAPVVNNLIIAKDYIGNAYLPEWDYNGIGNIEQGQGYLIKMLNTMSLAVVGEQIIASENSISLNEGWNLFANFNTESTNSDLSFAALVETENVIIIKDYIGNAMLPEWEFNGLGDLQPGRGYQIKVTANCELQY</text:p>
          </table:table-cell>
        </table:table-row>
        <table:table-row table:style-name="ro1">
          <table:table-cell office:value-type="string" calcext:value-type="string">
            <text:p>SRR26075049_937218</text:p>
          </table:table-cell>
          <table:table-cell office:value-type="string" calcext:value-type="string">
            <text:p>MRKIASALEIAALVLASFAAGCGDDGSSNDNPMGMTTQTANTGTPDTGVSTMVPPASTDAGTSTNVGNTNTGTLDAGMVGSTTGIKPAVDSGAVDTGVALGDASSDSGSVAVGDGGGVISPVTPIMRGDAPTKASATAKGPYKVMSYTSGFPVTLYGGGTIWYPTDAEAPFGAVAICPGFTAAQSSIMNWGPFLASHGIVALTMDTATPLDVVDQRADELMDALASIKSENDRAASPIYKKIDTMRLGVMGWSMGGGGTWLAADMHPELRSAVTFAGHIVTAVNQDVSMVHVPTLMFAGSADNAILGGGMSQGVYDGIPESTPKMVWEIMGAGHDVANDPANTSGAVGRYGLSWEKVYLEGDMRYRQFLLEMPPTASYFKTNVK</text:p>
          </table:table-cell>
        </table:table-row>
        <table:table-row table:style-name="ro1">
          <table:table-cell office:value-type="string" calcext:value-type="string">
            <text:p>SRR14073695_33712</text:p>
          </table:table-cell>
          <table:table-cell office:value-type="string" calcext:value-type="string">
            <text:p>MRHRSISALVLGTAVVAGAAQAQINPFAKGPDPTPASIQATGPFAISMQTVPRAAGFGGATVYSPNDPGSYALVVLCPGFIETQSAISAVGQRLATHGFVVATIDTVTTIDFPASRGTQLIAALQTITALNTGPVAGKIDTTRLVVGGHSMGGGGTLEASRTNPAIKAGLPIAPFHFVKQFNTPVPQLITGGQVDAIAPVGQHAIPFFEMLPDATPKIYAELTGGNHFFVTQNPPNQPINKLLLAWTKRFADNDLRYEQFITATAVQAEVANGALSQTRREATPF</text:p>
          </table:table-cell>
        </table:table-row>
        <table:table-row table:style-name="ro1">
          <table:table-cell office:value-type="string" calcext:value-type="string">
            <text:p>SRR24001352_43921</text:p>
          </table:table-cell>
          <table:table-cell office:value-type="string" calcext:value-type="string">
            <text:p>MRETSLHRSPAPALAQACTRAASRLRFAALGLAAGLLSLAAQAQINPDQRGPNPTAASLEATAGPYAVKTSKVASQSNFGGGTVYFPDSNEGPFGVIAIAPGFTEGQSVNSWWGNRLASHGFVVITASMKNVLQYPTPRAKELVAALNYVVAQSQTSGSPYFGKVDPARRGVMGHSMGGGGTLEVVRDDPTIKAAIPLAPWDLSKVFTQVTTPTLIVACEKDAIAPVNTHASTFYDSLSASLDKAFLELKGADHFCTNTSTTAARKTVLGKYGVAWMKRFIDSDTRYAPFLCGATHEAYLSASSSVISRYKSSCPY</text:p>
          </table:table-cell>
        </table:table-row>
        <table:table-row table:style-name="ro1">
          <table:table-cell office:value-type="string" calcext:value-type="string">
            <text:p>SRR24270839_443745</text:p>
          </table:table-cell>
          <table:table-cell office:value-type="string" calcext:value-type="string">
            <text:p>MRDPPEYGTQTLHYPTDADPPFAAIAIVPGFVSPESSIIEWGPFLASHGIVVLTIGTNSGSDSPEIRSTALLAALETIKSEHARAGSPIEGKIDTTRLAVGGWSMGGGGTLLTITAHPELKAGLAICPWYTNAFAFAGNTVPVIMFAGTADVLAGGMSQGFYDAIPASTPKMLFEIAGADHFYANNPLMPNVQVGLYGLSWLKVFLEGDDRYRQFLLGPPQNASDFRTTVQ</text:p>
          </table:table-cell>
        </table:table-row>
        <table:table-row table:style-name="ro1">
          <table:table-cell office:value-type="string" calcext:value-type="string">
            <text:p>ERR9844462_623</text:p>
          </table:table-cell>
          <table:table-cell office:value-type="string" calcext:value-type="string">
            <text:p>MRDIFDCRLGTPLIISSGSRSTLRRDADDCPVTTITRENNMKINMSIAKTALLAASLLATTYAFSAPGPSAPCTDCTRGPTPTVASLKSNSGPFNVSEFSVSGYLKGFGDSTVHYPTNATGKMGAIAVIPGYLSYESSIEWWGPRLASHGFVVITMNTNTIYDQPDSRANQLSRALDYVIEQSNSRYSPIAGKVDSTRLGAIGWSMGGGGSLKLSTERSLNAIIPQAPYYAGFNSFDTIKTPTMILACGADVVAPVRSHASPFYNEIPNATPKAFLEIYGGSHFCANTDYPNEDLLGMYGISWMKRFIDFDRRYDQFLCGPNHEADLSISEYRENCNY</text:p>
          </table:table-cell>
        </table:table-row>
        <table:table-row table:style-name="ro1">
          <table:table-cell office:value-type="string" calcext:value-type="string">
            <text:p>MGYP002716753343A</text:p>
          </table:table-cell>
          <table:table-cell office:value-type="string" calcext:value-type="string">
            <text:p>MRARTRLTALAAGLTLALGAPAATAATADQAQPAASASVEHGPAPTKESIGVDGPYKVASKKAPIDLKRSFYGGTIYYPADAGKGETYGTVVTMPGFLEPGAVMDLVAKRLASHGFVVMRAEALTPFSIPLVRAQAVLSAQKVLHADADLAPIMDTERTALVGHSMGGGGVLHAAAMSEQDAVIPIHPWAQTIFPLVKEPTLTIGGLLDNVAPMVEYTLPIYASIGSETKGLFTDLAGTHWAGLVDNKVIQGRILSFVKLHVDGDTRYEQFVCAPAEKGFTYKSPC</text:p>
          </table:table-cell>
        </table:table-row>
        <table:table-row table:style-name="ro1">
          <table:table-cell office:value-type="string" calcext:value-type="string">
            <text:p>ERR9963791_553102</text:p>
          </table:table-cell>
          <table:table-cell office:value-type="string" calcext:value-type="string">
            <text:p>MRALLSPTRRRLMTRVSTLSTLPLRRVLCSLALSAVAAAASAQTAPPTSASLNATAGPLAVSSVAISGATGFGGGTIYYPQAAGSYGVIAISPGYGARGSSLAWLARRLATHGFVVAAINTTSTMDSPPSRGPQLMAALDHVVNKADANVRSRADGSRMAVMGHSAGGGGALVAARDNPTLKAAVALTPGSFGNFYSGVRVPTIIFGADGDTITPVTSQARPAYNSIPVTTPKAYGELNNATHLTPVSTNTPIGRYSVAWAKRFVDGDTRYS</text:p>
          </table:table-cell>
        </table:table-row>
        <table:table-row table:style-name="ro1">
          <table:table-cell office:value-type="string" calcext:value-type="string">
            <text:p>SRR11659431_25115</text:p>
          </table:table-cell>
          <table:table-cell office:value-type="string" calcext:value-type="string">
            <text:p>MRAGFMGVGAAALVALAGCSSTPSNEGTSKPSVTAPTGGSTVIGAAGVGATAGRPASAGTGASPAVTPPSTTVPSGTTKPPAAAGSSAMGAAGAAVSGMAGSSASAGTGAIAGSSAAAGSSAAAGSGAAAGSGAAPGGGFIREAAPTEDSLKKNGEYSVKSYTEKDGLVGGMEYGDAALGGDGSELYYPEGATAPFAAMAIVPGFTAQRSDVAPWGPFLASHGIVALVIDTNSTGDQPDVRSRALLDALESIKKENMRDGSPVKGKIDTSRLGVMGWSMGGGGTWITADGHPELKVAVSLCGWIIQSIGSKTTVPSLQLAVQDDQLAAGMSQPVYMAIPDKTPKMLVEWSSGGHWINNSPENVDHQVGRYGLPWIKVYLENDERYRQFFKTKPTGASDFQTNQ</text:p>
          </table:table-cell>
        </table:table-row>
        <table:table-row table:style-name="ro1">
          <table:table-cell office:value-type="string" calcext:value-type="string">
            <text:p>SRR22541061_93121</text:p>
          </table:table-cell>
          <table:table-cell office:value-type="string" calcext:value-type="string">
            <text:p>MRACCAFNSTIPGDTMSLQLTKHFGLAALACAALMSLGAAAHAQSYQKGPNPTASALERAGPFATRTTDVSRYSVTNFGGGTIYYPTAAGQYGAIAVSPGYTASKSTVTFWGERLSSHGFVVIVIDTLTTLDQPASRARQLKAALDKVVSLSRSSSSPIYNKVDPNRLAVMGHSMGGGGTLQAAKDNPGLKAAIPMAPWNTVTNWSAVTVPTLVMACQADAIAPVANHAVPFYNSMSANKKSYIEMAGDDHLCVMNGGGHDATLGKMGIAWMKRFVDNDTRYSPFLCGLPYQATVNTSEVSVHRNNCPY</text:p>
          </table:table-cell>
        </table:table-row>
        <table:table-row table:style-name="ro1">
          <table:table-cell office:value-type="string" calcext:value-type="string">
            <text:p>ERR10640994_379232</text:p>
          </table:table-cell>
          <table:table-cell office:value-type="string" calcext:value-type="string">
            <text:p>MQYASTPTLRHVAQFAKASVLAATVLLASVAHAQFEKGPNPTVSALERAGTFATRTTTVSSLSASGFGGGTIYYPTAAGSYGVIAISPGFTARQSSISWMGTRIASHGFVVITIDTNTTSDQPDSRARQLKAALDKVVSLSTGRTNVLYGKVDASRLAVAGHSMGGGGSLAAARDYPTLKAAVPLAPWHTTKSFSSVRVPTLIISGENDSVAGNSSHSIPFYNSLPSSTPKGYLELNAEDHFFPQDSGEYGLVGKYMISWFKRFVDSDTRYSPFLCGAEHQAQVRVTSRVSDSRTNCPY</text:p>
          </table:table-cell>
        </table:table-row>
        <table:table-row table:style-name="ro1">
          <table:table-cell office:value-type="string" calcext:value-type="string">
            <text:p>SRR16950703_360364</text:p>
          </table:table-cell>
          <table:table-cell office:value-type="string" calcext:value-type="string">
            <text:p>MQVRLSSLCRTALVALGLAWAAATAHAQTIDDASDISLAIGPAPTSSALNALNGPFAVSTSIVVLPVGFGGGTIYYPTQAGKYGVIALCPGFTATSTSLAWLARRLASWGFVVVNMNTVTVFDFPSSRATEMRVALRYATNWSSATVRARIDPNRQAVAGHSMGGGGALIAAVRNPELKAAYALMPWSPTYSPTSMKVPTMLVAADADTIAPAALMVRPYYKLIPATVPKAYAELRWGNHFSPILVNTPIGRYGAAWMKRFVDGDTRYQDFLCGAAHQYYANALVFASYLKNCPY</text:p>
          </table:table-cell>
        </table:table-row>
        <table:table-row table:style-name="ro1">
          <table:table-cell office:value-type="string" calcext:value-type="string">
            <text:p>SRR13325290_214718</text:p>
          </table:table-cell>
          <table:table-cell office:value-type="string" calcext:value-type="string">
            <text:p>MQRQTCTTPVGPFHPQETSPMTLTSTLQRFAGIRPFALALPLAAIGWVAQAQTNPPTSSLLNATAGPLTVSTSSVSSFAARGFGGGTIYYPDATGSYGVVAISPGYTARQSSIAWLGRRLATHGFVVITIDTNSTLDQPPSRATQLMAALGHVVNNANATVRSRVDASKQAVAGHSMGGGGSLIAAQNNPTLKAAYPLTPWSVSKNYGTVRVPTMIIGADGDTIAAVTTHSRAFYNSLSSTVFKAYGELNNASHFTPNSTNTPIGRYAVSWMKRFVDSDTRYSPFLCGAPHDSYATRTVFDRYERNCPY</text:p>
          </table:table-cell>
        </table:table-row>
        <table:table-row table:style-name="ro1">
          <table:table-cell office:value-type="string" calcext:value-type="string">
            <text:p>SRR12266064_85133</text:p>
          </table:table-cell>
          <table:table-cell office:value-type="string" calcext:value-type="string">
            <text:p>MQRKRYNTITNRARASLLAGVGLAFFSVLAQADVLFQENFDSSLGQFTSTGSVSVTTSGARMAGSFGGTDGAITSSPISTVGFTGITLTLTRTTTGLDSGEAGIAEFSTNGSTYTVIQSLQTASGAVTLNLPATAGGQSSLRLRFRVNASSSTEYFTVDSIRLEGTPGSGGGGGGTNPYQRGPAPTTSSLDASRGPFSVGSRTVSDTQVSGYDGGTLWYPTNTSEGPFAAIAIIPGFLSSEGSIREWGPRLASWGFVVITVETLTYGDLPPSRRDQLIAAMNDVLMWSDQSGHPIYGKVDKTRQALMGWSMGGGGTLLGLQENPTRFKAGIGLAPWNSTETFTSSIRQPVLIFACESDIIAPVASHAYPFYRNMPTTNKKAFAEVNNGDHFCANDPRNNSGRLGRYGVSWMKRFLDDDTRFTQFLCGTHSTWTFSRYLSTCPY</text:p>
          </table:table-cell>
        </table:table-row>
        <table:table-row table:style-name="ro1">
          <table:table-cell office:value-type="string" calcext:value-type="string">
            <text:p>SRR15371989_72478</text:p>
          </table:table-cell>
          <table:table-cell office:value-type="string" calcext:value-type="string">
            <text:p>MQKIRSIGRAGRARWGRAALTAVALAAALSAAQAQTVV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7295761_37586</text:p>
          </table:table-cell>
          <table:table-cell office:value-type="string" calcext:value-type="string">
            <text:p>MQHSPSTSRTRQRVTGILASLAVAVGVGIAAGPAAQGADNPHERGPDPTESSIEASRGSYSISERNVSSLVSGFGGGTIYYPTTTRDGDFGAVVISPGYTGTERTISWLGPRLASQGFVVLTMATNSIYDQPDSRARQLQAALDYLTDSSPVADRIDADRLALMGHSMGGGGTLRAVDDNPDIKAAIPMTPWHVKKNWSSVSTPTLIFGAENDSVARHETHAEPFYESFDRDLQKAYLELDGASHFAPNSSNTTIAKYSISWLKRFVDDDTRYTQFLCPGPSTGWFSDVEKYESSCPF</text:p>
          </table:table-cell>
        </table:table-row>
        <table:table-row table:style-name="ro1">
          <table:table-cell office:value-type="string" calcext:value-type="string">
            <text:p>ERR1346831_178792</text:p>
          </table:table-cell>
          <table:table-cell office:value-type="string" calcext:value-type="string">
            <text:p>MPTPNTRPTPFGRLLQVTLAVSALALSLGAQAQQTGADPTTAILEAPAGPLAVSNVKVATPSGFGSGTVYYPTTGKGPYGLVSVTPGFVEGEWAINWLGPLLASHGFVVVTIGTTTILDAPTSRAKQMMAALKQVTALSATKTSPFAGKVDPSRLAVMGHSMGGGGSLDAARDNPNLKAAIPLAPWETTKDYSKITVPTLIVSCDSDVIAPVADHANKFYDSLTPTLTKALVEMKGAGHFCTNGTAIPATRTLVGKYSISWLKRFVDGDTRYSPFLCGAPHQADLAGSLISTYKGNCPY</text:p>
          </table:table-cell>
        </table:table-row>
        <table:table-row table:style-name="ro1">
          <table:table-cell office:value-type="string" calcext:value-type="string">
            <text:p>ERR4592245_1642075</text:p>
          </table:table-cell>
          <table:table-cell office:value-type="string" calcext:value-type="string">
            <text:p>MPSADEPDAGTAPPPEPGSNHWERGPEPTAESASMPGPYQVESLTAELPDRVEYLSQTLWYPTDAEPPFAGFAIVPGFVSPEGSIAEWGPFLASHGIVVLTIGTNTGGDLPDVRALALAAAVEVLKGEHTRSGSPLEGSMDTDRMAVGGWSMGGGGTLLAIAADPSLKAGIGLTPWHIGALPFTEISVPTLMFAGTADVLAGGMSQGFYDAIPASTPKTLFEILGADHFYSNNPLLPNIEVGRYGLSWLKVFLEGDERYRQFLSVEPMGASDFRTTAP</text:p>
          </table:table-cell>
        </table:table-row>
        <table:table-row table:style-name="ro1">
          <table:table-cell office:value-type="string" calcext:value-type="string">
            <text:p>SRR26587149_857731</text:p>
          </table:table-cell>
          <table:table-cell office:value-type="string" calcext:value-type="string">
            <text:p>MPPHAARPGPAQNRRGRAMAVITPRRERSSLLSRALRFTAAAATALVTAVSLAAPAHAANPYERGPNPTDALLEARSGPFSVSEERASRFGADGFGGGTIYYPRENNTYGAVAISPGYTGTQASVAWLGERIASHGFVVITIDTNTTLDQPDSRARQLNAALDYMINDASSAVRSRIDSSRLAVMGHSMGGGGSLRLASQRPDLKAAIPLTPWHLNKNWSSVRVPTLIIGADLDTIAPVLTHARPFYNSLPTSISKAYLELDGATHFAPNIPNKIIGKYSVAWLKRFVDNDTRYTQFLCPGPRDGLFGEVEEYRSTCPF</text:p>
          </table:table-cell>
        </table:table-row>
        <table:table-row table:style-name="ro1">
          <table:table-cell office:value-type="string" calcext:value-type="string">
            <text:p>SRR14802574_702608</text:p>
          </table:table-cell>
          <table:table-cell office:value-type="string" calcext:value-type="string">
            <text:p>MPMYKLNHVFFAVALAACSALGCAEGSDGSTVSTGGDGVGGGAGETDLPAGAGGTAGVGGAAGSVDPSDIAGTGGSAGTAGETVAGSSGVPVAGTGGIPVAGSGGTGIVDSGGIGGGGAGGTLENNNFIRGPAPTAQSASQAGPYDVQSTTQGLRDPAEYGTQTLWYPTDAEPPFAAIAIVPGFVSPEGSIANWGPFLASHGIVVLTIGTNTGGDLPEVRSAALLAALDTIKAEHTRQGSPIEGKIDTGKLAVGGWSMGGGGTLLTITAHPELKAGLGICPWYMNAFAFAGNTVPVIMFAGTMDVLAGGMSQGFYDAIPASTPKMLFEIAGADHFYANDPLNVANPFTVQVGLYGLSWLKVFLEGDDRYRQFLLNPPQNASDFRTTVK</text:p>
          </table:table-cell>
        </table:table-row>
        <table:table-row table:style-name="ro1">
          <table:table-cell office:value-type="string" calcext:value-type="string">
            <text:p>SRR3989453_37515</text:p>
          </table:table-cell>
          <table:table-cell office:value-type="string" calcext:value-type="string">
            <text:p>MPMSLASASTLSGRAYSRSMRSRTRRRRARSRRRVPPVSARAETSKGSIGMPSSYGGARRGFSLGHPRGVRRGCVQATRRVRFLDWPRPAASRGAGDPSRGDTMTGTISSRIAMRAVACCIGLFAFTAGSASAQIGPDPTSASLNATAGSFAVSTSRVTLARGFGGGTIYYPTAAGSYGVVAISPGFTATESSIAWLGRRLATHGLVVITMNTNTTLDQPASRATQLMAALNHVVNSASSTVRSRVDSTRLAVAGHSMGGGGALIAAEDNPTLKAALPLTPWNLSTSFTQVRVPTLIVGSDGDTVAPVAAHARPFYASLPATTFKAYAELNAASHFTPNSTNTPIGRYGVTWMKRFVDADTRYSPFLCGAPHTAYATALVFDRYSQNCPY</text:p>
          </table:table-cell>
        </table:table-row>
        <table:table-row table:style-name="ro1">
          <table:table-cell office:value-type="string" calcext:value-type="string">
            <text:p>DRR016455_58</text:p>
          </table:table-cell>
          <table:table-cell office:value-type="string" calcext:value-type="string">
            <text:p>MPKYPFYSQWIVAIGALVFSINASAVTLDEVAATNKLTIKEQSTKIVSTPIASAVAITSPVSTPAVPSNCIADSIITAANLSDTRDKGPFSVAKKAVPRQLANGFGGGTIYYPTNAGGCGLLGGIAVIPGYVSYESSIKWWGPRLASWGFVVITIDTNSIYDDPDSRAAQLSAALDHMLRDNTVGAQIDSTRLGAIGWSMGGGGALQLATKRQTVRAIIPQTPYHDKDYGEMNTPALFITCQNDRIASNKKYSSRFYDKATGAKMKIEIKNGSHFCPSYRFNEILLSKPGIAWMHRYINGDTRFDQFLCSNDNYGNNPRISAYDYKLS</text:p>
          </table:table-cell>
        </table:table-row>
        <table:table-row table:style-name="ro1">
          <table:table-cell office:value-type="string" calcext:value-type="string">
            <text:p>SRR24001352_21752</text:p>
          </table:table-cell>
          <table:table-cell office:value-type="string" calcext:value-type="string">
            <text:p>MPKSDRSTPQPARSQHGGFAKLSLGLTALLMSVLVHAQSNPFERGPEPTVASLEAAAGPYAVQTTQVGKGNSNDYARGTVYYPVANDGQFALIAIVPGYTERQAGVSWWGSRLASHGFVVVTVDTNAPGEFPPSRARALKDALATVVKLSQTSSSPFFGKIDASRQGIMGHSMGGGATLELARSNSKLKAAIPFAPWNSNSKVYTRVKVPTLIISCQRDAVAPVNSHANKFYDSFSATLDKALLEVTGGDHYCASTSASAANKAVVGKYGVAWMKRFLDNDTRYSQFLCGAPHQADLAGPIISSYKDSCPY</text:p>
          </table:table-cell>
        </table:table-row>
        <table:table-row table:style-name="ro1">
          <table:table-cell office:value-type="string" calcext:value-type="string">
            <text:p>SRR908275_10703</text:p>
          </table:table-cell>
          <table:table-cell office:value-type="string" calcext:value-type="string">
            <text:p>MPGYQGTQQNLQWLAPRLASWGFVVINVGTTTLSDDPASRGRQISAAGTQLLALGNATGNPVSGKTDGTLGAVGHSMGGGGVMAALRDDARFRAGVPTAPYYPNMNFSQVTDPTFFLTCQSDPVAHGNTYAAPWYTSMTQAEKLYIEVPGDHLCPMTGSGDKAKQGKWIVSFLSLWLRADTRFSPFLCGPVRDADKNNTSLVTRWMDTCQF</text:p>
          </table:table-cell>
        </table:table-row>
        <table:table-row table:style-name="ro1">
          <table:table-cell office:value-type="string" calcext:value-type="string">
            <text:p>SRR10663367_1316324</text:p>
          </table:table-cell>
          <table:table-cell office:value-type="string" calcext:value-type="string">
            <text:p>MPGYQGTQQNLQWLAPRLASWGFTVINLGTNTLTDDPDSRATQIRNAGTQLLSFSATAGNPIANKVRSVTASTGLGVSGHSMGGGGTMVVLRDDSRFTAGAPLAPYHPSGAFSGVTKPTFFLVCASDVAAPGNTYAKPWYNSMASAEKLYMSVPGDHLCPMTGYGDKAKQGKYLVSWFSRWLKGDTSYSQFLCTDSIRNVDKNNTSIVTEWMDTCPY</text:p>
          </table:table-cell>
        </table:table-row>
        <table:table-row table:style-name="ro1">
          <table:table-cell office:value-type="string" calcext:value-type="string">
            <text:p>ERR10123727_166025</text:p>
          </table:table-cell>
          <table:table-cell office:value-type="string" calcext:value-type="string">
            <text:p>MPFNKKGILAACGAGALLFSMSALANNPPPTDPDPGDGGSSPYQRGPDPSVSFLEADRGNYSVSTSRVSGLVSGFGGGTIHYPTGTTGTMAAIVVIPGFVSAESSIEWWGPKLASYGFVVMTIDTNSGFDQPGSRATQINNALDYLVSQNTSSSSPVRGMIDTSRLGVVGWSMGGGGTLRVAREGRIKAAIPLAPWDTSTYYSSRSQAPTLIFACESDVIAPVYQHASPFYNALPSSIDKAFVEINNGSHYCGNGGSIYNDVLSRFGVSWMKLHLDEDARYKQFLCGPNHTSDSQISDYRGNCPY</text:p>
          </table:table-cell>
        </table:table-row>
        <table:table-row table:style-name="ro1">
          <table:table-cell office:value-type="string" calcext:value-type="string">
            <text:p>SRR26319883_566195</text:p>
          </table:table-cell>
          <table:table-cell office:value-type="string" calcext:value-type="string">
            <text:p>MPDADTGRRANRCGAGNPAEGNPVITTRKRLVRRLAALVLVAFALVACDIKGPDPTDAILTASSGPFGVGTLAVPTSAGFGGGTIYYPTGVDGPFAVISVAPGFTETASAVAEWGPRLASHGFVTIVFNTSNTFENPSTRSTEQRQALTYTINQSNTAGSPIAGLVDGNRRGVAGHSMGGGGTLISEQADSTIRAGVPLAPWNTSPDFPDITVPTLFLACQNDSIAPVANHASPMYESIPATTHKSFVSFAGGDHFCANSPTGGSSNAGKFAVAFFKKFLDGDTRYDPWVCGASKPAVNSAINEVRSTCPF</text:p>
          </table:table-cell>
        </table:table-row>
        <table:table-row table:style-name="ro1">
          <table:table-cell office:value-type="string" calcext:value-type="string">
            <text:p>SRR26075152_134008</text:p>
          </table:table-cell>
          <table:table-cell office:value-type="string" calcext:value-type="string">
            <text:p>MNVNTLRRRVLRVATGVGLLALSFATRAQTVVFQEAFANGLGQFTSAGSVTVGSAGASMAGSFGGTDGSITSTPINTQGFTSLTLSFDRVTTGLDSGEAGVAEFSVNGSTFTAVESIRTASGHVSFNLAAAATNQTALRLRFRISASLSSETYAVDNVRLEGVSGEPPPPPPPPPPPPPPSGFQRGPDPTVSALEASAGPFAVATTTVASGSGFGGGTIYYPNNTTEGPFAVVAVAPGFTETQTNINWWGPRLASHGFVVITINTNSTSDQPASRATQLIAALNRVVQLSGTSGNPIFGKADGNRRGVMGHSMGGGGTLIAARDNPSLKAAIPFAPWNNSTTNFSGIALPTLIIACENDSVAPTDTHASPFYNSLSASIQKAYLEIAGGSHSCANSGNSNTRMLGKYGVSWLKRFMDEDTRYSPFLCGAPHQTDVAGSVISEYRDNCPY</text:p>
          </table:table-cell>
        </table:table-row>
        <table:table-row table:style-name="ro1">
          <table:table-cell office:value-type="string" calcext:value-type="string">
            <text:p>ASA57064.1</text:p>
          </table:table-cell>
          <table:table-cell office:value-type="string" calcext:value-type="string">
            <text:p>MNVLTKCKLALGIIAIFFSLPSFAVPCSDCSNGFERGQVPRVDQLESSRGPYSVKTINVSRLARGFGGGTIHYSTESGGQQGIIAVVPGYVSLEGSIKWWGPRLASWGFTVITIDTNTIYDQPDSRASQLSAAIDYVIDKGNDRSSPIYGLVDPNRVGVIGWSMGGGGSLKLATDRKIDAVIPQAPWYLGLSRFSSITSPTMIIACQADVVAPVSVHASRFYNQIPGTTPKAYFEIALGSHFCANTGYPSEDILGRNGVAWMKRFIDKDERYTQFLCGQNFDSSLRVSEYRDNCSYY</text:p>
          </table:table-cell>
        </table:table-row>
        <table:table-row table:style-name="ro1">
          <table:table-cell office:value-type="string" calcext:value-type="string">
            <text:p>AR######_43</text:p>
          </table:table-cell>
          <table:table-cell office:value-type="string" calcext:value-type="string">
            <text:p>MNTTRLKKSALSLLAAGALLFSASAFATNPPPDPDPGPNPCESDCGYERGPDPSVSFLEASSGPYSVRTTNVSSFVSGFGGGTIHYPTNTSGQMGAIVVIPGFVSPESSIEWWGPRLASHGFVVMTIDTNSGFDQPASRARQINAALDYLISQSNSSSSPISGMIDTNRLGVVGWSMGGGGTLRVAAEGRLSAAIPLAPWDTSSSNFRSVQTPTLIFACESDTIAPVRSHASPFYNALPNSTDKAFVEINNGSHYCANGGNSNNDLLSRLGVSWMKLHLDKDQRYNQFLCGPNHESDRSISEYRGNCPY</text:p>
          </table:table-cell>
        </table:table-row>
        <table:table-row table:style-name="ro1">
          <table:table-cell office:value-type="string" calcext:value-type="string">
            <text:p>SRR21210593_63796</text:p>
          </table:table-cell>
          <table:table-cell office:value-type="string" calcext:value-type="string">
            <text:p>MNTSILEKMAVGASALLFSFSAFSFTPDPTPDPDPDPGPGPCQSDCDFTRGPNPTSSYLEANSGPYSVSTISVSRSVSGFGGGTIHYPTNTTGTMGAVAIVPGFLAGESSISWWGPRLASHGFVVITIATNSGFDQPDSRETQLGRALDYVISQSNSGSSPISGMVDSTRVGAMGWSMGGGGTLRLASGTRLSAAIPLAPWHSGSNNFNQIDTPTLIIACENDSTAPVGSHASPFYNRIPTSTDKAYLEINNGSHSCANGGGSNGGLLGKYGVSWMKRFIDQDTRYSQFLCGPNHAANSAISEYRETCNY</text:p>
          </table:table-cell>
        </table:table-row>
        <table:table-row table:style-name="ro1">
          <table:table-cell office:value-type="string" calcext:value-type="string">
            <text:p>RLU00646.1</text:p>
          </table:table-cell>
          <table:table-cell office:value-type="string" calcext:value-type="string">
            <text:p>MNTELRIKKDLRNPLTFLLAAVFSLQVFATTPTPTPEPEPEPPGGCGDCYQRGPDPTVAALEADRGPYSVRTINVSSWVSGFGGGTIHYPVGTQGTMGAIAVIPGYVSYENSIEWWGGRLASWGFVVITIDTNSIYDQPDSRANQLSAALDYVIAQSNSSRSAIQGMVDPNRLGAIGWSMGGGGTLKLSTDRYLKAAIPQAPWYSGFNPFDEITTPTLIIACQLDAVAPVAQHASPFYNEIPNSTAKAFLEIRNGDHFCANSGYPDEDILGKYGVAWMKRFIDDDRRYDAFLCGPNHEAEWDISEYRDTCNY</text:p>
          </table:table-cell>
        </table:table-row>
        <table:table-row table:style-name="ro1">
          <table:table-cell office:value-type="string" calcext:value-type="string">
            <text:p>AR######_152</text:p>
          </table:table-cell>
          <table:table-cell office:value-type="string" calcext:value-type="string">
            <text:p>MNSRRASRLARAALAAGALLLSAAALATS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3614386_485083</text:p>
          </table:table-cell>
          <table:table-cell office:value-type="string" calcext:value-type="string">
            <text:p>MNSNRTVPLRRAAIAVVLALTLVACDWKGPAPTDASLTAASGPFAVSTLAVPSSAGFGGGTIYYPSNVDGPFAAISVSPGFFSTQSAIAAWGPRLASHGFVVITINTTSLLADPTQRSTEQRQALAHVVNQGNTASSPIFGLVDGNRTGVAGHSMGGGASLISAQADPSIDAAMPFAPWNLGTNFAGITSPTLVLACQADGVAAPNSMASPMYNSIPATTKKMYLSVTNGDHSCANAPTGGNNDVGRYGVAFFKRWLDSDTRYDPWMCGASAPTAGGALNEVRSTCPF</text:p>
          </table:table-cell>
        </table:table-row>
        <table:table-row table:style-name="ro1">
          <table:table-cell office:value-type="string" calcext:value-type="string">
            <text:p>AR######_154</text:p>
          </table:table-cell>
          <table:table-cell office:value-type="string" calcext:value-type="string">
            <text:p>MNSHRASRLVRAALAAGALLLSAAASAQTNPYQRGPNPTASSLEASRGPFSVRSFTVSRPSGYGAGTVYYPTNAGGTVGAIAIVPGFTARQSSINWWGPRLASHGFVVITIDTNSTLDQPSSRSSQQMAALRQVATLSGTSSSPIYNKVDTSRLGVMGWSMGGGGSLISARNNPSLKAAAPQAPWNSSTNFSSVTVPTLIIACENDTIAPVNSHASPFYNSMSRNPKQFLEINGGSHSCANSGNSNQALLGKKGVAWMKRFMDNDTRYTSFACSNPNSTRVSDFRVASCS</text:p>
          </table:table-cell>
        </table:table-row>
        <table:table-row table:style-name="ro1">
          <table:table-cell office:value-type="string" calcext:value-type="string">
            <text:p>ERR3588746_23368</text:p>
          </table:table-cell>
          <table:table-cell office:value-type="string" calcext:value-type="string">
            <text:p>MNRSILERFVVGTSALLFSISAYSFTPSPTPEPEPEPCQGVCDFTRGPNPTSSYLEASRGPYSVNTVDVSRSVSGFGGGTIHYPTNTTGKMGAIAIVPGFLAAESSIAWWGPRLASHGFVVITIATNSTFDQPASRESQLSRALDYVINQSNSSGSPIAGKVDSTRVGAMGWSMGGGGTLKIASGSRLSAAIPLAPWHTGSNDFDQIDTPTMIIACENDTTAPVGRHASPFYNRISNATDKAYLEINNGGHSCANGGGTNAGLLGKYGVSWMKRFIDKDTRYSQFLCGPNHASNSAISEYRDTCSY</text:p>
          </table:table-cell>
        </table:table-row>
        <table:table-row table:style-name="ro1">
          <table:table-cell office:value-type="string" calcext:value-type="string">
            <text:p>SRR13589008_41305_[dCHIA]</text:p>
          </table:table-cell>
          <table:table-cell office:value-type="string" calcext:value-type="string">
            <text:p>M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</table:table-row>
        <table:table-row table:style-name="ro1">
          <table:table-cell office:value-type="string" calcext:value-type="string">
            <text:p>WP_054022242.1_[altCDS,dTail]</text:p>
          </table:table-cell>
          <table:table-cell office:value-type="string" calcext:value-type="string">
            <text:p>M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FAST-PETase_[dTail]</text:p>
          </table:table-cell>
          <table:table-cell office:value-type="string" calcext:value-type="string">
            <text:p>M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</table:table-row>
        <table:table-row table:style-name="ro1">
          <table:table-cell office:value-type="string" calcext:value-type="string">
            <text:p>SRR5679025_626712</text:p>
          </table:table-cell>
          <table:table-cell office:value-type="string" calcext:value-type="string">
            <text:p>MNNNKMPKSALSLLVAGALFLSATAMAANPVPPPTNPGNPDSGYQRGPNPSVSMLEARNGPFSVRTTNVSSFTSGFGGGTIHYPTNTTGTMAAIVVIPGFVSAESSIEWWGPKLASHGFVVMTIDTNSGFDQPPSRARQINAALDYLIDQNNARGSAVSGMIDPNRLGVVGWSMGGGGSLRVAAEGRLDAVIPLAPWDTTNFRSVNTPALIFACESDTIAPVRSHASPFYNQIPASTPKAFVEISRGSHYCANGGGSNDAVLSRLGVSWMKVHLDKDQRYQQFICGPRHESDRSISEYRGNC</text:p>
          </table:table-cell>
        </table:table-row>
        <table:table-row table:style-name="ro1">
          <table:table-cell office:value-type="string" calcext:value-type="string">
            <text:p>SRR10276843_1765</text:p>
          </table:table-cell>
          <table:table-cell office:value-type="string" calcext:value-type="string">
            <text:p>MNMSRKTLLSLATAGSMLFSASAFSLNPPGGGGDMPNPCTSDCGFEVGPDPSLASLRAERGPFSISEMRESFGDGFGRGTVYYPEGTSGELGAVVVMPGFVSPETSVEWWGQHLASHGFVTMVLGTQTPVDLPTGRERQINAALDFLIAESESADSPISSMVDRTRVGVVGWSMGGGGALRVAQSNRLSAVIPLAPWDTRKDFSTVDAPTLMISCENDIIAPNRNHSHPFWESFPDNIDKAYVEIAGKGHFCANGGDDIDPLLSTVGVSWMKLHLDKDQRYQPFLCDQDFQSNQNVETFRSNCPF</text:p>
          </table:table-cell>
        </table:table-row>
        <table:table-row table:style-name="ro1">
          <table:table-cell office:value-type="string" calcext:value-type="string">
            <text:p>SRR14099998_4346</text:p>
          </table:table-cell>
          <table:table-cell office:value-type="string" calcext:value-type="string">
            <text:p>MNKTILEKIAVGTGALLFSVSAFSFTPSPTPDPTPDPEPCQGECDFTRGPNPTSSYMEANAGPYTVRTSSVSGSVSGFGGGTVHYPTNTSGEMGAIAIVPGFLAGESSISWWGPRLASHGFVVITIATNSVFDQPGSRSTQLGRALDYLVSQSNSSNSPISGMVDASRLGAMGWSMGGGGVLRLASGSRLVAAIPLAPWNTGSNDFDQIQTPTMIMACENDSTARVGTHASPFYNSIPGSTDKAYLEINGGSHSCANGGGSNGGLLGKYGVSWMKLFMDEDTRYSQFLCGPNHAANGAISEYRDTCNY</text:p>
          </table:table-cell>
        </table:table-row>
        <table:table-row table:style-name="ro1">
          <table:table-cell office:value-type="string" calcext:value-type="string">
            <text:p>MBQ0729274</text:p>
          </table:table-cell>
          <table:table-cell office:value-type="string" calcext:value-type="string">
            <text:p>MNKSILKKLSFGTSVLLVSMNALSWTPSPTPNPDPIPDPTPCQDDCDFTRGPNPTPSSLEASTGPYSVATRSVASSVSGFGGGTLHYPTNTTGTMGAIAVVPGFLLQESSIDFWGPKLASHGFVVITISANSGFDQPASRATQLGRALDYVINQSNGSNSPISGMVDTTRLGVVGWSMGGGGALQLASGDRLSAAIPIAPWNQGGNRFDQIETPTLVIACENDVVASVNSHASPFYNRIPSTTDKAYLEINGGSHFCANDGGSIGGLLGKYGVSWMKRFIDNDLRYDAFLCGPDHAANRSVSEYRDTCNY</text:p>
          </table:table-cell>
        </table:table-row>
        <table:table-row table:style-name="ro1">
          <table:table-cell office:value-type="string" calcext:value-type="string">
            <text:p>SRR5469033_60193</text:p>
          </table:table-cell>
          <table:table-cell office:value-type="string" calcext:value-type="string">
            <text:p>MNKSILEKMVVGTSALLFSLSAFSFTPDPTPDPDPEPEPCQGECDFTRGPAPTSSYLEASSGPYSVDTVGVSRSVSGFGGGTIYYPTSTSGTMGAIAIVPGFLAGESSISWWGPRLASHGFVVITIATNSTFDQPASRSTQLSRALDYVVSQSNSNSSPISGKVDSTRLGAMGWSMGGGGALRLASGNRLAAAIPLAPWNTGSNSFNQIDTPTLIFACENDTTARVGTHASPFYNRIPASTDKAYLEINNGSHSCANGGGSNGGLLGKYGVSWMKRFIDEDTRYSQFLCGPNHEANSAISEYRETCNY</text:p>
          </table:table-cell>
        </table:table-row>
        <table:table-row table:style-name="ro1">
          <table:table-cell office:value-type="string" calcext:value-type="string">
            <text:p>SRR14527628_79383</text:p>
          </table:table-cell>
          <table:table-cell office:value-type="string" calcext:value-type="string">
            <text:p>MNIINKLAIGTSVLLVSMNALSYTPAPVPNPTPDPTPACEVDCDFTRGPAPTTASLEAARGPYSVASTSVSSSVSGFGGGTIYYPTNTTGKMGAIAVVPGFVSGESTIDFWGPRVASHGFVVLTMATNSIYDQPASRATQLNRALDYIINQSNSSNSPISGKVDGSRLGVIGWSMGGGGALRVATGDRISAAMPLAPWNEGASAFTQIDTPTLIVACENDIIAPVRSHASPFYNSIPNTTDKAYIEINNGSHTCANDGGYDRPLLGKYGVSWMKRFIDKDTRYDQFLCGPDHAASSRISEYRGTCNY</text:p>
          </table:table-cell>
        </table:table-row>
        <table:table-row table:style-name="ro1">
          <table:table-cell office:value-type="string" calcext:value-type="string">
            <text:p>MGYP000931547452A</text:p>
          </table:table-cell>
          <table:table-cell office:value-type="string" calcext:value-type="string">
            <text:p>MNHALKAPLARIALASSTLVLAAAAHAVEIGPAPTEASLTATAGPFATASAKVATPNTYGSGTVWYPTAAGQYGLVVVSPGFTESEKAINWWGPRLASHGFVVVTMGTKSVFDQPESRGKQMMAALKQVAGLNATGPFAGKIDTTKQAVAGHSMGGGGTLAAARDNPSLKAAIPLAPWHTIKDFSSVKVPTLVVACEKDIIAPVRSHAQKFYDSMSAATPHAILELVGEDHFSVNRNTESVNKAVNSKMATAWLKVFMDNDARYKPFLAETKPSAIISRYLKVGL</text:p>
          </table:table-cell>
        </table:table-row>
        <table:table-row table:style-name="ro1">
          <table:table-cell office:value-type="string" calcext:value-type="string">
            <text:p>WP_054022242.1</text:p>
          </table:table-cell>
          <table:table-cell office:value-type="string" calcext:value-type="string">
            <text:p>MNFPRASRLMQAAVLGGLMAVSAAATAQTNPYA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SRR26290450_3599995</text:p>
          </table:table-cell>
          <table:table-cell office:value-type="string" calcext:value-type="string">
            <text:p>MNFKTSIARTALLVASLVASSYVYSATGPSAPCTNCTRGPAPTAAALKSNTGPFTTAKFSVSGLLKGFGNSTVYYPTNTTGKMGAIAVIPGYLSYEDSIEWWGPRLASHGFVVMTMNTSSIYDQPDSRATQLSKALDYVISQGNTSSSPIYGKVDSTRLGAIGWSMGGGGSLKLSTQRSLNAIIPQAPYYAGIDSFNTIKTPALILACSADAVAPVGVHASPFYNKIPNTTPKAFLEIYGGSHFCANSGYPNQDLLGLYGISWMKRFIDFDTRYSQFLCGPNHTASGTISEYRQNCPY</text:p>
          </table:table-cell>
        </table:table-row>
        <table:table-row table:style-name="ro1">
          <table:table-cell office:value-type="string" calcext:value-type="string">
            <text:p>SRR3314882_89058</text:p>
          </table:table-cell>
          <table:table-cell office:value-type="string" calcext:value-type="string">
            <text:p>MNEVEPVNKSFLKKLSIGTGVLLVSMNALSWTPSPAPTPDPTPDPTPCQGDCDFTRGPNPTVSSVESSTGPYSVRTQSIASSVSGFGGGTIHYPTNTSGKMGAIAIAPGFLAPESSIIWWGPRLASHGFVVITIATNSVFDQPSSRGTQIGRALDYVISQSNASNSAISGMVDSTRVGAMGWSMGGGGALRLASGDRLSAAIPLAPWHQGGNSFNQLETPTLIIACENDNVAPVDRHASAFYNAIPSTTDKALLEIDGGAHSCANGDGSNDAVLGKYGISWMKRFIDNDLRYDQFLCGPNHAANSAVSEYRETCDY</text:p>
          </table:table-cell>
        </table:table-row>
        <table:table-row table:style-name="ro1">
          <table:table-cell office:value-type="string" calcext:value-type="string">
            <text:p>ERR868388_2138178</text:p>
          </table:table-cell>
          <table:table-cell office:value-type="string" calcext:value-type="string">
            <text:p>MNALSWTPSPTPNPGPTPAPTPCSGECDFTRGPNPTLSSVESSTGPYSVSTQSVSGSVSGFGGGTIHYPRNTEGTMGAIAVAPGYLSPELSIKWWGPRLASHGFVVITIATNSVFDQPNSRETQISRALDYVINQSNTSNSPIFGMVDSTRLGAVGWSMGGGGALRLASGERLSAAIPLAPWHQGRNSFDQLETPTLIIACENDFIAPVNRHASPFYNAIPSTTDKAFLEINNGSHTCANGGGNNDGLLGKYGVSWMKRFIDNDLRYDQFLCGPDHAANSAVSEYRETCNY</text:p>
          </table:table-cell>
        </table:table-row>
        <table:table-row table:style-name="ro1">
          <table:table-cell office:value-type="string" calcext:value-type="string">
            <text:p>SRR12693835_33628</text:p>
          </table:table-cell>
          <table:table-cell office:value-type="string" calcext:value-type="string">
            <text:p>MNALSWTPSPTPNPDPTPDPTPCQGDCDFTRGPNPTLSSVATMGPYSVSTQSVSSSVSGFGGGTIHFPTNTAGTMGAIAVAPGFLSPESSIKWWGPRLASHGFVVITIATNSVFDQPNSRETQISRALDYVINQSNSSNSAISGMVDNTRVGAMGWSMGGGGALRLASGDRLSAAIPLAPWHQGSNSFNQLETPTLIIACENDVVAPVNNHASPFYNAIPSTTDKALLEINNGAHSCANGGGTNGGLLTKYGVSWMKRFIDNDLRYDQFLCGPDHAANNAVSEYRGTCNY</text:p>
          </table:table-cell>
        </table:table-row>
        <table:table-row table:style-name="ro1">
          <table:table-cell office:value-type="string" calcext:value-type="string">
            <text:p>ERR7127473_220403</text:p>
          </table:table-cell>
          <table:table-cell office:value-type="string" calcext:value-type="string">
            <text:p>MNALSWTPSPTPNPDPIPDPTPCQDDCDFTRGPNPTPSSLEASTGPYSIATRSVASSVSGFGGGTLHYPTNTTGTMGAIAVVPGFLLQESSIDFWGPKLASHGFVVITISANSGFDQPASRATQLGRALDYVINQSNGSDSPISGMVDTTRLGVVGWSMGGGGALQLASGDRLSAAIPIAPWNQGGNRFDQIETPTLVIACENDVVAPVNSHASPFYNRIPSTTDKAYLEINGGSHFCANDGGSIGGLLGKYGVSWMKRFIDNDLRYDAFLCGPDHADNRSVSEYRGTCNY</text:p>
          </table:table-cell>
        </table:table-row>
        <table:table-row table:style-name="ro1">
          <table:table-cell office:value-type="string" calcext:value-type="string">
            <text:p>ERR8106065_1375561</text:p>
          </table:table-cell>
          <table:table-cell office:value-type="string" calcext:value-type="string">
            <text:p>MNAKLSLGKTLLLAASLLVSATAFSATGPSSPCSNCTRGPDPTVASLKSATGPYTTAKFSVSGYLKGFGDSTVYYPTNASGKMGAIAVIPGYVSYEDSIKWWGPRLASHGFVVMTMNTNTIYDQPDSRATQLSKALDYMIGQSGSSSSPIYNKVDSTRLGVIGWSMGGGGTLKLSTQRSINAIIPQAPYYAGSNSFNTIKTPALILACGADAVAPVGVHASPFYNRIPGTTPKAYLEIYGGSHFCANSGYPNEDLLGMYGIAWMKRFIDFDSRYSKFLCGPNHTADLSISEYRQNCNY</text:p>
          </table:table-cell>
        </table:table-row>
        <table:table-row table:style-name="ro1">
          <table:table-cell office:value-type="string" calcext:value-type="string">
            <text:p>ERR2752155_114826</text:p>
          </table:table-cell>
          <table:table-cell office:value-type="string" calcext:value-type="string">
            <text:p>MMNSVMDRFTIAASAVLFSASAWSFTPTPDPDPTPPPQPCQVDCDFTRGPNPTSSYLEANSGPYSVGTVRVSSSVNGFGGGTIHYPTNTTGKMGAIAVVPGFTAGESSIAWWGPRLASHGFVVITIATNSGFDQPASRATQLSNALDYVISQSNSSSSAISGMVDASRLGAMGWSMGGGGALRLASGARLSAAIPLAPWHSGSNPFDQIETPTMIIACESDSTAPVGSHASPFYNRIPASTDKAYLEINNGDHRCANGGGSNGGLLGKYGVSWMKRFIDRDTRYQQFLCGPNHEANTAISEYRDTCAY</text:p>
          </table:table-cell>
        </table:table-row>
        <table:table-row table:style-name="ro1">
          <table:table-cell office:value-type="string" calcext:value-type="string">
            <text:p>SRR11729891_316159</text:p>
          </table:table-cell>
          <table:table-cell office:value-type="string" calcext:value-type="string">
            <text:p>MMKSIIARLAIGTSVLLFSVSAFSFTPGPTPDPDPDPNPNPCEVDCDFSRGPNPTASYLEAASGPYTVRTMRVSSSVTGFGGGTIHYPTGTTGKMGAIAVVPGFLAGESSISWWGPRLASHGFVVITIATNSAFDQPASREAQLGRALDYVIAQSNASGNAISGMVDSSRVGAMGWSMGGGGTLRIASGGRLSAAIPLAPWHTGSNDFNQISTPTMIIACENDGTAPVNSHASPFYNRIPASTDKAYLEINNGGHSCANGGGSNGGLLGKYGVSWMKRFIDKDTRYNQFLCGPNHASNSAISEYRETCNY</text:p>
          </table:table-cell>
        </table:table-row>
        <table:table-row table:style-name="ro1">
          <table:table-cell office:value-type="string" calcext:value-type="string">
            <text:p>SRR12347921_19312</text:p>
          </table:table-cell>
          <table:table-cell office:value-type="string" calcext:value-type="string">
            <text:p>MMIQKTVGALPTAFPRAGIRAMKAGLFATALLCSYGAQAQVAVFQESFSSGLGNFTSAGTVSTSTGAARLEGCYGCTDGAITSNAINTQGFTGLSVSFDRVTSGLDTGEAGIAEFSTNGTSWTVLESTRATTSGRVTFNLPTTAENQSALRLRFRVDASVSSETYTVDNVQLTGTSGGGTTNPFAKGPNPTTTSLEASVGPFTYTTTTVSSFAANGYDGGTIYHPTNVAGPFAAIAISPGYTGTQETMSWWGPRLASHGFVVITIDTNSIYDQPYQRAPQLMAALNQLVQLSNTSSHPIYRKVDPNRLGVMGHSMGGGGSLIAARDNPTLKAAIPLAPWNSSDNFSTVRVPTMIIACENDSIAPVSSHASPFYNSIPSTATKKAFMEMNNGDHFCVMNGANEYYPKMGKYAVAWMKRFMDNDTRYSPFLCGTQHQADLSSSLISEYRENCPY</text:p>
          </table:table-cell>
        </table:table-row>
        <table:table-row table:style-name="ro1">
          <table:table-cell office:value-type="string" calcext:value-type="string">
            <text:p>SRR14039858_50158</text:p>
          </table:table-cell>
          <table:table-cell office:value-type="string" calcext:value-type="string">
            <text:p>MMAAAGSGGTSGGVSGSTGSAGAAGGATGAAGGGASSTGGFVREDAPTEMSTRAAKGKYTVKSYTSGFSGTGKDFLAGTLYYPTDADPPFASVAVVPGFTALQNSIMDWGPFLASHGIVTMTIDTLTTSDPPAQRADELMGALKSIAGENTRDGSPIKGQLDTTRQCVSGWSMGGGGTLIAASMHPELKCAVSFAAWQPTGGAMNKVPALMFEGTTDPLAAGMSQGFYDQTPDSTPKMIFEVAGASHDVANSPHNSMGIIGEYGLSWFKVYLEGDMRYKQFLLLP</text:p>
          </table:table-cell>
        </table:table-row>
        <table:table-row table:style-name="ro1">
          <table:table-cell office:value-type="string" calcext:value-type="string">
            <text:p>ODU60407.1</text:p>
          </table:table-cell>
          <table:table-cell office:value-type="string" calcext:value-type="string">
            <text:p>MLRFRVAASLPAEYLAVDNVVLEGTAQPPAPGGSGYQKGPEPTAALLEAGTGPFATASVTLSRSAASGFGGGTIHYPQGVAGPFAAVAVVPGYLAAESTIAWWGPRLASHGFVVITMATNNTLDLPASRSAQLTAALNQLKTLSATPGHAVFGLVDPNRLGVVGWSYGGGGTLLNAQANPQLKAAMALAPKTLLQGDFTGTTVPTLVVGCQADTTAAPAFWAIPFYNKVSASTGKAYLEVRGGSHFCVTSSTSDADKKALGKYGVAWLKRFMDEDTRYAPFLCGAPRQADVAGNAAISDYRDNCPY</text:p>
          </table:table-cell>
        </table:table-row>
        <table:table-row table:style-name="ro1">
          <table:table-cell office:value-type="string" calcext:value-type="string">
            <text:p>ERR2598794_43297</text:p>
          </table:table-cell>
          <table:table-cell office:value-type="string" calcext:value-type="string">
            <text:p>MLLVSANALSYTPAPVANPAPIAAPAPCQDCDFNRGPNPTNSSVERLGPYSVATQRVSSSVSGFGGGTIHYPTNIAGKVGAIAVVPGFVSPESSIRWWGPQLASHGFVVITIATNSIFDQPSSRERQLGRALDYVINQTNSSGTAISGLVDTNRLGAMGWSMGGGGSLRLANGGRLSAVIPLAPWNEGASGFSQLTTPTLVVACENDLIAPVRVHASPFYNVIPNTTDKAFLEVNNGSHSCANGGGVNGGLLSKYGVSWMKRFIDEDTRYQQFLCGPNHSANPAISEYRDTCNY</text:p>
          </table:table-cell>
        </table:table-row>
        <table:table-row table:style-name="ro1">
          <table:table-cell office:value-type="string" calcext:value-type="string">
            <text:p>ERR3305565_5448</text:p>
          </table:table-cell>
          <table:table-cell office:value-type="string" calcext:value-type="string">
            <text:p>MLLVRSIAGRTRAAGASAAALALLALMSVGCAPLTTPSGSQAGALEAAAAFEVGQIQVPASAGFGGGTIYYPTNAPGRFGVISLSPGFTETGAFISGWGPRLASEGFIVIIINTSNVFIFPDQRSTEQRQAIQYVVQQGNNPSSPISGKVDSERTGVGGHSMGGGASLISAQADPTIDAVMPLAPWNLGSNFAGVKSPTLVLACQVDFIAGVGLHASPMYDSIPEASEKMYISLAGGDHFCVNSPTAANGQIGDFAAAFVKRWINDDTSANDKLCGSGRPTEGSTFDDVRDTCPF</text:p>
          </table:table-cell>
        </table:table-row>
        <table:table-row table:style-name="ro1">
          <table:table-cell office:value-type="string" calcext:value-type="string">
            <text:p>BAF57210.1</text:p>
          </table:table-cell>
          <table:table-cell office:value-type="string" calcext:value-type="string">
            <text:p>MLLKKRWLIFISFLLAFTLLIPTAASASEKHYKPNIALEPIENSEGNEHPIILVHGLGGFGRDELGGIIKMWGGIHDIEKKLREKGYKVYTAAVGPVSSNRDRAIELYYQIKGGTVDYGEAHAKKYGHDRYGRTYPGFYPEWGEINPKTGKPNKVHLIGHSMGGQTIRTLAQLLYEGDPEEHKTGGNDISPLLSGEKQPWLHSVLSISSPHDGSTATYLVNDVIPIIQELVIGAAIFAGNIDQNLYDFKLDHWGIKKRPGESFHSYVQRVRNSPGWKTKDTANWDLKPEGAYELNRWVKAQPDVYYFSVSNTQSRRSLLTGYYVPDLFMNPFLHPTAYYIGSKTFRKSNFVLDKTWWENDGLVSVKAMKGPNIGSNDVIVEYNGTPRKGVWNHLGTMRQFDHLDIIGWGVRDVTSWYEDVARFLYSLPDDY</text:p>
          </table:table-cell>
        </table:table-row>
        <table:table-row table:style-name="ro1">
          <table:table-cell office:value-type="string" calcext:value-type="string">
            <text:p>MGYP000935144178A</text:p>
          </table:table-cell>
          <table:table-cell office:value-type="string" calcext:value-type="string">
            <text:p>MLKADGPYAVSSQTVKGNGFGAGTVYSPNTPGKYAVVAVCPGFVSAESSMTAISKRLATHGFVVVTIATNTLFDFPSSRATQLLAALKTVTALTTGPVAGKMDTSRQGVSGWSMGGGGTLEAAGATPGLVSAVAYAPWDTSTTKMKVNKVPVAIIGGSADTVASVSAHSQKFYDAIPATTPKMLPVINGADHFFPTKASEPASYHNI</text:p>
          </table:table-cell>
        </table:table-row>
        <table:table-row table:style-name="ro1">
          <table:table-cell office:value-type="string" calcext:value-type="string">
            <text:p>MGYP001010025864A</text:p>
          </table:table-cell>
          <table:table-cell office:value-type="string" calcext:value-type="string">
            <text:p>MLGVMGWSMGGGGTLITVDDHPELKAAITLCAWNPGQTYRQNQVPTLLFAGTADVLAGGQSQGFYTSIPETTPKMLFEVQGADHFFANTPEGASGQCGKYGTAWLKVFLVGDECYRPFLLEPPSGTSDFRTNLE</text:p>
          </table:table-cell>
        </table:table-row>
        <table:table-row table:style-name="ro1">
          <table:table-cell office:value-type="string" calcext:value-type="string">
            <text:p>SRR22234379_583440</text:p>
          </table:table-cell>
          <table:table-cell office:value-type="string" calcext:value-type="string">
            <text:p>M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4576916_391095</text:p>
          </table:table-cell>
          <table:table-cell office:value-type="string" calcext:value-type="string">
            <text:p>MLALRTSFPRVLTRLLAASLATGLVAQAQAAGHERGPAPTAASLEAEAGPFQVASTVLGAPVGYKGGTVFYPKGPGPFALVAFAPGFIETQSWNAWWAKYLASHGFVVVNIDTKSTLAFPPARQREQLAALKDVIQRSHTRGTPFYGLVDATRLGAMGHSMGGGATLELARDTPHIKAIVPMAPFQTTGTDYSRLTVPTLILTCKGDIVASAKSHAAPIYDSLPSSLDKAHVELAGGGGHPCTTSLGTSAEVKKVAAKYGVSWLKRFLDEDTRYSPFLCGAEHEASLKTSVVSAYQGNCPH</text:p>
          </table:table-cell>
        </table:table-row>
        <table:table-row table:style-name="ro1">
          <table:table-cell office:value-type="string" calcext:value-type="string">
            <text:p>SRR8240096_94099</text:p>
          </table:table-cell>
          <table:table-cell office:value-type="string" calcext:value-type="string">
            <text:p>MKVNKAHSIAVGLLSLVAVAHTHAQTNPYAKGPDPTSAALEADGPFVVSTQNISGAGFGGATVYSPDTAGTYAVVAFCPGFTATRSSVASFGRRLATHGFVVATIDTNSTLDLPPSRGTQLLAALKTVSALSTGPAAGKIDASRKVVSGWSMGGGGTLYASASDETLKTAVGLAPYSAQKKKFSTSVPQLILGGEDDIVAPVSSHSLSFFNQLPNATPKLYAEIADADHYFPTDAESSQPASKLQIAWVKRFADNDTRYEQFLSTAGIQVDLTNGRLSDSRRESTTF</text:p>
          </table:table-cell>
        </table:table-row>
        <table:table-row table:style-name="ro1">
          <table:table-cell office:value-type="string" calcext:value-type="string">
            <text:p>SRR14695722_75236</text:p>
          </table:table-cell>
          <table:table-cell office:value-type="string" calcext:value-type="string">
            <text:p>MKTTVSRIKGLSVAAAMALASLATPALSQTSAPTSASLNATSGPLSVSTASVLLPVGFGGGTIYYPTVAGKYGVIAISPGFTATQSSIAWLGRRIATHGFVVITMNTITTLDQPDSRATQLMAALRYVLNSSGTAVRARIDSTRLAVAGHSMGGGGSLIAARDNPTLKASYPMTPWNLSTNFSTVRVPTMIIGADGDTIAPVAVHARPFYASLPSSTYKAYGELNNGTHFSPNSTNTPIGRYAVAWMKRFVDGDTRYSPFLCGAEHAAYATGWVFDRYNQNCPY</text:p>
          </table:table-cell>
        </table:table-row>
        <table:table-row table:style-name="ro1">
          <table:table-cell office:value-type="string" calcext:value-type="string">
            <text:p>SRR16759749_268810</text:p>
          </table:table-cell>
          <table:table-cell office:value-type="string" calcext:value-type="string">
            <text:p>MKTTTIIKSTLCAFTLTFSLSAFSGGGGGGGGGNNGNLPPPDTCNTNCGYEIGPNPTLGFLQASQGPLPVSSTNVSSSVNGFGGGTIYYPSNISDEMAAISIAPGFTNTQSAVAWWGPILASHGFVVITINTNSRFDQPESRSRQLDSALSYLISEGDRGSSPISGLVDENRLATMGFSMGGGGSLRSASRNRLSAAVPLAPWSTGSNNFDDIGVPTLIMACENDTTARVNTHASPFYNAIPGSTDKAFMEINNGPHNCANGESSTNRSLLSTYGVSWMKRFLDKDRRYNQFLCGPNHEANSRISEYRDTCSYG</text:p>
          </table:table-cell>
        </table:table-row>
        <table:table-row table:style-name="ro1">
          <table:table-cell office:value-type="string" calcext:value-type="string">
            <text:p>AR######_33</text:p>
          </table:table-cell>
          <table:table-cell office:value-type="string" calcext:value-type="string">
            <text:p>MKTTTFKKSALSALTLLFSLSAFSGGGGGDDGNNDQLPAPDTCNSNCGYEIGPNPTLSFLEASQGPLSVSTTNVSSSVDGFGGGTIYYPTNTSQEMAAIAVAPGFTNTQSAIQWWGPILASHGFVVITIDTNGRFDQPESRSRQLDAALSYLISEGNRSSSPISGLVDENRLATMGFSMGGGGTLRSASRNRLSAAVPLAPWNTGGNNFDQIGVPTLIFACENDSTARVNSHASPFYNRIPSSTDKAYLEINNGPHNCANGNNSSNNALLSTYGVSWMKRFLDKDSRYNQFLCGPNHEANSRISEYRDTCNY</text:p>
          </table:table-cell>
        </table:table-row>
        <table:table-row table:style-name="ro1">
          <table:table-cell office:value-type="string" calcext:value-type="string">
            <text:p>AR######_17</text:p>
          </table:table-cell>
          <table:table-cell office:value-type="string" calcext:value-type="string">
            <text:p>MKTTRLKKLALAASALLFSMSAFSFNPSPDPDPDPDPNPCQSDCGFTRGPNPTASYLEASSGPYSVRTTNVSSSVSGFGGGTIHYPTNTTGEMGAIAVVPGFLSSESSIEWWGPRLASHGFVVITIATNSVFDQPASRATQLDAALDYVISQSNSSSSPISGMVDSSRLGAMGWSMGGGGTLRLASGDRLSAAIPLAPWNTGSNNFDQIDTPTLIFACENDSTAPVSSHASPFYNRIPSSTDKAYLEINNGSHSCANGGGSNGGLLGKYGVSWMKRFIDKDTRYNQFLCGPNHAANSAISEYRDTCNY</text:p>
          </table:table-cell>
        </table:table-row>
        <table:table-row table:style-name="ro1">
          <table:table-cell office:value-type="string" calcext:value-type="string">
            <text:p>SRR7595024_846748</text:p>
          </table:table-cell>
          <table:table-cell office:value-type="string" calcext:value-type="string">
            <text:p>MKTTQFLRTAVCTFTLSFSLTAFSGGGGGSSDNDGNLPTPNSCTSNCGFEIGPNPNLNFVRASQGPLPVSTTTVASSVDGFGGGTIYYPSNISDEVAAIAISPGFTARQSSIAWWGPILASHGFVVITIDTNSRFDQPDSRGRQLDSSLSYLINESNRSNSPISGRVDDSRLAAMGHSMGGGGSLRSAARNRLSAAMPLAPFRVGGNDFDQIRVPTMIMACENDVVAPVGVHARPFYNRIPGSTDKVLLEINNGSHSCANGESSGNRPLLSTYGVSWMKRFLDKDRRYNQFLCGPNHEANSQISDFRDTCNF</text:p>
          </table:table-cell>
        </table:table-row>
        <table:table-row table:style-name="ro1">
          <table:table-cell office:value-type="string" calcext:value-type="string">
            <text:p>SRR26313965_71362</text:p>
          </table:table-cell>
          <table:table-cell office:value-type="string" calcext:value-type="string">
            <text:p>MKTTKGTKIALIAFTLSFSLSAFSGGGGGGNNNGGLPAPNTCTSNCGFETGPNPNLNFVRASRGPLPTRTTVVSRSVDGFGGGTIYYPSNASEEMAAIAVSPGFTATQSSIDWWGPILASHGFVVITIDTNSRFDQPISRGRQLDSALSYLISENSRRNSPISGLVDETRLATMGHSMGGGGALRSASRNRLSAAMPMAPFNVGNNDFNQIRVPTMIMACENDVVAPVGIHARPFYNRIPGSTDKVLLEFNNGPHNCANGESSGNRPLLSTYGVSWMKRFLDKDRRYNQFLCGPNHVANNGISDFRSTCTF</text:p>
          </table:table-cell>
        </table:table-row>
        <table:table-row table:style-name="ro1">
          <table:table-cell office:value-type="string" calcext:value-type="string">
            <text:p>SRR5582322_91355</text:p>
          </table:table-cell>
          <table:table-cell office:value-type="string" calcext:value-type="string">
            <text:p>MKTTISPIKGLAIAVAIAMATVAQPALSQTSPPTSASLNATSGPLSVSTASVLLPVGFGGGTIYYPTVAGQYGVIAISPGFTATQSSIAWLGRRIATHGFVVITMDTNTTLDQPDSRATQLMAALRYVLNSSGTAVRSRVDTTRLAVAGHSMGGGGSLIAARDNPTLKASYPMTPWNLSTNFSTVRVPTMIIGADGDTIAPVATHARPFYASLPSTTFKAYGELNNGTHFSPNATSTPIGRYAVAWMKRFVDGDARYSPFLCGAEHTSYATALVFERYNQNCPY</text:p>
          </table:table-cell>
        </table:table-row>
        <table:table-row table:style-name="ro1">
          <table:table-cell office:value-type="string" calcext:value-type="string">
            <text:p>SRR4128967_345579</text:p>
          </table:table-cell>
          <table:table-cell office:value-type="string" calcext:value-type="string">
            <text:p>MKTTALRIKGLSIAAAIALSTLAPAAFSQTSPPTSASLNATSGPLSVSTASVFLPVGFGGGTIYYPTVAGKYGVIAISPGFTATESSIAWLGRRIATHGFVVITLNTNTTLDQPDSRATQLMAALRYVLNSSGSAVRARIDPTRLAVAGHSMGGGGSLIAARDNPTLKASYPMTPWNISSNFSTVRVPTMIIGADGDTIAPVASHARPFYASLPSSTLKAYGELNGATHFAPNTTNTPIGRYAVTWMKRFVDGDTRYSPFLCGAQHTSYATSRIFDRYNQNCPY</text:p>
          </table:table-cell>
        </table:table-row>
        <table:table-row table:style-name="ro1">
          <table:table-cell office:value-type="string" calcext:value-type="string">
            <text:p>ERR7672960_23882</text:p>
          </table:table-cell>
          <table:table-cell office:value-type="string" calcext:value-type="string">
            <text:p>MKTSVTNFAKVTLTVATLLASAIASAQYTKGPDPTVAGLERDGSFTVRTTTVSSLAAVGFGKGTIYYPSAAGSYGVIAVSPGFTAYQSSISWIGSRLASHGFVVITIDTNTTSDQPDSRGSQLKAALDKVVSLSKSSSNVLYNKVDASRLAVAGHSMGGGGTLSAARDNPSYKAAVPLAPWHTTKSWPTLTVPTLIIGGEGDTVAGVSSHSIPFYTSISNSTKKAYMELNGEDHFFPQDATQYPLVGKYMISWFKRFVDNDTRYSAFICGAPHQTQIAVASKISDYRSNC</text:p>
          </table:table-cell>
        </table:table-row>
        <table:table-row table:style-name="ro1">
          <table:table-cell office:value-type="string" calcext:value-type="string">
            <text:p>AR######_11</text:p>
          </table:table-cell>
          <table:table-cell office:value-type="string" calcext:value-type="string">
            <text:p>MKTSRTRTATTTLTRLARLALAAAALLLSAAAQAQSSNPYQRGPDPTAASLEASAGPFAVSTTTVSSASGFGGGTIYYPTNTEGPFAAIAVVPGFTATQSSISWWGPRLASHGFVVITIDTNSTFDQPASRATQLMAALNYVVSLSNTSSSPIYGKVDSNRLGVMGHSMGGGGTLIAARDNPTLKAAIPLAPWNSSTNFSSVTVPTLIIACENDTVAPVSSHASPFYNSIPSSTDKAYLEINGGDHFCANSGNSNKAILGKYGVAWMKRFLDNDTRYSPFLCGAPHQADLSGSAISEYRDNCPY</text:p>
          </table:table-cell>
        </table:table-row>
        <table:table-row table:style-name="ro1">
          <table:table-cell office:value-type="string" calcext:value-type="string">
            <text:p>AR######_12</text:p>
          </table:table-cell>
          <table:table-cell office:value-type="string" calcext:value-type="string">
            <text:p>MKTSRTRRLALAAAALLLSVAAQAQSSNPYQRGPDPTAASLEASSGPFAVSTTTVSSASGFGGGTIYYPTNTEGPFAAIAVVPGFTGTQSSISWWGPRLASHGFVVITIDTNSTFDQPDSRATQLMAALNYVVSQSNTSSSPIYGKVDSNRLGVMGHSMGGGGTLIAARDNPTLKAAIPLAPWNSSTNFSSVTVPTLIIACENDTVAPVSSHASPFYNSIPSSTDKAYLEINGGDHFCANSGNSNKAILGKYGVAWMKRFLDNDTRYDPFLCGAPHQADGSAISEYRDNCPY</text:p>
          </table:table-cell>
        </table:table-row>
        <table:table-row table:style-name="ro1">
          <table:table-cell office:value-type="string" calcext:value-type="string">
            <text:p>AR######_8</text:p>
          </table:table-cell>
          <table:table-cell office:value-type="string" calcext:value-type="string">
            <text:p>MKTSRHSTATTTLTRLARLALAAAAVLLSAAAQAQVVIFQENFNSGLGQFTASGTVSTSSGGARMQGCGGGTDGTITSSPISTVGFTNLKLSFDRTTTGLDSGEAGIAEYSVNGSTWTVIESTQSSSGRVTIALPAAAAGQAALRLRFRVNASLSSETYTVDNIPLAGTPGGNSAPGPGGTPYQRGPDPTAASLEASDGPFAVATLTVSSASGYGAGTIYYPTNTEGPFAAIAVVPGYTGTQSSIQWLGPRLASHGFVVITIDTNSLSDNPESRATQLMAALNQLVTLSNTSGHPIYGKVDSNRLGVMGHSMGGGGTLVAARDNPTLKAAIPLAPWYSSTNFSGVTVPTLVVACQSDTVAPVSSHALPMYNSIPSSTDKAYLEISGGDHLCVTTGNGNKAIQGKYVVAWMKRFLDNDTRYSPFLCGAPHQADLSGSAVSEYRDTCPY</text:p>
          </table:table-cell>
        </table:table-row>
        <table:table-row table:style-name="ro1">
          <table:table-cell office:value-type="string" calcext:value-type="string">
            <text:p>AR######_134</text:p>
          </table:table-cell>
          <table:table-cell office:value-type="string" calcext:value-type="string">
            <text:p>MKTSNTRTARTIPGDTMSLGLTRLAKAAVLAAALLMSAAAQAQSNPYQKGPDPTAASLEATAGSFAVSTTSVSSLSASGFGGGTIYYPTAAGSYGAIAVSPGFTATQSSIAWLGPRLASHGFVVITIDTNSTLDQPDSRATQLMAALNYVVSLSQTSSSPIYGKVDANRLGVAGHSMGGGGTLIAARDNPTLKAAVPLAPWNTTKNFSSVTVPTLIIGCENDTVAPVSSHAIPFYNSIPSSTDKAYMELNGADHFCPQSSSNNPIIGKYMVAWMKRFVDNDTRYSPFLCGAPHQADLSSSAVSDYRSNCPY</text:p>
          </table:table-cell>
        </table:table-row>
        <table:table-row table:style-name="ro1">
          <table:table-cell office:value-type="string" calcext:value-type="string">
            <text:p>AR######_100</text:p>
          </table:table-cell>
          <table:table-cell office:value-type="string" calcext:value-type="string">
            <text:p>MKTSNSRRRRLAVAAGALLLAAAAHAQTNPYQKGPDPTSASLEATAGPFAVSTTSVSSSASGFGGGTIYYPTTAGSYGAIAISPGFTATQSSIAWLGRRLASHGFVVITIDTNSTLDQPASRATQLMAALNYVVNSSSSTVRSRVDANRLGVAGHSMGGGGTLIAARDNPTLKAAVPLTPWNTTKNFSSVTVPTLIIGAENDTVAPVSSHAIPFYNSLPSSTDKAYAELNGASHFAPNSSNTPIGKYSVAWMKRFVDNDTRYSPFLCGAPHTAYATSSAVSDYRSTCPY</text:p>
          </table:table-cell>
        </table:table-row>
        <table:table-row table:style-name="ro1">
          <table:table-cell office:value-type="string" calcext:value-type="string">
            <text:p>AR######_106</text:p>
          </table:table-cell>
          <table:table-cell office:value-type="string" calcext:value-type="string">
            <text:p>MKTSNSRQRRWAVGLGLLLLAAAAHAQTNPYQKGPDPTSASLNATAGPFAVATTSVSSSASGFGGGTIYYPTTAGSYAAIAISPGFTATQSSIAWLGRRLASHGFVVITINTNSTLDQPPSRATQLMAALRYLTNSSSSTVRSRVDANRLGVAGHSMGGGGTLIAARDNPTLKAAVPLTPWSTTKSFSTVRVPTLIVGAENDTVAPVSSHSIPFYNSLPSSLDKAYAELNGASHFAPNSTNTPIGRYSVAWVKRFMDNDTRYSPFLCGAPHTAYATSTVFSDYRSTCPY</text:p>
          </table:table-cell>
        </table:table-row>
        <table:table-row table:style-name="ro1">
          <table:table-cell office:value-type="string" calcext:value-type="string">
            <text:p>SRR14362172_4989</text:p>
          </table:table-cell>
          <table:table-cell office:value-type="string" calcext:value-type="string">
            <text:p>MKTSLAKAALLVASLLASSYASSAPGPSAPCTNCTRGPAPTVASLKSDNGPFNVAKFSVSGFLKGFGNSTVHYPTNTTGKMGAIAVIPGYLSYEDSIEWWGPRLASHGFVVITMNTNSIYDQPDSRATQLSKALDYVIAQSNTSSSPIAGKVDSTRLGAIGWSMGGGGSLKLSTQRSLNAIIPQAPYYAGIDSFNTIKTPTMILACSADVVAPVGVHASPFYNKIPSTTPKAFLEIYGGSHFCANSGYPNEDLLGMYGISWMKRFIDFDSRYSQFLCGPNHEADFSISEYRENCPY</text:p>
          </table:table-cell>
        </table:table-row>
        <table:table-row table:style-name="ro1">
          <table:table-cell office:value-type="string" calcext:value-type="string">
            <text:p>AR######_73</text:p>
          </table:table-cell>
          <table:table-cell office:value-type="string" calcext:value-type="string">
            <text:p>MKTNRRRRLGRLALAAAALLLSVAAQAQNGSAPPGPDPDPDPNPPESDNPYPRGPDPTAATLEASSGPFAVSSFRPSSTPGFGGGTIYYPTNTNEGPFAAIAVAPGFVGTESTIDWLGPRLASHGFVVITIDTNSLFDFPDSRASQLMAALDIVIAESNTGSSPISGLVDPDRTGLMGHSMGGGGSLIAARDNPTIDAVIPLAPWNSSTNFSAIDVPTLIVACENDTVAPVSQHASPMYESIPSSVDKAFLEINGGDHFCANSGNANQDILGKYIVSWMKRFLDQDTRYDPFLCGPNHEADLSGPDISEYRDTCPY</text:p>
          </table:table-cell>
        </table:table-row>
        <table:table-row table:style-name="ro1">
          <table:table-cell office:value-type="string" calcext:value-type="string">
            <text:p>AR######_74</text:p>
          </table:table-cell>
          <table:table-cell office:value-type="string" calcext:value-type="string">
            <text:p>MKTNRRRRLGRLALAAAALLLSVAAQAQNGSAPPGPDPDPDPNPPESDNPYPRGPDPTAATLEASSGPFAVSSFRPSSTPGFGGGTIYYPTNTNEGPFAAIAVAPGFVGTESTIDWLGPRLASHGFVVITIDTNSLFDFPDSRASQLMAALDIVIAESNGSSPISGLVDPDRTGLMGHSMGGGGSLIAARDNPTIDAVIPLAPWNSSTNFSAIDVPTLIVACENDTVAPVSQHASPMYESIPSSVDKAFLEINGGDHFCANSGNANQDILGKYIVSWMKRFLDQDTRYDPFLCGPNHEADPDISEYRDTCPY</text:p>
          </table:table-cell>
        </table:table-row>
        <table:table-row table:style-name="ro1">
          <table:table-cell office:value-type="string" calcext:value-type="string">
            <text:p>AR######_13</text:p>
          </table:table-cell>
          <table:table-cell office:value-type="string" calcext:value-type="string">
            <text:p>MKTNRRRRLALAAAALLLSVAAQAQNGSAPPGPDPDPDPNPPESDNPYQRGPDPTAASLEASSGPFAVSTTTVSSASGFGGGTIYYPTNTEGPFAAIAVVPGFVGTESSIDWWGPRLASHGFVVITIDTNSVFDQPDSRATQLMAALDYVISQSNTSSSPISGMVDSNRLGVMGHSMGGGGSLIAARDNPTLKAAIPLAPWNSSTNFSAITVPTLIIACENDTVAPVSSHASPFYNSIPSSTDKAFLEINGGDHFCANSGNSNKDILGKYGVAWMKRFLDNDTRYDPFLCGPNHEADGSAISEYRDTCPY</text:p>
          </table:table-cell>
        </table:table-row>
        <table:table-row table:style-name="ro1">
          <table:table-cell office:value-type="string" calcext:value-type="string">
            <text:p>AR######_14</text:p>
          </table:table-cell>
          <table:table-cell office:value-type="string" calcext:value-type="string">
            <text:p>MKTNRRKKLALAASALLLSMSAFATNPSPDPDPDPDPNPCESDCGYQRGPDPTASSLEASSGPYSVSTTNVSSFVSGFGGGTIHYPTNTSGQMGAIAVVPGFVSSESSIEWWGPRLASHGFVVITIDTNSVFDQPDSRATQLSAALDYVISQSNSSSSPISGMVDSNRLGAMGWSMGGGGSLKLATDRNLKAAIPLAPWNSGSNNFDEITTPTLIIACENDAVAPVSSHASPFYNDIPNSTDKAFLEINNGDHFCANSGNSNEDILGKYGVAWMKRFIDNDTRYDQFLCGPNHEADSAISEYRDTCNY</text:p>
          </table:table-cell>
        </table:table-row>
        <table:table-row table:style-name="ro1">
          <table:table-cell office:value-type="string" calcext:value-type="string">
            <text:p>AR######_56</text:p>
          </table:table-cell>
          <table:table-cell office:value-type="string" calcext:value-type="string">
            <text:p>MKTNMLTKLALAASALLLSMSVFATTPSPGPEPDPDPSPCSSSNGYQRGPDPTASALEANSGPYSVSTINVSSFVSGFGGGTIHYPTNASGQMGAIAVVPGYVSYESSIEWWGPRLASWGFVVITIDTNSIYDQPDSRANQLSAALDYVIDQSNSSSSPISGMVDPNRLGAIGWSMGGGGSLKLATDRNLKAIIPQAPWYSGFNDFDEINTPTFIIACELDAVAPVASHASPFYNDIPNSTPKAFLEINNGDHFCANSGYPNEDILGKYGVAWMKRFIDNDTRYDQFLCGPNHEADYDISEYRDNCNY</text:p>
          </table:table-cell>
        </table:table-row>
        <table:table-row table:style-name="ro1">
          <table:table-cell office:value-type="string" calcext:value-type="string">
            <text:p>SRR14039970_584981</text:p>
          </table:table-cell>
          <table:table-cell office:value-type="string" calcext:value-type="string">
            <text:p>MKTLSLSKTLLSALAASALLFSASALATNPAPPADEPSNPGGSSPYQRGPDPSVSFLEGSRGQYRVANTNVSGLVSGFGGGTIHYPSNAEGSMAAVVVIPGFVSAESSIDWWGPKLASYGFVVMTIDTNTGFDQPPSRARQINSALDYLVDQNTDRNSPVRGMIDTQRLGVIGWSMGGGGTLRVASEGRIKAAIPLAPWDTSSFYARRAAAPTLIFACQSDVIAPVRSHASPFYNSLPSGIDKAYVELNNGSHYCGNGGSSFGRYDAVLGRFGVSWMKRFLDQDTRYTQFLCGPRHTSDRQISEARTTCNF</text:p>
          </table:table-cell>
        </table:table-row>
        <table:table-row table:style-name="ro1">
          <table:table-cell office:value-type="string" calcext:value-type="string">
            <text:p>ERR10641118_142160</text:p>
          </table:table-cell>
          <table:table-cell office:value-type="string" calcext:value-type="string">
            <text:p>MKTLFKAAVLCGAMLTSLGVLAQANPYQKGPDPTVSNLEAARGSFAVSSTSISGLSATGFGGGSLHYPTAAGSYGLIAVAPPYLAQSSSIAWLGPRLASHGFVVVMIDVNSTLDFPESRSRQQLAAIDYAIAQSARTTSPIYRKVDTTRRGVSGHSMGGGASILTARNAPANIKGAFPLTPWSSDKNFSSLQVPTGYLACESDTVAANADHSLNFYNRMPASTPKGYYELRGESHFCPQSTANNPVIGKYLVAWMKRFVDNDTRFSPFLSGALPNADLSSRRFSALRTSGL</text:p>
          </table:table-cell>
        </table:table-row>
        <table:table-row table:style-name="ro1">
          <table:table-cell office:value-type="string" calcext:value-type="string">
            <text:p>SRR26541433_19998</text:p>
          </table:table-cell>
          <table:table-cell office:value-type="string" calcext:value-type="string">
            <text:p>MKTLFASAALVASSLLATSAFSAPYPSAPCNDCQRGPNPTTASLENENSGPYNVDDMNVSSWVFGFGGGTIHYPTNASGQMGAIAVIPGYLSYESSIEWWGPRLASHGFVVITMNTNSIYDQPNSRADQLDAALDYVIDESNSTFSPISGMVDETRLGAIGWSMGGGGSLKLATERSLNAIIPQAPWYAGFNDFDEINTPTFFIACELDAVAPVASHVDDFWGDVPNSTPKAYVEINNGDHFCANSGNSDEDILGKYGISWMKRFIDFDTRYNQFLCGPNHEADYDISEWRDNCNF</text:p>
          </table:table-cell>
        </table:table-row>
        <table:table-row table:style-name="ro1">
          <table:table-cell office:value-type="string" calcext:value-type="string">
            <text:p>SRR20309463_795_[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WP_054022242.1_[altCDS,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FAST-PETase_[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</table:table-row>
        <table:table-row table:style-name="ro1">
          <table:table-cell office:value-type="string" calcext:value-type="string">
            <text:p>AR######_152_[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AR######_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</table:table-row>
        <table:table-row table:style-name="ro1">
          <table:table-cell office:value-type="string" calcext:value-type="string">
            <text:p>SRR22234379_583440_[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5371989_72478_[dTail,insR169]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0853130_13600-2</text:p>
          </table:table-cell>
          <table:table-cell office:value-type="string" calcext:value-type="string">
            <text:p>MKTKMFKNLCISAATLLLSSSLYATTPSPEPEPEPDEPCYFNCDPGNDNNPYQRGPNPTVSALENTRSGPYSVRTQSVSGWSASGFGGGTIHYPTNAGGNMGAIAVVPGYVSYESSIRWWGSRLASWGFVVITIDTNTIYDQPDSRARQLSAALDHVISESNNSRSAIAGMVDSSRLAAIGWSMGGGGSLKLSTDRNLKAIIPQAPWYSGFNSFSRISTPTLIIACELDVVAPVASHAADFYSDIPNSTSKAFLEIDNGDHFCANSGGSDEDILGKYGIAWMKRFVDNDRRFDQFLCGPNHTSDRSISTYRDTCNY</text:p>
          </table:table-cell>
        </table:table-row>
        <table:table-row table:style-name="ro1">
          <table:table-cell office:value-type="string" calcext:value-type="string">
            <text:p>ERR10822306_273555</text:p>
          </table:table-cell>
          <table:table-cell office:value-type="string" calcext:value-type="string">
            <text:p>MKTIERGQRRCAVGLGLLLLAAAAHAQTNPLAKGPDPTSALLNANAGPFAIASTAVPSSVAGFGGGTVYYPTAAGSYATVAICPGFTATQSSIAWIGQRMASHGFVAMTINTNSTFDQPPSRATQLMAALRYLTNSSNSTVRARVDASRLGVAGHSMGGGGTLMAARDNTTLKAAVPLTPWSQTKSFSTVRVPTLVVGAENDTVAPVAQHSIPFYTSLPASLDKAYAELNNASHFAPNSTNTAIGRYSVAWVKRFMDNDTRYEPFLCGAPHTAFATPTVFSDYRSTCPYQ</text:p>
          </table:table-cell>
        </table:table-row>
        <table:table-row table:style-name="ro1">
          <table:table-cell office:value-type="string" calcext:value-type="string">
            <text:p>DRR046399_6024</text:p>
          </table:table-cell>
          <table:table-cell office:value-type="string" calcext:value-type="string">
            <text:p>MKTIARWQRRCAVGLGLLLLAAAAQSQTNPFQKGPDPTSTILNATAGPFAVATASVPSSVAGFGGGTVYYPTTAGSYAALALCPGFTATQSSIAWIGRRLATHGFVVITINTNSTFDQPPSRATQLMAALRYLTNSSSTTVRSRIDANRLGVGGHSMGGGGTLMATRDNPSLKVGIPMTPWSSTKSFSTVRVPTIIFGGENDTVAPVSSHSIPFYTSLPSSLDKAYAELNGASHFAPNSTNTPIGRYAVSWAKRFMDNDTRYDTFLCGSAHTAFATPAVFSDYRSTCPY</text:p>
          </table:table-cell>
        </table:table-row>
        <table:table-row table:style-name="ro1">
          <table:table-cell office:value-type="string" calcext:value-type="string">
            <text:p>SRR15430510_32059</text:p>
          </table:table-cell>
          <table:table-cell office:value-type="string" calcext:value-type="string">
            <text:p>MKSTQGSKFALSLLTAGTLLFSMSALGFNAPDPDPQPDPDPCEGDCGYTRGPDPTTSLLEASSGPYSVRTDSVSSRVSGFSGGTIYYPTGTSGRMGAIVVAPGFLSPESSISWWGPRLASHGFVVITVQINSGYDQPASRQAQMDAALDHVISESNSSSSPISGMVDSSRLGAMGWSMGGGGALRMAAGDRLSAAIPLAPWHSGRDNFDQIRTPTLIFACENDSVAPVRSHASPFYNDIPNSTSKAFFEINGGSHTCANGGRSNGDLLGRIGVSWMKRHIDQDTRYNQFLCGPNHESDGDISEYRGTCPL</text:p>
          </table:table-cell>
        </table:table-row>
        <table:table-row table:style-name="ro1">
          <table:table-cell office:value-type="string" calcext:value-type="string">
            <text:p>ERR9769279_34127</text:p>
          </table:table-cell>
          <table:table-cell office:value-type="string" calcext:value-type="string">
            <text:p>MKSQFRKKIKKAKLESALKVFGAFMFASAISTPAAFAINPGGNSDGNSDAGCNSNCSLGIDPTSEMLEKEQGPYVIDYIDIPKSVAGFAGGRIHFPKGLDQRLGLVVIGPGFLYTDESSSRWLGPRLASNGFVTVNINFNTVMDQPDMRANQYDKALDYVIKLSKDSSSPLYGLVDENRLGAAGWSMGGGAALKLSNMRPLKAIMPWAPWYIPAGAFSSVQTPSLIIACKGDIIAPEGIHASAFYNVIPDSTPKEYVKFAKGNHWCSNNRSNYKPLIGKLSIAWFKRFMDEDNRYEKFICDGDIKDESGVAEFRDNCGSWK</text:p>
          </table:table-cell>
        </table:table-row>
        <table:table-row table:style-name="ro1">
          <table:table-cell office:value-type="string" calcext:value-type="string">
            <text:p>ERR4801149_9489</text:p>
          </table:table-cell>
          <table:table-cell office:value-type="string" calcext:value-type="string">
            <text:p>MKSFVKMCVGCVLALVMLAGISSADYRRGPNPSDSMLEARTGPFDFERSTVSRLSAGGYGGGTLFYPTNTNEGPFAGIVVCPGYMESDGQVDWWGPRLASNGFVVFVMQPQNTYMNQPSQRGNQMLDALDDLVSWNNSRNHAIYGLLDPNRLGLMGHSMGGGGTLIAAEDEANNPAVKAAIPLAPYALEKDFSRITCPTMIVACGADMIAPVAQHAMPFYRSLSDSIDKMFIEFAGDSHFCVIDGNMHMPTLGKLGIAWMKVFMDEDARYLTFLNDTNYGATMEVSRFQSNRPYSVPGGGTSGDCQQWTSSNDQHVSAGRAYTQQETVGCDTVTTYYAVGSNMSIGTSGYSSTTLHSSDGGNSYYTGSCP</text:p>
          </table:table-cell>
        </table:table-row>
        <table:table-row table:style-name="ro1">
          <table:table-cell office:value-type="string" calcext:value-type="string">
            <text:p>SRR9643230_217764</text:p>
          </table:table-cell>
          <table:table-cell office:value-type="string" calcext:value-type="string">
            <text:p>MKSFLKKIYLGTGMLLVSANALSYTPAPTPNPTPITTPVECQDDCDFSRGPNPTSSSIEGVGPYSVATQNVPSSVSGFGGGTIHYPRGISGTVGAIAVVPGFVSPESSIIWWGPRLASHGFVVITIATNSIFDQPASREAQLGRALDYVINQNNSSNSPISGLVDTSRLGAMGWSMGGGGSLRLASGDRLSAVIPLAPWNEGSRGFRQLETPTLVIACERDLIAPVGVHASPFYNAIPSTTDKAFLEVNNGSHSCANGGGINGGLLSKYGVSWMKRFIDNDTRYQQFLCGPNHAANPAISEYRDTCNY</text:p>
          </table:table-cell>
        </table:table-row>
        <table:table-row table:style-name="ro1">
          <table:table-cell office:value-type="string" calcext:value-type="string">
            <text:p>SRR5855429_11905</text:p>
          </table:table-cell>
          <table:table-cell office:value-type="string" calcext:value-type="string">
            <text:p>MKRTLSLRRLWQAMAACASLCIAAAASAQVGPDPTSAGLEASAGPFTVSTSSVSSYVRGFGGGTIYYPSAAGQYGVVAISPGFTATQSSVAWLGRRLASHGLVVITINTNSVFDMPASRATQLMAALNHVVSGASSTIRSRVDSTRLAVSGHSMGGGGALIAAQNNPTLRASLPLTPWNNATNFDTVRVPTLIFGADGDTVASASSHARPFYASLPATTLKAYAELNNANHSTPNSTNTPIGRYSVAWMKRFVDADARYSPFLCGEPHRTYATPAVFDRYNQNCPY</text:p>
          </table:table-cell>
        </table:table-row>
        <table:table-row table:style-name="ro1">
          <table:table-cell office:value-type="string" calcext:value-type="string">
            <text:p>SRR25727962_708236</text:p>
          </table:table-cell>
          <table:table-cell office:value-type="string" calcext:value-type="string">
            <text:p>MKNTAFRKVSVVAVTFLLSVTAFAGGGGGGGGDNSGALPLPDTCNSNCGYELGPNPSLSFVQANRGPQPTTTTNVSSSVDGFGGGTIYYPTNISQEMAAISIAPGFTNTQSAVAWWGPVLASHGFVVITIDTNGRFDQPESRSRQLDAALNHLISESDRSSSPISGLVDRNRLATMGFSMGGGGSLRSASRNRLSAAVPLAPWSVGGNNFNQIGVPTMIMACENDGTAGINQHARPFYNAIPGSTDKVYLEINDGPHNCANGNNINNATLSTYGVSWMKRFLDKDRRFNQFLCGPNHEANSRISQFRDTCLF</text:p>
          </table:table-cell>
        </table:table-row>
        <table:table-row table:style-name="ro1">
          <table:table-cell office:value-type="string" calcext:value-type="string">
            <text:p>ERR9936846_204</text:p>
          </table:table-cell>
          <table:table-cell office:value-type="string" calcext:value-type="string">
            <text:p>MKNKNPTLPLLSATPLPGAALAKTGLAVAAMLCSFAAQAQVAIFQESFSSGLGGFTATGTVGTGTGAARLEGCYGCTDGAITSGAISTQGFTGLSLSFDRVTSGLDSGEAGIAEYSTNGSTWTAVESTRVTTNGRVTFSLPDTAAGQAALRLRFRIDASLSSETYTVDNVQLTGIPGDTGTNPYAKGPNPTTSMLESSTGPFTYATTNVSEFSASGYGGGTIYHPTNVAGPFAAIAISPGYTGTKSTMSWWGERLASHGFVVITIDTNSIYDQPYERAPQLMAALRQLVTFSNTSSHPIYRKVDPNRLGVMGHSMGGGGTLIAARDNPTLKAAIPLAPWNTSTDFSSVRVPTLVVACESDTIAPVSQHASPFYNSIPASATKKAFMEMNNGDHFCVMTGNDYTRIMGKYGVAWMKRFMDNDTRYSPFLCGAPHQADLSNIQISEYRENCPY</text:p>
          </table:table-cell>
        </table:table-row>
        <table:table-row table:style-name="ro1">
          <table:table-cell office:value-type="string" calcext:value-type="string">
            <text:p>ERR10789850_92482</text:p>
          </table:table-cell>
          <table:table-cell office:value-type="string" calcext:value-type="string">
            <text:p>MKNITIRSTVRAAVAATLAATAVSGFAQTTAPTSASLNATAGPLAVSTSTVTAPRGFGGGTIYYPTTQARYGVIAISPGFTATETSLAWLGRRIATHGFVVITLNTLTTLDQPASRATQLMAALNHVVNSSPAAVKARIDTARLAVAGHSMGGGGALIAARDNPTLKASYSLTPWNTNSSFSTVRVPTMIVGADGDTIAPVGTHARPFYAALPGTTSKAYGELNNGTHFSPNSTNTPIGRYGVAWMKRFLDADTRYSTFLCGAEHTSYATALVFDRYNQNCPY</text:p>
          </table:table-cell>
        </table:table-row>
        <table:table-row table:style-name="ro1">
          <table:table-cell office:value-type="string" calcext:value-type="string">
            <text:p>SRR10853130_13600-1</text:p>
          </table:table-cell>
          <table:table-cell office:value-type="string" calcext:value-type="string">
            <text:p>MKNGMLTTLSIGASALLLSMNLFATTPSPEPEPDPDPTPCSNCDNNPYQRGPNPTVSALENTRGGPYDVDSFNVSGWRASGFGGGTVWYPTDAGTGMGAIAAVPGYLSYEGSIEWWGPRLASWGFVVITIDTTTTVDQPDSRADQLSAALDYVISQNRSRYSDIYGLVDESRLGVIGWSMGGGGTLKLATERHLEAIIPQAPWYAGFNDFDEITTPTFIIACEIDAIAPVAQHASPFYNDIPNSTPKAFLEIDGGDHFCANSNYPWEDILGKYGIAWMKRFIDNDTRYQQFLCGPNHEADRDLEEYRDNCNY</text:p>
          </table:table-cell>
        </table:table-row>
        <table:table-row table:style-name="ro1">
          <table:table-cell office:value-type="string" calcext:value-type="string">
            <text:p>WP_058088494.1</text:p>
          </table:table-cell>
          <table:table-cell office:value-type="string" calcext:value-type="string">
            <text:p>MKNAPIRSVLATCLVAAAASALAQTTAPTSASLNASAGPLSVSTASVTAPRGFGGGTIYYPTTQARYGVIAISPGFTATQISIAWLGRRIATHGFVVITLNTLTTLDQPDSRANQLMAALNHVINSSSSAVKARIDTSRLAVAGHSMGGGGALIAARDNPTLKASYPLTPWNINSAFTTVRVPTMIVGADGDTIAPVGTHARPFYAALPGATSKAYGELNGATHFSPNSTNTPIGRYGVAWMKRFLDGDTRYSTFLCGTEHTRYATALVFDRYNQNCPY</text:p>
          </table:table-cell>
        </table:table-row>
        <table:table-row table:style-name="ro1">
          <table:table-cell office:value-type="string" calcext:value-type="string">
            <text:p>SRR23636745_2174529</text:p>
          </table:table-cell>
          <table:table-cell office:value-type="string" calcext:value-type="string">
            <text:p>MKLTFVPLAITVVATLTCTSVVAKINLVESQVIQISELKKPAESLIDKSAQTAALPIPPSIATCIDDSAISADNLSQAKDNGPFAISSKDIPRQSAIGFGGGTIHYPINASGCGLLAAIAVVPGFVSYESSIKWLGPRLAAWGFVVITINTDSIYDNPDSRARQLSAALDTIISDDNVGSIVDPNRLGAIGWSMGGGGALKLATVRDEVRAIVPLAPYHDKDYGEVSTPTLVIACQFDRIARNKKYGSMFYDKAIGPKMKVELNNASHFCPSYRFNEILLSKPIIAWMQRYINEDERFDKLLCANETYSENPRFSSYDYANCS</text:p>
          </table:table-cell>
        </table:table-row>
        <table:table-row table:style-name="ro1">
          <table:table-cell office:value-type="string" calcext:value-type="string">
            <text:p>SRR21130500_826597</text:p>
          </table:table-cell>
          <table:table-cell office:value-type="string" calcext:value-type="string">
            <text:p>MKLINKSKLALAAGTLLAASTVFATTGGGGGGGGTGGDIPCNDCSNGYQRGSVPSTSQLEANNGPYSVSTYTVSSYSASGFGGGTIHYSTETGGEQGAIAVIPGYLSYEDSIKWWGPRLASWGFVVITIDTNSIYDQPDSRADQLSAALDYLISESGSSSSPISGLVDENRVGAIGWSMGGGGSLKLSTERDIDAIIPQAPYYSGYNTFNTITTPTMIIACESDTVAPVSSHASPFYNTIPSSTPKAFMEIRGGDHYCANSDKPDADILGRNGVAWMKRFIDKDTRYSQFLCGPNFEADYDISEYRDNCNY</text:p>
          </table:table-cell>
        </table:table-row>
        <table:table-row table:style-name="ro1">
          <table:table-cell office:value-type="string" calcext:value-type="string">
            <text:p>ERR3697023_14244245</text:p>
          </table:table-cell>
          <table:table-cell office:value-type="string" calcext:value-type="string">
            <text:p>MKLERSVAQATSVARGARRHEKPSSLTSVALAGVSLALFSTFAHADVLLQENFDGNLGQFSSSGSVTVTTSGARMAGSYGGTDGAITSPAISTVGFTGLSLSYTRTTTGLDSGEGGFLEYSTNGTTFTSLGSTQSASGPVTVALPAAVENQAALRLRWRVNASLSSEYYTVDTILLEGTGGTSCEPNCPPTGNPYQRGP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</table:table-row>
        <table:table-row table:style-name="ro1">
          <table:table-cell office:value-type="string" calcext:value-type="string">
            <text:p>ERR2762187_7288</text:p>
          </table:table-cell>
          <table:table-cell office:value-type="string" calcext:value-type="string">
            <text:p>MKKSILEKIAVGTGALLFSVSAFSFTPSPTPDPDPDPDPTPCQGECDFTRGPNPTSSYLEASRGPYTVRNVSVSRSVSGFGGGTIHYPTNTTGTMGAIAIVPGFLAGESSISWWGPRLASHGFVVITIATNSTFDQPASRETQLGRALDYLVSQSNSSSSPISGKVDSARLGAMGWSMGGGGTLRLASGSRLVAAIPLAPWHSGSNNFNRIQTPTMIIACENDTTAAVRSHASPFYNSIPSSTDKAFLEINNGSHSCANGGGSNGGLLGKYGVSWMKRFMDQDTRYNQFLCGPNHAANSAISEYRETCNY</text:p>
          </table:table-cell>
        </table:table-row>
        <table:table-row table:style-name="ro1">
          <table:table-cell office:value-type="string" calcext:value-type="string">
            <text:p>SRR26541423_84165</text:p>
          </table:table-cell>
          <table:table-cell office:value-type="string" calcext:value-type="string">
            <text:p>MKKSIFSKLVVSAGALLLSSTLYASGGGSGGGGSVPPVGNNPCGPDPSSSALSRTGSSGPFSVATKNVSSFSASGFGGGTIHYPTNSNCGRMGGIAVVPGYVSYESSIEWWGPRLASWGFVVITINTNSIYDQPNSRADQLSAALDHIIDDSTVGSLVDPDRLGAIGWSMGGGGSLKLATDRARVRAIIPQAPWYSGSYGSMDTPAFMIACENDAIAPTSSHVDDFYRDASGPKMKIEVNNGSHYCANSGYNESLLGKPGIAWMKRYIDGDTRYNQFLCGNESYGSSYEVSDYDYASCP</text:p>
          </table:table-cell>
        </table:table-row>
        <table:table-row table:style-name="ro1">
          <table:table-cell office:value-type="string" calcext:value-type="string">
            <text:p>ERR1579315_76907</text:p>
          </table:table-cell>
          <table:table-cell office:value-type="string" calcext:value-type="string">
            <text:p>MKKNIFKKACLSALVIAFSLSAHSGGGGGDDGGSDQLPLPDSCNSNCGYEVGPNPTLSALEATQGPLSVSASTVSSSVDGFGGGTIYYPNNASQELATIAVAPGFTNTQSAIQWWGPLLASHGYVVITIDTNGRFDNPGSRSLQLDAALSYLISEGNRSSSDISGLVDENRLATMGFSMGGGGTLISASRNRLSAAVPMAPWNTGGNDFDAIGVPTLIFACEDDSTARINSHASPFYNSIPSSTDKAYMEINNGPHNCANGNNGNGNDALLSTYGVSWMKRFLDKDSRYDQFLCGPNHVANSKINEYRDTCNY</text:p>
          </table:table-cell>
        </table:table-row>
        <table:table-row table:style-name="ro1">
          <table:table-cell office:value-type="string" calcext:value-type="string">
            <text:p>SRR9045818_458708</text:p>
          </table:table-cell>
          <table:table-cell office:value-type="string" calcext:value-type="string">
            <text:p>MKKLALKKLAACTFSLLFSLSAYSGGGDDGSNSGELPPPSTCSINCGFEIGPDPSLSFVRASQGPLPVSTSIVSSSVDGFGGGTIYYPSTITDEMATIAISPGFTASQSAIAWWGPLLASHGFVVITIDTNGTFDQPTSRGRQLDSALNYLISEGNRANSPVAGLIDENRLATMGHSMGGGGALQSAARNRLSASVPLAPFNTGSNDFNQINVPTMIMGCEDDGVAPVNSHAIPFYQDIPGTTDKALLEIANGPHNCANGGSSNNPTLSTYGVSWMKRFLDKDRRYDQFLCGPDHIADSRISDFRDTCTF</text:p>
          </table:table-cell>
        </table:table-row>
        <table:table-row table:style-name="ro1">
          <table:table-cell office:value-type="string" calcext:value-type="string">
            <text:p>SRR26324216_19427</text:p>
          </table:table-cell>
          <table:table-cell office:value-type="string" calcext:value-type="string">
            <text:p>MKIVKQAAVRSAVTHAGLAAILLCSSFAAQAQVAVFQENFSTGLGGFSATGTVSTSSGAARLQGCYGCTDAAITSGAISTVGFSGLSLSFDRVASGLDAGEAGTAEFSTDGVNWTAVEATRAQTTGRVTFNLPAGAAGQSALRLRFRIDASLSSETYSVDNVQLTATPGDTGGETGANPFAKGPAPTTALLEASVGPFTYTRTSVSRTAASGYGGGTIYHPTNVTGPFAAIAISPGYTAYQSSISWWGERLASHGFVVITIDTNSTSDQPGSRATQLMAALRQLVTYSNTSTHPLYRKVDPNRLGVMGHSMGGGGSLIAARDNPSLKAAISLAPWNSSTNFAAVQVPTLVVACESDSVASVASHASPFYNNIPASTKKAYLEINNGDHFCPITGNNYTRIMGKYGVSWMKRFMDNDTRYSQFLCGAPHQADLSSTQLSEYRENCPY</text:p>
          </table:table-cell>
        </table:table-row>
        <table:table-row table:style-name="ro1">
          <table:table-cell office:value-type="string" calcext:value-type="string">
            <text:p>ERR9963791_1782184</text:p>
          </table:table-cell>
          <table:table-cell office:value-type="string" calcext:value-type="string">
            <text:p>MKITAHKTARGVANFAKASLFVAALAVTSLANAQYQKGPDPTVSALERNGSFATRSTTVSRLSASGFGGGTIYYPTASGSYGAIAVSPGFTAYQSSISWIGERLSSHGFVVITIDTITTSDQPESRGNQLKAALDKVVSLSRTSSSPLYNKVDASRLGVAGHSMGGGGTLAAARDNPSYKAAVPLAPWHTTKSWSRVSVPTLIIGGSTDAIAGVALHSIPFYTSLPSSTKKAYMELSGEGHFYPQLPSNYPIVGRYMISWFKRFMDSDTRYSPFLCGAQHQADLRLFGPFSDYRENCPY</text:p>
          </table:table-cell>
        </table:table-row>
        <table:table-row table:style-name="ro1">
          <table:table-cell office:value-type="string" calcext:value-type="string">
            <text:p>SRR13207077_558</text:p>
          </table:table-cell>
          <table:table-cell office:value-type="string" calcext:value-type="string">
            <text:p>MKIKNRTACTTAAPSPARRRLAMASLAAAGLLCSFTAQAQVAVFQENFTSGLGSFTAAGSATNSSGAARLAGCYGCTDGAITSGPISTVGFSSLSLSFDRVTSGLDIGEGGIAEYSTNGSTWTALETTRATSNGRVTFNLPAAAAGQTGLRLRFRIDANLSSETYTVDNIQLTGISGDGGGTNPHAKGPAPTASLLEASTGPFTYASTNVSSLSADGYGGATIFHPTNVAGPFAAIAISPGYTGTKSTMTWWGERLASHGFVVAVIDTNSIYDQPYQRAPQLMAALRQLVTFSNTSSHPIYRKVDPNRLGVMGHSMGGGGTLIAARDNPTLKAAIPLAPWNTSTNFSSVSVPTLVVACESDSIAPVNSHASPFYNSLPSSTRKAFMEMNNGDHFCVMNGNDFTRIMGKYGVAWMKRFLDNDTRYSPFLCGAQHQADLSNSQLSEYRENCPY</text:p>
          </table:table-cell>
        </table:table-row>
        <table:table-row table:style-name="ro1">
          <table:table-cell office:value-type="string" calcext:value-type="string">
            <text:p>SRR11534412_304166</text:p>
          </table:table-cell>
          <table:table-cell office:value-type="string" calcext:value-type="string">
            <text:p>MKIKISMVRTALLITSLLASAYALSAPGPSAPCTDCARGPNPTVASLKSRTGPFSVAKFSVSGFLKGFGDSTVHYPTNTSGKMGAIAVIPGYLSYENSIEWWGPRLASHGFVVMTMNTSTIYDQPDSRANQLSRALDYLIEQSNSRTSPIAGKIDSTRLGVIGWSMGGGGSLKLATERSLNAIIPQAPYYAGLNSFNTIKTPTMILACGADVVAPVAAHASPFYYRVPSTTPKAFLEIYGGSHFCANSGYPNEDLLGMYGISWMKRFIDFDRRYDPFLCGPNHEANLAISDYRENCDY</text:p>
          </table:table-cell>
        </table:table-row>
        <table:table-row table:style-name="ro1">
          <table:table-cell office:value-type="string" calcext:value-type="string">
            <text:p>ERR9287623_1288104</text:p>
          </table:table-cell>
          <table:table-cell office:value-type="string" calcext:value-type="string">
            <text:p>MKIDSIIKFLCTALLVTFSLGVYAGGGGGGDEPSNDGQLPAPDTCTSNCGYANGANPTLSSLQASQGQYSVGTVNVSSSVNGFGGGTIYYPTNLSGELAAIAIAPGFTNTQSAVQWWGPVLASRGFVVVTINTNGRFDFPSSRSRQLDSALNYLIYLGEQSSGAISGKVDKNRLATMGFSMGGGGALESASRNRLSATVPLAPWYSGSNPFNQINVPSMIMACENDGTAGVNTHASPFYNRIPGSTDKVYLELNNGSHNCATGQDSNYRTTISTYGVSWLKRFLDKDSRYNQFLCGPNHVANARISEFRDTCNF</text:p>
          </table:table-cell>
        </table:table-row>
        <table:table-row table:style-name="ro1">
          <table:table-cell office:value-type="string" calcext:value-type="string">
            <text:p>ERR9698294_3076</text:p>
          </table:table-cell>
          <table:table-cell office:value-type="string" calcext:value-type="string">
            <text:p>MKHFHRFGATLFRGAAIAGPLALLGVAHAQTTAPTSASLNATAGPLSIASSTVSSLAANGFGGGTIYYPTASGRFGVVAISPGFTASQSTIEWLGRRMASHGFVVITIDTITTLDYPDSRATQLRAALDHVINRASTTVRNKVDPARRAVAGHSMGGGGSLIAAQADSTLKAAYPMTPWNITENFSRVRVPTMIIGADGDTIAPVTSHARPFYASIPNTTFKAYGELNNATHFAPNVTNTPIGRYGVAWMKRFVDGDTRYSTFLCGAEQNRYNTSLVFDQYRSNCPY</text:p>
          </table:table-cell>
        </table:table-row>
        <table:table-row table:style-name="ro1">
          <table:table-cell office:value-type="string" calcext:value-type="string">
            <text:p>SRR14954404_30870</text:p>
          </table:table-cell>
          <table:table-cell office:value-type="string" calcext:value-type="string">
            <text:p>MKHDRRYRWGRLAGLAALLLAPVAAQAQTVLFSEDFEGGLGAFSAGGNVFTATVFNGTSGVRLRGGSSDGVITSPPISTEGFSEVTLFFERTTDGSLDFGEFGIAEVSVDGGATFAVVEATQGGPAAVSIPLGAAAADQAAVVLRFRIAASSFFEDIEVDNVVLEGVGSGDPGPGPDPDPGPDPDPDPDPEPEPDNPFARGPDPTEATLEASSGPFAVDSFRPSSTPGFGAGTIWYPSGTNEGPFAAIAVAPGFVGGESTIDWLGSRLASHGFVVITISTSSLFDFPDSRASQLLAALDIVIAESNGSSPISGLVDPDRTGLSGHSMGGGGSLIATEDHPSIDAVVPLAPWNPSTNFSAIDQPTLIVACENDTVAPVNQHASPMYESISSSVDKAFLEIDGADHFCVNSGNAQQDTLGKFIVSWMKRFLDQDTRYDPFLCGPDHEADPDISEFRDTCPF</text:p>
          </table:table-cell>
        </table:table-row>
        <table:table-row table:style-name="ro1">
          <table:table-cell office:value-type="string" calcext:value-type="string">
            <text:p>SRR10512140_136352</text:p>
          </table:table-cell>
          <table:table-cell office:value-type="string" calcext:value-type="string">
            <text:p>MKGIRTRVLPVGKKNTGVKMRCAWRRRVSAFTQSAILHNTHSQETPVMSDPRLSVARLAWAGILLMGAASATCQAQTNPFERGPDPTSSLLNASAGPLATASVAVASPTGFGGGTIYYPTAANTYGVIALCPGFTGTQSSVAWLGSRLASHGFVVVTMNTNSSLDFPASRATQLMAALNHVINNSNATVKSRIDPNRRAVGGHSMGGGGSLIAAQNNPSLKGAYPLTPWNTSTNFSGVGVPTMIIGADGDTTAPVGSHARPFYASLPAATLKAYGELNGATHSTPTSTNTPTGRYAVSWMKRFVDTDTRYSPFLCGAEHTSYATATVFDRYQQNCPY</text:p>
          </table:table-cell>
        </table:table-row>
        <table:table-row table:style-name="ro1">
          <table:table-cell office:value-type="string" calcext:value-type="string">
            <text:p>DRR056885_121</text:p>
          </table:table-cell>
          <table:table-cell office:value-type="string" calcext:value-type="string">
            <text:p>MKFRLAKLAVLSCALASASAFAQYQKGPDPTTSSLERAGSFATRTISVSSLAASGFGGGRIYYPTASGSYGVIAVSPGYTGTASTMYFWGERLSSHGFVVIVIETNTLLDQPGSRANQLMAALNYTVSQGNSRTSALYGKVDGNRRGVAGHSMGGGGTLIAAADNASLKAAVPMAPWNLSSLSFRGIRVPTMIFGCQSDAIAPVNTHAVPFYNAIPSSTKKGYVEMRLDDHFCVMNGGGHYETLGKLGISWFKRFIDEDTRYSKFLCGTEYNATVRSTEVSDSKNNCPY</text:p>
          </table:table-cell>
        </table:table-row>
        <table:table-row table:style-name="ro1">
          <table:table-cell office:value-type="string" calcext:value-type="string">
            <text:p>SRR10408973_194281</text:p>
          </table:table-cell>
          <table:table-cell office:value-type="string" calcext:value-type="string">
            <text:p>MKFQRFLQATVLAGATLLSFGAAAIEIGPAPTKASLEASRGPFSVGQFTVSRPSGYGAGTVYYPTNAGAKVGAIAIVPGFVSYQSSIAWWGPRLASHGFVVITIDTNTTVDQPDSRSRQQLAALDQVIALSKTSSSPIYNKVDENRTGVMGWSMGGGGSLISAKNRPSIKAAAPQAPWNSSTNFSSVTVPTLIFACQSDIVAPVAQHASPFYNSITRAPKQYLEKTLGDHFCFNSANATVGLKGVAWMKRFIDGDTRYTSFACSNPNALGFSDFRTARCS</text:p>
          </table:table-cell>
        </table:table-row>
        <table:table-row table:style-name="ro1">
          <table:table-cell office:value-type="string" calcext:value-type="string">
            <text:p>ERR10640994_226214</text:p>
          </table:table-cell>
          <table:table-cell office:value-type="string" calcext:value-type="string">
            <text:p>MKFNLVAQAALFAATLAAGSAAWAVQIGPAPTKSALEASRGPFSTKSFTVSRPNGYGAGTVYYPTNAGAKVGVISIVPGYLSYQNSINWWGPRLASHGFVVVTIDTNSTTDQPASRSTQQLKALDQVVALGNTSSSPLYNKVDGSRTGVMGWSMGGGGSLISGQNRPSIKAAAPQAPWNSSTNFSSLTVPTLIFGCQSDATAAPASHAIPFYNSMSRNPKQYLEKSLGNHFCFNSANATVGLKGVAWMKRFVDGDTRYTSFACNNPNASGFSSFRTERCS</text:p>
          </table:table-cell>
        </table:table-row>
        <table:table-row table:style-name="ro1">
          <table:table-cell office:value-type="string" calcext:value-type="string">
            <text:p>SRR12687296_626766</text:p>
          </table:table-cell>
          <table:table-cell office:value-type="string" calcext:value-type="string">
            <text:p>MKFNLSEKWLIALLASSLSFNALAVGGGGDDDDPPSCETDCGYERGPDPTASSLEADDGPYNVSTINVSSFVSGFGGGTIHYPRGTSGTMGAIAVVPGFVSSESDIIWWGSRIASHGFVVITIDTNSGFDQPDSRANQLSAALDYVIDESDSSSSAISGMVDSSRLGVMGWSMGGGGSLKLATDRNLMAIIPQAPYYSGFNDFDEITTPTLIIACENDAVAPVSSHASSFYYDIPSSTDKAFLEINNGSHYCGNTGNANEDILGKYGVAWMKRFIDLDQRYDQFLCGPNHDAPYAISEYRDTCNY</text:p>
          </table:table-cell>
        </table:table-row>
        <table:table-row table:style-name="ro1">
          <table:table-cell office:value-type="string" calcext:value-type="string">
            <text:p>SRR13589008_41305</text:p>
          </table:table-cell>
          <table:table-cell office:value-type="string" calcext:value-type="string">
            <text:p>MKFEPLPGASPAVQPSMRFVLKRAGMATALLLSSFAAQAQVALVQENFSAGLGNFTAVGTVNTSDGSARLQGCYGCTDAVITSNAISTQGFTNLSLSFDRATAGLDTGEAGTAEFSTDGANWTIVESTRTTTTGRVSFALPASAAAQAALRLRFRINASLSSETYVVDNIQLTGTPGDPGDPDDPGANPFAKGP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</table:table-row>
        <table:table-row table:style-name="ro1">
          <table:table-cell office:value-type="string" calcext:value-type="string">
            <text:p>SRR19742208_42773</text:p>
          </table:table-cell>
          <table:table-cell office:value-type="string" calcext:value-type="string">
            <text:p>MKALTFGKSIFSAFAAGALLLSTAAMAAEPPPPSDPGAPSPYQRGPDPTVSFVEASSGNYRVSTSRVSGLVSGFGGGTIHYPTNADGTMAAIVVIPGFVSAESSIDWWGPKLASYGFVVMTIDTNSGFDQPPSRARQINNALDYLIEQNTRRTSPVRGMIDTSRLGVIGWSMGGGGTLRVAGEGRIKAAIPLAPWDTSSIPSRSVQAPTLIFACQSDSIAPVRNHASPFYNALPDSIGKAFVNINNGNHYCANGGSSFGRYDETLGRLGVSWMKRFLDEDRRYSQFLCGPNHTGDRQITEYRGNCPY</text:p>
          </table:table-cell>
        </table:table-row>
        <table:table-row table:style-name="ro1">
          <table:table-cell office:value-type="string" calcext:value-type="string">
            <text:p>SRR11742962_521374</text:p>
          </table:table-cell>
          <table:table-cell office:value-type="string" calcext:value-type="string">
            <text:p>MISTRRFPMRRLAIGLVFVFAAVLGACDWRGPTPTEQLLTASTGPFTVSTLAVPTSAGFGGGTIYYPSTTPGPFAVVSLSPGFTESQSAIAGWGPRLASHGFVTIIINTSNPFIDPSQRSTEQRQALTYVVTQGQTSGSPIFGKVDGQRRGVGGHSMGGGASLISAQADPTIRAVMPMAPWNSSASFPGITSPTLILACQNDGIAPVGSHASPMYNSIPASTKKEYISVAGGDHSCANAPTGGGSAVGKFGVAFLKRFLDNDGRYDPWTCGASKPVAGGSLSEVRSTCPF</text:p>
          </table:table-cell>
        </table:table-row>
        <table:table-row table:style-name="ro1">
          <table:table-cell office:value-type="string" calcext:value-type="string">
            <text:p>SRR25547245_993609</text:p>
          </table:table-cell>
          <table:table-cell office:value-type="string" calcext:value-type="string">
            <text:p>MISNRRAPARRAGAALTALALAVVLAACDIRGPAPTEQILEAPSGPFAVGSVAVPSSAGFGGGTIYYPSEAAGPFGIIAVTPGFLGNQTSIGTWGPRLASHGFVTITINTTGGFILPDQRSAEQRQALTYVVNQGNRSSSPIFGKVDGDRKGVAGHSMGGGGTLVSAREDPTIRAAVPFAPWYTSTNFSNVTVPTLIVACQSDGVAPVASHASPFYNSIPATTDKSYISVAGADHFCANSPTGGANDVGKYVVAFFKRFVDGDTRYDPWVCG</text:p>
          </table:table-cell>
        </table:table-row>
        <table:table-row table:style-name="ro1">
          <table:table-cell office:value-type="string" calcext:value-type="string">
            <text:p>ERR10087380_58920</text:p>
          </table:table-cell>
          <table:table-cell office:value-type="string" calcext:value-type="string">
            <text:p>MISLRIPALRRAAVAVTLAVTLVLAACDWRGPDPTEAALMASSGPFTVGTVAVPSSAGFGGGTIYYPNAEPGPFAEISISPGFLGNQSSIAGWGPRLASHGFVVITINTTNGFINPSQRSAEQRQALDYVAAQNGVSSSPIFGKVDPARRGVAGHSMGGGASLISLQSDPNIDAALPLAPWNSSSNFSNVTDPVLIFACQNDGIAPVGSHASPFYNSIPAATDKMFLSVAGGDHFCANAPTGASGTAGKWGVAFFKRFLDADTRYDPWLCGASRPVSGSALNEVRTTCPF</text:p>
          </table:table-cell>
        </table:table-row>
        <table:table-row table:style-name="ro1">
          <table:table-cell office:value-type="string" calcext:value-type="string">
            <text:p>SRR17041388_347861</text:p>
          </table:table-cell>
          <table:table-cell office:value-type="string" calcext:value-type="string">
            <text:p>MIRFKTGALTNTISLCLVVALGCGGGETPETSGPPPATQTNPTAQAGATATKPTGTAGAAAPTNTGRPMMTTPPTTTTPTMTTPATAGSAAPAAGSGGTPAATGAGGAPAAEAGSGAAGSAATAGSGAEDEAAAGKGGTEATGDKNHWIRGDDPPADLSGARPGPYKVERYTDGYRNGPAYADSTINYPVDAEPPFALVVVVPGFVSPQSSIASWGPFLASHGIVTMTIGTNLPTDLPETRKDALLDAMQSLKEENTREGSPLKGKLDTSYTATMGWSMGGGGTLLVANENPELKATISLCGWNPGYPYSKIKAPALMFASLGDPLAGGQSQGFYRSIPDETPKMLIEVGAGDHFVANNPASTSGVIGRYGLAWLKVYLEGDERYRKFLLEKPAVP</text:p>
          </table:table-cell>
        </table:table-row>
        <table:table-row table:style-name="ro1">
          <table:table-cell office:value-type="string" calcext:value-type="string">
            <text:p>WP_090538641.1</text:p>
          </table:table-cell>
          <table:table-cell office:value-type="string" calcext:value-type="string">
            <text:p>MINNIFPKSLLSMIAAGALLMSASAFATNPPADPPPGGDSPYARGPDPTVSFLEASSGPYSTRTSRVSGLVSGFGGGTIHYPTGVEGTMAAIVVIPGFVSAESSIDWWGPKLASHGFVVMTIDTNTGFDQPPSRARQINNALDYLISQNSSRTSPVRGMIDTDRLGVIGWSMGGGGTLRVASEGRIKAAIPLAPWDTVSTYAGRSQAPTLIFACQADIIAPVAAHASPFYNRLPNGIEKAFVEINNGTHYCANGGGLNNDVLSRFGVSWMKRFLDEDTRYSQFLCGPNHTSDRKISEYRGNCPY</text:p>
          </table:table-cell>
        </table:table-row>
        <table:table-row table:style-name="ro1">
          <table:table-cell office:value-type="string" calcext:value-type="string">
            <text:p>ERR2241851_78442</text:p>
          </table:table-cell>
          <table:table-cell office:value-type="string" calcext:value-type="string">
            <text:p>MINKNLSQSLLAMMAAGALLLSSSAFATNPPTDGSPTDPGQSYERGPDPSVAFLEASTGPYSVRTSRVSRLVSGFGGGTIHYPTGTTGTMAAIVVIPGFVSAESSIDWWGPKLASHGFVVMTIDTNTGFDQPPSRARQINSALDYLVDQNSSRTSPVNGMIDTERLGVIGWSMGGGGTLRVASEGRIKAAIPLAPWDTTRFSGVQAPTLIFACESDLIAPVRSHASPFYNQLPNDIDKAYVEINNGSHYCANGGGLNNDVLSRFGVSWMKRFLDNDTRYSQFLCGPNHESDRNISEYRGNCPY</text:p>
          </table:table-cell>
        </table:table-row>
        <table:table-row table:style-name="ro1">
          <table:table-cell office:value-type="string" calcext:value-type="string">
            <text:p>SRR5583254_6888706</text:p>
          </table:table-cell>
          <table:table-cell office:value-type="string" calcext:value-type="string">
            <text:p>MIMKNIDRRLRHCAVGLGLLLLAAVAQAQTNPLAKGPDPTSDLLNATAGPFAVATTSVSSSVSGFGGGTVYYPTASGSYATVAVCPGFTATQSSIAWIGRRMASHGFVVMTINTNSTLDQPPSRATQLMAALRYLTNSSNSTVRARVDANRLGVAGHSMGGGGTLMAARDNPTLKAAVPMTPWSQTKSFSTVRVPTLIVGAENDSVAPVASHSIPFYTSLSGSLDKAYAELNNASHFAPNSTNTPIGRYSVAWVKRFMDNDTRY</text:p>
          </table:table-cell>
        </table:table-row>
        <table:table-row table:style-name="ro1">
          <table:table-cell office:value-type="string" calcext:value-type="string">
            <text:p>ERR12115642_305438</text:p>
          </table:table-cell>
          <table:table-cell office:value-type="string" calcext:value-type="string">
            <text:p>MIKDFLLSRVVIVAGTLIFSMPTLAEITVSETTVVIPKEALPVPTLSNCITDSAITADALSDTRDNGPFTVSTKRVPRQSANGFGGGTIHYPTNASGCGLLGGIAVVPGYVSYESSIKWWGPRLASWGFVVITINTNHISDNPDSRATQLNAALDHLLLDSTVANMVDRDRLGVIGWSMGGGGALRLATDRSTVRAIIAQTPYHDTSYPTMDTPALFIACENDRIAPNKKYTNVFYNNATGPKMKVEVSNGSHFCASHGFHEILLSKPGIAWMQRYINGDTRFDQFLCSSENYNSSPRISSYNYKNCL</text:p>
          </table:table-cell>
        </table:table-row>
        <table:table-row table:style-name="ro1">
          <table:table-cell office:value-type="string" calcext:value-type="string">
            <text:p>SRR13969208_105</text:p>
          </table:table-cell>
          <table:table-cell office:value-type="string" calcext:value-type="string">
            <text:p>MIIRYISRLALLAGAMTLSASLWAAPVPCRDCSTGYQRGDVPSTAELESRRGPYSVRTIRVSRLVNGFGGGTIYYSTESGGGQGIIAVVPGYLSLETTIQWWGPRLASWGFTVITMDTNTIYDQPTSRASQLSAALNYVINKGNDSRSPLYGLVDPNRTGVIGWSMGGGGALELSTRRNIQATIAQAPWHVGAGTFAQISTPTMILACQLDAVAPTAIHAKAFYNVIPRTTSKAYFEVRAGSHFCANTGYPNTDIIGRNGIAWMKRFIDNDTRYNQFLCGPNFESDFRISKYRDTCNY</text:p>
          </table:table-cell>
        </table:table-row>
        <table:table-row table:style-name="ro1">
          <table:table-cell office:value-type="string" calcext:value-type="string">
            <text:p>SRR13979328_189838</text:p>
          </table:table-cell>
          <table:table-cell office:value-type="string" calcext:value-type="string">
            <text:p>MIHHFSVRALLAAGALLASAAVSAQTNPYERGPAPTTSSLEASRGPFSYQSFTVSRPSGYGAGTVYYPTNAGGPVGAIAIVPGFTARQSSINWWGPRLASHGFVVITIDTNSTLDQPDSRSRQQMAALNQVATLSRTSSSPIYNKVDTSRLGVMGWSMGGGGSLISARDNPSLKAAAPQAPWSSSKNFSSVTVPTLIIACENDSIAPVNQHADPFYDSMSRNPREFLEINGGSHSCANSGNSNQPLLGKKGVAWMKRFIDNDTRYTSFACSNPNSTRVSDFRVAACN</text:p>
          </table:table-cell>
        </table:table-row>
        <table:table-row table:style-name="ro1">
          <table:table-cell office:value-type="string" calcext:value-type="string">
            <text:p>SRR1523874_4491</text:p>
          </table:table-cell>
          <table:table-cell office:value-type="string" calcext:value-type="string">
            <text:p>MIEIRSSYKSKKTNCKRSVMPSMITKKAALPFVISSALLFSASAFAITPPSDPDPDPTPCEGDCDFTRGPDPTESMLEARSGPFNVDTVNVSSRVSGFGGGTIHYPTNTSGQMGAIVVAPGFVSPESSIGWWGPQLASHGFIVMTIATNSLYDQPDSRRDQLEAGLDYLISQSNSSGSDISGMVDSSRLGAMGWSMGGGGALQLAADGRLSAAIPLAPYNSSRNDFDDITTPTLIFACENDAVAAVRSHASPFYNDIPGSTDKAFVEINGGAHSCANGGNTNNSLLSKYGVSWMKLHLDQDQRYSQFLCGPNHESDRSISEYRGTCPY</text:p>
          </table:table-cell>
        </table:table-row>
        <table:table-row table:style-name="ro1">
          <table:table-cell office:value-type="string" calcext:value-type="string">
            <text:p>SRR20309463_795_[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WP_054022242.1_[altCDS,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</table:table-row>
        <table:table-row table:style-name="ro1">
          <table:table-cell office:value-type="string" calcext:value-type="string">
            <text:p>FAST-PETase_[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</table:table-row>
        <table:table-row table:style-name="ro1">
          <table:table-cell office:value-type="string" calcext:value-type="string">
            <text:p>AR######_152_[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</table:table-row>
        <table:table-row table:style-name="ro1">
          <table:table-cell office:value-type="string" calcext:value-type="string">
            <text:p>SRR15371989_72478_[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</table:table-row>
        <table:table-row table:style-name="ro1">
          <table:table-cell office:value-type="string" calcext:value-type="string">
            <text:p>SRR12266064_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</table:table-row>
        <table:table-row table:style-name="ro1">
          <table:table-cell office:value-type="string" calcext:value-type="string">
            <text:p>SRR22234379_583440_[dTail,insR2045115]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</table:table-row>
        <table:table-row table:style-name="ro1">
          <table:table-cell office:value-type="string" calcext:value-type="string">
            <text:p>SRR13979362_3177</text:p>
          </table:table-cell>
          <table:table-cell office:value-type="string" calcext:value-type="string">
            <text:p>MHQGIHMERKNIRRRWAIGLLGMLVLAASAHAQTNPHQKGPDPTSASLNATSGSFSVATSSVSSLGAVGFGGGTVYYPTTTGTYAVLAICPGFTATQSSIAWLGRRIATHGFVVITIDTNSTLDQPPSRATQLMAALNYVTNSSSATVRSRVDASRRGVAGHSMGGGGTLYAARDNPSLKAAVPLTAWSTLKSFSSVQVPTLVVGAESDSIASVSSHSIPFYNSLSTSLDKAYAELNGATHFAPNSTNTPIGRYSVSWVKRFMDNDTRYTPFLCGAPHQSYATSLVFSDYRSTCPY</text:p>
          </table:table-cell>
        </table:table-row>
        <table:table-row table:style-name="ro1">
          <table:table-cell office:value-type="string" calcext:value-type="string">
            <text:p>BAB86909.1</text:p>
          </table:table-cell>
          <table:table-cell office:value-type="string" calcext:value-type="string">
            <text:p>MHLPRSRWDIPFKEETTMTHHFSVRALLAAGALLASAAVSAQTNPYERGPAPTTSSLEASRGPFSYQSFTVSRPSGYRAGTVYYPTNAGGPVGAIAIVPGFTARQSSINWWGPRLASHGFVVITIDTNSTLDQPDSRSRQQMAALSQVATLSRTSSSPIYNKVDTSRLGVMGWSMGGGGSLISARNNPSIKAAAPQAPWSASKNFSSLTVPTLIIACENDTIAPVNQHADTFYDSMSRNPREFLEINNGSHSCANSGNSNQALLGKKGVAWMKRFMDNDRRYTSFACSNPNSYNVSDFRVAACN</text:p>
          </table:table-cell>
        </table:table-row>
        <table:table-row table:style-name="ro1">
          <table:table-cell office:value-type="string" calcext:value-type="string">
            <text:p>ERR9936833_584</text:p>
          </table:table-cell>
          <table:table-cell office:value-type="string" calcext:value-type="string">
            <text:p>MHIKKTTSAPAATLMSARRAAIAASALACSFGAHAQVAIFQESFSSGLGGFTATGTVSTSTGAARLEGCYGCTDGSITSGAISTQGFSGLSLSFDRVTSGLDSGEAGIAEYSTNGSTWTALESTRATTNGRVSFSLPASAAGQSALRLRFRVDASLSSETYTVDNVQLTGVPGDTSENPYARGPAPTAALLEAGTGPFTYASTEVSQFSASGYGGGTIYHPTNVAGPFAAIAISPGYTGTKSTMSWWGERLASHGFVVITIDTNSIYDQPYERAPQLMAALRQLVTFGNTSSHPIYRKVDPNRLGVMGHSMGGGGTLIAARDNPTLKAAIPLAPWNTSSDFSGVRVPTLVVACESDSVAPVASHASPFYNSIPASTTKKAFMEMNNGDHFCVMTGNDYTRIMGKYGVAWMKRFMDNDTRYSPFLCGAPHQADLSNIQISEYRENCPY</text:p>
          </table:table-cell>
        </table:table-row>
        <table:table-row table:style-name="ro1">
          <table:table-cell office:value-type="string" calcext:value-type="string">
            <text:p>SRR12681888_1225841</text:p>
          </table:table-cell>
          <table:table-cell office:value-type="string" calcext:value-type="string">
            <text:p>MHETNTRVRAGRACGCARAVRRVERGRVGRGRCLMRYRAFAWWWVCACLLLACGDTSGGNADETGPVTGQQPAAGASGQSASGTGGGTPAMPMSGGTSAGSAGRAGSAGMPPPAAGMGSMAGEGGTAGTDADAGASGVGGSAGGTSGVGGSAGSAGEGPDPEGPDPTTESASRAGPLNVESIPWTEFRNGPDFAGGTIWYPTDGEPPYPFVAIVPGFTAYESSIRSWGPFLASHNIVAITIDTNTTADQPPTRAAALLDALESVAAENSRSGSPLMDKLDESRQALMGWSMGGGGTLIAANRTPSLKAAISLCGWNPLGSYSMMTVPSLMFASLGDPLAGGQSQGFYRSIPDTTPKMLIEAGVADHFVANNPAYLNGLIGRYGLSWLKVFMVGDERYRQFLLEMPQGTTDYASNVE</text:p>
          </table:table-cell>
        </table:table-row>
        <table:table-row table:style-name="ro1">
          <table:table-cell office:value-type="string" calcext:value-type="string">
            <text:p>SRR7548956_74754</text:p>
          </table:table-cell>
          <table:table-cell office:value-type="string" calcext:value-type="string">
            <text:p>MHAVTSLGFVRASTAPGGRGWRRLAWALALGCGLGVGTTASYAQATGPNPSSAFLNASAGPLRVATESVSSFVTGFGGGTIYYPSTAGRYGVIAISPGFTATESSVAWLGRRLASHGFVAIVINTNSTLDQPASRATQLMAALRHATTGASSTVRARIDSTRQAVAGHSMGGGGTLIAAEDNPTLKAAIPLTPWNLSTSFNGVRVPTLIVGADGDTVASVAVHARPFYASLPASTFKAYAELNGASHFAPNTTNTPIGRYSVAWAKRFIDGDTRYSPFLCGAEHRAYATAAVFDRYNQNCPY</text:p>
          </table:table-cell>
        </table:table-row>
        <table:table-row table:style-name="ro1">
          <table:table-cell office:value-type="string" calcext:value-type="string">
            <text:p>ERR3943994_542949</text:p>
          </table:table-cell>
          <table:table-cell office:value-type="string" calcext:value-type="string">
            <text:p>MGSDDAWIRGEDPTEASIVAMGPYAVGEITEADGLRDGPLYGDASVGDGGATVYYPTDADPPFGGIAVYPGWLYNRDAIAGWGPFLASHGIVMMAVDPQSTGEQPEDRQLGQADALISLKGENTRAGSPLEGKLDTTRLGVMGWSMGGGATWLNADDTASEVYADLVVAISLCGWRPVAVGGNTKAASLQFASVADVLAGGMSQPVYDLIPASTPKMLIEFEGDDHFIANDPSGASWQVGRYGLSWIKVFLERDERYRPFLMTMPMNTTEVRPLM</text:p>
          </table:table-cell>
        </table:table-row>
        <table:table-row table:style-name="ro1">
          <table:table-cell office:value-type="string" calcext:value-type="string">
            <text:p>ERR6465722_199879</text:p>
          </table:table-cell>
          <table:table-cell office:value-type="string" calcext:value-type="string">
            <text:p>MGGSMKLRSTAMRRRFVVLVAVVMLVVAACDWRGPAPTEQSLVAARGTFTVGTLAVPTSAGFGGGTIYYPGNHDGPFGVISISPGFLGNQSSIGEWGPRLASHGFVVITINTTNGFIQPPQRSTEQRQALSYVVAQGGVSSSPIFGIVDGARRGVAGHSMGGGASLISVQSDPSIKVAVPFAPWNSSANFSAVTSAVLIFACQNDSIAPVGSHASPMYNSIPASTDKSYVSVAGGDHFCANNPTGASGTAGKWALSYFKKFIDGDTRYDPWVCGASKPATGPVLNEVRSSCPF</text:p>
          </table:table-cell>
        </table:table-row>
        <table:table-row table:style-name="ro1">
          <table:table-cell office:value-type="string" calcext:value-type="string">
            <text:p>SRR10663364_103688</text:p>
          </table:table-cell>
          <table:table-cell office:value-type="string" calcext:value-type="string">
            <text:p>MGCLVSNRRPGRMRVFGARHPTRTRVLGPPGGAAFAVGEVPAAACACGISLRRQDRARARIAQALGCRLLFCVACLRHCAARRVCRASGLRSAGGAVAAPSHRETPSRRQQMSTHSSSNNKVRRARLLALGASFLSLSA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</table:table-row>
        <table:table-row table:style-name="ro1">
          <table:table-cell office:value-type="string" calcext:value-type="string">
            <text:p>SRR26965291_34719</text:p>
          </table:table-cell>
          <table:table-cell office:value-type="string" calcext:value-type="string">
            <text:p>MFPYVAVRVTEETNSRRTTLSNKAATRVSFNRQETDVKFKFVKTALVAAAMACSASAFAQYQKGPDPTTSSLERAGSFATRTLNVSSLSASGFGGGRIWYPTASGSYGVVAVSPGFTGTASTMYFWGERLSSHGFVVIVIETNTLYDQPDSRARQLTSALNYVVSQGNSRTSALYGKVDGNRRAVAGHSMGGGGTLIAAADNPSLKAAIPMAPWNLSSLSFSRIRVPTFIFSCQSDAIAPVAQHSNPFYNAIPSTTSKNLVEMRLDDHFCVMNGGGHYETLGKLGIAWVKRFVDQDTRYSKFLCGNEYNSTVRSTEVSSNRNNCPY</text:p>
          </table:table-cell>
        </table:table-row>
        <table:table-row table:style-name="ro1">
          <table:table-cell office:value-type="string" calcext:value-type="string">
            <text:p>UUT36763.1</text:p>
          </table:table-cell>
          <table:table-cell office:value-type="string" calcext:value-type="string">
            <text:p>MFNQIGKKSALSLMAAGSLMFSATALAIGGGGSGGGNNGGGGGCEADCGYERGPDPSVSLLEASTGPFSVRTSNVSSSVRGFGGGTIHYPTNTTGTMAAIVVIPGFVSPESSIAWWGPKLASHGFVVMTIGTNSGFDQPASRASQLNNALDYLIEQNGSSRSPINGMIDTDRLGVMGWSMGGGGTLRVATEGRVSAAIPLAPWDSSSSQFRSIDTPTLIFACENDSTAPVRSHADPFYDAIPDSTAKAFVELDGGGHTCANGSSGFGGSYNDVLSRLGVSWMKLHLDKDQRYNQFVCGPNHESDRSISEYRGTCPY</text:p>
          </table:table-cell>
        </table:table-row>
        <table:table-row table:style-name="ro1">
          <table:table-cell office:value-type="string" calcext:value-type="string">
            <text:p>DRR509554_23646</text:p>
          </table:table-cell>
          <table:table-cell office:value-type="string" calcext:value-type="string">
            <text:p>MFNIRKVAVAASVLLVSMAASAQYQKGPNPTASALERTGSFSTGSSSVSSLSASGFGGGNLYYPTASGTYGAIALCPGFTATSSSLAWLGPRLASHGFVVLIIDTNSTLDQPDSRGRQLKAATDYLVAQNSRTGSPIRGKVDTSRLAVGGHSMGGGGTLEAIRDNPSYKAGMPLAPWNTTKSFSRITVPTLIIGGSADTVAPDGSHSIPFYTSIPSSTAKIFMELRGGSHFFPQTSDPNVSRFAISWYKRWLDLDTRYSTFLNTRPSTTAVSDFRVSRTF</text:p>
          </table:table-cell>
        </table:table-row>
        <table:table-row table:style-name="ro1">
          <table:table-cell office:value-type="string" calcext:value-type="string">
            <text:p>P19833.1</text:p>
          </table:table-cell>
          <table:table-cell office:value-type="string" calcext:value-type="string">
            <text:p>MFIMIKKSELAKAIIVTGALVFSIPTLAEVTLSETTVSSIKSEATVSSTKKALPATPSDCIADSKITAVALSDTRDNGPFSIRTKRISRQSAKGFGGGTIHYPTNASGCGLLGAIAVVPGYVSYENSIKWWGPRLASWGFVVITINTNSIYDDPDSRAAQLNAALDNMIADDTVGSMIDPKRLGAIGWSMGGGGALKLATERSTVRAIMPLAPYHDKSYGEVKTPTLVIACEDDRIAETKKYANAFYKNAIGPKMKVEVNNGSHFCPSYRFNEILLSKPGIAWMQRYINNDTRFDKFLCANENYSKSPRISAYDYKDCP</text:p>
          </table:table-cell>
        </table:table-row>
        <table:table-row table:style-name="ro1">
          <table:table-cell office:value-type="string" calcext:value-type="string">
            <text:p>ERR10641118_502282</text:p>
          </table:table-cell>
          <table:table-cell office:value-type="string" calcext:value-type="string">
            <text:p>MFGKFPFARAGLAVGALLLSAAAVAQTNPYQRGPDPTVASLEATRGSFATSSFTVSRPSGYGAGTVYYPTNAGGKVGAIAVVPGFTARQSSINWWGARLASHGFVVITIDTNSTLDQPSSRSSQQMAALRQVVTLAGTTSSPIYNKVDTARLGVMGWSMGGGGSLISAKNNPTLRAAAPQAPWAQESFSTVTVPTLIISCESDTIAPNNTHSFPFYNQMTRNKKANLVINGGSHSCANSGNADAGLIGKYGVAWMKRFMDDDTRFSKFLCGAEHTADLSKRAIEAYKENCPY</text:p>
          </table:table-cell>
        </table:table-row>
        <table:table-row table:style-name="ro1">
          <table:table-cell office:value-type="string" calcext:value-type="string">
            <text:p>SRR18156181_603674</text:p>
          </table:table-cell>
          <table:table-cell office:value-type="string" calcext:value-type="string">
            <text:p>MFGCYGCTDGSIVSAPISTVGYSDIKVTFTRSSSGLDLGEAGIAEWSANGSTYTVIESSRSVSGAATFNLPSGAAGQSGLRVRFRVDASLSSEYYTVDTITVEGTSSGGGGGGGVQIGPDPTTSTLESSSGGSFSVQYQSVSSLSTSGFDGGRLYYPTTSGQYGGIVLCPGYTASSSSLAWWGERLASWGFIVLIIDTNSAYDQPSSRATQLMAGVAWLKARNNDSGHALYGKLRESDIAVGGHSMGGGGTLIALRDNPSLKTGFAMTPWNSSTNFSGITQPTFILGCESDSVAPNSSHSIPFYNSISSSVKKVYAEVDGASHFCPNSSDAKMGKYGIAWYKRFLDGDTRFQPWLCPSATGGN</text:p>
          </table:table-cell>
        </table:table-row>
        <table:table-row table:style-name="ro1">
          <table:table-cell office:value-type="string" calcext:value-type="string">
            <text:p>SRR18577045_38081</text:p>
          </table:table-cell>
          <table:table-cell office:value-type="string" calcext:value-type="string">
            <text:p>MFDDMNHTTQSKFSRLLQVSLATSALALSLGVQAQQTGADPTTASIEQAGPLAVANVKVATPSGYGSGTVYYPTTGSAYGLVSVTPGFTEGQSAINWLGPLLASHGFVVVTIGTKTILDVPTNRAKQMMAALAQVTALSATKTSPFAGKVDASRLAVMGHSMGGGGSLDAARDNPNLKASIPLAPWETTKDYSKTTVPTLIVSCESDAIAPVKDHANKFYDSFTPTLTKALLEMKGASHFCTNSSANAATKTLIGKYSISWLKRFVDGDTRYSPFLCGAPHQADLAGSLISTYKENCPY</text:p>
          </table:table-cell>
        </table:table-row>
        <table:table-row table:style-name="ro1">
          <table:table-cell office:value-type="string" calcext:value-type="string">
            <text:p>SRR23730084_129305</text:p>
          </table:table-cell>
          <table:table-cell office:value-type="string" calcext:value-type="string">
            <text:p>METRMYLQHRPGAPRATASQASSHRSLRARAAYAAAALAASFLCASTAHAQVAIFQENFASGTGAFTASGTVSTSTGAARLQGCYGCTDGALTSTPINATGFSNLTLSFDRVTSSLDTGEGGIAEWSLDGVNWTVLETTRVTTVGRVSFNLPANAAGQPGLRLRFRINASLSSEWYSVDNVQLTGVPGDTTTPPPDGGTNPYARGPAPTVSLLEATTGPFTTGRATVARTAASGYGGGTIYFPTNVAGPFGAIAVSPGYTAYQSSISWWGSRLASHGFVVITIDTLTTSDQPAQRATELMAALRQLVTFSNTSGHPIRGLVDPNRLGVMGHSMGGGGTLIAARDNPTLKAAIPLAPWNTSTNFTAVKVPTLVVACEADTVASVASHASPFYNNIPSTTKKAYIEFANASHICPVTGNSYSRLMGKYGVAWMKRFMDNDTRYSPFLCGAQHQADLSNSQLSEYRENCPY</text:p>
          </table:table-cell>
        </table:table-row>
        <table:table-row table:style-name="ro1">
          <table:table-cell office:value-type="string" calcext:value-type="string">
            <text:p>SRR20309463_795</text:p>
          </table:table-cell>
          <table:table-cell office:value-type="string" calcext:value-type="string">
            <text:p>METLGVTMNNKMFPKSALSLLAASALMFSASAMASNPTPPPPTDPGDGGS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</table:table-row>
        <table:table-row table:style-name="ro1">
          <table:table-cell office:value-type="string" calcext:value-type="string">
            <text:p>SRR12193045_101336</text:p>
          </table:table-cell>
          <table:table-cell office:value-type="string" calcext:value-type="string">
            <text:p>MERKNSRRSWAIGLGLLVLAATSAHAQTNPYQKGPDPTSASLNATSGSFSVATSSVSSAVSGFGGGTIYYPTTTGTYAVLAISPGFTATQSSIAWLGRRIATHGFVVITIDTNSTLDQPPSRATQLMAALNYVTNSSSATVRAKVDASRRGVAGHSMGGGGTLYAARDNPSLKAAVPLTAWSTLKSFSSVQVPTLVVGAESDSIAPVSSHSIPFYNSLSGSLDKAYAELNGASHLAPNSTNTPIGRYSVAWVKRFMDNDTRYTPFLCGTPHT</text:p>
          </table:table-cell>
        </table:table-row>
        <table:table-row table:style-name="ro1">
          <table:table-cell office:value-type="string" calcext:value-type="string">
            <text:p>SRR22136574_3522411</text:p>
          </table:table-cell>
          <table:table-cell office:value-type="string" calcext:value-type="string">
            <text:p>MERHNSRRRWGMGLGLLLLAASAHAQYQKGPDPTSASLNASSGPFSVATSSVSSLAAVGFGSGTIYYPTTAGSYAVLAICPGFTATESSIAWLGRRIATHGFVVITINTDSTLDQPPSRATQLMAALRHVTESSSATVRSRVDASRRGVAGHSMGGGGTLYAARDNPSLKAAVPLTAWSTTKTFSSMQVPTLVVGAENDSIASVNSHSIPFYNGLPGSLDKAYAELNGASHFAPNTTNTPIGRYSVAWVKRFMDEDTRYSPFLCGAPHQSYA</text:p>
          </table:table-cell>
        </table:table-row>
        <table:table-row table:style-name="ro1">
          <table:table-cell office:value-type="string" calcext:value-type="string">
            <text:p>SRR13588849_74531</text:p>
          </table:table-cell>
          <table:table-cell office:value-type="string" calcext:value-type="string">
            <text:p>MERGNHRAKWVIGLGLLALAAAAQSQTNPFQKGPDPTSTLLNATSGPFSVATSSVSSLAAQGFGGGTIYYPSTTGTYAVLAISPGFTATQSSIAWLGRRIATHGFVVITIDTNSTLDQPPSRATQLIAALRHVTDLSNATVRSRVDASRRGVAGHSMGGGGSLIAARDNPSLKAAVPLTAWSTTKVFSTVQVPTLVVGAENDTIASVSSHSIPFYTSLSSSLDKAYAELNNASHLAPNTTNTPIGRYSVAWVKRFMDNDTRYTPFLCGAPHQSYATSAVFSDYRSTCPY</text:p>
          </table:table-cell>
        </table:table-row>
        <table:table-row table:style-name="ro1">
          <table:table-cell office:value-type="string" calcext:value-type="string">
            <text:p>SRR7967696_318013</text:p>
          </table:table-cell>
          <table:table-cell office:value-type="string" calcext:value-type="string">
            <text:p>MERGNHRAKWAIGFGLLLLGAAAHSQTNPYQKGPDPTSATLNATSGSFAVATSTVSSLAANGFGGGTIYYPTQTGTYAVLAISPGFTATQSSIAWLGRRISTHGFVVITIDTNSTLDQPPSRATQLMAALRHVTDLSSSTVRSRVDASRRGVAGHSMGGGGTLIAARDNPSLKAAVPLTAWSTTKIFSTVQVPTLVVGAESDSVAPVSSHSIPFYNSLSNSLDKAYAELNNASHFAPNSTNTPIGRYSVAWVKRFMDNDTRYTPFLCGTPHTSYATSTVFSDYRSTCPY</text:p>
          </table:table-cell>
        </table:table-row>
        <table:table-row table:style-name="ro1">
          <table:table-cell office:value-type="string" calcext:value-type="string">
            <text:p>SRR14865845_60467</text:p>
          </table:table-cell>
          <table:table-cell office:value-type="string" calcext:value-type="string">
            <text:p>MEMFVVPKINITFNEVAVMPSSIPVKILTGVCSLLFSVSAFSFTPSPDPDPDPGPGPCQEDCDFTRGPNPTSNYLEASSGPYNVSTIGVSRSVSGFGGGTVHYPQGTTGTMGAIAIVPGFLAGESSIAWWGPRLASHGFVVITIATNSTFDQPGSRSTQLGRALDYVINLSNSSSSPISGMVDSTRVAAMGWSMGGGGTLRLASGGRLSAAIPLAPWNTGSNSFNQITTPTLILACENDSTAPVSVHASPFYNRIPSSTDKAYLEINNGSHSCANGGGANGGLLGKYGVSWMKRFIDDDARYSQFLCGPNHQANSAISEYRDTCNY</text:p>
          </table:table-cell>
        </table:table-row>
        <table:table-row table:style-name="ro1">
          <table:table-cell office:value-type="string" calcext:value-type="string">
            <text:p>ERR4674853_86664</text:p>
          </table:table-cell>
          <table:table-cell office:value-type="string" calcext:value-type="string">
            <text:p>MEISNTRQLAVRSRARSRAETGGRKWTIGLGLLLLAAVAHAQTNPYAKGPDPTSSLLNATRGPFSITSTSVSRFVSGFGGGTIYYPTTSGSYAAIAISPGFTATQSSIAWLGQRIASHGFVAITINTNSVYDQPASRATQLMAALRYLTNSSTSAVRSRVDANRLGVAGHSMGGGGALIAARDNPSLKASVPLTAWSTSKNFSTVQVPTLVVGAENDSVAPVSSHSIPFYTSLSSFLEKAYAELNNASHFAPNSTNTPIGRYSVAWVKRFMDNDTRYSPFLCGAPHQSYATSTVFSEYRSTCPY</text:p>
          </table:table-cell>
        </table:table-row>
        <table:table-row table:style-name="ro1">
          <table:table-cell office:value-type="string" calcext:value-type="string">
            <text:p>SRR14039663_324879</text:p>
          </table:table-cell>
          <table:table-cell office:value-type="string" calcext:value-type="string">
            <text:p>MEISKKKCLIGLGLMAMAMGVQAQTNPLAKGPDPTNASIQANGPFAVTTVTISNANANGYGGATVYVPTAAGTYALVAFSPGFTARQDTIAVIGRRLATHGFVVATIDTNSTLDLPDSRGTQLLAALRSVAALNAGNTAAAGKIDTTRLVVTGHSMGGGGTLFASRTNTAIKAGVPIAPFSSGVKNFATPVPQFILGGEVDNVAPVDEHSIPFFNGLPNATPKVYAELNGEDHFFVSESTPNQPASKFQIAWIKRFADNDARYTQFVNSAGVAVERNNGRLSDGRLESF</text:p>
          </table:table-cell>
        </table:table-row>
        <table:table-row table:style-name="ro1">
          <table:table-cell office:value-type="string" calcext:value-type="string">
            <text:p>SRR11005201_40376</text:p>
          </table:table-cell>
          <table:table-cell office:value-type="string" calcext:value-type="string">
            <text:p>MDWPRPRCVRRRTSNGQRRSTTCRGDIPMSTRVTHSRLTLIRCLALAAPLMCLGLAQAQTSPPTSESLNARSGPLSIASENVSRLAARGFGGGTIYYPRTSGRYGLIAISPGFTATESSVAWIGEKLASHGFVAIVINTNSTLDQPSSRARQLRAALDHAISSASSTVRNRIDPSRQAVAGHSMGGGGSLIAAEDDPSLKAAFPLTPWNTSSSFTRVRVPSMIFGADGDTIAPVAVHARPFYGSIPRTTSKAYAELQSATHFAPNVRNEAIGRYGVAWMKRFMDGDTRYSTFLCGSEHDRYNTSLRFDQFQSNCPY</text:p>
          </table:table-cell>
        </table:table-row>
        <table:table-row table:style-name="ro1">
          <table:table-cell office:value-type="string" calcext:value-type="string">
            <text:p>SRR19414414_32612_[dCHIA]</text:p>
          </table:table-cell>
          <table:table-cell office:value-type="string" calcext:value-type="string">
            <text:p>M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</table:table-row>
        <table:table-row table:style-name="ro1">
          <table:table-cell office:value-type="string" calcext:value-type="string">
            <text:p>ERR11028298_3008807_[dCHIA]</text:p>
          </table:table-cell>
          <table:table-cell office:value-type="string" calcext:value-type="string">
            <text:p>M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</table:table-row>
        <table:table-row table:style-name="ro1">
          <table:table-cell office:value-type="string" calcext:value-type="string">
            <text:p>AR######_169_[dCHIA]</text:p>
          </table:table-cell>
          <table:table-cell office:value-type="string" calcext:value-type="string">
            <text:p>M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</table:table-row>
        <table:table-row table:style-name="ro1">
          <table:table-cell office:value-type="string" calcext:value-type="string">
            <text:p>SRR24907501_79708</text:p>
          </table:table-cell>
          <table:table-cell office:value-type="string" calcext:value-type="string">
            <text:p>MDPSLKRALGLVVALTAAMLFSASASAQNPPPDDDPEPCQTDCDDGGNGGYTRGPDPTDSYLEASSGPYNVATSNVSSFVSGFGGGTIHYPTNTSGSMGGIVVIPGYVSYESSIEWWGPRLASHGFVVMTIDTNSIYDQPGSRKDQIDAALDYLVGQSNASSSAISGMVDGDRLAAVGWSMGGGGTLQLAAEPGRLKAAMPLAPWNSSFNDFDQIQTPTLIFACESDAVAPVSSHASPFYNDIPDATDKAFFEMNNGSHTCANGGNAYDELLGKYGVSWMKLHLDEDQRYEQFLCGPNHESEYQVS</text:p>
          </table:table-cell>
        </table:table-row>
        <table:table-row table:style-name="ro1">
          <table:table-cell office:value-type="string" calcext:value-type="string">
            <text:p>ERR7163074_457660</text:p>
          </table:table-cell>
          <table:table-cell office:value-type="string" calcext:value-type="string">
            <text:p>MDKTRLFSTLSMVTSALLFSISVSAGKPSKGGDEPAPEPAACISDTDITSAALSSTGSSGPFTVSTKDVSRWSASGFGGGTIHYPTGAGDCGPIGGIAVVPGYVSYEASIKWWGPRLASWGFVVITINTNSIYDQPDSRATQLSAALDHIINDSTVGSMVDSSRLGAIGWSMGGGGALKLATDRSEVKAIIPQAPWYSGRYGRMKTPAFMIGCENDFVAPTSNHVDVFYANASGPKMKIEVNNGDHSCANSGYNETLLGKPGIAWMQRYIHGDTRFNQFLCGNENYGSSNSVSAYDFESCP</text:p>
          </table:table-cell>
        </table:table-row>
        <table:table-row table:style-name="ro1">
          <table:table-cell office:value-type="string" calcext:value-type="string">
            <text:p>MGYP001557180572A</text:p>
          </table:table-cell>
          <table:table-cell office:value-type="string" calcext:value-type="string">
            <text:p>MDGPFAVSTQTVRGSGFGGGTVYSPNTAGKYAVVAVCPGFTATQSSIAAISRRLATHGFVVVTIDTNNVFDQPASRANQLLAALRTVTALATGPVAGKMDTSRQGVAGWSMGGGGAMLAAGMTPGLKAGVGFAPWSLNNNNVGNSAVPMAYLAGTADAVAPASVHSSVFYNATPSTTKKLIGVIQGADHNFPKTASQPASYTQVAWMKRFLDGDTRYSQFLNGDSRFATFRSTGPF</text:p>
          </table:table-cell>
        </table:table-row>
        <table:table-row table:style-name="ro1">
          <table:table-cell office:value-type="string" calcext:value-type="string">
            <text:p>SRR13512914_81978</text:p>
          </table:table-cell>
          <table:table-cell office:value-type="string" calcext:value-type="string">
            <text:p>MCASQYLIPENDNVEIFMTTRQRRLDAASARPLVSPISSLLRKAGIAAGLLLCAAGAQAQVAVFQESFSNGLGGFTASGTVSTSSGAARLQGCYGCTDGQIVSQPISTQGFTGLSLSFDRVTSGLNYGEAGVAEFSTDGVNWTAVESTRAISNGRVSFNLPAGAAGQAALRLRFRIDASLSSESYTVDNVELTGTPGDTGGGTPTDPGTNPYAKGPAPTTALLEASTGPFTYTSTTVSGTAASGYGGGTIYHPTGVAGPFAAIAISPGYTAYKSSISWWGERLASHGFVVIAIDTNSTSDQPSSRATQLMAALRQLVTFSNTSTHPIYRKVDPNRLGVMGHSMGGGGTLIAARDNPTLKAAIPLAPWNTSTNFTGVQVPTLVVACESDTVASVAQHASPFYNNIPSSTKKGYLEIDNGSHLCPITGNSYTRILGKYGVAWMKRFMDNDTRYS</text:p>
          </table:table-cell>
        </table:table-row>
        <table:table-row table:style-name="ro1">
          <table:table-cell office:value-type="string" calcext:value-type="string">
            <text:p>SRR12266064_29780</text:p>
          </table:table-cell>
          <table:table-cell office:value-type="string" calcext:value-type="string">
            <text:p>MATMPSGTTALLSVTFFCTTPPSALSLKRHRYPSFRFRSPISVFLSRTHDYMQCRAPWGCMYSLGTPRGSVASRRTINEFLVGGVTQMNTKVQGSSASSAPKVGYPAKSLLAAGILLASFAANADVLFQEDFNAGLGQFTSGGDVTVTSSGARMQGCYGCTDGSITSGAISTVGFNTISLTFTRSTTGLDSGEAGIAEFSTNGSTWTTLESVRTASGARTVALPSTAAGQSALRIRFRINASLSSEYYTVDGVRVEGTPDGTPCTDCPPTGETAIGPDPTTATLEATAGSFTVATINVPSSVTGYGGGVIYYPTAAGTYGVVAMCPGYTASASSLAWWGTRLASWGLIVHIIDTNSTGDFPASRATQLIAALDYVKALNTSSTSPLRGKVANREAVSGHSMGGGGTLIAANNNASRTTLRAAFAMTPWSSSPDSFPSIRAATFVLGCESDNVASVSSHAYPFYVSIPSTVKKAYGEINNADHYCPTQSNPYKAQLGKYGVAWMKRHLEGDTRFDPWLCGAPHQQVVSGTFWSRYLSTCPY</text:p>
          </table:table-cell>
        </table:table-row>
        <table:table-row table:style-name="ro1">
          <table:table-cell office:value-type="string" calcext:value-type="string">
            <text:p>SRR15458308_127373</text:p>
          </table:table-cell>
          <table:table-cell office:value-type="string" calcext:value-type="string">
            <text:p>MATFNQLMHWSLAGLAVSMLGACGGGGGGGTPDAPPVMTPAPLPAPIPAPLPPLPPPPPAPTACTTSCRGADPTPASVEADAGPYAVATLALTQANGAAAMVYYPTGSSESFGAVVTMPGWDGDQSNLQWLGPRLASNGFVVINVDTPARRGDFPDARARFGVQALDQVVTLSATPGNALSGKVDAARLGMVGHSMGGGAALVAARDHPGLFKAVVPLSPWYDQATRDFPSATPALVFVCTGDMTASVAGYALPVYDSLRSHKAYVEAAHVPVPGGDAHNCVRTGVANRPKLGKTVVSWLKLWLDGDPRYLPFVCGAQNPGTDAGFTNVWRSSCPF</text:p>
          </table:table-cell>
        </table:table-row>
        <table:table-row table:style-name="ro1">
          <table:table-cell office:value-type="string" calcext:value-type="string">
            <text:p>SRR21941336_37408</text:p>
          </table:table-cell>
          <table:table-cell office:value-type="string" calcext:value-type="string">
            <text:p>MASRQSKTRLTRRAKLTALAAATLLSFAAQAQTVIFSENFGSGLGQFTTSGTVSTSSGAAVIQGCYNCTDGAIVSKSISTVGYTGLKLSYDRSTTGLDSGEYGVSAYLVSGGAWTAIENITSSSGRVTLTLPAAVENQASVQLRFRVSSSLSTETLTVDNVVLEGTSASGGGGGGAGYEKGPNPTNAALEASAGPFTVATKAVSASSASGYGGGTIYYPTNVTGTLGAVVVIPGYTAYQSSVSWWGSRLASHGFVVMTIDTNSIYDLPPARATQLMAAVNQLKVFNATAGHVIQGKIDTTRMGIMGWSYGGGGTLIAARDNPSLKAAIPFAPKTTTGTDFSGITMPTLIIGCESDSTAPVSSWSIPFYNSIPAAVKKAYLEVNNGDHFCPTTSGPSSVKPILGKYGVSWMKRWLDNDTRYSTFLCGSPHTTDLGNTAVISEYRDNCPY</text:p>
          </table:table-cell>
        </table:table-row>
        <table:table-row table:style-name="ro1">
          <table:table-cell office:value-type="string" calcext:value-type="string">
            <text:p>ERR11484209_22782</text:p>
          </table:table-cell>
          <table:table-cell office:value-type="string" calcext:value-type="string">
            <text:p>MASQTNPYARGPNPTAASLEASAGPFTVRSFTVSRPSGYGAGTVYYPTNAGGTVGAIAIVPAYAARQSSIKWWGPRLASHGFVVITIDTNSTLDQPSSRSSQQMAALRQVASLNGTSSSPIYGKVDTARMGVMGWSMGGGGSLISAANNPSLKAAAPQAPWDSSTNFSSVTVPTLIFACENDSIAPVNSSALPIYDSMSRNAKQFLEINGGSHSCANSGNSNQALIGKKGVAWMKRFMDNDTRYSTFACENPNSTRVSDFRTANCSLEHHHHHH</text:p>
          </table:table-cell>
        </table:table-row>
        <table:table-row table:style-name="ro1">
          <table:table-cell office:value-type="string" calcext:value-type="string">
            <text:p>P29600.1</text:p>
          </table:table-cell>
          <table:table-cell office:value-type="string" calcext:value-type="string">
            <text:p>MAQSVPWGISRVQAPAAHNRGLTGSGVKVAVLDTGISTHPDLNIRGGASFVPGEPSTQDGNGHGTHVAGTIAALNNSIGVLGVAPSAELYAVKVLGASGSGSVSSIAQGLEWAGNNGMHVANLSLGSPSPSATLEQAVNSATSRGVLVVAASGNSGAGSISYPARYANAMAVGATDQNNNRASFSQYGAGLDIVAPGVNVQSTYPGSTYASLNGTSMATPHVAGAAALVKQKNPSWSNVQIRNHLKNTATSLGSTNLYGSGLVNAEAATR</text:p>
          </table:table-cell>
        </table:table-row>
        <table:table-row table:style-name="ro1">
          <table:table-cell office:value-type="string" calcext:value-type="string">
            <text:p>ERR3697023_14244245_[dCHIA]</text:p>
          </table:table-cell>
          <table:table-cell office:value-type="string" calcext:value-type="string">
            <text:p>M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</table:table-row>
        <table:table-row table:style-name="ro1">
          <table:table-cell office:value-type="string" calcext:value-type="string">
            <text:p>SRR21419831_257710_[dCHIA]</text:p>
          </table:table-cell>
          <table:table-cell office:value-type="string" calcext:value-type="string">
            <text:p>M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</table:table-row>
        <table:table-row table:style-name="ro1">
          <table:table-cell office:value-type="string" calcext:value-type="string">
            <text:p>SRR12266064_2045115_[dCHIA]</text:p>
          </table:table-cell>
          <table:table-cell office:value-type="string" calcext:value-type="string">
            <text:p>M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</table:table-row>
        <table:table-row table:style-name="ro1">
          <table:table-cell office:value-type="string" calcext:value-type="string">
            <text:p>SRR10342238_19559</text:p>
          </table:table-cell>
          <table:table-cell office:value-type="string" calcext:value-type="string">
            <text:p>MAPRGRAPWRTHTFKRRRQAMHQQFRVVPRLLAAAALCFGAAGASAQVVVFEENFSNGLGQFTGSGVASQAWGAAYLNGCFGCTPGAIVSAPIDTRGFTALKLSYDRTVSGLDFGEYGAVGYSVDGSTWKAVEYLTSGSGRVSFSLPDEAAGQAALRLRFRVAASLPAEYLKVDNVVLEGTAQPPAPGSSGYQKGPEPTAALLEAGTGPFATASVTLSRSAASGFGGGTIHYPRGVAGPFAAVAVVPGYLAAESTIAWWGPRLASHGFVVITMATNSTYDLPASRSTQLTAALNQLKALSATPGHAVFGLVDPNRLGVVGWSYGGGGTLLNAQANPQLKAAMALAPKTLLQGDFTGTTVPTLVVGCQADTTAAPAFWAIPFYNKVSASTGKAYLEVRGGSHFCVTSATSDADKKALGKYGVAWLKRFMDEDTRYAPFLCGAPRQADVAGNAAISDYRDNCPY</text:p>
          </table:table-cell>
        </table:table-row>
        <table:table-row table:style-name="ro1">
          <table:table-cell office:value-type="string" calcext:value-type="string">
            <text:p>ADV92526.1</text:p>
          </table:table-cell>
          <table:table-cell office:value-type="string" calcext:value-type="string">
            <text:p>MANPYERGPNPTDALLEASSGPFSVSEENVSRLSASGFGGGTIYYPRENNTYGAVAISPGYTGTEASIAWLGERIASHGFVVITIDTITTLDQPDSRAEQLNAALNHMINRASSTVRSRIDSSRLAVMGHSMGGGGTLRLASQRPDLKAAIPLTPWHLNKNWSSVTVPTLIIGADLDTIAPVATHAKPFYNSLPSSISKAYLELDGATHFAPNIPNKIIGKYSVAWLKRFVDNDTRYTQFLCPGPRDGLFGEVEEYRSTCPF</text:p>
          </table:table-cell>
        </table:table-row>
        <table:table-row table:style-name="ro1">
          <table:table-cell office:value-type="string" calcext:value-type="string">
            <text:p>E9LVH8</text:p>
          </table:table-cell>
          <table:table-cell office:value-type="string" calcext:value-type="string">
            <text:p>MANPYERGPNPTDALLEASSGPFSVSEENVSRLSASGFGGGTIYYPRENNTYGAVAISPGYTGTEASIAWLGERIASHGFVVITIDTITTLDQPDSRAEQLNAALNHMINRASSTVRSRIDSSRLAVMGHSMGGGGTLRLASQRPDLKAAIPLTPWHLNKNWSSVTVPTLIIGADLDTIAPVATHAKPFYNSLPSSISKAYLELDGATHFAPNIPNKIIGKYSVAWLKRFVDNDTRYTQFLCPGPRDGLFGEVEEYRSTCPF</text:p>
          </table:table-cell>
        </table:table-row>
        <table:table-row table:style-name="ro1">
          <table:table-cell office:value-type="string" calcext:value-type="string">
            <text:p>SRR25158324_2535008</text:p>
          </table:table-cell>
          <table:table-cell office:value-type="string" calcext:value-type="string">
            <text:p>MAKFTGAAQFLKASMAIGAIVLSAAASAQTNPYQRGPAPTDSSLAADRGPLAYSSFTVSRPSGYRAGTVYYPTNAGGTVGAIAVVPGFTAYQSDINWWGPRLASWGFVVITIDTNSTLDQPSSRSRQQLAALDQVATLSRTSGSPIYNKVDTSRMGVMGWSMGGGGSLISTQNRPSLKASIPFAPWNGTSSFSSVTTPTFIIACQSDLIAPVASHANDFYNSLSRPPKMFLEIRGGSHYCANSSNGNKDVLGAKGVAWMKRY</text:p>
          </table:table-cell>
        </table:table-row>
        <table:table-row table:style-name="ro1">
          <table:table-cell office:value-type="string" calcext:value-type="string">
            <text:p>SRR8569139_9422</text:p>
          </table:table-cell>
          <table:table-cell office:value-type="string" calcext:value-type="string">
            <text:p>MAKDRAGDVAAAKLNKSHLRGSPMEITQRGARILGTKCAASLGLLLLAATAAHAQSNPYAKGPDPTSSSLNASAGPFSVATSSVSSLAAVGFGSGTVYYPTTAGSYAAIAISPGFTATESSIAWLGRRVATHGFVVITINTNSTLDQPPSRATQLMAALRYLTNSSSSTVRSRIDTTRLGLAGHSMGGGGTLIAARDNPSLKAAVPLTAWSVTKSFSTMRVPTLVVGAENDSIASVSSHSIPFYNSLPSSLSKAYAELNGASHFAPNTTNTPIGRYTVAWVKRFMDNDTRYSPFLCGSPHDSYATGLVFSDYRDNCPY</text:p>
          </table:table-cell>
        </table:table-row>
        <table:table-row table:style-name="ro1">
          <table:table-cell office:value-type="string" calcext:value-type="string">
            <text:p>SRR23008605_28430</text:p>
          </table:table-cell>
          <table:table-cell office:value-type="string" calcext:value-type="string">
            <text:p>MADVSRSTTPLKEVYHSLDHAMDAPTASPHRGDFNNSRYLETSMKKQTSTLGTTKAKRAEPRRGYYAKAILAAGGFLLSLAAQAQVAIFQENFSSGLGQFTATGTVNTSSGAAVLQGCLFCPDGTIVSSPISTTGFNSIRVSYDRTATGLDFRESGSVDYSINGGAWTSLESVRTAAGRMTFSLPAAAANTSIRLRWAISASLSRETFAVDNIVVDGVSGDPGPGPGPGPGGTIRGPDPTKATLEASTGPFSVGSTVVTRSAASGYGGGTIYYPTNTTEGPFALVSVTPGYTAAQSTIQTWGPRLASWGFVVITIDTNSTSDYPDSRATQMVKALDQVVSLSKTSGHPTFGKVDSTRLGVMGWSMGGGGSLIALKNNPTKLKAGIPLAPWAPEGSTNFSTVAQPVLIFAGQSDTIAPTSEHALPYYNSIPSTRDKAFAEISGGDHSSANNPANKAGVIGKYGVAWMKRFLDNDTRFSPFLCDAPHQADLSGNTFSRYMETCPY</text:p>
          </table:table-cell>
        </table:table-row>
      </table:table>
      <table:table table:name="aa_aligned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6375"/>
        <table:table-row table:style-name="ro1">
          <table:table-cell office:value-type="string" calcext:value-type="string">
            <text:p>SRR6129205_10729</text:p>
          </table:table-cell>
          <table:table-cell table:number-columns-repeated="2" office:value-type="string" calcext:value-type="string">
            <text:p>MVVIRTTNTTPTLQVTLMTTISVRKSALFVFAATAVLFSMSAFSFNPPTEPEPDPGPSPCQTDCGFTRGPNPTASYLEASTGPYAVRTTDVSRYVSGFGGGTIHYPAGTTGEMGAIAIVPGFFASESSIQWWGPRLASHGFVVITISTNSVFDQPGSRSAQLENALDYVISQSNSPTSGILGMVDSSRVGAMGWSMGGGGTLRLASSERLSAAIPLAPWNTGSNNFDQIDTPTLIFACENDGTAPVSQHASPFYNRIPGATAKAYFEINNGQHSCANGGGSNGGLLGKYGVSWMKLHIDKDDRYNRFLCGPNHAANSAISEYRGTCPY</text:p>
          </table:table-cell>
          <table:table-cell office:value-type="string" calcext:value-type="string">
            <text:p>SRR6129205_10729</text:p>
          </table:table-cell>
          <table:table-cell table:formula="of:=IF([.B1]=[.C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046407_1203775</text:p>
          </table:table-cell>
          <table:table-cell table:number-columns-repeated="2" office:value-type="string" calcext:value-type="string">
            <text:p>MVRGVRAALRLASLVAVAVLPACGSGGGSSPTPASTPMATPIAPTPAPTLAPAPPTSPPFTRGPAPSTSALEATEGPFAVAQLTIDRTAAAGYGAGTVSYPTDTREGPFGAIAVSPGYTGVQRSMQWFGPRLASHGFVVIVIDTLSLTNNAEARAAQLIAALNQLIALSGTSGHPLQGKVDGNRLGVIGHSYGGGGALVAARDNPALKAAVPLAPFYESNDFSRLTVPTLVVGCQRDTVAAVSQRAIPMYESIPASVSKAYLELAGGDHLCVETGNGNKAIQGKYTVAWMKRFLDDDVRYSPYLCGSPHQADLAGDAVSAYRETCPY</text:p>
          </table:table-cell>
          <table:table-cell office:value-type="string" calcext:value-type="string">
            <text:p>SRR26046407_1203775</text:p>
          </table:table-cell>
          <table:table-cell table:formula="of:=IF([.B2]=[.C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4856268_964317</text:p>
          </table:table-cell>
          <table:table-cell table:number-columns-repeated="2" office:value-type="string" calcext:value-type="string">
            <text:p>MVGYLEAVANYFPDTKWANYTTGYDGGTGGQTGFYNVMLQNSPLGALSWWNASCEFHDVMVEQAADTAARVPSNYRYYIGAGSAHTMYGSDKVYSDQSGGESQTILDWVNDMLAFDPAAADPGAPSWQSVECDDCEIVLPGDPLPRSLPTAPFALDIAGNPVIRCPPFPRGPDPTPAALEADLGPFPVRSYRPFFTPGFGAGTIWYPANPNPGPFAVIAVSPGFRAPESTMAWVGPRLASNGFIVITISTQSPFDNPTSRAKQLMAALRLVAAEGRRPSPIIGRVDGDRTGLIGHSMGGGGSLIAARDNPSVDAIIPLAPWNSPAKDFSAVEAASLIVACERDEIARVSQHAKPFYDSIPAADVNKAFLEFRGADHLCVMVGNDHYATLGKYIVAWMKAFLDSDTRYDEYLCG</text:p>
          </table:table-cell>
          <table:table-cell office:value-type="string" calcext:value-type="string">
            <text:p>ERR4856268_964317</text:p>
          </table:table-cell>
          <table:table-cell table:formula="of:=IF([.B3]=[.C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075051_5618361</text:p>
          </table:table-cell>
          <table:table-cell table:number-columns-repeated="2" office:value-type="string" calcext:value-type="string">
            <text:p>MTVCKLRMFTAQKHPVTNKIFGGSSMSSRKQDLRLRQLLYCLLLSTALGGAVVHAQTAPATIAQEAFNNGFGIFTAAGSATANGQAVLAGTFGGTDGSITSSPISTQGFSNITVSFDRTTVGLDNGEAGVAEFSVAGGAFTAIESAQTASGRMSFALAASAANQAQLRLRFRVVASRANETYSVDNVLVQGVAAGAQPPPPDPQPTNNPFQRGPTPSAATLEAAQGPFAVATTTVPNPSGFGAGTIYFPTSTTEGPFAAVSIAPGFSERQANVNWWGPRLASNGFVVVVIDTNSTSDAPASRATQLVAALRQVVTLSGTSGSPVFNKVDGNRLGVMGHSLGGGGTLIAAQNNPTLKAAIPFAPFNNDTNFSSVVVPTLIIACENDNVAPVADHASPFYNSFAASLDKAFLEIAGGSHSCANSGNNNMPILGKYGVSWMKLFMDNDTRYSPFLCGAPHQADLSGTQISEYRESCPY</text:p>
          </table:table-cell>
          <table:table-cell office:value-type="string" calcext:value-type="string">
            <text:p>SRR26075051_5618361</text:p>
          </table:table-cell>
          <table:table-cell table:formula="of:=IF([.B4]=[.C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42</text:p>
          </table:table-cell>
          <table:table-cell table:number-columns-repeated="2" office:value-type="string" calcext:value-type="string">
            <text:p>MTTSNTRTLARLALAAAALLLSAAAQAQANPYQRGPDPTAASLEATAGPFAVATTKVASPSGYGGGTVYYPTTTEGPFGLIAVAPGFTETQSAISWWGPRLASHGFVVITIDTKSTLDQPASRAKQLMAALNYVVALSQTSSSPFYGKVDASRQGVMGHSMGGGGTLEAARDNPTLKAAIPLAPWNTTKNFSKVTVPTLIIACENDAIAPVSSHASPFYDSLPSSLDKAYLELKGADHFCTNSSATNKTVIGKYGVAWMKRFVDNDTRYSPFLCGAPHQADLSGSVISRYKDNCPY</text:p>
          </table:table-cell>
          <table:table-cell office:value-type="string" calcext:value-type="string">
            <text:p>AR######_142</text:p>
          </table:table-cell>
          <table:table-cell table:formula="of:=IF([.B5]=[.C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73</text:p>
          </table:table-cell>
          <table:table-cell table:number-columns-repeated="2" office:value-type="string" calcext:value-type="string">
            <text:p>MTTKRHRTATTPTRRARLALLAAATLLSFAAQAQVVIFQENFNSGLGQFTASGTVSTSSGGAVMQGCYNCTDGAITSKPISTVGFTNLKLSYDRTTTGLDSGEYGVAAYSVNGGAWTVIESIQSSSGRVTIALPAAAANQASLRLRFRVNASLSAETFTVDNVVLEGTPGGAPGPGGNPYQKGPDPTAAALEASAGPFTVATTTVSASSASGYGGGTIYYPTNVAGPFAAIAVVPGYTATQSSISWWGPRLASHGFVVITIDTNSTSDLPASRATQLMAALNQLKTFSATSGHAIYGKVDPNRLGVMGWSYGGGGTLIAARDNPTLKAAIPLAPKTSSGTDFSGITVPTLIVGCESDTTAPVSSWAIPFYNSIPASTKKAYLEINNGDHFCVTTSNSSADKAILGKYGVAWMKRFLDNDTRYSPFLCGAPHQADLSGNAAISEYRDNCPY</text:p>
          </table:table-cell>
          <table:table-cell office:value-type="string" calcext:value-type="string">
            <text:p>AR######_173</text:p>
          </table:table-cell>
          <table:table-cell table:formula="of:=IF([.B6]=[.C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482439_252531</text:p>
          </table:table-cell>
          <table:table-cell table:number-columns-repeated="2" office:value-type="string" calcext:value-type="string">
            <text:p>MTTIIAKLAIAASAAVLATAAFAQQQGPEQTAAQLEAGKGPFTVATAKIATPSGYGGGTVYYPTNASGKVGLIVVAPGFTETQSAMNMWGPILASNGFAVINIDTKSTLDQPPARATQMMAALKQVSDLSKTTASPYYNKIDVTRQAVMGHSMGGGGTLVAATANPALKAAIPAAPWSLATKNFPTLAVPTMIFACQSDVIAPVSGHADRFWASFNKQLPSAFAEYAGAGHQCPTSQGGADRKLVFSKLGIAWFKRFVDGDTRYTQFITNDSRLSRFLTNGSF</text:p>
          </table:table-cell>
          <table:table-cell office:value-type="string" calcext:value-type="string">
            <text:p>ERR10482439_252531</text:p>
          </table:table-cell>
          <table:table-cell table:formula="of:=IF([.B7]=[.C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482440_903875</text:p>
          </table:table-cell>
          <table:table-cell table:number-columns-repeated="2" office:value-type="string" calcext:value-type="string">
            <text:p>MTSTTVRFAKRLIGAAALLATASVFAQSLPSDAALQATSGPLKIAQANIATPNGYGSGTVYYPTTGTNMGLVVIAPGFTEGPSFNAFWGEKLASWGFVAVNIGTKTTLDLPGPRATQMWAALQQVAALSKTSGSPFAGKVDANRLAAMGHSMGGGGTLLISQDHPTLKAAIPMAPWNLTQKNFPKITVPQLMFACQNDIIAPVSGHADRFWTSFNTTLPRVFAESKGQDHFCPTNLTSAAEKAAFGRIAIAWYKIYLDGDTQYKQVITNGNSPVFSRYLTGGL</text:p>
          </table:table-cell>
          <table:table-cell office:value-type="string" calcext:value-type="string">
            <text:p>ERR10482440_903875</text:p>
          </table:table-cell>
          <table:table-cell table:formula="of:=IF([.B8]=[.C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1028298_3008807</text:p>
          </table:table-cell>
          <table:table-cell table:number-columns-repeated="2" office:value-type="string" calcext:value-type="string">
            <text:p>MTPTTHDDIDSHPSRTPAMRRAWPAFIAGTLLSLGAQAQVAIFKEDFQGGIGQFTSAGAASVSNGRVVMKGCLTCADGSVTSKEISTVGFDALRLSYDRTIVGLDAGEYGEVAYAVDGGEWTMLWGRLDNRSGRGTIDLPAAAANQKSLRLRYRIHASDSAETFTLDNVLLEGTPRSVTHPNPYAKGP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  <table:table-cell office:value-type="string" calcext:value-type="string">
            <text:p>ERR11028298_3008807</text:p>
          </table:table-cell>
          <table:table-cell table:formula="of:=IF([.B9]=[.C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678602_62414</text:p>
          </table:table-cell>
          <table:table-cell table:number-columns-repeated="2" office:value-type="string" calcext:value-type="string">
            <text:p>MTPTLCRPLAAVLTSAAFAALTAVSASALAQTPQEPTEASLNATAGPFSVATESVRAPRGFGGGTIYYPTAAGRYGVVAISPGFTATQSSIAWLGRRMASHGLVVITMNTNSTLDQPASRANQLMAALNHVVSASGAAVQSRADGTRRAVAGHSMGGGGALIAARDNATLRAALPLTPWNTTTDFSGVRVPTLIVGADGDGVASVTRHARPFYASLPNATAKAYGELNSASHFTPNSTNTPIGRYGVTWMKRFVDADTRYSPFLCGAAHLAYATPAVFDRYQNNCPY</text:p>
          </table:table-cell>
          <table:table-cell office:value-type="string" calcext:value-type="string">
            <text:p>SRR12678602_62414</text:p>
          </table:table-cell>
          <table:table-cell table:formula="of:=IF([.B10]=[.C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322242_2006</text:p>
          </table:table-cell>
          <table:table-cell table:number-columns-repeated="2" office:value-type="string" calcext:value-type="string">
            <text:p>MTLTSTLRRQTRTTATATVLAAAAALALCAAPASAQQTGPNPTSSSLNATSGPFAVSSVSVVAPTGFGGGTIYYPTTAGQYGVVAISPGFTATESSIAWLGRRMATHGFVVVTINTLTTLDQPASRATQLMAALNHVVNSASSTVRSRVDPNRRAVAGHSMGGGGALIAAENNPGLKAALPLTPWNLTTNFSDVQVPTLIVGADGDTVAPAAIHARPFYASLSSSVRKAYAELNFSTHFTPNTTNTPIGRYGVTWMKRFVDGDTRYSTFLCGAEHNAYNTALVFERYSQNCPY</text:p>
          </table:table-cell>
          <table:table-cell office:value-type="string" calcext:value-type="string">
            <text:p>DRR322242_2006</text:p>
          </table:table-cell>
          <table:table-cell table:formula="of:=IF([.B11]=[.C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0309463_795_R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  <table:table-cell office:value-type="string" calcext:value-type="string">
            <text:p>SRR20309463_795_[dTail,insR32612]</text:p>
          </table:table-cell>
          <table:table-cell table:formula="of:=IF([.B12]=[.C1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is_petase_R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_[altCDS,dTail,insR32612]</text:p>
          </table:table-cell>
          <table:table-cell table:formula="of:=IF([.B13]=[.C1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fast_petase_R32612</text:p>
          </table:table-cell>
          <table:table-cell table:style-name="ce1"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  <table:table-cell table:style-name="ce1" office:value-type="string" calcext:value-type="string">
            <text:p>MTIRPFVRNAVLAAGLLVGAASAQAQVAVFQENFSNGLGAFTASGTVSTGTGAARLQGCYGCTDGQIVSSAISTQGFTNLSLSFDRVTSGLYIGESGTAEFSVDGTNWTVVESTRVTSPGRVTFDLPASAAGQAALRLRFRIDARLSSETYTVDNVELTGTVGDTGGGTPGANPYAK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  <table:table-cell table:style-name="ce1" office:value-type="string" calcext:value-type="string">
            <text:p>FAST-PETase_[dTail,insR32612]</text:p>
          </table:table-cell>
          <table:table-cell table:style-name="ce1" table:formula="of:=IF([.B14]=[.C14]; 1; 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DDED SEQUENCE TO THE END?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SRR22234379_583440_R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DPTV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  <table:table-cell office:value-type="string" calcext:value-type="string">
            <text:p>SRR22234379_583440_[dTail,insR32612]</text:p>
          </table:table-cell>
          <table:table-cell table:formula="of:=IF([.B15]=[.C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9414414_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  <table:table-cell office:value-type="string" calcext:value-type="string">
            <text:p>SRR19414414_32612</text:p>
          </table:table-cell>
          <table:table-cell table:formula="of:=IF([.B16]=[.C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52_R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  <table:table-cell office:value-type="string" calcext:value-type="string">
            <text:p>AR######_152_[dTail,insR32612]</text:p>
          </table:table-cell>
          <table:table-cell table:formula="of:=IF([.B17]=[.C1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371989_72478_R32612</text:p>
          </table:table-cell>
          <table:table-cell table:number-columns-repeated="2" office:value-type="string" calcext:value-type="string">
            <text:p>MTIRPFVRNAVLAAGLLVGAASAQAQVAVFQENFSNGLGAFTASGTVSTGTGAARLQGCYGCTDGQIVSSAISTQGFTNLSLSFDRVTSGLYIGESGTAEFSVDGTNWTVVESTRVTSPGRVTFDLPASAAGQAALRLRFRIDARLSSETYTVDNVELTGTVGDTGGGTPGANPYAK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  <table:table-cell office:value-type="string" calcext:value-type="string">
            <text:p>SRR15371989_72478_[dTail,insR32612]</text:p>
          </table:table-cell>
          <table:table-cell table:formula="of:=IF([.B18]=[.C1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363492_1178</text:p>
          </table:table-cell>
          <table:table-cell table:number-columns-repeated="2" office:value-type="string" calcext:value-type="string">
            <text:p>MTGSTTTGGRPAPPSPPSQSSTTCTTSAVASMPILTPSRVTSAHSVSSCSARNDAGGTCTALTPVVLWAVSAVTTAMPYPPAAATDFRSAWIPAPPPGSDPATDRTLGTCSGDETVGSVDGMGDIPSSVRTASGSTGVISAPGGRTPCREDTVAPVRETVSHRTRPCASPARLPMPRHGVRAEPVGAVIRQRGRTMQHSSIRSRAARRVTAALASLTVAVGLGAASGSVAQAADNPYERGPAPSESSIEATRGHYAVSERNVSRFVSGFGGGTIYYPTTTSDGTFGAVVVSPGYTGTESSIDWLGPRLASQGFVVLTMATNTIYDQPDSRARQLQAALDYLTGSSPVADRIDDDRLALMGHSMGGGGTLRAVDDNPDIKAAIPMTPWHTKKNWSTVTTPTLVFAAENDSVARHETHAEPFYNSFSDDLPKAYLELDGASHFAPNFSNTTIAKYSISWLKRFVDDDSR</text:p>
          </table:table-cell>
          <table:table-cell office:value-type="string" calcext:value-type="string">
            <text:p>SRR12363492_1178</text:p>
          </table:table-cell>
          <table:table-cell table:formula="of:=IF([.B19]=[.C1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1028393_217052</text:p>
          </table:table-cell>
          <table:table-cell table:number-columns-repeated="2" office:value-type="string" calcext:value-type="string">
            <text:p>MTEKDTSMKFFQATLSLTVGVLLTTALSGTALAESAYLRGPAPTVASVEAPAGPYQVTSQVMKDPVGYKAGTVFYPSDAQGQSFGLIVVAPGFIETQSWNAWWAQYLASHGFVVINIDTQSTLEFPAARAKEELAALNDVVRRSTQPDSPLFGLVDASRQGAMGHSMGGGATLEIAKANPYLKAIVPMAPFQTSGTDYSKLTVPTLIMACKGDVVATASSHSEPIYKSLSPSLDKAYLEMQGGAGHPCTTSVGTSDKVRTLAGKYGLAWFKRFLDEDTRYSQFLCGIPHGLDMFGKVISGYKGNCPY</text:p>
          </table:table-cell>
          <table:table-cell office:value-type="string" calcext:value-type="string">
            <text:p>ERR11028393_217052</text:p>
          </table:table-cell>
          <table:table-cell table:formula="of:=IF([.B20]=[.C2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956186_742414</text:p>
          </table:table-cell>
          <table:table-cell table:number-columns-repeated="2" office:value-type="string" calcext:value-type="string">
            <text:p>MSTGTRVPHAGRAATAPVEGPRQRGRKMQHSLSTSRSRKRVTGILASLAVAVGVGIAAGPVAHGADNPHERGPDPSESSIEAVRGSYSISDRNVSSWVSGFGGGTIYYPTTTSDGDFGAVVISPGYTGTESTISWLGPRLASQGFVVLTMATNSIYDQPDSRARQLQAALDYLTDDSPVADRIDPDRLALMGHSMGGGGTLRAVDDNPDIKAAIPMTPWHLKKDWSSVTTPTLIFGAEDDSVARHETHAEPFYESFDRDLPKAYLELDGASHFAPNYSNTTIAKYSISWLKRFVDDDERYTQFLCPGPSTGWFSDVEKYESSCPL</text:p>
          </table:table-cell>
          <table:table-cell office:value-type="string" calcext:value-type="string">
            <text:p>SRR24956186_742414</text:p>
          </table:table-cell>
          <table:table-cell table:formula="of:=IF([.B21]=[.C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73695_161111_lib_contig</text:p>
          </table:table-cell>
          <table:table-cell table:number-columns-repeated="2" office:value-type="string" calcext:value-type="string">
            <text:p>MSSTNRTSLRGWRTARNVTGCLLLSTALGVTIGNAQTTPTTLRQEAFNAGFGTFTPAGSATANGGTAVLAGTFGGTDGSMTSTPISTVGFSNITVSYDRTTTGLDNGEVGVAEFSVNGGAFTAIESVQNATGRATFTLAAAAANQAQLRLRFRITASRSTETFTLDNVLVSGVAVAQNPDPTPDPGGNNPFQRGPAPTRAVLEAARGPFTVGQATVPNPTGFGAGTIYFPTNTTEGPFAAISVAPGFTERQANVNWWGPRLASHGFVVVVIDTNSTSDSPASRATQLVAAVRQLATLSGTSGSPIAGKVDGTRLGVMGHSLGGGGTLIAAQNNPTLKAAIPFAPFNGNTNFSAVTVPTLIIACENDNVAPVNQHASPFYNSFTANLDKAYLEIAGGSHSCANSGNNNMPVLGKYGVAWFKKFMDNDTRYDTFLCGAEHQADLGAGTRFSEYRESCPY</text:p>
          </table:table-cell>
          <table:table-cell office:value-type="string" calcext:value-type="string">
            <text:p>SRR14073695_161111</text:p>
          </table:table-cell>
          <table:table-cell table:formula="of:=IF([.B22]=[.C2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574980_43392</text:p>
          </table:table-cell>
          <table:table-cell table:number-columns-repeated="2" office:value-type="string" calcext:value-type="string">
            <text:p>MSSRWVARSPGGRVSSMWLKRSGIPRCQPSTALLSNGRLGLGLRLVGWNRAPRRVVAAVLMAAAGLFSAVPAAAFVTVAHPVGPTPTTGVLEADAGPFSTQAFVPNTSPGFGGGTIYFPIDTTEGPLAAIAISPGYTGTQSSIDWLGPRLASHGFVVITIDTNSLFNFPSSRADQLGAALDLVAAESNDGSSPITNLVDPERRGVIGHSMGGGGALIAAANDPTIDVAIPLAPWNTGTDFAAVDVPVLVVACENDLTAPTAIHSEPMYESITGEKAYLELNGGSHSCANSGNGDRDLLGKYMVSWLKRWLDQDLRYGPYLCGPLHEADLVGPDISDYRDTCAYDLPVLATPSGAVVNEGPFGFQTACVPVVLDRPAEYPVTVDWATLDNSAPGVATAGADYIAAEGTVTIGVGESTGCADITLVGDAIDEPPLLYGEWLLVVFSNPSVNTSIDPSFFGLGLVIILDDD</text:p>
          </table:table-cell>
          <table:table-cell office:value-type="string" calcext:value-type="string">
            <text:p>SRR14574980_43392</text:p>
          </table:table-cell>
          <table:table-cell table:formula="of:=IF([.B23]=[.C2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5158249_220564</text:p>
          </table:table-cell>
          <table:table-cell table:number-columns-repeated="2" office:value-type="string" calcext:value-type="string">
            <text:p>MSSDKRLLFTLLHRTLLACALTFSAALPACGEEDPKEVTDSSSDDDDETPVDGDTTGDDDPEPMTMKDAGKSSVKDAGKPPPTPAVDAGSTAPKDKDSGTVGGIDAGPAKDAGTVVTPPTTAGDALVRGDAPTEKSASAKGPYAVKTYTSGYPDLPGYLDSTIHYPEGAQPPFAAVVIVPGFVSAQSSIQAWGPFFASHGIVTMTIGTNTPVDQPPMREAALLDALKTVKSENTREGSPLKDKLDLSRLAGMGWSMGGGGALLLGEHNPELKAVIALCPWNPGYSYAKIKMPTLFLAAQADTLAGGQSQGFYSSIPNSVPKILYEIAGADHWHNNDPANLQGAVGRYGLAWLKVFLEGDERYRDLLKVKGPSSSDWQSNVQ</text:p>
          </table:table-cell>
          <table:table-cell office:value-type="string" calcext:value-type="string">
            <text:p>SRR25158249_220564</text:p>
          </table:table-cell>
          <table:table-cell table:formula="of:=IF([.B24]=[.C2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663367_452477_lib_contig</text:p>
          </table:table-cell>
          <table:table-cell table:number-columns-repeated="2" office:value-type="string" calcext:value-type="string">
            <text:p>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  <table:table-cell office:value-type="string" calcext:value-type="string">
            <text:p>SRR10663367_452477</text:p>
          </table:table-cell>
          <table:table-cell table:formula="of:=IF([.B25]=[.C2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0309463_795_R257110 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  <table:table-cell office:value-type="string" calcext:value-type="string">
            <text:p>SRR20309463_795_[dTail,insR257110]</text:p>
          </table:table-cell>
          <table:table-cell table:formula="of:=IF([.B26]=[.C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is_petase_R257110 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_[altCDS,dTail,insR257110]</text:p>
          </table:table-cell>
          <table:table-cell table:formula="of:=IF([.B27]=[.C2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fast_petase_R257110 </text:p>
          </table:table-cell>
          <table:table-cell table:style-name="ce1"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  <table:table-cell table:style-name="ce1" office:value-type="string" calcext:value-type="string">
            <text:p>MSLVSHRAATTRACSKPQTEISRSPRNRRGAFIACVSLALVSSFAHADVLLQENFDGTLGQFTSVGSVSVTTSGARMAGSFGGTDGAITSAAISTVGFTALSLSYTRTTTGLDSGEAGILEYSTNGTTYTSLGSTQSASGPVTVGLPAAAENQAGLRLRWRVNASSSSEYYTVDSIQLQGTGGTSCEPNCPPTGNPYQ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  <table:table-cell table:style-name="ce1" office:value-type="string" calcext:value-type="string">
            <text:p>FAST-PETase_[dTail,insR257110]</text:p>
          </table:table-cell>
          <table:table-cell table:style-name="ce1" table:formula="of:=IF([.B28]=[.C28]; 1; 0)" office:value-type="float" office:value="0" calcext:value-type="float">
            <text:p>0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N152_R257110 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  <table:table-cell office:value-type="string" calcext:value-type="string">
            <text:p>AR######_152_[dTail,insR257110]</text:p>
          </table:table-cell>
          <table:table-cell table:formula="of:=IF([.B29]=[.C2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371989_72478_R257110 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  <table:table-cell office:value-type="string" calcext:value-type="string">
            <text:p>SRR15371989_72478_[dTail,insR257110]</text:p>
          </table:table-cell>
          <table:table-cell table:formula="of:=IF([.B30]=[.C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234379_583440_R257110 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  <table:table-cell office:value-type="string" calcext:value-type="string">
            <text:p>SRR22234379_583440_[dTail,insR257110]</text:p>
          </table:table-cell>
          <table:table-cell table:formula="of:=IF([.B31]=[.C3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1419831_257710</text:p>
          </table:table-cell>
          <table:table-cell table:number-columns-repeated="2" office:value-type="string" calcext:value-type="string">
            <text:p>MSLVSHRAATTRACSKPQTEISRSPRNRRGAFIACVSLALVSSFAHADVLLQENFDGTLGQFTSVGSVSVTTSGARMAGSFGGTDGAITSAAISTVGFTALSLSYTRTTTGLDSGEAGILEYSTNGTTYTSLGSTQSASGPVTVGLPAAAENQAGLRLRWRVNASSSSEYYTVDSIQLQGTGGTSCEPNCPPTGNPYQRGP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  <table:table-cell office:value-type="string" calcext:value-type="string">
            <text:p>SRR21419831_257710</text:p>
          </table:table-cell>
          <table:table-cell table:formula="of:=IF([.B32]=[.C3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378781_602206</text:p>
          </table:table-cell>
          <table:table-cell table:number-columns-repeated="2" office:value-type="string" calcext:value-type="string">
            <text:p>MSLDVWEWSTEAGGDIRQWDYLGADNQKWRINDLGNGYHSIISAYNGLSLDVYEWSTSNGGDIRQWDYTGAENQQWAFQPTGTSGGGSTGGGSTSCVSSSDITSSKLSATGASGPYSVRSKGVSNWSASGFGGGTIWYPTNASACGRMPGIAVVPGFLSYESSIRWWGARLASWGYVVITIDTNSIYDQPPSRGRQLSDALDHIIYDSTTRNMVDPNRLGAIGWSMGGGGSIWLANNRPEVKAIIPQAPWYLTTTSTSKPAFYIACESDTVAPTYSHVDDFYRYSTGPKMKIEINNGSHWCANSGNGNEGTLGKAGISWMKRYINGDTRFNQFLCGQENYGSRYDVSDYDYASCP</text:p>
          </table:table-cell>
          <table:table-cell office:value-type="string" calcext:value-type="string">
            <text:p>DRR378781_602206</text:p>
          </table:table-cell>
          <table:table-cell table:formula="of:=IF([.B33]=[.C3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868484_4384</text:p>
          </table:table-cell>
          <table:table-cell table:number-columns-repeated="2" office:value-type="string" calcext:value-type="string">
            <text:p>MSGRTMVSIKSVFSKSALLGGLSVLCAAAASPALASSGGGGGGGGGITGGGANGNFSAVTRGPNPTAFALEQDNGPYNVNTINVSSFVSGFGGGTIFYPTNAGGDMGLIAVVPGFVSEESSIIWWGQRLASWGFVVITIDTNSGFDQPDSRATQLGAALDYVIDRSESGSDPLFGLVDPNRLGAVGWSMGGGGSLELSTRRGEVRAIIPQAPYYAGFNDFENVDAATFFIACELDAVAPVATNVSPFWFDVPNSTPKLYVEINNGDHFCANTGNSDEDLLGKIGVSWMKRFIDKDTRFEPFLCPTNYSAQFNVSEQRNNCGF</text:p>
          </table:table-cell>
          <table:table-cell office:value-type="string" calcext:value-type="string">
            <text:p>ERR868484_4384</text:p>
          </table:table-cell>
          <table:table-cell table:formula="of:=IF([.B34]=[.C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863433_5674</text:p>
          </table:table-cell>
          <table:table-cell table:number-columns-repeated="2" office:value-type="string" calcext:value-type="string">
            <text:p>MSGPFIPPNVGTVPGSRAVALYSYDNTKQRAQTQGNHDMLKNFSKKSALSLIAAGSLLLAGTAFAADPGTDGPVCEQDCGYERGPDPSVSFLEARSGPYSVRTSRVSSLTSGFGGGTIHYPTGTTGTMAAIVVIPGFVSAESSIDWWGPKLASYGFVVMTIDTNTGFDQPPSRARQINNALDYLVSQNTARGSDVAGMIDTNRLGVIGWSMGGGGTIRVAGEGRISAAIPLAPWDTSSANARRVNAPTLIFACGADVIAPVALHASPFYNALPRDIPKAFFEIRNGSHYCANGGGLINNNELLGRLGVSWMKLHLDKDQRYNQFLCGPRHESDRDISEYRGNCPY</text:p>
          </table:table-cell>
          <table:table-cell office:value-type="string" calcext:value-type="string">
            <text:p>SRR24863433_5674</text:p>
          </table:table-cell>
          <table:table-cell table:formula="of:=IF([.B35]=[.C3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308339_666916</text:p>
          </table:table-cell>
          <table:table-cell table:number-columns-repeated="2" office:value-type="string" calcext:value-type="string">
            <text:p>MSDKSANNPLRSLIAASTLLFSATVFASGGGGDDGGDNGCTSDCGYERGPDPTESFLEASEGPYNVSTDNVPDFSSDGFGGGTVHYPTDAEGTVAAVVVIPGFVSAESSIEWWGPKLASHGFVVMTIDTNSGFDQPGSRATQINNALDYLVEENDSSTSPVSGMIDPGRLGVIGWSMGGGGTLRVASEGRIQAAIPLAPWDSSSYRFRDIETPTMIIACESDIVAPVRSHADPFYDALPDSTDKAFVEMNNGDHYCGNGDNSYNDELSRFGISWMKLHLDQDERYDQFLCGPDHESDWDISEHRSTCPY</text:p>
          </table:table-cell>
          <table:table-cell office:value-type="string" calcext:value-type="string">
            <text:p>SRR11308339_666916</text:p>
          </table:table-cell>
          <table:table-cell table:formula="of:=IF([.B36]=[.C3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5727107_131495</text:p>
          </table:table-cell>
          <table:table-cell table:number-columns-repeated="2" office:value-type="string" calcext:value-type="string">
            <text:p>MSCRQEPLGDKMRFFSQKCLATVAAVVATLASGAALAQTSNPYQRGPNPTTSSLEASRGSFAISQFRVSRPSGFGGGTVYYPTNAGGTVGAIAVVPGFLARQSTINWWGPRLASHGFVVITIDTNSTSDQPASRATQLMAALRQVVTLNGTRSSPIYNKVDTSRLAVMGWSMGGGGTLIAARDNPTLKAAVPFAPYNTGTNFSASAVPTLIIGCESDTVAPVGQHAEAFYTSMTRPEKAYLEINGGSHTCATSGNRNQAMIGKYGVSWMKRFVDNDTRFSDFLCGAPHAADLRNTSVISEYRETCPY</text:p>
          </table:table-cell>
          <table:table-cell office:value-type="string" calcext:value-type="string">
            <text:p>SRR25727107_131495</text:p>
          </table:table-cell>
          <table:table-cell table:formula="of:=IF([.B37]=[.C3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566182_370096</text:p>
          </table:table-cell>
          <table:table-cell table:number-columns-repeated="2" office:value-type="string" calcext:value-type="string">
            <text:p>MSAPTLPTFSALKGLMKTAIMLSASLAFAIAQAGPYDRGPDPTVASLEASAGYYNVASSKITAPSGYGGGTVYYPSNTTDGPFGVVSFSPGFVNSQNINKWWAPALASRGFVVIMIDTLTPFDLPGLRGAQLLASLKDVIGRSQSSNTPYYGKIDPNRRAVMGHSMGGGGTLSASVSDGTLKAAIPLAPWSTINNWGKDTVPTLVMAGEADAIAPSATMASVFYASLPSTVSKAYMEFKGADHFFPNNNGPAALKPIMTKYAVSWLKLFVDGDTRYKPFLCGPLHDADLVANAALLSAYKDDCPY</text:p>
          </table:table-cell>
          <table:table-cell office:value-type="string" calcext:value-type="string">
            <text:p>ERR3566182_370096</text:p>
          </table:table-cell>
          <table:table-cell table:formula="of:=IF([.B38]=[.C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7828879_219644</text:p>
          </table:table-cell>
          <table:table-cell table:number-columns-repeated="2" office:value-type="string" calcext:value-type="string">
            <text:p>MSAADRMCPFRTLLMLLGLSMMARPTRASMRRRGRHSSITTGDSMTHIAIGLRHWAQVAVLLASVAMSALAAAQNNPYAKGPDRTTADLEAELGSFAVASASIPRANASGFGGGTIYYPTASGSCGAISISPGYTATQVNIAWLGPRLASRGFVVITIDTFTTSDLPDSRATQLQAALNQAVSLSQTAGHVIYGKVDARRLAVAGDSLGGGGALLAGLNNPMLKAAVGLVPYSYTQNFSTEQVPTLMIGGQKDTTATPSKHAIAFYNSIPSTTDKAYMELAGADHYLPHRTQYFPVIGRYMIAWYKRFVDNDTRYSPFLCGAIQQADVANTALVSKYLQNCSY</text:p>
          </table:table-cell>
          <table:table-cell office:value-type="string" calcext:value-type="string">
            <text:p>SRR17828879_219644</text:p>
          </table:table-cell>
          <table:table-cell table:formula="of:=IF([.B39]=[.C3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681888_1997285_lib_contig</text:p>
          </table:table-cell>
          <table:table-cell table:number-columns-repeated="2" office:value-type="string" calcext:value-type="string">
            <text:p>MRWNCCVSFRRAGCRVNSAEQSTAWRSMPQLCGDAAHILGDAAFRCLQIDKPSILFVNYQGSTHDSERSYGGSSMSSINRISHRVRLRAARNVMCCLLGTVLGGALAQAQTAPATIAQEAFNGGFGQFTPAGRATANNGSAVLAGTFGGADGSMTSAPISTVGFTNITVSFDRATVGLDSGEAGIAEFSVAGGAFAAIESVRAASGRAGFMLAAGAANQAQLRLRFRISASNSGETYSVDNVLVQGVAVVQNPDPDPNPNPNPDNPFQRGPTPSTAVLEAARGPFAIAQITVPNPTGFGAGTIYYPTNTTEGPFAAVSVAPGFTERQSAINWWGPRLASHGFVVVTIDTNSTSDSPTSRATQLIASLRQVVALSGTASSPIAGKVDGNRLGVMGHSLGGGGTLIAARDNPTLKAAIPFAPFNSNTNFSTVQVPTLIIACEADGIAPVNEHASPFYNSFAANLEKAYLEVANGSHSCANSGNGNMPLLGKYGVAWYKRFMDNDTRYTQFLCGPLHDADVNGSRISEYRDSCPL</text:p>
          </table:table-cell>
          <table:table-cell office:value-type="string" calcext:value-type="string">
            <text:p>SRR12681888_1997285</text:p>
          </table:table-cell>
          <table:table-cell table:formula="of:=IF([.B40]=[.C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77</text:p>
          </table:table-cell>
          <table:table-cell table:number-columns-repeated="2" office:value-type="string" calcext:value-type="string">
            <text:p>MRTSRTRPLRRLAAALVLALAVVLAACDIRGPDPTEQSLTASSGPFAVGTLAVPSSAGFGGGTIYYPTNTEGPFAVISVTPGFTGTQSSIAGWGPRLASHGFVAITINTTNTFENPDTRSTEQRQALTYVVNQSNTSSSPIYGKVDGNRRGVAGHSMGGGGTLISAQADPTIRAAVPLAPWNSSTNFSNVTVPTLILACQNDSIAPVASHASPMYNSIPATTDKSYLSIAGGDHFCANSPTGGSGNVGKYGVAFFKRFLDGDTRYDPWVCGASKPAAGSAINEVRSTCPF</text:p>
          </table:table-cell>
          <table:table-cell office:value-type="string" calcext:value-type="string">
            <text:p>AR######_77</text:p>
          </table:table-cell>
          <table:table-cell table:formula="of:=IF([.B41]=[.C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290483_118036</text:p>
          </table:table-cell>
          <table:table-cell table:number-columns-repeated="2" office:value-type="string" calcext:value-type="string">
            <text:p>MRTRGTRPLRRLAAIFLLALVIAACDTKGPDPTEQILTASSGPFGVATLAVPSSAGFGGGTIYYPTGVEGPFAVISVTPGFTETAASLDWGPRLASHGFVAIVINTSNIFEDPTTRSNEQRQALTYAAAQSDSASSPIHGLVDGNRRGVTGHSMGGGGTLISAQADPAIRAAVPLAPWNGSPTFSGITVPTLFIACQNDVIAPVANHASPMYNSIPASTHKSYLSIAGGDHFCANAASGGSGQVGKFVVAFFKRFLDGDTRYDPWVCGASKPAVTSVINEVRSTCPF</text:p>
          </table:table-cell>
          <table:table-cell office:value-type="string" calcext:value-type="string">
            <text:p>SRR26290483_118036</text:p>
          </table:table-cell>
          <table:table-cell table:formula="of:=IF([.B42]=[.C4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290402_3525830</text:p>
          </table:table-cell>
          <table:table-cell table:number-columns-repeated="2" office:value-type="string" calcext:value-type="string">
            <text:p>MRTAKDFARGNPLARLCILLALAVFPALSHAQTVIFQEPFNVGIGSFTADGTVNGGGTGASMHGRIQGYSTITSPAINTTGFTNLQLAWTQMCLNSDAGEACQLWYSVNNITWDLVYSTPFAPFNSPASIALPAAAAGQSQLRLRFVRLANSFEEVYDVDNISLTGTAGGGGTTSGSTSGGTSGGGGTPCQNGPAPSATSVQGDGPFTVGTYVVPNPSGYKAGTIYYPTNTVSGACTKFAGIVTMPGYQGTQNNLSWLGPRLASNGFVVINVDTNTLSDSPDQRGAEILSALNQLVSLSNASGNPISGKVDSAKLGAMGHSMGGGGTLVAARNAMIKAAIPMAPYHNTTTNFPDVHAPTLVVTCQGDPSAPAATYGRPMYNSLTTEKAYLELTTTDGHLCVMTGYGNKAVQSRYMTSWMKRWLDGDTRYTQFLCGTTSGSNGVTTWADTCPY</text:p>
          </table:table-cell>
          <table:table-cell office:value-type="string" calcext:value-type="string">
            <text:p>SRR26290402_3525830</text:p>
          </table:table-cell>
          <table:table-cell table:formula="of:=IF([.B43]=[.C4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640994_177560</text:p>
          </table:table-cell>
          <table:table-cell table:number-columns-repeated="2" office:value-type="string" calcext:value-type="string">
            <text:p>MRSSHVRIKKDKRATRMRSAPVSAREPTSARRVTHAQRADPLDRQRRQPMRFQQHASRLIKASILGSLVVLSAAATAQTNPFARGPNPTASALEATSGPFTVRNFTVSRPSGYGAGTVYYPTNAGGTVGAIAIVPGYTARQSSINWWGPRLASHGFVVITIDTNSTLDQPGSRSSQQMAALRQVVSLNGTSSSPIYNKVDTSRLGVMGWSMGGGGSLISAANNPSLKAAAPQAPWNTSTNFSSLTVPTLIFACENDSIAATRSHASPMYNSMRNNPRQYLEITRGSHSCANSGNSDRGLLGKKGVAWMKRYMDNDTRYTTFACQNPNTSRVSDFRVANCS</text:p>
          </table:table-cell>
          <table:table-cell office:value-type="string" calcext:value-type="string">
            <text:p>ERR10640994_177560</text:p>
          </table:table-cell>
          <table:table-cell table:formula="of:=IF([.B44]=[.C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86</text:p>
          </table:table-cell>
          <table:table-cell table:number-columns-repeated="2" office:value-type="string" calcext:value-type="string">
            <text:p>MRSAKTSVLAAVALGAAALLALGACGGSNNPYIRGDDPTEESLSRPGPYAVKSLTEGDRNGPGYGGGTIYYPTDAEPPFAAVAIVPGFTSPQSSIASWGPFLASHGIVAMTIDTNSTFDQPDTRAAALLDALESIKGENTRAGSPLKGKLDTNRLGVMGWSMGGGGTLIAAKDNPELKAAISLCPWNPGSSYSNTKVPTLMIASQADPLAGVSGHSQPFYDSIPDSTPKMLFEVAGGDHFVANNPANGNGQVGRYGLSWLKRFLEGDERYRPFLLEKPPGASDYRTNVY</text:p>
          </table:table-cell>
          <table:table-cell office:value-type="string" calcext:value-type="string">
            <text:p>AR######_86</text:p>
          </table:table-cell>
          <table:table-cell table:formula="of:=IF([.B45]=[.C4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7783776_670</text:p>
          </table:table-cell>
          <table:table-cell table:number-columns-repeated="2" office:value-type="string" calcext:value-type="string">
            <text:p>MRPTRCPSRATSPLRSRSRVLAVLIVMATTLASTLLTVSVTPAATAARQSQSRSVAGSSSEHASVRATIPDPTTASLEATNGPLAIATYTVPQPSGYGSGTITYPTARGSYPAVVLMPGYQGTQQNLQWVAPRLASWGFIVINVGTKTLGDDPASRGRQISAAGTQLLSLGSVAGNPLYGKMNGTLGAAGHSMGGGGVMAALREDSRFTAGMPLAPYYPNQNFSGVTDPTFFLTCKSDPVAHGNTYALPWYNSMSQAEKLYIEVPGDHLCPMTGYGNKAKQGKWIVSFFSRWLYGDTRFSPFLCGAAREADKNNPSLVTRWQDTCPF</text:p>
          </table:table-cell>
          <table:table-cell office:value-type="string" calcext:value-type="string">
            <text:p>SRR7783776_670</text:p>
          </table:table-cell>
          <table:table-cell table:formula="of:=IF([.B46]=[.C4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117419_527984</text:p>
          </table:table-cell>
          <table:table-cell table:number-columns-repeated="2" office:value-type="string" calcext:value-type="string">
            <text:p>MRPSSSSLHTAVPLRPRSRAMTALIALATTLGLALALLTAAAPPAAAADLLSQGRPATSSSTENTSTPASAAVDGNTGTRWSSTFSDPQWLSVDLGATATISQVVLRWETAYARAFQIQTSTNGTAWTTVHSSTSGTGGVQTLDVNGNGRYVRMLGTQRGTTYGYSLFEFQVYGSGGGTPPGNGIPDPTATSLETANGPLTTANYTVPNPSGYGSGTVTYPTSSGSYPSVVLMPGYQGTQQNLQWLAPRLASWGFVVVNVGTNTLTDDPESRGRQISAAGTQLLALGNAAGNPLSGKVNGTLGAVGHSMGGGGVMAALRDDSRFRAGVPTAPYHPNANFSSVTEPTFFLTCQSDSVAHGNTYAVPWYNSMSQAEKLYIEVPGDHLCPMTGSGNKAKQGKWIVSFLSLWLRADTRFGPFLCGPVRDPDKNNTSLVTRWMDTCAF</text:p>
          </table:table-cell>
          <table:table-cell office:value-type="string" calcext:value-type="string">
            <text:p>SRR14117419_527984</text:p>
          </table:table-cell>
          <table:table-cell table:formula="of:=IF([.B47]=[.C4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588904_28417</text:p>
          </table:table-cell>
          <table:table-cell table:number-columns-repeated="2" office:value-type="string" calcext:value-type="string">
            <text:p>MRPSSSSLHTAVPLRPCSRAMTALIALATTIGLALALLTAAAPPAAAADLLSQGRLATASSTENTSTPASAAVDGNTGTRWASTFSDPQWLSVDLGATATISQVVLRWEAAYARAFQIQTSTNGTVWTTVHSTTTGTGGVQTLDVIGNGRYVRMLGTQRGTTYGYSLFEFQVYGSGGGTPPGNGIPDPTATSLETANGPLTTATYAVPSPSGYGSGTVTYPTDSGSYPGVVLMPGYQGTQQNLQWLAPRLASWGFVVINVGTNTLTDDPASRGRQITAAGSQLIALGNAAGNPLSGRVSGALGAVGHSMGGGGVMAALRDDARFRAGVPTAPYYPDTNFSAVTEPTFFLTCQSDPVAHGNDYAVPWYNSMSQAEKLYIEVPGDHLCPMTGSGNKAKQGKWIVSFLSLWLRADTRFSPFLCGPVRDPDKNNPSLVTRWMDTCSF</text:p>
          </table:table-cell>
          <table:table-cell office:value-type="string" calcext:value-type="string">
            <text:p>SRR13588904_28417</text:p>
          </table:table-cell>
          <table:table-cell table:formula="of:=IF([.B48]=[.C4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848474_194765</text:p>
          </table:table-cell>
          <table:table-cell table:number-columns-repeated="2" office:value-type="string" calcext:value-type="string">
            <text:p>MRPPCCSAGATWLSRSRSRAAVVLTTLVATVSALLIVSAAPALAAPVPAPTTASLEATNGPLATASYTVPNPSGYGSGTITYPTGSGSYPGVVLMPGYQGTQQNLRWLAPRLASWGFVVVNVGTRTLTDDPESRGDQISAAGTQLLAFSNAVGNPITGKVNGTLGAAGHSMGGGGTMVALRDDARFRAGVPLAPYYQNGNFSSVAKPTFSLTCRSDVAAPGNTYALPWYNSMTRAEKLYVEVPGDHLCPMTGYGNKAKQGKWIVSFFSRWLRGDTRFSPFLCGAEREADRNNAALVTRWMDTCPY</text:p>
          </table:table-cell>
          <table:table-cell office:value-type="string" calcext:value-type="string">
            <text:p>SRR10848474_194765</text:p>
          </table:table-cell>
          <table:table-cell table:formula="of:=IF([.B49]=[.C4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053376_3326</text:p>
          </table:table-cell>
          <table:table-cell table:number-columns-repeated="2" office:value-type="string" calcext:value-type="string">
            <text:p>MRPCSRSTNTTPPLRTRSRPMTALIALATTIGLALTLLTATAAPAAAADLLSQGKPVTSSSTENTSTPASAAVDGNTGTRWSSTFSDPQWLTVDLGATATISQVVLRWEAAYARSFRIQTSDNGTSWTTIHSTTTSTGGAQTLDVNGSGRYIRLYGTQRGTAYGYSLWEFQVYGSGEGTPPGSGIPDPTTVSLEATNGPLTTATYTVPSPSGYGSGTVTYPTASGSYPGIVLMPGYQGTQQNLQWLAPRLASWGFVVINVGTNTLTDDPESRGRQITAAGTQLLALGDAPGNPLSGKLNGTLGATGHSMGGGGVMAALRDDSRFRAGVPTAPYHPNGNFSGVTEPTFFLTCQSDAVAHGDRYAVPWYTSMSQAEKLYIEVPGDHLCPMTGYGNKAKQGKWMVSFFSLWLRADTRFSPFLCGPARDADKNDTSLVTRWMDTCQF</text:p>
          </table:table-cell>
          <table:table-cell office:value-type="string" calcext:value-type="string">
            <text:p>SRR10053376_3326</text:p>
          </table:table-cell>
          <table:table-cell table:formula="of:=IF([.B50]=[.C5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5947503_322</text:p>
          </table:table-cell>
          <table:table-cell table:number-columns-repeated="2" office:value-type="string" calcext:value-type="string">
            <text:p>MRLIRRWPMRRLAIGFVLALVLSACDWRGPAPTQQSVVAARGPFAVGTIAVPSSAGFGGGTIYYPSDNAGPFAVISISPGFLGDQSSIAVWGPRLASNGFVAITINTTNGFILPDQRSQEQRQALTYVVNQGNNPSSPISGKVDPDRKGVAGHSMGGGATLISANADPTIRAAMPLAPWNGSASFPNVRVPTLIWACEADNIAPVASHASPMYNSIPSTTRKMYLSVDNGNHFCANSPDNSSQTVGKFGVSFFKKFLDTDTRYDPWVCGASRATAGTVLNEVRSTCPF</text:p>
          </table:table-cell>
          <table:table-cell office:value-type="string" calcext:value-type="string">
            <text:p>ERR5947503_322</text:p>
          </table:table-cell>
          <table:table-cell table:formula="of:=IF([.B51]=[.C5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2900754_66884</text:p>
          </table:table-cell>
          <table:table-cell table:number-columns-repeated="2" office:value-type="string" calcext:value-type="string">
            <text:p>MRKLLRRGPMRLLAVGLVIAVGVLATACDWRGPEPSDQLLTGTGPFGIGTISVPASAGFGGGTIYYPTGNPGPFAVVSFSPGFLEQSGAFPGWGNKLASHGFVAILFNTSNTGEFPDARSTEQRQALTYVINQGQNPSSPIFGLVDGNRTAVMGHSMGGGASLISAQADHTIDAVIPVAPWNGGTNFSGITSPTLVVACQSDSTAPVNSHASPFYNSIPSTTKKEYLSVAGGDHFCANDPSLVGGGNIGKYAVAFLKRWLDTDTRYDPWTCGASKATAGSVFNEVRSTCPW</text:p>
          </table:table-cell>
          <table:table-cell office:value-type="string" calcext:value-type="string">
            <text:p>ERR2900754_66884</text:p>
          </table:table-cell>
          <table:table-cell table:formula="of:=IF([.B52]=[.C5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8862675_1241843</text:p>
          </table:table-cell>
          <table:table-cell table:number-columns-repeated="2" office:value-type="string" calcext:value-type="string">
            <text:p>MRKISFKASLFSTLTLLASSITYAGGGGGNGGNNNGGLPAPDTCEVNCGYNQGSNPSLNSLQSTRGNFSVATSNVPRSVPGFGGGTIYYPRNTSGELATIAIAPGFTAPQDAISWWGPVLASNGFVVITIDTNSRLDQPISRGRQLDSALSYLISQGNSSNSPISGMVDENRLASMGHSMGGGGALRSASRNRLSAAIPLAPFNVGGNSFNDIEVPTMIMACENDGTAPVNIHASPFYNRIPSSTDKALIELDNGNHSCANGGSGRNNAVLATYGVSWMKRFLDKDQRFIPFLCGPNHEANRGISDYRD</text:p>
          </table:table-cell>
          <table:table-cell office:value-type="string" calcext:value-type="string">
            <text:p>SRR8862675_1241843</text:p>
          </table:table-cell>
          <table:table-cell table:formula="of:=IF([.B53]=[.C5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3385382674A</text:p>
          </table:table-cell>
          <table:table-cell table:number-columns-repeated="2" office:value-type="string" calcext:value-type="string">
            <text:p>MRKILLSVFTILSLNSYSQCDDVISSSITNPGIYEVATLSESDGVRNGADYYGSTIYYPINTNNFLGSIVIVPGFVSYEFSIQEWGPFLASHGIVCMTIGTNSIFEQPNQRATALLDAMVSLKEENSRNASPLNSKLDIDNIALGGWSMGGGGAQIAAKMDSSIKVVIALCPWLETGLISEEYLNHQAPILFISAEYDGIANASLHATPQYELSSETTPKLIYEVANGGHTVANYPTSGNGEVGLIALSWLKKYLLNEDCYCPILLESPETASMYMTNINCENSNLNAQEIECTEGWSIISTYVNPINTNFSNFIAPVVNNLIIAKDYIGNAYLPEWDYNGIGNIEQGQGYLIKMLNTMSLAVVGEQIIASENSISLNEGWNLFANFNTESTNSDLSFAALVETENVIIIKDYIGNAMLPEWEFNGLGDLQPGRGYQIKVTANCELQY</text:p>
          </table:table-cell>
          <table:table-cell office:value-type="string" calcext:value-type="string">
            <text:p>MGYP003385382674A</text:p>
          </table:table-cell>
          <table:table-cell table:formula="of:=IF([.B54]=[.C5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075049_937218</text:p>
          </table:table-cell>
          <table:table-cell table:number-columns-repeated="2" office:value-type="string" calcext:value-type="string">
            <text:p>MRKIASALEIAALVLASFAAGCGDDGSSNDNPMGMTTQTANTGTPDTGVSTMVPPASTDAGTSTNVGNTNTGTLDAGMVGSTTGIKPAVDSGAVDTGVALGDASSDSGSVAVGDGGGVISPVTPIMRGDAPTKASATAKGPYKVMSYTSGFPVTLYGGGTIWYPTDAEAPFGAVAICPGFTAAQSSIMNWGPFLASHGIVALTMDTATPLDVVDQRADELMDALASIKSENDRAASPIYKKIDTMRLGVMGWSMGGGGTWLAADMHPELRSAVTFAGHIVTAVNQDVSMVHVPTLMFAGSADNAILGGGMSQGVYDGIPESTPKMVWEIMGAGHDVANDPANTSGAVGRYGLSWEKVYLEGDMRYRQFLLEMPPTASYFKTNVK</text:p>
          </table:table-cell>
          <table:table-cell office:value-type="string" calcext:value-type="string">
            <text:p>SRR26075049_937218</text:p>
          </table:table-cell>
          <table:table-cell table:formula="of:=IF([.B55]=[.C5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73695_33712</text:p>
          </table:table-cell>
          <table:table-cell table:number-columns-repeated="2" office:value-type="string" calcext:value-type="string">
            <text:p>MRHRSISALVLGTAVVAGAAQAQINPFAKGPDPTPASIQATGPFAISMQTVPRAAGFGGATVYSPNDPGSYALVVLCPGFIETQSAISAVGQRLATHGFVVATIDTVTTIDFPASRGTQLIAALQTITALNTGPVAGKIDTTRLVVGGHSMGGGGTLEASRTNPAIKAGLPIAPFHFVKQFNTPVPQLITGGQVDAIAPVGQHAIPFFEMLPDATPKIYAELTGGNHFFVTQNPPNQPINKLLLAWTKRFADNDLRYEQFITATAVQAEVANGALSQTRREATPF</text:p>
          </table:table-cell>
          <table:table-cell office:value-type="string" calcext:value-type="string">
            <text:p>SRR14073695_33712</text:p>
          </table:table-cell>
          <table:table-cell table:formula="of:=IF([.B56]=[.C5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001352_43921</text:p>
          </table:table-cell>
          <table:table-cell table:number-columns-repeated="2" office:value-type="string" calcext:value-type="string">
            <text:p>MRETSLHRSPAPALAQACTRAASRLRFAALGLAAGLLSLAAQAQINPDQRGPNPTAASLEATAGPYAVKTSKVASQSNFGGGTVYFPDSNEGPFGVIAIAPGFTEGQSVNSWWGNRLASHGFVVITASMKNVLQYPTPRAKELVAALNYVVAQSQTSGSPYFGKVDPARRGVMGHSMGGGGTLEVVRDDPTIKAAIPLAPWDLSKVFTQVTTPTLIVACEKDAIAPVNTHASTFYDSLSASLDKAFLELKGADHFCTNTSTTAARKTVLGKYGVAWMKRFIDSDTRYAPFLCGATHEAYLSASSSVISRYKSSCPY</text:p>
          </table:table-cell>
          <table:table-cell office:value-type="string" calcext:value-type="string">
            <text:p>SRR24001352_43921</text:p>
          </table:table-cell>
          <table:table-cell table:formula="of:=IF([.B57]=[.C5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270839_443745</text:p>
          </table:table-cell>
          <table:table-cell table:number-columns-repeated="2" office:value-type="string" calcext:value-type="string">
            <text:p>MRDPPEYGTQTLHYPTDADPPFAAIAIVPGFVSPESSIIEWGPFLASHGIVVLTIGTNSGSDSPEIRSTALLAALETIKSEHARAGSPIEGKIDTTRLAVGGWSMGGGGTLLTITAHPELKAGLAICPWYTNAFAFAGNTVPVIMFAGTADVLAGGMSQGFYDAIPASTPKMLFEIAGADHFYANNPLMPNVQVGLYGLSWLKVFLEGDDRYRQFLLGPPQNASDFRTTVQ</text:p>
          </table:table-cell>
          <table:table-cell office:value-type="string" calcext:value-type="string">
            <text:p>SRR24270839_443745</text:p>
          </table:table-cell>
          <table:table-cell table:formula="of:=IF([.B58]=[.C5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844462_623</text:p>
          </table:table-cell>
          <table:table-cell table:number-columns-repeated="2" office:value-type="string" calcext:value-type="string">
            <text:p>MRDIFDCRLGTPLIISSGSRSTLRRDADDCPVTTITRENNMKINMSIAKTALLAASLLATTYAFSAPGPSAPCTDCTRGPTPTVASLKSNSGPFNVSEFSVSGYLKGFGDSTVHYPTNATGKMGAIAVIPGYLSYESSIEWWGPRLASHGFVVITMNTNTIYDQPDSRANQLSRALDYVIEQSNSRYSPIAGKVDSTRLGAIGWSMGGGGSLKLSTERSLNAIIPQAPYYAGFNSFDTIKTPTMILACGADVVAPVRSHASPFYNEIPNATPKAFLEIYGGSHFCANTDYPNEDLLGMYGISWMKRFIDFDRRYDQFLCGPNHEADLSISEYRENCNY</text:p>
          </table:table-cell>
          <table:table-cell office:value-type="string" calcext:value-type="string">
            <text:p>ERR9844462_623</text:p>
          </table:table-cell>
          <table:table-cell table:formula="of:=IF([.B59]=[.C5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2716753343A</text:p>
          </table:table-cell>
          <table:table-cell table:number-columns-repeated="2" office:value-type="string" calcext:value-type="string">
            <text:p>MRARTRLTALAAGLTLALGAPAATAATADQAQPAASASVEHGPAPTKESIGVDGPYKVASKKAPIDLKRSFYGGTIYYPADAGKGETYGTVVTMPGFLEPGAVMDLVAKRLASHGFVVMRAEALTPFSIPLVRAQAVLSAQKVLHADADLAPIMDTERTALVGHSMGGGGVLHAAAMSEQDAVIPIHPWAQTIFPLVKEPTLTIGGLLDNVAPMVEYTLPIYASIGSETKGLFTDLAGTHWAGLVDNKVIQGRILSFVKLHVDGDTRYEQFVCAPAEKGFTYKSPC</text:p>
          </table:table-cell>
          <table:table-cell office:value-type="string" calcext:value-type="string">
            <text:p>MGYP002716753343A</text:p>
          </table:table-cell>
          <table:table-cell table:formula="of:=IF([.B60]=[.C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963791_553102</text:p>
          </table:table-cell>
          <table:table-cell table:number-columns-repeated="2" office:value-type="string" calcext:value-type="string">
            <text:p>MRALLSPTRRRLMTRVSTLSTLPLRRVLCSLALSAVAAAASAQTAPPTSASLNATAGPLAVSSVAISGATGFGGGTIYYPQAAGSYGVIAISPGYGARGSSLAWLARRLATHGFVVAAINTTSTMDSPPSRGPQLMAALDHVVNKADANVRSRADGSRMAVMGHSAGGGGALVAARDNPTLKAAVALTPGSFGNFYSGVRVPTIIFGADGDTITPVTSQARPAYNSIPVTTPKAYGELNNATHLTPVSTNTPIGRYSVAWAKRFVDGDTRYS</text:p>
          </table:table-cell>
          <table:table-cell office:value-type="string" calcext:value-type="string">
            <text:p>ERR9963791_553102</text:p>
          </table:table-cell>
          <table:table-cell table:formula="of:=IF([.B61]=[.C6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659431_25115</text:p>
          </table:table-cell>
          <table:table-cell table:number-columns-repeated="2" office:value-type="string" calcext:value-type="string">
            <text:p>MRAGFMGVGAAALVALAGCSSTPSNEGTSKPSVTAPTGGSTVIGAAGVGATAGRPASAGTGASPAVTPPSTTVPSGTTKPPAAAGSSAMGAAGAAVSGMAGSSASAGTGAIAGSSAAAGSSAAAGSGAAAGSGAAPGGGFIREAAPTEDSLKKNGEYSVKSYTEKDGLVGGMEYGDAALGGDGSELYYPEGATAPFAAMAIVPGFTAQRSDVAPWGPFLASHGIVALVIDTNSTGDQPDVRSRALLDALESIKKENMRDGSPVKGKIDTSRLGVMGWSMGGGGTWITADGHPELKVAVSLCGWIIQSIGSKTTVPSLQLAVQDDQLAAGMSQPVYMAIPDKTPKMLVEWSSGGHWINNSPENVDHQVGRYGLPWIKVYLENDERYRQFFKTKPTGASDFQTNQ</text:p>
          </table:table-cell>
          <table:table-cell office:value-type="string" calcext:value-type="string">
            <text:p>SRR11659431_25115</text:p>
          </table:table-cell>
          <table:table-cell table:formula="of:=IF([.B62]=[.C6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541061_93121</text:p>
          </table:table-cell>
          <table:table-cell table:number-columns-repeated="2" office:value-type="string" calcext:value-type="string">
            <text:p>MRACCAFNSTIPGDTMSLQLTKHFGLAALACAALMSLGAAAHAQSYQKGPNPTASALERAGPFATRTTDVSRYSVTNFGGGTIYYPTAAGQYGAIAVSPGYTASKSTVTFWGERLSSHGFVVIVIDTLTTLDQPASRARQLKAALDKVVSLSRSSSSPIYNKVDPNRLAVMGHSMGGGGTLQAAKDNPGLKAAIPMAPWNTVTNWSAVTVPTLVMACQADAIAPVANHAVPFYNSMSANKKSYIEMAGDDHLCVMNGGGHDATLGKMGIAWMKRFVDNDTRYSPFLCGLPYQATVNTSEVSVHRNNCPY</text:p>
          </table:table-cell>
          <table:table-cell office:value-type="string" calcext:value-type="string">
            <text:p>SRR22541061_93121</text:p>
          </table:table-cell>
          <table:table-cell table:formula="of:=IF([.B63]=[.C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640994_379232</text:p>
          </table:table-cell>
          <table:table-cell table:number-columns-repeated="2" office:value-type="string" calcext:value-type="string">
            <text:p>MQYASTPTLRHVAQFAKASVLAATVLLASVAHAQFEKGPNPTVSALERAGTFATRTTTVSSLSASGFGGGTIYYPTAAGSYGVIAISPGFTARQSSISWMGTRIASHGFVVITIDTNTTSDQPDSRARQLKAALDKVVSLSTGRTNVLYGKVDASRLAVAGHSMGGGGSLAAARDYPTLKAAVPLAPWHTTKSFSSVRVPTLIISGENDSVAGNSSHSIPFYNSLPSSTPKGYLELNAEDHFFPQDSGEYGLVGKYMISWFKRFVDSDTRYSPFLCGAEHQAQVRVTSRVSDSRTNCPY</text:p>
          </table:table-cell>
          <table:table-cell office:value-type="string" calcext:value-type="string">
            <text:p>ERR10640994_379232</text:p>
          </table:table-cell>
          <table:table-cell table:formula="of:=IF([.B64]=[.C6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6950703_360364</text:p>
          </table:table-cell>
          <table:table-cell table:number-columns-repeated="2" office:value-type="string" calcext:value-type="string">
            <text:p>MQVRLSSLCRTALVALGLAWAAATAHAQTIDDASDISLAIGPAPTSSALNALNGPFAVSTSIVVLPVGFGGGTIYYPTQAGKYGVIALCPGFTATSTSLAWLARRLASWGFVVVNMNTVTVFDFPSSRATEMRVALRYATNWSSATVRARIDPNRQAVAGHSMGGGGALIAAVRNPELKAAYALMPWSPTYSPTSMKVPTMLVAADADTIAPAALMVRPYYKLIPATVPKAYAELRWGNHFSPILVNTPIGRYGAAWMKRFVDGDTRYQDFLCGAAHQYYANALVFASYLKNCPY</text:p>
          </table:table-cell>
          <table:table-cell office:value-type="string" calcext:value-type="string">
            <text:p>SRR16950703_360364</text:p>
          </table:table-cell>
          <table:table-cell table:formula="of:=IF([.B65]=[.C6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325290_214718</text:p>
          </table:table-cell>
          <table:table-cell table:number-columns-repeated="2" office:value-type="string" calcext:value-type="string">
            <text:p>MQRQTCTTPVGPFHPQETSPMTLTSTLQRFAGIRPFALALPLAAIGWVAQAQTNPPTSSLLNATAGPLTVSTSSVSSFAARGFGGGTIYYPDATGSYGVVAISPGYTARQSSIAWLGRRLATHGFVVITIDTNSTLDQPPSRATQLMAALGHVVNNANATVRSRVDASKQAVAGHSMGGGGSLIAAQNNPTLKAAYPLTPWSVSKNYGTVRVPTMIIGADGDTIAAVTTHSRAFYNSLSSTVFKAYGELNNASHFTPNSTNTPIGRYAVSWMKRFVDSDTRYSPFLCGAPHDSYATRTVFDRYERNCPY</text:p>
          </table:table-cell>
          <table:table-cell office:value-type="string" calcext:value-type="string">
            <text:p>SRR13325290_214718</text:p>
          </table:table-cell>
          <table:table-cell table:formula="of:=IF([.B66]=[.C6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266064_85133</text:p>
          </table:table-cell>
          <table:table-cell table:number-columns-repeated="2" office:value-type="string" calcext:value-type="string">
            <text:p>MQRKRYNTITNRARASLLAGVGLAFFSVLAQADVLFQENFDSSLGQFTSTGSVSVTTSGARMAGSFGGTDGAITSSPISTVGFTGITLTLTRTTTGLDSGEAGIAEFSTNGSTYTVIQSLQTASGAVTLNLPATAGGQSSLRLRFRVNASSSTEYFTVDSIRLEGTPGSGGGGGGTNPYQRGPAPTTSSLDASRGPFSVGSRTVSDTQVSGYDGGTLWYPTNTSEGPFAAIAIIPGFLSSEGSIREWGPRLASWGFVVITVETLTYGDLPPSRRDQLIAAMNDVLMWSDQSGHPIYGKVDKTRQALMGWSMGGGGTLLGLQENPTRFKAGIGLAPWNSTETFTSSIRQPVLIFACESDIIAPVASHAYPFYRNMPTTNKKAFAEVNNGDHFCANDPRNNSGRLGRYGVSWMKRFLDDDTRFTQFLCGTHSTWTFSRYLSTCPY</text:p>
          </table:table-cell>
          <table:table-cell office:value-type="string" calcext:value-type="string">
            <text:p>SRR12266064_85133</text:p>
          </table:table-cell>
          <table:table-cell table:formula="of:=IF([.B67]=[.C6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371989_72478</text:p>
          </table:table-cell>
          <table:table-cell table:number-columns-repeated="2" office:value-type="string" calcext:value-type="string">
            <text:p>MQKIRSIGRAGRARWGRAALTAVALAAALSAAQAQTVV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  <table:table-cell office:value-type="string" calcext:value-type="string">
            <text:p>SRR15371989_72478</text:p>
          </table:table-cell>
          <table:table-cell table:formula="of:=IF([.B68]=[.C6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7295761_37586</text:p>
          </table:table-cell>
          <table:table-cell table:number-columns-repeated="2" office:value-type="string" calcext:value-type="string">
            <text:p>MQHSPSTSRTRQRVTGILASLAVAVGVGIAAGPAAQGADNPHERGPDPTESSIEASRGSYSISERNVSSLVSGFGGGTIYYPTTTRDGDFGAVVISPGYTGTERTISWLGPRLASQGFVVLTMATNSIYDQPDSRARQLQAALDYLTDSSPVADRIDADRLALMGHSMGGGGTLRAVDDNPDIKAAIPMTPWHVKKNWSSVSTPTLIFGAENDSVARHETHAEPFYESFDRDLQKAYLELDGASHFAPNSSNTTIAKYSISWLKRFVDDDTRYTQFLCPGPSTGWFSDVEKYESSCPF</text:p>
          </table:table-cell>
          <table:table-cell office:value-type="string" calcext:value-type="string">
            <text:p>SRR17295761_37586</text:p>
          </table:table-cell>
          <table:table-cell table:formula="of:=IF([.B69]=[.C6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346831_178792</text:p>
          </table:table-cell>
          <table:table-cell table:number-columns-repeated="2" office:value-type="string" calcext:value-type="string">
            <text:p>MPTPNTRPTPFGRLLQVTLAVSALALSLGAQAQQTGADPTTAILEAPAGPLAVSNVKVATPSGFGSGTVYYPTTGKGPYGLVSVTPGFVEGEWAINWLGPLLASHGFVVVTIGTTTILDAPTSRAKQMMAALKQVTALSATKTSPFAGKVDPSRLAVMGHSMGGGGSLDAARDNPNLKAAIPLAPWETTKDYSKITVPTLIVSCDSDVIAPVADHANKFYDSLTPTLTKALVEMKGAGHFCTNGTAIPATRTLVGKYSISWLKRFVDGDTRYSPFLCGAPHQADLAGSLISTYKGNCPY</text:p>
          </table:table-cell>
          <table:table-cell office:value-type="string" calcext:value-type="string">
            <text:p>ERR1346831_178792</text:p>
          </table:table-cell>
          <table:table-cell table:formula="of:=IF([.B70]=[.C7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4592245_1642075</text:p>
          </table:table-cell>
          <table:table-cell table:number-columns-repeated="2" office:value-type="string" calcext:value-type="string">
            <text:p>MPSADEPDAGTAPPPEPGSNHWERGPEPTAESASMPGPYQVESLTAELPDRVEYLSQTLWYPTDAEPPFAGFAIVPGFVSPEGSIAEWGPFLASHGIVVLTIGTNTGGDLPDVRALALAAAVEVLKGEHTRSGSPLEGSMDTDRMAVGGWSMGGGGTLLAIAADPSLKAGIGLTPWHIGALPFTEISVPTLMFAGTADVLAGGMSQGFYDAIPASTPKTLFEILGADHFYSNNPLLPNIEVGRYGLSWLKVFLEGDERYRQFLSVEPMGASDFRTTAP</text:p>
          </table:table-cell>
          <table:table-cell office:value-type="string" calcext:value-type="string">
            <text:p>ERR4592245_1642075</text:p>
          </table:table-cell>
          <table:table-cell table:formula="of:=IF([.B71]=[.C7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587149_857731</text:p>
          </table:table-cell>
          <table:table-cell table:number-columns-repeated="2" office:value-type="string" calcext:value-type="string">
            <text:p>MPPHAARPGPAQNRRGRAMAVITPRRERSSLLSRALRFTAAAATALVTAVSLAAPAHAANPYERGPNPTDALLEARSGPFSVSEERASRFGADGFGGGTIYYPRENNTYGAVAISPGYTGTQASVAWLGERIASHGFVVITIDTNTTLDQPDSRARQLNAALDYMINDASSAVRSRIDSSRLAVMGHSMGGGGSLRLASQRPDLKAAIPLTPWHLNKNWSSVRVPTLIIGADLDTIAPVLTHARPFYNSLPTSISKAYLELDGATHFAPNIPNKIIGKYSVAWLKRFVDNDTRYTQFLCPGPRDGLFGEVEEYRSTCPF</text:p>
          </table:table-cell>
          <table:table-cell office:value-type="string" calcext:value-type="string">
            <text:p>SRR26587149_857731</text:p>
          </table:table-cell>
          <table:table-cell table:formula="of:=IF([.B72]=[.C7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802574_702608</text:p>
          </table:table-cell>
          <table:table-cell table:number-columns-repeated="2" office:value-type="string" calcext:value-type="string">
            <text:p>MPMYKLNHVFFAVALAACSALGCAEGSDGSTVSTGGDGVGGGAGETDLPAGAGGTAGVGGAAGSVDPSDIAGTGGSAGTAGETVAGSSGVPVAGTGGIPVAGSGGTGIVDSGGIGGGGAGGTLENNNFIRGPAPTAQSASQAGPYDVQSTTQGLRDPAEYGTQTLWYPTDAEPPFAAIAIVPGFVSPEGSIANWGPFLASHGIVVLTIGTNTGGDLPEVRSAALLAALDTIKAEHTRQGSPIEGKIDTGKLAVGGWSMGGGGTLLTITAHPELKAGLGICPWYMNAFAFAGNTVPVIMFAGTMDVLAGGMSQGFYDAIPASTPKMLFEIAGADHFYANDPLNVANPFTVQVGLYGLSWLKVFLEGDDRYRQFLLNPPQNASDFRTTVK</text:p>
          </table:table-cell>
          <table:table-cell office:value-type="string" calcext:value-type="string">
            <text:p>SRR14802574_702608</text:p>
          </table:table-cell>
          <table:table-cell table:formula="of:=IF([.B73]=[.C7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3989453_37515</text:p>
          </table:table-cell>
          <table:table-cell table:number-columns-repeated="2" office:value-type="string" calcext:value-type="string">
            <text:p>MPMSLASASTLSGRAYSRSMRSRTRRRRARSRRRVPPVSARAETSKGSIGMPSSYGGARRGFSLGHPRGVRRGCVQATRRVRFLDWPRPAASRGAGDPSRGDTMTGTISSRIAMRAVACCIGLFAFTAGSASAQIGPDPTSASLNATAGSFAVSTSRVTLARGFGGGTIYYPTAAGSYGVVAISPGFTATESSIAWLGRRLATHGLVVITMNTNTTLDQPASRATQLMAALNHVVNSASSTVRSRVDSTRLAVAGHSMGGGGALIAAEDNPTLKAALPLTPWNLSTSFTQVRVPTLIVGSDGDTVAPVAAHARPFYASLPATTFKAYAELNAASHFTPNSTNTPIGRYGVTWMKRFVDADTRYSPFLCGAPHTAYATALVFDRYSQNCPY</text:p>
          </table:table-cell>
          <table:table-cell office:value-type="string" calcext:value-type="string">
            <text:p>SRR3989453_37515</text:p>
          </table:table-cell>
          <table:table-cell table:formula="of:=IF([.B74]=[.C7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016455_58</text:p>
          </table:table-cell>
          <table:table-cell table:number-columns-repeated="2" office:value-type="string" calcext:value-type="string">
            <text:p>MPKYPFYSQWIVAIGALVFSINASAVTLDEVAATNKLTIKEQSTKIVSTPIASAVAITSPVSTPAVPSNCIADSIITAANLSDTRDKGPFSVAKKAVPRQLANGFGGGTIYYPTNAGGCGLLGGIAVIPGYVSYESSIKWWGPRLASWGFVVITIDTNSIYDDPDSRAAQLSAALDHMLRDNTVGAQIDSTRLGAIGWSMGGGGALQLATKRQTVRAIIPQTPYHDKDYGEMNTPALFITCQNDRIASNKKYSSRFYDKATGAKMKIEIKNGSHFCPSYRFNEILLSKPGIAWMHRYINGDTRFDQFLCSNDNYGNNPRISAYDYKLS</text:p>
          </table:table-cell>
          <table:table-cell office:value-type="string" calcext:value-type="string">
            <text:p>DRR016455_58</text:p>
          </table:table-cell>
          <table:table-cell table:formula="of:=IF([.B75]=[.C7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001352_21752</text:p>
          </table:table-cell>
          <table:table-cell table:number-columns-repeated="2" office:value-type="string" calcext:value-type="string">
            <text:p>MPKSDRSTPQPARSQHGGFAKLSLGLTALLMSVLVHAQSNPFERGPEPTVASLEAAAGPYAVQTTQVGKGNSNDYARGTVYYPVANDGQFALIAIVPGYTERQAGVSWWGSRLASHGFVVVTVDTNAPGEFPPSRARALKDALATVVKLSQTSSSPFFGKIDASRQGIMGHSMGGGATLELARSNSKLKAAIPFAPWNSNSKVYTRVKVPTLIISCQRDAVAPVNSHANKFYDSFSATLDKALLEVTGGDHYCASTSASAANKAVVGKYGVAWMKRFLDNDTRYSQFLCGAPHQADLAGPIISSYKDSCPY</text:p>
          </table:table-cell>
          <table:table-cell office:value-type="string" calcext:value-type="string">
            <text:p>SRR24001352_21752</text:p>
          </table:table-cell>
          <table:table-cell table:formula="of:=IF([.B76]=[.C7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908275_10703</text:p>
          </table:table-cell>
          <table:table-cell table:number-columns-repeated="2" office:value-type="string" calcext:value-type="string">
            <text:p>MPGYQGTQQNLQWLAPRLASWGFVVINVGTTTLSDDPASRGRQISAAGTQLLALGNATGNPVSGKTDGTLGAVGHSMGGGGVMAALRDDARFRAGVPTAPYYPNMNFSQVTDPTFFLTCQSDPVAHGNTYAAPWYTSMTQAEKLYIEVPGDHLCPMTGSGDKAKQGKWIVSFLSLWLRADTRFSPFLCGPVRDADKNNTSLVTRWMDTCQF</text:p>
          </table:table-cell>
          <table:table-cell office:value-type="string" calcext:value-type="string">
            <text:p>SRR908275_10703</text:p>
          </table:table-cell>
          <table:table-cell table:formula="of:=IF([.B77]=[.C7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663367_1316324</text:p>
          </table:table-cell>
          <table:table-cell table:number-columns-repeated="2" office:value-type="string" calcext:value-type="string">
            <text:p>MPGYQGTQQNLQWLAPRLASWGFTVINLGTNTLTDDPDSRATQIRNAGTQLLSFSATAGNPIANKVRSVTASTGLGVSGHSMGGGGTMVVLRDDSRFTAGAPLAPYHPSGAFSGVTKPTFFLVCASDVAAPGNTYAKPWYNSMASAEKLYMSVPGDHLCPMTGYGDKAKQGKYLVSWFSRWLKGDTSYSQFLCTDSIRNVDKNNTSIVTEWMDTCPY</text:p>
          </table:table-cell>
          <table:table-cell office:value-type="string" calcext:value-type="string">
            <text:p>SRR10663367_1316324</text:p>
          </table:table-cell>
          <table:table-cell table:formula="of:=IF([.B78]=[.C7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123727_166025</text:p>
          </table:table-cell>
          <table:table-cell table:number-columns-repeated="2" office:value-type="string" calcext:value-type="string">
            <text:p>MPFNKKGILAACGAGALLFSMSALANNPPPTDPDPGDGGSSPYQRGPDPSVSFLEADRGNYSVSTSRVSGLVSGFGGGTIHYPTGTTGTMAAIVVIPGFVSAESSIEWWGPKLASYGFVVMTIDTNSGFDQPGSRATQINNALDYLVSQNTSSSSPVRGMIDTSRLGVVGWSMGGGGTLRVAREGRIKAAIPLAPWDTSTYYSSRSQAPTLIFACESDVIAPVYQHASPFYNALPSSIDKAFVEINNGSHYCGNGGSIYNDVLSRFGVSWMKLHLDEDARYKQFLCGPNHTSDSQISDYRGNCPY</text:p>
          </table:table-cell>
          <table:table-cell office:value-type="string" calcext:value-type="string">
            <text:p>ERR10123727_166025</text:p>
          </table:table-cell>
          <table:table-cell table:formula="of:=IF([.B79]=[.C7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319883_566195</text:p>
          </table:table-cell>
          <table:table-cell table:number-columns-repeated="2" office:value-type="string" calcext:value-type="string">
            <text:p>MPDADTGRRANRCGAGNPAEGNPVITTRKRLVRRLAALVLVAFALVACDIKGPDPTDAILTASSGPFGVGTLAVPTSAGFGGGTIYYPTGVDGPFAVISVAPGFTETASAVAEWGPRLASHGFVTIVFNTSNTFENPSTRSTEQRQALTYTINQSNTAGSPIAGLVDGNRRGVAGHSMGGGGTLISEQADSTIRAGVPLAPWNTSPDFPDITVPTLFLACQNDSIAPVANHASPMYESIPATTHKSFVSFAGGDHFCANSPTGGSSNAGKFAVAFFKKFLDGDTRYDPWVCGASKPAVNSAINEVRSTCPF</text:p>
          </table:table-cell>
          <table:table-cell office:value-type="string" calcext:value-type="string">
            <text:p>SRR26319883_566195</text:p>
          </table:table-cell>
          <table:table-cell table:formula="of:=IF([.B80]=[.C8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075152_134008_lib_contig</text:p>
          </table:table-cell>
          <table:table-cell table:number-columns-repeated="2" office:value-type="string" calcext:value-type="string">
            <text:p>MNVNTLRRRVLRVATGVGLLALSFATRAQTVVFQEAFANGLGQFTSAGSVTVGSAGASMAGSFGGTDGSITSTPINTQGFTSLTLSFDRVTTGLDSGEAGVAEFSVNGSTFTAVESIRTASGHVSFNLAAAATNQTALRLRFRISASLSSETYAVDNVRLEGVSGEPPPPPPPPPPPPPPSGFQRGPDPTVSALEASAGPFAVATTTVASGSGFGGGTIYYPNNTTEGPFAVVAVAPGFTETQTNINWWGPRLASHGFVVITINTNSTSDQPASRATQLIAALNRVVQLSGTSGNPIFGKADGNRRGVMGHSMGGGGTLIAARDNPSLKAAIPFAPWNNSTTNFSGIALPTLIIACENDSVAPTDTHASPFYNSLSASIQKAYLEIAGGSHSCANSGNSNTRMLGKYGVSWLKRFMDEDTRYSPFLCGAPHQTDVAGSVISEYRDNCPY</text:p>
          </table:table-cell>
          <table:table-cell office:value-type="string" calcext:value-type="string">
            <text:p>SRR26075152_134008</text:p>
          </table:table-cell>
          <table:table-cell table:formula="of:=IF([.B81]=[.C8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ASA57064</text:p>
          </table:table-cell>
          <table:table-cell table:number-columns-repeated="2" office:value-type="string" calcext:value-type="string">
            <text:p>MNVLTKCKLALGIIAIFFSLPSFAVPCSDCSNGFERGQVPRVDQLESSRGPYSVKTINVSRLARGFGGGTIHYSTESGGQQGIIAVVPGYVSLEGSIKWWGPRLASWGFTVITIDTNTIYDQPDSRASQLSAAIDYVIDKGNDRSSPIYGLVDPNRVGVIGWSMGGGGSLKLATDRKIDAVIPQAPWYLGLSRFSSITSPTMIIACQADVVAPVSVHASRFYNQIPGTTPKAYFEIALGSHFCANTGYPSEDILGRNGVAWMKRFIDKDERYTQFLCGQNFDSSLRVSEYRDNCSYY</text:p>
          </table:table-cell>
          <table:table-cell office:value-type="string" calcext:value-type="string">
            <text:p>ASA57064.1</text:p>
          </table:table-cell>
          <table:table-cell table:formula="of:=IF([.B82]=[.C8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43</text:p>
          </table:table-cell>
          <table:table-cell table:number-columns-repeated="2" office:value-type="string" calcext:value-type="string">
            <text:p>MNTTRLKKSALSLLAAGALLFSASAFATNPPPDPDPGPNPCESDCGYERGPDPSVSFLEASSGPYSVRTTNVSSFVSGFGGGTIHYPTNTSGQMGAIVVIPGFVSPESSIEWWGPRLASHGFVVMTIDTNSGFDQPASRARQINAALDYLISQSNSSSSPISGMIDTNRLGVVGWSMGGGGTLRVAAEGRLSAAIPLAPWDTSSSNFRSVQTPTLIFACESDTIAPVRSHASPFYNALPNSTDKAFVEINNGSHYCANGGNSNNDLLSRLGVSWMKLHLDKDQRYNQFLCGPNHESDRSISEYRGNCPY</text:p>
          </table:table-cell>
          <table:table-cell office:value-type="string" calcext:value-type="string">
            <text:p>AR######_43</text:p>
          </table:table-cell>
          <table:table-cell table:formula="of:=IF([.B83]=[.C8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1210593_63796</text:p>
          </table:table-cell>
          <table:table-cell table:number-columns-repeated="2" office:value-type="string" calcext:value-type="string">
            <text:p>MNTSILEKMAVGASALLFSFSAFSFTPDPTPDPDPDPGPGPCQSDCDFTRGPNPTSSYLEANSGPYSVSTISVSRSVSGFGGGTIHYPTNTTGTMGAVAIVPGFLAGESSISWWGPRLASHGFVVITIATNSGFDQPDSRETQLGRALDYVISQSNSGSSPISGMVDSTRVGAMGWSMGGGGTLRLASGTRLSAAIPLAPWHSGSNNFNQIDTPTLIIACENDSTAPVGSHASPFYNRIPTSTDKAYLEINNGSHSCANGGGSNGGLLGKYGVSWMKRFIDQDTRYSQFLCGPNHAANSAISEYRETCNY</text:p>
          </table:table-cell>
          <table:table-cell office:value-type="string" calcext:value-type="string">
            <text:p>SRR21210593_63796</text:p>
          </table:table-cell>
          <table:table-cell table:formula="of:=IF([.B84]=[.C8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LU00646</text:p>
          </table:table-cell>
          <table:table-cell table:number-columns-repeated="2" office:value-type="string" calcext:value-type="string">
            <text:p>MNTELRIKKDLRNPLTFLLAAVFSLQVFATTPTPTPEPEPEPPGGCGDCYQRGPDPTVAALEADRGPYSVRTINVSSWVSGFGGGTIHYPVGTQGTMGAIAVIPGYVSYENSIEWWGGRLASWGFVVITIDTNSIYDQPDSRANQLSAALDYVIAQSNSSRSAIQGMVDPNRLGAIGWSMGGGGTLKLSTDRYLKAAIPQAPWYSGFNPFDEITTPTLIIACQLDAVAPVAQHASPFYNEIPNSTAKAFLEIRNGDHFCANSGYPDEDILGKYGVAWMKRFIDDDRRYDAFLCGPNHEAEWDISEYRDTCNY</text:p>
          </table:table-cell>
          <table:table-cell office:value-type="string" calcext:value-type="string">
            <text:p>RLU00646.1</text:p>
          </table:table-cell>
          <table:table-cell table:formula="of:=IF([.B85]=[.C8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52</text:p>
          </table:table-cell>
          <table:table-cell table:number-columns-repeated="2" office:value-type="string" calcext:value-type="string">
            <text:p>MNSRRASRLARAALAAGALLLSAAALATS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  <table:table-cell office:value-type="string" calcext:value-type="string">
            <text:p>AR######_152</text:p>
          </table:table-cell>
          <table:table-cell table:formula="of:=IF([.B86]=[.C8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614386_485083</text:p>
          </table:table-cell>
          <table:table-cell table:number-columns-repeated="2" office:value-type="string" calcext:value-type="string">
            <text:p>MNSNRTVPLRRAAIAVVLALTLVACDWKGPAPTDASLTAASGPFAVSTLAVPSSAGFGGGTIYYPSNVDGPFAAISVSPGFFSTQSAIAAWGPRLASHGFVVITINTTSLLADPTQRSTEQRQALAHVVNQGNTASSPIFGLVDGNRTGVAGHSMGGGASLISAQADPSIDAAMPFAPWNLGTNFAGITSPTLVLACQADGVAAPNSMASPMYNSIPATTKKMYLSVTNGDHSCANAPTGGNNDVGRYGVAFFKRWLDSDTRYDPWMCGASAPTAGGALNEVRSTCPF</text:p>
          </table:table-cell>
          <table:table-cell office:value-type="string" calcext:value-type="string">
            <text:p>SRR13614386_485083</text:p>
          </table:table-cell>
          <table:table-cell table:formula="of:=IF([.B87]=[.C8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54</text:p>
          </table:table-cell>
          <table:table-cell table:number-columns-repeated="2" office:value-type="string" calcext:value-type="string">
            <text:p>MNSHRASRLVRAALAAGALLLSAAASAQTNPYQRGPNPTASSLEASRGPFSVRSFTVSRPSGYGAGTVYYPTNAGGTVGAIAIVPGFTARQSSINWWGPRLASHGFVVITIDTNSTLDQPSSRSSQQMAALRQVATLSGTSSSPIYNKVDTSRLGVMGWSMGGGGSLISARNNPSLKAAAPQAPWNSSTNFSSVTVPTLIIACENDTIAPVNSHASPFYNSMSRNPKQFLEINGGSHSCANSGNSNQALLGKKGVAWMKRFMDNDTRYTSFACSNPNSTRVSDFRVASCS</text:p>
          </table:table-cell>
          <table:table-cell office:value-type="string" calcext:value-type="string">
            <text:p>AR######_154</text:p>
          </table:table-cell>
          <table:table-cell table:formula="of:=IF([.B88]=[.C8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588746_23368</text:p>
          </table:table-cell>
          <table:table-cell table:number-columns-repeated="2" office:value-type="string" calcext:value-type="string">
            <text:p>MNRSILERFVVGTSALLFSISAYSFTPSPTPEPEPEPCQGVCDFTRGPNPTSSYLEASRGPYSVNTVDVSRSVSGFGGGTIHYPTNTTGKMGAIAIVPGFLAAESSIAWWGPRLASHGFVVITIATNSTFDQPASRESQLSRALDYVINQSNSSGSPIAGKVDSTRVGAMGWSMGGGGTLKIASGSRLSAAIPLAPWHTGSNDFDQIDTPTMIIACENDTTAPVGRHASPFYNRISNATDKAYLEINNGGHSCANGGGTNAGLLGKYGVSWMKRFIDKDTRYSQFLCGPNHASNSAISEYRDTCSY</text:p>
          </table:table-cell>
          <table:table-cell office:value-type="string" calcext:value-type="string">
            <text:p>ERR3588746_23368</text:p>
          </table:table-cell>
          <table:table-cell table:formula="of:=IF([.B89]=[.C8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589008_41305_noreelin</text:p>
          </table:table-cell>
          <table:table-cell table:number-columns-repeated="2" office:value-type="string" calcext:value-type="string">
            <text:p>M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  <table:table-cell office:value-type="string" calcext:value-type="string">
            <text:p>SRR13589008_41305_[dCHIA]</text:p>
          </table:table-cell>
          <table:table-cell table:formula="of:=IF([.B90]=[.C9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WP_054022242_notail</text:p>
          </table:table-cell>
          <table:table-cell table:number-columns-repeated="2" office:value-type="string" calcext:value-type="string">
            <text:p>M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_[altCDS,dTail]</text:p>
          </table:table-cell>
          <table:table-cell table:formula="of:=IF([.B91]=[.C9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fast_petase_notail</text:p>
          </table:table-cell>
          <table:table-cell table:number-columns-repeated="2" office:value-type="string" calcext:value-type="string">
            <text:p>M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  <table:table-cell office:value-type="string" calcext:value-type="string">
            <text:p>FAST-PETase_[dTail]</text:p>
          </table:table-cell>
          <table:table-cell table:formula="of:=IF([.B92]=[.C9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5679025_626712</text:p>
          </table:table-cell>
          <table:table-cell table:number-columns-repeated="2" office:value-type="string" calcext:value-type="string">
            <text:p>MNNNKMPKSALSLLVAGALFLSATAMAANPVPPPTNPGNPDSGYQRGPNPSVSMLEARNGPFSVRTTNVSSFTSGFGGGTIHYPTNTTGTMAAIVVIPGFVSAESSIEWWGPKLASHGFVVMTIDTNSGFDQPPSRARQINAALDYLIDQNNARGSAVSGMIDPNRLGVVGWSMGGGGSLRVAAEGRLDAVIPLAPWDTTNFRSVNTPALIFACESDTIAPVRSHASPFYNQIPASTPKAFVEISRGSHYCANGGGSNDAVLSRLGVSWMKVHLDKDQRYQQFICGPRHESDRSISEYRGNC</text:p>
          </table:table-cell>
          <table:table-cell office:value-type="string" calcext:value-type="string">
            <text:p>SRR5679025_626712</text:p>
          </table:table-cell>
          <table:table-cell table:formula="of:=IF([.B93]=[.C9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276843_1765</text:p>
          </table:table-cell>
          <table:table-cell table:number-columns-repeated="2" office:value-type="string" calcext:value-type="string">
            <text:p>MNMSRKTLLSLATAGSMLFSASAFSLNPPGGGGDMPNPCTSDCGFEVGPDPSLASLRAERGPFSISEMRESFGDGFGRGTVYYPEGTSGELGAVVVMPGFVSPETSVEWWGQHLASHGFVTMVLGTQTPVDLPTGRERQINAALDFLIAESESADSPISSMVDRTRVGVVGWSMGGGGALRVAQSNRLSAVIPLAPWDTRKDFSTVDAPTLMISCENDIIAPNRNHSHPFWESFPDNIDKAYVEIAGKGHFCANGGDDIDPLLSTVGVSWMKLHLDKDQRYQPFLCDQDFQSNQNVETFRSNCPF</text:p>
          </table:table-cell>
          <table:table-cell office:value-type="string" calcext:value-type="string">
            <text:p>SRR10276843_1765</text:p>
          </table:table-cell>
          <table:table-cell table:formula="of:=IF([.B94]=[.C9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99998_4346</text:p>
          </table:table-cell>
          <table:table-cell table:number-columns-repeated="2" office:value-type="string" calcext:value-type="string">
            <text:p>MNKTILEKIAVGTGALLFSVSAFSFTPSPTPDPTPDPEPCQGECDFTRGPNPTSSYMEANAGPYTVRTSSVSGSVSGFGGGTVHYPTNTSGEMGAIAIVPGFLAGESSISWWGPRLASHGFVVITIATNSVFDQPGSRSTQLGRALDYLVSQSNSSNSPISGMVDASRLGAMGWSMGGGGVLRLASGSRLVAAIPLAPWNTGSNDFDQIQTPTMIMACENDSTARVGTHASPFYNSIPGSTDKAYLEINGGSHSCANGGGSNGGLLGKYGVSWMKLFMDEDTRYSQFLCGPNHAANGAISEYRDTCNY</text:p>
          </table:table-cell>
          <table:table-cell office:value-type="string" calcext:value-type="string">
            <text:p>SRR14099998_4346</text:p>
          </table:table-cell>
          <table:table-cell table:formula="of:=IF([.B95]=[.C9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BQ0729274</text:p>
          </table:table-cell>
          <table:table-cell table:number-columns-repeated="2" office:value-type="string" calcext:value-type="string">
            <text:p>MNKSILKKLSFGTSVLLVSMNALSWTPSPTPNPDPIPDPTPCQDDCDFTRGPNPTPSSLEASTGPYSVATRSVASSVSGFGGGTLHYPTNTTGTMGAIAVVPGFLLQESSIDFWGPKLASHGFVVITISANSGFDQPASRATQLGRALDYVINQSNGSNSPISGMVDTTRLGVVGWSMGGGGALQLASGDRLSAAIPIAPWNQGGNRFDQIETPTLVIACENDVVASVNSHASPFYNRIPSTTDKAYLEINGGSHFCANDGGSIGGLLGKYGVSWMKRFIDNDLRYDAFLCGPDHAANRSVSEYRDTCNY</text:p>
          </table:table-cell>
          <table:table-cell office:value-type="string" calcext:value-type="string">
            <text:p>MBQ0729274</text:p>
          </table:table-cell>
          <table:table-cell table:formula="of:=IF([.B96]=[.C9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5469033_60193</text:p>
          </table:table-cell>
          <table:table-cell table:number-columns-repeated="2" office:value-type="string" calcext:value-type="string">
            <text:p>MNKSILEKMVVGTSALLFSLSAFSFTPDPTPDPDPEPEPCQGECDFTRGPAPTSSYLEASSGPYSVDTVGVSRSVSGFGGGTIYYPTSTSGTMGAIAIVPGFLAGESSISWWGPRLASHGFVVITIATNSTFDQPASRSTQLSRALDYVVSQSNSNSSPISGKVDSTRLGAMGWSMGGGGALRLASGNRLAAAIPLAPWNTGSNSFNQIDTPTLIFACENDTTARVGTHASPFYNRIPASTDKAYLEINNGSHSCANGGGSNGGLLGKYGVSWMKRFIDEDTRYSQFLCGPNHEANSAISEYRETCNY</text:p>
          </table:table-cell>
          <table:table-cell office:value-type="string" calcext:value-type="string">
            <text:p>SRR5469033_60193</text:p>
          </table:table-cell>
          <table:table-cell table:formula="of:=IF([.B97]=[.C9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527628_79383</text:p>
          </table:table-cell>
          <table:table-cell table:number-columns-repeated="2" office:value-type="string" calcext:value-type="string">
            <text:p>MNIINKLAIGTSVLLVSMNALSYTPAPVPNPTPDPTPACEVDCDFTRGPAPTTASLEAARGPYSVASTSVSSSVSGFGGGTIYYPTNTTGKMGAIAVVPGFVSGESTIDFWGPRVASHGFVVLTMATNSIYDQPASRATQLNRALDYIINQSNSSNSPISGKVDGSRLGVIGWSMGGGGALRVATGDRISAAMPLAPWNEGASAFTQIDTPTLIVACENDIIAPVRSHASPFYNSIPNTTDKAYIEINNGSHTCANDGGYDRPLLGKYGVSWMKRFIDKDTRYDQFLCGPDHAASSRISEYRGTCNY</text:p>
          </table:table-cell>
          <table:table-cell office:value-type="string" calcext:value-type="string">
            <text:p>SRR14527628_79383</text:p>
          </table:table-cell>
          <table:table-cell table:formula="of:=IF([.B98]=[.C9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0931547452A</text:p>
          </table:table-cell>
          <table:table-cell table:number-columns-repeated="2" office:value-type="string" calcext:value-type="string">
            <text:p>MNHALKAPLARIALASSTLVLAAAAHAVEIGPAPTEASLTATAGPFATASAKVATPNTYGSGTVWYPTAAGQYGLVVVSPGFTESEKAINWWGPRLASHGFVVVTMGTKSVFDQPESRGKQMMAALKQVAGLNATGPFAGKIDTTKQAVAGHSMGGGGTLAAARDNPSLKAAIPLAPWHTIKDFSSVKVPTLVVACEKDIIAPVRSHAQKFYDSMSAATPHAILELVGEDHFSVNRNTESVNKAVNSKMATAWLKVFMDNDARYKPFLAETKPSAIISRYLKVGL</text:p>
          </table:table-cell>
          <table:table-cell office:value-type="string" calcext:value-type="string">
            <text:p>MGYP000931547452A</text:p>
          </table:table-cell>
          <table:table-cell table:formula="of:=IF([.B99]=[.C9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WP_054022242</text:p>
          </table:table-cell>
          <table:table-cell table:number-columns-repeated="2" office:value-type="string" calcext:value-type="string">
            <text:p>MNFPRASRLMQAAVLGGLMAVSAAATAQTNPYA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</text:p>
          </table:table-cell>
          <table:table-cell table:formula="of:=IF([.B100]=[.C10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290450_3599995</text:p>
          </table:table-cell>
          <table:table-cell table:number-columns-repeated="2" office:value-type="string" calcext:value-type="string">
            <text:p>MNFKTSIARTALLVASLVASSYVYSATGPSAPCTNCTRGPAPTAAALKSNTGPFTTAKFSVSGLLKGFGNSTVYYPTNTTGKMGAIAVIPGYLSYEDSIEWWGPRLASHGFVVMTMNTSSIYDQPDSRATQLSKALDYVISQGNTSSSPIYGKVDSTRLGAIGWSMGGGGSLKLSTQRSLNAIIPQAPYYAGIDSFNTIKTPALILACSADAVAPVGVHASPFYNKIPNTTPKAFLEIYGGSHFCANSGYPNQDLLGLYGISWMKRFIDFDTRYSQFLCGPNHTASGTISEYRQNCPY</text:p>
          </table:table-cell>
          <table:table-cell office:value-type="string" calcext:value-type="string">
            <text:p>SRR26290450_3599995</text:p>
          </table:table-cell>
          <table:table-cell table:formula="of:=IF([.B101]=[.C10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3314882_89058</text:p>
          </table:table-cell>
          <table:table-cell table:number-columns-repeated="2" office:value-type="string" calcext:value-type="string">
            <text:p>MNEVEPVNKSFLKKLSIGTGVLLVSMNALSWTPSPAPTPDPTPDPTPCQGDCDFTRGPNPTVSSVESSTGPYSVRTQSIASSVSGFGGGTIHYPTNTSGKMGAIAIAPGFLAPESSIIWWGPRLASHGFVVITIATNSVFDQPSSRGTQIGRALDYVISQSNASNSAISGMVDSTRVGAMGWSMGGGGALRLASGDRLSAAIPLAPWHQGGNSFNQLETPTLIIACENDNVAPVDRHASAFYNAIPSTTDKALLEIDGGAHSCANGDGSNDAVLGKYGISWMKRFIDNDLRYDQFLCGPNHAANSAVSEYRETCDY</text:p>
          </table:table-cell>
          <table:table-cell office:value-type="string" calcext:value-type="string">
            <text:p>SRR3314882_89058</text:p>
          </table:table-cell>
          <table:table-cell table:formula="of:=IF([.B102]=[.C10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868388_2138178</text:p>
          </table:table-cell>
          <table:table-cell table:number-columns-repeated="2" office:value-type="string" calcext:value-type="string">
            <text:p>MNALSWTPSPTPNPGPTPAPTPCSGECDFTRGPNPTLSSVESSTGPYSVSTQSVSGSVSGFGGGTIHYPRNTEGTMGAIAVAPGYLSPELSIKWWGPRLASHGFVVITIATNSVFDQPNSRETQISRALDYVINQSNTSNSPIFGMVDSTRLGAVGWSMGGGGALRLASGERLSAAIPLAPWHQGRNSFDQLETPTLIIACENDFIAPVNRHASPFYNAIPSTTDKAFLEINNGSHTCANGGGNNDGLLGKYGVSWMKRFIDNDLRYDQFLCGPDHAANSAVSEYRETCNY</text:p>
          </table:table-cell>
          <table:table-cell office:value-type="string" calcext:value-type="string">
            <text:p>ERR868388_2138178</text:p>
          </table:table-cell>
          <table:table-cell table:formula="of:=IF([.B103]=[.C10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693835_33628</text:p>
          </table:table-cell>
          <table:table-cell table:number-columns-repeated="2" office:value-type="string" calcext:value-type="string">
            <text:p>MNALSWTPSPTPNPDPTPDPTPCQGDCDFTRGPNPTLSSVATMGPYSVSTQSVSSSVSGFGGGTIHFPTNTAGTMGAIAVAPGFLSPESSIKWWGPRLASHGFVVITIATNSVFDQPNSRETQISRALDYVINQSNSSNSAISGMVDNTRVGAMGWSMGGGGALRLASGDRLSAAIPLAPWHQGSNSFNQLETPTLIIACENDVVAPVNNHASPFYNAIPSTTDKALLEINNGAHSCANGGGTNGGLLTKYGVSWMKRFIDNDLRYDQFLCGPDHAANNAVSEYRGTCNY</text:p>
          </table:table-cell>
          <table:table-cell office:value-type="string" calcext:value-type="string">
            <text:p>SRR12693835_33628</text:p>
          </table:table-cell>
          <table:table-cell table:formula="of:=IF([.B104]=[.C10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7127473_220403</text:p>
          </table:table-cell>
          <table:table-cell table:number-columns-repeated="2" office:value-type="string" calcext:value-type="string">
            <text:p>MNALSWTPSPTPNPDPIPDPTPCQDDCDFTRGPNPTPSSLEASTGPYSIATRSVASSVSGFGGGTLHYPTNTTGTMGAIAVVPGFLLQESSIDFWGPKLASHGFVVITISANSGFDQPASRATQLGRALDYVINQSNGSDSPISGMVDTTRLGVVGWSMGGGGALQLASGDRLSAAIPIAPWNQGGNRFDQIETPTLVIACENDVVAPVNSHASPFYNRIPSTTDKAYLEINGGSHFCANDGGSIGGLLGKYGVSWMKRFIDNDLRYDAFLCGPDHADNRSVSEYRGTCNY</text:p>
          </table:table-cell>
          <table:table-cell office:value-type="string" calcext:value-type="string">
            <text:p>ERR7127473_220403</text:p>
          </table:table-cell>
          <table:table-cell table:formula="of:=IF([.B105]=[.C10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8106065_1375561</text:p>
          </table:table-cell>
          <table:table-cell table:number-columns-repeated="2" office:value-type="string" calcext:value-type="string">
            <text:p>MNAKLSLGKTLLLAASLLVSATAFSATGPSSPCSNCTRGPDPTVASLKSATGPYTTAKFSVSGYLKGFGDSTVYYPTNASGKMGAIAVIPGYVSYEDSIKWWGPRLASHGFVVMTMNTNTIYDQPDSRATQLSKALDYMIGQSGSSSSPIYNKVDSTRLGVIGWSMGGGGTLKLSTQRSINAIIPQAPYYAGSNSFNTIKTPALILACGADAVAPVGVHASPFYNRIPGTTPKAYLEIYGGSHFCANSGYPNEDLLGMYGIAWMKRFIDFDSRYSKFLCGPNHTADLSISEYRQNCNY</text:p>
          </table:table-cell>
          <table:table-cell office:value-type="string" calcext:value-type="string">
            <text:p>ERR8106065_1375561</text:p>
          </table:table-cell>
          <table:table-cell table:formula="of:=IF([.B106]=[.C10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2752155_114826</text:p>
          </table:table-cell>
          <table:table-cell table:number-columns-repeated="2" office:value-type="string" calcext:value-type="string">
            <text:p>MMNSVMDRFTIAASAVLFSASAWSFTPTPDPDPTPPPQPCQVDCDFTRGPNPTSSYLEANSGPYSVGTVRVSSSVNGFGGGTIHYPTNTTGKMGAIAVVPGFTAGESSIAWWGPRLASHGFVVITIATNSGFDQPASRATQLSNALDYVISQSNSSSSAISGMVDASRLGAMGWSMGGGGALRLASGARLSAAIPLAPWHSGSNPFDQIETPTMIIACESDSTAPVGSHASPFYNRIPASTDKAYLEINNGDHRCANGGGSNGGLLGKYGVSWMKRFIDRDTRYQQFLCGPNHEANTAISEYRDTCAY</text:p>
          </table:table-cell>
          <table:table-cell office:value-type="string" calcext:value-type="string">
            <text:p>ERR2752155_114826</text:p>
          </table:table-cell>
          <table:table-cell table:formula="of:=IF([.B107]=[.C10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729891_316159</text:p>
          </table:table-cell>
          <table:table-cell table:number-columns-repeated="2" office:value-type="string" calcext:value-type="string">
            <text:p>MMKSIIARLAIGTSVLLFSVSAFSFTPGPTPDPDPDPNPNPCEVDCDFSRGPNPTASYLEAASGPYTVRTMRVSSSVTGFGGGTIHYPTGTTGKMGAIAVVPGFLAGESSISWWGPRLASHGFVVITIATNSAFDQPASREAQLGRALDYVIAQSNASGNAISGMVDSSRVGAMGWSMGGGGTLRIASGGRLSAAIPLAPWHTGSNDFNQISTPTMIIACENDGTAPVNSHASPFYNRIPASTDKAYLEINNGGHSCANGGGSNGGLLGKYGVSWMKRFIDKDTRYNQFLCGPNHASNSAISEYRETCNY</text:p>
          </table:table-cell>
          <table:table-cell office:value-type="string" calcext:value-type="string">
            <text:p>SRR11729891_316159</text:p>
          </table:table-cell>
          <table:table-cell table:formula="of:=IF([.B108]=[.C10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347921_19312_lib_contig</text:p>
          </table:table-cell>
          <table:table-cell table:number-columns-repeated="2" office:value-type="string" calcext:value-type="string">
            <text:p>MMIQKTVGALPTAFPRAGIRAMKAGLFATALLCSYGAQAQVAVFQESFSSGLGNFTSAGTVSTSTGAARLEGCYGCTDGAITSNAINTQGFTGLSVSFDRVTSGLDTGEAGIAEFSTNGTSWTVLESTRATTSGRVTFNLPTTAENQSALRLRFRVDASVSSETYTVDNVQLTGTSGGGTTNPFAKGPNPTTTSLEASVGPFTYTTTTVSSFAANGYDGGTIYHPTNVAGPFAAIAISPGYTGTQETMSWWGPRLASHGFVVITIDTNSIYDQPYQRAPQLMAALNQLVQLSNTSSHPIYRKVDPNRLGVMGHSMGGGGSLIAARDNPTLKAAIPLAPWNSSDNFSTVRVPTMIIACENDSIAPVSSHASPFYNSIPSTATKKAFMEMNNGDHFCVMNGANEYYPKMGKYAVAWMKRFMDNDTRYSPFLCGTQHQADLSSSLISEYRENCPY</text:p>
          </table:table-cell>
          <table:table-cell office:value-type="string" calcext:value-type="string">
            <text:p>SRR12347921_19312</text:p>
          </table:table-cell>
          <table:table-cell table:formula="of:=IF([.B109]=[.C10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39858_50158</text:p>
          </table:table-cell>
          <table:table-cell table:number-columns-repeated="2" office:value-type="string" calcext:value-type="string">
            <text:p>MMAAAGSGGTSGGVSGSTGSAGAAGGATGAAGGGASSTGGFVREDAPTEMSTRAAKGKYTVKSYTSGFSGTGKDFLAGTLYYPTDADPPFASVAVVPGFTALQNSIMDWGPFLASHGIVTMTIDTLTTSDPPAQRADELMGALKSIAGENTRDGSPIKGQLDTTRQCVSGWSMGGGGTLIAASMHPELKCAVSFAAWQPTGGAMNKVPALMFEGTTDPLAAGMSQGFYDQTPDSTPKMIFEVAGASHDVANSPHNSMGIIGEYGLSWFKVYLEGDMRYKQFLLLP</text:p>
          </table:table-cell>
          <table:table-cell office:value-type="string" calcext:value-type="string">
            <text:p>SRR14039858_50158</text:p>
          </table:table-cell>
          <table:table-cell table:formula="of:=IF([.B110]=[.C1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ODU60407</text:p>
          </table:table-cell>
          <table:table-cell table:number-columns-repeated="2" office:value-type="string" calcext:value-type="string">
            <text:p>MLRFRVAASLPAEYLAVDNVVLEGTAQPPAPGGSGYQKGPEPTAALLEAGTGPFATASVTLSRSAASGFGGGTIHYPQGVAGPFAAVAVVPGYLAAESTIAWWGPRLASHGFVVITMATNNTLDLPASRSAQLTAALNQLKTLSATPGHAVFGLVDPNRLGVVGWSYGGGGTLLNAQANPQLKAAMALAPKTLLQGDFTGTTVPTLVVGCQADTTAAPAFWAIPFYNKVSASTGKAYLEVRGGSHFCVTSSTSDADKKALGKYGVAWLKRFMDEDTRYAPFLCGAPRQADVAGNAAISDYRDNCPY</text:p>
          </table:table-cell>
          <table:table-cell office:value-type="string" calcext:value-type="string">
            <text:p>ODU60407.1</text:p>
          </table:table-cell>
          <table:table-cell table:formula="of:=IF([.B111]=[.C1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2598794_43297</text:p>
          </table:table-cell>
          <table:table-cell table:number-columns-repeated="2" office:value-type="string" calcext:value-type="string">
            <text:p>MLLVSANALSYTPAPVANPAPIAAPAPCQDCDFNRGPNPTNSSVERLGPYSVATQRVSSSVSGFGGGTIHYPTNIAGKVGAIAVVPGFVSPESSIRWWGPQLASHGFVVITIATNSIFDQPSSRERQLGRALDYVINQTNSSGTAISGLVDTNRLGAMGWSMGGGGSLRLANGGRLSAVIPLAPWNEGASGFSQLTTPTLVVACENDLIAPVRVHASPFYNVIPNTTDKAFLEVNNGSHSCANGGGVNGGLLSKYGVSWMKRFIDEDTRYQQFLCGPNHSANPAISEYRDTCNY</text:p>
          </table:table-cell>
          <table:table-cell office:value-type="string" calcext:value-type="string">
            <text:p>ERR2598794_43297</text:p>
          </table:table-cell>
          <table:table-cell table:formula="of:=IF([.B112]=[.C11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305565_5448</text:p>
          </table:table-cell>
          <table:table-cell table:number-columns-repeated="2" office:value-type="string" calcext:value-type="string">
            <text:p>MLLVRSIAGRTRAAGASAAALALLALMSVGCAPLTTPSGSQAGALEAAAAFEVGQIQVPASAGFGGGTIYYPTNAPGRFGVISLSPGFTETGAFISGWGPRLASEGFIVIIINTSNVFIFPDQRSTEQRQAIQYVVQQGNNPSSPISGKVDSERTGVGGHSMGGGASLISAQADPTIDAVMPLAPWNLGSNFAGVKSPTLVLACQVDFIAGVGLHASPMYDSIPEASEKMYISLAGGDHFCVNSPTAANGQIGDFAAAFVKRWINDDTSANDKLCGSGRPTEGSTFDDVRDTCPF</text:p>
          </table:table-cell>
          <table:table-cell office:value-type="string" calcext:value-type="string">
            <text:p>ERR3305565_5448</text:p>
          </table:table-cell>
          <table:table-cell table:formula="of:=IF([.B113]=[.C11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0935144178A</text:p>
          </table:table-cell>
          <table:table-cell table:number-columns-repeated="2" office:value-type="string" calcext:value-type="string">
            <text:p>MLKADGPYAVSSQTVKGNGFGAGTVYSPNTPGKYAVVAVCPGFVSAESSMTAISKRLATHGFVVVTIATNTLFDFPSSRATQLLAALKTVTALTTGPVAGKMDTSRQGVSGWSMGGGGTLEAAGATPGLVSAVAYAPWDTSTTKMKVNKVPVAIIGGSADTVASVSAHSQKFYDAIPATTPKMLPVINGADHFFPTKASEPASYHNI</text:p>
          </table:table-cell>
          <table:table-cell office:value-type="string" calcext:value-type="string">
            <text:p>MGYP000935144178A</text:p>
          </table:table-cell>
          <table:table-cell table:formula="of:=IF([.B114]=[.C11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1010025864A</text:p>
          </table:table-cell>
          <table:table-cell table:number-columns-repeated="2" office:value-type="string" calcext:value-type="string">
            <text:p>MLGVMGWSMGGGGTLITVDDHPELKAAITLCAWNPGQTYRQNQVPTLLFAGTADVLAGGQSQGFYTSIPETTPKMLFEVQGADHFFANTPEGASGQCGKYGTAWLKVFLVGDECYRPFLLEPPSGTSDFRTNLE</text:p>
          </table:table-cell>
          <table:table-cell office:value-type="string" calcext:value-type="string">
            <text:p>MGYP001010025864A</text:p>
          </table:table-cell>
          <table:table-cell table:formula="of:=IF([.B115]=[.C1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234379_583440</text:p>
          </table:table-cell>
          <table:table-cell table:number-columns-repeated="2" office:value-type="string" calcext:value-type="string">
            <text:p>M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  <table:table-cell office:value-type="string" calcext:value-type="string">
            <text:p>SRR22234379_583440</text:p>
          </table:table-cell>
          <table:table-cell table:formula="of:=IF([.B116]=[.C1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576916_391095</text:p>
          </table:table-cell>
          <table:table-cell table:number-columns-repeated="2" office:value-type="string" calcext:value-type="string">
            <text:p>MLALRTSFPRVLTRLLAASLATGLVAQAQAAGHERGPAPTAASLEAEAGPFQVASTVLGAPVGYKGGTVFYPKGPGPFALVAFAPGFIETQSWNAWWAKYLASHGFVVVNIDTKSTLAFPPARQREQLAALKDVIQRSHTRGTPFYGLVDATRLGAMGHSMGGGATLELARDTPHIKAIVPMAPFQTTGTDYSRLTVPTLILTCKGDIVASAKSHAAPIYDSLPSSLDKAHVELAGGGGHPCTTSLGTSAEVKKVAAKYGVSWLKRFLDEDTRYSPFLCGAEHEASLKTSVVSAYQGNCPH</text:p>
          </table:table-cell>
          <table:table-cell office:value-type="string" calcext:value-type="string">
            <text:p>SRR14576916_391095</text:p>
          </table:table-cell>
          <table:table-cell table:formula="of:=IF([.B117]=[.C11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8240096_94099</text:p>
          </table:table-cell>
          <table:table-cell table:number-columns-repeated="2" office:value-type="string" calcext:value-type="string">
            <text:p>MKVNKAHSIAVGLLSLVAVAHTHAQTNPYAKGPDPTSAALEADGPFVVSTQNISGAGFGGATVYSPDTAGTYAVVAFCPGFTATRSSVASFGRRLATHGFVVATIDTNSTLDLPPSRGTQLLAALKTVSALSTGPAAGKIDASRKVVSGWSMGGGGTLYASASDETLKTAVGLAPYSAQKKKFSTSVPQLILGGEDDIVAPVSSHSLSFFNQLPNATPKLYAEIADADHYFPTDAESSQPASKLQIAWVKRFADNDTRYEQFLSTAGIQVDLTNGRLSDSRRESTTF</text:p>
          </table:table-cell>
          <table:table-cell office:value-type="string" calcext:value-type="string">
            <text:p>SRR8240096_94099</text:p>
          </table:table-cell>
          <table:table-cell table:formula="of:=IF([.B118]=[.C11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695722_75236</text:p>
          </table:table-cell>
          <table:table-cell table:number-columns-repeated="2" office:value-type="string" calcext:value-type="string">
            <text:p>MKTTVSRIKGLSVAAAMALASLATPALSQTSAPTSASLNATSGPLSVSTASVLLPVGFGGGTIYYPTVAGKYGVIAISPGFTATQSSIAWLGRRIATHGFVVITMNTITTLDQPDSRATQLMAALRYVLNSSGTAVRARIDSTRLAVAGHSMGGGGSLIAARDNPTLKASYPMTPWNLSTNFSTVRVPTMIIGADGDTIAPVAVHARPFYASLPSSTYKAYGELNNGTHFSPNSTNTPIGRYAVAWMKRFVDGDTRYSPFLCGAEHAAYATGWVFDRYNQNCPY</text:p>
          </table:table-cell>
          <table:table-cell office:value-type="string" calcext:value-type="string">
            <text:p>SRR14695722_75236</text:p>
          </table:table-cell>
          <table:table-cell table:formula="of:=IF([.B119]=[.C11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6759749_268810</text:p>
          </table:table-cell>
          <table:table-cell table:number-columns-repeated="2" office:value-type="string" calcext:value-type="string">
            <text:p>MKTTTIIKSTLCAFTLTFSLSAFSGGGGGGGGGNNGNLPPPDTCNTNCGYEIGPNPTLGFLQASQGPLPVSSTNVSSSVNGFGGGTIYYPSNISDEMAAISIAPGFTNTQSAVAWWGPILASHGFVVITINTNSRFDQPESRSRQLDSALSYLISEGDRGSSPISGLVDENRLATMGFSMGGGGSLRSASRNRLSAAVPLAPWSTGSNNFDDIGVPTLIMACENDTTARVNTHASPFYNAIPGSTDKAFMEINNGPHNCANGESSTNRSLLSTYGVSWMKRFLDKDRRYNQFLCGPNHEANSRISEYRDTCSYG</text:p>
          </table:table-cell>
          <table:table-cell office:value-type="string" calcext:value-type="string">
            <text:p>SRR16759749_268810</text:p>
          </table:table-cell>
          <table:table-cell table:formula="of:=IF([.B120]=[.C12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33</text:p>
          </table:table-cell>
          <table:table-cell table:number-columns-repeated="2" office:value-type="string" calcext:value-type="string">
            <text:p>MKTTTFKKSALSALTLLFSLSAFSGGGGGDDGNNDQLPAPDTCNSNCGYEIGPNPTLSFLEASQGPLSVSTTNVSSSVDGFGGGTIYYPTNTSQEMAAIAVAPGFTNTQSAIQWWGPILASHGFVVITIDTNGRFDQPESRSRQLDAALSYLISEGNRSSSPISGLVDENRLATMGFSMGGGGTLRSASRNRLSAAVPLAPWNTGGNNFDQIGVPTLIFACENDSTARVNSHASPFYNRIPSSTDKAYLEINNGPHNCANGNNSSNNALLSTYGVSWMKRFLDKDSRYNQFLCGPNHEANSRISEYRDTCNY</text:p>
          </table:table-cell>
          <table:table-cell office:value-type="string" calcext:value-type="string">
            <text:p>AR######_33</text:p>
          </table:table-cell>
          <table:table-cell table:formula="of:=IF([.B121]=[.C1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2" office:value-type="string" calcext:value-type="string">
            <text:p>MKTTRLKKLALAASALLFSMSAFSFNPSPDPDPDPDPNPCQSDCGFTRGPNPTASYLEASSGPYSVRTTNVSSSVSGFGGGTIHYPTNTTGEMGAIAVVPGFLSSESSIEWWGPRLASHGFVVITIATNSVFDQPASRATQLDAALDYVISQSNSSSSPISGMVDSSRLGAMGWSMGGGGTLRLASGDRLSAAIPLAPWNTGSNNFDQIDTPTLIFACENDSTAPVSSHASPFYNRIPSSTDKAYLEINNGSHSCANGGGSNGGLLGKYGVSWMKRFIDKDTRYNQFLCGPNHAANSAISEYRDTCNY</text:p>
          </table:table-cell>
          <table:table-cell office:value-type="string" calcext:value-type="string">
            <text:p>AR######_17</text:p>
          </table:table-cell>
          <table:table-cell table:formula="of:=IF([.B122]=[.C12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7595024_846748</text:p>
          </table:table-cell>
          <table:table-cell table:number-columns-repeated="2" office:value-type="string" calcext:value-type="string">
            <text:p>MKTTQFLRTAVCTFTLSFSLTAFSGGGGGSSDNDGNLPTPNSCTSNCGFEIGPNPNLNFVRASQGPLPVSTTTVASSVDGFGGGTIYYPSNISDEVAAIAISPGFTARQSSIAWWGPILASHGFVVITIDTNSRFDQPDSRGRQLDSSLSYLINESNRSNSPISGRVDDSRLAAMGHSMGGGGSLRSAARNRLSAAMPLAPFRVGGNDFDQIRVPTMIMACENDVVAPVGVHARPFYNRIPGSTDKVLLEINNGSHSCANGESSGNRPLLSTYGVSWMKRFLDKDRRYNQFLCGPNHEANSQISDFRDTCNF</text:p>
          </table:table-cell>
          <table:table-cell office:value-type="string" calcext:value-type="string">
            <text:p>SRR7595024_846748</text:p>
          </table:table-cell>
          <table:table-cell table:formula="of:=IF([.B123]=[.C12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313965_71362</text:p>
          </table:table-cell>
          <table:table-cell table:number-columns-repeated="2" office:value-type="string" calcext:value-type="string">
            <text:p>MKTTKGTKIALIAFTLSFSLSAFSGGGGGGNNNGGLPAPNTCTSNCGFETGPNPNLNFVRASRGPLPTRTTVVSRSVDGFGGGTIYYPSNASEEMAAIAVSPGFTATQSSIDWWGPILASHGFVVITIDTNSRFDQPISRGRQLDSALSYLISENSRRNSPISGLVDETRLATMGHSMGGGGALRSASRNRLSAAMPMAPFNVGNNDFNQIRVPTMIMACENDVVAPVGIHARPFYNRIPGSTDKVLLEFNNGPHNCANGESSGNRPLLSTYGVSWMKRFLDKDRRYNQFLCGPNHVANNGISDFRSTCTF</text:p>
          </table:table-cell>
          <table:table-cell office:value-type="string" calcext:value-type="string">
            <text:p>SRR26313965_71362</text:p>
          </table:table-cell>
          <table:table-cell table:formula="of:=IF([.B124]=[.C12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5582322_91355</text:p>
          </table:table-cell>
          <table:table-cell table:number-columns-repeated="2" office:value-type="string" calcext:value-type="string">
            <text:p>MKTTISPIKGLAIAVAIAMATVAQPALSQTSPPTSASLNATSGPLSVSTASVLLPVGFGGGTIYYPTVAGQYGVIAISPGFTATQSSIAWLGRRIATHGFVVITMDTNTTLDQPDSRATQLMAALRYVLNSSGTAVRSRVDTTRLAVAGHSMGGGGSLIAARDNPTLKASYPMTPWNLSTNFSTVRVPTMIIGADGDTIAPVATHARPFYASLPSTTFKAYGELNNGTHFSPNATSTPIGRYAVAWMKRFVDGDARYSPFLCGAEHTSYATALVFERYNQNCPY</text:p>
          </table:table-cell>
          <table:table-cell office:value-type="string" calcext:value-type="string">
            <text:p>SRR5582322_91355</text:p>
          </table:table-cell>
          <table:table-cell table:formula="of:=IF([.B125]=[.C12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4128967_345579</text:p>
          </table:table-cell>
          <table:table-cell table:number-columns-repeated="2" office:value-type="string" calcext:value-type="string">
            <text:p>MKTTALRIKGLSIAAAIALSTLAPAAFSQTSPPTSASLNATSGPLSVSTASVFLPVGFGGGTIYYPTVAGKYGVIAISPGFTATESSIAWLGRRIATHGFVVITLNTNTTLDQPDSRATQLMAALRYVLNSSGSAVRARIDPTRLAVAGHSMGGGGSLIAARDNPTLKASYPMTPWNISSNFSTVRVPTMIIGADGDTIAPVASHARPFYASLPSSTLKAYGELNGATHFAPNTTNTPIGRYAVTWMKRFVDGDTRYSPFLCGAQHTSYATSRIFDRYNQNCPY</text:p>
          </table:table-cell>
          <table:table-cell office:value-type="string" calcext:value-type="string">
            <text:p>SRR4128967_345579</text:p>
          </table:table-cell>
          <table:table-cell table:formula="of:=IF([.B126]=[.C1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7672960_23882</text:p>
          </table:table-cell>
          <table:table-cell table:number-columns-repeated="2" office:value-type="string" calcext:value-type="string">
            <text:p>MKTSVTNFAKVTLTVATLLASAIASAQYTKGPDPTVAGLERDGSFTVRTTTVSSLAAVGFGKGTIYYPSAAGSYGVIAVSPGFTAYQSSISWIGSRLASHGFVVITIDTNTTSDQPDSRGSQLKAALDKVVSLSKSSSNVLYNKVDASRLAVAGHSMGGGGTLSAARDNPSYKAAVPLAPWHTTKSWPTLTVPTLIIGGEGDTVAGVSSHSIPFYTSISNSTKKAYMELNGEDHFFPQDATQYPLVGKYMISWFKRFVDNDTRYSAFICGAPHQTQIAVASKISDYRSNC</text:p>
          </table:table-cell>
          <table:table-cell office:value-type="string" calcext:value-type="string">
            <text:p>ERR7672960_23882</text:p>
          </table:table-cell>
          <table:table-cell table:formula="of:=IF([.B127]=[.C12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2" office:value-type="string" calcext:value-type="string">
            <text:p>MKTSRTRTATTTLTRLARLALAAAALLLSAAAQAQSSNPYQRGPDPTAASLEASAGPFAVSTTTVSSASGFGGGTIYYPTNTEGPFAAIAVVPGFTATQSSISWWGPRLASHGFVVITIDTNSTFDQPASRATQLMAALNYVVSLSNTSSSPIYGKVDSNRLGVMGHSMGGGGTLIAARDNPTLKAAIPLAPWNSSTNFSSVTVPTLIIACENDTVAPVSSHASPFYNSIPSSTDKAYLEINGGDHFCANSGNSNKAILGKYGVAWMKRFLDNDTRYSPFLCGAPHQADLSGSAISEYRDNCPY</text:p>
          </table:table-cell>
          <table:table-cell office:value-type="string" calcext:value-type="string">
            <text:p>AR######_11</text:p>
          </table:table-cell>
          <table:table-cell table:formula="of:=IF([.B128]=[.C12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2" office:value-type="string" calcext:value-type="string">
            <text:p>MKTSRTRRLALAAAALLLSVAAQAQSSNPYQRGPDPTAASLEASSGPFAVSTTTVSSASGFGGGTIYYPTNTEGPFAAIAVVPGFTGTQSSISWWGPRLASHGFVVITIDTNSTFDQPDSRATQLMAALNYVVSQSNTSSSPIYGKVDSNRLGVMGHSMGGGGTLIAARDNPTLKAAIPLAPWNSSTNFSSVTVPTLIIACENDTVAPVSSHASPFYNSIPSSTDKAYLEINGGDHFCANSGNSNKAILGKYGVAWMKRFLDNDTRYDPFLCGAPHQADGSAISEYRDNCPY</text:p>
          </table:table-cell>
          <table:table-cell office:value-type="string" calcext:value-type="string">
            <text:p>AR######_12</text:p>
          </table:table-cell>
          <table:table-cell table:formula="of:=IF([.B129]=[.C12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2" office:value-type="string" calcext:value-type="string">
            <text:p>MKTSRHSTATTTLTRLARLALAAAAVLLSAAAQAQVVIFQENFNSGLGQFTASGTVSTSSGGARMQGCGGGTDGTITSSPISTVGFTNLKLSFDRTTTGLDSGEAGIAEYSVNGSTWTVIESTQSSSGRVTIALPAAAAGQAALRLRFRVNASLSSETYTVDNIPLAGTPGGNSAPGPGGTPYQRGPDPTAASLEASDGPFAVATLTVSSASGYGAGTIYYPTNTEGPFAAIAVVPGYTGTQSSIQWLGPRLASHGFVVITIDTNSLSDNPESRATQLMAALNQLVTLSNTSGHPIYGKVDSNRLGVMGHSMGGGGTLVAARDNPTLKAAIPLAPWYSSTNFSGVTVPTLVVACQSDTVAPVSSHALPMYNSIPSSTDKAYLEISGGDHLCVTTGNGNKAIQGKYVVAWMKRFLDNDTRYSPFLCGAPHQADLSGSAVSEYRDTCPY</text:p>
          </table:table-cell>
          <table:table-cell office:value-type="string" calcext:value-type="string">
            <text:p>AR######_8</text:p>
          </table:table-cell>
          <table:table-cell table:formula="of:=IF([.B130]=[.C1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34</text:p>
          </table:table-cell>
          <table:table-cell table:number-columns-repeated="2" office:value-type="string" calcext:value-type="string">
            <text:p>MKTSNTRTARTIPGDTMSLGLTRLAKAAVLAAALLMSAAAQAQSNPYQKGPDPTAASLEATAGSFAVSTTSVSSLSASGFGGGTIYYPTAAGSYGAIAVSPGFTATQSSIAWLGPRLASHGFVVITIDTNSTLDQPDSRATQLMAALNYVVSLSQTSSSPIYGKVDANRLGVAGHSMGGGGTLIAARDNPTLKAAVPLAPWNTTKNFSSVTVPTLIIGCENDTVAPVSSHAIPFYNSIPSSTDKAYMELNGADHFCPQSSSNNPIIGKYMVAWMKRFVDNDTRYSPFLCGAPHQADLSSSAVSDYRSNCPY</text:p>
          </table:table-cell>
          <table:table-cell office:value-type="string" calcext:value-type="string">
            <text:p>AR######_134</text:p>
          </table:table-cell>
          <table:table-cell table:formula="of:=IF([.B131]=[.C13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00</text:p>
          </table:table-cell>
          <table:table-cell table:number-columns-repeated="2" office:value-type="string" calcext:value-type="string">
            <text:p>MKTSNSRRRRLAVAAGALLLAAAAHAQTNPYQKGPDPTSASLEATAGPFAVSTTSVSSSASGFGGGTIYYPTTAGSYGAIAISPGFTATQSSIAWLGRRLASHGFVVITIDTNSTLDQPASRATQLMAALNYVVNSSSSTVRSRVDANRLGVAGHSMGGGGTLIAARDNPTLKAAVPLTPWNTTKNFSSVTVPTLIIGAENDTVAPVSSHAIPFYNSLPSSTDKAYAELNGASHFAPNSSNTPIGKYSVAWMKRFVDNDTRYSPFLCGAPHTAYATSSAVSDYRSTCPY</text:p>
          </table:table-cell>
          <table:table-cell office:value-type="string" calcext:value-type="string">
            <text:p>AR######_100</text:p>
          </table:table-cell>
          <table:table-cell table:formula="of:=IF([.B132]=[.C13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06</text:p>
          </table:table-cell>
          <table:table-cell table:number-columns-repeated="2" office:value-type="string" calcext:value-type="string">
            <text:p>MKTSNSRQRRWAVGLGLLLLAAAAHAQTNPYQKGPDPTSASLNATAGPFAVATTSVSSSASGFGGGTIYYPTTAGSYAAIAISPGFTATQSSIAWLGRRLASHGFVVITINTNSTLDQPPSRATQLMAALRYLTNSSSSTVRSRVDANRLGVAGHSMGGGGTLIAARDNPTLKAAVPLTPWSTTKSFSTVRVPTLIVGAENDTVAPVSSHSIPFYNSLPSSLDKAYAELNGASHFAPNSTNTPIGRYSVAWVKRFMDNDTRYSPFLCGAPHTAYATSTVFSDYRSTCPY</text:p>
          </table:table-cell>
          <table:table-cell office:value-type="string" calcext:value-type="string">
            <text:p>AR######_106</text:p>
          </table:table-cell>
          <table:table-cell table:formula="of:=IF([.B133]=[.C13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362172_4989</text:p>
          </table:table-cell>
          <table:table-cell table:number-columns-repeated="2" office:value-type="string" calcext:value-type="string">
            <text:p>MKTSLAKAALLVASLLASSYASSAPGPSAPCTNCTRGPAPTVASLKSDNGPFNVAKFSVSGFLKGFGNSTVHYPTNTTGKMGAIAVIPGYLSYEDSIEWWGPRLASHGFVVITMNTNSIYDQPDSRATQLSKALDYVIAQSNTSSSPIAGKVDSTRLGAIGWSMGGGGSLKLSTQRSLNAIIPQAPYYAGIDSFNTIKTPTMILACSADVVAPVGVHASPFYNKIPSTTPKAFLEIYGGSHFCANSGYPNEDLLGMYGISWMKRFIDFDSRYSQFLCGPNHEADFSISEYRENCPY</text:p>
          </table:table-cell>
          <table:table-cell office:value-type="string" calcext:value-type="string">
            <text:p>SRR14362172_4989</text:p>
          </table:table-cell>
          <table:table-cell table:formula="of:=IF([.B134]=[.C1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73</text:p>
          </table:table-cell>
          <table:table-cell table:number-columns-repeated="2" office:value-type="string" calcext:value-type="string">
            <text:p>MKTNRRRRLGRLALAAAALLLSVAAQAQNGSAPPGPDPDPDPNPPESDNPYPRGPDPTAATLEASSGPFAVSSFRPSSTPGFGGGTIYYPTNTNEGPFAAIAVAPGFVGTESTIDWLGPRLASHGFVVITIDTNSLFDFPDSRASQLMAALDIVIAESNTGSSPISGLVDPDRTGLMGHSMGGGGSLIAARDNPTIDAVIPLAPWNSSTNFSAIDVPTLIVACENDTVAPVSQHASPMYESIPSSVDKAFLEINGGDHFCANSGNANQDILGKYIVSWMKRFLDQDTRYDPFLCGPNHEADLSGPDISEYRDTCPY</text:p>
          </table:table-cell>
          <table:table-cell office:value-type="string" calcext:value-type="string">
            <text:p>AR######_73</text:p>
          </table:table-cell>
          <table:table-cell table:formula="of:=IF([.B135]=[.C13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74</text:p>
          </table:table-cell>
          <table:table-cell table:number-columns-repeated="2" office:value-type="string" calcext:value-type="string">
            <text:p>MKTNRRRRLGRLALAAAALLLSVAAQAQNGSAPPGPDPDPDPNPPESDNPYPRGPDPTAATLEASSGPFAVSSFRPSSTPGFGGGTIYYPTNTNEGPFAAIAVAPGFVGTESTIDWLGPRLASHGFVVITIDTNSLFDFPDSRASQLMAALDIVIAESNGSSPISGLVDPDRTGLMGHSMGGGGSLIAARDNPTIDAVIPLAPWNSSTNFSAIDVPTLIVACENDTVAPVSQHASPMYESIPSSVDKAFLEINGGDHFCANSGNANQDILGKYIVSWMKRFLDQDTRYDPFLCGPNHEADPDISEYRDTCPY</text:p>
          </table:table-cell>
          <table:table-cell office:value-type="string" calcext:value-type="string">
            <text:p>AR######_74</text:p>
          </table:table-cell>
          <table:table-cell table:formula="of:=IF([.B136]=[.C13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2" office:value-type="string" calcext:value-type="string">
            <text:p>MKTNRRRRLALAAAALLLSVAAQAQNGSAPPGPDPDPDPNPPESDNPYQRGPDPTAASLEASSGPFAVSTTTVSSASGFGGGTIYYPTNTEGPFAAIAVVPGFVGTESSIDWWGPRLASHGFVVITIDTNSVFDQPDSRATQLMAALDYVISQSNTSSSPISGMVDSNRLGVMGHSMGGGGSLIAARDNPTLKAAIPLAPWNSSTNFSAITVPTLIIACENDTVAPVSSHASPFYNSIPSSTDKAFLEINGGDHFCANSGNSNKDILGKYGVAWMKRFLDNDTRYDPFLCGPNHEADGSAISEYRDTCPY</text:p>
          </table:table-cell>
          <table:table-cell office:value-type="string" calcext:value-type="string">
            <text:p>AR######_13</text:p>
          </table:table-cell>
          <table:table-cell table:formula="of:=IF([.B137]=[.C13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2" office:value-type="string" calcext:value-type="string">
            <text:p>MKTNRRKKLALAASALLLSMSAFATNPSPDPDPDPDPNPCESDCGYQRGPDPTASSLEASSGPYSVSTTNVSSFVSGFGGGTIHYPTNTSGQMGAIAVVPGFVSSESSIEWWGPRLASHGFVVITIDTNSVFDQPDSRATQLSAALDYVISQSNSSSSPISGMVDSNRLGAMGWSMGGGGSLKLATDRNLKAAIPLAPWNSGSNNFDEITTPTLIIACENDAVAPVSSHASPFYNDIPNSTDKAFLEINNGDHFCANSGNSNEDILGKYGVAWMKRFIDNDTRYDQFLCGPNHEADSAISEYRDTCNY</text:p>
          </table:table-cell>
          <table:table-cell office:value-type="string" calcext:value-type="string">
            <text:p>AR######_14</text:p>
          </table:table-cell>
          <table:table-cell table:formula="of:=IF([.B138]=[.C1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56</text:p>
          </table:table-cell>
          <table:table-cell table:number-columns-repeated="2" office:value-type="string" calcext:value-type="string">
            <text:p>MKTNMLTKLALAASALLLSMSVFATTPSPGPEPDPDPSPCSSSNGYQRGPDPTASALEANSGPYSVSTINVSSFVSGFGGGTIHYPTNASGQMGAIAVVPGYVSYESSIEWWGPRLASWGFVVITIDTNSIYDQPDSRANQLSAALDYVIDQSNSSSSPISGMVDPNRLGAIGWSMGGGGSLKLATDRNLKAIIPQAPWYSGFNDFDEINTPTFIIACELDAVAPVASHASPFYNDIPNSTPKAFLEINNGDHFCANSGYPNEDILGKYGVAWMKRFIDNDTRYDQFLCGPNHEADYDISEYRDNCNY</text:p>
          </table:table-cell>
          <table:table-cell office:value-type="string" calcext:value-type="string">
            <text:p>AR######_56</text:p>
          </table:table-cell>
          <table:table-cell table:formula="of:=IF([.B139]=[.C13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39970_584981</text:p>
          </table:table-cell>
          <table:table-cell table:number-columns-repeated="2" office:value-type="string" calcext:value-type="string">
            <text:p>MKTLSLSKTLLSALAASALLFSASALATNPAPPADEPSNPGGSSPYQRGPDPSVSFLEGSRGQYRVANTNVSGLVSGFGGGTIHYPSNAEGSMAAVVVIPGFVSAESSIDWWGPKLASYGFVVMTIDTNTGFDQPPSRARQINSALDYLVDQNTDRNSPVRGMIDTQRLGVIGWSMGGGGTLRVASEGRIKAAIPLAPWDTSSFYARRAAAPTLIFACQSDVIAPVRSHASPFYNSLPSGIDKAYVELNNGSHYCGNGGSSFGRYDAVLGRFGVSWMKRFLDQDTRYTQFLCGPRHTSDRQISEARTTCNF</text:p>
          </table:table-cell>
          <table:table-cell office:value-type="string" calcext:value-type="string">
            <text:p>SRR14039970_584981</text:p>
          </table:table-cell>
          <table:table-cell table:formula="of:=IF([.B140]=[.C1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641118_142160</text:p>
          </table:table-cell>
          <table:table-cell table:number-columns-repeated="2" office:value-type="string" calcext:value-type="string">
            <text:p>MKTLFKAAVLCGAMLTSLGVLAQANPYQKGPDPTVSNLEAARGSFAVSSTSISGLSATGFGGGSLHYPTAAGSYGLIAVAPPYLAQSSSIAWLGPRLASHGFVVVMIDVNSTLDFPESRSRQQLAAIDYAIAQSARTTSPIYRKVDTTRRGVSGHSMGGGASILTARNAPANIKGAFPLTPWSSDKNFSSLQVPTGYLACESDTVAANADHSLNFYNRMPASTPKGYYELRGESHFCPQSTANNPVIGKYLVAWMKRFVDNDTRFSPFLSGALPNADLSSRRFSALRTSGL</text:p>
          </table:table-cell>
          <table:table-cell office:value-type="string" calcext:value-type="string">
            <text:p>ERR10641118_142160</text:p>
          </table:table-cell>
          <table:table-cell table:formula="of:=IF([.B141]=[.C1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541433_19998</text:p>
          </table:table-cell>
          <table:table-cell table:number-columns-repeated="2" office:value-type="string" calcext:value-type="string">
            <text:p>MKTLFASAALVASSLLATSAFSAPYPSAPCNDCQRGPNPTTASLENENSGPYNVDDMNVSSWVFGFGGGTIHYPTNASGQMGAIAVIPGYLSYESSIEWWGPRLASHGFVVITMNTNSIYDQPNSRADQLDAALDYVIDESNSTFSPISGMVDETRLGAIGWSMGGGGSLKLATERSLNAIIPQAPWYAGFNDFDEINTPTFFIACELDAVAPVASHVDDFWGDVPNSTPKAYVEINNGDHFCANSGNSDEDILGKYGISWMKRFIDFDTRYNQFLCGPNHEADYDISEWRDNCNF</text:p>
          </table:table-cell>
          <table:table-cell office:value-type="string" calcext:value-type="string">
            <text:p>SRR26541433_19998</text:p>
          </table:table-cell>
          <table:table-cell table:formula="of:=IF([.B142]=[.C14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0309463_795_R169</text:p>
          </table:table-cell>
          <table:table-cell table:number-columns-repeated="2" office:value-type="string" calcext:value-type="string">
            <text:p>MKTKRHRTATTTVPLPKRSRLARLALAAALLLLSFAAQAQVVIFQENFNSGLGQFTASGTVSTSSGGARMQGCYGCTDGAITSSPISTVGFTNLSLSFDRTTTGLDSGEAGIAEYSTNGSTWTVIESTQSTSSGRVTIALPAAAAGQAALRLRFRVNASLSSETYTVDNIQLEGTPGGGPGGNP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  <table:table-cell office:value-type="string" calcext:value-type="string">
            <text:p>SRR20309463_795_[dTail,insR169]</text:p>
          </table:table-cell>
          <table:table-cell table:formula="of:=IF([.B143]=[.C14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is_petase_R169</text:p>
          </table:table-cell>
          <table:table-cell table:number-columns-repeated="2"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_[altCDS,dTail,insR169]</text:p>
          </table:table-cell>
          <table:table-cell table:formula="of:=IF([.B144]=[.C14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fast_petase_R169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  <table:table-cell office:value-type="string" calcext:value-type="string">
            <text:p>MKTKRHRTATTTVPLPKRSRLARLALAAALLLLSFAAQAQVVIFQENFNSGLGQFTASGTVSTSSGGARMQGCYGCTDGAITSSPISTVGFTNLSLSFDRTTTGLDSGEAGIAEYSTNGSTWTVIESTQSTSSGRVTIALPAAAAGQAALRLRFRVNASLSSETYTVDNIQLEGTPGGGPGGNPYQ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  <table:table-cell office:value-type="string" calcext:value-type="string">
            <text:p>FAST-PETase_[dTail,insR169]</text:p>
          </table:table-cell>
          <table:table-cell table:formula="of:=IF([.B145]=[.C14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N152_R169</text:p>
          </table:table-cell>
          <table:table-cell table:number-columns-repeated="2" table:style-name="ce1" office:value-type="string" calcext:value-type="string">
            <text:p>MKTKRHRTATTTVPLPKRSRLARLALAAALLLLSFAAQAQVVIFQENFNSGLGQFTASGTVSTSSGGARMQGCYGCTDGAITSSPISTVGFTNLSLSFDRTTTGLDSGEAGIAEYSTNGSTWTVIESTQSTSSGRVTIALPAAAAGQAALRLRFRVNASLSSETYTVDNIQLEGTPGGGPGGNPYQ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  <table:table-cell table:style-name="ce1" office:value-type="string" calcext:value-type="string">
            <text:p>AR######_152_[dTail,insR169]</text:p>
          </table:table-cell>
          <table:table-cell table:style-name="ce1" table:formula="of:=IF([.B146]=[.C146]; 1; 0)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N169</text:p>
          </table:table-cell>
          <table:table-cell table:number-columns-repeated="2" office:value-type="string" calcext:value-type="string">
            <text:p>MKTKRHRTATTTVPLPKRSRLARLALAAALLLLSFAAQAQVVIFQENFNSGLGQFTASGTVSTSSGGARMQGCYGCTDGAITSSPISTVGFTNLSLSFDRTTTGLDSGEAGIAEYSTNGSTWTVIESTQSTSSGRVTIALPAAAAGQAALRLRFRVNASLSSETYTVDNIQLEGTPGGGPGGNPYQRGP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  <table:table-cell office:value-type="string" calcext:value-type="string">
            <text:p>AR######_169</text:p>
          </table:table-cell>
          <table:table-cell table:formula="of:=IF([.B147]=[.C14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234379_583440_R169</text:p>
          </table:table-cell>
          <table:table-cell table:number-columns-repeated="2" office:value-type="string" calcext:value-type="string">
            <text:p>MKTKRHRTATTTVPLPKRSRLARLALAAALLLLSFAAQAQVVIFQENFNSGLGQFTASGTVSTSSGGARMQGCYGCTDGAITSSPISTVGFTNLSLSFDRTTTGLDSGEAGIAEYSTNGSTWTVIESTQSTSSGRVTIALPAAAAGQAALRLRFRVNASLSSETYTVDNIQLEGTPGGGPGGNPYQRGPDPTAAL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  <table:table-cell office:value-type="string" calcext:value-type="string">
            <text:p>SRR22234379_583440_[dTail,insR169]</text:p>
          </table:table-cell>
          <table:table-cell table:formula="of:=IF([.B148]=[.C14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371989_72478_R169</text:p>
          </table:table-cell>
          <table:table-cell table:number-columns-repeated="2" office:value-type="string" calcext:value-type="string">
            <text:p>MKTKRHRTATTTVPLPKRSRLARLALAAALLLLSFAAQAQVVIFQENFNSGLGQFTASGTVSTSSGGARMQGCYGCTDGAITSSPISTVGFTNLSLSFDRTTTGLDSGEAGIAEYSTNGSTWTVIESTQSTSSGRVTIALPAAAAGQAALRLRFRVNASLSSETYTVDNIQLEGTPGGGPGGNPYQ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  <table:table-cell office:value-type="string" calcext:value-type="string">
            <text:p>SRR15371989_72478_[dTail,insR169]</text:p>
          </table:table-cell>
          <table:table-cell table:formula="of:=IF([.B149]=[.C14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822306_273555</text:p>
          </table:table-cell>
          <table:table-cell table:number-columns-repeated="2" office:value-type="string" calcext:value-type="string">
            <text:p>MKTIERGQRRCAVGLGLLLLAAAAHAQTNPLAKGPDPTSALLNANAGPFAIASTAVPSSVAGFGGGTVYYPTAAGSYATVAICPGFTATQSSIAWIGQRMASHGFVAMTINTNSTFDQPPSRATQLMAALRYLTNSSNSTVRARVDASRLGVAGHSMGGGGTLMAARDNTTLKAAVPLTPWSQTKSFSTVRVPTLVVGAENDTVAPVAQHSIPFYTSLPASLDKAYAELNNASHFAPNSTNTAIGRYSVAWVKRFMDNDTRYEPFLCGAPHTAFATPTVFSDYRSTCPYQ</text:p>
          </table:table-cell>
          <table:table-cell office:value-type="string" calcext:value-type="string">
            <text:p>ERR10822306_273555</text:p>
          </table:table-cell>
          <table:table-cell table:formula="of:=IF([.B150]=[.C15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046399_6024</text:p>
          </table:table-cell>
          <table:table-cell table:number-columns-repeated="2" office:value-type="string" calcext:value-type="string">
            <text:p>MKTIARWQRRCAVGLGLLLLAAAAQSQTNPFQKGPDPTSTILNATAGPFAVATASVPSSVAGFGGGTVYYPTTAGSYAALALCPGFTATQSSIAWIGRRLATHGFVVITINTNSTFDQPPSRATQLMAALRYLTNSSSTTVRSRIDANRLGVGGHSMGGGGTLMATRDNPSLKVGIPMTPWSSTKSFSTVRVPTIIFGGENDTVAPVSSHSIPFYTSLPSSLDKAYAELNGASHFAPNSTNTPIGRYAVSWAKRFMDNDTRYDTFLCGSAHTAFATPAVFSDYRSTCPY</text:p>
          </table:table-cell>
          <table:table-cell office:value-type="string" calcext:value-type="string">
            <text:p>DRR046399_6024</text:p>
          </table:table-cell>
          <table:table-cell table:formula="of:=IF([.B151]=[.C15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430510_32059</text:p>
          </table:table-cell>
          <table:table-cell table:number-columns-repeated="2" office:value-type="string" calcext:value-type="string">
            <text:p>MKSTQGSKFALSLLTAGTLLFSMSALGFNAPDPDPQPDPDPCEGDCGYTRGPDPTTSLLEASSGPYSVRTDSVSSRVSGFSGGTIYYPTGTSGRMGAIVVAPGFLSPESSISWWGPRLASHGFVVITVQINSGYDQPASRQAQMDAALDHVISESNSSSSPISGMVDSSRLGAMGWSMGGGGALRMAAGDRLSAAIPLAPWHSGRDNFDQIRTPTLIFACENDSVAPVRSHASPFYNDIPNSTSKAFFEINGGSHTCANGGRSNGDLLGRIGVSWMKRHIDQDTRYNQFLCGPNHESDGDISEYRGTCPL</text:p>
          </table:table-cell>
          <table:table-cell office:value-type="string" calcext:value-type="string">
            <text:p>SRR15430510_32059</text:p>
          </table:table-cell>
          <table:table-cell table:formula="of:=IF([.B152]=[.C15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769279_34127</text:p>
          </table:table-cell>
          <table:table-cell table:number-columns-repeated="2" office:value-type="string" calcext:value-type="string">
            <text:p>MKSQFRKKIKKAKLESALKVFGAFMFASAISTPAAFAINPGGNSDGNSDAGCNSNCSLGIDPTSEMLEKEQGPYVIDYIDIPKSVAGFAGGRIHFPKGLDQRLGLVVIGPGFLYTDESSSRWLGPRLASNGFVTVNINFNTVMDQPDMRANQYDKALDYVIKLSKDSSSPLYGLVDENRLGAAGWSMGGGAALKLSNMRPLKAIMPWAPWYIPAGAFSSVQTPSLIIACKGDIIAPEGIHASAFYNVIPDSTPKEYVKFAKGNHWCSNNRSNYKPLIGKLSIAWFKRFMDEDNRYEKFICDGDIKDESGVAEFRDNCGSWK</text:p>
          </table:table-cell>
          <table:table-cell office:value-type="string" calcext:value-type="string">
            <text:p>ERR9769279_34127</text:p>
          </table:table-cell>
          <table:table-cell table:formula="of:=IF([.B153]=[.C15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4801149_9489</text:p>
          </table:table-cell>
          <table:table-cell table:number-columns-repeated="2" office:value-type="string" calcext:value-type="string">
            <text:p>MKSFVKMCVGCVLALVMLAGISSADYRRGPNPSDSMLEARTGPFDFERSTVSRLSAGGYGGGTLFYPTNTNEGPFAGIVVCPGYMESDGQVDWWGPRLASNGFVVFVMQPQNTYMNQPSQRGNQMLDALDDLVSWNNSRNHAIYGLLDPNRLGLMGHSMGGGGTLIAAEDEANNPAVKAAIPLAPYALEKDFSRITCPTMIVACGADMIAPVAQHAMPFYRSLSDSIDKMFIEFAGDSHFCVIDGNMHMPTLGKLGIAWMKVFMDEDARYLTFLNDTNYGATMEVSRFQSNRPYSVPGGGTSGDCQQWTSSNDQHVSAGRAYTQQETVGCDTVTTYYAVGSNMSIGTSGYSSTTLHSSDGGNSYYTGSCP</text:p>
          </table:table-cell>
          <table:table-cell office:value-type="string" calcext:value-type="string">
            <text:p>ERR4801149_9489</text:p>
          </table:table-cell>
          <table:table-cell table:formula="of:=IF([.B154]=[.C15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9643230_217764</text:p>
          </table:table-cell>
          <table:table-cell table:number-columns-repeated="2" office:value-type="string" calcext:value-type="string">
            <text:p>MKSFLKKIYLGTGMLLVSANALSYTPAPTPNPTPITTPVECQDDCDFSRGPNPTSSSIEGVGPYSVATQNVPSSVSGFGGGTIHYPRGISGTVGAIAVVPGFVSPESSIIWWGPRLASHGFVVITIATNSIFDQPASREAQLGRALDYVINQNNSSNSPISGLVDTSRLGAMGWSMGGGGSLRLASGDRLSAVIPLAPWNEGSRGFRQLETPTLVIACERDLIAPVGVHASPFYNAIPSTTDKAFLEVNNGSHSCANGGGINGGLLSKYGVSWMKRFIDNDTRYQQFLCGPNHAANPAISEYRDTCNY</text:p>
          </table:table-cell>
          <table:table-cell office:value-type="string" calcext:value-type="string">
            <text:p>SRR9643230_217764</text:p>
          </table:table-cell>
          <table:table-cell table:formula="of:=IF([.B155]=[.C15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5855429_11905</text:p>
          </table:table-cell>
          <table:table-cell table:number-columns-repeated="2" office:value-type="string" calcext:value-type="string">
            <text:p>MKRTLSLRRLWQAMAACASLCIAAAASAQVGPDPTSAGLEASAGPFTVSTSSVSSYVRGFGGGTIYYPSAAGQYGVVAISPGFTATQSSVAWLGRRLASHGLVVITINTNSVFDMPASRATQLMAALNHVVSGASSTIRSRVDSTRLAVSGHSMGGGGALIAAQNNPTLRASLPLTPWNNATNFDTVRVPTLIFGADGDTVASASSHARPFYASLPATTLKAYAELNNANHSTPNSTNTPIGRYSVAWMKRFVDADARYSPFLCGEPHRTYATPAVFDRYNQNCPY</text:p>
          </table:table-cell>
          <table:table-cell office:value-type="string" calcext:value-type="string">
            <text:p>SRR5855429_11905</text:p>
          </table:table-cell>
          <table:table-cell table:formula="of:=IF([.B156]=[.C15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5727962_708236</text:p>
          </table:table-cell>
          <table:table-cell table:number-columns-repeated="2" office:value-type="string" calcext:value-type="string">
            <text:p>MKNTAFRKVSVVAVTFLLSVTAFAGGGGGGGGDNSGALPLPDTCNSNCGYELGPNPSLSFVQANRGPQPTTTTNVSSSVDGFGGGTIYYPTNISQEMAAISIAPGFTNTQSAVAWWGPVLASHGFVVITIDTNGRFDQPESRSRQLDAALNHLISESDRSSSPISGLVDRNRLATMGFSMGGGGSLRSASRNRLSAAVPLAPWSVGGNNFNQIGVPTMIMACENDGTAGINQHARPFYNAIPGSTDKVYLEINDGPHNCANGNNINNATLSTYGVSWMKRFLDKDRRFNQFLCGPNHEANSRISQFRDTCLF</text:p>
          </table:table-cell>
          <table:table-cell office:value-type="string" calcext:value-type="string">
            <text:p>SRR25727962_708236</text:p>
          </table:table-cell>
          <table:table-cell table:formula="of:=IF([.B157]=[.C15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936846_204_lib_contig</text:p>
          </table:table-cell>
          <table:table-cell table:number-columns-repeated="2" office:value-type="string" calcext:value-type="string">
            <text:p>MKNKNPTLPLLSATPLPGAALAKTGLAVAAMLCSFAAQAQVAIFQESFSSGLGGFTATGTVGTGTGAARLEGCYGCTDGAITSGAISTQGFTGLSLSFDRVTSGLDSGEAGIAEYSTNGSTWTAVESTRVTTNGRVTFSLPDTAAGQAALRLRFRIDASLSSETYTVDNVQLTGIPGDTGTNPYAKGPNPTTSMLESSTGPFTYATTNVSEFSASGYGGGTIYHPTNVAGPFAAIAISPGYTGTKSTMSWWGERLASHGFVVITIDTNSIYDQPYERAPQLMAALRQLVTFSNTSSHPIYRKVDPNRLGVMGHSMGGGGTLIAARDNPTLKAAIPLAPWNTSTDFSSVRVPTLVVACESDTIAPVSQHASPFYNSIPASATKKAFMEMNNGDHFCVMTGNDYTRIMGKYGVAWMKRFMDNDTRYSPFLCGAPHQADLSNIQISEYRENCPY</text:p>
          </table:table-cell>
          <table:table-cell office:value-type="string" calcext:value-type="string">
            <text:p>ERR9936846_204</text:p>
          </table:table-cell>
          <table:table-cell table:formula="of:=IF([.B158]=[.C15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789850_92482</text:p>
          </table:table-cell>
          <table:table-cell table:number-columns-repeated="2" office:value-type="string" calcext:value-type="string">
            <text:p>MKNITIRSTVRAAVAATLAATAVSGFAQTTAPTSASLNATAGPLAVSTSTVTAPRGFGGGTIYYPTTQARYGVIAISPGFTATETSLAWLGRRIATHGFVVITLNTLTTLDQPASRATQLMAALNHVVNSSPAAVKARIDTARLAVAGHSMGGGGALIAARDNPTLKASYSLTPWNTNSSFSTVRVPTMIVGADGDTIAPVGTHARPFYAALPGTTSKAYGELNNGTHFSPNSTNTPIGRYGVAWMKRFLDADTRYSTFLCGAEHTSYATALVFDRYNQNCPY</text:p>
          </table:table-cell>
          <table:table-cell office:value-type="string" calcext:value-type="string">
            <text:p>ERR10789850_92482</text:p>
          </table:table-cell>
          <table:table-cell table:formula="of:=IF([.B159]=[.C15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WP_058088494</text:p>
          </table:table-cell>
          <table:table-cell table:number-columns-repeated="2" office:value-type="string" calcext:value-type="string">
            <text:p>MKNAPIRSVLATCLVAAAASALAQTTAPTSASLNASAGPLSVSTASVTAPRGFGGGTIYYPTTQARYGVIAISPGFTATQISIAWLGRRIATHGFVVITLNTLTTLDQPDSRANQLMAALNHVINSSSSAVKARIDTSRLAVAGHSMGGGGALIAARDNPTLKASYPLTPWNINSAFTTVRVPTMIVGADGDTIAPVGTHARPFYAALPGATSKAYGELNGATHFSPNSTNTPIGRYGVAWMKRFLDGDTRYSTFLCGTEHTRYATALVFDRYNQNCPY</text:p>
          </table:table-cell>
          <table:table-cell office:value-type="string" calcext:value-type="string">
            <text:p>WP_058088494.1</text:p>
          </table:table-cell>
          <table:table-cell table:formula="of:=IF([.B160]=[.C16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3636745_2174529</text:p>
          </table:table-cell>
          <table:table-cell table:number-columns-repeated="2" office:value-type="string" calcext:value-type="string">
            <text:p>MKLTFVPLAITVVATLTCTSVVAKINLVESQVIQISELKKPAESLIDKSAQTAALPIPPSIATCIDDSAISADNLSQAKDNGPFAISSKDIPRQSAIGFGGGTIHYPINASGCGLLAAIAVVPGFVSYESSIKWLGPRLAAWGFVVITINTDSIYDNPDSRARQLSAALDTIISDDNVGSIVDPNRLGAIGWSMGGGGALKLATVRDEVRAIVPLAPYHDKDYGEVSTPTLVIACQFDRIARNKKYGSMFYDKAIGPKMKVELNNASHFCPSYRFNEILLSKPIIAWMQRYINEDERFDKLLCANETYSENPRFSSYDYANCS</text:p>
          </table:table-cell>
          <table:table-cell office:value-type="string" calcext:value-type="string">
            <text:p>SRR23636745_2174529</text:p>
          </table:table-cell>
          <table:table-cell table:formula="of:=IF([.B161]=[.C16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1130500_826597</text:p>
          </table:table-cell>
          <table:table-cell table:number-columns-repeated="2" office:value-type="string" calcext:value-type="string">
            <text:p>MKLINKSKLALAAGTLLAASTVFATTGGGGGGGGTGGDIPCNDCSNGYQRGSVPSTSQLEANNGPYSVSTYTVSSYSASGFGGGTIHYSTETGGEQGAIAVIPGYLSYEDSIKWWGPRLASWGFVVITIDTNSIYDQPDSRADQLSAALDYLISESGSSSSPISGLVDENRVGAIGWSMGGGGSLKLSTERDIDAIIPQAPYYSGYNTFNTITTPTMIIACESDTVAPVSSHASPFYNTIPSSTPKAFMEIRGGDHYCANSDKPDADILGRNGVAWMKRFIDKDTRYSQFLCGPNFEADYDISEYRDNCNY</text:p>
          </table:table-cell>
          <table:table-cell office:value-type="string" calcext:value-type="string">
            <text:p>SRR21130500_826597</text:p>
          </table:table-cell>
          <table:table-cell table:formula="of:=IF([.B162]=[.C16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697023_14244245</text:p>
          </table:table-cell>
          <table:table-cell table:number-columns-repeated="2" office:value-type="string" calcext:value-type="string">
            <text:p>MKLERSVAQATSVARGARRHEKPSSLTSVALAGVSLALFSTFAHADVLLQENFDGNLGQFSSSGSVTVTTSGARMAGSYGGTDGAITSPAISTVGFTGLSLSYTRTTTGLDSGEGGFLEYSTNGTTFTSLGSTQSASGPVTVALPAAVENQAALRLRWRVNASLSSEYYTVDTILLEGTGGTSCEPNCPPTGNPYQRGP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  <table:table-cell office:value-type="string" calcext:value-type="string">
            <text:p>ERR3697023_14244245</text:p>
          </table:table-cell>
          <table:table-cell table:formula="of:=IF([.B163]=[.C16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2762187_7288</text:p>
          </table:table-cell>
          <table:table-cell table:number-columns-repeated="2" office:value-type="string" calcext:value-type="string">
            <text:p>MKKSILEKIAVGTGALLFSVSAFSFTPSPTPDPDPDPDPTPCQGECDFTRGPNPTSSYLEASRGPYTVRNVSVSRSVSGFGGGTIHYPTNTTGTMGAIAIVPGFLAGESSISWWGPRLASHGFVVITIATNSTFDQPASRETQLGRALDYLVSQSNSSSSPISGKVDSARLGAMGWSMGGGGTLRLASGSRLVAAIPLAPWHSGSNNFNRIQTPTMIIACENDTTAAVRSHASPFYNSIPSSTDKAFLEINNGSHSCANGGGSNGGLLGKYGVSWMKRFMDQDTRYNQFLCGPNHAANSAISEYRETCNY</text:p>
          </table:table-cell>
          <table:table-cell office:value-type="string" calcext:value-type="string">
            <text:p>ERR2762187_7288</text:p>
          </table:table-cell>
          <table:table-cell table:formula="of:=IF([.B164]=[.C16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541423_84165</text:p>
          </table:table-cell>
          <table:table-cell table:number-columns-repeated="2" office:value-type="string" calcext:value-type="string">
            <text:p>MKKSIFSKLVVSAGALLLSSTLYASGGGSGGGGSVPPVGNNPCGPDPSSSALSRTGSSGPFSVATKNVSSFSASGFGGGTIHYPTNSNCGRMGGIAVVPGYVSYESSIEWWGPRLASWGFVVITINTNSIYDQPNSRADQLSAALDHIIDDSTVGSLVDPDRLGAIGWSMGGGGSLKLATDRARVRAIIPQAPWYSGSYGSMDTPAFMIACENDAIAPTSSHVDDFYRDASGPKMKIEVNNGSHYCANSGYNESLLGKPGIAWMKRYIDGDTRYNQFLCGNESYGSSYEVSDYDYASCP</text:p>
          </table:table-cell>
          <table:table-cell office:value-type="string" calcext:value-type="string">
            <text:p>SRR26541423_84165</text:p>
          </table:table-cell>
          <table:table-cell table:formula="of:=IF([.B165]=[.C16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579315_76907</text:p>
          </table:table-cell>
          <table:table-cell table:number-columns-repeated="2" office:value-type="string" calcext:value-type="string">
            <text:p>MKKNIFKKACLSALVIAFSLSAHSGGGGGDDGGSDQLPLPDSCNSNCGYEVGPNPTLSALEATQGPLSVSASTVSSSVDGFGGGTIYYPNNASQELATIAVAPGFTNTQSAIQWWGPLLASHGYVVITIDTNGRFDNPGSRSLQLDAALSYLISEGNRSSSDISGLVDENRLATMGFSMGGGGTLISASRNRLSAAVPMAPWNTGGNDFDAIGVPTLIFACEDDSTARINSHASPFYNSIPSSTDKAYMEINNGPHNCANGNNGNGNDALLSTYGVSWMKRFLDKDSRYDQFLCGPNHVANSKINEYRDTCNY</text:p>
          </table:table-cell>
          <table:table-cell office:value-type="string" calcext:value-type="string">
            <text:p>ERR1579315_76907</text:p>
          </table:table-cell>
          <table:table-cell table:formula="of:=IF([.B166]=[.C16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9045818_458708</text:p>
          </table:table-cell>
          <table:table-cell table:number-columns-repeated="2" office:value-type="string" calcext:value-type="string">
            <text:p>MKKLALKKLAACTFSLLFSLSAYSGGGDDGSNSGELPPPSTCSINCGFEIGPDPSLSFVRASQGPLPVSTSIVSSSVDGFGGGTIYYPSTITDEMATIAISPGFTASQSAIAWWGPLLASHGFVVITIDTNGTFDQPTSRGRQLDSALNYLISEGNRANSPVAGLIDENRLATMGHSMGGGGALQSAARNRLSASVPLAPFNTGSNDFNQINVPTMIMGCEDDGVAPVNSHAIPFYQDIPGTTDKALLEIANGPHNCANGGSSNNPTLSTYGVSWMKRFLDKDRRYDQFLCGPDHIADSRISDFRDTCTF</text:p>
          </table:table-cell>
          <table:table-cell office:value-type="string" calcext:value-type="string">
            <text:p>SRR9045818_458708</text:p>
          </table:table-cell>
          <table:table-cell table:formula="of:=IF([.B167]=[.C16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324216_19427_lib_contig</text:p>
          </table:table-cell>
          <table:table-cell table:number-columns-repeated="2" office:value-type="string" calcext:value-type="string">
            <text:p>MKIVKQAAVRSAVTHAGLAAILLCSSFAAQAQVAVFQENFSTGLGGFSATGTVSTSSGAARLQGCYGCTDAAITSGAISTVGFSGLSLSFDRVASGLDAGEAGTAEFSTDGVNWTAVEATRAQTTGRVTFNLPAGAAGQSALRLRFRIDASLSSETYSVDNVQLTATPGDTGGETGANPFAKGPAPTTALLEASVGPFTYTRTSVSRTAASGYGGGTIYHPTNVTGPFAAIAISPGYTAYQSSISWWGERLASHGFVVITIDTNSTSDQPGSRATQLMAALRQLVTYSNTSTHPLYRKVDPNRLGVMGHSMGGGGSLIAARDNPSLKAAISLAPWNSSTNFAAVQVPTLVVACESDSVASVASHASPFYNNIPASTKKAYLEINNGDHFCPITGNNYTRIMGKYGVSWMKRFMDNDTRYSQFLCGAPHQADLSSTQLSEYRENCPY</text:p>
          </table:table-cell>
          <table:table-cell office:value-type="string" calcext:value-type="string">
            <text:p>SRR26324216_19427</text:p>
          </table:table-cell>
          <table:table-cell table:formula="of:=IF([.B168]=[.C16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963791_1782184</text:p>
          </table:table-cell>
          <table:table-cell table:number-columns-repeated="2" office:value-type="string" calcext:value-type="string">
            <text:p>MKITAHKTARGVANFAKASLFVAALAVTSLANAQYQKGPDPTVSALERNGSFATRSTTVSRLSASGFGGGTIYYPTASGSYGAIAVSPGFTAYQSSISWIGERLSSHGFVVITIDTITTSDQPESRGNQLKAALDKVVSLSRTSSSPLYNKVDASRLGVAGHSMGGGGTLAAARDNPSYKAAVPLAPWHTTKSWSRVSVPTLIIGGSTDAIAGVALHSIPFYTSLPSSTKKAYMELSGEGHFYPQLPSNYPIVGRYMISWFKRFMDSDTRYSPFLCGAQHQADLRLFGPFSDYRENCPY</text:p>
          </table:table-cell>
          <table:table-cell office:value-type="string" calcext:value-type="string">
            <text:p>ERR9963791_1782184</text:p>
          </table:table-cell>
          <table:table-cell table:formula="of:=IF([.B169]=[.C16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207077_558</text:p>
          </table:table-cell>
          <table:table-cell table:number-columns-repeated="2" office:value-type="string" calcext:value-type="string">
            <text:p>MKIKNRTACTTAAPSPARRRLAMASLAAAGLLCSFTAQAQVAVFQENFTSGLGSFTAAGSATNSSGAARLAGCYGCTDGAITSGPISTVGFSSLSLSFDRVTSGLDIGEGGIAEYSTNGSTWTALETTRATSNGRVTFNLPAAAAGQTGLRLRFRIDANLSSETYTVDNIQLTGISGDGGGTNPHAKGPAPTASLLEASTGPFTYASTNVSSLSADGYGGATIFHPTNVAGPFAAIAISPGYTGTKSTMTWWGERLASHGFVVAVIDTNSIYDQPYQRAPQLMAALRQLVTFSNTSSHPIYRKVDPNRLGVMGHSMGGGGTLIAARDNPTLKAAIPLAPWNTSTNFSSVSVPTLVVACESDSIAPVNSHASPFYNSLPSSTRKAFMEMNNGDHFCVMNGNDFTRIMGKYGVAWMKRFLDNDTRYSPFLCGAQHQADLSNSQLSEYRENCPY</text:p>
          </table:table-cell>
          <table:table-cell office:value-type="string" calcext:value-type="string">
            <text:p>SRR13207077_558</text:p>
          </table:table-cell>
          <table:table-cell table:formula="of:=IF([.B170]=[.C17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534412_304166</text:p>
          </table:table-cell>
          <table:table-cell table:number-columns-repeated="2" office:value-type="string" calcext:value-type="string">
            <text:p>MKIKISMVRTALLITSLLASAYALSAPGPSAPCTDCARGPNPTVASLKSRTGPFSVAKFSVSGFLKGFGDSTVHYPTNTSGKMGAIAVIPGYLSYENSIEWWGPRLASHGFVVMTMNTSTIYDQPDSRANQLSRALDYLIEQSNSRTSPIAGKIDSTRLGVIGWSMGGGGSLKLATERSLNAIIPQAPYYAGLNSFNTIKTPTMILACGADVVAPVAAHASPFYYRVPSTTPKAFLEIYGGSHFCANSGYPNEDLLGMYGISWMKRFIDFDRRYDPFLCGPNHEANLAISDYRENCDY</text:p>
          </table:table-cell>
          <table:table-cell office:value-type="string" calcext:value-type="string">
            <text:p>SRR11534412_304166</text:p>
          </table:table-cell>
          <table:table-cell table:formula="of:=IF([.B171]=[.C17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287623_1288104</text:p>
          </table:table-cell>
          <table:table-cell table:number-columns-repeated="2" office:value-type="string" calcext:value-type="string">
            <text:p>MKIDSIIKFLCTALLVTFSLGVYAGGGGGGDEPSNDGQLPAPDTCTSNCGYANGANPTLSSLQASQGQYSVGTVNVSSSVNGFGGGTIYYPTNLSGELAAIAIAPGFTNTQSAVQWWGPVLASRGFVVVTINTNGRFDFPSSRSRQLDSALNYLIYLGEQSSGAISGKVDKNRLATMGFSMGGGGALESASRNRLSATVPLAPWYSGSNPFNQINVPSMIMACENDGTAGVNTHASPFYNRIPGSTDKVYLELNNGSHNCATGQDSNYRTTISTYGVSWLKRFLDKDSRYNQFLCGPNHVANARISEFRDTCNF</text:p>
          </table:table-cell>
          <table:table-cell office:value-type="string" calcext:value-type="string">
            <text:p>ERR9287623_1288104</text:p>
          </table:table-cell>
          <table:table-cell table:formula="of:=IF([.B172]=[.C17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698294_3076</text:p>
          </table:table-cell>
          <table:table-cell table:number-columns-repeated="2" office:value-type="string" calcext:value-type="string">
            <text:p>MKHFHRFGATLFRGAAIAGPLALLGVAHAQTTAPTSASLNATAGPLSIASSTVSSLAANGFGGGTIYYPTASGRFGVVAISPGFTASQSTIEWLGRRMASHGFVVITIDTITTLDYPDSRATQLRAALDHVINRASTTVRNKVDPARRAVAGHSMGGGGSLIAAQADSTLKAAYPMTPWNITENFSRVRVPTMIIGADGDTIAPVTSHARPFYASIPNTTFKAYGELNNATHFAPNVTNTPIGRYGVAWMKRFVDGDTRYSTFLCGAEQNRYNTSLVFDQYRSNCPY</text:p>
          </table:table-cell>
          <table:table-cell office:value-type="string" calcext:value-type="string">
            <text:p>ERR9698294_3076</text:p>
          </table:table-cell>
          <table:table-cell table:formula="of:=IF([.B173]=[.C17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954404_30870</text:p>
          </table:table-cell>
          <table:table-cell table:number-columns-repeated="2" office:value-type="string" calcext:value-type="string">
            <text:p>MKHDRRYRWGRLAGLAALLLAPVAAQAQTVLFSEDFEGGLGAFSAGGNVFTATVFNGTSGVRLRGGSSDGVITSPPISTEGFSEVTLFFERTTDGSLDFGEFGIAEVSVDGGATFAVVEATQGGPAAVSIPLGAAAADQAAVVLRFRIAASSFFEDIEVDNVVLEGVGSGDPGPGPDPDPGPDPDPDPDPEPEPDNPFARGPDPTEATLEASSGPFAVDSFRPSSTPGFGAGTIWYPSGTNEGPFAAIAVAPGFVGGESTIDWLGSRLASHGFVVITISTSSLFDFPDSRASQLLAALDIVIAESNGSSPISGLVDPDRTGLSGHSMGGGGSLIATEDHPSIDAVVPLAPWNPSTNFSAIDQPTLIVACENDTVAPVNQHASPMYESISSSVDKAFLEIDGADHFCVNSGNAQQDTLGKFIVSWMKRFLDQDTRYDPFLCGPDHEADPDISEFRDTCPF</text:p>
          </table:table-cell>
          <table:table-cell office:value-type="string" calcext:value-type="string">
            <text:p>SRR14954404_30870</text:p>
          </table:table-cell>
          <table:table-cell table:formula="of:=IF([.B174]=[.C17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512140_136352</text:p>
          </table:table-cell>
          <table:table-cell table:number-columns-repeated="2" office:value-type="string" calcext:value-type="string">
            <text:p>MKGIRTRVLPVGKKNTGVKMRCAWRRRVSAFTQSAILHNTHSQETPVMSDPRLSVARLAWAGILLMGAASATCQAQTNPFERGPDPTSSLLNASAGPLATASVAVASPTGFGGGTIYYPTAANTYGVIALCPGFTGTQSSVAWLGSRLASHGFVVVTMNTNSSLDFPASRATQLMAALNHVINNSNATVKSRIDPNRRAVGGHSMGGGGSLIAAQNNPSLKGAYPLTPWNTSTNFSGVGVPTMIIGADGDTTAPVGSHARPFYASLPAATLKAYGELNGATHSTPTSTNTPTGRYAVSWMKRFVDTDTRYSPFLCGAEHTSYATATVFDRYQQNCPY</text:p>
          </table:table-cell>
          <table:table-cell office:value-type="string" calcext:value-type="string">
            <text:p>SRR10512140_136352</text:p>
          </table:table-cell>
          <table:table-cell table:formula="of:=IF([.B175]=[.C17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056885_121</text:p>
          </table:table-cell>
          <table:table-cell table:number-columns-repeated="2" office:value-type="string" calcext:value-type="string">
            <text:p>MKFRLAKLAVLSCALASASAFAQYQKGPDPTTSSLERAGSFATRTISVSSLAASGFGGGRIYYPTASGSYGVIAVSPGYTGTASTMYFWGERLSSHGFVVIVIETNTLLDQPGSRANQLMAALNYTVSQGNSRTSALYGKVDGNRRGVAGHSMGGGGTLIAAADNASLKAAVPMAPWNLSSLSFRGIRVPTMIFGCQSDAIAPVNTHAVPFYNAIPSSTKKGYVEMRLDDHFCVMNGGGHYETLGKLGISWFKRFIDEDTRYSKFLCGTEYNATVRSTEVSDSKNNCPY</text:p>
          </table:table-cell>
          <table:table-cell office:value-type="string" calcext:value-type="string">
            <text:p>DRR056885_121</text:p>
          </table:table-cell>
          <table:table-cell table:formula="of:=IF([.B176]=[.C17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408973_194281</text:p>
          </table:table-cell>
          <table:table-cell table:number-columns-repeated="2" office:value-type="string" calcext:value-type="string">
            <text:p>MKFQRFLQATVLAGATLLSFGAAAIEIGPAPTKASLEASRGPFSVGQFTVSRPSGYGAGTVYYPTNAGAKVGAIAIVPGFVSYQSSIAWWGPRLASHGFVVITIDTNTTVDQPDSRSRQQLAALDQVIALSKTSSSPIYNKVDENRTGVMGWSMGGGGSLISAKNRPSIKAAAPQAPWNSSTNFSSVTVPTLIFACQSDIVAPVAQHASPFYNSITRAPKQYLEKTLGDHFCFNSANATVGLKGVAWMKRFIDGDTRYTSFACSNPNALGFSDFRTARCS</text:p>
          </table:table-cell>
          <table:table-cell office:value-type="string" calcext:value-type="string">
            <text:p>SRR10408973_194281</text:p>
          </table:table-cell>
          <table:table-cell table:formula="of:=IF([.B177]=[.C17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640994_226214</text:p>
          </table:table-cell>
          <table:table-cell table:number-columns-repeated="2" office:value-type="string" calcext:value-type="string">
            <text:p>MKFNLVAQAALFAATLAAGSAAWAVQIGPAPTKSALEASRGPFSTKSFTVSRPNGYGAGTVYYPTNAGAKVGVISIVPGYLSYQNSINWWGPRLASHGFVVVTIDTNSTTDQPASRSTQQLKALDQVVALGNTSSSPLYNKVDGSRTGVMGWSMGGGGSLISGQNRPSIKAAAPQAPWNSSTNFSSLTVPTLIFGCQSDATAAPASHAIPFYNSMSRNPKQYLEKSLGNHFCFNSANATVGLKGVAWMKRFVDGDTRYTSFACNNPNASGFSSFRTERCS</text:p>
          </table:table-cell>
          <table:table-cell office:value-type="string" calcext:value-type="string">
            <text:p>ERR10640994_226214</text:p>
          </table:table-cell>
          <table:table-cell table:formula="of:=IF([.B178]=[.C17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687296_626766</text:p>
          </table:table-cell>
          <table:table-cell table:number-columns-repeated="2" office:value-type="string" calcext:value-type="string">
            <text:p>MKFNLSEKWLIALLASSLSFNALAVGGGGDDDDPPSCETDCGYERGPDPTASSLEADDGPYNVSTINVSSFVSGFGGGTIHYPRGTSGTMGAIAVVPGFVSSESDIIWWGSRIASHGFVVITIDTNSGFDQPDSRANQLSAALDYVIDESDSSSSAISGMVDSSRLGVMGWSMGGGGSLKLATDRNLMAIIPQAPYYSGFNDFDEITTPTLIIACENDAVAPVSSHASSFYYDIPSSTDKAFLEINNGSHYCGNTGNANEDILGKYGVAWMKRFIDLDQRYDQFLCGPNHDAPYAISEYRDTCNY</text:p>
          </table:table-cell>
          <table:table-cell office:value-type="string" calcext:value-type="string">
            <text:p>SRR12687296_626766</text:p>
          </table:table-cell>
          <table:table-cell table:formula="of:=IF([.B179]=[.C17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589008_41305</text:p>
          </table:table-cell>
          <table:table-cell table:number-columns-repeated="2" office:value-type="string" calcext:value-type="string">
            <text:p>MKFEPLPGASPAVQPSMRFVLKRAGMATALLLSSFAAQAQVALVQENFSAGLGNFTAVGTVNTSDGSARLQGCYGCTDAVITSNAISTQGFTNLSLSFDRATAGLDTGEAGTAEFSTDGANWTIVESTRTTTTGRVSFALPASAAAQAALRLRFRINASLSSETYVVDNIQLTGTPGDPGDPDDPGANPFAKGPNPTAELLESSTGPFTYSSTVVARSAASGYGGGTIYHPTNVAGPFAAIAISPGYTGTKSTMSWWGQRLASHGFVVITIDTNSTTDQPSSRATQLMASLRQLVTFSNTSSHPIYRKVDPNRLGVMGHSMGGGGTLIAARDNPTLKAAIPLAPWSSVGNTNFSSVQVPTLVVACEADAIAPVAQHASPFYNSISGSTRKAYIEMNNGDHLCVMTGNSYTRIMGKYGVSWMKRFMDNDTRYSPFLCGAPHQADLSNAQVSEYRENCPY</text:p>
          </table:table-cell>
          <table:table-cell office:value-type="string" calcext:value-type="string">
            <text:p>SRR13589008_41305</text:p>
          </table:table-cell>
          <table:table-cell table:formula="of:=IF([.B180]=[.C18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9742208_42773</text:p>
          </table:table-cell>
          <table:table-cell table:number-columns-repeated="2" office:value-type="string" calcext:value-type="string">
            <text:p>MKALTFGKSIFSAFAAGALLLSTAAMAAEPPPPSDPGAPSPYQRGPDPTVSFVEASSGNYRVSTSRVSGLVSGFGGGTIHYPTNADGTMAAIVVIPGFVSAESSIDWWGPKLASYGFVVMTIDTNSGFDQPPSRARQINNALDYLIEQNTRRTSPVRGMIDTSRLGVIGWSMGGGGTLRVAGEGRIKAAIPLAPWDTSSIPSRSVQAPTLIFACQSDSIAPVRNHASPFYNALPDSIGKAFVNINNGNHYCANGGSSFGRYDETLGRLGVSWMKRFLDEDRRYSQFLCGPNHTGDRQITEYRGNCPY</text:p>
          </table:table-cell>
          <table:table-cell office:value-type="string" calcext:value-type="string">
            <text:p>SRR19742208_42773</text:p>
          </table:table-cell>
          <table:table-cell table:formula="of:=IF([.B181]=[.C18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742962_521374</text:p>
          </table:table-cell>
          <table:table-cell table:number-columns-repeated="2" office:value-type="string" calcext:value-type="string">
            <text:p>MISTRRFPMRRLAIGLVFVFAAVLGACDWRGPTPTEQLLTASTGPFTVSTLAVPTSAGFGGGTIYYPSTTPGPFAVVSLSPGFTESQSAIAGWGPRLASHGFVTIIINTSNPFIDPSQRSTEQRQALTYVVTQGQTSGSPIFGKVDGQRRGVGGHSMGGGASLISAQADPTIRAVMPMAPWNSSASFPGITSPTLILACQNDGIAPVGSHASPMYNSIPASTKKEYISVAGGDHSCANAPTGGGSAVGKFGVAFLKRFLDNDGRYDPWTCGASKPVAGGSLSEVRSTCPF</text:p>
          </table:table-cell>
          <table:table-cell office:value-type="string" calcext:value-type="string">
            <text:p>SRR11742962_521374</text:p>
          </table:table-cell>
          <table:table-cell table:formula="of:=IF([.B182]=[.C18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5547245_993609</text:p>
          </table:table-cell>
          <table:table-cell table:number-columns-repeated="2" office:value-type="string" calcext:value-type="string">
            <text:p>MISNRRAPARRAGAALTALALAVVLAACDIRGPAPTEQILEAPSGPFAVGSVAVPSSAGFGGGTIYYPSEAAGPFGIIAVTPGFLGNQTSIGTWGPRLASHGFVTITINTTGGFILPDQRSAEQRQALTYVVNQGNRSSSPIFGKVDGDRKGVAGHSMGGGGTLVSAREDPTIRAAVPFAPWYTSTNFSNVTVPTLIVACQSDGVAPVASHASPFYNSIPATTDKSYISVAGADHFCANSPTGGANDVGKYVVAFFKRFVDGDTRYDPWVCG</text:p>
          </table:table-cell>
          <table:table-cell office:value-type="string" calcext:value-type="string">
            <text:p>SRR25547245_993609</text:p>
          </table:table-cell>
          <table:table-cell table:formula="of:=IF([.B183]=[.C18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087380_58920</text:p>
          </table:table-cell>
          <table:table-cell table:number-columns-repeated="2" office:value-type="string" calcext:value-type="string">
            <text:p>MISLRIPALRRAAVAVTLAVTLVLAACDWRGPDPTEAALMASSGPFTVGTVAVPSSAGFGGGTIYYPNAEPGPFAEISISPGFLGNQSSIAGWGPRLASHGFVVITINTTNGFINPSQRSAEQRQALDYVAAQNGVSSSPIFGKVDPARRGVAGHSMGGGASLISLQSDPNIDAALPLAPWNSSSNFSNVTDPVLIFACQNDGIAPVGSHASPFYNSIPAATDKMFLSVAGGDHFCANAPTGASGTAGKWGVAFFKRFLDADTRYDPWLCGASRPVSGSALNEVRTTCPF</text:p>
          </table:table-cell>
          <table:table-cell office:value-type="string" calcext:value-type="string">
            <text:p>ERR10087380_58920</text:p>
          </table:table-cell>
          <table:table-cell table:formula="of:=IF([.B184]=[.C18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7041388_347861</text:p>
          </table:table-cell>
          <table:table-cell table:number-columns-repeated="2" office:value-type="string" calcext:value-type="string">
            <text:p>MIRFKTGALTNTISLCLVVALGCGGGETPETSGPPPATQTNPTAQAGATATKPTGTAGAAAPTNTGRPMMTTPPTTTTPTMTTPATAGSAAPAAGSGGTPAATGAGGAPAAEAGSGAAGSAATAGSGAEDEAAAGKGGTEATGDKNHWIRGDDPPADLSGARPGPYKVERYTDGYRNGPAYADSTINYPVDAEPPFALVVVVPGFVSPQSSIASWGPFLASHGIVTMTIGTNLPTDLPETRKDALLDAMQSLKEENTREGSPLKGKLDTSYTATMGWSMGGGGTLLVANENPELKATISLCGWNPGYPYSKIKAPALMFASLGDPLAGGQSQGFYRSIPDETPKMLIEVGAGDHFVANNPASTSGVIGRYGLAWLKVYLEGDERYRKFLLEKPAVP</text:p>
          </table:table-cell>
          <table:table-cell office:value-type="string" calcext:value-type="string">
            <text:p>SRR17041388_347861</text:p>
          </table:table-cell>
          <table:table-cell table:formula="of:=IF([.B185]=[.C18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WP_090538641</text:p>
          </table:table-cell>
          <table:table-cell table:number-columns-repeated="2" office:value-type="string" calcext:value-type="string">
            <text:p>MINNIFPKSLLSMIAAGALLMSASAFATNPPADPPPGGDSPYARGPDPTVSFLEASSGPYSTRTSRVSGLVSGFGGGTIHYPTGVEGTMAAIVVIPGFVSAESSIDWWGPKLASHGFVVMTIDTNTGFDQPPSRARQINNALDYLISQNSSRTSPVRGMIDTDRLGVIGWSMGGGGTLRVASEGRIKAAIPLAPWDTVSTYAGRSQAPTLIFACQADIIAPVAAHASPFYNRLPNGIEKAFVEINNGTHYCANGGGLNNDVLSRFGVSWMKRFLDEDTRYSQFLCGPNHTSDRKISEYRGNCPY</text:p>
          </table:table-cell>
          <table:table-cell office:value-type="string" calcext:value-type="string">
            <text:p>WP_090538641.1</text:p>
          </table:table-cell>
          <table:table-cell table:formula="of:=IF([.B186]=[.C18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2241851_78442</text:p>
          </table:table-cell>
          <table:table-cell table:number-columns-repeated="2" office:value-type="string" calcext:value-type="string">
            <text:p>MINKNLSQSLLAMMAAGALLLSSSAFATNPPTDGSPTDPGQSYERGPDPSVAFLEASTGPYSVRTSRVSRLVSGFGGGTIHYPTGTTGTMAAIVVIPGFVSAESSIDWWGPKLASHGFVVMTIDTNTGFDQPPSRARQINSALDYLVDQNSSRTSPVNGMIDTERLGVIGWSMGGGGTLRVASEGRIKAAIPLAPWDTTRFSGVQAPTLIFACESDLIAPVRSHASPFYNQLPNDIDKAYVEINNGSHYCANGGGLNNDVLSRFGVSWMKRFLDNDTRYSQFLCGPNHESDRNISEYRGNCPY</text:p>
          </table:table-cell>
          <table:table-cell office:value-type="string" calcext:value-type="string">
            <text:p>ERR2241851_78442</text:p>
          </table:table-cell>
          <table:table-cell table:formula="of:=IF([.B187]=[.C18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5583254_6888706</text:p>
          </table:table-cell>
          <table:table-cell table:number-columns-repeated="2" office:value-type="string" calcext:value-type="string">
            <text:p>MIMKNIDRRLRHCAVGLGLLLLAAVAQAQTNPLAKGPDPTSDLLNATAGPFAVATTSVSSSVSGFGGGTVYYPTASGSYATVAVCPGFTATQSSIAWIGRRMASHGFVVMTINTNSTLDQPPSRATQLMAALRYLTNSSNSTVRARVDANRLGVAGHSMGGGGTLMAARDNPTLKAAVPMTPWSQTKSFSTVRVPTLIVGAENDSVAPVASHSIPFYTSLSGSLDKAYAELNNASHFAPNSTNTPIGRYSVAWVKRFMDNDTRY</text:p>
          </table:table-cell>
          <table:table-cell office:value-type="string" calcext:value-type="string">
            <text:p>SRR5583254_6888706</text:p>
          </table:table-cell>
          <table:table-cell table:formula="of:=IF([.B188]=[.C18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2115642_305438</text:p>
          </table:table-cell>
          <table:table-cell table:number-columns-repeated="2" office:value-type="string" calcext:value-type="string">
            <text:p>MIKDFLLSRVVIVAGTLIFSMPTLAEITVSETTVVIPKEALPVPTLSNCITDSAITADALSDTRDNGPFTVSTKRVPRQSANGFGGGTIHYPTNASGCGLLGGIAVVPGYVSYESSIKWWGPRLASWGFVVITINTNHISDNPDSRATQLNAALDHLLLDSTVANMVDRDRLGVIGWSMGGGGALRLATDRSTVRAIIAQTPYHDTSYPTMDTPALFIACENDRIAPNKKYTNVFYNNATGPKMKVEVSNGSHFCASHGFHEILLSKPGIAWMQRYINGDTRFDQFLCSSENYNSSPRISSYNYKNCL</text:p>
          </table:table-cell>
          <table:table-cell office:value-type="string" calcext:value-type="string">
            <text:p>ERR12115642_305438</text:p>
          </table:table-cell>
          <table:table-cell table:formula="of:=IF([.B189]=[.C18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969208_105</text:p>
          </table:table-cell>
          <table:table-cell table:number-columns-repeated="2" office:value-type="string" calcext:value-type="string">
            <text:p>MIIRYISRLALLAGAMTLSASLWAAPVPCRDCSTGYQRGDVPSTAELESRRGPYSVRTIRVSRLVNGFGGGTIYYSTESGGGQGIIAVVPGYLSLETTIQWWGPRLASWGFTVITMDTNTIYDQPTSRASQLSAALNYVINKGNDSRSPLYGLVDPNRTGVIGWSMGGGGALELSTRRNIQATIAQAPWHVGAGTFAQISTPTMILACQLDAVAPTAIHAKAFYNVIPRTTSKAYFEVRAGSHFCANTGYPNTDIIGRNGIAWMKRFIDNDTRYNQFLCGPNFESDFRISKYRDTCNY</text:p>
          </table:table-cell>
          <table:table-cell office:value-type="string" calcext:value-type="string">
            <text:p>SRR13969208_105</text:p>
          </table:table-cell>
          <table:table-cell table:formula="of:=IF([.B190]=[.C19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979328_189838</text:p>
          </table:table-cell>
          <table:table-cell table:number-columns-repeated="2" office:value-type="string" calcext:value-type="string">
            <text:p>MIHHFSVRALLAAGALLASAAVSAQTNPYERGPAPTTSSLEASRGPFSYQSFTVSRPSGYGAGTVYYPTNAGGPVGAIAIVPGFTARQSSINWWGPRLASHGFVVITIDTNSTLDQPDSRSRQQMAALNQVATLSRTSSSPIYNKVDTSRLGVMGWSMGGGGSLISARDNPSLKAAAPQAPWSSSKNFSSVTVPTLIIACENDSIAPVNQHADPFYDSMSRNPREFLEINGGSHSCANSGNSNQPLLGKKGVAWMKRFIDNDTRYTSFACSNPNSTRVSDFRVAACN</text:p>
          </table:table-cell>
          <table:table-cell office:value-type="string" calcext:value-type="string">
            <text:p>SRR13979328_189838</text:p>
          </table:table-cell>
          <table:table-cell table:formula="of:=IF([.B191]=[.C19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23874_4491</text:p>
          </table:table-cell>
          <table:table-cell table:number-columns-repeated="2" office:value-type="string" calcext:value-type="string">
            <text:p>MIEIRSSYKSKKTNCKRSVMPSMITKKAALPFVISSALLFSASAFAITPPSDPDPDPTPCEGDCDFTRGPDPTESMLEARSGPFNVDTVNVSSRVSGFGGGTIHYPTNTSGQMGAIVVAPGFVSPESSIGWWGPQLASHGFIVMTIATNSLYDQPDSRRDQLEAGLDYLISQSNSSGSDISGMVDSSRLGAMGWSMGGGGALQLAADGRLSAAIPLAPYNSSRNDFDDITTPTLIFACENDAVAAVRSHASPFYNDIPGSTDKAFVEINGGAHSCANGGNTNNSLLSKYGVSWMKLHLDQDQRYSQFLCGPNHESDRSISEYRGTCPY</text:p>
          </table:table-cell>
          <table:table-cell office:value-type="string" calcext:value-type="string">
            <text:p>SRR1523874_4491</text:p>
          </table:table-cell>
          <table:table-cell table:formula="of:=IF([.B192]=[.C19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0309463_795_R2045115</text:p>
          </table:table-cell>
          <table:table-cell table:number-columns-repeated="2" office:value-type="string" calcext:value-type="string">
            <text:p>MHTKNYRNDARTVPKRSSLAKSLLAGGILLFSAAANADIIFQEDFNSSLGQFTASGSVTTGTYGARMAAAYGSGDAFITSAPISTVGFTNISLTWTRTTSGLDSGESGIAMFSTNGSTWTTIESVQSASGVRTVALPAGAAGQSALRLRFEVDGSLSSETYTVDTIRLEGTGSGGGCEPNCEPPPTGNPYE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  <table:table-cell office:value-type="string" calcext:value-type="string">
            <text:p>SRR20309463_795_[dTail,insR2045115]</text:p>
          </table:table-cell>
          <table:table-cell table:formula="of:=IF([.B193]=[.C19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is_petase_R2045115</text:p>
          </table:table-cell>
          <table:table-cell table:number-columns-repeated="2"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SSRSSQQMAALRQVASLNGTSSSPIYGKVDTARMGVMGWSMGGGGSLISAANNPSLKAAAPQAPWDSSTNFSSVTVPTLIFACENDSIAPVNSSALPIYDSMSRNAKQFLEINGGSHSCANSGNSNQALIGKKGVAWMKRFMDNDTRYSTFACENPNSTRVSDFRTANCS</text:p>
          </table:table-cell>
          <table:table-cell office:value-type="string" calcext:value-type="string">
            <text:p>WP_054022242.1_[altCDS,dTail,insR2045115]</text:p>
          </table:table-cell>
          <table:table-cell table:formula="of:=IF([.B194]=[.C19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fast_petase_R2045115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ESRSSQQMAALRQVASLNGTSSSPIYGKVDTARMGVMGWSMGGGGSLISAANNPSLKAAAPQAPWHSSTNFSSVTVPTLIFACENDSIAPVNSSALPIYDSMSQNAKQFLEIKGGSHSCANSGNSNQALIGKKGVAWMKRFMDNDTRYSTFACENP</text:p>
          </table:table-cell>
          <table:table-cell office:value-type="string" calcext:value-type="string">
            <text:p>MHTKNYRNDARTVPKRSSLAKSLLAGGILLFSAAANADIIFQEDFNSSLGQFTASGSVTTGTYGARMAAAYGSGDAFITSAPISTVGFTNISLTWTRTTSGLDSGESGIAMFSTNGSTWTTIESVQSASGVRTVALPAGAAGQSALRLRFEVDGSLSSETYTVDTIRLEGTGSGGGCEPNCEPPPTGNPYERGPNPTAASLEASAGPFTVRSFTVSRPSGYGAGTVYYPTNAGGTVGAIAIVPGYTARQSSIKWWGPRLASHGFVVITIDTNSTLDQPESRSSQQMAALRQVASLNGTSSSPIYGKVDTARMGVMGWSMGGGGSLISAANNPSLKAAAPQAPWHSSTNFSSVTVPTLIFACENDSIAPVNSSALPIYDSMSQNAKQFLEIKGGSHSCANSGNSNQALIGKKGVAWMKRFMDNDTRYSTFACENPNSTAVSDFRTANCS</text:p>
          </table:table-cell>
          <table:table-cell office:value-type="string" calcext:value-type="string">
            <text:p>FAST-PETase_[dTail,insR2045115]</text:p>
          </table:table-cell>
          <table:table-cell table:formula="of:=IF([.B195]=[.C195]; 1; 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52_R2045115</text:p>
          </table:table-cell>
          <table:table-cell table:number-columns-repeated="2" office:value-type="string" calcext:value-type="string">
            <text:p>MHTKNYRNDARTVPKRSSLAKSLLAGGILLFSAAANADIIFQEDFNSSLGQFTASGSVTTGTYGARMAAAYGSGDAFITSAPISTVGFTNISLTWTRTTSGLDSGESGIAMFSTNGSTWTTIESVQSASGVRTVALPAGAAGQSALRLRFEVDGSLSSETYTVDTIRLEGTGSGGGCEPNCEPPPTGNPYERGPDPTAASLEASRGPFAVSSFTVSRPSGFGAGTVYYPTNAGGTVGAIAVVPGFTARQSSINWWGPRLASHGFVVITIDTNSTSDQPASRATQLMAALRQVVTLSGTSSSPIYNKVDTSRLGVMGWSMGGGGTLIAARNNPTLKAAVPLAPWNSSTNFSSVTVPTLIIACENDTVAPVSSHASPFYNSMTRTEKAYLEINGGSHSCANSGNSNQALLGKYGVAWMKRFMDNDTRYSSFLCGAPHSADLSSKSAISEYRENCPY</text:p>
          </table:table-cell>
          <table:table-cell office:value-type="string" calcext:value-type="string">
            <text:p>AR######_152_[dTail,insR2045115]</text:p>
          </table:table-cell>
          <table:table-cell table:formula="of:=IF([.B196]=[.C19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RR15371989_72478_R2045115</text:p>
          </table:table-cell>
          <table:table-cell table:number-columns-repeated="2" table:style-name="ce1" office:value-type="string" calcext:value-type="string">
            <text:p>MHTKNYRNDARTVPKRSSLAKSLLAGGILLFSAAANADIIFQEDFNSSLGQFTASGSVTTGTYGARMAAAYGSGDAFITSAPISTVGFTNISLTWTRTTSGLDSGESGIAMFSTNGSTWTTIESVQSASGVRTVALPAGAAGQSALRLRFEVDGSLSSETYTVDTIRLEGTGSGGGCEPNCEPPPTGNPYERGPDPTAAALEAARGPFAVSTTTIKAPRGFRAGTVFFPASVTTPMAAVAVVPGFTARQSSINWLGPRLASWGFVVVTIDTNSTSDQPAARATQLMAALKQVVDESKVAGSPFFGKVDGARLGVMGHSMGGGGSLIAARNNPTLKAAIPMAPWNLGRNFSGVSVPTLVMACQNDAVAPVAQHASPFFESIPATVDKAFLEVRGGSHLCPTTASVANQPLLGKYSVAWMKRFMDNDTRFSAFLCDAPHQADLAGNKISAYRENCPY</text:p>
          </table:table-cell>
          <table:table-cell table:style-name="ce1" office:value-type="string" calcext:value-type="string">
            <text:p>SRR15371989_72478_[dTail,insR2045115]</text:p>
          </table:table-cell>
          <table:table-cell table:style-name="ce1" table:formula="of:=IF([.B197]=[.C197]; 1; 0)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SRR12266064_2045115</text:p>
          </table:table-cell>
          <table:table-cell table:number-columns-repeated="2"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  <table:table-cell office:value-type="string" calcext:value-type="string">
            <text:p>SRR12266064_2045115</text:p>
          </table:table-cell>
          <table:table-cell table:formula="of:=IF([.B198]=[.C19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234379_583440_R2045115</text:p>
          </table:table-cell>
          <table:table-cell table:number-columns-repeated="2" office:value-type="string" calcext:value-type="string">
            <text:p>MHTKNYRNDARTVPKRSSLAKSLLAGGILLFSAAANADIIFQEDFNSSLGQFTASGSVTTGTYGARMAAAYGSGDAFITSAPISTVGFTNISLTWTRTTSGLDSGESGIAMFSTNGSTWTTIESVQSASGVRTVALPAGAAGQSALRLRFEVDGSLSSETYTVDTIRLEGTGSGGGCEPNCEPPPTGNPYERGPAPTTSSLEASLGPFNYASTRVSSGSEFGGGTLFYPIKTTEGPFAAIAVCPGYRQTSTSIDWWGPRLASEGFVVIAMNTKWEGDGPTSRATQLIAALNYVVRQSNQAGSPIYQKVDPNRRGVMGWSMGGGGALIAARDNPSLKGAILLAPWTSSTSNFSGATVPTLIVGCEADVLAPVNIHALPFYNSFSSPLPKAYVEFSKDGHFCVTTDNDHYATLGKYGIAWMKRFLDNDIRYEPFLCGPPHKDDLLGQEISAYLEDCPYTR</text:p>
          </table:table-cell>
          <table:table-cell office:value-type="string" calcext:value-type="string">
            <text:p>SRR22234379_583440_[dTail,insR2045115]</text:p>
          </table:table-cell>
          <table:table-cell table:formula="of:=IF([.B199]=[.C19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979362_3177</text:p>
          </table:table-cell>
          <table:table-cell table:number-columns-repeated="2" office:value-type="string" calcext:value-type="string">
            <text:p>MHQGIHMERKNIRRRWAIGLLGMLVLAASAHAQTNPHQKGPDPTSASLNATSGSFSVATSSVSSLGAVGFGGGTVYYPTTTGTYAVLAICPGFTATQSSIAWLGRRIATHGFVVITIDTNSTLDQPPSRATQLMAALNYVTNSSSATVRSRVDASRRGVAGHSMGGGGTLYAARDNPSLKAAVPLTAWSTLKSFSSVQVPTLVVGAESDSIASVSSHSIPFYNSLSTSLDKAYAELNGATHFAPNSTNTPIGRYSVSWVKRFMDNDTRYTPFLCGAPHQSYATSLVFSDYRSTCPY</text:p>
          </table:table-cell>
          <table:table-cell office:value-type="string" calcext:value-type="string">
            <text:p>SRR13979362_3177</text:p>
          </table:table-cell>
          <table:table-cell table:formula="of:=IF([.B200]=[.C20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BAB86909</text:p>
          </table:table-cell>
          <table:table-cell table:number-columns-repeated="2" office:value-type="string" calcext:value-type="string">
            <text:p>MHLPRSRWDIPFKEETTMTHHFSVRALLAAGALLASAAVSAQTNPYERGPAPTTSSLEASRGPFSYQSFTVSRPSGYRAGTVYYPTNAGGPVGAIAIVPGFTARQSSINWWGPRLASHGFVVITIDTNSTLDQPDSRSRQQMAALSQVATLSRTSSSPIYNKVDTSRLGVMGWSMGGGGSLISARNNPSIKAAAPQAPWSASKNFSSLTVPTLIIACENDTIAPVNQHADTFYDSMSRNPREFLEINNGSHSCANSGNSNQALLGKKGVAWMKRFMDNDRRYTSFACSNPNSYNVSDFRVAACN</text:p>
          </table:table-cell>
          <table:table-cell office:value-type="string" calcext:value-type="string">
            <text:p>BAB86909.1</text:p>
          </table:table-cell>
          <table:table-cell table:formula="of:=IF([.B201]=[.C20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9936833_584_lib_contig</text:p>
          </table:table-cell>
          <table:table-cell table:number-columns-repeated="2" office:value-type="string" calcext:value-type="string">
            <text:p>MHIKKTTSAPAATLMSARRAAIAASALACSFGAHAQVAIFQESFSSGLGGFTATGTVSTSTGAARLEGCYGCTDGSITSGAISTQGFSGLSLSFDRVTSGLDSGEAGIAEYSTNGSTWTALESTRATTNGRVSFSLPASAAGQSALRLRFRVDASLSSETYTVDNVQLTGVPGDTSENPYARGPAPTAALLEAGTGPFTYASTEVSQFSASGYGGGTIYHPTNVAGPFAAIAISPGYTGTKSTMSWWGERLASHGFVVITIDTNSIYDQPYERAPQLMAALRQLVTFGNTSSHPIYRKVDPNRLGVMGHSMGGGGTLIAARDNPTLKAAIPLAPWNTSSDFSGVRVPTLVVACESDSVAPVASHASPFYNSIPASTTKKAFMEMNNGDHFCVMTGNDYTRIMGKYGVAWMKRFMDNDTRYSPFLCGAPHQADLSNIQISEYRENCPY</text:p>
          </table:table-cell>
          <table:table-cell office:value-type="string" calcext:value-type="string">
            <text:p>ERR9936833_584</text:p>
          </table:table-cell>
          <table:table-cell table:formula="of:=IF([.B202]=[.C20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681888_1225841</text:p>
          </table:table-cell>
          <table:table-cell table:number-columns-repeated="2" office:value-type="string" calcext:value-type="string">
            <text:p>MHETNTRVRAGRACGCARAVRRVERGRVGRGRCLMRYRAFAWWWVCACLLLACGDTSGGNADETGPVTGQQPAAGASGQSASGTGGGTPAMPMSGGTSAGSAGRAGSAGMPPPAAGMGSMAGEGGTAGTDADAGASGVGGSAGGTSGVGGSAGSAGEGPDPEGPDPTTESASRAGPLNVESIPWTEFRNGPDFAGGTIWYPTDGEPPYPFVAIVPGFTAYESSIRSWGPFLASHNIVAITIDTNTTADQPPTRAAALLDALESVAAENSRSGSPLMDKLDESRQALMGWSMGGGGTLIAANRTPSLKAAISLCGWNPLGSYSMMTVPSLMFASLGDPLAGGQSQGFYRSIPDTTPKMLIEAGVADHFVANNPAYLNGLIGRYGLSWLKVFMVGDERYRQFLLEMPQGTTDYASNVE</text:p>
          </table:table-cell>
          <table:table-cell office:value-type="string" calcext:value-type="string">
            <text:p>SRR12681888_1225841</text:p>
          </table:table-cell>
          <table:table-cell table:formula="of:=IF([.B203]=[.C20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7548956_74754</text:p>
          </table:table-cell>
          <table:table-cell table:number-columns-repeated="2" office:value-type="string" calcext:value-type="string">
            <text:p>MHAVTSLGFVRASTAPGGRGWRRLAWALALGCGLGVGTTASYAQATGPNPSSAFLNASAGPLRVATESVSSFVTGFGGGTIYYPSTAGRYGVIAISPGFTATESSVAWLGRRLASHGFVAIVINTNSTLDQPASRATQLMAALRHATTGASSTVRARIDSTRQAVAGHSMGGGGTLIAAEDNPTLKAAIPLTPWNLSTSFNGVRVPTLIVGADGDTVASVAVHARPFYASLPASTFKAYAELNGASHFAPNTTNTPIGRYSVAWAKRFIDGDTRYSPFLCGAEHRAYATAAVFDRYNQNCPY</text:p>
          </table:table-cell>
          <table:table-cell office:value-type="string" calcext:value-type="string">
            <text:p>SRR7548956_74754</text:p>
          </table:table-cell>
          <table:table-cell table:formula="of:=IF([.B204]=[.C20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943994_542949</text:p>
          </table:table-cell>
          <table:table-cell table:number-columns-repeated="2" office:value-type="string" calcext:value-type="string">
            <text:p>MGSDDAWIRGEDPTEASIVAMGPYAVGEITEADGLRDGPLYGDASVGDGGATVYYPTDADPPFGGIAVYPGWLYNRDAIAGWGPFLASHGIVMMAVDPQSTGEQPEDRQLGQADALISLKGENTRAGSPLEGKLDTTRLGVMGWSMGGGATWLNADDTASEVYADLVVAISLCGWRPVAVGGNTKAASLQFASVADVLAGGMSQPVYDLIPASTPKMLIEFEGDDHFIANDPSGASWQVGRYGLSWIKVFLERDERYRPFLMTMPMNTTEVRPLM</text:p>
          </table:table-cell>
          <table:table-cell office:value-type="string" calcext:value-type="string">
            <text:p>ERR3943994_542949</text:p>
          </table:table-cell>
          <table:table-cell table:formula="of:=IF([.B205]=[.C20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6465722_199879</text:p>
          </table:table-cell>
          <table:table-cell table:number-columns-repeated="2" office:value-type="string" calcext:value-type="string">
            <text:p>MGGSMKLRSTAMRRRFVVLVAVVMLVVAACDWRGPAPTEQSLVAARGTFTVGTLAVPTSAGFGGGTIYYPGNHDGPFGVISISPGFLGNQSSIGEWGPRLASHGFVVITINTTNGFIQPPQRSTEQRQALSYVVAQGGVSSSPIFGIVDGARRGVAGHSMGGGASLISVQSDPSIKVAVPFAPWNSSANFSAVTSAVLIFACQNDSIAPVGSHASPMYNSIPASTDKSYVSVAGGDHFCANNPTGASGTAGKWALSYFKKFIDGDTRYDPWVCGASKPATGPVLNEVRSSCPF</text:p>
          </table:table-cell>
          <table:table-cell office:value-type="string" calcext:value-type="string">
            <text:p>ERR6465722_199879</text:p>
          </table:table-cell>
          <table:table-cell table:formula="of:=IF([.B206]=[.C20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663364_103688_lib_contig</text:p>
          </table:table-cell>
          <table:table-cell table:number-columns-repeated="2" office:value-type="string" calcext:value-type="string">
            <text:p>MGCLVSNRRPGRMRVFGARHPTRTRVLGPPGGAAFAVGEVPAAACACGISLRRQDRARARIAQALGCRLLFCVACLRHCAARRVCRASGLRSAGGAVAAPSHRETPSRRQQMSTHSSSNNKVRRARLLALGASFLSLSAMSQAAVIFQEGFSSGLGSFTSTGAVTTNASYGVRMYGTFGGTDGAITSPSINTTNYTGITVSFTRSTAGLDANEQGIVEYSIDGGASFKLVSNVLGSGATSYALPADAAGKAGLRLRFRVSASASSEYLTVDNLVVEGTGNGTPPAPSPSPSPSPSPSPAPAPATCDGNPYCIGPDPTPDSLERVGPFTTSSYTVPSPSGYGAGTIYYPTNLPAGAKVGAIVVIPGLTAPQSSIQTWGPRMASHGFVTITIDTNSSNDGTNARQTQQVAALRQVVSLSNATGNPISGMVDGNRLGMMGWSLGAGATLQNARDNAAGMKAGVPLAPPSTSGMGPTTIPIMVFACQNDSALPISRNAKPVYDAMTSNKKAYMEIQGGSHDCANNPTAANNAASKYAVAWMKRWIDNDTRYSKILCGTAHDTDLAAETGISAYQQNCPY</text:p>
          </table:table-cell>
          <table:table-cell office:value-type="string" calcext:value-type="string">
            <text:p>SRR10663364_103688</text:p>
          </table:table-cell>
          <table:table-cell table:formula="of:=IF([.B207]=[.C20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6965291_34719</text:p>
          </table:table-cell>
          <table:table-cell table:number-columns-repeated="2" office:value-type="string" calcext:value-type="string">
            <text:p>MFPYVAVRVTEETNSRRTTLSNKAATRVSFNRQETDVKFKFVKTALVAAAMACSASAFAQYQKGPDPTTSSLERAGSFATRTLNVSSLSASGFGGGRIWYPTASGSYGVVAVSPGFTGTASTMYFWGERLSSHGFVVIVIETNTLYDQPDSRARQLTSALNYVVSQGNSRTSALYGKVDGNRRAVAGHSMGGGGTLIAAADNPSLKAAIPMAPWNLSSLSFSRIRVPTFIFSCQSDAIAPVAQHSNPFYNAIPSTTSKNLVEMRLDDHFCVMNGGGHYETLGKLGIAWVKRFVDQDTRYSKFLCGNEYNSTVRSTEVSSNRNNCPY</text:p>
          </table:table-cell>
          <table:table-cell office:value-type="string" calcext:value-type="string">
            <text:p>SRR26965291_34719</text:p>
          </table:table-cell>
          <table:table-cell table:formula="of:=IF([.B208]=[.C20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UUT36763</text:p>
          </table:table-cell>
          <table:table-cell table:number-columns-repeated="2" office:value-type="string" calcext:value-type="string">
            <text:p>MFNQIGKKSALSLMAAGSLMFSATALAIGGGGSGGGNNGGGGGCEADCGYERGPDPSVSLLEASTGPFSVRTSNVSSSVRGFGGGTIHYPTNTTGTMAAIVVIPGFVSPESSIAWWGPKLASHGFVVMTIGTNSGFDQPASRASQLNNALDYLIEQNGSSRSPINGMIDTDRLGVMGWSMGGGGTLRVATEGRVSAAIPLAPWDSSSSQFRSIDTPTLIFACENDSTAPVRSHADPFYDAIPDSTAKAFVELDGGGHTCANGSSGFGGSYNDVLSRLGVSWMKLHLDKDQRYNQFVCGPNHESDRSISEYRGTCPY</text:p>
          </table:table-cell>
          <table:table-cell office:value-type="string" calcext:value-type="string">
            <text:p>UUT36763.1</text:p>
          </table:table-cell>
          <table:table-cell table:formula="of:=IF([.B209]=[.C20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DRR509554_23646</text:p>
          </table:table-cell>
          <table:table-cell table:number-columns-repeated="2" office:value-type="string" calcext:value-type="string">
            <text:p>MFNIRKVAVAASVLLVSMAASAQYQKGPNPTASALERTGSFSTGSSSVSSLSASGFGGGNLYYPTASGTYGAIALCPGFTATSSSLAWLGPRLASHGFVVLIIDTNSTLDQPDSRGRQLKAATDYLVAQNSRTGSPIRGKVDTSRLAVGGHSMGGGGTLEAIRDNPSYKAGMPLAPWNTTKSFSRITVPTLIIGGSADTVAPDGSHSIPFYTSIPSSTAKIFMELRGGSHFFPQTSDPNVSRFAISWYKRWLDLDTRYSTFLNTRPSTTAVSDFRVSRTF</text:p>
          </table:table-cell>
          <table:table-cell office:value-type="string" calcext:value-type="string">
            <text:p>DRR509554_23646</text:p>
          </table:table-cell>
          <table:table-cell table:formula="of:=IF([.B210]=[.C21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19833</text:p>
          </table:table-cell>
          <table:table-cell table:number-columns-repeated="2" office:value-type="string" calcext:value-type="string">
            <text:p>MFIMIKKSELAKAIIVTGALVFSIPTLAEVTLSETTVSSIKSEATVSSTKKALPATPSDCIADSKITAVALSDTRDNGPFSIRTKRISRQSAKGFGGGTIHYPTNASGCGLLGAIAVVPGYVSYENSIKWWGPRLASWGFVVITINTNSIYDDPDSRAAQLNAALDNMIADDTVGSMIDPKRLGAIGWSMGGGGALKLATERSTVRAIMPLAPYHDKSYGEVKTPTLVIACEDDRIAETKKYANAFYKNAIGPKMKVEVNNGSHFCPSYRFNEILLSKPGIAWMQRYINNDTRFDKFLCANENYSKSPRISAYDYKDCP</text:p>
          </table:table-cell>
          <table:table-cell office:value-type="string" calcext:value-type="string">
            <text:p>P19833.1</text:p>
          </table:table-cell>
          <table:table-cell table:formula="of:=IF([.B211]=[.C21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0641118_502282</text:p>
          </table:table-cell>
          <table:table-cell table:number-columns-repeated="2" office:value-type="string" calcext:value-type="string">
            <text:p>MFGKFPFARAGLAVGALLLSAAAVAQTNPYQRGPDPTVASLEATRGSFATSSFTVSRPSGYGAGTVYYPTNAGGKVGAIAVVPGFTARQSSINWWGARLASHGFVVITIDTNSTLDQPSSRSSQQMAALRQVVTLAGTTSSPIYNKVDTARLGVMGWSMGGGGSLISAKNNPTLRAAAPQAPWAQESFSTVTVPTLIISCESDTIAPNNTHSFPFYNQMTRNKKANLVINGGSHSCANSGNADAGLIGKYGVAWMKRFMDDDTRFSKFLCGAEHTADLSKRAIEAYKENCPY</text:p>
          </table:table-cell>
          <table:table-cell office:value-type="string" calcext:value-type="string">
            <text:p>ERR10641118_502282</text:p>
          </table:table-cell>
          <table:table-cell table:formula="of:=IF([.B212]=[.C21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8156181_603674</text:p>
          </table:table-cell>
          <table:table-cell table:number-columns-repeated="2" office:value-type="string" calcext:value-type="string">
            <text:p>MFGCYGCTDGSIVSAPISTVGYSDIKVTFTRSSSGLDLGEAGIAEWSANGSTYTVIESSRSVSGAATFNLPSGAAGQSGLRVRFRVDASLSSEYYTVDTITVEGTSSGGGGGGGVQIGPDPTTSTLESSSGGSFSVQYQSVSSLSTSGFDGGRLYYPTTSGQYGGIVLCPGYTASSSSLAWWGERLASWGFIVLIIDTNSAYDQPSSRATQLMAGVAWLKARNNDSGHALYGKLRESDIAVGGHSMGGGGTLIALRDNPSLKTGFAMTPWNSSTNFSGITQPTFILGCESDSVAPNSSHSIPFYNSISSSVKKVYAEVDGASHFCPNSSDAKMGKYGIAWYKRFLDGDTRFQPWLCPSATGGN</text:p>
          </table:table-cell>
          <table:table-cell office:value-type="string" calcext:value-type="string">
            <text:p>SRR18156181_603674</text:p>
          </table:table-cell>
          <table:table-cell table:formula="of:=IF([.B213]=[.C21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8577045_38081</text:p>
          </table:table-cell>
          <table:table-cell table:number-columns-repeated="2" office:value-type="string" calcext:value-type="string">
            <text:p>MFDDMNHTTQSKFSRLLQVSLATSALALSLGVQAQQTGADPTTASIEQAGPLAVANVKVATPSGYGSGTVYYPTTGSAYGLVSVTPGFTEGQSAINWLGPLLASHGFVVVTIGTKTILDVPTNRAKQMMAALAQVTALSATKTSPFAGKVDASRLAVMGHSMGGGGSLDAARDNPNLKASIPLAPWETTKDYSKTTVPTLIVSCESDAIAPVKDHANKFYDSFTPTLTKALLEMKGASHFCTNSSANAATKTLIGKYSISWLKRFVDGDTRYSPFLCGAPHQADLAGSLISTYKENCPY</text:p>
          </table:table-cell>
          <table:table-cell office:value-type="string" calcext:value-type="string">
            <text:p>SRR18577045_38081</text:p>
          </table:table-cell>
          <table:table-cell table:formula="of:=IF([.B214]=[.C21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3730084_129305_lib_contig</text:p>
          </table:table-cell>
          <table:table-cell table:number-columns-repeated="2" office:value-type="string" calcext:value-type="string">
            <text:p>METRMYLQHRPGAPRATASQASSHRSLRARAAYAAAALAASFLCASTAHAQVAIFQENFASGTGAFTASGTVSTSTGAARLQGCYGCTDGALTSTPINATGFSNLTLSFDRVTSSLDTGEGGIAEWSLDGVNWTVLETTRVTTVGRVSFNLPANAAGQPGLRLRFRINASLSSEWYSVDNVQLTGVPGDTTTPPPDGGTNPYARGPAPTVSLLEATTGPFTTGRATVARTAASGYGGGTIYFPTNVAGPFGAIAVSPGYTAYQSSISWWGSRLASHGFVVITIDTLTTSDQPAQRATELMAALRQLVTFSNTSGHPIRGLVDPNRLGVMGHSMGGGGTLIAARDNPTLKAAIPLAPWNTSTNFTAVKVPTLVVACEADTVASVASHASPFYNNIPSTTKKAYIEFANASHICPVTGNSYSRLMGKYGVAWMKRFMDNDTRYSPFLCGAQHQADLSNSQLSEYRENCPY</text:p>
          </table:table-cell>
          <table:table-cell office:value-type="string" calcext:value-type="string">
            <text:p>SRR23730084_129305</text:p>
          </table:table-cell>
          <table:table-cell table:formula="of:=IF([.B215]=[.C21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0309463_795</text:p>
          </table:table-cell>
          <table:table-cell table:number-columns-repeated="2" office:value-type="string" calcext:value-type="string">
            <text:p>METLGVTMNNKMFPKSALSLLAASALMFSASAMASNPTPPPPTDPGDGGSYQRGPNPTVSYLEATRGPYSVRTENVSSYVSGFGGGTIHYPTGTTGKMAAIVVIPGFVSPESSIEWWGPKLASHGFVVMTISTNSGYDQPASRARQINAALDYLVDRNNTSSSPINGMIDVNRLGAVGWSMGGGGTLRVAEEGRIKAAIPLAPWDQTSFRDVQAPTLIFACESDTVAPVSQHASPFYNQLPSGLPKAFVELNNGSHTCANGGNSYNATLSRLGVSWMKLHLDNDERYEQFLCGPRHTSDYTISEYRGNCPY</text:p>
          </table:table-cell>
          <table:table-cell office:value-type="string" calcext:value-type="string">
            <text:p>SRR20309463_795</text:p>
          </table:table-cell>
          <table:table-cell table:formula="of:=IF([.B216]=[.C21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193045_101336</text:p>
          </table:table-cell>
          <table:table-cell table:number-columns-repeated="2" office:value-type="string" calcext:value-type="string">
            <text:p>MERKNSRRSWAIGLGLLVLAATSAHAQTNPYQKGPDPTSASLNATSGSFSVATSSVSSAVSGFGGGTIYYPTTTGTYAVLAISPGFTATQSSIAWLGRRIATHGFVVITIDTNSTLDQPPSRATQLMAALNYVTNSSSATVRAKVDASRRGVAGHSMGGGGTLYAARDNPSLKAAVPLTAWSTLKSFSSVQVPTLVVGAESDSIAPVSSHSIPFYNSLSGSLDKAYAELNGASHLAPNSTNTPIGRYSVAWVKRFMDNDTRYTPFLCGTPHT</text:p>
          </table:table-cell>
          <table:table-cell office:value-type="string" calcext:value-type="string">
            <text:p>SRR12193045_101336</text:p>
          </table:table-cell>
          <table:table-cell table:formula="of:=IF([.B217]=[.C21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2136574_3522411</text:p>
          </table:table-cell>
          <table:table-cell table:number-columns-repeated="2" office:value-type="string" calcext:value-type="string">
            <text:p>MERHNSRRRWGMGLGLLLLAASAHAQYQKGPDPTSASLNASSGPFSVATSSVSSLAAVGFGSGTIYYPTTAGSYAVLAICPGFTATESSIAWLGRRIATHGFVVITINTDSTLDQPPSRATQLMAALRHVTESSSATVRSRVDASRRGVAGHSMGGGGTLYAARDNPSLKAAVPLTAWSTTKTFSSMQVPTLVVGAENDSIASVNSHSIPFYNGLPGSLDKAYAELNGASHFAPNTTNTPIGRYSVAWVKRFMDEDTRYSPFLCGAPHQSYA</text:p>
          </table:table-cell>
          <table:table-cell office:value-type="string" calcext:value-type="string">
            <text:p>SRR22136574_3522411</text:p>
          </table:table-cell>
          <table:table-cell table:formula="of:=IF([.B218]=[.C21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588849_74531</text:p>
          </table:table-cell>
          <table:table-cell table:number-columns-repeated="2" office:value-type="string" calcext:value-type="string">
            <text:p>MERGNHRAKWVIGLGLLALAAAAQSQTNPFQKGPDPTSTLLNATSGPFSVATSSVSSLAAQGFGGGTIYYPSTTGTYAVLAISPGFTATQSSIAWLGRRIATHGFVVITIDTNSTLDQPPSRATQLIAALRHVTDLSNATVRSRVDASRRGVAGHSMGGGGSLIAARDNPSLKAAVPLTAWSTTKVFSTVQVPTLVVGAENDTIASVSSHSIPFYTSLSSSLDKAYAELNNASHLAPNTTNTPIGRYSVAWVKRFMDNDTRYTPFLCGAPHQSYATSAVFSDYRSTCPY</text:p>
          </table:table-cell>
          <table:table-cell office:value-type="string" calcext:value-type="string">
            <text:p>SRR13588849_74531</text:p>
          </table:table-cell>
          <table:table-cell table:formula="of:=IF([.B219]=[.C21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7967696_318013</text:p>
          </table:table-cell>
          <table:table-cell table:number-columns-repeated="2" office:value-type="string" calcext:value-type="string">
            <text:p>MERGNHRAKWAIGFGLLLLGAAAHSQTNPYQKGPDPTSATLNATSGSFAVATSTVSSLAANGFGGGTIYYPTQTGTYAVLAISPGFTATQSSIAWLGRRISTHGFVVITIDTNSTLDQPPSRATQLMAALRHVTDLSSSTVRSRVDASRRGVAGHSMGGGGTLIAARDNPSLKAAVPLTAWSTTKIFSTVQVPTLVVGAESDSVAPVSSHSIPFYNSLSNSLDKAYAELNNASHFAPNSTNTPIGRYSVAWVKRFMDNDTRYTPFLCGTPHTSYATSTVFSDYRSTCPY</text:p>
          </table:table-cell>
          <table:table-cell office:value-type="string" calcext:value-type="string">
            <text:p>SRR7967696_318013</text:p>
          </table:table-cell>
          <table:table-cell table:formula="of:=IF([.B220]=[.C22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865845_60467</text:p>
          </table:table-cell>
          <table:table-cell table:number-columns-repeated="2" office:value-type="string" calcext:value-type="string">
            <text:p>MEMFVVPKINITFNEVAVMPSSIPVKILTGVCSLLFSVSAFSFTPSPDPDPDPGPGPCQEDCDFTRGPNPTSNYLEASSGPYNVSTIGVSRSVSGFGGGTVHYPQGTTGTMGAIAIVPGFLAGESSIAWWGPRLASHGFVVITIATNSTFDQPGSRSTQLGRALDYVINLSNSSSSPISGMVDSTRVAAMGWSMGGGGTLRLASGGRLSAAIPLAPWNTGSNSFNQITTPTLILACENDSTAPVSVHASPFYNRIPSSTDKAYLEINNGSHSCANGGGANGGLLGKYGVSWMKRFIDDDARYSQFLCGPNHQANSAISEYRDTCNY</text:p>
          </table:table-cell>
          <table:table-cell office:value-type="string" calcext:value-type="string">
            <text:p>SRR14865845_60467</text:p>
          </table:table-cell>
          <table:table-cell table:formula="of:=IF([.B221]=[.C22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4674853_86664</text:p>
          </table:table-cell>
          <table:table-cell table:number-columns-repeated="2" office:value-type="string" calcext:value-type="string">
            <text:p>MEISNTRQLAVRSRARSRAETGGRKWTIGLGLLLLAAVAHAQTNPYAKGPDPTSSLLNATRGPFSITSTSVSRFVSGFGGGTIYYPTTSGSYAAIAISPGFTATQSSIAWLGQRIASHGFVAITINTNSVYDQPASRATQLMAALRYLTNSSTSAVRSRVDANRLGVAGHSMGGGGALIAARDNPSLKASVPLTAWSTSKNFSTVQVPTLVVGAENDSVAPVSSHSIPFYTSLSSFLEKAYAELNNASHFAPNSTNTPIGRYSVAWVKRFMDNDTRYSPFLCGAPHQSYATSTVFSEYRSTCPY</text:p>
          </table:table-cell>
          <table:table-cell office:value-type="string" calcext:value-type="string">
            <text:p>ERR4674853_86664</text:p>
          </table:table-cell>
          <table:table-cell table:formula="of:=IF([.B222]=[.C22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4039663_324879</text:p>
          </table:table-cell>
          <table:table-cell table:number-columns-repeated="2" office:value-type="string" calcext:value-type="string">
            <text:p>MEISKKKCLIGLGLMAMAMGVQAQTNPLAKGPDPTNASIQANGPFAVTTVTISNANANGYGGATVYVPTAAGTYALVAFSPGFTARQDTIAVIGRRLATHGFVVATIDTNSTLDLPDSRGTQLLAALRSVAALNAGNTAAAGKIDTTRLVVTGHSMGGGGTLFASRTNTAIKAGVPIAPFSSGVKNFATPVPQFILGGEVDNVAPVDEHSIPFFNGLPNATPKVYAELNGEDHFFVSESTPNQPASKFQIAWIKRFADNDARYTQFVNSAGVAVERNNGRLSDGRLESF</text:p>
          </table:table-cell>
          <table:table-cell office:value-type="string" calcext:value-type="string">
            <text:p>SRR14039663_324879</text:p>
          </table:table-cell>
          <table:table-cell table:formula="of:=IF([.B223]=[.C22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1005201_40376</text:p>
          </table:table-cell>
          <table:table-cell table:number-columns-repeated="2" office:value-type="string" calcext:value-type="string">
            <text:p>MDWPRPRCVRRRTSNGQRRSTTCRGDIPMSTRVTHSRLTLIRCLALAAPLMCLGLAQAQTSPPTSESLNARSGPLSIASENVSRLAARGFGGGTIYYPRTSGRYGLIAISPGFTATESSVAWIGEKLASHGFVAIVINTNSTLDQPSSRARQLRAALDHAISSASSTVRNRIDPSRQAVAGHSMGGGGSLIAAEDDPSLKAAFPLTPWNTSSSFTRVRVPSMIFGADGDTIAPVAVHARPFYGSIPRTTSKAYAELQSATHFAPNVRNEAIGRYGVAWMKRFMDGDTRYSTFLCGSEHDRYNTSLRFDQFQSNCPY</text:p>
          </table:table-cell>
          <table:table-cell office:value-type="string" calcext:value-type="string">
            <text:p>SRR11005201_40376</text:p>
          </table:table-cell>
          <table:table-cell table:formula="of:=IF([.B224]=[.C22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9414414_32612_noreelin</text:p>
          </table:table-cell>
          <table:table-cell table:number-columns-repeated="2" office:value-type="string" calcext:value-type="string">
            <text:p>MDPTVALLEAGTGPFTYTRTTVSRTAASGYGGGTIYHPTGVAGPFGAIAISPGYTAYQSSISWLGERLASHGFVVITIDTFTTSDQPSSRATQLMAALRQLVAYGNTSSHPIYGKVDPNRLGVMGHSMGGGGSLIAARDNPSLKAAVPLTPWNTSSNFTAVQVPTLVVGCEADTVAPVAQHASPFYNNIPSTTKKAYLELANASHFCPVTGNGYTRLLGKYGVAWMKRFVDNDTRYSPFLCGAPHRADLSNGQLSAYRENCPY</text:p>
          </table:table-cell>
          <table:table-cell office:value-type="string" calcext:value-type="string">
            <text:p>SRR19414414_32612_[dCHIA]</text:p>
          </table:table-cell>
          <table:table-cell table:formula="of:=IF([.B225]=[.C22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1028298_3008807_noreelin</text:p>
          </table:table-cell>
          <table:table-cell table:number-columns-repeated="2" office:value-type="string" calcext:value-type="string">
            <text:p>MDPTASALEAKAGPFTYAATVVPSGKASGYGGGTLYHPDKEVGPFAAIVIVPGYTATQESVKWWGPLLASHGFVVMVIDTLDNRDLPGSRATQLMAAVSQVKGFNTTQGHAIQGKVDPARVGIMGWSFGGGGTLLAAQAHPELKAAIPMAPKTWGETLKTADIKVPTLIIGCQADTTAPVKDWAIPFHEGIPGSVRKAYLEIAQGGHGCVSAQFNKKAADLAMMGKYGVSWMKRFLDEDTRYSPYLCGAPHQADVNGKTVVSAYRENCPY</text:p>
          </table:table-cell>
          <table:table-cell office:value-type="string" calcext:value-type="string">
            <text:p>ERR11028298_3008807_[dCHIA]</text:p>
          </table:table-cell>
          <table:table-cell table:formula="of:=IF([.B226]=[.C22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N169_noreelin</text:p>
          </table:table-cell>
          <table:table-cell table:number-columns-repeated="2" office:value-type="string" calcext:value-type="string">
            <text:p>MDPTAALLEASTGPFTYATTTVSSTAASGYGGGTIYYPTNTAGPFAAIAVCPGYTATQSSISWWGPRLASHGFVVITIDTNSTSDQPSSRATQLMAALNQLVTFSNTSGHPIYGKVDPNRLGVMGHSMGGGGTLIAARDNPTLKAAIPLAPWNSSTNFSGVTVPTLIVACESDTIAPVSSHALPFYNSIPSSTKKAYLEINNGDHFCVTTGNSYKAILGKYGVAWMKRFLDNDTRYSPFLCGAPHQADLSGSAISEYRDNCPY</text:p>
          </table:table-cell>
          <table:table-cell office:value-type="string" calcext:value-type="string">
            <text:p>AR######_169_[dCHIA]</text:p>
          </table:table-cell>
          <table:table-cell table:formula="of:=IF([.B227]=[.C22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4907501_79708</text:p>
          </table:table-cell>
          <table:table-cell table:number-columns-repeated="2" office:value-type="string" calcext:value-type="string">
            <text:p>MDPSLKRALGLVVALTAAMLFSASASAQNPPPDDDPEPCQTDCDDGGNGGYTRGPDPTDSYLEASSGPYNVATSNVSSFVSGFGGGTIHYPTNTSGSMGGIVVIPGYVSYESSIEWWGPRLASHGFVVMTIDTNSIYDQPGSRKDQIDAALDYLVGQSNASSSAISGMVDGDRLAAVGWSMGGGGTLQLAAEPGRLKAAMPLAPWNSSFNDFDQIQTPTLIFACESDAVAPVSSHASPFYNDIPDATDKAFFEMNNGSHTCANGGNAYDELLGKYGVSWMKLHLDEDQRYEQFLCGPNHESEYQVS</text:p>
          </table:table-cell>
          <table:table-cell office:value-type="string" calcext:value-type="string">
            <text:p>SRR24907501_79708</text:p>
          </table:table-cell>
          <table:table-cell table:formula="of:=IF([.B228]=[.C22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7163074_457660</text:p>
          </table:table-cell>
          <table:table-cell table:number-columns-repeated="2" office:value-type="string" calcext:value-type="string">
            <text:p>MDKTRLFSTLSMVTSALLFSISVSAGKPSKGGDEPAPEPAACISDTDITSAALSSTGSSGPFTVSTKDVSRWSASGFGGGTIHYPTGAGDCGPIGGIAVVPGYVSYEASIKWWGPRLASWGFVVITINTNSIYDQPDSRATQLSAALDHIINDSTVGSMVDSSRLGAIGWSMGGGGALKLATDRSEVKAIIPQAPWYSGRYGRMKTPAFMIGCENDFVAPTSNHVDVFYANASGPKMKIEVNNGDHSCANSGYNETLLGKPGIAWMQRYIHGDTRFNQFLCGNENYGSSNSVSAYDFESCP</text:p>
          </table:table-cell>
          <table:table-cell office:value-type="string" calcext:value-type="string">
            <text:p>ERR7163074_457660</text:p>
          </table:table-cell>
          <table:table-cell table:formula="of:=IF([.B229]=[.C22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MGYP001557180572A</text:p>
          </table:table-cell>
          <table:table-cell table:number-columns-repeated="2" office:value-type="string" calcext:value-type="string">
            <text:p>MDGPFAVSTQTVRGSGFGGGTVYSPNTAGKYAVVAVCPGFTATQSSIAAISRRLATHGFVVVTIDTNNVFDQPASRANQLLAALRTVTALATGPVAGKMDTSRQGVAGWSMGGGGAMLAAGMTPGLKAGVGFAPWSLNNNNVGNSAVPMAYLAGTADAVAPASVHSSVFYNATPSTTKKLIGVIQGADHNFPKTASQPASYTQVAWMKRFLDGDTRYSQFLNGDSRFATFRSTGPF</text:p>
          </table:table-cell>
          <table:table-cell office:value-type="string" calcext:value-type="string">
            <text:p>MGYP001557180572A</text:p>
          </table:table-cell>
          <table:table-cell table:formula="of:=IF([.B230]=[.C23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3512914_81978_lib_contig</text:p>
          </table:table-cell>
          <table:table-cell table:number-columns-repeated="2" office:value-type="string" calcext:value-type="string">
            <text:p>MCASQYLIPENDNVEIFMTTRQRRLDAASARPLVSPISSLLRKAGIAAGLLLCAAGAQAQVAVFQESFSNGLGGFTASGTVSTSSGAARLQGCYGCTDGQIVSQPISTQGFTGLSLSFDRVTSGLNYGEAGVAEFSTDGVNWTAVESTRAISNGRVSFNLPAGAAGQAALRLRFRIDASLSSESYTVDNVELTGTPGDTGGGTPTDPGTNPYAKGPAPTTALLEASTGPFTYTSTTVSGTAASGYGGGTIYHPTGVAGPFAAIAISPGYTAYKSSISWWGERLASHGFVVIAIDTNSTSDQPSSRATQLMAALRQLVTFSNTSTHPIYRKVDPNRLGVMGHSMGGGGTLIAARDNPTLKAAIPLAPWNTSTNFTGVQVPTLVVACESDTVASVAQHASPFYNNIPSSTKKGYLEIDNGSHLCPITGNSYTRILGKYGVAWMKRFMDNDTRYS</text:p>
          </table:table-cell>
          <table:table-cell office:value-type="string" calcext:value-type="string">
            <text:p>SRR13512914_81978</text:p>
          </table:table-cell>
          <table:table-cell table:formula="of:=IF([.B231]=[.C23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266064_29780</text:p>
          </table:table-cell>
          <table:table-cell table:number-columns-repeated="2" office:value-type="string" calcext:value-type="string">
            <text:p>MATMPSGTTALLSVTFFCTTPPSALSLKRHRYPSFRFRSPISVFLSRTHDYMQCRAPWGCMYSLGTPRGSVASRRTINEFLVGGVTQMNTKVQGSSASSAPKVGYPAKSLLAAGILLASFAANADVLFQEDFNAGLGQFTSGGDVTVTSSGARMQGCYGCTDGSITSGAISTVGFNTISLTFTRSTTGLDSGEAGIAEFSTNGSTWTTLESVRTASGARTVALPSTAAGQSALRIRFRINASLSSEYYTVDGVRVEGTPDGTPCTDCPPTGETAIGPDPTTATLEATAGSFTVATINVPSSVTGYGGGVIYYPTAAGTYGVVAMCPGYTASASSLAWWGTRLASWGLIVHIIDTNSTGDFPASRATQLIAALDYVKALNTSSTSPLRGKVANREAVSGHSMGGGGTLIAANNNASRTTLRAAFAMTPWSSSPDSFPSIRAATFVLGCESDNVASVSSHAYPFYVSIPSTVKKAYGEINNADHYCPTQSNPYKAQLGKYGVAWMKRHLEGDTRFDPWLCGAPHQQVVSGTFWSRYLSTCPY</text:p>
          </table:table-cell>
          <table:table-cell office:value-type="string" calcext:value-type="string">
            <text:p>SRR12266064_29780</text:p>
          </table:table-cell>
          <table:table-cell table:formula="of:=IF([.B232]=[.C23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5458308_127373</text:p>
          </table:table-cell>
          <table:table-cell table:number-columns-repeated="2" office:value-type="string" calcext:value-type="string">
            <text:p>MATFNQLMHWSLAGLAVSMLGACGGGGGGGTPDAPPVMTPAPLPAPIPAPLPPLPPPPPAPTACTTSCRGADPTPASVEADAGPYAVATLALTQANGAAAMVYYPTGSSESFGAVVTMPGWDGDQSNLQWLGPRLASNGFVVINVDTPARRGDFPDARARFGVQALDQVVTLSATPGNALSGKVDAARLGMVGHSMGGGAALVAARDHPGLFKAVVPLSPWYDQATRDFPSATPALVFVCTGDMTASVAGYALPVYDSLRSHKAYVEAAHVPVPGGDAHNCVRTGVANRPKLGKTVVSWLKLWLDGDPRYLPFVCGAQNPGTDAGFTNVWRSSCPF</text:p>
          </table:table-cell>
          <table:table-cell office:value-type="string" calcext:value-type="string">
            <text:p>SRR15458308_127373</text:p>
          </table:table-cell>
          <table:table-cell table:formula="of:=IF([.B233]=[.C23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1941336_37408</text:p>
          </table:table-cell>
          <table:table-cell table:number-columns-repeated="2" office:value-type="string" calcext:value-type="string">
            <text:p>MASRQSKTRLTRRAKLTALAAATLLSFAAQAQTVIFSENFGSGLGQFTTSGTVSTSSGAAVIQGCYNCTDGAIVSKSISTVGYTGLKLSYDRSTTGLDSGEYGVSAYLVSGGAWTAIENITSSSGRVTLTLPAAVENQASVQLRFRVSSSLSTETLTVDNVVLEGTSASGGGGGGAGYEKGPNPTNAALEASAGPFTVATKAVSASSASGYGGGTIYYPTNVTGTLGAVVVIPGYTAYQSSVSWWGSRLASHGFVVMTIDTNSIYDLPPARATQLMAAVNQLKVFNATAGHVIQGKIDTTRMGIMGWSYGGGGTLIAARDNPSLKAAIPFAPKTTTGTDFSGITMPTLIIGCESDSTAPVSSWSIPFYNSIPAAVKKAYLEVNNGDHFCPTTSGPSSVKPILGKYGVSWMKRWLDNDTRYSTFLCGSPHTTDLGNTAVISEYRDNCPY</text:p>
          </table:table-cell>
          <table:table-cell office:value-type="string" calcext:value-type="string">
            <text:p>SRR21941336_37408</text:p>
          </table:table-cell>
          <table:table-cell table:formula="of:=IF([.B234]=[.C234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11484209_22782</text:p>
          </table:table-cell>
          <table:table-cell table:number-columns-repeated="2" office:value-type="string" calcext:value-type="string">
            <text:p>MASQTNPYARGPNPTAASLEASAGPFTVRSFTVSRPSGYGAGTVYYPTNAGGTVGAIAIVPAYAARQSSIKWWGPRLASHGFVVITIDTNSTLDQPSSRSSQQMAALRQVASLNGTSSSPIYGKVDTARMGVMGWSMGGGGSLISAANNPSLKAAAPQAPWDSSTNFSSVTVPTLIFACENDSIAPVNSSALPIYDSMSRNAKQFLEINGGSHSCANSGNSNQALIGKKGVAWMKRFMDNDTRYSTFACENPNSTRVSDFRTANCSLEHHHHHH</text:p>
          </table:table-cell>
          <table:table-cell office:value-type="string" calcext:value-type="string">
            <text:p>ERR11484209_22782</text:p>
          </table:table-cell>
          <table:table-cell table:formula="of:=IF([.B235]=[.C235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ERR3697023_14244245_noreelin</text:p>
          </table:table-cell>
          <table:table-cell table:number-columns-repeated="2" office:value-type="string" calcext:value-type="string">
            <text:p>MAPTVSSLQATTGPFQTASSAVSSSAADGYGGGTIYYPTNTTEGPFAAIAVVPGYLSPQSSIQQWGPRLASWGFVVITIATNSTSDQPSSRATQLVAALDQVVSYSNSTSHAIRGKVDPARLGVAGWSMGGGGTLIALDRNATKLKAGMAFAPWNSSTNFSGVNQPALIFGCESDGTAPVSSHSLPFYNSMPSTNDKAFAEVNNGGHSCANDPRNNSGMIGRYGVSWMKRFLDNDTRFSDFLCGAPHDTAVSGSTFSRYLETCPY</text:p>
          </table:table-cell>
          <table:table-cell office:value-type="string" calcext:value-type="string">
            <text:p>ERR3697023_14244245_[dCHIA]</text:p>
          </table:table-cell>
          <table:table-cell table:formula="of:=IF([.B236]=[.C236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1419831_257710_noreelin</text:p>
          </table:table-cell>
          <table:table-cell table:number-columns-repeated="2" office:value-type="string" calcext:value-type="string">
            <text:p>MAPTTSTLDATSGSFTVDSVTVSSTAANGYGGGTIYYPVNTTEGPFAAIAVIPGYLSPQSSIQQWGPRLASWGFVVITITTNSGSDQPSSRATQLVAALDQVVSYSNSTTHAIRGKVDPTRLGVAGWSMGGGGSLIALDRNPTKLKAGMMFAPWNSSTNFSGVNQPALIFACESDGTAPVSSHALPFYNSIPSSNDKAFAEVNNGSHSCANDPRNNSGRLGRYGVSWMKRFLDDDTRFTEFLCGAPHSSVISGTTTYSRYLSTCPY</text:p>
          </table:table-cell>
          <table:table-cell office:value-type="string" calcext:value-type="string">
            <text:p>SRR21419831_257710_[dCHIA]</text:p>
          </table:table-cell>
          <table:table-cell table:formula="of:=IF([.B237]=[.C237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2266064_2045115_noreelin</text:p>
          </table:table-cell>
          <table:table-cell table:number-columns-repeated="2" office:value-type="string" calcext:value-type="string">
            <text:p>MAPTTSSLEASTGPFQVATTTVSSTTADGYGSGTIYHPTGVTGPFAAIAICPGYTATQTSISQWGPRLASHGFVVITINTNSTSDQPPSRATQLMAALDQLVTFSNTSGHAIFGKVDGTRRGVMGHSMGGGGSLIAARDNPSLKAAIPMAPWYSSSTNFSAIRTPTMIVACESDSIARVSSHALPFYNSIPSTTPKAFAERNNGSHNCPINNNDWWPTLNKYGVAWMKRFLDNDTRYSPWLCGAPHEAVVDGTTYSRYLSNCPY</text:p>
          </table:table-cell>
          <table:table-cell office:value-type="string" calcext:value-type="string">
            <text:p>SRR12266064_2045115_[dCHIA]</text:p>
          </table:table-cell>
          <table:table-cell table:formula="of:=IF([.B238]=[.C238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10342238_19559_lib_contig</text:p>
          </table:table-cell>
          <table:table-cell table:number-columns-repeated="2" office:value-type="string" calcext:value-type="string">
            <text:p>MAPRGRAPWRTHTFKRRRQAMHQQFRVVPRLLAAAALCFGAAGASAQVVVFEENFSNGLGQFTGSGVASQAWGAAYLNGCFGCTPGAIVSAPIDTRGFTALKLSYDRTVSGLDFGEYGAVGYSVDGSTWKAVEYLTSGSGRVSFSLPDEAAGQAALRLRFRVAASLPAEYLKVDNVVLEGTAQPPAPGSSGYQKGPEPTAALLEAGTGPFATASVTLSRSAASGFGGGTIHYPRGVAGPFAAVAVVPGYLAAESTIAWWGPRLASHGFVVITMATNSTYDLPASRSTQLTAALNQLKALSATPGHAVFGLVDPNRLGVVGWSYGGGGTLLNAQANPQLKAAMALAPKTLLQGDFTGTTVPTLVVGCQADTTAAPAFWAIPFYNKVSASTGKAYLEVRGGSHFCVTSATSDADKKALGKYGVAWLKRFMDEDTRYAPFLCGAPRQADVAGNAAISDYRDNCPY</text:p>
          </table:table-cell>
          <table:table-cell office:value-type="string" calcext:value-type="string">
            <text:p>SRR10342238_19559</text:p>
          </table:table-cell>
          <table:table-cell table:formula="of:=IF([.B239]=[.C239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ADV92526</text:p>
          </table:table-cell>
          <table:table-cell table:number-columns-repeated="2" office:value-type="string" calcext:value-type="string">
            <text:p>MANPYERGPNPTDALLEASSGPFSVSEENVSRLSASGFGGGTIYYPRENNTYGAVAISPGYTGTEASIAWLGERIASHGFVVITIDTITTLDQPDSRAEQLNAALNHMINRASSTVRSRIDSSRLAVMGHSMGGGGTLRLASQRPDLKAAIPLTPWHLNKNWSSVTVPTLIIGADLDTIAPVATHAKPFYNSLPSSISKAYLELDGATHFAPNIPNKIIGKYSVAWLKRFVDNDTRYTQFLCPGPRDGLFGEVEEYRSTCPF</text:p>
          </table:table-cell>
          <table:table-cell office:value-type="string" calcext:value-type="string">
            <text:p>ADV92526.1</text:p>
          </table:table-cell>
          <table:table-cell table:formula="of:=IF([.B240]=[.C240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5158324_2535008</text:p>
          </table:table-cell>
          <table:table-cell table:number-columns-repeated="2" office:value-type="string" calcext:value-type="string">
            <text:p>MAKFTGAAQFLKASMAIGAIVLSAAASAQTNPYQRGPAPTDSSLAADRGPLAYSSFTVSRPSGYRAGTVYYPTNAGGTVGAIAVVPGFTAYQSDINWWGPRLASWGFVVITIDTNSTLDQPSSRSRQQLAALDQVATLSRTSGSPIYNKVDTSRMGVMGWSMGGGGSLISTQNRPSLKASIPFAPWNGTSSFSSVTTPTFIIACQSDLIAPVASHANDFYNSLSRPPKMFLEIRGGSHYCANSSNGNKDVLGAKGVAWMKRY</text:p>
          </table:table-cell>
          <table:table-cell office:value-type="string" calcext:value-type="string">
            <text:p>SRR25158324_2535008</text:p>
          </table:table-cell>
          <table:table-cell table:formula="of:=IF([.B241]=[.C241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8569139_9422</text:p>
          </table:table-cell>
          <table:table-cell table:number-columns-repeated="2" office:value-type="string" calcext:value-type="string">
            <text:p>MAKDRAGDVAAAKLNKSHLRGSPMEITQRGARILGTKCAASLGLLLLAATAAHAQSNPYAKGPDPTSSSLNASAGPFSVATSSVSSLAAVGFGSGTVYYPTTAGSYAAIAISPGFTATESSIAWLGRRVATHGFVVITINTNSTLDQPPSRATQLMAALRYLTNSSSSTVRSRIDTTRLGLAGHSMGGGGTLIAARDNPSLKAAVPLTAWSVTKSFSTMRVPTLVVGAENDSIASVSSHSIPFYNSLPSSLSKAYAELNGASHFAPNTTNTPIGRYTVAWVKRFMDNDTRYSPFLCGSPHDSYATGLVFSDYRDNCPY</text:p>
          </table:table-cell>
          <table:table-cell office:value-type="string" calcext:value-type="string">
            <text:p>SRR8569139_9422</text:p>
          </table:table-cell>
          <table:table-cell table:formula="of:=IF([.B242]=[.C242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RR23008605_28430_lib_contig</text:p>
          </table:table-cell>
          <table:table-cell table:number-columns-repeated="2" office:value-type="string" calcext:value-type="string">
            <text:p>MADVSRSTTPLKEVYHSLDHAMDAPTASPHRGDFNNSRYLETSMKKQTSTLGTTKAKRAEPRRGYYAKAILAAGGFLLSLAAQAQVAIFQENFSSGLGQFTATGTVNTSSGAAVLQGCLFCPDGTIVSSPISTTGFNSIRVSYDRTATGLDFRESGSVDYSINGGAWTSLESVRTAAGRMTFSLPAAAANTSIRLRWAISASLSRETFAVDNIVVDGVSGDPGPGPGPGPGGTIRGPDPTKATLEASTGPFSVGSTVVTRSAASGYGGGTIYYPTNTTEGPFALVSVTPGYTAAQSTIQTWGPRLASWGFVVITIDTNSTSDYPDSRATQMVKALDQVVSLSKTSGHPTFGKVDSTRLGVMGWSMGGGGSLIALKNNPTKLKAGIPLAPWAPEGSTNFSTVAQPVLIFAGQSDTIAPTSEHALPYYNSIPSTRDKAFAEISGGDHSSANNPANKAGVIGKYGVAWMKRFLDNDTRFSPFLCDAPHQADLSGNTFSRYMETCPY</text:p>
          </table:table-cell>
          <table:table-cell office:value-type="string" calcext:value-type="string">
            <text:p>SRR23008605_28430</text:p>
          </table:table-cell>
          <table:table-cell table:formula="of:=IF([.B243]=[.C243]; 1; 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5"/>
        </table:table-row>
      </table:table>
      <table:table table:name="conversion_pdbs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row table:style-name="ro1">
          <table:table-cell table:number-columns-repeated="2" office:value-type="string" calcext:value-type="string">
            <text:p>WP_090538641.1</text:p>
          </table:table-cell>
          <table:table-cell/>
          <table:table-cell table:formula="of:=CONCATENATE(&quot;mv &quot;;[.A1];&quot;.pdb &quot;;[.B1];&quot;.pdb&quot;)" office:value-type="string" office:string-value="mv WP_090538641.1.pdb WP_090538641.1.pdb" calcext:value-type="string">
            <text:p>mv WP_090538641.1.pdb WP_090538641.1.pdb</text:p>
          </table:table-cell>
          <table:table-cell table:number-columns-repeated="5"/>
          <table:table-cell office:value-type="string" calcext:value-type="string">
            <text:p>WP_090538641.1.pdb</text:p>
          </table:table-cell>
        </table:table-row>
        <table:table-row table:style-name="ro1">
          <table:table-cell table:number-columns-repeated="2" office:value-type="string" calcext:value-type="string">
            <text:p>WP_058088494.1</text:p>
          </table:table-cell>
          <table:table-cell/>
          <table:table-cell table:formula="of:=CONCATENATE(&quot;mv &quot;;[.A2];&quot;.pdb &quot;;[.B2];&quot;.pdb&quot;)" office:value-type="string" office:string-value="mv WP_058088494.1.pdb WP_058088494.1.pdb" calcext:value-type="string">
            <text:p>mv WP_058088494.1.pdb WP_058088494.1.pdb</text:p>
          </table:table-cell>
          <table:table-cell table:number-columns-repeated="5"/>
          <table:table-cell office:value-type="string" calcext:value-type="string">
            <text:p>WP_058088494.1.pdb</text:p>
          </table:table-cell>
        </table:table-row>
        <table:table-row table:style-name="ro1">
          <table:table-cell office:value-type="string" calcext:value-type="string">
            <text:p>WP_054022242_notail</text:p>
          </table:table-cell>
          <table:table-cell office:value-type="string" calcext:value-type="string">
            <text:p>WP_054022242.1_[altCDS,dTail]</text:p>
          </table:table-cell>
          <table:table-cell/>
          <table:table-cell table:formula="of:=CONCATENATE(&quot;mv &quot;;[.A3];&quot;.pdb &quot;;[.B3];&quot;.pdb&quot;)" office:value-type="string" office:string-value="mv WP_054022242_notail.pdb WP_054022242.1_[altCDS,dTail].pdb" calcext:value-type="string">
            <text:p>mv WP_054022242_notail.pdb WP_054022242.1_[altCDS,dTail].pdb</text:p>
          </table:table-cell>
          <table:table-cell table:number-columns-repeated="5"/>
          <table:table-cell office:value-type="string" calcext:value-type="string">
            <text:p>WP_054022242.1.pdb</text:p>
          </table:table-cell>
        </table:table-row>
        <table:table-row table:style-name="ro1">
          <table:table-cell table:number-columns-repeated="2" office:value-type="string" calcext:value-type="string">
            <text:p>WP_054022242.1</text:p>
          </table:table-cell>
          <table:table-cell/>
          <table:table-cell table:formula="of:=CONCATENATE(&quot;mv &quot;;[.A4];&quot;.pdb &quot;;[.B4];&quot;.pdb&quot;)" office:value-type="string" office:string-value="mv WP_054022242.1.pdb WP_054022242.1.pdb" calcext:value-type="string">
            <text:p>mv WP_054022242.1.pdb WP_054022242.1.pdb</text:p>
          </table:table-cell>
          <table:table-cell table:number-columns-repeated="5"/>
          <table:table-cell office:value-type="string" calcext:value-type="string">
            <text:p>UUT36763.1.pdb</text:p>
          </table:table-cell>
        </table:table-row>
        <table:table-row table:style-name="ro1">
          <table:table-cell table:number-columns-repeated="2" office:value-type="string" calcext:value-type="string">
            <text:p>UUT36763.1</text:p>
          </table:table-cell>
          <table:table-cell/>
          <table:table-cell table:formula="of:=CONCATENATE(&quot;mv &quot;;[.A5];&quot;.pdb &quot;;[.B5];&quot;.pdb&quot;)" office:value-type="string" office:string-value="mv UUT36763.1.pdb UUT36763.1.pdb" calcext:value-type="string">
            <text:p>mv UUT36763.1.pdb UUT36763.1.pdb</text:p>
          </table:table-cell>
          <table:table-cell table:number-columns-repeated="5"/>
          <table:table-cell office:value-type="string" calcext:value-type="string">
            <text:p>SRR9643230_217764.pdb</text:p>
          </table:table-cell>
        </table:table-row>
        <table:table-row table:style-name="ro1">
          <table:table-cell table:number-columns-repeated="2" office:value-type="string" calcext:value-type="string">
            <text:p>SRR9643230_217764</text:p>
          </table:table-cell>
          <table:table-cell/>
          <table:table-cell table:formula="of:=CONCATENATE(&quot;mv &quot;;[.A6];&quot;.pdb &quot;;[.B6];&quot;.pdb&quot;)" office:value-type="string" office:string-value="mv SRR9643230_217764.pdb SRR9643230_217764.pdb" calcext:value-type="string">
            <text:p>mv SRR9643230_217764.pdb SRR9643230_217764.pdb</text:p>
          </table:table-cell>
          <table:table-cell table:number-columns-repeated="5"/>
          <table:table-cell office:value-type="string" calcext:value-type="string">
            <text:p>SRR908275_10703.pdb</text:p>
          </table:table-cell>
        </table:table-row>
        <table:table-row table:style-name="ro1">
          <table:table-cell table:number-columns-repeated="2" office:value-type="string" calcext:value-type="string">
            <text:p>SRR908275_10703</text:p>
          </table:table-cell>
          <table:table-cell/>
          <table:table-cell table:formula="of:=CONCATENATE(&quot;mv &quot;;[.A7];&quot;.pdb &quot;;[.B7];&quot;.pdb&quot;)" office:value-type="string" office:string-value="mv SRR908275_10703.pdb SRR908275_10703.pdb" calcext:value-type="string">
            <text:p>mv SRR908275_10703.pdb SRR908275_10703.pdb</text:p>
          </table:table-cell>
          <table:table-cell table:number-columns-repeated="5"/>
          <table:table-cell office:value-type="string" calcext:value-type="string">
            <text:p>SRR9045818_458708.pdb</text:p>
          </table:table-cell>
        </table:table-row>
        <table:table-row table:style-name="ro1">
          <table:table-cell table:number-columns-repeated="2" office:value-type="string" calcext:value-type="string">
            <text:p>SRR9045818_458708</text:p>
          </table:table-cell>
          <table:table-cell/>
          <table:table-cell table:formula="of:=CONCATENATE(&quot;mv &quot;;[.A8];&quot;.pdb &quot;;[.B8];&quot;.pdb&quot;)" office:value-type="string" office:string-value="mv SRR9045818_458708.pdb SRR9045818_458708.pdb" calcext:value-type="string">
            <text:p>mv SRR9045818_458708.pdb SRR9045818_458708.pdb</text:p>
          </table:table-cell>
          <table:table-cell table:number-columns-repeated="5"/>
          <table:table-cell office:value-type="string" calcext:value-type="string">
            <text:p>SRR8862675_1241843.pdb</text:p>
          </table:table-cell>
        </table:table-row>
        <table:table-row table:style-name="ro1">
          <table:table-cell table:number-columns-repeated="2" office:value-type="string" calcext:value-type="string">
            <text:p>SRR8862675_1241843</text:p>
          </table:table-cell>
          <table:table-cell/>
          <table:table-cell table:formula="of:=CONCATENATE(&quot;mv &quot;;[.A9];&quot;.pdb &quot;;[.B9];&quot;.pdb&quot;)" office:value-type="string" office:string-value="mv SRR8862675_1241843.pdb SRR8862675_1241843.pdb" calcext:value-type="string">
            <text:p>mv SRR8862675_1241843.pdb SRR8862675_1241843.pdb</text:p>
          </table:table-cell>
          <table:table-cell table:number-columns-repeated="5"/>
          <table:table-cell office:value-type="string" calcext:value-type="string">
            <text:p>SRR8569139_9422.pdb</text:p>
          </table:table-cell>
        </table:table-row>
        <table:table-row table:style-name="ro1">
          <table:table-cell table:number-columns-repeated="2" office:value-type="string" calcext:value-type="string">
            <text:p>SRR8569139_9422</text:p>
          </table:table-cell>
          <table:table-cell/>
          <table:table-cell table:formula="of:=CONCATENATE(&quot;mv &quot;;[.A10];&quot;.pdb &quot;;[.B10];&quot;.pdb&quot;)" office:value-type="string" office:string-value="mv SRR8569139_9422.pdb SRR8569139_9422.pdb" calcext:value-type="string">
            <text:p>mv SRR8569139_9422.pdb SRR8569139_9422.pdb</text:p>
          </table:table-cell>
          <table:table-cell table:number-columns-repeated="5"/>
          <table:table-cell office:value-type="string" calcext:value-type="string">
            <text:p>SRR8240096_94099.pdb</text:p>
          </table:table-cell>
        </table:table-row>
        <table:table-row table:style-name="ro1">
          <table:table-cell table:number-columns-repeated="2" office:value-type="string" calcext:value-type="string">
            <text:p>SRR8240096_94099</text:p>
          </table:table-cell>
          <table:table-cell/>
          <table:table-cell table:formula="of:=CONCATENATE(&quot;mv &quot;;[.A11];&quot;.pdb &quot;;[.B11];&quot;.pdb&quot;)" office:value-type="string" office:string-value="mv SRR8240096_94099.pdb SRR8240096_94099.pdb" calcext:value-type="string">
            <text:p>mv SRR8240096_94099.pdb SRR8240096_94099.pdb</text:p>
          </table:table-cell>
          <table:table-cell table:number-columns-repeated="5"/>
          <table:table-cell office:value-type="string" calcext:value-type="string">
            <text:p>SRR7967696_318013.pdb</text:p>
          </table:table-cell>
        </table:table-row>
        <table:table-row table:style-name="ro1">
          <table:table-cell table:number-columns-repeated="2" office:value-type="string" calcext:value-type="string">
            <text:p>SRR7967696_318013</text:p>
          </table:table-cell>
          <table:table-cell/>
          <table:table-cell table:formula="of:=CONCATENATE(&quot;mv &quot;;[.A12];&quot;.pdb &quot;;[.B12];&quot;.pdb&quot;)" office:value-type="string" office:string-value="mv SRR7967696_318013.pdb SRR7967696_318013.pdb" calcext:value-type="string">
            <text:p>mv SRR7967696_318013.pdb SRR7967696_318013.pdb</text:p>
          </table:table-cell>
          <table:table-cell table:number-columns-repeated="5"/>
          <table:table-cell office:value-type="string" calcext:value-type="string">
            <text:p>SRR7783776_670.pdb</text:p>
          </table:table-cell>
        </table:table-row>
        <table:table-row table:style-name="ro1">
          <table:table-cell table:number-columns-repeated="2" office:value-type="string" calcext:value-type="string">
            <text:p>SRR7783776_670</text:p>
          </table:table-cell>
          <table:table-cell/>
          <table:table-cell table:formula="of:=CONCATENATE(&quot;mv &quot;;[.A13];&quot;.pdb &quot;;[.B13];&quot;.pdb&quot;)" office:value-type="string" office:string-value="mv SRR7783776_670.pdb SRR7783776_670.pdb" calcext:value-type="string">
            <text:p>mv SRR7783776_670.pdb SRR7783776_670.pdb</text:p>
          </table:table-cell>
          <table:table-cell table:number-columns-repeated="5"/>
          <table:table-cell office:value-type="string" calcext:value-type="string">
            <text:p>SRR7595024_846748.pdb</text:p>
          </table:table-cell>
        </table:table-row>
        <table:table-row table:style-name="ro1">
          <table:table-cell table:number-columns-repeated="2" office:value-type="string" calcext:value-type="string">
            <text:p>SRR7595024_846748</text:p>
          </table:table-cell>
          <table:table-cell/>
          <table:table-cell table:formula="of:=CONCATENATE(&quot;mv &quot;;[.A14];&quot;.pdb &quot;;[.B14];&quot;.pdb&quot;)" office:value-type="string" office:string-value="mv SRR7595024_846748.pdb SRR7595024_846748.pdb" calcext:value-type="string">
            <text:p>mv SRR7595024_846748.pdb SRR7595024_846748.pdb</text:p>
          </table:table-cell>
          <table:table-cell table:number-columns-repeated="5"/>
          <table:table-cell office:value-type="string" calcext:value-type="string">
            <text:p>SRR7548956_74754.pdb</text:p>
          </table:table-cell>
        </table:table-row>
        <table:table-row table:style-name="ro1">
          <table:table-cell table:number-columns-repeated="2" office:value-type="string" calcext:value-type="string">
            <text:p>SRR7548956_74754</text:p>
          </table:table-cell>
          <table:table-cell/>
          <table:table-cell table:formula="of:=CONCATENATE(&quot;mv &quot;;[.A15];&quot;.pdb &quot;;[.B15];&quot;.pdb&quot;)" office:value-type="string" office:string-value="mv SRR7548956_74754.pdb SRR7548956_74754.pdb" calcext:value-type="string">
            <text:p>mv SRR7548956_74754.pdb SRR7548956_74754.pdb</text:p>
          </table:table-cell>
          <table:table-cell table:number-columns-repeated="5"/>
          <table:table-cell office:value-type="string" calcext:value-type="string">
            <text:p>SRR6129205_10729.pdb</text:p>
          </table:table-cell>
        </table:table-row>
        <table:table-row table:style-name="ro1">
          <table:table-cell table:number-columns-repeated="2" office:value-type="string" calcext:value-type="string">
            <text:p>SRR6129205_10729</text:p>
          </table:table-cell>
          <table:table-cell/>
          <table:table-cell table:formula="of:=CONCATENATE(&quot;mv &quot;;[.A16];&quot;.pdb &quot;;[.B16];&quot;.pdb&quot;)" office:value-type="string" office:string-value="mv SRR6129205_10729.pdb SRR6129205_10729.pdb" calcext:value-type="string">
            <text:p>mv SRR6129205_10729.pdb SRR6129205_10729.pdb</text:p>
          </table:table-cell>
          <table:table-cell table:number-columns-repeated="5"/>
          <table:table-cell office:value-type="string" calcext:value-type="string">
            <text:p>SRR5855429_11905.pdb</text:p>
          </table:table-cell>
        </table:table-row>
        <table:table-row table:style-name="ro1">
          <table:table-cell table:number-columns-repeated="2" office:value-type="string" calcext:value-type="string">
            <text:p>SRR5855429_11905</text:p>
          </table:table-cell>
          <table:table-cell/>
          <table:table-cell table:formula="of:=CONCATENATE(&quot;mv &quot;;[.A17];&quot;.pdb &quot;;[.B17];&quot;.pdb&quot;)" office:value-type="string" office:string-value="mv SRR5855429_11905.pdb SRR5855429_11905.pdb" calcext:value-type="string">
            <text:p>mv SRR5855429_11905.pdb SRR5855429_11905.pdb</text:p>
          </table:table-cell>
          <table:table-cell table:number-columns-repeated="5"/>
          <table:table-cell office:value-type="string" calcext:value-type="string">
            <text:p>SRR5679025_626712.pdb</text:p>
          </table:table-cell>
        </table:table-row>
        <table:table-row table:style-name="ro1">
          <table:table-cell table:number-columns-repeated="2" office:value-type="string" calcext:value-type="string">
            <text:p>SRR5679025_626712</text:p>
          </table:table-cell>
          <table:table-cell/>
          <table:table-cell table:formula="of:=CONCATENATE(&quot;mv &quot;;[.A18];&quot;.pdb &quot;;[.B18];&quot;.pdb&quot;)" office:value-type="string" office:string-value="mv SRR5679025_626712.pdb SRR5679025_626712.pdb" calcext:value-type="string">
            <text:p>mv SRR5679025_626712.pdb SRR5679025_626712.pdb</text:p>
          </table:table-cell>
          <table:table-cell table:number-columns-repeated="5"/>
          <table:table-cell office:value-type="string" calcext:value-type="string">
            <text:p>SRR5583254_6888706.pdb</text:p>
          </table:table-cell>
        </table:table-row>
        <table:table-row table:style-name="ro1">
          <table:table-cell table:number-columns-repeated="2" office:value-type="string" calcext:value-type="string">
            <text:p>SRR5583254_6888706</text:p>
          </table:table-cell>
          <table:table-cell/>
          <table:table-cell table:formula="of:=CONCATENATE(&quot;mv &quot;;[.A19];&quot;.pdb &quot;;[.B19];&quot;.pdb&quot;)" office:value-type="string" office:string-value="mv SRR5583254_6888706.pdb SRR5583254_6888706.pdb" calcext:value-type="string">
            <text:p>mv SRR5583254_6888706.pdb SRR5583254_6888706.pdb</text:p>
          </table:table-cell>
          <table:table-cell table:number-columns-repeated="5"/>
          <table:table-cell office:value-type="string" calcext:value-type="string">
            <text:p>SRR5582322_91355.pdb</text:p>
          </table:table-cell>
        </table:table-row>
        <table:table-row table:style-name="ro1">
          <table:table-cell table:number-columns-repeated="2" office:value-type="string" calcext:value-type="string">
            <text:p>SRR5582322_91355</text:p>
          </table:table-cell>
          <table:table-cell/>
          <table:table-cell table:formula="of:=CONCATENATE(&quot;mv &quot;;[.A20];&quot;.pdb &quot;;[.B20];&quot;.pdb&quot;)" office:value-type="string" office:string-value="mv SRR5582322_91355.pdb SRR5582322_91355.pdb" calcext:value-type="string">
            <text:p>mv SRR5582322_91355.pdb SRR5582322_91355.pdb</text:p>
          </table:table-cell>
          <table:table-cell table:number-columns-repeated="5"/>
          <table:table-cell office:value-type="string" calcext:value-type="string">
            <text:p>SRR5469033_60193.pdb</text:p>
          </table:table-cell>
        </table:table-row>
        <table:table-row table:style-name="ro1">
          <table:table-cell table:number-columns-repeated="2" office:value-type="string" calcext:value-type="string">
            <text:p>SRR5469033_60193</text:p>
          </table:table-cell>
          <table:table-cell/>
          <table:table-cell table:formula="of:=CONCATENATE(&quot;mv &quot;;[.A21];&quot;.pdb &quot;;[.B21];&quot;.pdb&quot;)" office:value-type="string" office:string-value="mv SRR5469033_60193.pdb SRR5469033_60193.pdb" calcext:value-type="string">
            <text:p>mv SRR5469033_60193.pdb SRR5469033_60193.pdb</text:p>
          </table:table-cell>
          <table:table-cell table:number-columns-repeated="5"/>
          <table:table-cell office:value-type="string" calcext:value-type="string">
            <text:p>SRR4128967_345579.pdb</text:p>
          </table:table-cell>
        </table:table-row>
        <table:table-row table:style-name="ro1">
          <table:table-cell table:number-columns-repeated="2" office:value-type="string" calcext:value-type="string">
            <text:p>SRR4128967_345579</text:p>
          </table:table-cell>
          <table:table-cell/>
          <table:table-cell table:formula="of:=CONCATENATE(&quot;mv &quot;;[.A22];&quot;.pdb &quot;;[.B22];&quot;.pdb&quot;)" office:value-type="string" office:string-value="mv SRR4128967_345579.pdb SRR4128967_345579.pdb" calcext:value-type="string">
            <text:p>mv SRR4128967_345579.pdb SRR4128967_345579.pdb</text:p>
          </table:table-cell>
          <table:table-cell table:number-columns-repeated="5"/>
          <table:table-cell office:value-type="string" calcext:value-type="string">
            <text:p>SRR3989453_37515.pdb</text:p>
          </table:table-cell>
        </table:table-row>
        <table:table-row table:style-name="ro1">
          <table:table-cell table:number-columns-repeated="2" office:value-type="string" calcext:value-type="string">
            <text:p>SRR3989453_37515</text:p>
          </table:table-cell>
          <table:table-cell/>
          <table:table-cell table:formula="of:=CONCATENATE(&quot;mv &quot;;[.A23];&quot;.pdb &quot;;[.B23];&quot;.pdb&quot;)" office:value-type="string" office:string-value="mv SRR3989453_37515.pdb SRR3989453_37515.pdb" calcext:value-type="string">
            <text:p>mv SRR3989453_37515.pdb SRR3989453_37515.pdb</text:p>
          </table:table-cell>
          <table:table-cell table:number-columns-repeated="5"/>
          <table:table-cell office:value-type="string" calcext:value-type="string">
            <text:p>SRR3314882_89058.pdb</text:p>
          </table:table-cell>
        </table:table-row>
        <table:table-row table:style-name="ro1">
          <table:table-cell table:number-columns-repeated="2" office:value-type="string" calcext:value-type="string">
            <text:p>SRR3314882_89058</text:p>
          </table:table-cell>
          <table:table-cell/>
          <table:table-cell table:formula="of:=CONCATENATE(&quot;mv &quot;;[.A24];&quot;.pdb &quot;;[.B24];&quot;.pdb&quot;)" office:value-type="string" office:string-value="mv SRR3314882_89058.pdb SRR3314882_89058.pdb" calcext:value-type="string">
            <text:p>mv SRR3314882_89058.pdb SRR3314882_89058.pdb</text:p>
          </table:table-cell>
          <table:table-cell table:number-columns-repeated="5"/>
          <table:table-cell office:value-type="string" calcext:value-type="string">
            <text:p>SRR26965291_34719.pdb</text:p>
          </table:table-cell>
        </table:table-row>
        <table:table-row table:style-name="ro1">
          <table:table-cell table:number-columns-repeated="2" office:value-type="string" calcext:value-type="string">
            <text:p>SRR26965291_34719</text:p>
          </table:table-cell>
          <table:table-cell/>
          <table:table-cell table:formula="of:=CONCATENATE(&quot;mv &quot;;[.A25];&quot;.pdb &quot;;[.B25];&quot;.pdb&quot;)" office:value-type="string" office:string-value="mv SRR26965291_34719.pdb SRR26965291_34719.pdb" calcext:value-type="string">
            <text:p>mv SRR26965291_34719.pdb SRR26965291_34719.pdb</text:p>
          </table:table-cell>
          <table:table-cell table:number-columns-repeated="5"/>
          <table:table-cell office:value-type="string" calcext:value-type="string">
            <text:p>SRR26587149_857731.pdb</text:p>
          </table:table-cell>
        </table:table-row>
        <table:table-row table:style-name="ro1">
          <table:table-cell table:number-columns-repeated="2" office:value-type="string" calcext:value-type="string">
            <text:p>SRR26587149_857731</text:p>
          </table:table-cell>
          <table:table-cell/>
          <table:table-cell table:formula="of:=CONCATENATE(&quot;mv &quot;;[.A26];&quot;.pdb &quot;;[.B26];&quot;.pdb&quot;)" office:value-type="string" office:string-value="mv SRR26587149_857731.pdb SRR26587149_857731.pdb" calcext:value-type="string">
            <text:p>mv SRR26587149_857731.pdb SRR26587149_857731.pdb</text:p>
          </table:table-cell>
          <table:table-cell table:number-columns-repeated="5"/>
          <table:table-cell office:value-type="string" calcext:value-type="string">
            <text:p>SRR26541433_19998.pdb</text:p>
          </table:table-cell>
        </table:table-row>
        <table:table-row table:style-name="ro1">
          <table:table-cell table:number-columns-repeated="2" office:value-type="string" calcext:value-type="string">
            <text:p>SRR26541433_19998</text:p>
          </table:table-cell>
          <table:table-cell/>
          <table:table-cell table:formula="of:=CONCATENATE(&quot;mv &quot;;[.A27];&quot;.pdb &quot;;[.B27];&quot;.pdb&quot;)" office:value-type="string" office:string-value="mv SRR26541433_19998.pdb SRR26541433_19998.pdb" calcext:value-type="string">
            <text:p>mv SRR26541433_19998.pdb SRR26541433_19998.pdb</text:p>
          </table:table-cell>
          <table:table-cell table:number-columns-repeated="5"/>
          <table:table-cell office:value-type="string" calcext:value-type="string">
            <text:p>SRR26541423_84165.pdb</text:p>
          </table:table-cell>
        </table:table-row>
        <table:table-row table:style-name="ro1">
          <table:table-cell table:number-columns-repeated="2" office:value-type="string" calcext:value-type="string">
            <text:p>SRR26541423_84165</text:p>
          </table:table-cell>
          <table:table-cell/>
          <table:table-cell table:formula="of:=CONCATENATE(&quot;mv &quot;;[.A28];&quot;.pdb &quot;;[.B28];&quot;.pdb&quot;)" office:value-type="string" office:string-value="mv SRR26541423_84165.pdb SRR26541423_84165.pdb" calcext:value-type="string">
            <text:p>mv SRR26541423_84165.pdb SRR26541423_84165.pdb</text:p>
          </table:table-cell>
          <table:table-cell table:number-columns-repeated="5"/>
          <table:table-cell office:value-type="string" calcext:value-type="string">
            <text:p>SRR26319883_566195.pdb</text:p>
          </table:table-cell>
        </table:table-row>
        <table:table-row table:style-name="ro1">
          <table:table-cell office:value-type="string" calcext:value-type="string">
            <text:p>SRR26324216_19427_lib_contig</text:p>
          </table:table-cell>
          <table:table-cell office:value-type="string" calcext:value-type="string">
            <text:p>SRR26324216_19427</text:p>
          </table:table-cell>
          <table:table-cell/>
          <table:table-cell table:formula="of:=CONCATENATE(&quot;mv &quot;;[.A29];&quot;.pdb &quot;;[.B29];&quot;.pdb&quot;)" office:value-type="string" office:string-value="mv SRR26324216_19427_lib_contig.pdb SRR26324216_19427.pdb" calcext:value-type="string">
            <text:p>mv SRR26324216_19427_lib_contig.pdb SRR26324216_19427.pdb</text:p>
          </table:table-cell>
          <table:table-cell table:number-columns-repeated="5"/>
          <table:table-cell office:value-type="string" calcext:value-type="string">
            <text:p>SRR26313965_71362.pdb</text:p>
          </table:table-cell>
        </table:table-row>
        <table:table-row table:style-name="ro1">
          <table:table-cell table:number-columns-repeated="2" office:value-type="string" calcext:value-type="string">
            <text:p>SRR26319883_566195</text:p>
          </table:table-cell>
          <table:table-cell/>
          <table:table-cell table:formula="of:=CONCATENATE(&quot;mv &quot;;[.A30];&quot;.pdb &quot;;[.B30];&quot;.pdb&quot;)" office:value-type="string" office:string-value="mv SRR26319883_566195.pdb SRR26319883_566195.pdb" calcext:value-type="string">
            <text:p>mv SRR26319883_566195.pdb SRR26319883_566195.pdb</text:p>
          </table:table-cell>
          <table:table-cell table:number-columns-repeated="5"/>
          <table:table-cell office:value-type="string" calcext:value-type="string">
            <text:p>SRR26290483_118036.pdb</text:p>
          </table:table-cell>
        </table:table-row>
        <table:table-row table:style-name="ro1">
          <table:table-cell table:number-columns-repeated="2" office:value-type="string" calcext:value-type="string">
            <text:p>SRR26313965_71362</text:p>
          </table:table-cell>
          <table:table-cell/>
          <table:table-cell table:formula="of:=CONCATENATE(&quot;mv &quot;;[.A31];&quot;.pdb &quot;;[.B31];&quot;.pdb&quot;)" office:value-type="string" office:string-value="mv SRR26313965_71362.pdb SRR26313965_71362.pdb" calcext:value-type="string">
            <text:p>mv SRR26313965_71362.pdb SRR26313965_71362.pdb</text:p>
          </table:table-cell>
          <table:table-cell table:number-columns-repeated="5"/>
          <table:table-cell office:value-type="string" calcext:value-type="string">
            <text:p>SRR26290450_3599995.pdb</text:p>
          </table:table-cell>
        </table:table-row>
        <table:table-row table:style-name="ro1">
          <table:table-cell table:number-columns-repeated="2" office:value-type="string" calcext:value-type="string">
            <text:p>SRR26290483_118036</text:p>
          </table:table-cell>
          <table:table-cell/>
          <table:table-cell table:formula="of:=CONCATENATE(&quot;mv &quot;;[.A32];&quot;.pdb &quot;;[.B32];&quot;.pdb&quot;)" office:value-type="string" office:string-value="mv SRR26290483_118036.pdb SRR26290483_118036.pdb" calcext:value-type="string">
            <text:p>mv SRR26290483_118036.pdb SRR26290483_118036.pdb</text:p>
          </table:table-cell>
          <table:table-cell table:number-columns-repeated="5"/>
          <table:table-cell office:value-type="string" calcext:value-type="string">
            <text:p>SRR26290402_3525830.pdb</text:p>
          </table:table-cell>
        </table:table-row>
        <table:table-row table:style-name="ro1">
          <table:table-cell table:number-columns-repeated="2" office:value-type="string" calcext:value-type="string">
            <text:p>SRR26290450_3599995</text:p>
          </table:table-cell>
          <table:table-cell/>
          <table:table-cell table:formula="of:=CONCATENATE(&quot;mv &quot;;[.A33];&quot;.pdb &quot;;[.B33];&quot;.pdb&quot;)" office:value-type="string" office:string-value="mv SRR26290450_3599995.pdb SRR26290450_3599995.pdb" calcext:value-type="string">
            <text:p>mv SRR26290450_3599995.pdb SRR26290450_3599995.pdb</text:p>
          </table:table-cell>
          <table:table-cell table:number-columns-repeated="5"/>
          <table:table-cell office:value-type="string" calcext:value-type="string">
            <text:p>SRR26075051_5618361.pdb</text:p>
          </table:table-cell>
        </table:table-row>
        <table:table-row table:style-name="ro1">
          <table:table-cell table:number-columns-repeated="2" office:value-type="string" calcext:value-type="string">
            <text:p>SRR26290402_3525830</text:p>
          </table:table-cell>
          <table:table-cell/>
          <table:table-cell table:formula="of:=CONCATENATE(&quot;mv &quot;;[.A34];&quot;.pdb &quot;;[.B34];&quot;.pdb&quot;)" office:value-type="string" office:string-value="mv SRR26290402_3525830.pdb SRR26290402_3525830.pdb" calcext:value-type="string">
            <text:p>mv SRR26290402_3525830.pdb SRR26290402_3525830.pdb</text:p>
          </table:table-cell>
          <table:table-cell table:number-columns-repeated="5"/>
          <table:table-cell office:value-type="string" calcext:value-type="string">
            <text:p>SRR26075049_937218.pdb</text:p>
          </table:table-cell>
        </table:table-row>
        <table:table-row table:style-name="ro1">
          <table:table-cell office:value-type="string" calcext:value-type="string">
            <text:p>SRR26075152_134008_lib_contig</text:p>
          </table:table-cell>
          <table:table-cell office:value-type="string" calcext:value-type="string">
            <text:p>SRR26075152_134008</text:p>
          </table:table-cell>
          <table:table-cell/>
          <table:table-cell table:formula="of:=CONCATENATE(&quot;mv &quot;;[.A35];&quot;.pdb &quot;;[.B35];&quot;.pdb&quot;)" office:value-type="string" office:string-value="mv SRR26075152_134008_lib_contig.pdb SRR26075152_134008.pdb" calcext:value-type="string">
            <text:p>mv SRR26075152_134008_lib_contig.pdb SRR26075152_134008.pdb</text:p>
          </table:table-cell>
          <table:table-cell table:number-columns-repeated="5"/>
          <table:table-cell office:value-type="string" calcext:value-type="string">
            <text:p>SRR26046407_1203775.pdb</text:p>
          </table:table-cell>
        </table:table-row>
        <table:table-row table:style-name="ro1">
          <table:table-cell table:number-columns-repeated="2" office:value-type="string" calcext:value-type="string">
            <text:p>SRR26075051_5618361</text:p>
          </table:table-cell>
          <table:table-cell/>
          <table:table-cell table:formula="of:=CONCATENATE(&quot;mv &quot;;[.A36];&quot;.pdb &quot;;[.B36];&quot;.pdb&quot;)" office:value-type="string" office:string-value="mv SRR26075051_5618361.pdb SRR26075051_5618361.pdb" calcext:value-type="string">
            <text:p>mv SRR26075051_5618361.pdb SRR26075051_5618361.pdb</text:p>
          </table:table-cell>
          <table:table-cell table:number-columns-repeated="5"/>
          <table:table-cell office:value-type="string" calcext:value-type="string">
            <text:p>SRR25727962_708236.pdb</text:p>
          </table:table-cell>
        </table:table-row>
        <table:table-row table:style-name="ro1">
          <table:table-cell table:number-columns-repeated="2" office:value-type="string" calcext:value-type="string">
            <text:p>SRR26075049_937218</text:p>
          </table:table-cell>
          <table:table-cell/>
          <table:table-cell table:formula="of:=CONCATENATE(&quot;mv &quot;;[.A37];&quot;.pdb &quot;;[.B37];&quot;.pdb&quot;)" office:value-type="string" office:string-value="mv SRR26075049_937218.pdb SRR26075049_937218.pdb" calcext:value-type="string">
            <text:p>mv SRR26075049_937218.pdb SRR26075049_937218.pdb</text:p>
          </table:table-cell>
          <table:table-cell table:number-columns-repeated="5"/>
          <table:table-cell office:value-type="string" calcext:value-type="string">
            <text:p>SRR25727107_131495.pdb</text:p>
          </table:table-cell>
        </table:table-row>
        <table:table-row table:style-name="ro1">
          <table:table-cell table:number-columns-repeated="2" office:value-type="string" calcext:value-type="string">
            <text:p>SRR26046407_1203775</text:p>
          </table:table-cell>
          <table:table-cell/>
          <table:table-cell table:formula="of:=CONCATENATE(&quot;mv &quot;;[.A38];&quot;.pdb &quot;;[.B38];&quot;.pdb&quot;)" office:value-type="string" office:string-value="mv SRR26046407_1203775.pdb SRR26046407_1203775.pdb" calcext:value-type="string">
            <text:p>mv SRR26046407_1203775.pdb SRR26046407_1203775.pdb</text:p>
          </table:table-cell>
          <table:table-cell table:number-columns-repeated="5"/>
          <table:table-cell office:value-type="string" calcext:value-type="string">
            <text:p>SRR25547245_993609.pdb</text:p>
          </table:table-cell>
        </table:table-row>
        <table:table-row table:style-name="ro1">
          <table:table-cell table:number-columns-repeated="2" office:value-type="string" calcext:value-type="string">
            <text:p>SRR25727962_708236</text:p>
          </table:table-cell>
          <table:table-cell/>
          <table:table-cell table:formula="of:=CONCATENATE(&quot;mv &quot;;[.A39];&quot;.pdb &quot;;[.B39];&quot;.pdb&quot;)" office:value-type="string" office:string-value="mv SRR25727962_708236.pdb SRR25727962_708236.pdb" calcext:value-type="string">
            <text:p>mv SRR25727962_708236.pdb SRR25727962_708236.pdb</text:p>
          </table:table-cell>
          <table:table-cell table:number-columns-repeated="5"/>
          <table:table-cell office:value-type="string" calcext:value-type="string">
            <text:p>SRR25158324_2535008.pdb</text:p>
          </table:table-cell>
        </table:table-row>
        <table:table-row table:style-name="ro1">
          <table:table-cell table:number-columns-repeated="2" office:value-type="string" calcext:value-type="string">
            <text:p>SRR25727107_131495</text:p>
          </table:table-cell>
          <table:table-cell/>
          <table:table-cell table:formula="of:=CONCATENATE(&quot;mv &quot;;[.A40];&quot;.pdb &quot;;[.B40];&quot;.pdb&quot;)" office:value-type="string" office:string-value="mv SRR25727107_131495.pdb SRR25727107_131495.pdb" calcext:value-type="string">
            <text:p>mv SRR25727107_131495.pdb SRR25727107_131495.pdb</text:p>
          </table:table-cell>
          <table:table-cell table:number-columns-repeated="5"/>
          <table:table-cell office:value-type="string" calcext:value-type="string">
            <text:p>SRR25158249_220564.pdb</text:p>
          </table:table-cell>
        </table:table-row>
        <table:table-row table:style-name="ro1">
          <table:table-cell table:number-columns-repeated="2" office:value-type="string" calcext:value-type="string">
            <text:p>SRR25547245_993609</text:p>
          </table:table-cell>
          <table:table-cell/>
          <table:table-cell table:formula="of:=CONCATENATE(&quot;mv &quot;;[.A41];&quot;.pdb &quot;;[.B41];&quot;.pdb&quot;)" office:value-type="string" office:string-value="mv SRR25547245_993609.pdb SRR25547245_993609.pdb" calcext:value-type="string">
            <text:p>mv SRR25547245_993609.pdb SRR25547245_993609.pdb</text:p>
          </table:table-cell>
          <table:table-cell table:number-columns-repeated="5"/>
          <table:table-cell office:value-type="string" calcext:value-type="string">
            <text:p>SRR24956186_742414.pdb</text:p>
          </table:table-cell>
        </table:table-row>
        <table:table-row table:style-name="ro1">
          <table:table-cell table:number-columns-repeated="2" office:value-type="string" calcext:value-type="string">
            <text:p>SRR25158324_2535008</text:p>
          </table:table-cell>
          <table:table-cell/>
          <table:table-cell table:formula="of:=CONCATENATE(&quot;mv &quot;;[.A42];&quot;.pdb &quot;;[.B42];&quot;.pdb&quot;)" office:value-type="string" office:string-value="mv SRR25158324_2535008.pdb SRR25158324_2535008.pdb" calcext:value-type="string">
            <text:p>mv SRR25158324_2535008.pdb SRR25158324_2535008.pdb</text:p>
          </table:table-cell>
          <table:table-cell table:number-columns-repeated="5"/>
          <table:table-cell office:value-type="string" calcext:value-type="string">
            <text:p>SRR24907501_79708.pdb</text:p>
          </table:table-cell>
        </table:table-row>
        <table:table-row table:style-name="ro1">
          <table:table-cell table:number-columns-repeated="2" office:value-type="string" calcext:value-type="string">
            <text:p>SRR25158249_220564</text:p>
          </table:table-cell>
          <table:table-cell/>
          <table:table-cell table:formula="of:=CONCATENATE(&quot;mv &quot;;[.A43];&quot;.pdb &quot;;[.B43];&quot;.pdb&quot;)" office:value-type="string" office:string-value="mv SRR25158249_220564.pdb SRR25158249_220564.pdb" calcext:value-type="string">
            <text:p>mv SRR25158249_220564.pdb SRR25158249_220564.pdb</text:p>
          </table:table-cell>
          <table:table-cell table:number-columns-repeated="5"/>
          <table:table-cell office:value-type="string" calcext:value-type="string">
            <text:p>SRR24863433_5674.pdb</text:p>
          </table:table-cell>
        </table:table-row>
        <table:table-row table:style-name="ro1">
          <table:table-cell table:number-columns-repeated="2" office:value-type="string" calcext:value-type="string">
            <text:p>SRR24956186_742414</text:p>
          </table:table-cell>
          <table:table-cell/>
          <table:table-cell table:formula="of:=CONCATENATE(&quot;mv &quot;;[.A44];&quot;.pdb &quot;;[.B44];&quot;.pdb&quot;)" office:value-type="string" office:string-value="mv SRR24956186_742414.pdb SRR24956186_742414.pdb" calcext:value-type="string">
            <text:p>mv SRR24956186_742414.pdb SRR24956186_742414.pdb</text:p>
          </table:table-cell>
          <table:table-cell table:number-columns-repeated="5"/>
          <table:table-cell office:value-type="string" calcext:value-type="string">
            <text:p>SRR24270839_443745.pdb</text:p>
          </table:table-cell>
        </table:table-row>
        <table:table-row table:style-name="ro1">
          <table:table-cell table:number-columns-repeated="2" office:value-type="string" calcext:value-type="string">
            <text:p>SRR24907501_79708</text:p>
          </table:table-cell>
          <table:table-cell/>
          <table:table-cell table:formula="of:=CONCATENATE(&quot;mv &quot;;[.A45];&quot;.pdb &quot;;[.B45];&quot;.pdb&quot;)" office:value-type="string" office:string-value="mv SRR24907501_79708.pdb SRR24907501_79708.pdb" calcext:value-type="string">
            <text:p>mv SRR24907501_79708.pdb SRR24907501_79708.pdb</text:p>
          </table:table-cell>
          <table:table-cell table:number-columns-repeated="5"/>
          <table:table-cell office:value-type="string" calcext:value-type="string">
            <text:p>SRR24001352_43921.pdb</text:p>
          </table:table-cell>
        </table:table-row>
        <table:table-row table:style-name="ro1">
          <table:table-cell table:number-columns-repeated="2" office:value-type="string" calcext:value-type="string">
            <text:p>SRR24863433_5674</text:p>
          </table:table-cell>
          <table:table-cell/>
          <table:table-cell table:formula="of:=CONCATENATE(&quot;mv &quot;;[.A46];&quot;.pdb &quot;;[.B46];&quot;.pdb&quot;)" office:value-type="string" office:string-value="mv SRR24863433_5674.pdb SRR24863433_5674.pdb" calcext:value-type="string">
            <text:p>mv SRR24863433_5674.pdb SRR24863433_5674.pdb</text:p>
          </table:table-cell>
          <table:table-cell table:number-columns-repeated="5"/>
          <table:table-cell office:value-type="string" calcext:value-type="string">
            <text:p>SRR24001352_21752.pdb</text:p>
          </table:table-cell>
        </table:table-row>
        <table:table-row table:style-name="ro1">
          <table:table-cell table:number-columns-repeated="2" office:value-type="string" calcext:value-type="string">
            <text:p>SRR24270839_443745</text:p>
          </table:table-cell>
          <table:table-cell/>
          <table:table-cell table:formula="of:=CONCATENATE(&quot;mv &quot;;[.A47];&quot;.pdb &quot;;[.B47];&quot;.pdb&quot;)" office:value-type="string" office:string-value="mv SRR24270839_443745.pdb SRR24270839_443745.pdb" calcext:value-type="string">
            <text:p>mv SRR24270839_443745.pdb SRR24270839_443745.pdb</text:p>
          </table:table-cell>
          <table:table-cell table:number-columns-repeated="5"/>
          <table:table-cell office:value-type="string" calcext:value-type="string">
            <text:p>SRR23636745_2174529.pdb</text:p>
          </table:table-cell>
        </table:table-row>
        <table:table-row table:style-name="ro1">
          <table:table-cell table:number-columns-repeated="2" office:value-type="string" calcext:value-type="string">
            <text:p>SRR24001352_43921</text:p>
          </table:table-cell>
          <table:table-cell/>
          <table:table-cell table:formula="of:=CONCATENATE(&quot;mv &quot;;[.A48];&quot;.pdb &quot;;[.B48];&quot;.pdb&quot;)" office:value-type="string" office:string-value="mv SRR24001352_43921.pdb SRR24001352_43921.pdb" calcext:value-type="string">
            <text:p>mv SRR24001352_43921.pdb SRR24001352_43921.pdb</text:p>
          </table:table-cell>
          <table:table-cell table:number-columns-repeated="5"/>
          <table:table-cell office:value-type="string" calcext:value-type="string">
            <text:p>SRR22541061_93121.pdb</text:p>
          </table:table-cell>
        </table:table-row>
        <table:table-row table:style-name="ro1">
          <table:table-cell table:number-columns-repeated="2" office:value-type="string" calcext:value-type="string">
            <text:p>SRR24001352_21752</text:p>
          </table:table-cell>
          <table:table-cell/>
          <table:table-cell table:formula="of:=CONCATENATE(&quot;mv &quot;;[.A49];&quot;.pdb &quot;;[.B49];&quot;.pdb&quot;)" office:value-type="string" office:string-value="mv SRR24001352_21752.pdb SRR24001352_21752.pdb" calcext:value-type="string">
            <text:p>mv SRR24001352_21752.pdb SRR24001352_21752.pdb</text:p>
          </table:table-cell>
          <table:table-cell table:number-columns-repeated="5"/>
          <table:table-cell office:value-type="string" calcext:value-type="string">
            <text:p>SRR22234379_583440.pdb</text:p>
          </table:table-cell>
        </table:table-row>
        <table:table-row table:style-name="ro1">
          <table:table-cell office:value-type="string" calcext:value-type="string">
            <text:p>SRR23730084_129305_lib_contig</text:p>
          </table:table-cell>
          <table:table-cell office:value-type="string" calcext:value-type="string">
            <text:p>SRR23730084_129305</text:p>
          </table:table-cell>
          <table:table-cell/>
          <table:table-cell table:formula="of:=CONCATENATE(&quot;mv &quot;;[.A50];&quot;.pdb &quot;;[.B50];&quot;.pdb&quot;)" office:value-type="string" office:string-value="mv SRR23730084_129305_lib_contig.pdb SRR23730084_129305.pdb" calcext:value-type="string">
            <text:p>mv SRR23730084_129305_lib_contig.pdb SRR23730084_129305.pdb</text:p>
          </table:table-cell>
          <table:table-cell table:number-columns-repeated="5"/>
          <table:table-cell office:value-type="string" calcext:value-type="string">
            <text:p>SRR22136574_3522411.pdb</text:p>
          </table:table-cell>
        </table:table-row>
        <table:table-row table:style-name="ro1">
          <table:table-cell table:number-columns-repeated="2" office:value-type="string" calcext:value-type="string">
            <text:p>SRR23636745_2174529</text:p>
          </table:table-cell>
          <table:table-cell/>
          <table:table-cell table:formula="of:=CONCATENATE(&quot;mv &quot;;[.A51];&quot;.pdb &quot;;[.B51];&quot;.pdb&quot;)" office:value-type="string" office:string-value="mv SRR23636745_2174529.pdb SRR23636745_2174529.pdb" calcext:value-type="string">
            <text:p>mv SRR23636745_2174529.pdb SRR23636745_2174529.pdb</text:p>
          </table:table-cell>
          <table:table-cell table:number-columns-repeated="5"/>
          <table:table-cell office:value-type="string" calcext:value-type="string">
            <text:p>SRR21941336_37408.pdb</text:p>
          </table:table-cell>
        </table:table-row>
        <table:table-row table:style-name="ro1">
          <table:table-cell office:value-type="string" calcext:value-type="string">
            <text:p>SRR23008605_28430_lib_contig</text:p>
          </table:table-cell>
          <table:table-cell office:value-type="string" calcext:value-type="string">
            <text:p>SRR23008605_28430</text:p>
          </table:table-cell>
          <table:table-cell/>
          <table:table-cell table:formula="of:=CONCATENATE(&quot;mv &quot;;[.A52];&quot;.pdb &quot;;[.B52];&quot;.pdb&quot;)" office:value-type="string" office:string-value="mv SRR23008605_28430_lib_contig.pdb SRR23008605_28430.pdb" calcext:value-type="string">
            <text:p>mv SRR23008605_28430_lib_contig.pdb SRR23008605_28430.pdb</text:p>
          </table:table-cell>
          <table:table-cell table:number-columns-repeated="5"/>
          <table:table-cell office:value-type="string" calcext:value-type="string">
            <text:p>SRR21419831_257710.pdb</text:p>
          </table:table-cell>
        </table:table-row>
        <table:table-row table:style-name="ro1">
          <table:table-cell table:number-columns-repeated="2" office:value-type="string" calcext:value-type="string">
            <text:p>SRR22541061_93121</text:p>
          </table:table-cell>
          <table:table-cell/>
          <table:table-cell table:formula="of:=CONCATENATE(&quot;mv &quot;;[.A53];&quot;.pdb &quot;;[.B53];&quot;.pdb&quot;)" office:value-type="string" office:string-value="mv SRR22541061_93121.pdb SRR22541061_93121.pdb" calcext:value-type="string">
            <text:p>mv SRR22541061_93121.pdb SRR22541061_93121.pdb</text:p>
          </table:table-cell>
          <table:table-cell table:number-columns-repeated="5"/>
          <table:table-cell office:value-type="string" calcext:value-type="string">
            <text:p>SRR21210593_63796.pdb</text:p>
          </table:table-cell>
        </table:table-row>
        <table:table-row table:style-name="ro1">
          <table:table-cell office:value-type="string" calcext:value-type="string">
            <text:p>SRR22234379_583440_R32612</text:p>
          </table:table-cell>
          <table:table-cell office:value-type="string" calcext:value-type="string">
            <text:p>SRR22234379_583440_[dTail,insR32612]</text:p>
          </table:table-cell>
          <table:table-cell/>
          <table:table-cell table:formula="of:=CONCATENATE(&quot;mv &quot;;[.A54];&quot;.pdb &quot;;[.B54];&quot;.pdb&quot;)" office:value-type="string" office:string-value="mv SRR22234379_583440_R32612.pdb SRR22234379_583440_[dTail,insR32612].pdb" calcext:value-type="string">
            <text:p>mv SRR22234379_583440_R32612.pdb SRR22234379_583440_[dTail,insR32612].pdb</text:p>
          </table:table-cell>
          <table:table-cell table:number-columns-repeated="5"/>
          <table:table-cell office:value-type="string" calcext:value-type="string">
            <text:p>SRR21130500_826597.pdb</text:p>
          </table:table-cell>
        </table:table-row>
        <table:table-row table:style-name="ro1">
          <table:table-cell office:value-type="string" calcext:value-type="string">
            <text:p>SRR22234379_583440_R257110 </text:p>
          </table:table-cell>
          <table:table-cell office:value-type="string" calcext:value-type="string">
            <text:p>SRR22234379_583440_[dTail,insR257110]</text:p>
          </table:table-cell>
          <table:table-cell/>
          <table:table-cell table:formula="of:=CONCATENATE(&quot;mv &quot;;[.A55];&quot;.pdb &quot;;[.B55];&quot;.pdb&quot;)" office:value-type="string" office:string-value="mv SRR22234379_583440_R257110 .pdb SRR22234379_583440_[dTail,insR257110].pdb" calcext:value-type="string">
            <text:p>mv SRR22234379_583440_R257110 .pdb SRR22234379_583440_[dTail,insR257110].pdb</text:p>
          </table:table-cell>
          <table:table-cell table:number-columns-repeated="5"/>
          <table:table-cell office:value-type="string" calcext:value-type="string">
            <text:p>SRR20309463_795.pdb</text:p>
          </table:table-cell>
        </table:table-row>
        <table:table-row table:style-name="ro1">
          <table:table-cell office:value-type="string" calcext:value-type="string">
            <text:p>SRR22234379_583440_R2045115</text:p>
          </table:table-cell>
          <table:table-cell office:value-type="string" calcext:value-type="string">
            <text:p>SRR22234379_583440_[dTail,insR2045115]</text:p>
          </table:table-cell>
          <table:table-cell/>
          <table:table-cell table:formula="of:=CONCATENATE(&quot;mv &quot;;[.A56];&quot;.pdb &quot;;[.B56];&quot;.pdb&quot;)" office:value-type="string" office:string-value="mv SRR22234379_583440_R2045115.pdb SRR22234379_583440_[dTail,insR2045115].pdb" calcext:value-type="string">
            <text:p>mv SRR22234379_583440_R2045115.pdb SRR22234379_583440_[dTail,insR2045115].pdb</text:p>
          </table:table-cell>
          <table:table-cell table:number-columns-repeated="5"/>
          <table:table-cell office:value-type="string" calcext:value-type="string">
            <text:p>SRR19742208_42773.pdb</text:p>
          </table:table-cell>
        </table:table-row>
        <table:table-row table:style-name="ro1">
          <table:table-cell office:value-type="string" calcext:value-type="string">
            <text:p>SRR22234379_583440_R169</text:p>
          </table:table-cell>
          <table:table-cell office:value-type="string" calcext:value-type="string">
            <text:p>SRR22234379_583440_[dTail,insR169]</text:p>
          </table:table-cell>
          <table:table-cell/>
          <table:table-cell table:formula="of:=CONCATENATE(&quot;mv &quot;;[.A57];&quot;.pdb &quot;;[.B57];&quot;.pdb&quot;)" office:value-type="string" office:string-value="mv SRR22234379_583440_R169.pdb SRR22234379_583440_[dTail,insR169].pdb" calcext:value-type="string">
            <text:p>mv SRR22234379_583440_R169.pdb SRR22234379_583440_[dTail,insR169].pdb</text:p>
          </table:table-cell>
          <table:table-cell table:number-columns-repeated="5"/>
          <table:table-cell office:value-type="string" calcext:value-type="string">
            <text:p>SRR19414414_32612.pdb</text:p>
          </table:table-cell>
        </table:table-row>
        <table:table-row table:style-name="ro1">
          <table:table-cell table:number-columns-repeated="2" office:value-type="string" calcext:value-type="string">
            <text:p>SRR22234379_583440</text:p>
          </table:table-cell>
          <table:table-cell/>
          <table:table-cell table:formula="of:=CONCATENATE(&quot;mv &quot;;[.A58];&quot;.pdb &quot;;[.B58];&quot;.pdb&quot;)" office:value-type="string" office:string-value="mv SRR22234379_583440.pdb SRR22234379_583440.pdb" calcext:value-type="string">
            <text:p>mv SRR22234379_583440.pdb SRR22234379_583440.pdb</text:p>
          </table:table-cell>
          <table:table-cell table:number-columns-repeated="5"/>
          <table:table-cell office:value-type="string" calcext:value-type="string">
            <text:p>SRR18577045_38081.pdb</text:p>
          </table:table-cell>
        </table:table-row>
        <table:table-row table:style-name="ro1">
          <table:table-cell table:number-columns-repeated="2" office:value-type="string" calcext:value-type="string">
            <text:p>SRR22136574_3522411</text:p>
          </table:table-cell>
          <table:table-cell/>
          <table:table-cell table:formula="of:=CONCATENATE(&quot;mv &quot;;[.A59];&quot;.pdb &quot;;[.B59];&quot;.pdb&quot;)" office:value-type="string" office:string-value="mv SRR22136574_3522411.pdb SRR22136574_3522411.pdb" calcext:value-type="string">
            <text:p>mv SRR22136574_3522411.pdb SRR22136574_3522411.pdb</text:p>
          </table:table-cell>
          <table:table-cell table:number-columns-repeated="5"/>
          <table:table-cell office:value-type="string" calcext:value-type="string">
            <text:p>SRR18156181_603674.pdb</text:p>
          </table:table-cell>
        </table:table-row>
        <table:table-row table:style-name="ro1">
          <table:table-cell table:number-columns-repeated="2" office:value-type="string" calcext:value-type="string">
            <text:p>SRR21941336_37408</text:p>
          </table:table-cell>
          <table:table-cell/>
          <table:table-cell table:formula="of:=CONCATENATE(&quot;mv &quot;;[.A60];&quot;.pdb &quot;;[.B60];&quot;.pdb&quot;)" office:value-type="string" office:string-value="mv SRR21941336_37408.pdb SRR21941336_37408.pdb" calcext:value-type="string">
            <text:p>mv SRR21941336_37408.pdb SRR21941336_37408.pdb</text:p>
          </table:table-cell>
          <table:table-cell table:number-columns-repeated="5"/>
          <table:table-cell office:value-type="string" calcext:value-type="string">
            <text:p>SRR17828879_219644.pdb</text:p>
          </table:table-cell>
        </table:table-row>
        <table:table-row table:style-name="ro1">
          <table:table-cell office:value-type="string" calcext:value-type="string">
            <text:p>SRR21419831_257710_noreelin</text:p>
          </table:table-cell>
          <table:table-cell office:value-type="string" calcext:value-type="string">
            <text:p>SRR21419831_257710_[dCHIA]</text:p>
          </table:table-cell>
          <table:table-cell/>
          <table:table-cell table:formula="of:=CONCATENATE(&quot;mv &quot;;[.A61];&quot;.pdb &quot;;[.B61];&quot;.pdb&quot;)" office:value-type="string" office:string-value="mv SRR21419831_257710_noreelin.pdb SRR21419831_257710_[dCHIA].pdb" calcext:value-type="string">
            <text:p>mv SRR21419831_257710_noreelin.pdb SRR21419831_257710_[dCHIA].pdb</text:p>
          </table:table-cell>
          <table:table-cell table:number-columns-repeated="5"/>
          <table:table-cell office:value-type="string" calcext:value-type="string">
            <text:p>SRR17295761_37586.pdb</text:p>
          </table:table-cell>
        </table:table-row>
        <table:table-row table:style-name="ro1">
          <table:table-cell table:number-columns-repeated="2" office:value-type="string" calcext:value-type="string">
            <text:p>SRR21419831_257710</text:p>
          </table:table-cell>
          <table:table-cell/>
          <table:table-cell table:formula="of:=CONCATENATE(&quot;mv &quot;;[.A62];&quot;.pdb &quot;;[.B62];&quot;.pdb&quot;)" office:value-type="string" office:string-value="mv SRR21419831_257710.pdb SRR21419831_257710.pdb" calcext:value-type="string">
            <text:p>mv SRR21419831_257710.pdb SRR21419831_257710.pdb</text:p>
          </table:table-cell>
          <table:table-cell table:number-columns-repeated="5"/>
          <table:table-cell office:value-type="string" calcext:value-type="string">
            <text:p>SRR17041388_347861.pdb</text:p>
          </table:table-cell>
        </table:table-row>
        <table:table-row table:style-name="ro1">
          <table:table-cell table:number-columns-repeated="2" office:value-type="string" calcext:value-type="string">
            <text:p>SRR21210593_63796</text:p>
          </table:table-cell>
          <table:table-cell/>
          <table:table-cell table:formula="of:=CONCATENATE(&quot;mv &quot;;[.A63];&quot;.pdb &quot;;[.B63];&quot;.pdb&quot;)" office:value-type="string" office:string-value="mv SRR21210593_63796.pdb SRR21210593_63796.pdb" calcext:value-type="string">
            <text:p>mv SRR21210593_63796.pdb SRR21210593_63796.pdb</text:p>
          </table:table-cell>
          <table:table-cell table:number-columns-repeated="5"/>
          <table:table-cell office:value-type="string" calcext:value-type="string">
            <text:p>SRR16950703_360364.pdb</text:p>
          </table:table-cell>
        </table:table-row>
        <table:table-row table:style-name="ro1">
          <table:table-cell table:number-columns-repeated="2" office:value-type="string" calcext:value-type="string">
            <text:p>SRR21130500_826597</text:p>
          </table:table-cell>
          <table:table-cell/>
          <table:table-cell table:formula="of:=CONCATENATE(&quot;mv &quot;;[.A64];&quot;.pdb &quot;;[.B64];&quot;.pdb&quot;)" office:value-type="string" office:string-value="mv SRR21130500_826597.pdb SRR21130500_826597.pdb" calcext:value-type="string">
            <text:p>mv SRR21130500_826597.pdb SRR21130500_826597.pdb</text:p>
          </table:table-cell>
          <table:table-cell table:number-columns-repeated="5"/>
          <table:table-cell office:value-type="string" calcext:value-type="string">
            <text:p>SRR16759749_268810.pdb</text:p>
          </table:table-cell>
        </table:table-row>
        <table:table-row table:style-name="ro1">
          <table:table-cell office:value-type="string" calcext:value-type="string">
            <text:p>SRR20309463_795_R32612</text:p>
          </table:table-cell>
          <table:table-cell office:value-type="string" calcext:value-type="string">
            <text:p>SRR20309463_795_[dTail,insR32612]</text:p>
          </table:table-cell>
          <table:table-cell/>
          <table:table-cell table:formula="of:=CONCATENATE(&quot;mv &quot;;[.A65];&quot;.pdb &quot;;[.B65];&quot;.pdb&quot;)" office:value-type="string" office:string-value="mv SRR20309463_795_R32612.pdb SRR20309463_795_[dTail,insR32612].pdb" calcext:value-type="string">
            <text:p>mv SRR20309463_795_R32612.pdb SRR20309463_795_[dTail,insR32612].pdb</text:p>
          </table:table-cell>
          <table:table-cell table:number-columns-repeated="5"/>
          <table:table-cell office:value-type="string" calcext:value-type="string">
            <text:p>SRR15430510_32059.pdb</text:p>
          </table:table-cell>
        </table:table-row>
        <table:table-row table:style-name="ro1">
          <table:table-cell office:value-type="string" calcext:value-type="string">
            <text:p>SRR20309463_795_R257110 </text:p>
          </table:table-cell>
          <table:table-cell office:value-type="string" calcext:value-type="string">
            <text:p>SRR20309463_795_[dTail,insR257110]</text:p>
          </table:table-cell>
          <table:table-cell/>
          <table:table-cell table:formula="of:=CONCATENATE(&quot;mv &quot;;[.A66];&quot;.pdb &quot;;[.B66];&quot;.pdb&quot;)" office:value-type="string" office:string-value="mv SRR20309463_795_R257110 .pdb SRR20309463_795_[dTail,insR257110].pdb" calcext:value-type="string">
            <text:p>mv SRR20309463_795_R257110 .pdb SRR20309463_795_[dTail,insR257110].pdb</text:p>
          </table:table-cell>
          <table:table-cell table:number-columns-repeated="5"/>
          <table:table-cell office:value-type="string" calcext:value-type="string">
            <text:p>SRR15371989_72478.pdb</text:p>
          </table:table-cell>
        </table:table-row>
        <table:table-row table:style-name="ro1">
          <table:table-cell office:value-type="string" calcext:value-type="string">
            <text:p>SRR20309463_795_R2045115</text:p>
          </table:table-cell>
          <table:table-cell office:value-type="string" calcext:value-type="string">
            <text:p>SRR20309463_795_[dTail,insR2045115]</text:p>
          </table:table-cell>
          <table:table-cell/>
          <table:table-cell table:formula="of:=CONCATENATE(&quot;mv &quot;;[.A67];&quot;.pdb &quot;;[.B67];&quot;.pdb&quot;)" office:value-type="string" office:string-value="mv SRR20309463_795_R2045115.pdb SRR20309463_795_[dTail,insR2045115].pdb" calcext:value-type="string">
            <text:p>mv SRR20309463_795_R2045115.pdb SRR20309463_795_[dTail,insR2045115].pdb</text:p>
          </table:table-cell>
          <table:table-cell table:number-columns-repeated="5"/>
          <table:table-cell office:value-type="string" calcext:value-type="string">
            <text:p>SRR1523874_4491.pdb</text:p>
          </table:table-cell>
        </table:table-row>
        <table:table-row table:style-name="ro1">
          <table:table-cell office:value-type="string" calcext:value-type="string">
            <text:p>SRR20309463_795_R169</text:p>
          </table:table-cell>
          <table:table-cell office:value-type="string" calcext:value-type="string">
            <text:p>SRR20309463_795_[dTail,insR169]</text:p>
          </table:table-cell>
          <table:table-cell/>
          <table:table-cell table:formula="of:=CONCATENATE(&quot;mv &quot;;[.A68];&quot;.pdb &quot;;[.B68];&quot;.pdb&quot;)" office:value-type="string" office:string-value="mv SRR20309463_795_R169.pdb SRR20309463_795_[dTail,insR169].pdb" calcext:value-type="string">
            <text:p>mv SRR20309463_795_R169.pdb SRR20309463_795_[dTail,insR169].pdb</text:p>
          </table:table-cell>
          <table:table-cell table:number-columns-repeated="5"/>
          <table:table-cell office:value-type="string" calcext:value-type="string">
            <text:p>SRR14954404_30870.pdb</text:p>
          </table:table-cell>
        </table:table-row>
        <table:table-row table:style-name="ro1">
          <table:table-cell table:number-columns-repeated="2" office:value-type="string" calcext:value-type="string">
            <text:p>SRR20309463_795</text:p>
          </table:table-cell>
          <table:table-cell/>
          <table:table-cell table:formula="of:=CONCATENATE(&quot;mv &quot;;[.A69];&quot;.pdb &quot;;[.B69];&quot;.pdb&quot;)" office:value-type="string" office:string-value="mv SRR20309463_795.pdb SRR20309463_795.pdb" calcext:value-type="string">
            <text:p>mv SRR20309463_795.pdb SRR20309463_795.pdb</text:p>
          </table:table-cell>
          <table:table-cell table:number-columns-repeated="5"/>
          <table:table-cell office:value-type="string" calcext:value-type="string">
            <text:p>SRR14865845_60467.pdb</text:p>
          </table:table-cell>
        </table:table-row>
        <table:table-row table:style-name="ro1">
          <table:table-cell table:number-columns-repeated="2" office:value-type="string" calcext:value-type="string">
            <text:p>SRR19742208_42773</text:p>
          </table:table-cell>
          <table:table-cell/>
          <table:table-cell table:formula="of:=CONCATENATE(&quot;mv &quot;;[.A70];&quot;.pdb &quot;;[.B70];&quot;.pdb&quot;)" office:value-type="string" office:string-value="mv SRR19742208_42773.pdb SRR19742208_42773.pdb" calcext:value-type="string">
            <text:p>mv SRR19742208_42773.pdb SRR19742208_42773.pdb</text:p>
          </table:table-cell>
          <table:table-cell table:number-columns-repeated="5"/>
          <table:table-cell office:value-type="string" calcext:value-type="string">
            <text:p>SRR14802574_702608.pdb</text:p>
          </table:table-cell>
        </table:table-row>
        <table:table-row table:style-name="ro1">
          <table:table-cell office:value-type="string" calcext:value-type="string">
            <text:p>SRR19414414_32612_noreelin</text:p>
          </table:table-cell>
          <table:table-cell office:value-type="string" calcext:value-type="string">
            <text:p>SRR19414414_32612_[dCHIA]</text:p>
          </table:table-cell>
          <table:table-cell/>
          <table:table-cell table:formula="of:=CONCATENATE(&quot;mv &quot;;[.A71];&quot;.pdb &quot;;[.B71];&quot;.pdb&quot;)" office:value-type="string" office:string-value="mv SRR19414414_32612_noreelin.pdb SRR19414414_32612_[dCHIA].pdb" calcext:value-type="string">
            <text:p>mv SRR19414414_32612_noreelin.pdb SRR19414414_32612_[dCHIA].pdb</text:p>
          </table:table-cell>
          <table:table-cell table:number-columns-repeated="5"/>
          <table:table-cell office:value-type="string" calcext:value-type="string">
            <text:p>SRR14695722_75236.pdb</text:p>
          </table:table-cell>
        </table:table-row>
        <table:table-row table:style-name="ro1">
          <table:table-cell table:number-columns-repeated="2" office:value-type="string" calcext:value-type="string">
            <text:p>SRR19414414_32612</text:p>
          </table:table-cell>
          <table:table-cell/>
          <table:table-cell table:formula="of:=CONCATENATE(&quot;mv &quot;;[.A72];&quot;.pdb &quot;;[.B72];&quot;.pdb&quot;)" office:value-type="string" office:string-value="mv SRR19414414_32612.pdb SRR19414414_32612.pdb" calcext:value-type="string">
            <text:p>mv SRR19414414_32612.pdb SRR19414414_32612.pdb</text:p>
          </table:table-cell>
          <table:table-cell table:number-columns-repeated="5"/>
          <table:table-cell office:value-type="string" calcext:value-type="string">
            <text:p>SRR14576916_391095.pdb</text:p>
          </table:table-cell>
        </table:table-row>
        <table:table-row table:style-name="ro1">
          <table:table-cell table:number-columns-repeated="2" office:value-type="string" calcext:value-type="string">
            <text:p>SRR18577045_38081</text:p>
          </table:table-cell>
          <table:table-cell/>
          <table:table-cell table:formula="of:=CONCATENATE(&quot;mv &quot;;[.A73];&quot;.pdb &quot;;[.B73];&quot;.pdb&quot;)" office:value-type="string" office:string-value="mv SRR18577045_38081.pdb SRR18577045_38081.pdb" calcext:value-type="string">
            <text:p>mv SRR18577045_38081.pdb SRR18577045_38081.pdb</text:p>
          </table:table-cell>
          <table:table-cell table:number-columns-repeated="5"/>
          <table:table-cell office:value-type="string" calcext:value-type="string">
            <text:p>SRR14527628_79383.pdb</text:p>
          </table:table-cell>
        </table:table-row>
        <table:table-row table:style-name="ro1">
          <table:table-cell table:number-columns-repeated="2" office:value-type="string" calcext:value-type="string">
            <text:p>SRR18156181_603674</text:p>
          </table:table-cell>
          <table:table-cell/>
          <table:table-cell table:formula="of:=CONCATENATE(&quot;mv &quot;;[.A74];&quot;.pdb &quot;;[.B74];&quot;.pdb&quot;)" office:value-type="string" office:string-value="mv SRR18156181_603674.pdb SRR18156181_603674.pdb" calcext:value-type="string">
            <text:p>mv SRR18156181_603674.pdb SRR18156181_603674.pdb</text:p>
          </table:table-cell>
          <table:table-cell table:number-columns-repeated="5"/>
          <table:table-cell office:value-type="string" calcext:value-type="string">
            <text:p>SRR14362172_4989.pdb</text:p>
          </table:table-cell>
        </table:table-row>
        <table:table-row table:style-name="ro1">
          <table:table-cell table:number-columns-repeated="2" office:value-type="string" calcext:value-type="string">
            <text:p>SRR17828879_219644</text:p>
          </table:table-cell>
          <table:table-cell/>
          <table:table-cell table:formula="of:=CONCATENATE(&quot;mv &quot;;[.A75];&quot;.pdb &quot;;[.B75];&quot;.pdb&quot;)" office:value-type="string" office:string-value="mv SRR17828879_219644.pdb SRR17828879_219644.pdb" calcext:value-type="string">
            <text:p>mv SRR17828879_219644.pdb SRR17828879_219644.pdb</text:p>
          </table:table-cell>
          <table:table-cell table:number-columns-repeated="5"/>
          <table:table-cell office:value-type="string" calcext:value-type="string">
            <text:p>SRR14117419_527984.pdb</text:p>
          </table:table-cell>
        </table:table-row>
        <table:table-row table:style-name="ro1">
          <table:table-cell table:number-columns-repeated="2" office:value-type="string" calcext:value-type="string">
            <text:p>SRR17295761_37586</text:p>
          </table:table-cell>
          <table:table-cell/>
          <table:table-cell table:formula="of:=CONCATENATE(&quot;mv &quot;;[.A76];&quot;.pdb &quot;;[.B76];&quot;.pdb&quot;)" office:value-type="string" office:string-value="mv SRR17295761_37586.pdb SRR17295761_37586.pdb" calcext:value-type="string">
            <text:p>mv SRR17295761_37586.pdb SRR17295761_37586.pdb</text:p>
          </table:table-cell>
          <table:table-cell table:number-columns-repeated="5"/>
          <table:table-cell office:value-type="string" calcext:value-type="string">
            <text:p>SRR14099998_4346.pdb</text:p>
          </table:table-cell>
        </table:table-row>
        <table:table-row table:style-name="ro1">
          <table:table-cell table:number-columns-repeated="2" office:value-type="string" calcext:value-type="string">
            <text:p>SRR17041388_347861</text:p>
          </table:table-cell>
          <table:table-cell/>
          <table:table-cell table:formula="of:=CONCATENATE(&quot;mv &quot;;[.A77];&quot;.pdb &quot;;[.B77];&quot;.pdb&quot;)" office:value-type="string" office:string-value="mv SRR17041388_347861.pdb SRR17041388_347861.pdb" calcext:value-type="string">
            <text:p>mv SRR17041388_347861.pdb SRR17041388_347861.pdb</text:p>
          </table:table-cell>
          <table:table-cell table:number-columns-repeated="5"/>
          <table:table-cell office:value-type="string" calcext:value-type="string">
            <text:p>SRR14073695_33712.pdb</text:p>
          </table:table-cell>
        </table:table-row>
        <table:table-row table:style-name="ro1">
          <table:table-cell table:number-columns-repeated="2" office:value-type="string" calcext:value-type="string">
            <text:p>SRR16950703_360364</text:p>
          </table:table-cell>
          <table:table-cell/>
          <table:table-cell table:formula="of:=CONCATENATE(&quot;mv &quot;;[.A78];&quot;.pdb &quot;;[.B78];&quot;.pdb&quot;)" office:value-type="string" office:string-value="mv SRR16950703_360364.pdb SRR16950703_360364.pdb" calcext:value-type="string">
            <text:p>mv SRR16950703_360364.pdb SRR16950703_360364.pdb</text:p>
          </table:table-cell>
          <table:table-cell table:number-columns-repeated="5"/>
          <table:table-cell office:value-type="string" calcext:value-type="string">
            <text:p>SRR14039970_584981.pdb</text:p>
          </table:table-cell>
        </table:table-row>
        <table:table-row table:style-name="ro1">
          <table:table-cell table:number-columns-repeated="2" office:value-type="string" calcext:value-type="string">
            <text:p>SRR16759749_268810</text:p>
          </table:table-cell>
          <table:table-cell/>
          <table:table-cell table:formula="of:=CONCATENATE(&quot;mv &quot;;[.A79];&quot;.pdb &quot;;[.B79];&quot;.pdb&quot;)" office:value-type="string" office:string-value="mv SRR16759749_268810.pdb SRR16759749_268810.pdb" calcext:value-type="string">
            <text:p>mv SRR16759749_268810.pdb SRR16759749_268810.pdb</text:p>
          </table:table-cell>
          <table:table-cell table:number-columns-repeated="5"/>
          <table:table-cell office:value-type="string" calcext:value-type="string">
            <text:p>SRR14039858_50158.pdb</text:p>
          </table:table-cell>
        </table:table-row>
        <table:table-row table:style-name="ro1">
          <table:table-cell table:number-columns-repeated="2" office:value-type="string" calcext:value-type="string">
            <text:p>SRR15458308_127373</text:p>
          </table:table-cell>
          <table:table-cell/>
          <table:table-cell table:formula="of:=CONCATENATE(&quot;mv &quot;;[.A80];&quot;.pdb &quot;;[.B80];&quot;.pdb&quot;)" office:value-type="string" office:string-value="mv SRR15458308_127373.pdb SRR15458308_127373.pdb" calcext:value-type="string">
            <text:p>mv SRR15458308_127373.pdb SRR15458308_127373.pdb</text:p>
          </table:table-cell>
          <table:table-cell table:number-columns-repeated="5"/>
          <table:table-cell office:value-type="string" calcext:value-type="string">
            <text:p>SRR14039663_324879.pdb</text:p>
          </table:table-cell>
        </table:table-row>
        <table:table-row table:style-name="ro1">
          <table:table-cell table:number-columns-repeated="2" office:value-type="string" calcext:value-type="string">
            <text:p>SRR15430510_32059</text:p>
          </table:table-cell>
          <table:table-cell/>
          <table:table-cell table:formula="of:=CONCATENATE(&quot;mv &quot;;[.A81];&quot;.pdb &quot;;[.B81];&quot;.pdb&quot;)" office:value-type="string" office:string-value="mv SRR15430510_32059.pdb SRR15430510_32059.pdb" calcext:value-type="string">
            <text:p>mv SRR15430510_32059.pdb SRR15430510_32059.pdb</text:p>
          </table:table-cell>
          <table:table-cell table:number-columns-repeated="5"/>
          <table:table-cell office:value-type="string" calcext:value-type="string">
            <text:p>SRR13979362_3177.pdb</text:p>
          </table:table-cell>
        </table:table-row>
        <table:table-row table:style-name="ro1">
          <table:table-cell office:value-type="string" calcext:value-type="string">
            <text:p>SRR15371989_72478_R32612</text:p>
          </table:table-cell>
          <table:table-cell office:value-type="string" calcext:value-type="string">
            <text:p>SRR15371989_72478_[dTail,insR32612]</text:p>
          </table:table-cell>
          <table:table-cell/>
          <table:table-cell table:formula="of:=CONCATENATE(&quot;mv &quot;;[.A82];&quot;.pdb &quot;;[.B82];&quot;.pdb&quot;)" office:value-type="string" office:string-value="mv SRR15371989_72478_R32612.pdb SRR15371989_72478_[dTail,insR32612].pdb" calcext:value-type="string">
            <text:p>mv SRR15371989_72478_R32612.pdb SRR15371989_72478_[dTail,insR32612].pdb</text:p>
          </table:table-cell>
          <table:table-cell table:number-columns-repeated="5"/>
          <table:table-cell office:value-type="string" calcext:value-type="string">
            <text:p>SRR13979328_189838.pdb</text:p>
          </table:table-cell>
        </table:table-row>
        <table:table-row table:style-name="ro1">
          <table:table-cell office:value-type="string" calcext:value-type="string">
            <text:p>SRR15371989_72478_R257110 </text:p>
          </table:table-cell>
          <table:table-cell office:value-type="string" calcext:value-type="string">
            <text:p>SRR15371989_72478_[dTail,insR257110]</text:p>
          </table:table-cell>
          <table:table-cell/>
          <table:table-cell table:formula="of:=CONCATENATE(&quot;mv &quot;;[.A83];&quot;.pdb &quot;;[.B83];&quot;.pdb&quot;)" office:value-type="string" office:string-value="mv SRR15371989_72478_R257110 .pdb SRR15371989_72478_[dTail,insR257110].pdb" calcext:value-type="string">
            <text:p>mv SRR15371989_72478_R257110 .pdb SRR15371989_72478_[dTail,insR257110].pdb</text:p>
          </table:table-cell>
          <table:table-cell table:number-columns-repeated="5"/>
          <table:table-cell office:value-type="string" calcext:value-type="string">
            <text:p>SRR13969208_105.pdb</text:p>
          </table:table-cell>
        </table:table-row>
        <table:table-row table:style-name="ro1">
          <table:table-cell table:style-name="ce1" office:value-type="string" calcext:value-type="string">
            <text:p>SRR15371989_72478_R2045115</text:p>
          </table:table-cell>
          <table:table-cell table:style-name="ce1" office:value-type="string" calcext:value-type="string">
            <text:p>SRR15371989_72478_[dTail,insR2045115]</text:p>
          </table:table-cell>
          <table:table-cell/>
          <table:table-cell table:formula="of:=CONCATENATE(&quot;mv &quot;;[.A84];&quot;.pdb &quot;;[.B84];&quot;.pdb&quot;)" office:value-type="string" office:string-value="mv SRR15371989_72478_R2045115.pdb SRR15371989_72478_[dTail,insR2045115].pdb" calcext:value-type="string">
            <text:p>mv SRR15371989_72478_R2045115.pdb SRR15371989_72478_[dTail,insR2045115].pdb</text:p>
          </table:table-cell>
          <table:table-cell table:number-columns-repeated="5"/>
          <table:table-cell office:value-type="string" calcext:value-type="string">
            <text:p>SRR13614386_485083.pdb</text:p>
          </table:table-cell>
        </table:table-row>
        <table:table-row table:style-name="ro1">
          <table:table-cell office:value-type="string" calcext:value-type="string">
            <text:p>SRR15371989_72478_R169</text:p>
          </table:table-cell>
          <table:table-cell office:value-type="string" calcext:value-type="string">
            <text:p>SRR15371989_72478_[dTail,insR169]</text:p>
          </table:table-cell>
          <table:table-cell/>
          <table:table-cell table:formula="of:=CONCATENATE(&quot;mv &quot;;[.A85];&quot;.pdb &quot;;[.B85];&quot;.pdb&quot;)" office:value-type="string" office:string-value="mv SRR15371989_72478_R169.pdb SRR15371989_72478_[dTail,insR169].pdb" calcext:value-type="string">
            <text:p>mv SRR15371989_72478_R169.pdb SRR15371989_72478_[dTail,insR169].pdb</text:p>
          </table:table-cell>
          <table:table-cell table:number-columns-repeated="5"/>
          <table:table-cell office:value-type="string" calcext:value-type="string">
            <text:p>SRR13589008_41305.pdb</text:p>
          </table:table-cell>
        </table:table-row>
        <table:table-row table:style-name="ro1">
          <table:table-cell table:number-columns-repeated="2" office:value-type="string" calcext:value-type="string">
            <text:p>SRR15371989_72478</text:p>
          </table:table-cell>
          <table:table-cell/>
          <table:table-cell table:formula="of:=CONCATENATE(&quot;mv &quot;;[.A86];&quot;.pdb &quot;;[.B86];&quot;.pdb&quot;)" office:value-type="string" office:string-value="mv SRR15371989_72478.pdb SRR15371989_72478.pdb" calcext:value-type="string">
            <text:p>mv SRR15371989_72478.pdb SRR15371989_72478.pdb</text:p>
          </table:table-cell>
          <table:table-cell table:number-columns-repeated="5"/>
          <table:table-cell office:value-type="string" calcext:value-type="string">
            <text:p>SRR13588904_28417.pdb</text:p>
          </table:table-cell>
        </table:table-row>
        <table:table-row table:style-name="ro1">
          <table:table-cell table:number-columns-repeated="2" office:value-type="string" calcext:value-type="string">
            <text:p>SRR1523874_4491</text:p>
          </table:table-cell>
          <table:table-cell/>
          <table:table-cell table:formula="of:=CONCATENATE(&quot;mv &quot;;[.A87];&quot;.pdb &quot;;[.B87];&quot;.pdb&quot;)" office:value-type="string" office:string-value="mv SRR1523874_4491.pdb SRR1523874_4491.pdb" calcext:value-type="string">
            <text:p>mv SRR1523874_4491.pdb SRR1523874_4491.pdb</text:p>
          </table:table-cell>
          <table:table-cell table:number-columns-repeated="5"/>
          <table:table-cell office:value-type="string" calcext:value-type="string">
            <text:p>SRR13588849_74531.pdb</text:p>
          </table:table-cell>
        </table:table-row>
        <table:table-row table:style-name="ro1">
          <table:table-cell table:number-columns-repeated="2" office:value-type="string" calcext:value-type="string">
            <text:p>SRR14954404_30870</text:p>
          </table:table-cell>
          <table:table-cell/>
          <table:table-cell table:formula="of:=CONCATENATE(&quot;mv &quot;;[.A88];&quot;.pdb &quot;;[.B88];&quot;.pdb&quot;)" office:value-type="string" office:string-value="mv SRR14954404_30870.pdb SRR14954404_30870.pdb" calcext:value-type="string">
            <text:p>mv SRR14954404_30870.pdb SRR14954404_30870.pdb</text:p>
          </table:table-cell>
          <table:table-cell table:number-columns-repeated="5"/>
          <table:table-cell office:value-type="string" calcext:value-type="string">
            <text:p>SRR13325290_214718.pdb</text:p>
          </table:table-cell>
        </table:table-row>
        <table:table-row table:style-name="ro1">
          <table:table-cell table:number-columns-repeated="2" office:value-type="string" calcext:value-type="string">
            <text:p>SRR14865845_60467</text:p>
          </table:table-cell>
          <table:table-cell/>
          <table:table-cell table:formula="of:=CONCATENATE(&quot;mv &quot;;[.A89];&quot;.pdb &quot;;[.B89];&quot;.pdb&quot;)" office:value-type="string" office:string-value="mv SRR14865845_60467.pdb SRR14865845_60467.pdb" calcext:value-type="string">
            <text:p>mv SRR14865845_60467.pdb SRR14865845_60467.pdb</text:p>
          </table:table-cell>
          <table:table-cell table:number-columns-repeated="5"/>
          <table:table-cell office:value-type="string" calcext:value-type="string">
            <text:p>SRR13207077_558.pdb</text:p>
          </table:table-cell>
        </table:table-row>
        <table:table-row table:style-name="ro1">
          <table:table-cell table:number-columns-repeated="2" office:value-type="string" calcext:value-type="string">
            <text:p>SRR14802574_702608</text:p>
          </table:table-cell>
          <table:table-cell/>
          <table:table-cell table:formula="of:=CONCATENATE(&quot;mv &quot;;[.A90];&quot;.pdb &quot;;[.B90];&quot;.pdb&quot;)" office:value-type="string" office:string-value="mv SRR14802574_702608.pdb SRR14802574_702608.pdb" calcext:value-type="string">
            <text:p>mv SRR14802574_702608.pdb SRR14802574_702608.pdb</text:p>
          </table:table-cell>
          <table:table-cell table:number-columns-repeated="5"/>
          <table:table-cell office:value-type="string" calcext:value-type="string">
            <text:p>SRR12693835_33628.pdb</text:p>
          </table:table-cell>
        </table:table-row>
        <table:table-row table:style-name="ro1">
          <table:table-cell table:number-columns-repeated="2" office:value-type="string" calcext:value-type="string">
            <text:p>SRR14695722_75236</text:p>
          </table:table-cell>
          <table:table-cell/>
          <table:table-cell table:formula="of:=CONCATENATE(&quot;mv &quot;;[.A91];&quot;.pdb &quot;;[.B91];&quot;.pdb&quot;)" office:value-type="string" office:string-value="mv SRR14695722_75236.pdb SRR14695722_75236.pdb" calcext:value-type="string">
            <text:p>mv SRR14695722_75236.pdb SRR14695722_75236.pdb</text:p>
          </table:table-cell>
          <table:table-cell table:number-columns-repeated="5"/>
          <table:table-cell office:value-type="string" calcext:value-type="string">
            <text:p>SRR12687296_626766.pdb</text:p>
          </table:table-cell>
        </table:table-row>
        <table:table-row table:style-name="ro1">
          <table:table-cell table:number-columns-repeated="2" office:value-type="string" calcext:value-type="string">
            <text:p>SRR14576916_391095</text:p>
          </table:table-cell>
          <table:table-cell/>
          <table:table-cell table:formula="of:=CONCATENATE(&quot;mv &quot;;[.A92];&quot;.pdb &quot;;[.B92];&quot;.pdb&quot;)" office:value-type="string" office:string-value="mv SRR14576916_391095.pdb SRR14576916_391095.pdb" calcext:value-type="string">
            <text:p>mv SRR14576916_391095.pdb SRR14576916_391095.pdb</text:p>
          </table:table-cell>
          <table:table-cell table:number-columns-repeated="5"/>
          <table:table-cell office:value-type="string" calcext:value-type="string">
            <text:p>SRR12681888_1225841.pdb</text:p>
          </table:table-cell>
        </table:table-row>
        <table:table-row table:style-name="ro1">
          <table:table-cell table:number-columns-repeated="2" office:value-type="string" calcext:value-type="string">
            <text:p>SRR14574980_43392</text:p>
          </table:table-cell>
          <table:table-cell/>
          <table:table-cell table:formula="of:=CONCATENATE(&quot;mv &quot;;[.A93];&quot;.pdb &quot;;[.B93];&quot;.pdb&quot;)" office:value-type="string" office:string-value="mv SRR14574980_43392.pdb SRR14574980_43392.pdb" calcext:value-type="string">
            <text:p>mv SRR14574980_43392.pdb SRR14574980_43392.pdb</text:p>
          </table:table-cell>
          <table:table-cell table:number-columns-repeated="5"/>
          <table:table-cell office:value-type="string" calcext:value-type="string">
            <text:p>SRR12678602_62414.pdb</text:p>
          </table:table-cell>
        </table:table-row>
        <table:table-row table:style-name="ro1">
          <table:table-cell table:number-columns-repeated="2" office:value-type="string" calcext:value-type="string">
            <text:p>SRR14527628_79383</text:p>
          </table:table-cell>
          <table:table-cell/>
          <table:table-cell table:formula="of:=CONCATENATE(&quot;mv &quot;;[.A94];&quot;.pdb &quot;;[.B94];&quot;.pdb&quot;)" office:value-type="string" office:string-value="mv SRR14527628_79383.pdb SRR14527628_79383.pdb" calcext:value-type="string">
            <text:p>mv SRR14527628_79383.pdb SRR14527628_79383.pdb</text:p>
          </table:table-cell>
          <table:table-cell table:number-columns-repeated="5"/>
          <table:table-cell office:value-type="string" calcext:value-type="string">
            <text:p>SRR12363492_1178.pdb</text:p>
          </table:table-cell>
        </table:table-row>
        <table:table-row table:style-name="ro1">
          <table:table-cell table:number-columns-repeated="2" office:value-type="string" calcext:value-type="string">
            <text:p>SRR14362172_4989</text:p>
          </table:table-cell>
          <table:table-cell/>
          <table:table-cell table:formula="of:=CONCATENATE(&quot;mv &quot;;[.A95];&quot;.pdb &quot;;[.B95];&quot;.pdb&quot;)" office:value-type="string" office:string-value="mv SRR14362172_4989.pdb SRR14362172_4989.pdb" calcext:value-type="string">
            <text:p>mv SRR14362172_4989.pdb SRR14362172_4989.pdb</text:p>
          </table:table-cell>
          <table:table-cell table:number-columns-repeated="5"/>
          <table:table-cell office:value-type="string" calcext:value-type="string">
            <text:p>SRR12266064_85133.pdb</text:p>
          </table:table-cell>
        </table:table-row>
        <table:table-row table:style-name="ro1">
          <table:table-cell table:number-columns-repeated="2" office:value-type="string" calcext:value-type="string">
            <text:p>SRR14117419_527984</text:p>
          </table:table-cell>
          <table:table-cell/>
          <table:table-cell table:formula="of:=CONCATENATE(&quot;mv &quot;;[.A96];&quot;.pdb &quot;;[.B96];&quot;.pdb&quot;)" office:value-type="string" office:string-value="mv SRR14117419_527984.pdb SRR14117419_527984.pdb" calcext:value-type="string">
            <text:p>mv SRR14117419_527984.pdb SRR14117419_527984.pdb</text:p>
          </table:table-cell>
          <table:table-cell table:number-columns-repeated="5"/>
          <table:table-cell office:value-type="string" calcext:value-type="string">
            <text:p>SRR12266064_29780.pdb</text:p>
          </table:table-cell>
        </table:table-row>
        <table:table-row table:style-name="ro1">
          <table:table-cell table:number-columns-repeated="2" office:value-type="string" calcext:value-type="string">
            <text:p>SRR14099998_4346</text:p>
          </table:table-cell>
          <table:table-cell/>
          <table:table-cell table:formula="of:=CONCATENATE(&quot;mv &quot;;[.A97];&quot;.pdb &quot;;[.B97];&quot;.pdb&quot;)" office:value-type="string" office:string-value="mv SRR14099998_4346.pdb SRR14099998_4346.pdb" calcext:value-type="string">
            <text:p>mv SRR14099998_4346.pdb SRR14099998_4346.pdb</text:p>
          </table:table-cell>
          <table:table-cell table:number-columns-repeated="5"/>
          <table:table-cell office:value-type="string" calcext:value-type="string">
            <text:p>SRR12266064_2045115.pdb</text:p>
          </table:table-cell>
        </table:table-row>
        <table:table-row table:style-name="ro1">
          <table:table-cell table:number-columns-repeated="2" office:value-type="string" calcext:value-type="string">
            <text:p>SRR14073695_33712</text:p>
          </table:table-cell>
          <table:table-cell/>
          <table:table-cell table:formula="of:=CONCATENATE(&quot;mv &quot;;[.A98];&quot;.pdb &quot;;[.B98];&quot;.pdb&quot;)" office:value-type="string" office:string-value="mv SRR14073695_33712.pdb SRR14073695_33712.pdb" calcext:value-type="string">
            <text:p>mv SRR14073695_33712.pdb SRR14073695_33712.pdb</text:p>
          </table:table-cell>
          <table:table-cell table:number-columns-repeated="5"/>
          <table:table-cell office:value-type="string" calcext:value-type="string">
            <text:p>SRR12193045_101336.pdb</text:p>
          </table:table-cell>
        </table:table-row>
        <table:table-row table:style-name="ro1">
          <table:table-cell office:value-type="string" calcext:value-type="string">
            <text:p>SRR14073695_161111_lib_contig</text:p>
          </table:table-cell>
          <table:table-cell office:value-type="string" calcext:value-type="string">
            <text:p>SRR14073695_161111</text:p>
          </table:table-cell>
          <table:table-cell/>
          <table:table-cell table:formula="of:=CONCATENATE(&quot;mv &quot;;[.A99];&quot;.pdb &quot;;[.B99];&quot;.pdb&quot;)" office:value-type="string" office:string-value="mv SRR14073695_161111_lib_contig.pdb SRR14073695_161111.pdb" calcext:value-type="string">
            <text:p>mv SRR14073695_161111_lib_contig.pdb SRR14073695_161111.pdb</text:p>
          </table:table-cell>
          <table:table-cell table:number-columns-repeated="5"/>
          <table:table-cell office:value-type="string" calcext:value-type="string">
            <text:p>SRR11742962_521374.pdb</text:p>
          </table:table-cell>
        </table:table-row>
        <table:table-row table:style-name="ro1">
          <table:table-cell table:number-columns-repeated="2" office:value-type="string" calcext:value-type="string">
            <text:p>SRR14039970_584981</text:p>
          </table:table-cell>
          <table:table-cell/>
          <table:table-cell table:formula="of:=CONCATENATE(&quot;mv &quot;;[.A100];&quot;.pdb &quot;;[.B100];&quot;.pdb&quot;)" office:value-type="string" office:string-value="mv SRR14039970_584981.pdb SRR14039970_584981.pdb" calcext:value-type="string">
            <text:p>mv SRR14039970_584981.pdb SRR14039970_584981.pdb</text:p>
          </table:table-cell>
          <table:table-cell table:number-columns-repeated="5"/>
          <table:table-cell office:value-type="string" calcext:value-type="string">
            <text:p>SRR11729891_316159.pdb</text:p>
          </table:table-cell>
        </table:table-row>
        <table:table-row table:style-name="ro1">
          <table:table-cell table:number-columns-repeated="2" office:value-type="string" calcext:value-type="string">
            <text:p>SRR14039858_50158</text:p>
          </table:table-cell>
          <table:table-cell/>
          <table:table-cell table:formula="of:=CONCATENATE(&quot;mv &quot;;[.A101];&quot;.pdb &quot;;[.B101];&quot;.pdb&quot;)" office:value-type="string" office:string-value="mv SRR14039858_50158.pdb SRR14039858_50158.pdb" calcext:value-type="string">
            <text:p>mv SRR14039858_50158.pdb SRR14039858_50158.pdb</text:p>
          </table:table-cell>
          <table:table-cell table:number-columns-repeated="5"/>
          <table:table-cell office:value-type="string" calcext:value-type="string">
            <text:p>SRR11659431_25115.pdb</text:p>
          </table:table-cell>
        </table:table-row>
        <table:table-row table:style-name="ro1">
          <table:table-cell table:number-columns-repeated="2" office:value-type="string" calcext:value-type="string">
            <text:p>SRR14039663_324879</text:p>
          </table:table-cell>
          <table:table-cell/>
          <table:table-cell table:formula="of:=CONCATENATE(&quot;mv &quot;;[.A102];&quot;.pdbqt &quot;;[.B102];&quot;.pdbqt&quot;)" office:value-type="string" office:string-value="mv SRR14039663_324879.pdbqt SRR14039663_324879.pdbqt" calcext:value-type="string">
            <text:p>mv SRR14039663_324879.pdbqt SRR14039663_324879.pdbqt</text:p>
          </table:table-cell>
          <table:table-cell table:number-columns-repeated="5"/>
          <table:table-cell office:value-type="string" calcext:value-type="string">
            <text:p>SRR11534412_304166.pdb</text:p>
          </table:table-cell>
        </table:table-row>
        <table:table-row table:style-name="ro1">
          <table:table-cell table:number-columns-repeated="2" office:value-type="string" calcext:value-type="string">
            <text:p>SRR13979362_3177</text:p>
          </table:table-cell>
          <table:table-cell/>
          <table:table-cell table:formula="of:=CONCATENATE(&quot;mv &quot;;[.A103];&quot;.pdbqt &quot;;[.B103];&quot;.pdbqt&quot;)" office:value-type="string" office:string-value="mv SRR13979362_3177.pdbqt SRR13979362_3177.pdbqt" calcext:value-type="string">
            <text:p>mv SRR13979362_3177.pdbqt SRR13979362_3177.pdbqt</text:p>
          </table:table-cell>
          <table:table-cell table:number-columns-repeated="5"/>
          <table:table-cell office:value-type="string" calcext:value-type="string">
            <text:p>SRR11308339_666916.pdb</text:p>
          </table:table-cell>
        </table:table-row>
        <table:table-row table:style-name="ro1">
          <table:table-cell table:number-columns-repeated="2" office:value-type="string" calcext:value-type="string">
            <text:p>SRR13979328_189838</text:p>
          </table:table-cell>
          <table:table-cell/>
          <table:table-cell table:formula="of:=CONCATENATE(&quot;mv &quot;;[.A104];&quot;.pdbqt &quot;;[.B104];&quot;.pdbqt&quot;)" office:value-type="string" office:string-value="mv SRR13979328_189838.pdbqt SRR13979328_189838.pdbqt" calcext:value-type="string">
            <text:p>mv SRR13979328_189838.pdbqt SRR13979328_189838.pdbqt</text:p>
          </table:table-cell>
          <table:table-cell table:number-columns-repeated="5"/>
          <table:table-cell office:value-type="string" calcext:value-type="string">
            <text:p>SRR11005201_40376.pdb</text:p>
          </table:table-cell>
        </table:table-row>
        <table:table-row table:style-name="ro1">
          <table:table-cell table:number-columns-repeated="2" office:value-type="string" calcext:value-type="string">
            <text:p>SRR13969208_105</text:p>
          </table:table-cell>
          <table:table-cell/>
          <table:table-cell table:formula="of:=CONCATENATE(&quot;mv &quot;;[.A105];&quot;.pdbqt &quot;;[.B105];&quot;.pdbqt&quot;)" office:value-type="string" office:string-value="mv SRR13969208_105.pdbqt SRR13969208_105.pdbqt" calcext:value-type="string">
            <text:p>mv SRR13969208_105.pdbqt SRR13969208_105.pdbqt</text:p>
          </table:table-cell>
          <table:table-cell table:number-columns-repeated="5"/>
          <table:table-cell office:value-type="string" calcext:value-type="string">
            <text:p>SRR10848474_194765.pdb</text:p>
          </table:table-cell>
        </table:table-row>
        <table:table-row table:style-name="ro1">
          <table:table-cell table:number-columns-repeated="2" office:value-type="string" calcext:value-type="string">
            <text:p>SRR13614386_485083</text:p>
          </table:table-cell>
          <table:table-cell/>
          <table:table-cell table:formula="of:=CONCATENATE(&quot;mv &quot;;[.A106];&quot;.pdbqt &quot;;[.B106];&quot;.pdbqt&quot;)" office:value-type="string" office:string-value="mv SRR13614386_485083.pdbqt SRR13614386_485083.pdbqt" calcext:value-type="string">
            <text:p>mv SRR13614386_485083.pdbqt SRR13614386_485083.pdbqt</text:p>
          </table:table-cell>
          <table:table-cell table:number-columns-repeated="5"/>
          <table:table-cell office:value-type="string" calcext:value-type="string">
            <text:p>SRR10663367_1316324.pdb</text:p>
          </table:table-cell>
        </table:table-row>
        <table:table-row table:style-name="ro1">
          <table:table-cell office:value-type="string" calcext:value-type="string">
            <text:p>SRR13589008_41305_noreelin</text:p>
          </table:table-cell>
          <table:table-cell office:value-type="string" calcext:value-type="string">
            <text:p>SRR13589008_41305_[dCHIA]</text:p>
          </table:table-cell>
          <table:table-cell/>
          <table:table-cell table:formula="of:=CONCATENATE(&quot;mv &quot;;[.A107];&quot;.pdbqt &quot;;[.B107];&quot;.pdbqt&quot;)" office:value-type="string" office:string-value="mv SRR13589008_41305_noreelin.pdbqt SRR13589008_41305_[dCHIA].pdbqt" calcext:value-type="string">
            <text:p>mv SRR13589008_41305_noreelin.pdbqt SRR13589008_41305_[dCHIA].pdbqt</text:p>
          </table:table-cell>
          <table:table-cell table:number-columns-repeated="5"/>
          <table:table-cell office:value-type="string" calcext:value-type="string">
            <text:p>SRR10512140_136352.pdb</text:p>
          </table:table-cell>
        </table:table-row>
        <table:table-row table:style-name="ro1">
          <table:table-cell table:number-columns-repeated="2" office:value-type="string" calcext:value-type="string">
            <text:p>SRR13589008_41305</text:p>
          </table:table-cell>
          <table:table-cell/>
          <table:table-cell table:formula="of:=CONCATENATE(&quot;mv &quot;;[.A108];&quot;.pdbqt &quot;;[.B108];&quot;.pdbqt&quot;)" office:value-type="string" office:string-value="mv SRR13589008_41305.pdbqt SRR13589008_41305.pdbqt" calcext:value-type="string">
            <text:p>mv SRR13589008_41305.pdbqt SRR13589008_41305.pdbqt</text:p>
          </table:table-cell>
          <table:table-cell table:number-columns-repeated="5"/>
          <table:table-cell office:value-type="string" calcext:value-type="string">
            <text:p>SRR10408973_194281.pdb</text:p>
          </table:table-cell>
        </table:table-row>
        <table:table-row table:style-name="ro1">
          <table:table-cell table:number-columns-repeated="2" office:value-type="string" calcext:value-type="string">
            <text:p>SRR13588904_28417</text:p>
          </table:table-cell>
          <table:table-cell/>
          <table:table-cell table:formula="of:=CONCATENATE(&quot;mv &quot;;[.A109];&quot;.pdbqt &quot;;[.B109];&quot;.pdbqt&quot;)" office:value-type="string" office:string-value="mv SRR13588904_28417.pdbqt SRR13588904_28417.pdbqt" calcext:value-type="string">
            <text:p>mv SRR13588904_28417.pdbqt SRR13588904_28417.pdbqt</text:p>
          </table:table-cell>
          <table:table-cell table:number-columns-repeated="5"/>
          <table:table-cell office:value-type="string" calcext:value-type="string">
            <text:p>SRR10276843_1765.pdb</text:p>
          </table:table-cell>
        </table:table-row>
        <table:table-row table:style-name="ro1">
          <table:table-cell table:number-columns-repeated="2" office:value-type="string" calcext:value-type="string">
            <text:p>SRR13588849_74531</text:p>
          </table:table-cell>
          <table:table-cell/>
          <table:table-cell table:formula="of:=CONCATENATE(&quot;mv &quot;;[.A110];&quot;.pdbqt &quot;;[.B110];&quot;.pdbqt&quot;)" office:value-type="string" office:string-value="mv SRR13588849_74531.pdbqt SRR13588849_74531.pdbqt" calcext:value-type="string">
            <text:p>mv SRR13588849_74531.pdbqt SRR13588849_74531.pdbqt</text:p>
          </table:table-cell>
          <table:table-cell table:number-columns-repeated="5"/>
          <table:table-cell office:value-type="string" calcext:value-type="string">
            <text:p>SRR10053376_3326.pdb</text:p>
          </table:table-cell>
        </table:table-row>
        <table:table-row table:style-name="ro1">
          <table:table-cell office:value-type="string" calcext:value-type="string">
            <text:p>SRR13512914_81978_lib_contig</text:p>
          </table:table-cell>
          <table:table-cell office:value-type="string" calcext:value-type="string">
            <text:p>SRR13512914_81978</text:p>
          </table:table-cell>
          <table:table-cell/>
          <table:table-cell table:formula="of:=CONCATENATE(&quot;mv &quot;;[.A111];&quot;.pdbqt &quot;;[.B111];&quot;.pdbqt&quot;)" office:value-type="string" office:string-value="mv SRR13512914_81978_lib_contig.pdbqt SRR13512914_81978.pdbqt" calcext:value-type="string">
            <text:p>mv SRR13512914_81978_lib_contig.pdbqt SRR13512914_81978.pdbqt</text:p>
          </table:table-cell>
          <table:table-cell table:number-columns-repeated="5"/>
          <table:table-cell office:value-type="string" calcext:value-type="string">
            <text:p>RLU00646.1.pdb</text:p>
          </table:table-cell>
        </table:table-row>
        <table:table-row table:style-name="ro1">
          <table:table-cell table:number-columns-repeated="2" office:value-type="string" calcext:value-type="string">
            <text:p>SRR13325290_214718</text:p>
          </table:table-cell>
          <table:table-cell/>
          <table:table-cell table:formula="of:=CONCATENATE(&quot;mv &quot;;[.A112];&quot;.pdbqt &quot;;[.B112];&quot;.pdbqt&quot;)" office:value-type="string" office:string-value="mv SRR13325290_214718.pdbqt SRR13325290_214718.pdbqt" calcext:value-type="string">
            <text:p>mv SRR13325290_214718.pdbqt SRR13325290_214718.pdbqt</text:p>
          </table:table-cell>
          <table:table-cell table:number-columns-repeated="5"/>
          <table:table-cell office:value-type="string" calcext:value-type="string">
            <text:p>P19833.1.pdb</text:p>
          </table:table-cell>
        </table:table-row>
        <table:table-row table:style-name="ro1">
          <table:table-cell table:number-columns-repeated="2" office:value-type="string" calcext:value-type="string">
            <text:p>SRR13207077_558</text:p>
          </table:table-cell>
          <table:table-cell/>
          <table:table-cell table:formula="of:=CONCATENATE(&quot;mv &quot;;[.A113];&quot;.pdbqt &quot;;[.B113];&quot;.pdbqt&quot;)" office:value-type="string" office:string-value="mv SRR13207077_558.pdbqt SRR13207077_558.pdbqt" calcext:value-type="string">
            <text:p>mv SRR13207077_558.pdbqt SRR13207077_558.pdbqt</text:p>
          </table:table-cell>
          <table:table-cell table:number-columns-repeated="5"/>
          <table:table-cell office:value-type="string" calcext:value-type="string">
            <text:p>output.txt</text:p>
          </table:table-cell>
        </table:table-row>
        <table:table-row table:style-name="ro1">
          <table:table-cell table:number-columns-repeated="2" office:value-type="string" calcext:value-type="string">
            <text:p>SRR12693835_33628</text:p>
          </table:table-cell>
          <table:table-cell/>
          <table:table-cell table:formula="of:=CONCATENATE(&quot;mv &quot;;[.A114];&quot;.pdbqt &quot;;[.B114];&quot;.pdbqt&quot;)" office:value-type="string" office:string-value="mv SRR12693835_33628.pdbqt SRR12693835_33628.pdbqt" calcext:value-type="string">
            <text:p>mv SRR12693835_33628.pdbqt SRR12693835_33628.pdbqt</text:p>
          </table:table-cell>
          <table:table-cell table:number-columns-repeated="5"/>
          <table:table-cell office:value-type="string" calcext:value-type="string">
            <text:p>ODU60407.1.pdb</text:p>
          </table:table-cell>
        </table:table-row>
        <table:table-row table:style-name="ro1">
          <table:table-cell table:number-columns-repeated="2" office:value-type="string" calcext:value-type="string">
            <text:p>SRR12687296_626766</text:p>
          </table:table-cell>
          <table:table-cell/>
          <table:table-cell table:formula="of:=CONCATENATE(&quot;mv &quot;;[.A115];&quot;.pdbqt &quot;;[.B115];&quot;.pdbqt&quot;)" office:value-type="string" office:string-value="mv SRR12687296_626766.pdbqt SRR12687296_626766.pdbqt" calcext:value-type="string">
            <text:p>mv SRR12687296_626766.pdbqt SRR12687296_626766.pdbqt</text:p>
          </table:table-cell>
          <table:table-cell table:number-columns-repeated="5"/>
          <table:table-cell office:value-type="string" calcext:value-type="string">
            <text:p>MGYP003385382674A.pdb</text:p>
          </table:table-cell>
        </table:table-row>
        <table:table-row table:style-name="ro1">
          <table:table-cell office:value-type="string" calcext:value-type="string">
            <text:p>SRR12681888_1997285_lib_contig</text:p>
          </table:table-cell>
          <table:table-cell office:value-type="string" calcext:value-type="string">
            <text:p>SRR12681888_1997285</text:p>
          </table:table-cell>
          <table:table-cell/>
          <table:table-cell table:formula="of:=CONCATENATE(&quot;mv &quot;;[.A116];&quot;.pdbqt &quot;;[.B116];&quot;.pdbqt&quot;)" office:value-type="string" office:string-value="mv SRR12681888_1997285_lib_contig.pdbqt SRR12681888_1997285.pdbqt" calcext:value-type="string">
            <text:p>mv SRR12681888_1997285_lib_contig.pdbqt SRR12681888_1997285.pdbqt</text:p>
          </table:table-cell>
          <table:table-cell table:number-columns-repeated="5"/>
          <table:table-cell office:value-type="string" calcext:value-type="string">
            <text:p>MGYP002716753343A.pdb</text:p>
          </table:table-cell>
        </table:table-row>
        <table:table-row table:style-name="ro1">
          <table:table-cell table:number-columns-repeated="2" office:value-type="string" calcext:value-type="string">
            <text:p>SRR12681888_1225841</text:p>
          </table:table-cell>
          <table:table-cell/>
          <table:table-cell table:formula="of:=CONCATENATE(&quot;mv &quot;;[.A117];&quot;.pdbqt &quot;;[.B117];&quot;.pdbqt&quot;)" office:value-type="string" office:string-value="mv SRR12681888_1225841.pdbqt SRR12681888_1225841.pdbqt" calcext:value-type="string">
            <text:p>mv SRR12681888_1225841.pdbqt SRR12681888_1225841.pdbqt</text:p>
          </table:table-cell>
          <table:table-cell table:number-columns-repeated="5"/>
          <table:table-cell office:value-type="string" calcext:value-type="string">
            <text:p>MGYP001557180572A.pdb</text:p>
          </table:table-cell>
        </table:table-row>
        <table:table-row table:style-name="ro1">
          <table:table-cell table:number-columns-repeated="2" office:value-type="string" calcext:value-type="string">
            <text:p>SRR12678602_62414</text:p>
          </table:table-cell>
          <table:table-cell/>
          <table:table-cell table:formula="of:=CONCATENATE(&quot;mv &quot;;[.A118];&quot;.pdbqt &quot;;[.B118];&quot;.pdbqt&quot;)" office:value-type="string" office:string-value="mv SRR12678602_62414.pdbqt SRR12678602_62414.pdbqt" calcext:value-type="string">
            <text:p>mv SRR12678602_62414.pdbqt SRR12678602_62414.pdbqt</text:p>
          </table:table-cell>
          <table:table-cell table:number-columns-repeated="5"/>
          <table:table-cell office:value-type="string" calcext:value-type="string">
            <text:p>MGYP001010025864A.pdb</text:p>
          </table:table-cell>
        </table:table-row>
        <table:table-row table:style-name="ro1">
          <table:table-cell table:number-columns-repeated="2" office:value-type="string" calcext:value-type="string">
            <text:p>SRR12363492_1178</text:p>
          </table:table-cell>
          <table:table-cell/>
          <table:table-cell table:formula="of:=CONCATENATE(&quot;mv &quot;;[.A119];&quot;.pdbqt &quot;;[.B119];&quot;.pdbqt&quot;)" office:value-type="string" office:string-value="mv SRR12363492_1178.pdbqt SRR12363492_1178.pdbqt" calcext:value-type="string">
            <text:p>mv SRR12363492_1178.pdbqt SRR12363492_1178.pdbqt</text:p>
          </table:table-cell>
          <table:table-cell table:number-columns-repeated="5"/>
          <table:table-cell office:value-type="string" calcext:value-type="string">
            <text:p>MGYP000935144178A.pdb</text:p>
          </table:table-cell>
        </table:table-row>
        <table:table-row table:style-name="ro1">
          <table:table-cell office:value-type="string" calcext:value-type="string">
            <text:p>SRR12347921_19312_lib_contig</text:p>
          </table:table-cell>
          <table:table-cell office:value-type="string" calcext:value-type="string">
            <text:p>SRR12347921_19312</text:p>
          </table:table-cell>
          <table:table-cell/>
          <table:table-cell table:formula="of:=CONCATENATE(&quot;mv &quot;;[.A120];&quot;.pdbqt &quot;;[.B120];&quot;.pdbqt&quot;)" office:value-type="string" office:string-value="mv SRR12347921_19312_lib_contig.pdbqt SRR12347921_19312.pdbqt" calcext:value-type="string">
            <text:p>mv SRR12347921_19312_lib_contig.pdbqt SRR12347921_19312.pdbqt</text:p>
          </table:table-cell>
          <table:table-cell table:number-columns-repeated="5"/>
          <table:table-cell office:value-type="string" calcext:value-type="string">
            <text:p>MGYP000931547452A.pdb</text:p>
          </table:table-cell>
        </table:table-row>
        <table:table-row table:style-name="ro1">
          <table:table-cell table:number-columns-repeated="2" office:value-type="string" calcext:value-type="string">
            <text:p>SRR12266064_85133</text:p>
          </table:table-cell>
          <table:table-cell/>
          <table:table-cell table:formula="of:=CONCATENATE(&quot;mv &quot;;[.A121];&quot;.pdbqt &quot;;[.B121];&quot;.pdbqt&quot;)" office:value-type="string" office:string-value="mv SRR12266064_85133.pdbqt SRR12266064_85133.pdbqt" calcext:value-type="string">
            <text:p>mv SRR12266064_85133.pdbqt SRR12266064_85133.pdbqt</text:p>
          </table:table-cell>
          <table:table-cell table:number-columns-repeated="5"/>
          <table:table-cell office:value-type="string" calcext:value-type="string">
            <text:p>MBQ0729274.pdb</text:p>
          </table:table-cell>
        </table:table-row>
        <table:table-row table:style-name="ro1">
          <table:table-cell table:number-columns-repeated="2" office:value-type="string" calcext:value-type="string">
            <text:p>SRR12266064_29780</text:p>
          </table:table-cell>
          <table:table-cell/>
          <table:table-cell table:formula="of:=CONCATENATE(&quot;mv &quot;;[.A122];&quot;.pdbqt &quot;;[.B122];&quot;.pdbqt&quot;)" office:value-type="string" office:string-value="mv SRR12266064_29780.pdbqt SRR12266064_29780.pdbqt" calcext:value-type="string">
            <text:p>mv SRR12266064_29780.pdbqt SRR12266064_29780.pdbqt</text:p>
          </table:table-cell>
          <table:table-cell table:number-columns-repeated="5"/>
          <table:table-cell office:value-type="string" calcext:value-type="string">
            <text:p>ERR9963791_553102.pdb</text:p>
          </table:table-cell>
        </table:table-row>
        <table:table-row table:style-name="ro1">
          <table:table-cell office:value-type="string" calcext:value-type="string">
            <text:p>SRR12266064_2045115_noreelin</text:p>
          </table:table-cell>
          <table:table-cell office:value-type="string" calcext:value-type="string">
            <text:p>SRR12266064_2045115_[dCHIA]</text:p>
          </table:table-cell>
          <table:table-cell/>
          <table:table-cell table:formula="of:=CONCATENATE(&quot;mv &quot;;[.A123];&quot;.pdbqt &quot;;[.B123];&quot;.pdbqt&quot;)" office:value-type="string" office:string-value="mv SRR12266064_2045115_noreelin.pdbqt SRR12266064_2045115_[dCHIA].pdbqt" calcext:value-type="string">
            <text:p>mv SRR12266064_2045115_noreelin.pdbqt SRR12266064_2045115_[dCHIA].pdbqt</text:p>
          </table:table-cell>
          <table:table-cell table:number-columns-repeated="5"/>
          <table:table-cell office:value-type="string" calcext:value-type="string">
            <text:p>ERR9963791_1782184.pdb</text:p>
          </table:table-cell>
        </table:table-row>
        <table:table-row table:style-name="ro1">
          <table:table-cell table:number-columns-repeated="2" office:value-type="string" calcext:value-type="string">
            <text:p>SRR12266064_2045115</text:p>
          </table:table-cell>
          <table:table-cell/>
          <table:table-cell table:formula="of:=CONCATENATE(&quot;mv &quot;;[.A124];&quot;.pdbqt &quot;;[.B124];&quot;.pdbqt&quot;)" office:value-type="string" office:string-value="mv SRR12266064_2045115.pdbqt SRR12266064_2045115.pdbqt" calcext:value-type="string">
            <text:p>mv SRR12266064_2045115.pdbqt SRR12266064_2045115.pdbqt</text:p>
          </table:table-cell>
          <table:table-cell table:number-columns-repeated="5"/>
          <table:table-cell office:value-type="string" calcext:value-type="string">
            <text:p>ERR9844462_623.pdb</text:p>
          </table:table-cell>
        </table:table-row>
        <table:table-row table:style-name="ro1">
          <table:table-cell table:number-columns-repeated="2" office:value-type="string" calcext:value-type="string">
            <text:p>SRR12193045_101336</text:p>
          </table:table-cell>
          <table:table-cell/>
          <table:table-cell table:formula="of:=CONCATENATE(&quot;mv &quot;;[.A125];&quot;.pdbqt &quot;;[.B125];&quot;.pdbqt&quot;)" office:value-type="string" office:string-value="mv SRR12193045_101336.pdbqt SRR12193045_101336.pdbqt" calcext:value-type="string">
            <text:p>mv SRR12193045_101336.pdbqt SRR12193045_101336.pdbqt</text:p>
          </table:table-cell>
          <table:table-cell table:number-columns-repeated="5"/>
          <table:table-cell office:value-type="string" calcext:value-type="string">
            <text:p>ERR9769279_34127.pdb</text:p>
          </table:table-cell>
        </table:table-row>
        <table:table-row table:style-name="ro1">
          <table:table-cell table:number-columns-repeated="2" office:value-type="string" calcext:value-type="string">
            <text:p>SRR11742962_521374</text:p>
          </table:table-cell>
          <table:table-cell/>
          <table:table-cell table:formula="of:=CONCATENATE(&quot;mv &quot;;[.A126];&quot;.pdbqt &quot;;[.B126];&quot;.pdbqt&quot;)" office:value-type="string" office:string-value="mv SRR11742962_521374.pdbqt SRR11742962_521374.pdbqt" calcext:value-type="string">
            <text:p>mv SRR11742962_521374.pdbqt SRR11742962_521374.pdbqt</text:p>
          </table:table-cell>
          <table:table-cell table:number-columns-repeated="5"/>
          <table:table-cell office:value-type="string" calcext:value-type="string">
            <text:p>ERR9698294_3076.pdb</text:p>
          </table:table-cell>
        </table:table-row>
        <table:table-row table:style-name="ro1">
          <table:table-cell table:number-columns-repeated="2" office:value-type="string" calcext:value-type="string">
            <text:p>SRR11729891_316159</text:p>
          </table:table-cell>
          <table:table-cell/>
          <table:table-cell table:formula="of:=CONCATENATE(&quot;mv &quot;;[.A127];&quot;.pdbqt &quot;;[.B127];&quot;.pdbqt&quot;)" office:value-type="string" office:string-value="mv SRR11729891_316159.pdbqt SRR11729891_316159.pdbqt" calcext:value-type="string">
            <text:p>mv SRR11729891_316159.pdbqt SRR11729891_316159.pdbqt</text:p>
          </table:table-cell>
          <table:table-cell table:number-columns-repeated="5"/>
          <table:table-cell office:value-type="string" calcext:value-type="string">
            <text:p>ERR9287623_1288104.pdb</text:p>
          </table:table-cell>
        </table:table-row>
        <table:table-row table:style-name="ro1">
          <table:table-cell table:number-columns-repeated="2" office:value-type="string" calcext:value-type="string">
            <text:p>SRR11659431_25115</text:p>
          </table:table-cell>
          <table:table-cell/>
          <table:table-cell table:formula="of:=CONCATENATE(&quot;mv &quot;;[.A128];&quot;.pdbqt &quot;;[.B128];&quot;.pdbqt&quot;)" office:value-type="string" office:string-value="mv SRR11659431_25115.pdbqt SRR11659431_25115.pdbqt" calcext:value-type="string">
            <text:p>mv SRR11659431_25115.pdbqt SRR11659431_25115.pdbqt</text:p>
          </table:table-cell>
          <table:table-cell table:number-columns-repeated="5"/>
          <table:table-cell office:value-type="string" calcext:value-type="string">
            <text:p>ERR868484_4384.pdb</text:p>
          </table:table-cell>
        </table:table-row>
        <table:table-row table:style-name="ro1">
          <table:table-cell table:number-columns-repeated="2" office:value-type="string" calcext:value-type="string">
            <text:p>SRR11534412_304166</text:p>
          </table:table-cell>
          <table:table-cell/>
          <table:table-cell table:formula="of:=CONCATENATE(&quot;mv &quot;;[.A129];&quot;.pdbqt &quot;;[.B129];&quot;.pdbqt&quot;)" office:value-type="string" office:string-value="mv SRR11534412_304166.pdbqt SRR11534412_304166.pdbqt" calcext:value-type="string">
            <text:p>mv SRR11534412_304166.pdbqt SRR11534412_304166.pdbqt</text:p>
          </table:table-cell>
          <table:table-cell table:number-columns-repeated="5"/>
          <table:table-cell office:value-type="string" calcext:value-type="string">
            <text:p>ERR868388_2138178.pdb</text:p>
          </table:table-cell>
        </table:table-row>
        <table:table-row table:style-name="ro1">
          <table:table-cell table:number-columns-repeated="2" office:value-type="string" calcext:value-type="string">
            <text:p>SRR11308339_666916</text:p>
          </table:table-cell>
          <table:table-cell/>
          <table:table-cell table:formula="of:=CONCATENATE(&quot;mv &quot;;[.A130];&quot;.pdbqt &quot;;[.B130];&quot;.pdbqt&quot;)" office:value-type="string" office:string-value="mv SRR11308339_666916.pdbqt SRR11308339_666916.pdbqt" calcext:value-type="string">
            <text:p>mv SRR11308339_666916.pdbqt SRR11308339_666916.pdbqt</text:p>
          </table:table-cell>
          <table:table-cell table:number-columns-repeated="5"/>
          <table:table-cell office:value-type="string" calcext:value-type="string">
            <text:p>ERR8106065_1375561.pdb</text:p>
          </table:table-cell>
        </table:table-row>
        <table:table-row table:style-name="ro1">
          <table:table-cell table:number-columns-repeated="2" office:value-type="string" calcext:value-type="string">
            <text:p>SRR11005201_40376</text:p>
          </table:table-cell>
          <table:table-cell/>
          <table:table-cell table:formula="of:=CONCATENATE(&quot;mv &quot;;[.A131];&quot;.pdbqt &quot;;[.B131];&quot;.pdbqt&quot;)" office:value-type="string" office:string-value="mv SRR11005201_40376.pdbqt SRR11005201_40376.pdbqt" calcext:value-type="string">
            <text:p>mv SRR11005201_40376.pdbqt SRR11005201_40376.pdbqt</text:p>
          </table:table-cell>
          <table:table-cell table:number-columns-repeated="5"/>
          <table:table-cell office:value-type="string" calcext:value-type="string">
            <text:p>ERR7672960_23882.pdb</text:p>
          </table:table-cell>
        </table:table-row>
        <table:table-row table:style-name="ro1">
          <table:table-cell table:number-columns-repeated="2" office:value-type="string" calcext:value-type="string">
            <text:p>SRR10848474_194765</text:p>
          </table:table-cell>
          <table:table-cell/>
          <table:table-cell table:formula="of:=CONCATENATE(&quot;mv &quot;;[.A132];&quot;.pdbqt &quot;;[.B132];&quot;.pdbqt&quot;)" office:value-type="string" office:string-value="mv SRR10848474_194765.pdbqt SRR10848474_194765.pdbqt" calcext:value-type="string">
            <text:p>mv SRR10848474_194765.pdbqt SRR10848474_194765.pdbqt</text:p>
          </table:table-cell>
          <table:table-cell table:number-columns-repeated="5"/>
          <table:table-cell office:value-type="string" calcext:value-type="string">
            <text:p>ERR7163074_457660.pdb</text:p>
          </table:table-cell>
        </table:table-row>
        <table:table-row table:style-name="ro1">
          <table:table-cell office:value-type="string" calcext:value-type="string">
            <text:p>SRR10663367_452477_lib_contig</text:p>
          </table:table-cell>
          <table:table-cell office:value-type="string" calcext:value-type="string">
            <text:p>SRR10663367_452477</text:p>
          </table:table-cell>
          <table:table-cell/>
          <table:table-cell table:formula="of:=CONCATENATE(&quot;mv &quot;;[.A133];&quot;.pdbqt &quot;;[.B133];&quot;.pdbqt&quot;)" office:value-type="string" office:string-value="mv SRR10663367_452477_lib_contig.pdbqt SRR10663367_452477.pdbqt" calcext:value-type="string">
            <text:p>mv SRR10663367_452477_lib_contig.pdbqt SRR10663367_452477.pdbqt</text:p>
          </table:table-cell>
          <table:table-cell table:number-columns-repeated="5"/>
          <table:table-cell office:value-type="string" calcext:value-type="string">
            <text:p>ERR7127473_220403.pdb</text:p>
          </table:table-cell>
        </table:table-row>
        <table:table-row table:style-name="ro1">
          <table:table-cell table:number-columns-repeated="2" office:value-type="string" calcext:value-type="string">
            <text:p>SRR10663367_1316324</text:p>
          </table:table-cell>
          <table:table-cell/>
          <table:table-cell table:formula="of:=CONCATENATE(&quot;mv &quot;;[.A134];&quot;.pdbqt &quot;;[.B134];&quot;.pdbqt&quot;)" office:value-type="string" office:string-value="mv SRR10663367_1316324.pdbqt SRR10663367_1316324.pdbqt" calcext:value-type="string">
            <text:p>mv SRR10663367_1316324.pdbqt SRR10663367_1316324.pdbqt</text:p>
          </table:table-cell>
          <table:table-cell table:number-columns-repeated="5"/>
          <table:table-cell office:value-type="string" calcext:value-type="string">
            <text:p>ERR6465722_199879.pdb</text:p>
          </table:table-cell>
        </table:table-row>
        <table:table-row table:style-name="ro1">
          <table:table-cell office:value-type="string" calcext:value-type="string">
            <text:p>SRR10663364_103688_lib_contig</text:p>
          </table:table-cell>
          <table:table-cell office:value-type="string" calcext:value-type="string">
            <text:p>SRR10663364_103688</text:p>
          </table:table-cell>
          <table:table-cell/>
          <table:table-cell table:formula="of:=CONCATENATE(&quot;mv &quot;;[.A135];&quot;.pdbqt &quot;;[.B135];&quot;.pdbqt&quot;)" office:value-type="string" office:string-value="mv SRR10663364_103688_lib_contig.pdbqt SRR10663364_103688.pdbqt" calcext:value-type="string">
            <text:p>mv SRR10663364_103688_lib_contig.pdbqt SRR10663364_103688.pdbqt</text:p>
          </table:table-cell>
          <table:table-cell table:number-columns-repeated="5"/>
          <table:table-cell office:value-type="string" calcext:value-type="string">
            <text:p>ERR5947503_322.pdb</text:p>
          </table:table-cell>
        </table:table-row>
        <table:table-row table:style-name="ro1">
          <table:table-cell table:number-columns-repeated="2" office:value-type="string" calcext:value-type="string">
            <text:p>SRR10512140_136352</text:p>
          </table:table-cell>
          <table:table-cell/>
          <table:table-cell table:formula="of:=CONCATENATE(&quot;mv &quot;;[.A136];&quot;.pdbqt &quot;;[.B136];&quot;.pdbqt&quot;)" office:value-type="string" office:string-value="mv SRR10512140_136352.pdbqt SRR10512140_136352.pdbqt" calcext:value-type="string">
            <text:p>mv SRR10512140_136352.pdbqt SRR10512140_136352.pdbqt</text:p>
          </table:table-cell>
          <table:table-cell table:number-columns-repeated="5"/>
          <table:table-cell office:value-type="string" calcext:value-type="string">
            <text:p>ERR4856268_964317.pdb</text:p>
          </table:table-cell>
        </table:table-row>
        <table:table-row table:style-name="ro1">
          <table:table-cell table:number-columns-repeated="2" office:value-type="string" calcext:value-type="string">
            <text:p>SRR10408973_194281</text:p>
          </table:table-cell>
          <table:table-cell/>
          <table:table-cell table:formula="of:=CONCATENATE(&quot;mv &quot;;[.A137];&quot;.pdbqt &quot;;[.B137];&quot;.pdbqt&quot;)" office:value-type="string" office:string-value="mv SRR10408973_194281.pdbqt SRR10408973_194281.pdbqt" calcext:value-type="string">
            <text:p>mv SRR10408973_194281.pdbqt SRR10408973_194281.pdbqt</text:p>
          </table:table-cell>
          <table:table-cell table:number-columns-repeated="5"/>
          <table:table-cell office:value-type="string" calcext:value-type="string">
            <text:p>ERR4801149_9489.pdb</text:p>
          </table:table-cell>
        </table:table-row>
        <table:table-row table:style-name="ro1">
          <table:table-cell office:value-type="string" calcext:value-type="string">
            <text:p>SRR10342238_19559_lib_contig</text:p>
          </table:table-cell>
          <table:table-cell office:value-type="string" calcext:value-type="string">
            <text:p>SRR10342238_19559</text:p>
          </table:table-cell>
          <table:table-cell/>
          <table:table-cell table:formula="of:=CONCATENATE(&quot;mv &quot;;[.A138];&quot;.pdbqt &quot;;[.B138];&quot;.pdbqt&quot;)" office:value-type="string" office:string-value="mv SRR10342238_19559_lib_contig.pdbqt SRR10342238_19559.pdbqt" calcext:value-type="string">
            <text:p>mv SRR10342238_19559_lib_contig.pdbqt SRR10342238_19559.pdbqt</text:p>
          </table:table-cell>
          <table:table-cell table:number-columns-repeated="5"/>
          <table:table-cell office:value-type="string" calcext:value-type="string">
            <text:p>ERR4674853_86664.pdb</text:p>
          </table:table-cell>
        </table:table-row>
        <table:table-row table:style-name="ro1">
          <table:table-cell table:number-columns-repeated="2" office:value-type="string" calcext:value-type="string">
            <text:p>SRR10276843_1765</text:p>
          </table:table-cell>
          <table:table-cell/>
          <table:table-cell table:formula="of:=CONCATENATE(&quot;mv &quot;;[.A139];&quot;.pdbqt &quot;;[.B139];&quot;.pdbqt&quot;)" office:value-type="string" office:string-value="mv SRR10276843_1765.pdbqt SRR10276843_1765.pdbqt" calcext:value-type="string">
            <text:p>mv SRR10276843_1765.pdbqt SRR10276843_1765.pdbqt</text:p>
          </table:table-cell>
          <table:table-cell table:number-columns-repeated="5"/>
          <table:table-cell office:value-type="string" calcext:value-type="string">
            <text:p>ERR4592245_1642075.pdb</text:p>
          </table:table-cell>
        </table:table-row>
        <table:table-row table:style-name="ro1">
          <table:table-cell table:number-columns-repeated="2" office:value-type="string" calcext:value-type="string">
            <text:p>SRR10053376_3326</text:p>
          </table:table-cell>
          <table:table-cell/>
          <table:table-cell table:formula="of:=CONCATENATE(&quot;mv &quot;;[.A140];&quot;.pdbqt &quot;;[.B140];&quot;.pdbqt&quot;)" office:value-type="string" office:string-value="mv SRR10053376_3326.pdbqt SRR10053376_3326.pdbqt" calcext:value-type="string">
            <text:p>mv SRR10053376_3326.pdbqt SRR10053376_3326.pdbqt</text:p>
          </table:table-cell>
          <table:table-cell table:number-columns-repeated="5"/>
          <table:table-cell office:value-type="string" calcext:value-type="string">
            <text:p>ERR3943994_542949.pdb</text:p>
          </table:table-cell>
        </table:table-row>
        <table:table-row table:style-name="ro1">
          <table:table-cell table:number-columns-repeated="2" office:value-type="string" calcext:value-type="string">
            <text:p>RLU00646.1</text:p>
          </table:table-cell>
          <table:table-cell/>
          <table:table-cell table:formula="of:=CONCATENATE(&quot;mv &quot;;[.A141];&quot;.pdbqt &quot;;[.B141];&quot;.pdbqt&quot;)" office:value-type="string" office:string-value="mv RLU00646.1.pdbqt RLU00646.1.pdbqt" calcext:value-type="string">
            <text:p>mv RLU00646.1.pdbqt RLU00646.1.pdbqt</text:p>
          </table:table-cell>
          <table:table-cell table:number-columns-repeated="5"/>
          <table:table-cell office:value-type="string" calcext:value-type="string">
            <text:p>ERR3697023_14244245.pdb</text:p>
          </table:table-cell>
        </table:table-row>
        <table:table-row table:style-name="ro1">
          <table:table-cell table:number-columns-repeated="2" office:value-type="string" calcext:value-type="string">
            <text:p>P19833.1</text:p>
          </table:table-cell>
          <table:table-cell/>
          <table:table-cell table:formula="of:=CONCATENATE(&quot;mv &quot;;[.A142];&quot;.pdbqt &quot;;[.B142];&quot;.pdbqt&quot;)" office:value-type="string" office:string-value="mv P19833.1.pdbqt P19833.1.pdbqt" calcext:value-type="string">
            <text:p>mv P19833.1.pdbqt P19833.1.pdbqt</text:p>
          </table:table-cell>
          <table:table-cell table:number-columns-repeated="5"/>
          <table:table-cell office:value-type="string" calcext:value-type="string">
            <text:p>ERR3588746_23368.pdb</text:p>
          </table:table-cell>
        </table:table-row>
        <table:table-row table:style-name="ro1">
          <table:table-cell table:number-columns-repeated="2" office:value-type="string" calcext:value-type="string">
            <text:p>ODU60407.1</text:p>
          </table:table-cell>
          <table:table-cell/>
          <table:table-cell table:formula="of:=CONCATENATE(&quot;mv &quot;;[.A143];&quot;.pdbqt &quot;;[.B143];&quot;.pdbqt&quot;)" office:value-type="string" office:string-value="mv ODU60407.1.pdbqt ODU60407.1.pdbqt" calcext:value-type="string">
            <text:p>mv ODU60407.1.pdbqt ODU60407.1.pdbqt</text:p>
          </table:table-cell>
          <table:table-cell table:number-columns-repeated="5"/>
          <table:table-cell office:value-type="string" calcext:value-type="string">
            <text:p>ERR3566182_370096.pdb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AR######_86</text:p>
          </table:table-cell>
          <table:table-cell/>
          <table:table-cell table:formula="of:=CONCATENATE(&quot;mv &quot;;[.A144];&quot;.pdbqt &quot;;[.B144];&quot;.pdbqt&quot;)" office:value-type="string" office:string-value="mv N86.pdbqt AR######_86.pdbqt" calcext:value-type="string">
            <text:p>mv N86.pdbqt AR######_86.pdbqt</text:p>
          </table:table-cell>
          <table:table-cell table:number-columns-repeated="5"/>
          <table:table-cell office:value-type="string" calcext:value-type="string">
            <text:p>ERR3305565_5448.pdb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AR######_8</text:p>
          </table:table-cell>
          <table:table-cell/>
          <table:table-cell table:formula="of:=CONCATENATE(&quot;mv &quot;;[.A145];&quot;.pdbqt &quot;;[.B145];&quot;.pdbqt&quot;)" office:value-type="string" office:string-value="mv N8.pdbqt AR######_8.pdbqt" calcext:value-type="string">
            <text:p>mv N8.pdbqt AR######_8.pdbqt</text:p>
          </table:table-cell>
          <table:table-cell table:number-columns-repeated="5"/>
          <table:table-cell office:value-type="string" calcext:value-type="string">
            <text:p>ERR2900754_66884.pdb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AR######_77</text:p>
          </table:table-cell>
          <table:table-cell/>
          <table:table-cell table:formula="of:=CONCATENATE(&quot;mv &quot;;[.A146];&quot;.pdbqt &quot;;[.B146];&quot;.pdbqt&quot;)" office:value-type="string" office:string-value="mv N77.pdbqt AR######_77.pdbqt" calcext:value-type="string">
            <text:p>mv N77.pdbqt AR######_77.pdbqt</text:p>
          </table:table-cell>
          <table:table-cell table:number-columns-repeated="5"/>
          <table:table-cell office:value-type="string" calcext:value-type="string">
            <text:p>ERR2762187_7288.pdb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AR######_74</text:p>
          </table:table-cell>
          <table:table-cell/>
          <table:table-cell table:formula="of:=CONCATENATE(&quot;mv &quot;;[.A147];&quot;.pdbqt &quot;;[.B147];&quot;.pdbqt&quot;)" office:value-type="string" office:string-value="mv N74.pdbqt AR######_74.pdbqt" calcext:value-type="string">
            <text:p>mv N74.pdbqt AR######_74.pdbqt</text:p>
          </table:table-cell>
          <table:table-cell table:number-columns-repeated="5"/>
          <table:table-cell office:value-type="string" calcext:value-type="string">
            <text:p>ERR2752155_114826.pdb</text:p>
          </table:table-cell>
        </table:table-row>
        <table:table-row table:style-name="ro1">
          <table:table-cell office:value-type="string" calcext:value-type="string">
            <text:p>N73</text:p>
          </table:table-cell>
          <table:table-cell office:value-type="string" calcext:value-type="string">
            <text:p>AR######_73</text:p>
          </table:table-cell>
          <table:table-cell/>
          <table:table-cell table:formula="of:=CONCATENATE(&quot;mv &quot;;[.A148];&quot;.pdbqt &quot;;[.B148];&quot;.pdbqt&quot;)" office:value-type="string" office:string-value="mv N73.pdbqt AR######_73.pdbqt" calcext:value-type="string">
            <text:p>mv N73.pdbqt AR######_73.pdbqt</text:p>
          </table:table-cell>
          <table:table-cell table:number-columns-repeated="5"/>
          <table:table-cell office:value-type="string" calcext:value-type="string">
            <text:p>ERR2598794_43297.pdb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AR######_56</text:p>
          </table:table-cell>
          <table:table-cell/>
          <table:table-cell table:formula="of:=CONCATENATE(&quot;mv &quot;;[.A149];&quot;.pdbqt &quot;;[.B149];&quot;.pdbqt&quot;)" office:value-type="string" office:string-value="mv N56.pdbqt AR######_56.pdbqt" calcext:value-type="string">
            <text:p>mv N56.pdbqt AR######_56.pdbqt</text:p>
          </table:table-cell>
          <table:table-cell table:number-columns-repeated="5"/>
          <table:table-cell office:value-type="string" calcext:value-type="string">
            <text:p>ERR2241851_78442.pdb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AR######_43</text:p>
          </table:table-cell>
          <table:table-cell/>
          <table:table-cell table:formula="of:=CONCATENATE(&quot;mv &quot;;[.A150];&quot;.pdbqt &quot;;[.B150];&quot;.pdbqt&quot;)" office:value-type="string" office:string-value="mv N43.pdbqt AR######_43.pdbqt" calcext:value-type="string">
            <text:p>mv N43.pdbqt AR######_43.pdbqt</text:p>
          </table:table-cell>
          <table:table-cell table:number-columns-repeated="5"/>
          <table:table-cell office:value-type="string" calcext:value-type="string">
            <text:p>ERR1579315_76907.pdb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AR######_33</text:p>
          </table:table-cell>
          <table:table-cell/>
          <table:table-cell table:formula="of:=CONCATENATE(&quot;mv &quot;;[.A151];&quot;.pdbqt &quot;;[.B151];&quot;.pdbqt&quot;)" office:value-type="string" office:string-value="mv N33.pdbqt AR######_33.pdbqt" calcext:value-type="string">
            <text:p>mv N33.pdbqt AR######_33.pdbqt</text:p>
          </table:table-cell>
          <table:table-cell table:number-columns-repeated="5"/>
          <table:table-cell office:value-type="string" calcext:value-type="string">
            <text:p>ERR1346831_178792.pdb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string" calcext:value-type="string">
            <text:p>AR######_173</text:p>
          </table:table-cell>
          <table:table-cell/>
          <table:table-cell table:formula="of:=CONCATENATE(&quot;mv &quot;;[.A152];&quot;.pdbqt &quot;;[.B152];&quot;.pdbqt&quot;)" office:value-type="string" office:string-value="mv N173.pdbqt AR######_173.pdbqt" calcext:value-type="string">
            <text:p>mv N173.pdbqt AR######_173.pdbqt</text:p>
          </table:table-cell>
          <table:table-cell table:number-columns-repeated="5"/>
          <table:table-cell office:value-type="string" calcext:value-type="string">
            <text:p>ERR12115642_305438.pdb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AR######_17</text:p>
          </table:table-cell>
          <table:table-cell/>
          <table:table-cell table:formula="of:=CONCATENATE(&quot;mv &quot;;[.A153];&quot;.pdbqt &quot;;[.B153];&quot;.pdbqt&quot;)" office:value-type="string" office:string-value="mv N17.pdbqt AR######_17.pdbqt" calcext:value-type="string">
            <text:p>mv N17.pdbqt AR######_17.pdbqt</text:p>
          </table:table-cell>
          <table:table-cell table:number-columns-repeated="5"/>
          <table:table-cell office:value-type="string" calcext:value-type="string">
            <text:p>ERR11484209_22782.pdb</text:p>
          </table:table-cell>
        </table:table-row>
        <table:table-row table:style-name="ro1">
          <table:table-cell office:value-type="string" calcext:value-type="string">
            <text:p>N169_noreelin</text:p>
          </table:table-cell>
          <table:table-cell office:value-type="string" calcext:value-type="string">
            <text:p>AR######_169_[dCHIA]</text:p>
          </table:table-cell>
          <table:table-cell/>
          <table:table-cell table:formula="of:=CONCATENATE(&quot;mv &quot;;[.A154];&quot;.pdbqt &quot;;[.B154];&quot;.pdbqt&quot;)" office:value-type="string" office:string-value="mv N169_noreelin.pdbqt AR######_169_[dCHIA].pdbqt" calcext:value-type="string">
            <text:p>mv N169_noreelin.pdbqt AR######_169_[dCHIA].pdbqt</text:p>
          </table:table-cell>
          <table:table-cell table:number-columns-repeated="5"/>
          <table:table-cell office:value-type="string" calcext:value-type="string">
            <text:p>ERR11028393_217052.pdb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string" calcext:value-type="string">
            <text:p>AR######_169</text:p>
          </table:table-cell>
          <table:table-cell/>
          <table:table-cell table:formula="of:=CONCATENATE(&quot;mv &quot;;[.A155];&quot;.pdbqt &quot;;[.B155];&quot;.pdbqt&quot;)" office:value-type="string" office:string-value="mv N169.pdbqt AR######_169.pdbqt" calcext:value-type="string">
            <text:p>mv N169.pdbqt AR######_169.pdbqt</text:p>
          </table:table-cell>
          <table:table-cell table:number-columns-repeated="5"/>
          <table:table-cell office:value-type="string" calcext:value-type="string">
            <text:p>ERR11028298_3008807.pdb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string" calcext:value-type="string">
            <text:p>AR######_154</text:p>
          </table:table-cell>
          <table:table-cell/>
          <table:table-cell table:formula="of:=CONCATENATE(&quot;mv &quot;;[.A156];&quot;.pdbqt &quot;;[.B156];&quot;.pdbqt&quot;)" office:value-type="string" office:string-value="mv N154.pdbqt AR######_154.pdbqt" calcext:value-type="string">
            <text:p>mv N154.pdbqt AR######_154.pdbqt</text:p>
          </table:table-cell>
          <table:table-cell table:number-columns-repeated="5"/>
          <table:table-cell office:value-type="string" calcext:value-type="string">
            <text:p>ERR10822306_273555.pdb</text:p>
          </table:table-cell>
        </table:table-row>
        <table:table-row table:style-name="ro1">
          <table:table-cell office:value-type="string" calcext:value-type="string">
            <text:p>N152_R32612</text:p>
          </table:table-cell>
          <table:table-cell office:value-type="string" calcext:value-type="string">
            <text:p>AR######_152_[dTail,insR32612]</text:p>
          </table:table-cell>
          <table:table-cell/>
          <table:table-cell table:formula="of:=CONCATENATE(&quot;mv &quot;;[.A157];&quot;.pdbqt &quot;;[.B157];&quot;.pdbqt&quot;)" office:value-type="string" office:string-value="mv N152_R32612.pdbqt AR######_152_[dTail,insR32612].pdbqt" calcext:value-type="string">
            <text:p>mv N152_R32612.pdbqt AR######_152_[dTail,insR32612].pdbqt</text:p>
          </table:table-cell>
          <table:table-cell table:number-columns-repeated="5"/>
          <table:table-cell office:value-type="string" calcext:value-type="string">
            <text:p>ERR10789850_92482.pdb</text:p>
          </table:table-cell>
        </table:table-row>
        <table:table-row table:style-name="ro1">
          <table:table-cell office:value-type="string" calcext:value-type="string">
            <text:p>N152_R257110 </text:p>
          </table:table-cell>
          <table:table-cell office:value-type="string" calcext:value-type="string">
            <text:p>AR######_152_[dTail,insR257110]</text:p>
          </table:table-cell>
          <table:table-cell/>
          <table:table-cell table:formula="of:=CONCATENATE(&quot;mv &quot;;[.A158];&quot;.pdbqt &quot;;[.B158];&quot;.pdbqt&quot;)" office:value-type="string" office:string-value="mv N152_R257110 .pdbqt AR######_152_[dTail,insR257110].pdbqt" calcext:value-type="string">
            <text:p>mv N152_R257110 .pdbqt AR######_152_[dTail,insR257110].pdbqt</text:p>
          </table:table-cell>
          <table:table-cell table:number-columns-repeated="5"/>
          <table:table-cell office:value-type="string" calcext:value-type="string">
            <text:p>ERR10641118_502282.pdb</text:p>
          </table:table-cell>
        </table:table-row>
        <table:table-row table:style-name="ro1">
          <table:table-cell office:value-type="string" calcext:value-type="string">
            <text:p>N152_R2045115</text:p>
          </table:table-cell>
          <table:table-cell office:value-type="string" calcext:value-type="string">
            <text:p>AR######_152_[dTail,insR2045115]</text:p>
          </table:table-cell>
          <table:table-cell/>
          <table:table-cell table:formula="of:=CONCATENATE(&quot;mv &quot;;[.A159];&quot;.pdbqt &quot;;[.B159];&quot;.pdbqt&quot;)" office:value-type="string" office:string-value="mv N152_R2045115.pdbqt AR######_152_[dTail,insR2045115].pdbqt" calcext:value-type="string">
            <text:p>mv N152_R2045115.pdbqt AR######_152_[dTail,insR2045115].pdbqt</text:p>
          </table:table-cell>
          <table:table-cell table:number-columns-repeated="5"/>
          <table:table-cell office:value-type="string" calcext:value-type="string">
            <text:p>ERR10641118_142160.pdb</text:p>
          </table:table-cell>
        </table:table-row>
        <table:table-row table:style-name="ro1">
          <table:table-cell table:style-name="ce1" office:value-type="string" calcext:value-type="string">
            <text:p>N152_R169</text:p>
          </table:table-cell>
          <table:table-cell table:style-name="ce1" office:value-type="string" calcext:value-type="string">
            <text:p>AR######_152_[dTail,insR169]</text:p>
          </table:table-cell>
          <table:table-cell/>
          <table:table-cell table:formula="of:=CONCATENATE(&quot;mv &quot;;[.A160];&quot;.pdbqt &quot;;[.B160];&quot;.pdbqt&quot;)" office:value-type="string" office:string-value="mv N152_R169.pdbqt AR######_152_[dTail,insR169].pdbqt" calcext:value-type="string">
            <text:p>mv N152_R169.pdbqt AR######_152_[dTail,insR169].pdbqt</text:p>
          </table:table-cell>
          <table:table-cell table:number-columns-repeated="5"/>
          <table:table-cell office:value-type="string" calcext:value-type="string">
            <text:p>ERR10640994_379232.pdb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AR######_152</text:p>
          </table:table-cell>
          <table:table-cell/>
          <table:table-cell table:formula="of:=CONCATENATE(&quot;mv &quot;;[.A161];&quot;.pdbqt &quot;;[.B161];&quot;.pdbqt&quot;)" office:value-type="string" office:string-value="mv N152.pdbqt AR######_152.pdbqt" calcext:value-type="string">
            <text:p>mv N152.pdbqt AR######_152.pdbqt</text:p>
          </table:table-cell>
          <table:table-cell table:number-columns-repeated="5"/>
          <table:table-cell office:value-type="string" calcext:value-type="string">
            <text:p>ERR10640994_226214.pdb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string" calcext:value-type="string">
            <text:p>AR######_142</text:p>
          </table:table-cell>
          <table:table-cell/>
          <table:table-cell table:formula="of:=CONCATENATE(&quot;mv &quot;;[.A162];&quot;.pdbqt &quot;;[.B162];&quot;.pdbqt&quot;)" office:value-type="string" office:string-value="mv N142.pdbqt AR######_142.pdbqt" calcext:value-type="string">
            <text:p>mv N142.pdbqt AR######_142.pdbqt</text:p>
          </table:table-cell>
          <table:table-cell table:number-columns-repeated="5"/>
          <table:table-cell office:value-type="string" calcext:value-type="string">
            <text:p>ERR10640994_177560.pdb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AR######_14</text:p>
          </table:table-cell>
          <table:table-cell/>
          <table:table-cell table:formula="of:=CONCATENATE(&quot;mv &quot;;[.A163];&quot;.pdbqt &quot;;[.B163];&quot;.pdbqt&quot;)" office:value-type="string" office:string-value="mv N14.pdbqt AR######_14.pdbqt" calcext:value-type="string">
            <text:p>mv N14.pdbqt AR######_14.pdbqt</text:p>
          </table:table-cell>
          <table:table-cell table:number-columns-repeated="5"/>
          <table:table-cell office:value-type="string" calcext:value-type="string">
            <text:p>ERR10482440_903875.pdb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string" calcext:value-type="string">
            <text:p>AR######_134</text:p>
          </table:table-cell>
          <table:table-cell/>
          <table:table-cell table:formula="of:=CONCATENATE(&quot;mv &quot;;[.A164];&quot;.pdbqt &quot;;[.B164];&quot;.pdbqt&quot;)" office:value-type="string" office:string-value="mv N134.pdbqt AR######_134.pdbqt" calcext:value-type="string">
            <text:p>mv N134.pdbqt AR######_134.pdbqt</text:p>
          </table:table-cell>
          <table:table-cell table:number-columns-repeated="5"/>
          <table:table-cell office:value-type="string" calcext:value-type="string">
            <text:p>ERR10482439_252531.pdb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AR######_13</text:p>
          </table:table-cell>
          <table:table-cell/>
          <table:table-cell table:formula="of:=CONCATENATE(&quot;mv &quot;;[.A165];&quot;.pdbqt &quot;;[.B165];&quot;.pdbqt&quot;)" office:value-type="string" office:string-value="mv N13.pdbqt AR######_13.pdbqt" calcext:value-type="string">
            <text:p>mv N13.pdbqt AR######_13.pdbqt</text:p>
          </table:table-cell>
          <table:table-cell table:number-columns-repeated="5"/>
          <table:table-cell office:value-type="string" calcext:value-type="string">
            <text:p>ERR10123727_166025.pdb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AR######_12</text:p>
          </table:table-cell>
          <table:table-cell/>
          <table:table-cell table:formula="of:=CONCATENATE(&quot;mv &quot;;[.A166];&quot;.pdbqt &quot;;[.B166];&quot;.pdbqt&quot;)" office:value-type="string" office:string-value="mv N12.pdbqt AR######_12.pdbqt" calcext:value-type="string">
            <text:p>mv N12.pdbqt AR######_12.pdbqt</text:p>
          </table:table-cell>
          <table:table-cell table:number-columns-repeated="5"/>
          <table:table-cell office:value-type="string" calcext:value-type="string">
            <text:p>ERR10087380_58920.pdb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AR######_11</text:p>
          </table:table-cell>
          <table:table-cell/>
          <table:table-cell table:formula="of:=CONCATENATE(&quot;mv &quot;;[.A167];&quot;.pdbqt &quot;;[.B167];&quot;.pdbqt&quot;)" office:value-type="string" office:string-value="mv N11.pdbqt AR######_11.pdbqt" calcext:value-type="string">
            <text:p>mv N11.pdbqt AR######_11.pdbqt</text:p>
          </table:table-cell>
          <table:table-cell table:number-columns-repeated="5"/>
          <table:table-cell office:value-type="string" calcext:value-type="string">
            <text:p>DRR509554_23646.pdb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AR######_106</text:p>
          </table:table-cell>
          <table:table-cell/>
          <table:table-cell table:formula="of:=CONCATENATE(&quot;mv &quot;;[.A168];&quot;.pdbqt &quot;;[.B168];&quot;.pdbqt&quot;)" office:value-type="string" office:string-value="mv N106.pdbqt AR######_106.pdbqt" calcext:value-type="string">
            <text:p>mv N106.pdbqt AR######_106.pdbqt</text:p>
          </table:table-cell>
          <table:table-cell table:number-columns-repeated="5"/>
          <table:table-cell office:value-type="string" calcext:value-type="string">
            <text:p>DRR378781_602206.pdb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AR######_100</text:p>
          </table:table-cell>
          <table:table-cell/>
          <table:table-cell table:formula="of:=CONCATENATE(&quot;mv &quot;;[.A169];&quot;.pdbqt &quot;;[.B169];&quot;.pdbqt&quot;)" office:value-type="string" office:string-value="mv N100.pdbqt AR######_100.pdbqt" calcext:value-type="string">
            <text:p>mv N100.pdbqt AR######_100.pdbqt</text:p>
          </table:table-cell>
          <table:table-cell table:number-columns-repeated="5"/>
          <table:table-cell office:value-type="string" calcext:value-type="string">
            <text:p>DRR322242_2006.pdb</text:p>
          </table:table-cell>
        </table:table-row>
        <table:table-row table:style-name="ro1">
          <table:table-cell table:number-columns-repeated="2" office:value-type="string" calcext:value-type="string">
            <text:p>MGYP003385382674A</text:p>
          </table:table-cell>
          <table:table-cell/>
          <table:table-cell table:formula="of:=CONCATENATE(&quot;mv &quot;;[.A170];&quot;.pdbqt &quot;;[.B170];&quot;.pdbqt&quot;)" office:value-type="string" office:string-value="mv MGYP003385382674A.pdbqt MGYP003385382674A.pdbqt" calcext:value-type="string">
            <text:p>mv MGYP003385382674A.pdbqt MGYP003385382674A.pdbqt</text:p>
          </table:table-cell>
          <table:table-cell table:number-columns-repeated="5"/>
          <table:table-cell office:value-type="string" calcext:value-type="string">
            <text:p>DRR056885_121.pdb</text:p>
          </table:table-cell>
        </table:table-row>
        <table:table-row table:style-name="ro1">
          <table:table-cell table:number-columns-repeated="2" office:value-type="string" calcext:value-type="string">
            <text:p>MGYP002716753343A</text:p>
          </table:table-cell>
          <table:table-cell/>
          <table:table-cell table:formula="of:=CONCATENATE(&quot;mv &quot;;[.A171];&quot;.pdbqt &quot;;[.B171];&quot;.pdbqt&quot;)" office:value-type="string" office:string-value="mv MGYP002716753343A.pdbqt MGYP002716753343A.pdbqt" calcext:value-type="string">
            <text:p>mv MGYP002716753343A.pdbqt MGYP002716753343A.pdbqt</text:p>
          </table:table-cell>
          <table:table-cell table:number-columns-repeated="5"/>
          <table:table-cell office:value-type="string" calcext:value-type="string">
            <text:p>DRR046399_6024.pdb</text:p>
          </table:table-cell>
        </table:table-row>
        <table:table-row table:style-name="ro1">
          <table:table-cell table:number-columns-repeated="2" office:value-type="string" calcext:value-type="string">
            <text:p>MGYP001557180572A</text:p>
          </table:table-cell>
          <table:table-cell/>
          <table:table-cell table:formula="of:=CONCATENATE(&quot;mv &quot;;[.A172];&quot;.pdbqt &quot;;[.B172];&quot;.pdbqt&quot;)" office:value-type="string" office:string-value="mv MGYP001557180572A.pdbqt MGYP001557180572A.pdbqt" calcext:value-type="string">
            <text:p>mv MGYP001557180572A.pdbqt MGYP001557180572A.pdbqt</text:p>
          </table:table-cell>
          <table:table-cell table:number-columns-repeated="5"/>
          <table:table-cell office:value-type="string" calcext:value-type="string">
            <text:p>BAB86909.1.pdb</text:p>
          </table:table-cell>
        </table:table-row>
        <table:table-row table:style-name="ro1">
          <table:table-cell table:number-columns-repeated="2" office:value-type="string" calcext:value-type="string">
            <text:p>MGYP001010025864A</text:p>
          </table:table-cell>
          <table:table-cell/>
          <table:table-cell table:formula="of:=CONCATENATE(&quot;mv &quot;;[.A173];&quot;.pdbqt &quot;;[.B173];&quot;.pdbqt&quot;)" office:value-type="string" office:string-value="mv MGYP001010025864A.pdbqt MGYP001010025864A.pdbqt" calcext:value-type="string">
            <text:p>mv MGYP001010025864A.pdbqt MGYP001010025864A.pdbqt</text:p>
          </table:table-cell>
          <table:table-cell table:number-columns-repeated="5"/>
          <table:table-cell office:value-type="string" calcext:value-type="string">
            <text:p>ASA57064.1.pdb</text:p>
          </table:table-cell>
        </table:table-row>
        <table:table-row table:style-name="ro1">
          <table:table-cell table:number-columns-repeated="2" office:value-type="string" calcext:value-type="string">
            <text:p>MGYP000935144178A</text:p>
          </table:table-cell>
          <table:table-cell/>
          <table:table-cell table:formula="of:=CONCATENATE(&quot;mv &quot;;[.A174];&quot;.pdbqt &quot;;[.B174];&quot;.pdbqt&quot;)" office:value-type="string" office:string-value="mv MGYP000935144178A.pdbqt MGYP000935144178A.pdbqt" calcext:value-type="string">
            <text:p>mv MGYP000935144178A.pdbqt MGYP000935144178A.pdbqt</text:p>
          </table:table-cell>
          <table:table-cell table:number-columns-repeated="5"/>
          <table:table-cell office:value-type="string" calcext:value-type="string">
            <text:p>AR######_86.pdb</text:p>
          </table:table-cell>
        </table:table-row>
        <table:table-row table:style-name="ro1">
          <table:table-cell table:number-columns-repeated="2" office:value-type="string" calcext:value-type="string">
            <text:p>MGYP000931547452A</text:p>
          </table:table-cell>
          <table:table-cell/>
          <table:table-cell table:formula="of:=CONCATENATE(&quot;mv &quot;;[.A175];&quot;.pdbqt &quot;;[.B175];&quot;.pdbqt&quot;)" office:value-type="string" office:string-value="mv MGYP000931547452A.pdbqt MGYP000931547452A.pdbqt" calcext:value-type="string">
            <text:p>mv MGYP000931547452A.pdbqt MGYP000931547452A.pdbqt</text:p>
          </table:table-cell>
          <table:table-cell table:number-columns-repeated="5"/>
          <table:table-cell office:value-type="string" calcext:value-type="string">
            <text:p>AR######_8.pdb</text:p>
          </table:table-cell>
        </table:table-row>
        <table:table-row table:style-name="ro1">
          <table:table-cell table:number-columns-repeated="2" office:value-type="string" calcext:value-type="string">
            <text:p>MBQ0729274</text:p>
          </table:table-cell>
          <table:table-cell/>
          <table:table-cell table:formula="of:=CONCATENATE(&quot;mv &quot;;[.A176];&quot;.pdbqt &quot;;[.B176];&quot;.pdbqt&quot;)" office:value-type="string" office:string-value="mv MBQ0729274.pdbqt MBQ0729274.pdbqt" calcext:value-type="string">
            <text:p>mv MBQ0729274.pdbqt MBQ0729274.pdbqt</text:p>
          </table:table-cell>
          <table:table-cell table:number-columns-repeated="5"/>
          <table:table-cell office:value-type="string" calcext:value-type="string">
            <text:p>AR######_77.pdb</text:p>
          </table:table-cell>
        </table:table-row>
        <table:table-row table:style-name="ro1">
          <table:table-cell office:value-type="string" calcext:value-type="string">
            <text:p>is_petase_R32612</text:p>
          </table:table-cell>
          <table:table-cell office:value-type="string" calcext:value-type="string">
            <text:p>WP_054022242.1_[altCDS,dTail,insR32612]</text:p>
          </table:table-cell>
          <table:table-cell/>
          <table:table-cell table:formula="of:=CONCATENATE(&quot;mv &quot;;[.A177];&quot;.pdbqt &quot;;[.B177];&quot;.pdbqt&quot;)" office:value-type="string" office:string-value="mv is_petase_R32612.pdbqt WP_054022242.1_[altCDS,dTail,insR32612].pdbqt" calcext:value-type="string">
            <text:p>mv is_petase_R32612.pdbqt WP_054022242.1_[altCDS,dTail,insR32612].pdbqt</text:p>
          </table:table-cell>
          <table:table-cell table:number-columns-repeated="5"/>
          <table:table-cell office:value-type="string" calcext:value-type="string">
            <text:p>AR######_74.pdb</text:p>
          </table:table-cell>
        </table:table-row>
        <table:table-row table:style-name="ro1">
          <table:table-cell office:value-type="string" calcext:value-type="string">
            <text:p>is_petase_R257110 </text:p>
          </table:table-cell>
          <table:table-cell office:value-type="string" calcext:value-type="string">
            <text:p>WP_054022242.1_[altCDS,dTail,insR257110]</text:p>
          </table:table-cell>
          <table:table-cell/>
          <table:table-cell table:formula="of:=CONCATENATE(&quot;mv &quot;;[.A178];&quot;.pdbqt &quot;;[.B178];&quot;.pdbqt&quot;)" office:value-type="string" office:string-value="mv is_petase_R257110 .pdbqt WP_054022242.1_[altCDS,dTail,insR257110].pdbqt" calcext:value-type="string">
            <text:p>mv is_petase_R257110 .pdbqt WP_054022242.1_[altCDS,dTail,insR257110].pdbqt</text:p>
          </table:table-cell>
          <table:table-cell table:number-columns-repeated="5"/>
          <table:table-cell office:value-type="string" calcext:value-type="string">
            <text:p>AR######_73.pdb</text:p>
          </table:table-cell>
        </table:table-row>
        <table:table-row table:style-name="ro1">
          <table:table-cell office:value-type="string" calcext:value-type="string">
            <text:p>is_petase_R2045115</text:p>
          </table:table-cell>
          <table:table-cell office:value-type="string" calcext:value-type="string">
            <text:p>WP_054022242.1_[altCDS,dTail,insR2045115]</text:p>
          </table:table-cell>
          <table:table-cell/>
          <table:table-cell table:formula="of:=CONCATENATE(&quot;mv &quot;;[.A179];&quot;.pdbqt &quot;;[.B179];&quot;.pdbqt&quot;)" office:value-type="string" office:string-value="mv is_petase_R2045115.pdbqt WP_054022242.1_[altCDS,dTail,insR2045115].pdbqt" calcext:value-type="string">
            <text:p>mv is_petase_R2045115.pdbqt WP_054022242.1_[altCDS,dTail,insR2045115].pdbqt</text:p>
          </table:table-cell>
          <table:table-cell table:number-columns-repeated="5"/>
          <table:table-cell office:value-type="string" calcext:value-type="string">
            <text:p>AR######_56.pdb</text:p>
          </table:table-cell>
        </table:table-row>
        <table:table-row table:style-name="ro1">
          <table:table-cell office:value-type="string" calcext:value-type="string">
            <text:p>is_petase_R169</text:p>
          </table:table-cell>
          <table:table-cell office:value-type="string" calcext:value-type="string">
            <text:p>WP_054022242.1_[altCDS,dTail,insR169]</text:p>
          </table:table-cell>
          <table:table-cell/>
          <table:table-cell table:formula="of:=CONCATENATE(&quot;mv &quot;;[.A180];&quot;.pdbqt &quot;;[.B180];&quot;.pdbqt&quot;)" office:value-type="string" office:string-value="mv is_petase_R169.pdbqt WP_054022242.1_[altCDS,dTail,insR169].pdbqt" calcext:value-type="string">
            <text:p>mv is_petase_R169.pdbqt WP_054022242.1_[altCDS,dTail,insR169].pdbqt</text:p>
          </table:table-cell>
          <table:table-cell table:number-columns-repeated="5"/>
          <table:table-cell office:value-type="string" calcext:value-type="string">
            <text:p>AR######_43.pdb</text:p>
          </table:table-cell>
        </table:table-row>
        <table:table-row table:style-name="ro1">
          <table:table-cell table:style-name="ce1" office:value-type="string" calcext:value-type="string">
            <text:p>fast_petase_R32612</text:p>
          </table:table-cell>
          <table:table-cell table:style-name="ce1" office:value-type="string" calcext:value-type="string">
            <text:p>FAST-PETase_[dTail,insR32612]</text:p>
          </table:table-cell>
          <table:table-cell/>
          <table:table-cell table:formula="of:=CONCATENATE(&quot;mv &quot;;[.A181];&quot;.pdbqt &quot;;[.B181];&quot;.pdbqt&quot;)" office:value-type="string" office:string-value="mv fast_petase_R32612.pdbqt FAST-PETase_[dTail,insR32612].pdbqt" calcext:value-type="string">
            <text:p>mv fast_petase_R32612.pdbqt FAST-PETase_[dTail,insR32612].pdbqt</text:p>
          </table:table-cell>
          <table:table-cell table:number-columns-repeated="5"/>
          <table:table-cell office:value-type="string" calcext:value-type="string">
            <text:p>AR######_33.pdb</text:p>
          </table:table-cell>
        </table:table-row>
        <table:table-row table:style-name="ro1">
          <table:table-cell table:style-name="ce1" office:value-type="string" calcext:value-type="string">
            <text:p>fast_petase_R257110 </text:p>
          </table:table-cell>
          <table:table-cell table:style-name="ce1" office:value-type="string" calcext:value-type="string">
            <text:p>FAST-PETase_[dTail,insR257110]</text:p>
          </table:table-cell>
          <table:table-cell/>
          <table:table-cell table:formula="of:=CONCATENATE(&quot;mv &quot;;[.A182];&quot;.pdbqt &quot;;[.B182];&quot;.pdbqt&quot;)" office:value-type="string" office:string-value="mv fast_petase_R257110 .pdbqt FAST-PETase_[dTail,insR257110].pdbqt" calcext:value-type="string">
            <text:p>mv fast_petase_R257110 .pdbqt FAST-PETase_[dTail,insR257110].pdbqt</text:p>
          </table:table-cell>
          <table:table-cell table:number-columns-repeated="5"/>
          <table:table-cell office:value-type="string" calcext:value-type="string">
            <text:p>AR######_173.pdb</text:p>
          </table:table-cell>
        </table:table-row>
        <table:table-row table:style-name="ro1">
          <table:table-cell office:value-type="string" calcext:value-type="string">
            <text:p>fast_petase_R2045115</text:p>
          </table:table-cell>
          <table:table-cell office:value-type="string" calcext:value-type="string">
            <text:p>FAST-PETase_[dTail,insR2045115]</text:p>
          </table:table-cell>
          <table:table-cell/>
          <table:table-cell table:formula="of:=CONCATENATE(&quot;mv &quot;;[.A183];&quot;.pdbqt &quot;;[.B183];&quot;.pdbqt&quot;)" office:value-type="string" office:string-value="mv fast_petase_R2045115.pdbqt FAST-PETase_[dTail,insR2045115].pdbqt" calcext:value-type="string">
            <text:p>mv fast_petase_R2045115.pdbqt FAST-PETase_[dTail,insR2045115].pdbqt</text:p>
          </table:table-cell>
          <table:table-cell table:number-columns-repeated="5"/>
          <table:table-cell office:value-type="string" calcext:value-type="string">
            <text:p>AR######_17.pdb</text:p>
          </table:table-cell>
        </table:table-row>
        <table:table-row table:style-name="ro1">
          <table:table-cell office:value-type="string" calcext:value-type="string">
            <text:p>fast_petase_R169</text:p>
          </table:table-cell>
          <table:table-cell office:value-type="string" calcext:value-type="string">
            <text:p>FAST-PETase_[dTail,insR169]</text:p>
          </table:table-cell>
          <table:table-cell/>
          <table:table-cell table:formula="of:=CONCATENATE(&quot;mv &quot;;[.A184];&quot;.pdbqt &quot;;[.B184];&quot;.pdbqt&quot;)" office:value-type="string" office:string-value="mv fast_petase_R169.pdbqt FAST-PETase_[dTail,insR169].pdbqt" calcext:value-type="string">
            <text:p>mv fast_petase_R169.pdbqt FAST-PETase_[dTail,insR169].pdbqt</text:p>
          </table:table-cell>
          <table:table-cell table:number-columns-repeated="5"/>
          <table:table-cell office:value-type="string" calcext:value-type="string">
            <text:p>AR######_169.pdb</text:p>
          </table:table-cell>
        </table:table-row>
        <table:table-row table:style-name="ro1">
          <table:table-cell office:value-type="string" calcext:value-type="string">
            <text:p>fast_petase_notail</text:p>
          </table:table-cell>
          <table:table-cell office:value-type="string" calcext:value-type="string">
            <text:p>FAST-PETase_[dTail]</text:p>
          </table:table-cell>
          <table:table-cell/>
          <table:table-cell table:formula="of:=CONCATENATE(&quot;mv &quot;;[.A185];&quot;.pdbqt &quot;;[.B185];&quot;.pdbqt&quot;)" office:value-type="string" office:string-value="mv fast_petase_notail.pdbqt FAST-PETase_[dTail].pdbqt" calcext:value-type="string">
            <text:p>mv fast_petase_notail.pdbqt FAST-PETase_[dTail].pdbqt</text:p>
          </table:table-cell>
          <table:table-cell table:number-columns-repeated="5"/>
          <table:table-cell office:value-type="string" calcext:value-type="string">
            <text:p>AR######_154.pdb</text:p>
          </table:table-cell>
        </table:table-row>
        <table:table-row table:style-name="ro1">
          <table:table-cell table:number-columns-repeated="2" office:value-type="string" calcext:value-type="string">
            <text:p>ERR9963791_553102</text:p>
          </table:table-cell>
          <table:table-cell/>
          <table:table-cell table:formula="of:=CONCATENATE(&quot;mv &quot;;[.A186];&quot;.pdbqt &quot;;[.B186];&quot;.pdbqt&quot;)" office:value-type="string" office:string-value="mv ERR9963791_553102.pdbqt ERR9963791_553102.pdbqt" calcext:value-type="string">
            <text:p>mv ERR9963791_553102.pdbqt ERR9963791_553102.pdbqt</text:p>
          </table:table-cell>
          <table:table-cell table:number-columns-repeated="5"/>
          <table:table-cell office:value-type="string" calcext:value-type="string">
            <text:p>AR######_152.pdb</text:p>
          </table:table-cell>
        </table:table-row>
        <table:table-row table:style-name="ro1">
          <table:table-cell table:number-columns-repeated="2" office:value-type="string" calcext:value-type="string">
            <text:p>ERR9963791_1782184</text:p>
          </table:table-cell>
          <table:table-cell/>
          <table:table-cell table:formula="of:=CONCATENATE(&quot;mv &quot;;[.A187];&quot;.pdbqt &quot;;[.B187];&quot;.pdbqt&quot;)" office:value-type="string" office:string-value="mv ERR9963791_1782184.pdbqt ERR9963791_1782184.pdbqt" calcext:value-type="string">
            <text:p>mv ERR9963791_1782184.pdbqt ERR9963791_1782184.pdbqt</text:p>
          </table:table-cell>
          <table:table-cell table:number-columns-repeated="5"/>
          <table:table-cell office:value-type="string" calcext:value-type="string">
            <text:p>AR######_142.pdb</text:p>
          </table:table-cell>
        </table:table-row>
        <table:table-row table:style-name="ro1">
          <table:table-cell office:value-type="string" calcext:value-type="string">
            <text:p>ERR9936846_204_lib_contig</text:p>
          </table:table-cell>
          <table:table-cell office:value-type="string" calcext:value-type="string">
            <text:p>ERR9936846_204</text:p>
          </table:table-cell>
          <table:table-cell/>
          <table:table-cell table:formula="of:=CONCATENATE(&quot;mv &quot;;[.A188];&quot;.pdbqt &quot;;[.B188];&quot;.pdbqt&quot;)" office:value-type="string" office:string-value="mv ERR9936846_204_lib_contig.pdbqt ERR9936846_204.pdbqt" calcext:value-type="string">
            <text:p>mv ERR9936846_204_lib_contig.pdbqt ERR9936846_204.pdbqt</text:p>
          </table:table-cell>
          <table:table-cell table:number-columns-repeated="5"/>
          <table:table-cell office:value-type="string" calcext:value-type="string">
            <text:p>AR######_14.pdb</text:p>
          </table:table-cell>
        </table:table-row>
        <table:table-row table:style-name="ro1">
          <table:table-cell office:value-type="string" calcext:value-type="string">
            <text:p>ERR9936833_584_lib_contig</text:p>
          </table:table-cell>
          <table:table-cell office:value-type="string" calcext:value-type="string">
            <text:p>ERR9936833_584</text:p>
          </table:table-cell>
          <table:table-cell/>
          <table:table-cell table:formula="of:=CONCATENATE(&quot;mv &quot;;[.A189];&quot;.pdbqt &quot;;[.B189];&quot;.pdbqt&quot;)" office:value-type="string" office:string-value="mv ERR9936833_584_lib_contig.pdbqt ERR9936833_584.pdbqt" calcext:value-type="string">
            <text:p>mv ERR9936833_584_lib_contig.pdbqt ERR9936833_584.pdbqt</text:p>
          </table:table-cell>
          <table:table-cell table:number-columns-repeated="5"/>
          <table:table-cell office:value-type="string" calcext:value-type="string">
            <text:p>AR######_134.pdb</text:p>
          </table:table-cell>
        </table:table-row>
        <table:table-row table:style-name="ro1">
          <table:table-cell table:number-columns-repeated="2" office:value-type="string" calcext:value-type="string">
            <text:p>ERR9844462_623</text:p>
          </table:table-cell>
          <table:table-cell/>
          <table:table-cell table:formula="of:=CONCATENATE(&quot;mv &quot;;[.A190];&quot;.pdbqt &quot;;[.B190];&quot;.pdbqt&quot;)" office:value-type="string" office:string-value="mv ERR9844462_623.pdbqt ERR9844462_623.pdbqt" calcext:value-type="string">
            <text:p>mv ERR9844462_623.pdbqt ERR9844462_623.pdbqt</text:p>
          </table:table-cell>
          <table:table-cell table:number-columns-repeated="5"/>
          <table:table-cell office:value-type="string" calcext:value-type="string">
            <text:p>AR######_13.pdb</text:p>
          </table:table-cell>
        </table:table-row>
        <table:table-row table:style-name="ro1">
          <table:table-cell table:number-columns-repeated="2" office:value-type="string" calcext:value-type="string">
            <text:p>ERR9769279_34127</text:p>
          </table:table-cell>
          <table:table-cell/>
          <table:table-cell table:formula="of:=CONCATENATE(&quot;mv &quot;;[.A191];&quot;.pdbqt &quot;;[.B191];&quot;.pdbqt&quot;)" office:value-type="string" office:string-value="mv ERR9769279_34127.pdbqt ERR9769279_34127.pdbqt" calcext:value-type="string">
            <text:p>mv ERR9769279_34127.pdbqt ERR9769279_34127.pdbqt</text:p>
          </table:table-cell>
          <table:table-cell table:number-columns-repeated="5"/>
          <table:table-cell office:value-type="string" calcext:value-type="string">
            <text:p>AR######_12.pdb</text:p>
          </table:table-cell>
        </table:table-row>
        <table:table-row table:style-name="ro1">
          <table:table-cell table:number-columns-repeated="2" office:value-type="string" calcext:value-type="string">
            <text:p>ERR9698294_3076</text:p>
          </table:table-cell>
          <table:table-cell/>
          <table:table-cell table:formula="of:=CONCATENATE(&quot;mv &quot;;[.A192];&quot;.pdbqt &quot;;[.B192];&quot;.pdbqt&quot;)" office:value-type="string" office:string-value="mv ERR9698294_3076.pdbqt ERR9698294_3076.pdbqt" calcext:value-type="string">
            <text:p>mv ERR9698294_3076.pdbqt ERR9698294_3076.pdbqt</text:p>
          </table:table-cell>
          <table:table-cell table:number-columns-repeated="5"/>
          <table:table-cell office:value-type="string" calcext:value-type="string">
            <text:p>AR######_11.pdb</text:p>
          </table:table-cell>
        </table:table-row>
        <table:table-row table:style-name="ro1">
          <table:table-cell table:number-columns-repeated="2" office:value-type="string" calcext:value-type="string">
            <text:p>ERR9287623_1288104</text:p>
          </table:table-cell>
          <table:table-cell/>
          <table:table-cell table:formula="of:=CONCATENATE(&quot;mv &quot;;[.A193];&quot;.pdbqt &quot;;[.B193];&quot;.pdbqt&quot;)" office:value-type="string" office:string-value="mv ERR9287623_1288104.pdbqt ERR9287623_1288104.pdbqt" calcext:value-type="string">
            <text:p>mv ERR9287623_1288104.pdbqt ERR9287623_1288104.pdbqt</text:p>
          </table:table-cell>
          <table:table-cell table:number-columns-repeated="5"/>
          <table:table-cell office:value-type="string" calcext:value-type="string">
            <text:p>AR######_106.pdb</text:p>
          </table:table-cell>
        </table:table-row>
        <table:table-row table:style-name="ro1">
          <table:table-cell table:number-columns-repeated="2" office:value-type="string" calcext:value-type="string">
            <text:p>ERR868484_4384</text:p>
          </table:table-cell>
          <table:table-cell/>
          <table:table-cell table:formula="of:=CONCATENATE(&quot;mv &quot;;[.A194];&quot;.pdbqt &quot;;[.B194];&quot;.pdbqt&quot;)" office:value-type="string" office:string-value="mv ERR868484_4384.pdbqt ERR868484_4384.pdbqt" calcext:value-type="string">
            <text:p>mv ERR868484_4384.pdbqt ERR868484_4384.pdbqt</text:p>
          </table:table-cell>
          <table:table-cell table:number-columns-repeated="5"/>
          <table:table-cell office:value-type="string" calcext:value-type="string">
            <text:p>AR######_100.pdb</text:p>
          </table:table-cell>
        </table:table-row>
        <table:table-row table:style-name="ro1">
          <table:table-cell table:number-columns-repeated="2" office:value-type="string" calcext:value-type="string">
            <text:p>ERR868388_2138178</text:p>
          </table:table-cell>
          <table:table-cell/>
          <table:table-cell table:formula="of:=CONCATENATE(&quot;mv &quot;;[.A195];&quot;.pdbqt &quot;;[.B195];&quot;.pdbqt&quot;)" office:value-type="string" office:string-value="mv ERR868388_2138178.pdbqt ERR868388_2138178.pdbqt" calcext:value-type="string">
            <text:p>mv ERR868388_2138178.pdbqt ERR868388_2138178.pdbqt</text:p>
          </table:table-cell>
          <table:table-cell table:number-columns-repeated="5"/>
          <table:table-cell office:value-type="string" calcext:value-type="string">
            <text:p>ADV92526.1.pdb</text:p>
          </table:table-cell>
        </table:table-row>
        <table:table-row table:style-name="ro1">
          <table:table-cell table:number-columns-repeated="2" office:value-type="string" calcext:value-type="string">
            <text:p>ERR8106065_1375561</text:p>
          </table:table-cell>
          <table:table-cell/>
          <table:table-cell table:formula="of:=CONCATENATE(&quot;mv &quot;;[.A196];&quot;.pdbqt &quot;;[.B196];&quot;.pdbqt&quot;)" office:value-type="string" office:string-value="mv ERR8106065_1375561.pdbqt ERR8106065_1375561.pdbqt" calcext:value-type="string">
            <text:p>mv ERR8106065_1375561.pdbqt ERR8106065_1375561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7672960_23882</text:p>
          </table:table-cell>
          <table:table-cell/>
          <table:table-cell table:formula="of:=CONCATENATE(&quot;mv &quot;;[.A197];&quot;.pdbqt &quot;;[.B197];&quot;.pdbqt&quot;)" office:value-type="string" office:string-value="mv ERR7672960_23882.pdbqt ERR7672960_23882.pdbqt" calcext:value-type="string">
            <text:p>mv ERR7672960_23882.pdbqt ERR7672960_2388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7163074_457660</text:p>
          </table:table-cell>
          <table:table-cell/>
          <table:table-cell table:formula="of:=CONCATENATE(&quot;mv &quot;;[.A198];&quot;.pdbqt &quot;;[.B198];&quot;.pdbqt&quot;)" office:value-type="string" office:string-value="mv ERR7163074_457660.pdbqt ERR7163074_457660.pdbqt" calcext:value-type="string">
            <text:p>mv ERR7163074_457660.pdbqt ERR7163074_457660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7127473_220403</text:p>
          </table:table-cell>
          <table:table-cell/>
          <table:table-cell table:formula="of:=CONCATENATE(&quot;mv &quot;;[.A199];&quot;.pdbqt &quot;;[.B199];&quot;.pdbqt&quot;)" office:value-type="string" office:string-value="mv ERR7127473_220403.pdbqt ERR7127473_220403.pdbqt" calcext:value-type="string">
            <text:p>mv ERR7127473_220403.pdbqt ERR7127473_220403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6465722_199879</text:p>
          </table:table-cell>
          <table:table-cell/>
          <table:table-cell table:formula="of:=CONCATENATE(&quot;mv &quot;;[.A200];&quot;.pdbqt &quot;;[.B200];&quot;.pdbqt&quot;)" office:value-type="string" office:string-value="mv ERR6465722_199879.pdbqt ERR6465722_199879.pdbqt" calcext:value-type="string">
            <text:p>mv ERR6465722_199879.pdbqt ERR6465722_199879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5947503_322</text:p>
          </table:table-cell>
          <table:table-cell/>
          <table:table-cell table:formula="of:=CONCATENATE(&quot;mv &quot;;[.A201];&quot;.pdbqt &quot;;[.B201];&quot;.pdbqt&quot;)" office:value-type="string" office:string-value="mv ERR5947503_322.pdbqt ERR5947503_322.pdbqt" calcext:value-type="string">
            <text:p>mv ERR5947503_322.pdbqt ERR5947503_32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4856268_964317</text:p>
          </table:table-cell>
          <table:table-cell/>
          <table:table-cell table:formula="of:=CONCATENATE(&quot;mv &quot;;[.A202];&quot;.pdbqt &quot;;[.B202];&quot;.pdbqt&quot;)" office:value-type="string" office:string-value="mv ERR4856268_964317.pdbqt ERR4856268_964317.pdbqt" calcext:value-type="string">
            <text:p>mv ERR4856268_964317.pdbqt ERR4856268_964317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4801149_9489</text:p>
          </table:table-cell>
          <table:table-cell/>
          <table:table-cell table:formula="of:=CONCATENATE(&quot;mv &quot;;[.A203];&quot;.pdbqt &quot;;[.B203];&quot;.pdbqt&quot;)" office:value-type="string" office:string-value="mv ERR4801149_9489.pdbqt ERR4801149_9489.pdbqt" calcext:value-type="string">
            <text:p>mv ERR4801149_9489.pdbqt ERR4801149_9489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4674853_86664</text:p>
          </table:table-cell>
          <table:table-cell/>
          <table:table-cell table:formula="of:=CONCATENATE(&quot;mv &quot;;[.A204];&quot;.pdbqt &quot;;[.B204];&quot;.pdbqt&quot;)" office:value-type="string" office:string-value="mv ERR4674853_86664.pdbqt ERR4674853_86664.pdbqt" calcext:value-type="string">
            <text:p>mv ERR4674853_86664.pdbqt ERR4674853_86664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4592245_1642075</text:p>
          </table:table-cell>
          <table:table-cell/>
          <table:table-cell table:formula="of:=CONCATENATE(&quot;mv &quot;;[.A205];&quot;.pdbqt &quot;;[.B205];&quot;.pdbqt&quot;)" office:value-type="string" office:string-value="mv ERR4592245_1642075.pdbqt ERR4592245_1642075.pdbqt" calcext:value-type="string">
            <text:p>mv ERR4592245_1642075.pdbqt ERR4592245_1642075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3943994_542949</text:p>
          </table:table-cell>
          <table:table-cell/>
          <table:table-cell table:formula="of:=CONCATENATE(&quot;mv &quot;;[.A206];&quot;.pdbqt &quot;;[.B206];&quot;.pdbqt&quot;)" office:value-type="string" office:string-value="mv ERR3943994_542949.pdbqt ERR3943994_542949.pdbqt" calcext:value-type="string">
            <text:p>mv ERR3943994_542949.pdbqt ERR3943994_542949.pdbq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3697023_14244245_noreelin</text:p>
          </table:table-cell>
          <table:table-cell office:value-type="string" calcext:value-type="string">
            <text:p>ERR3697023_14244245_[dCHIA]</text:p>
          </table:table-cell>
          <table:table-cell/>
          <table:table-cell table:formula="of:=CONCATENATE(&quot;mv &quot;;[.A207];&quot;.pdbqt &quot;;[.B207];&quot;.pdbqt&quot;)" office:value-type="string" office:string-value="mv ERR3697023_14244245_noreelin.pdbqt ERR3697023_14244245_[dCHIA].pdbqt" calcext:value-type="string">
            <text:p>mv ERR3697023_14244245_noreelin.pdbqt ERR3697023_14244245_[dCHIA]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3697023_14244245</text:p>
          </table:table-cell>
          <table:table-cell/>
          <table:table-cell table:formula="of:=CONCATENATE(&quot;mv &quot;;[.A208];&quot;.pdbqt &quot;;[.B208];&quot;.pdbqt&quot;)" office:value-type="string" office:string-value="mv ERR3697023_14244245.pdbqt ERR3697023_14244245.pdbqt" calcext:value-type="string">
            <text:p>mv ERR3697023_14244245.pdbqt ERR3697023_14244245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3588746_23368</text:p>
          </table:table-cell>
          <table:table-cell/>
          <table:table-cell table:formula="of:=CONCATENATE(&quot;mv &quot;;[.A209];&quot;.pdbqt &quot;;[.B209];&quot;.pdbqt&quot;)" office:value-type="string" office:string-value="mv ERR3588746_23368.pdbqt ERR3588746_23368.pdbqt" calcext:value-type="string">
            <text:p>mv ERR3588746_23368.pdbqt ERR3588746_23368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3566182_370096</text:p>
          </table:table-cell>
          <table:table-cell/>
          <table:table-cell table:formula="of:=CONCATENATE(&quot;mv &quot;;[.A210];&quot;.pdbqt &quot;;[.B210];&quot;.pdbqt&quot;)" office:value-type="string" office:string-value="mv ERR3566182_370096.pdbqt ERR3566182_370096.pdbqt" calcext:value-type="string">
            <text:p>mv ERR3566182_370096.pdbqt ERR3566182_370096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3305565_5448</text:p>
          </table:table-cell>
          <table:table-cell/>
          <table:table-cell table:formula="of:=CONCATENATE(&quot;mv &quot;;[.A211];&quot;.pdbqt &quot;;[.B211];&quot;.pdbqt&quot;)" office:value-type="string" office:string-value="mv ERR3305565_5448.pdbqt ERR3305565_5448.pdbqt" calcext:value-type="string">
            <text:p>mv ERR3305565_5448.pdbqt ERR3305565_5448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2900754_66884</text:p>
          </table:table-cell>
          <table:table-cell/>
          <table:table-cell table:formula="of:=CONCATENATE(&quot;mv &quot;;[.A212];&quot;.pdbqt &quot;;[.B212];&quot;.pdbqt&quot;)" office:value-type="string" office:string-value="mv ERR2900754_66884.pdbqt ERR2900754_66884.pdbqt" calcext:value-type="string">
            <text:p>mv ERR2900754_66884.pdbqt ERR2900754_66884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2762187_7288</text:p>
          </table:table-cell>
          <table:table-cell/>
          <table:table-cell table:formula="of:=CONCATENATE(&quot;mv &quot;;[.A213];&quot;.pdbqt &quot;;[.B213];&quot;.pdbqt&quot;)" office:value-type="string" office:string-value="mv ERR2762187_7288.pdbqt ERR2762187_7288.pdbqt" calcext:value-type="string">
            <text:p>mv ERR2762187_7288.pdbqt ERR2762187_7288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2752155_114826</text:p>
          </table:table-cell>
          <table:table-cell/>
          <table:table-cell table:formula="of:=CONCATENATE(&quot;mv &quot;;[.A214];&quot;.pdbqt &quot;;[.B214];&quot;.pdbqt&quot;)" office:value-type="string" office:string-value="mv ERR2752155_114826.pdbqt ERR2752155_114826.pdbqt" calcext:value-type="string">
            <text:p>mv ERR2752155_114826.pdbqt ERR2752155_114826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2598794_43297</text:p>
          </table:table-cell>
          <table:table-cell/>
          <table:table-cell table:formula="of:=CONCATENATE(&quot;mv &quot;;[.A215];&quot;.pdbqt &quot;;[.B215];&quot;.pdbqt&quot;)" office:value-type="string" office:string-value="mv ERR2598794_43297.pdbqt ERR2598794_43297.pdbqt" calcext:value-type="string">
            <text:p>mv ERR2598794_43297.pdbqt ERR2598794_43297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2241851_78442</text:p>
          </table:table-cell>
          <table:table-cell/>
          <table:table-cell table:formula="of:=CONCATENATE(&quot;mv &quot;;[.A216];&quot;.pdbqt &quot;;[.B216];&quot;.pdbqt&quot;)" office:value-type="string" office:string-value="mv ERR2241851_78442.pdbqt ERR2241851_78442.pdbqt" calcext:value-type="string">
            <text:p>mv ERR2241851_78442.pdbqt ERR2241851_7844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579315_76907</text:p>
          </table:table-cell>
          <table:table-cell/>
          <table:table-cell table:formula="of:=CONCATENATE(&quot;mv &quot;;[.A217];&quot;.pdbqt &quot;;[.B217];&quot;.pdbqt&quot;)" office:value-type="string" office:string-value="mv ERR1579315_76907.pdbqt ERR1579315_76907.pdbqt" calcext:value-type="string">
            <text:p>mv ERR1579315_76907.pdbqt ERR1579315_76907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346831_178792</text:p>
          </table:table-cell>
          <table:table-cell/>
          <table:table-cell table:formula="of:=CONCATENATE(&quot;mv &quot;;[.A218];&quot;.pdbqt &quot;;[.B218];&quot;.pdbqt&quot;)" office:value-type="string" office:string-value="mv ERR1346831_178792.pdbqt ERR1346831_178792.pdbqt" calcext:value-type="string">
            <text:p>mv ERR1346831_178792.pdbqt ERR1346831_17879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2115642_305438</text:p>
          </table:table-cell>
          <table:table-cell/>
          <table:table-cell table:formula="of:=CONCATENATE(&quot;mv &quot;;[.A219];&quot;.pdbqt &quot;;[.B219];&quot;.pdbqt&quot;)" office:value-type="string" office:string-value="mv ERR12115642_305438.pdbqt ERR12115642_305438.pdbqt" calcext:value-type="string">
            <text:p>mv ERR12115642_305438.pdbqt ERR12115642_305438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1484209_22782</text:p>
          </table:table-cell>
          <table:table-cell/>
          <table:table-cell table:formula="of:=CONCATENATE(&quot;mv &quot;;[.A220];&quot;.pdbqt &quot;;[.B220];&quot;.pdbqt&quot;)" office:value-type="string" office:string-value="mv ERR11484209_22782.pdbqt ERR11484209_22782.pdbqt" calcext:value-type="string">
            <text:p>mv ERR11484209_22782.pdbqt ERR11484209_2278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1028393_217052</text:p>
          </table:table-cell>
          <table:table-cell/>
          <table:table-cell table:formula="of:=CONCATENATE(&quot;mv &quot;;[.A221];&quot;.pdbqt &quot;;[.B221];&quot;.pdbqt&quot;)" office:value-type="string" office:string-value="mv ERR11028393_217052.pdbqt ERR11028393_217052.pdbqt" calcext:value-type="string">
            <text:p>mv ERR11028393_217052.pdbqt ERR11028393_217052.pdbq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11028298_3008807_noreelin</text:p>
          </table:table-cell>
          <table:table-cell office:value-type="string" calcext:value-type="string">
            <text:p>ERR11028298_3008807_[dCHIA]</text:p>
          </table:table-cell>
          <table:table-cell/>
          <table:table-cell table:formula="of:=CONCATENATE(&quot;mv &quot;;[.A222];&quot;.pdbqt &quot;;[.B222];&quot;.pdbqt&quot;)" office:value-type="string" office:string-value="mv ERR11028298_3008807_noreelin.pdbqt ERR11028298_3008807_[dCHIA].pdbqt" calcext:value-type="string">
            <text:p>mv ERR11028298_3008807_noreelin.pdbqt ERR11028298_3008807_[dCHIA]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1028298_3008807</text:p>
          </table:table-cell>
          <table:table-cell/>
          <table:table-cell table:formula="of:=CONCATENATE(&quot;mv &quot;;[.A223];&quot;.pdbqt &quot;;[.B223];&quot;.pdbqt&quot;)" office:value-type="string" office:string-value="mv ERR11028298_3008807.pdbqt ERR11028298_3008807.pdbqt" calcext:value-type="string">
            <text:p>mv ERR11028298_3008807.pdbqt ERR11028298_3008807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822306_273555</text:p>
          </table:table-cell>
          <table:table-cell/>
          <table:table-cell table:formula="of:=CONCATENATE(&quot;mv &quot;;[.A224];&quot;.pdbqt &quot;;[.B224];&quot;.pdbqt&quot;)" office:value-type="string" office:string-value="mv ERR10822306_273555.pdbqt ERR10822306_273555.pdbqt" calcext:value-type="string">
            <text:p>mv ERR10822306_273555.pdbqt ERR10822306_273555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789850_92482</text:p>
          </table:table-cell>
          <table:table-cell/>
          <table:table-cell table:formula="of:=CONCATENATE(&quot;mv &quot;;[.A225];&quot;.pdbqt &quot;;[.B225];&quot;.pdbqt&quot;)" office:value-type="string" office:string-value="mv ERR10789850_92482.pdbqt ERR10789850_92482.pdbqt" calcext:value-type="string">
            <text:p>mv ERR10789850_92482.pdbqt ERR10789850_9248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641118_502282</text:p>
          </table:table-cell>
          <table:table-cell/>
          <table:table-cell table:formula="of:=CONCATENATE(&quot;mv &quot;;[.A226];&quot;.pdbqt &quot;;[.B226];&quot;.pdbqt&quot;)" office:value-type="string" office:string-value="mv ERR10641118_502282.pdbqt ERR10641118_502282.pdbqt" calcext:value-type="string">
            <text:p>mv ERR10641118_502282.pdbqt ERR10641118_50228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641118_142160</text:p>
          </table:table-cell>
          <table:table-cell/>
          <table:table-cell table:formula="of:=CONCATENATE(&quot;mv &quot;;[.A227];&quot;.pdbqt &quot;;[.B227];&quot;.pdbqt&quot;)" office:value-type="string" office:string-value="mv ERR10641118_142160.pdbqt ERR10641118_142160.pdbqt" calcext:value-type="string">
            <text:p>mv ERR10641118_142160.pdbqt ERR10641118_142160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640994_379232</text:p>
          </table:table-cell>
          <table:table-cell/>
          <table:table-cell table:formula="of:=CONCATENATE(&quot;mv &quot;;[.A228];&quot;.pdbqt &quot;;[.B228];&quot;.pdbqt&quot;)" office:value-type="string" office:string-value="mv ERR10640994_379232.pdbqt ERR10640994_379232.pdbqt" calcext:value-type="string">
            <text:p>mv ERR10640994_379232.pdbqt ERR10640994_379232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640994_226214</text:p>
          </table:table-cell>
          <table:table-cell/>
          <table:table-cell table:formula="of:=CONCATENATE(&quot;mv &quot;;[.A229];&quot;.pdbqt &quot;;[.B229];&quot;.pdbqt&quot;)" office:value-type="string" office:string-value="mv ERR10640994_226214.pdbqt ERR10640994_226214.pdbqt" calcext:value-type="string">
            <text:p>mv ERR10640994_226214.pdbqt ERR10640994_226214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640994_177560</text:p>
          </table:table-cell>
          <table:table-cell/>
          <table:table-cell table:formula="of:=CONCATENATE(&quot;mv &quot;;[.A230];&quot;.pdbqt &quot;;[.B230];&quot;.pdbqt&quot;)" office:value-type="string" office:string-value="mv ERR10640994_177560.pdbqt ERR10640994_177560.pdbqt" calcext:value-type="string">
            <text:p>mv ERR10640994_177560.pdbqt ERR10640994_177560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482440_903875</text:p>
          </table:table-cell>
          <table:table-cell/>
          <table:table-cell table:formula="of:=CONCATENATE(&quot;mv &quot;;[.A231];&quot;.pdbqt &quot;;[.B231];&quot;.pdbqt&quot;)" office:value-type="string" office:string-value="mv ERR10482440_903875.pdbqt ERR10482440_903875.pdbqt" calcext:value-type="string">
            <text:p>mv ERR10482440_903875.pdbqt ERR10482440_903875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482439_252531</text:p>
          </table:table-cell>
          <table:table-cell/>
          <table:table-cell table:formula="of:=CONCATENATE(&quot;mv &quot;;[.A232];&quot;.pdbqt &quot;;[.B232];&quot;.pdbqt&quot;)" office:value-type="string" office:string-value="mv ERR10482439_252531.pdbqt ERR10482439_252531.pdbqt" calcext:value-type="string">
            <text:p>mv ERR10482439_252531.pdbqt ERR10482439_252531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123727_166025</text:p>
          </table:table-cell>
          <table:table-cell/>
          <table:table-cell table:formula="of:=CONCATENATE(&quot;mv &quot;;[.A233];&quot;.pdbqt &quot;;[.B233];&quot;.pdbqt&quot;)" office:value-type="string" office:string-value="mv ERR10123727_166025.pdbqt ERR10123727_166025.pdbqt" calcext:value-type="string">
            <text:p>mv ERR10123727_166025.pdbqt ERR10123727_166025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RR10087380_58920</text:p>
          </table:table-cell>
          <table:table-cell/>
          <table:table-cell table:formula="of:=CONCATENATE(&quot;mv &quot;;[.A234];&quot;.pdbqt &quot;;[.B234];&quot;.pdbqt&quot;)" office:value-type="string" office:string-value="mv ERR10087380_58920.pdbqt ERR10087380_58920.pdbqt" calcext:value-type="string">
            <text:p>mv ERR10087380_58920.pdbqt ERR10087380_58920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509554_23646</text:p>
          </table:table-cell>
          <table:table-cell/>
          <table:table-cell table:formula="of:=CONCATENATE(&quot;mv &quot;;[.A235];&quot;.pdbqt &quot;;[.B235];&quot;.pdbqt&quot;)" office:value-type="string" office:string-value="mv DRR509554_23646.pdbqt DRR509554_23646.pdbqt" calcext:value-type="string">
            <text:p>mv DRR509554_23646.pdbqt DRR509554_23646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378781_602206</text:p>
          </table:table-cell>
          <table:table-cell/>
          <table:table-cell table:formula="of:=CONCATENATE(&quot;mv &quot;;[.A236];&quot;.pdbqt &quot;;[.B236];&quot;.pdbqt&quot;)" office:value-type="string" office:string-value="mv DRR378781_602206.pdbqt DRR378781_602206.pdbqt" calcext:value-type="string">
            <text:p>mv DRR378781_602206.pdbqt DRR378781_602206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322242_2006</text:p>
          </table:table-cell>
          <table:table-cell/>
          <table:table-cell table:formula="of:=CONCATENATE(&quot;mv &quot;;[.A237];&quot;.pdbqt &quot;;[.B237];&quot;.pdbqt&quot;)" office:value-type="string" office:string-value="mv DRR322242_2006.pdbqt DRR322242_2006.pdbqt" calcext:value-type="string">
            <text:p>mv DRR322242_2006.pdbqt DRR322242_2006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056885_121</text:p>
          </table:table-cell>
          <table:table-cell/>
          <table:table-cell table:formula="of:=CONCATENATE(&quot;mv &quot;;[.A238];&quot;.pdbqt &quot;;[.B238];&quot;.pdbqt&quot;)" office:value-type="string" office:string-value="mv DRR056885_121.pdbqt DRR056885_121.pdbqt" calcext:value-type="string">
            <text:p>mv DRR056885_121.pdbqt DRR056885_121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046399_6024</text:p>
          </table:table-cell>
          <table:table-cell/>
          <table:table-cell table:formula="of:=CONCATENATE(&quot;mv &quot;;[.A239];&quot;.pdbqt &quot;;[.B239];&quot;.pdbqt&quot;)" office:value-type="string" office:string-value="mv DRR046399_6024.pdbqt DRR046399_6024.pdbqt" calcext:value-type="string">
            <text:p>mv DRR046399_6024.pdbqt DRR046399_6024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DRR016455_58</text:p>
          </table:table-cell>
          <table:table-cell/>
          <table:table-cell table:formula="of:=CONCATENATE(&quot;mv &quot;;[.A240];&quot;.pdbqt &quot;;[.B240];&quot;.pdbqt&quot;)" office:value-type="string" office:string-value="mv DRR016455_58.pdbqt DRR016455_58.pdbqt" calcext:value-type="string">
            <text:p>mv DRR016455_58.pdbqt DRR016455_58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BAB86909.1</text:p>
          </table:table-cell>
          <table:table-cell/>
          <table:table-cell table:formula="of:=CONCATENATE(&quot;mv &quot;;[.A241];&quot;.pdbqt &quot;;[.B241];&quot;.pdbqt&quot;)" office:value-type="string" office:string-value="mv BAB86909.1.pdbqt BAB86909.1.pdbqt" calcext:value-type="string">
            <text:p>mv BAB86909.1.pdbqt BAB86909.1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ASA57064.1</text:p>
          </table:table-cell>
          <table:table-cell/>
          <table:table-cell table:formula="of:=CONCATENATE(&quot;mv &quot;;[.A242];&quot;.pdbqt &quot;;[.B242];&quot;.pdbqt&quot;)" office:value-type="string" office:string-value="mv ASA57064.1.pdbqt ASA57064.1.pdbqt" calcext:value-type="string">
            <text:p>mv ASA57064.1.pdbqt ASA57064.1.pdbq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ADV92526.1</text:p>
          </table:table-cell>
          <table:table-cell/>
          <table:table-cell table:formula="of:=CONCATENATE(&quot;mv &quot;;[.A243];&quot;.pdbqt &quot;;[.B243];&quot;.pdbqt&quot;)" office:value-type="string" office:string-value="mv ADV92526.1.pdbqt ADV92526.1.pdbqt" calcext:value-type="string">
            <text:p>mv ADV92526.1.pdbqt ADV92526.1.pdbqt</text:p>
          </table:table-cell>
          <table:table-cell table:number-columns-repeated="6"/>
        </table:table-row>
      </table:table>
      <table:table table:name="conversion_dlgs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2" office:value-type="string" calcext:value-type="string">
            <text:p>WP_090538641.1</text:p>
          </table:table-cell>
          <table:table-cell/>
          <table:table-cell table:formula="of:=CONCATENATE(&quot;mv &quot;;[.A1];&quot;.0-250-runs.dlg &quot;;[.B1];&quot;.dlg&quot;)" office:value-type="string" office:string-value="mv WP_090538641.1.0-250-runs.dlg WP_090538641.1.dlg" calcext:value-type="string">
            <text:p>mv WP_090538641.1.0-250-runs.dlg WP_090538641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P_058088494.1</text:p>
          </table:table-cell>
          <table:table-cell/>
          <table:table-cell table:formula="of:=CONCATENATE(&quot;mv &quot;;[.A2];&quot;.0-250-runs.dlg &quot;;[.B2];&quot;.dlg&quot;)" office:value-type="string" office:string-value="mv WP_058088494.1.0-250-runs.dlg WP_058088494.1.dlg" calcext:value-type="string">
            <text:p>mv WP_058088494.1.0-250-runs.dlg WP_058088494.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P_054022242_notail</text:p>
          </table:table-cell>
          <table:table-cell office:value-type="string" calcext:value-type="string">
            <text:p>WP_054022242.1_[altCDS,dTail]</text:p>
          </table:table-cell>
          <table:table-cell/>
          <table:table-cell table:formula="of:=CONCATENATE(&quot;mv &quot;;[.A3];&quot;.0-250-runs.dlg &quot;;[.B3];&quot;.dlg&quot;)" office:value-type="string" office:string-value="mv WP_054022242_notail.0-250-runs.dlg WP_054022242.1_[altCDS,dTail].dlg" calcext:value-type="string">
            <text:p>mv WP_054022242_notail.0-250-runs.dlg WP_054022242.1_[altCDS,dTail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P_054022242.1</text:p>
          </table:table-cell>
          <table:table-cell/>
          <table:table-cell table:formula="of:=CONCATENATE(&quot;mv &quot;;[.A4];&quot;.0-250-runs.dlg &quot;;[.B4];&quot;.dlg&quot;)" office:value-type="string" office:string-value="mv WP_054022242.1.0-250-runs.dlg WP_054022242.1.dlg" calcext:value-type="string">
            <text:p>mv WP_054022242.1.0-250-runs.dlg WP_054022242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UUT36763.1</text:p>
          </table:table-cell>
          <table:table-cell/>
          <table:table-cell table:formula="of:=CONCATENATE(&quot;mv &quot;;[.A5];&quot;.0-250-runs.dlg &quot;;[.B5];&quot;.dlg&quot;)" office:value-type="string" office:string-value="mv UUT36763.1.0-250-runs.dlg UUT36763.1.dlg" calcext:value-type="string">
            <text:p>mv UUT36763.1.0-250-runs.dlg UUT36763.1.dlg</text:p>
          </table:table-cell>
          <table:table-cell table:number-columns-repeated="7"/>
          <table:table-cell office:value-type="string" calcext:value-type="string">
            <text:p>WP_090538641.0-250-runs</text:p>
          </table:table-cell>
        </table:table-row>
        <table:table-row table:style-name="ro1">
          <table:table-cell table:number-columns-repeated="2" office:value-type="string" calcext:value-type="string">
            <text:p>SRR9643230_217764</text:p>
          </table:table-cell>
          <table:table-cell/>
          <table:table-cell table:formula="of:=CONCATENATE(&quot;mv &quot;;[.A6];&quot;.0-250-runs.dlg &quot;;[.B6];&quot;.dlg&quot;)" office:value-type="string" office:string-value="mv SRR9643230_217764.0-250-runs.dlg SRR9643230_217764.dlg" calcext:value-type="string">
            <text:p>mv SRR9643230_217764.0-250-runs.dlg SRR9643230_21776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908275_10703</text:p>
          </table:table-cell>
          <table:table-cell/>
          <table:table-cell table:formula="of:=CONCATENATE(&quot;mv &quot;;[.A7];&quot;.0-250-runs.dlg &quot;;[.B7];&quot;.dlg&quot;)" office:value-type="string" office:string-value="mv SRR908275_10703.0-250-runs.dlg SRR908275_10703.dlg" calcext:value-type="string">
            <text:p>mv SRR908275_10703.0-250-runs.dlg SRR908275_1070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9045818_458708</text:p>
          </table:table-cell>
          <table:table-cell/>
          <table:table-cell table:formula="of:=CONCATENATE(&quot;mv &quot;;[.A8];&quot;.0-250-runs.dlg &quot;;[.B8];&quot;.dlg&quot;)" office:value-type="string" office:string-value="mv SRR9045818_458708.0-250-runs.dlg SRR9045818_458708.dlg" calcext:value-type="string">
            <text:p>mv SRR9045818_458708.0-250-runs.dlg SRR9045818_45870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8862675_1241843</text:p>
          </table:table-cell>
          <table:table-cell/>
          <table:table-cell table:formula="of:=CONCATENATE(&quot;mv &quot;;[.A9];&quot;.0-250-runs.dlg &quot;;[.B9];&quot;.dlg&quot;)" office:value-type="string" office:string-value="mv SRR8862675_1241843.0-250-runs.dlg SRR8862675_1241843.dlg" calcext:value-type="string">
            <text:p>mv SRR8862675_1241843.0-250-runs.dlg SRR8862675_124184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8569139_9422</text:p>
          </table:table-cell>
          <table:table-cell/>
          <table:table-cell table:formula="of:=CONCATENATE(&quot;mv &quot;;[.A10];&quot;.0-250-runs.dlg &quot;;[.B10];&quot;.dlg&quot;)" office:value-type="string" office:string-value="mv SRR8569139_9422.0-250-runs.dlg SRR8569139_9422.dlg" calcext:value-type="string">
            <text:p>mv SRR8569139_9422.0-250-runs.dlg SRR8569139_942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8240096_94099</text:p>
          </table:table-cell>
          <table:table-cell/>
          <table:table-cell table:formula="of:=CONCATENATE(&quot;mv &quot;;[.A11];&quot;.0-250-runs.dlg &quot;;[.B11];&quot;.dlg&quot;)" office:value-type="string" office:string-value="mv SRR8240096_94099.0-250-runs.dlg SRR8240096_94099.dlg" calcext:value-type="string">
            <text:p>mv SRR8240096_94099.0-250-runs.dlg SRR8240096_9409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7967696_318013</text:p>
          </table:table-cell>
          <table:table-cell/>
          <table:table-cell table:formula="of:=CONCATENATE(&quot;mv &quot;;[.A12];&quot;.0-250-runs.dlg &quot;;[.B12];&quot;.dlg&quot;)" office:value-type="string" office:string-value="mv SRR7967696_318013.0-250-runs.dlg SRR7967696_318013.dlg" calcext:value-type="string">
            <text:p>mv SRR7967696_318013.0-250-runs.dlg SRR7967696_31801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7783776_670</text:p>
          </table:table-cell>
          <table:table-cell/>
          <table:table-cell table:formula="of:=CONCATENATE(&quot;mv &quot;;[.A13];&quot;.0-250-runs.dlg &quot;;[.B13];&quot;.dlg&quot;)" office:value-type="string" office:string-value="mv SRR7783776_670.0-250-runs.dlg SRR7783776_670.dlg" calcext:value-type="string">
            <text:p>mv SRR7783776_670.0-250-runs.dlg SRR7783776_67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7595024_846748</text:p>
          </table:table-cell>
          <table:table-cell/>
          <table:table-cell table:formula="of:=CONCATENATE(&quot;mv &quot;;[.A14];&quot;.0-250-runs.dlg &quot;;[.B14];&quot;.dlg&quot;)" office:value-type="string" office:string-value="mv SRR7595024_846748.0-250-runs.dlg SRR7595024_846748.dlg" calcext:value-type="string">
            <text:p>mv SRR7595024_846748.0-250-runs.dlg SRR7595024_84674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7548956_74754</text:p>
          </table:table-cell>
          <table:table-cell/>
          <table:table-cell table:formula="of:=CONCATENATE(&quot;mv &quot;;[.A15];&quot;.0-250-runs.dlg &quot;;[.B15];&quot;.dlg&quot;)" office:value-type="string" office:string-value="mv SRR7548956_74754.0-250-runs.dlg SRR7548956_74754.dlg" calcext:value-type="string">
            <text:p>mv SRR7548956_74754.0-250-runs.dlg SRR7548956_7475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6129205_10729</text:p>
          </table:table-cell>
          <table:table-cell/>
          <table:table-cell table:formula="of:=CONCATENATE(&quot;mv &quot;;[.A16];&quot;.0-250-runs.dlg &quot;;[.B16];&quot;.dlg&quot;)" office:value-type="string" office:string-value="mv SRR6129205_10729.0-250-runs.dlg SRR6129205_10729.dlg" calcext:value-type="string">
            <text:p>mv SRR6129205_10729.0-250-runs.dlg SRR6129205_1072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5855429_11905</text:p>
          </table:table-cell>
          <table:table-cell/>
          <table:table-cell table:formula="of:=CONCATENATE(&quot;mv &quot;;[.A17];&quot;.0-250-runs.dlg &quot;;[.B17];&quot;.dlg&quot;)" office:value-type="string" office:string-value="mv SRR5855429_11905.0-250-runs.dlg SRR5855429_11905.dlg" calcext:value-type="string">
            <text:p>mv SRR5855429_11905.0-250-runs.dlg SRR5855429_1190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5679025_626712</text:p>
          </table:table-cell>
          <table:table-cell/>
          <table:table-cell table:formula="of:=CONCATENATE(&quot;mv &quot;;[.A18];&quot;.0-250-runs.dlg &quot;;[.B18];&quot;.dlg&quot;)" office:value-type="string" office:string-value="mv SRR5679025_626712.0-250-runs.dlg SRR5679025_626712.dlg" calcext:value-type="string">
            <text:p>mv SRR5679025_626712.0-250-runs.dlg SRR5679025_62671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5583254_6888706</text:p>
          </table:table-cell>
          <table:table-cell/>
          <table:table-cell table:formula="of:=CONCATENATE(&quot;mv &quot;;[.A19];&quot;.0-250-runs.dlg &quot;;[.B19];&quot;.dlg&quot;)" office:value-type="string" office:string-value="mv SRR5583254_6888706.0-250-runs.dlg SRR5583254_6888706.dlg" calcext:value-type="string">
            <text:p>mv SRR5583254_6888706.0-250-runs.dlg SRR5583254_688870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5582322_91355</text:p>
          </table:table-cell>
          <table:table-cell/>
          <table:table-cell table:formula="of:=CONCATENATE(&quot;mv &quot;;[.A20];&quot;.0-250-runs.dlg &quot;;[.B20];&quot;.dlg&quot;)" office:value-type="string" office:string-value="mv SRR5582322_91355.0-250-runs.dlg SRR5582322_91355.dlg" calcext:value-type="string">
            <text:p>mv SRR5582322_91355.0-250-runs.dlg SRR5582322_9135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5469033_60193</text:p>
          </table:table-cell>
          <table:table-cell/>
          <table:table-cell table:formula="of:=CONCATENATE(&quot;mv &quot;;[.A21];&quot;.0-250-runs.dlg &quot;;[.B21];&quot;.dlg&quot;)" office:value-type="string" office:string-value="mv SRR5469033_60193.0-250-runs.dlg SRR5469033_60193.dlg" calcext:value-type="string">
            <text:p>mv SRR5469033_60193.0-250-runs.dlg SRR5469033_6019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4128967_345579</text:p>
          </table:table-cell>
          <table:table-cell/>
          <table:table-cell table:formula="of:=CONCATENATE(&quot;mv &quot;;[.A22];&quot;.0-250-runs.dlg &quot;;[.B22];&quot;.dlg&quot;)" office:value-type="string" office:string-value="mv SRR4128967_345579.0-250-runs.dlg SRR4128967_345579.dlg" calcext:value-type="string">
            <text:p>mv SRR4128967_345579.0-250-runs.dlg SRR4128967_34557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3989453_37515</text:p>
          </table:table-cell>
          <table:table-cell/>
          <table:table-cell table:formula="of:=CONCATENATE(&quot;mv &quot;;[.A23];&quot;.0-250-runs.dlg &quot;;[.B23];&quot;.dlg&quot;)" office:value-type="string" office:string-value="mv SRR3989453_37515.0-250-runs.dlg SRR3989453_37515.dlg" calcext:value-type="string">
            <text:p>mv SRR3989453_37515.0-250-runs.dlg SRR3989453_3751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3314882_89058</text:p>
          </table:table-cell>
          <table:table-cell/>
          <table:table-cell table:formula="of:=CONCATENATE(&quot;mv &quot;;[.A24];&quot;.0-250-runs.dlg &quot;;[.B24];&quot;.dlg&quot;)" office:value-type="string" office:string-value="mv SRR3314882_89058.0-250-runs.dlg SRR3314882_89058.dlg" calcext:value-type="string">
            <text:p>mv SRR3314882_89058.0-250-runs.dlg SRR3314882_8905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965291_34719</text:p>
          </table:table-cell>
          <table:table-cell/>
          <table:table-cell table:formula="of:=CONCATENATE(&quot;mv &quot;;[.A25];&quot;.0-250-runs.dlg &quot;;[.B25];&quot;.dlg&quot;)" office:value-type="string" office:string-value="mv SRR26965291_34719.0-250-runs.dlg SRR26965291_34719.dlg" calcext:value-type="string">
            <text:p>mv SRR26965291_34719.0-250-runs.dlg SRR26965291_3471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587149_857731</text:p>
          </table:table-cell>
          <table:table-cell/>
          <table:table-cell table:formula="of:=CONCATENATE(&quot;mv &quot;;[.A26];&quot;.0-250-runs.dlg &quot;;[.B26];&quot;.dlg&quot;)" office:value-type="string" office:string-value="mv SRR26587149_857731.0-250-runs.dlg SRR26587149_857731.dlg" calcext:value-type="string">
            <text:p>mv SRR26587149_857731.0-250-runs.dlg SRR26587149_85773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541433_19998</text:p>
          </table:table-cell>
          <table:table-cell/>
          <table:table-cell table:formula="of:=CONCATENATE(&quot;mv &quot;;[.A27];&quot;.0-250-runs.dlg &quot;;[.B27];&quot;.dlg&quot;)" office:value-type="string" office:string-value="mv SRR26541433_19998.0-250-runs.dlg SRR26541433_19998.dlg" calcext:value-type="string">
            <text:p>mv SRR26541433_19998.0-250-runs.dlg SRR26541433_1999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541423_84165</text:p>
          </table:table-cell>
          <table:table-cell/>
          <table:table-cell table:formula="of:=CONCATENATE(&quot;mv &quot;;[.A28];&quot;.0-250-runs.dlg &quot;;[.B28];&quot;.dlg&quot;)" office:value-type="string" office:string-value="mv SRR26541423_84165.0-250-runs.dlg SRR26541423_84165.dlg" calcext:value-type="string">
            <text:p>mv SRR26541423_84165.0-250-runs.dlg SRR26541423_84165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6324216_19427_lib_contig</text:p>
          </table:table-cell>
          <table:table-cell office:value-type="string" calcext:value-type="string">
            <text:p>SRR26324216_19427</text:p>
          </table:table-cell>
          <table:table-cell/>
          <table:table-cell table:formula="of:=CONCATENATE(&quot;mv &quot;;[.A29];&quot;.0-250-runs.dlg &quot;;[.B29];&quot;.dlg&quot;)" office:value-type="string" office:string-value="mv SRR26324216_19427_lib_contig.0-250-runs.dlg SRR26324216_19427.dlg" calcext:value-type="string">
            <text:p>mv SRR26324216_19427_lib_contig.0-250-runs.dlg SRR26324216_1942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319883_566195</text:p>
          </table:table-cell>
          <table:table-cell/>
          <table:table-cell table:formula="of:=CONCATENATE(&quot;mv &quot;;[.A30];&quot;.0-250-runs.dlg &quot;;[.B30];&quot;.dlg&quot;)" office:value-type="string" office:string-value="mv SRR26319883_566195.0-250-runs.dlg SRR26319883_566195.dlg" calcext:value-type="string">
            <text:p>mv SRR26319883_566195.0-250-runs.dlg SRR26319883_56619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313965_71362</text:p>
          </table:table-cell>
          <table:table-cell/>
          <table:table-cell table:formula="of:=CONCATENATE(&quot;mv &quot;;[.A31];&quot;.0-250-runs.dlg &quot;;[.B31];&quot;.dlg&quot;)" office:value-type="string" office:string-value="mv SRR26313965_71362.0-250-runs.dlg SRR26313965_71362.dlg" calcext:value-type="string">
            <text:p>mv SRR26313965_71362.0-250-runs.dlg SRR26313965_7136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290483_118036</text:p>
          </table:table-cell>
          <table:table-cell/>
          <table:table-cell table:formula="of:=CONCATENATE(&quot;mv &quot;;[.A32];&quot;.0-250-runs.dlg &quot;;[.B32];&quot;.dlg&quot;)" office:value-type="string" office:string-value="mv SRR26290483_118036.0-250-runs.dlg SRR26290483_118036.dlg" calcext:value-type="string">
            <text:p>mv SRR26290483_118036.0-250-runs.dlg SRR26290483_11803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290450_3599995</text:p>
          </table:table-cell>
          <table:table-cell/>
          <table:table-cell table:formula="of:=CONCATENATE(&quot;mv &quot;;[.A33];&quot;.0-250-runs.dlg &quot;;[.B33];&quot;.dlg&quot;)" office:value-type="string" office:string-value="mv SRR26290450_3599995.0-250-runs.dlg SRR26290450_3599995.dlg" calcext:value-type="string">
            <text:p>mv SRR26290450_3599995.0-250-runs.dlg SRR26290450_359999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290402_3525830</text:p>
          </table:table-cell>
          <table:table-cell/>
          <table:table-cell table:formula="of:=CONCATENATE(&quot;mv &quot;;[.A34];&quot;.0-250-runs.dlg &quot;;[.B34];&quot;.dlg&quot;)" office:value-type="string" office:string-value="mv SRR26290402_3525830.0-250-runs.dlg SRR26290402_3525830.dlg" calcext:value-type="string">
            <text:p>mv SRR26290402_3525830.0-250-runs.dlg SRR26290402_3525830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6075152_134008_lib_contig</text:p>
          </table:table-cell>
          <table:table-cell office:value-type="string" calcext:value-type="string">
            <text:p>SRR26075152_134008</text:p>
          </table:table-cell>
          <table:table-cell/>
          <table:table-cell table:formula="of:=CONCATENATE(&quot;mv &quot;;[.A35];&quot;.0-250-runs.dlg &quot;;[.B35];&quot;.dlg&quot;)" office:value-type="string" office:string-value="mv SRR26075152_134008_lib_contig.0-250-runs.dlg SRR26075152_134008.dlg" calcext:value-type="string">
            <text:p>mv SRR26075152_134008_lib_contig.0-250-runs.dlg SRR26075152_13400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075051_5618361</text:p>
          </table:table-cell>
          <table:table-cell/>
          <table:table-cell table:formula="of:=CONCATENATE(&quot;mv &quot;;[.A36];&quot;.0-250-runs.dlg &quot;;[.B36];&quot;.dlg&quot;)" office:value-type="string" office:string-value="mv SRR26075051_5618361.0-250-runs.dlg SRR26075051_5618361.dlg" calcext:value-type="string">
            <text:p>mv SRR26075051_5618361.0-250-runs.dlg SRR26075051_561836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075049_937218</text:p>
          </table:table-cell>
          <table:table-cell/>
          <table:table-cell table:formula="of:=CONCATENATE(&quot;mv &quot;;[.A37];&quot;.0-250-runs.dlg &quot;;[.B37];&quot;.dlg&quot;)" office:value-type="string" office:string-value="mv SRR26075049_937218.0-250-runs.dlg SRR26075049_937218.dlg" calcext:value-type="string">
            <text:p>mv SRR26075049_937218.0-250-runs.dlg SRR26075049_93721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6046407_1203775</text:p>
          </table:table-cell>
          <table:table-cell/>
          <table:table-cell table:formula="of:=CONCATENATE(&quot;mv &quot;;[.A38];&quot;.0-250-runs.dlg &quot;;[.B38];&quot;.dlg&quot;)" office:value-type="string" office:string-value="mv SRR26046407_1203775.0-250-runs.dlg SRR26046407_1203775.dlg" calcext:value-type="string">
            <text:p>mv SRR26046407_1203775.0-250-runs.dlg SRR26046407_120377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5727962_708236</text:p>
          </table:table-cell>
          <table:table-cell/>
          <table:table-cell table:formula="of:=CONCATENATE(&quot;mv &quot;;[.A39];&quot;.0-250-runs.dlg &quot;;[.B39];&quot;.dlg&quot;)" office:value-type="string" office:string-value="mv SRR25727962_708236.0-250-runs.dlg SRR25727962_708236.dlg" calcext:value-type="string">
            <text:p>mv SRR25727962_708236.0-250-runs.dlg SRR25727962_70823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5727107_131495</text:p>
          </table:table-cell>
          <table:table-cell/>
          <table:table-cell table:formula="of:=CONCATENATE(&quot;mv &quot;;[.A40];&quot;.0-250-runs.dlg &quot;;[.B40];&quot;.dlg&quot;)" office:value-type="string" office:string-value="mv SRR25727107_131495.0-250-runs.dlg SRR25727107_131495.dlg" calcext:value-type="string">
            <text:p>mv SRR25727107_131495.0-250-runs.dlg SRR25727107_13149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5547245_993609</text:p>
          </table:table-cell>
          <table:table-cell/>
          <table:table-cell table:formula="of:=CONCATENATE(&quot;mv &quot;;[.A41];&quot;.0-250-runs.dlg &quot;;[.B41];&quot;.dlg&quot;)" office:value-type="string" office:string-value="mv SRR25547245_993609.0-250-runs.dlg SRR25547245_993609.dlg" calcext:value-type="string">
            <text:p>mv SRR25547245_993609.0-250-runs.dlg SRR25547245_99360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5158324_2535008</text:p>
          </table:table-cell>
          <table:table-cell/>
          <table:table-cell table:formula="of:=CONCATENATE(&quot;mv &quot;;[.A42];&quot;.0-250-runs.dlg &quot;;[.B42];&quot;.dlg&quot;)" office:value-type="string" office:string-value="mv SRR25158324_2535008.0-250-runs.dlg SRR25158324_2535008.dlg" calcext:value-type="string">
            <text:p>mv SRR25158324_2535008.0-250-runs.dlg SRR25158324_253500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5158249_220564</text:p>
          </table:table-cell>
          <table:table-cell/>
          <table:table-cell table:formula="of:=CONCATENATE(&quot;mv &quot;;[.A43];&quot;.0-250-runs.dlg &quot;;[.B43];&quot;.dlg&quot;)" office:value-type="string" office:string-value="mv SRR25158249_220564.0-250-runs.dlg SRR25158249_220564.dlg" calcext:value-type="string">
            <text:p>mv SRR25158249_220564.0-250-runs.dlg SRR25158249_22056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956186_742414</text:p>
          </table:table-cell>
          <table:table-cell/>
          <table:table-cell table:formula="of:=CONCATENATE(&quot;mv &quot;;[.A44];&quot;.0-250-runs.dlg &quot;;[.B44];&quot;.dlg&quot;)" office:value-type="string" office:string-value="mv SRR24956186_742414.0-250-runs.dlg SRR24956186_742414.dlg" calcext:value-type="string">
            <text:p>mv SRR24956186_742414.0-250-runs.dlg SRR24956186_74241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907501_79708</text:p>
          </table:table-cell>
          <table:table-cell/>
          <table:table-cell table:formula="of:=CONCATENATE(&quot;mv &quot;;[.A45];&quot;.0-250-runs.dlg &quot;;[.B45];&quot;.dlg&quot;)" office:value-type="string" office:string-value="mv SRR24907501_79708.0-250-runs.dlg SRR24907501_79708.dlg" calcext:value-type="string">
            <text:p>mv SRR24907501_79708.0-250-runs.dlg SRR24907501_7970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863433_5674</text:p>
          </table:table-cell>
          <table:table-cell/>
          <table:table-cell table:formula="of:=CONCATENATE(&quot;mv &quot;;[.A46];&quot;.0-250-runs.dlg &quot;;[.B46];&quot;.dlg&quot;)" office:value-type="string" office:string-value="mv SRR24863433_5674.0-250-runs.dlg SRR24863433_5674.dlg" calcext:value-type="string">
            <text:p>mv SRR24863433_5674.0-250-runs.dlg SRR24863433_567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270839_443745</text:p>
          </table:table-cell>
          <table:table-cell/>
          <table:table-cell table:formula="of:=CONCATENATE(&quot;mv &quot;;[.A47];&quot;.0-250-runs.dlg &quot;;[.B47];&quot;.dlg&quot;)" office:value-type="string" office:string-value="mv SRR24270839_443745.0-250-runs.dlg SRR24270839_443745.dlg" calcext:value-type="string">
            <text:p>mv SRR24270839_443745.0-250-runs.dlg SRR24270839_44374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001352_43921</text:p>
          </table:table-cell>
          <table:table-cell/>
          <table:table-cell table:formula="of:=CONCATENATE(&quot;mv &quot;;[.A48];&quot;.0-250-runs.dlg &quot;;[.B48];&quot;.dlg&quot;)" office:value-type="string" office:string-value="mv SRR24001352_43921.0-250-runs.dlg SRR24001352_43921.dlg" calcext:value-type="string">
            <text:p>mv SRR24001352_43921.0-250-runs.dlg SRR24001352_4392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4001352_21752</text:p>
          </table:table-cell>
          <table:table-cell/>
          <table:table-cell table:formula="of:=CONCATENATE(&quot;mv &quot;;[.A49];&quot;.0-250-runs.dlg &quot;;[.B49];&quot;.dlg&quot;)" office:value-type="string" office:string-value="mv SRR24001352_21752.0-250-runs.dlg SRR24001352_21752.dlg" calcext:value-type="string">
            <text:p>mv SRR24001352_21752.0-250-runs.dlg SRR24001352_2175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3730084_129305_lib_contig</text:p>
          </table:table-cell>
          <table:table-cell office:value-type="string" calcext:value-type="string">
            <text:p>SRR23730084_129305</text:p>
          </table:table-cell>
          <table:table-cell/>
          <table:table-cell table:formula="of:=CONCATENATE(&quot;mv &quot;;[.A50];&quot;.0-250-runs.dlg &quot;;[.B50];&quot;.dlg&quot;)" office:value-type="string" office:string-value="mv SRR23730084_129305_lib_contig.0-250-runs.dlg SRR23730084_129305.dlg" calcext:value-type="string">
            <text:p>mv SRR23730084_129305_lib_contig.0-250-runs.dlg SRR23730084_12930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3636745_2174529</text:p>
          </table:table-cell>
          <table:table-cell/>
          <table:table-cell table:formula="of:=CONCATENATE(&quot;mv &quot;;[.A51];&quot;.0-250-runs.dlg &quot;;[.B51];&quot;.dlg&quot;)" office:value-type="string" office:string-value="mv SRR23636745_2174529.0-250-runs.dlg SRR23636745_2174529.dlg" calcext:value-type="string">
            <text:p>mv SRR23636745_2174529.0-250-runs.dlg SRR23636745_2174529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3008605_28430_lib_contig</text:p>
          </table:table-cell>
          <table:table-cell office:value-type="string" calcext:value-type="string">
            <text:p>SRR23008605_28430</text:p>
          </table:table-cell>
          <table:table-cell/>
          <table:table-cell table:formula="of:=CONCATENATE(&quot;mv &quot;;[.A52];&quot;.0-250-runs.dlg &quot;;[.B52];&quot;.dlg&quot;)" office:value-type="string" office:string-value="mv SRR23008605_28430_lib_contig.0-250-runs.dlg SRR23008605_28430.dlg" calcext:value-type="string">
            <text:p>mv SRR23008605_28430_lib_contig.0-250-runs.dlg SRR23008605_2843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2541061_93121</text:p>
          </table:table-cell>
          <table:table-cell/>
          <table:table-cell table:formula="of:=CONCATENATE(&quot;mv &quot;;[.A53];&quot;.0-250-runs.dlg &quot;;[.B53];&quot;.dlg&quot;)" office:value-type="string" office:string-value="mv SRR22541061_93121.0-250-runs.dlg SRR22541061_93121.dlg" calcext:value-type="string">
            <text:p>mv SRR22541061_93121.0-250-runs.dlg SRR22541061_9312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2234379_583440_R32612</text:p>
          </table:table-cell>
          <table:table-cell office:value-type="string" calcext:value-type="string">
            <text:p>SRR22234379_583440_[dTail,insR32612]</text:p>
          </table:table-cell>
          <table:table-cell/>
          <table:table-cell table:formula="of:=CONCATENATE(&quot;mv &quot;;[.A54];&quot;.0-250-runs.dlg &quot;;[.B54];&quot;.dlg&quot;)" office:value-type="string" office:string-value="mv SRR22234379_583440_R32612.0-250-runs.dlg SRR22234379_583440_[dTail,insR32612].dlg" calcext:value-type="string">
            <text:p>mv SRR22234379_583440_R32612.0-250-runs.dlg SRR22234379_583440_[dTail,insR32612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2234379_583440_R257110 </text:p>
          </table:table-cell>
          <table:table-cell office:value-type="string" calcext:value-type="string">
            <text:p>SRR22234379_583440_[dTail,insR257110]</text:p>
          </table:table-cell>
          <table:table-cell/>
          <table:table-cell table:formula="of:=CONCATENATE(&quot;mv &quot;;[.A55];&quot;.0-250-runs.dlg &quot;;[.B55];&quot;.dlg&quot;)" office:value-type="string" office:string-value="mv SRR22234379_583440_R257110 .0-250-runs.dlg SRR22234379_583440_[dTail,insR257110].dlg" calcext:value-type="string">
            <text:p>mv SRR22234379_583440_R257110 .0-250-runs.dlg SRR22234379_583440_[dTail,insR257110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2234379_583440_R2045115</text:p>
          </table:table-cell>
          <table:table-cell office:value-type="string" calcext:value-type="string">
            <text:p>SRR22234379_583440_[dTail,insR2045115]</text:p>
          </table:table-cell>
          <table:table-cell/>
          <table:table-cell table:formula="of:=CONCATENATE(&quot;mv &quot;;[.A56];&quot;.0-250-runs.dlg &quot;;[.B56];&quot;.dlg&quot;)" office:value-type="string" office:string-value="mv SRR22234379_583440_R2045115.0-250-runs.dlg SRR22234379_583440_[dTail,insR2045115].dlg" calcext:value-type="string">
            <text:p>mv SRR22234379_583440_R2045115.0-250-runs.dlg SRR22234379_583440_[dTail,insR2045115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2234379_583440_R169</text:p>
          </table:table-cell>
          <table:table-cell office:value-type="string" calcext:value-type="string">
            <text:p>SRR22234379_583440_[dTail,insR169]</text:p>
          </table:table-cell>
          <table:table-cell/>
          <table:table-cell table:formula="of:=CONCATENATE(&quot;mv &quot;;[.A57];&quot;.0-250-runs.dlg &quot;;[.B57];&quot;.dlg&quot;)" office:value-type="string" office:string-value="mv SRR22234379_583440_R169.0-250-runs.dlg SRR22234379_583440_[dTail,insR169].dlg" calcext:value-type="string">
            <text:p>mv SRR22234379_583440_R169.0-250-runs.dlg SRR22234379_583440_[dTail,insR169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2234379_583440</text:p>
          </table:table-cell>
          <table:table-cell/>
          <table:table-cell table:formula="of:=CONCATENATE(&quot;mv &quot;;[.A58];&quot;.0-250-runs.dlg &quot;;[.B58];&quot;.dlg&quot;)" office:value-type="string" office:string-value="mv SRR22234379_583440.0-250-runs.dlg SRR22234379_583440.dlg" calcext:value-type="string">
            <text:p>mv SRR22234379_583440.0-250-runs.dlg SRR22234379_58344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2136574_3522411</text:p>
          </table:table-cell>
          <table:table-cell/>
          <table:table-cell table:formula="of:=CONCATENATE(&quot;mv &quot;;[.A59];&quot;.0-250-runs.dlg &quot;;[.B59];&quot;.dlg&quot;)" office:value-type="string" office:string-value="mv SRR22136574_3522411.0-250-runs.dlg SRR22136574_3522411.dlg" calcext:value-type="string">
            <text:p>mv SRR22136574_3522411.0-250-runs.dlg SRR22136574_352241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1941336_37408</text:p>
          </table:table-cell>
          <table:table-cell/>
          <table:table-cell table:formula="of:=CONCATENATE(&quot;mv &quot;;[.A60];&quot;.0-250-runs.dlg &quot;;[.B60];&quot;.dlg&quot;)" office:value-type="string" office:string-value="mv SRR21941336_37408.0-250-runs.dlg SRR21941336_37408.dlg" calcext:value-type="string">
            <text:p>mv SRR21941336_37408.0-250-runs.dlg SRR21941336_37408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1419831_257710_noreelin</text:p>
          </table:table-cell>
          <table:table-cell office:value-type="string" calcext:value-type="string">
            <text:p>SRR21419831_257710_[dCHIA]</text:p>
          </table:table-cell>
          <table:table-cell/>
          <table:table-cell table:formula="of:=CONCATENATE(&quot;mv &quot;;[.A61];&quot;.0-250-runs.dlg &quot;;[.B61];&quot;.dlg&quot;)" office:value-type="string" office:string-value="mv SRR21419831_257710_noreelin.0-250-runs.dlg SRR21419831_257710_[dCHIA].dlg" calcext:value-type="string">
            <text:p>mv SRR21419831_257710_noreelin.0-250-runs.dlg SRR21419831_257710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1419831_257710</text:p>
          </table:table-cell>
          <table:table-cell/>
          <table:table-cell table:formula="of:=CONCATENATE(&quot;mv &quot;;[.A62];&quot;.0-250-runs.dlg &quot;;[.B62];&quot;.dlg&quot;)" office:value-type="string" office:string-value="mv SRR21419831_257710.0-250-runs.dlg SRR21419831_257710.dlg" calcext:value-type="string">
            <text:p>mv SRR21419831_257710.0-250-runs.dlg SRR21419831_25771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1210593_63796</text:p>
          </table:table-cell>
          <table:table-cell/>
          <table:table-cell table:formula="of:=CONCATENATE(&quot;mv &quot;;[.A63];&quot;.0-250-runs.dlg &quot;;[.B63];&quot;.dlg&quot;)" office:value-type="string" office:string-value="mv SRR21210593_63796.0-250-runs.dlg SRR21210593_63796.dlg" calcext:value-type="string">
            <text:p>mv SRR21210593_63796.0-250-runs.dlg SRR21210593_6379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1130500_826597</text:p>
          </table:table-cell>
          <table:table-cell/>
          <table:table-cell table:formula="of:=CONCATENATE(&quot;mv &quot;;[.A64];&quot;.0-250-runs.dlg &quot;;[.B64];&quot;.dlg&quot;)" office:value-type="string" office:string-value="mv SRR21130500_826597.0-250-runs.dlg SRR21130500_826597.dlg" calcext:value-type="string">
            <text:p>mv SRR21130500_826597.0-250-runs.dlg SRR21130500_826597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0309463_795_R32612</text:p>
          </table:table-cell>
          <table:table-cell office:value-type="string" calcext:value-type="string">
            <text:p>SRR20309463_795_[dTail,insR32612]</text:p>
          </table:table-cell>
          <table:table-cell/>
          <table:table-cell table:formula="of:=CONCATENATE(&quot;mv &quot;;[.A65];&quot;.0-250-runs.dlg &quot;;[.B65];&quot;.dlg&quot;)" office:value-type="string" office:string-value="mv SRR20309463_795_R32612.0-250-runs.dlg SRR20309463_795_[dTail,insR32612].dlg" calcext:value-type="string">
            <text:p>mv SRR20309463_795_R32612.0-250-runs.dlg SRR20309463_795_[dTail,insR32612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0309463_795_R257110 </text:p>
          </table:table-cell>
          <table:table-cell office:value-type="string" calcext:value-type="string">
            <text:p>SRR20309463_795_[dTail,insR257110]</text:p>
          </table:table-cell>
          <table:table-cell/>
          <table:table-cell table:formula="of:=CONCATENATE(&quot;mv &quot;;[.A66];&quot;.0-250-runs.dlg &quot;;[.B66];&quot;.dlg&quot;)" office:value-type="string" office:string-value="mv SRR20309463_795_R257110 .0-250-runs.dlg SRR20309463_795_[dTail,insR257110].dlg" calcext:value-type="string">
            <text:p>mv SRR20309463_795_R257110 .0-250-runs.dlg SRR20309463_795_[dTail,insR257110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0309463_795_R2045115</text:p>
          </table:table-cell>
          <table:table-cell office:value-type="string" calcext:value-type="string">
            <text:p>SRR20309463_795_[dTail,insR2045115]</text:p>
          </table:table-cell>
          <table:table-cell/>
          <table:table-cell table:formula="of:=CONCATENATE(&quot;mv &quot;;[.A67];&quot;.0-250-runs.dlg &quot;;[.B67];&quot;.dlg&quot;)" office:value-type="string" office:string-value="mv SRR20309463_795_R2045115.0-250-runs.dlg SRR20309463_795_[dTail,insR2045115].dlg" calcext:value-type="string">
            <text:p>mv SRR20309463_795_R2045115.0-250-runs.dlg SRR20309463_795_[dTail,insR2045115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20309463_795_R169</text:p>
          </table:table-cell>
          <table:table-cell office:value-type="string" calcext:value-type="string">
            <text:p>SRR20309463_795_[dTail,insR169]</text:p>
          </table:table-cell>
          <table:table-cell/>
          <table:table-cell table:formula="of:=CONCATENATE(&quot;mv &quot;;[.A68];&quot;.0-250-runs.dlg &quot;;[.B68];&quot;.dlg&quot;)" office:value-type="string" office:string-value="mv SRR20309463_795_R169.0-250-runs.dlg SRR20309463_795_[dTail,insR169].dlg" calcext:value-type="string">
            <text:p>mv SRR20309463_795_R169.0-250-runs.dlg SRR20309463_795_[dTail,insR169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20309463_795</text:p>
          </table:table-cell>
          <table:table-cell/>
          <table:table-cell table:formula="of:=CONCATENATE(&quot;mv &quot;;[.A69];&quot;.0-250-runs.dlg &quot;;[.B69];&quot;.dlg&quot;)" office:value-type="string" office:string-value="mv SRR20309463_795.0-250-runs.dlg SRR20309463_795.dlg" calcext:value-type="string">
            <text:p>mv SRR20309463_795.0-250-runs.dlg SRR20309463_79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9742208_42773</text:p>
          </table:table-cell>
          <table:table-cell/>
          <table:table-cell table:formula="of:=CONCATENATE(&quot;mv &quot;;[.A70];&quot;.0-250-runs.dlg &quot;;[.B70];&quot;.dlg&quot;)" office:value-type="string" office:string-value="mv SRR19742208_42773.0-250-runs.dlg SRR19742208_42773.dlg" calcext:value-type="string">
            <text:p>mv SRR19742208_42773.0-250-runs.dlg SRR19742208_4277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9414414_32612_noreelin</text:p>
          </table:table-cell>
          <table:table-cell office:value-type="string" calcext:value-type="string">
            <text:p>SRR19414414_32612_[dCHIA]</text:p>
          </table:table-cell>
          <table:table-cell/>
          <table:table-cell table:formula="of:=CONCATENATE(&quot;mv &quot;;[.A71];&quot;.0-250-runs.dlg &quot;;[.B71];&quot;.dlg&quot;)" office:value-type="string" office:string-value="mv SRR19414414_32612_noreelin.0-250-runs.dlg SRR19414414_32612_[dCHIA].dlg" calcext:value-type="string">
            <text:p>mv SRR19414414_32612_noreelin.0-250-runs.dlg SRR19414414_32612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9414414_32612</text:p>
          </table:table-cell>
          <table:table-cell/>
          <table:table-cell table:formula="of:=CONCATENATE(&quot;mv &quot;;[.A72];&quot;.0-250-runs.dlg &quot;;[.B72];&quot;.dlg&quot;)" office:value-type="string" office:string-value="mv SRR19414414_32612.0-250-runs.dlg SRR19414414_32612.dlg" calcext:value-type="string">
            <text:p>mv SRR19414414_32612.0-250-runs.dlg SRR19414414_3261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8577045_38081</text:p>
          </table:table-cell>
          <table:table-cell/>
          <table:table-cell table:formula="of:=CONCATENATE(&quot;mv &quot;;[.A73];&quot;.0-250-runs.dlg &quot;;[.B73];&quot;.dlg&quot;)" office:value-type="string" office:string-value="mv SRR18577045_38081.0-250-runs.dlg SRR18577045_38081.dlg" calcext:value-type="string">
            <text:p>mv SRR18577045_38081.0-250-runs.dlg SRR18577045_3808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8156181_603674</text:p>
          </table:table-cell>
          <table:table-cell/>
          <table:table-cell table:formula="of:=CONCATENATE(&quot;mv &quot;;[.A74];&quot;.0-250-runs.dlg &quot;;[.B74];&quot;.dlg&quot;)" office:value-type="string" office:string-value="mv SRR18156181_603674.0-250-runs.dlg SRR18156181_603674.dlg" calcext:value-type="string">
            <text:p>mv SRR18156181_603674.0-250-runs.dlg SRR18156181_60367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7828879_219644</text:p>
          </table:table-cell>
          <table:table-cell/>
          <table:table-cell table:formula="of:=CONCATENATE(&quot;mv &quot;;[.A75];&quot;.0-250-runs.dlg &quot;;[.B75];&quot;.dlg&quot;)" office:value-type="string" office:string-value="mv SRR17828879_219644.0-250-runs.dlg SRR17828879_219644.dlg" calcext:value-type="string">
            <text:p>mv SRR17828879_219644.0-250-runs.dlg SRR17828879_21964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7295761_37586</text:p>
          </table:table-cell>
          <table:table-cell/>
          <table:table-cell table:formula="of:=CONCATENATE(&quot;mv &quot;;[.A76];&quot;.0-250-runs.dlg &quot;;[.B76];&quot;.dlg&quot;)" office:value-type="string" office:string-value="mv SRR17295761_37586.0-250-runs.dlg SRR17295761_37586.dlg" calcext:value-type="string">
            <text:p>mv SRR17295761_37586.0-250-runs.dlg SRR17295761_3758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7041388_347861</text:p>
          </table:table-cell>
          <table:table-cell/>
          <table:table-cell table:formula="of:=CONCATENATE(&quot;mv &quot;;[.A77];&quot;.0-250-runs.dlg &quot;;[.B77];&quot;.dlg&quot;)" office:value-type="string" office:string-value="mv SRR17041388_347861.0-250-runs.dlg SRR17041388_347861.dlg" calcext:value-type="string">
            <text:p>mv SRR17041388_347861.0-250-runs.dlg SRR17041388_34786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6950703_360364</text:p>
          </table:table-cell>
          <table:table-cell/>
          <table:table-cell table:formula="of:=CONCATENATE(&quot;mv &quot;;[.A78];&quot;.0-250-runs.dlg &quot;;[.B78];&quot;.dlg&quot;)" office:value-type="string" office:string-value="mv SRR16950703_360364.0-250-runs.dlg SRR16950703_360364.dlg" calcext:value-type="string">
            <text:p>mv SRR16950703_360364.0-250-runs.dlg SRR16950703_36036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6759749_268810</text:p>
          </table:table-cell>
          <table:table-cell/>
          <table:table-cell table:formula="of:=CONCATENATE(&quot;mv &quot;;[.A79];&quot;.0-250-runs.dlg &quot;;[.B79];&quot;.dlg&quot;)" office:value-type="string" office:string-value="mv SRR16759749_268810.0-250-runs.dlg SRR16759749_268810.dlg" calcext:value-type="string">
            <text:p>mv SRR16759749_268810.0-250-runs.dlg SRR16759749_26881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5458308_127373</text:p>
          </table:table-cell>
          <table:table-cell/>
          <table:table-cell table:formula="of:=CONCATENATE(&quot;mv &quot;;[.A80];&quot;.0-250-runs.dlg &quot;;[.B80];&quot;.dlg&quot;)" office:value-type="string" office:string-value="mv SRR15458308_127373.0-250-runs.dlg SRR15458308_127373.dlg" calcext:value-type="string">
            <text:p>mv SRR15458308_127373.0-250-runs.dlg SRR15458308_12737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5430510_32059</text:p>
          </table:table-cell>
          <table:table-cell/>
          <table:table-cell table:formula="of:=CONCATENATE(&quot;mv &quot;;[.A81];&quot;.0-250-runs.dlg &quot;;[.B81];&quot;.dlg&quot;)" office:value-type="string" office:string-value="mv SRR15430510_32059.0-250-runs.dlg SRR15430510_32059.dlg" calcext:value-type="string">
            <text:p>mv SRR15430510_32059.0-250-runs.dlg SRR15430510_32059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5371989_72478_R32612</text:p>
          </table:table-cell>
          <table:table-cell office:value-type="string" calcext:value-type="string">
            <text:p>SRR15371989_72478_[dTail,insR32612]</text:p>
          </table:table-cell>
          <table:table-cell/>
          <table:table-cell table:formula="of:=CONCATENATE(&quot;mv &quot;;[.A82];&quot;.0-250-runs.dlg &quot;;[.B82];&quot;.dlg&quot;)" office:value-type="string" office:string-value="mv SRR15371989_72478_R32612.0-250-runs.dlg SRR15371989_72478_[dTail,insR32612].dlg" calcext:value-type="string">
            <text:p>mv SRR15371989_72478_R32612.0-250-runs.dlg SRR15371989_72478_[dTail,insR32612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5371989_72478_R257110 </text:p>
          </table:table-cell>
          <table:table-cell office:value-type="string" calcext:value-type="string">
            <text:p>SRR15371989_72478_[dTail,insR257110]</text:p>
          </table:table-cell>
          <table:table-cell/>
          <table:table-cell table:formula="of:=CONCATENATE(&quot;mv &quot;;[.A83];&quot;.0-250-runs.dlg &quot;;[.B83];&quot;.dlg&quot;)" office:value-type="string" office:string-value="mv SRR15371989_72478_R257110 .0-250-runs.dlg SRR15371989_72478_[dTail,insR257110].dlg" calcext:value-type="string">
            <text:p>mv SRR15371989_72478_R257110 .0-250-runs.dlg SRR15371989_72478_[dTail,insR257110].dl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RR15371989_72478_R2045115</text:p>
          </table:table-cell>
          <table:table-cell table:style-name="ce1" office:value-type="string" calcext:value-type="string">
            <text:p>SRR15371989_72478_[dTail,insR2045115]</text:p>
          </table:table-cell>
          <table:table-cell/>
          <table:table-cell table:formula="of:=CONCATENATE(&quot;mv &quot;;[.A84];&quot;.0-250-runs.dlg &quot;;[.B84];&quot;.dlg&quot;)" office:value-type="string" office:string-value="mv SRR15371989_72478_R2045115.0-250-runs.dlg SRR15371989_72478_[dTail,insR2045115].dlg" calcext:value-type="string">
            <text:p>mv SRR15371989_72478_R2045115.0-250-runs.dlg SRR15371989_72478_[dTail,insR2045115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5371989_72478_R169</text:p>
          </table:table-cell>
          <table:table-cell office:value-type="string" calcext:value-type="string">
            <text:p>SRR15371989_72478_[dTail,insR169]</text:p>
          </table:table-cell>
          <table:table-cell/>
          <table:table-cell table:formula="of:=CONCATENATE(&quot;mv &quot;;[.A85];&quot;.0-250-runs.dlg &quot;;[.B85];&quot;.dlg&quot;)" office:value-type="string" office:string-value="mv SRR15371989_72478_R169.0-250-runs.dlg SRR15371989_72478_[dTail,insR169].dlg" calcext:value-type="string">
            <text:p>mv SRR15371989_72478_R169.0-250-runs.dlg SRR15371989_72478_[dTail,insR169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5371989_72478</text:p>
          </table:table-cell>
          <table:table-cell/>
          <table:table-cell table:formula="of:=CONCATENATE(&quot;mv &quot;;[.A86];&quot;.0-250-runs.dlg &quot;;[.B86];&quot;.dlg&quot;)" office:value-type="string" office:string-value="mv SRR15371989_72478.0-250-runs.dlg SRR15371989_72478.dlg" calcext:value-type="string">
            <text:p>mv SRR15371989_72478.0-250-runs.dlg SRR15371989_7247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523874_4491</text:p>
          </table:table-cell>
          <table:table-cell/>
          <table:table-cell table:formula="of:=CONCATENATE(&quot;mv &quot;;[.A87];&quot;.0-250-runs.dlg &quot;;[.B87];&quot;.dlg&quot;)" office:value-type="string" office:string-value="mv SRR1523874_4491.0-250-runs.dlg SRR1523874_4491.dlg" calcext:value-type="string">
            <text:p>mv SRR1523874_4491.0-250-runs.dlg SRR1523874_449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954404_30870</text:p>
          </table:table-cell>
          <table:table-cell/>
          <table:table-cell table:formula="of:=CONCATENATE(&quot;mv &quot;;[.A88];&quot;.0-250-runs.dlg &quot;;[.B88];&quot;.dlg&quot;)" office:value-type="string" office:string-value="mv SRR14954404_30870.0-250-runs.dlg SRR14954404_30870.dlg" calcext:value-type="string">
            <text:p>mv SRR14954404_30870.0-250-runs.dlg SRR14954404_3087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865845_60467</text:p>
          </table:table-cell>
          <table:table-cell/>
          <table:table-cell table:formula="of:=CONCATENATE(&quot;mv &quot;;[.A89];&quot;.0-250-runs.dlg &quot;;[.B89];&quot;.dlg&quot;)" office:value-type="string" office:string-value="mv SRR14865845_60467.0-250-runs.dlg SRR14865845_60467.dlg" calcext:value-type="string">
            <text:p>mv SRR14865845_60467.0-250-runs.dlg SRR14865845_6046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802574_702608</text:p>
          </table:table-cell>
          <table:table-cell/>
          <table:table-cell table:formula="of:=CONCATENATE(&quot;mv &quot;;[.A90];&quot;.0-250-runs.dlg &quot;;[.B90];&quot;.dlg&quot;)" office:value-type="string" office:string-value="mv SRR14802574_702608.0-250-runs.dlg SRR14802574_702608.dlg" calcext:value-type="string">
            <text:p>mv SRR14802574_702608.0-250-runs.dlg SRR14802574_70260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695722_75236</text:p>
          </table:table-cell>
          <table:table-cell/>
          <table:table-cell table:formula="of:=CONCATENATE(&quot;mv &quot;;[.A91];&quot;.0-250-runs.dlg &quot;;[.B91];&quot;.dlg&quot;)" office:value-type="string" office:string-value="mv SRR14695722_75236.0-250-runs.dlg SRR14695722_75236.dlg" calcext:value-type="string">
            <text:p>mv SRR14695722_75236.0-250-runs.dlg SRR14695722_7523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576916_391095</text:p>
          </table:table-cell>
          <table:table-cell/>
          <table:table-cell table:formula="of:=CONCATENATE(&quot;mv &quot;;[.A92];&quot;.0-250-runs.dlg &quot;;[.B92];&quot;.dlg&quot;)" office:value-type="string" office:string-value="mv SRR14576916_391095.0-250-runs.dlg SRR14576916_391095.dlg" calcext:value-type="string">
            <text:p>mv SRR14576916_391095.0-250-runs.dlg SRR14576916_39109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574980_43392</text:p>
          </table:table-cell>
          <table:table-cell/>
          <table:table-cell table:formula="of:=CONCATENATE(&quot;mv &quot;;[.A93];&quot;.0-250-runs.dlg &quot;;[.B93];&quot;.dlg&quot;)" office:value-type="string" office:string-value="mv SRR14574980_43392.0-250-runs.dlg SRR14574980_43392.dlg" calcext:value-type="string">
            <text:p>mv SRR14574980_43392.0-250-runs.dlg SRR14574980_4339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527628_79383</text:p>
          </table:table-cell>
          <table:table-cell/>
          <table:table-cell table:formula="of:=CONCATENATE(&quot;mv &quot;;[.A94];&quot;.0-250-runs.dlg &quot;;[.B94];&quot;.dlg&quot;)" office:value-type="string" office:string-value="mv SRR14527628_79383.0-250-runs.dlg SRR14527628_79383.dlg" calcext:value-type="string">
            <text:p>mv SRR14527628_79383.0-250-runs.dlg SRR14527628_7938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362172_4989</text:p>
          </table:table-cell>
          <table:table-cell/>
          <table:table-cell table:formula="of:=CONCATENATE(&quot;mv &quot;;[.A95];&quot;.0-250-runs.dlg &quot;;[.B95];&quot;.dlg&quot;)" office:value-type="string" office:string-value="mv SRR14362172_4989.0-250-runs.dlg SRR14362172_4989.dlg" calcext:value-type="string">
            <text:p>mv SRR14362172_4989.0-250-runs.dlg SRR14362172_498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117419_527984</text:p>
          </table:table-cell>
          <table:table-cell/>
          <table:table-cell table:formula="of:=CONCATENATE(&quot;mv &quot;;[.A96];&quot;.0-250-runs.dlg &quot;;[.B96];&quot;.dlg&quot;)" office:value-type="string" office:string-value="mv SRR14117419_527984.0-250-runs.dlg SRR14117419_527984.dlg" calcext:value-type="string">
            <text:p>mv SRR14117419_527984.0-250-runs.dlg SRR14117419_52798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099998_4346</text:p>
          </table:table-cell>
          <table:table-cell/>
          <table:table-cell table:formula="of:=CONCATENATE(&quot;mv &quot;;[.A97];&quot;.0-250-runs.dlg &quot;;[.B97];&quot;.dlg&quot;)" office:value-type="string" office:string-value="mv SRR14099998_4346.0-250-runs.dlg SRR14099998_4346.dlg" calcext:value-type="string">
            <text:p>mv SRR14099998_4346.0-250-runs.dlg SRR14099998_434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073695_33712</text:p>
          </table:table-cell>
          <table:table-cell/>
          <table:table-cell table:formula="of:=CONCATENATE(&quot;mv &quot;;[.A98];&quot;.0-250-runs.dlg &quot;;[.B98];&quot;.dlg&quot;)" office:value-type="string" office:string-value="mv SRR14073695_33712.0-250-runs.dlg SRR14073695_33712.dlg" calcext:value-type="string">
            <text:p>mv SRR14073695_33712.0-250-runs.dlg SRR14073695_3371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4073695_161111_lib_contig</text:p>
          </table:table-cell>
          <table:table-cell office:value-type="string" calcext:value-type="string">
            <text:p>SRR14073695_161111</text:p>
          </table:table-cell>
          <table:table-cell/>
          <table:table-cell table:formula="of:=CONCATENATE(&quot;mv &quot;;[.A99];&quot;.0-250-runs.dlg &quot;;[.B99];&quot;.dlg&quot;)" office:value-type="string" office:string-value="mv SRR14073695_161111_lib_contig.0-250-runs.dlg SRR14073695_161111.dlg" calcext:value-type="string">
            <text:p>mv SRR14073695_161111_lib_contig.0-250-runs.dlg SRR14073695_16111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039970_584981</text:p>
          </table:table-cell>
          <table:table-cell/>
          <table:table-cell table:formula="of:=CONCATENATE(&quot;mv &quot;;[.A100];&quot;.0-250-runs.dlg &quot;;[.B100];&quot;.dlg&quot;)" office:value-type="string" office:string-value="mv SRR14039970_584981.0-250-runs.dlg SRR14039970_584981.dlg" calcext:value-type="string">
            <text:p>mv SRR14039970_584981.0-250-runs.dlg SRR14039970_58498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039858_50158</text:p>
          </table:table-cell>
          <table:table-cell/>
          <table:table-cell table:formula="of:=CONCATENATE(&quot;mv &quot;;[.A101];&quot;.0-250-runs.dlg &quot;;[.B101];&quot;.dlg&quot;)" office:value-type="string" office:string-value="mv SRR14039858_50158.0-250-runs.dlg SRR14039858_50158.dlg" calcext:value-type="string">
            <text:p>mv SRR14039858_50158.0-250-runs.dlg SRR14039858_5015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4039663_324879</text:p>
          </table:table-cell>
          <table:table-cell/>
          <table:table-cell table:formula="of:=CONCATENATE(&quot;mv &quot;;[.A102];&quot;.0-250-runs.dlg &quot;;[.B102];&quot;.dlg&quot;)" office:value-type="string" office:string-value="mv SRR14039663_324879.0-250-runs.dlg SRR14039663_324879.dlg" calcext:value-type="string">
            <text:p>mv SRR14039663_324879.0-250-runs.dlg SRR14039663_32487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979362_3177</text:p>
          </table:table-cell>
          <table:table-cell/>
          <table:table-cell table:formula="of:=CONCATENATE(&quot;mv &quot;;[.A103];&quot;.0-250-runs.dlg &quot;;[.B103];&quot;.dlg&quot;)" office:value-type="string" office:string-value="mv SRR13979362_3177.0-250-runs.dlg SRR13979362_3177.dlg" calcext:value-type="string">
            <text:p>mv SRR13979362_3177.0-250-runs.dlg SRR13979362_317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979328_189838</text:p>
          </table:table-cell>
          <table:table-cell/>
          <table:table-cell table:formula="of:=CONCATENATE(&quot;mv &quot;;[.A104];&quot;.0-250-runs.dlg &quot;;[.B104];&quot;.dlg&quot;)" office:value-type="string" office:string-value="mv SRR13979328_189838.0-250-runs.dlg SRR13979328_189838.dlg" calcext:value-type="string">
            <text:p>mv SRR13979328_189838.0-250-runs.dlg SRR13979328_18983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969208_105</text:p>
          </table:table-cell>
          <table:table-cell/>
          <table:table-cell table:formula="of:=CONCATENATE(&quot;mv &quot;;[.A105];&quot;.0-250-runs.dlg &quot;;[.B105];&quot;.dlg&quot;)" office:value-type="string" office:string-value="mv SRR13969208_105.0-250-runs.dlg SRR13969208_105.dlg" calcext:value-type="string">
            <text:p>mv SRR13969208_105.0-250-runs.dlg SRR13969208_10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614386_485083</text:p>
          </table:table-cell>
          <table:table-cell/>
          <table:table-cell table:formula="of:=CONCATENATE(&quot;mv &quot;;[.A106];&quot;.0-250-runs.dlg &quot;;[.B106];&quot;.dlg&quot;)" office:value-type="string" office:string-value="mv SRR13614386_485083.0-250-runs.dlg SRR13614386_485083.dlg" calcext:value-type="string">
            <text:p>mv SRR13614386_485083.0-250-runs.dlg SRR13614386_48508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3589008_41305_noreelin</text:p>
          </table:table-cell>
          <table:table-cell office:value-type="string" calcext:value-type="string">
            <text:p>SRR13589008_41305_[dCHIA]</text:p>
          </table:table-cell>
          <table:table-cell/>
          <table:table-cell table:formula="of:=CONCATENATE(&quot;mv &quot;;[.A107];&quot;.0-250-runs.dlg &quot;;[.B107];&quot;.dlg&quot;)" office:value-type="string" office:string-value="mv SRR13589008_41305_noreelin.0-250-runs.dlg SRR13589008_41305_[dCHIA].dlg" calcext:value-type="string">
            <text:p>mv SRR13589008_41305_noreelin.0-250-runs.dlg SRR13589008_41305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589008_41305</text:p>
          </table:table-cell>
          <table:table-cell/>
          <table:table-cell table:formula="of:=CONCATENATE(&quot;mv &quot;;[.A108];&quot;.0-250-runs.dlg &quot;;[.B108];&quot;.dlg&quot;)" office:value-type="string" office:string-value="mv SRR13589008_41305.0-250-runs.dlg SRR13589008_41305.dlg" calcext:value-type="string">
            <text:p>mv SRR13589008_41305.0-250-runs.dlg SRR13589008_4130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588904_28417</text:p>
          </table:table-cell>
          <table:table-cell/>
          <table:table-cell table:formula="of:=CONCATENATE(&quot;mv &quot;;[.A109];&quot;.0-250-runs.dlg &quot;;[.B109];&quot;.dlg&quot;)" office:value-type="string" office:string-value="mv SRR13588904_28417.0-250-runs.dlg SRR13588904_28417.dlg" calcext:value-type="string">
            <text:p>mv SRR13588904_28417.0-250-runs.dlg SRR13588904_2841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588849_74531</text:p>
          </table:table-cell>
          <table:table-cell/>
          <table:table-cell table:formula="of:=CONCATENATE(&quot;mv &quot;;[.A110];&quot;.0-250-runs.dlg &quot;;[.B110];&quot;.dlg&quot;)" office:value-type="string" office:string-value="mv SRR13588849_74531.0-250-runs.dlg SRR13588849_74531.dlg" calcext:value-type="string">
            <text:p>mv SRR13588849_74531.0-250-runs.dlg SRR13588849_7453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3512914_81978_lib_contig</text:p>
          </table:table-cell>
          <table:table-cell office:value-type="string" calcext:value-type="string">
            <text:p>SRR13512914_81978</text:p>
          </table:table-cell>
          <table:table-cell/>
          <table:table-cell table:formula="of:=CONCATENATE(&quot;mv &quot;;[.A111];&quot;.0-250-runs.dlg &quot;;[.B111];&quot;.dlg&quot;)" office:value-type="string" office:string-value="mv SRR13512914_81978_lib_contig.0-250-runs.dlg SRR13512914_81978.dlg" calcext:value-type="string">
            <text:p>mv SRR13512914_81978_lib_contig.0-250-runs.dlg SRR13512914_8197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325290_214718</text:p>
          </table:table-cell>
          <table:table-cell/>
          <table:table-cell table:formula="of:=CONCATENATE(&quot;mv &quot;;[.A112];&quot;.0-250-runs.dlg &quot;;[.B112];&quot;.dlg&quot;)" office:value-type="string" office:string-value="mv SRR13325290_214718.0-250-runs.dlg SRR13325290_214718.dlg" calcext:value-type="string">
            <text:p>mv SRR13325290_214718.0-250-runs.dlg SRR13325290_21471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3207077_558</text:p>
          </table:table-cell>
          <table:table-cell/>
          <table:table-cell table:formula="of:=CONCATENATE(&quot;mv &quot;;[.A113];&quot;.0-250-runs.dlg &quot;;[.B113];&quot;.dlg&quot;)" office:value-type="string" office:string-value="mv SRR13207077_558.0-250-runs.dlg SRR13207077_558.dlg" calcext:value-type="string">
            <text:p>mv SRR13207077_558.0-250-runs.dlg SRR13207077_55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693835_33628</text:p>
          </table:table-cell>
          <table:table-cell/>
          <table:table-cell table:formula="of:=CONCATENATE(&quot;mv &quot;;[.A114];&quot;.0-250-runs.dlg &quot;;[.B114];&quot;.dlg&quot;)" office:value-type="string" office:string-value="mv SRR12693835_33628.0-250-runs.dlg SRR12693835_33628.dlg" calcext:value-type="string">
            <text:p>mv SRR12693835_33628.0-250-runs.dlg SRR12693835_3362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687296_626766</text:p>
          </table:table-cell>
          <table:table-cell/>
          <table:table-cell table:formula="of:=CONCATENATE(&quot;mv &quot;;[.A115];&quot;.0-250-runs.dlg &quot;;[.B115];&quot;.dlg&quot;)" office:value-type="string" office:string-value="mv SRR12687296_626766.0-250-runs.dlg SRR12687296_626766.dlg" calcext:value-type="string">
            <text:p>mv SRR12687296_626766.0-250-runs.dlg SRR12687296_626766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2681888_1997285_lib_contig</text:p>
          </table:table-cell>
          <table:table-cell office:value-type="string" calcext:value-type="string">
            <text:p>SRR12681888_1997285</text:p>
          </table:table-cell>
          <table:table-cell/>
          <table:table-cell table:formula="of:=CONCATENATE(&quot;mv &quot;;[.A116];&quot;.0-250-runs.dlg &quot;;[.B116];&quot;.dlg&quot;)" office:value-type="string" office:string-value="mv SRR12681888_1997285_lib_contig.0-250-runs.dlg SRR12681888_1997285.dlg" calcext:value-type="string">
            <text:p>mv SRR12681888_1997285_lib_contig.0-250-runs.dlg SRR12681888_199728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681888_1225841</text:p>
          </table:table-cell>
          <table:table-cell/>
          <table:table-cell table:formula="of:=CONCATENATE(&quot;mv &quot;;[.A117];&quot;.0-250-runs.dlg &quot;;[.B117];&quot;.dlg&quot;)" office:value-type="string" office:string-value="mv SRR12681888_1225841.0-250-runs.dlg SRR12681888_1225841.dlg" calcext:value-type="string">
            <text:p>mv SRR12681888_1225841.0-250-runs.dlg SRR12681888_122584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678602_62414</text:p>
          </table:table-cell>
          <table:table-cell/>
          <table:table-cell table:formula="of:=CONCATENATE(&quot;mv &quot;;[.A118];&quot;.0-250-runs.dlg &quot;;[.B118];&quot;.dlg&quot;)" office:value-type="string" office:string-value="mv SRR12678602_62414.0-250-runs.dlg SRR12678602_62414.dlg" calcext:value-type="string">
            <text:p>mv SRR12678602_62414.0-250-runs.dlg SRR12678602_6241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363492_1178</text:p>
          </table:table-cell>
          <table:table-cell/>
          <table:table-cell table:formula="of:=CONCATENATE(&quot;mv &quot;;[.A119];&quot;.0-250-runs.dlg &quot;;[.B119];&quot;.dlg&quot;)" office:value-type="string" office:string-value="mv SRR12363492_1178.0-250-runs.dlg SRR12363492_1178.dlg" calcext:value-type="string">
            <text:p>mv SRR12363492_1178.0-250-runs.dlg SRR12363492_1178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2347921_19312_lib_contig</text:p>
          </table:table-cell>
          <table:table-cell office:value-type="string" calcext:value-type="string">
            <text:p>SRR12347921_19312</text:p>
          </table:table-cell>
          <table:table-cell/>
          <table:table-cell table:formula="of:=CONCATENATE(&quot;mv &quot;;[.A120];&quot;.0-250-runs.dlg &quot;;[.B120];&quot;.dlg&quot;)" office:value-type="string" office:string-value="mv SRR12347921_19312_lib_contig.0-250-runs.dlg SRR12347921_19312.dlg" calcext:value-type="string">
            <text:p>mv SRR12347921_19312_lib_contig.0-250-runs.dlg SRR12347921_1931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266064_85133</text:p>
          </table:table-cell>
          <table:table-cell/>
          <table:table-cell table:formula="of:=CONCATENATE(&quot;mv &quot;;[.A121];&quot;.0-250-runs.dlg &quot;;[.B121];&quot;.dlg&quot;)" office:value-type="string" office:string-value="mv SRR12266064_85133.0-250-runs.dlg SRR12266064_85133.dlg" calcext:value-type="string">
            <text:p>mv SRR12266064_85133.0-250-runs.dlg SRR12266064_8513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266064_29780</text:p>
          </table:table-cell>
          <table:table-cell/>
          <table:table-cell table:formula="of:=CONCATENATE(&quot;mv &quot;;[.A122];&quot;.0-250-runs.dlg &quot;;[.B122];&quot;.dlg&quot;)" office:value-type="string" office:string-value="mv SRR12266064_29780.0-250-runs.dlg SRR12266064_29780.dlg" calcext:value-type="string">
            <text:p>mv SRR12266064_29780.0-250-runs.dlg SRR12266064_29780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2266064_2045115_noreelin</text:p>
          </table:table-cell>
          <table:table-cell office:value-type="string" calcext:value-type="string">
            <text:p>SRR12266064_2045115_[dCHIA]</text:p>
          </table:table-cell>
          <table:table-cell/>
          <table:table-cell table:formula="of:=CONCATENATE(&quot;mv &quot;;[.A123];&quot;.0-250-runs.dlg &quot;;[.B123];&quot;.dlg&quot;)" office:value-type="string" office:string-value="mv SRR12266064_2045115_noreelin.0-250-runs.dlg SRR12266064_2045115_[dCHIA].dlg" calcext:value-type="string">
            <text:p>mv SRR12266064_2045115_noreelin.0-250-runs.dlg SRR12266064_2045115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266064_2045115</text:p>
          </table:table-cell>
          <table:table-cell/>
          <table:table-cell table:formula="of:=CONCATENATE(&quot;mv &quot;;[.A124];&quot;.0-250-runs.dlg &quot;;[.B124];&quot;.dlg&quot;)" office:value-type="string" office:string-value="mv SRR12266064_2045115.0-250-runs.dlg SRR12266064_2045115.dlg" calcext:value-type="string">
            <text:p>mv SRR12266064_2045115.0-250-runs.dlg SRR12266064_204511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2193045_101336</text:p>
          </table:table-cell>
          <table:table-cell/>
          <table:table-cell table:formula="of:=CONCATENATE(&quot;mv &quot;;[.A125];&quot;.0-250-runs.dlg &quot;;[.B125];&quot;.dlg&quot;)" office:value-type="string" office:string-value="mv SRR12193045_101336.0-250-runs.dlg SRR12193045_101336.dlg" calcext:value-type="string">
            <text:p>mv SRR12193045_101336.0-250-runs.dlg SRR12193045_10133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742962_521374</text:p>
          </table:table-cell>
          <table:table-cell/>
          <table:table-cell table:formula="of:=CONCATENATE(&quot;mv &quot;;[.A126];&quot;.0-250-runs.dlg &quot;;[.B126];&quot;.dlg&quot;)" office:value-type="string" office:string-value="mv SRR11742962_521374.0-250-runs.dlg SRR11742962_521374.dlg" calcext:value-type="string">
            <text:p>mv SRR11742962_521374.0-250-runs.dlg SRR11742962_52137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729891_316159</text:p>
          </table:table-cell>
          <table:table-cell/>
          <table:table-cell table:formula="of:=CONCATENATE(&quot;mv &quot;;[.A127];&quot;.0-250-runs.dlg &quot;;[.B127];&quot;.dlg&quot;)" office:value-type="string" office:string-value="mv SRR11729891_316159.0-250-runs.dlg SRR11729891_316159.dlg" calcext:value-type="string">
            <text:p>mv SRR11729891_316159.0-250-runs.dlg SRR11729891_31615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659431_25115</text:p>
          </table:table-cell>
          <table:table-cell/>
          <table:table-cell table:formula="of:=CONCATENATE(&quot;mv &quot;;[.A128];&quot;.0-250-runs.dlg &quot;;[.B128];&quot;.dlg&quot;)" office:value-type="string" office:string-value="mv SRR11659431_25115.0-250-runs.dlg SRR11659431_25115.dlg" calcext:value-type="string">
            <text:p>mv SRR11659431_25115.0-250-runs.dlg SRR11659431_2511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534412_304166</text:p>
          </table:table-cell>
          <table:table-cell/>
          <table:table-cell table:formula="of:=CONCATENATE(&quot;mv &quot;;[.A129];&quot;.0-250-runs.dlg &quot;;[.B129];&quot;.dlg&quot;)" office:value-type="string" office:string-value="mv SRR11534412_304166.0-250-runs.dlg SRR11534412_304166.dlg" calcext:value-type="string">
            <text:p>mv SRR11534412_304166.0-250-runs.dlg SRR11534412_30416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308339_666916</text:p>
          </table:table-cell>
          <table:table-cell/>
          <table:table-cell table:formula="of:=CONCATENATE(&quot;mv &quot;;[.A130];&quot;.0-250-runs.dlg &quot;;[.B130];&quot;.dlg&quot;)" office:value-type="string" office:string-value="mv SRR11308339_666916.0-250-runs.dlg SRR11308339_666916.dlg" calcext:value-type="string">
            <text:p>mv SRR11308339_666916.0-250-runs.dlg SRR11308339_66691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1005201_40376</text:p>
          </table:table-cell>
          <table:table-cell/>
          <table:table-cell table:formula="of:=CONCATENATE(&quot;mv &quot;;[.A131];&quot;.0-250-runs.dlg &quot;;[.B131];&quot;.dlg&quot;)" office:value-type="string" office:string-value="mv SRR11005201_40376.0-250-runs.dlg SRR11005201_40376.dlg" calcext:value-type="string">
            <text:p>mv SRR11005201_40376.0-250-runs.dlg SRR11005201_4037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848474_194765</text:p>
          </table:table-cell>
          <table:table-cell/>
          <table:table-cell table:formula="of:=CONCATENATE(&quot;mv &quot;;[.A132];&quot;.0-250-runs.dlg &quot;;[.B132];&quot;.dlg&quot;)" office:value-type="string" office:string-value="mv SRR10848474_194765.0-250-runs.dlg SRR10848474_194765.dlg" calcext:value-type="string">
            <text:p>mv SRR10848474_194765.0-250-runs.dlg SRR10848474_194765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0663367_452477_lib_contig</text:p>
          </table:table-cell>
          <table:table-cell office:value-type="string" calcext:value-type="string">
            <text:p>SRR10663367_452477</text:p>
          </table:table-cell>
          <table:table-cell/>
          <table:table-cell table:formula="of:=CONCATENATE(&quot;mv &quot;;[.A133];&quot;.0-250-runs.dlg &quot;;[.B133];&quot;.dlg&quot;)" office:value-type="string" office:string-value="mv SRR10663367_452477_lib_contig.0-250-runs.dlg SRR10663367_452477.dlg" calcext:value-type="string">
            <text:p>mv SRR10663367_452477_lib_contig.0-250-runs.dlg SRR10663367_45247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663367_1316324</text:p>
          </table:table-cell>
          <table:table-cell/>
          <table:table-cell table:formula="of:=CONCATENATE(&quot;mv &quot;;[.A134];&quot;.0-250-runs.dlg &quot;;[.B134];&quot;.dlg&quot;)" office:value-type="string" office:string-value="mv SRR10663367_1316324.0-250-runs.dlg SRR10663367_1316324.dlg" calcext:value-type="string">
            <text:p>mv SRR10663367_1316324.0-250-runs.dlg SRR10663367_131632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0663364_103688_lib_contig</text:p>
          </table:table-cell>
          <table:table-cell office:value-type="string" calcext:value-type="string">
            <text:p>SRR10663364_103688</text:p>
          </table:table-cell>
          <table:table-cell/>
          <table:table-cell table:formula="of:=CONCATENATE(&quot;mv &quot;;[.A135];&quot;.0-250-runs.dlg &quot;;[.B135];&quot;.dlg&quot;)" office:value-type="string" office:string-value="mv SRR10663364_103688_lib_contig.0-250-runs.dlg SRR10663364_103688.dlg" calcext:value-type="string">
            <text:p>mv SRR10663364_103688_lib_contig.0-250-runs.dlg SRR10663364_10368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512140_136352</text:p>
          </table:table-cell>
          <table:table-cell/>
          <table:table-cell table:formula="of:=CONCATENATE(&quot;mv &quot;;[.A136];&quot;.0-250-runs.dlg &quot;;[.B136];&quot;.dlg&quot;)" office:value-type="string" office:string-value="mv SRR10512140_136352.0-250-runs.dlg SRR10512140_136352.dlg" calcext:value-type="string">
            <text:p>mv SRR10512140_136352.0-250-runs.dlg SRR10512140_13635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408973_194281</text:p>
          </table:table-cell>
          <table:table-cell/>
          <table:table-cell table:formula="of:=CONCATENATE(&quot;mv &quot;;[.A137];&quot;.0-250-runs.dlg &quot;;[.B137];&quot;.dlg&quot;)" office:value-type="string" office:string-value="mv SRR10408973_194281.0-250-runs.dlg SRR10408973_194281.dlg" calcext:value-type="string">
            <text:p>mv SRR10408973_194281.0-250-runs.dlg SRR10408973_19428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R10342238_19559_lib_contig</text:p>
          </table:table-cell>
          <table:table-cell office:value-type="string" calcext:value-type="string">
            <text:p>SRR10342238_19559</text:p>
          </table:table-cell>
          <table:table-cell/>
          <table:table-cell table:formula="of:=CONCATENATE(&quot;mv &quot;;[.A138];&quot;.0-250-runs.dlg &quot;;[.B138];&quot;.dlg&quot;)" office:value-type="string" office:string-value="mv SRR10342238_19559_lib_contig.0-250-runs.dlg SRR10342238_19559.dlg" calcext:value-type="string">
            <text:p>mv SRR10342238_19559_lib_contig.0-250-runs.dlg SRR10342238_1955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276843_1765</text:p>
          </table:table-cell>
          <table:table-cell/>
          <table:table-cell table:formula="of:=CONCATENATE(&quot;mv &quot;;[.A139];&quot;.0-250-runs.dlg &quot;;[.B139];&quot;.dlg&quot;)" office:value-type="string" office:string-value="mv SRR10276843_1765.0-250-runs.dlg SRR10276843_1765.dlg" calcext:value-type="string">
            <text:p>mv SRR10276843_1765.0-250-runs.dlg SRR10276843_176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RR10053376_3326</text:p>
          </table:table-cell>
          <table:table-cell/>
          <table:table-cell table:formula="of:=CONCATENATE(&quot;mv &quot;;[.A140];&quot;.0-250-runs.dlg &quot;;[.B140];&quot;.dlg&quot;)" office:value-type="string" office:string-value="mv SRR10053376_3326.0-250-runs.dlg SRR10053376_3326.dlg" calcext:value-type="string">
            <text:p>mv SRR10053376_3326.0-250-runs.dlg SRR10053376_332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LU00646.1</text:p>
          </table:table-cell>
          <table:table-cell/>
          <table:table-cell table:formula="of:=CONCATENATE(&quot;mv &quot;;[.A141];&quot;.0-250-runs.dlg &quot;;[.B141];&quot;.dlg&quot;)" office:value-type="string" office:string-value="mv RLU00646.1.0-250-runs.dlg RLU00646.1.dlg" calcext:value-type="string">
            <text:p>mv RLU00646.1.0-250-runs.dlg RLU00646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19833.1</text:p>
          </table:table-cell>
          <table:table-cell/>
          <table:table-cell table:formula="of:=CONCATENATE(&quot;mv &quot;;[.A142];&quot;.0-250-runs.dlg &quot;;[.B142];&quot;.dlg&quot;)" office:value-type="string" office:string-value="mv P19833.1.0-250-runs.dlg P19833.1.dlg" calcext:value-type="string">
            <text:p>mv P19833.1.0-250-runs.dlg P19833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ODU60407.1</text:p>
          </table:table-cell>
          <table:table-cell/>
          <table:table-cell table:formula="of:=CONCATENATE(&quot;mv &quot;;[.A143];&quot;.0-250-runs.dlg &quot;;[.B143];&quot;.dlg&quot;)" office:value-type="string" office:string-value="mv ODU60407.1.0-250-runs.dlg ODU60407.1.dlg" calcext:value-type="string">
            <text:p>mv ODU60407.1.0-250-runs.dlg ODU60407.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AR######_86</text:p>
          </table:table-cell>
          <table:table-cell/>
          <table:table-cell table:formula="of:=CONCATENATE(&quot;mv &quot;;[.A144];&quot;.0-250-runs.dlg &quot;;[.B144];&quot;.dlg&quot;)" office:value-type="string" office:string-value="mv N86.0-250-runs.dlg AR######_86.dlg" calcext:value-type="string">
            <text:p>mv N86.0-250-runs.dlg AR######_86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AR######_8</text:p>
          </table:table-cell>
          <table:table-cell/>
          <table:table-cell table:formula="of:=CONCATENATE(&quot;mv &quot;;[.A145];&quot;.0-250-runs.dlg &quot;;[.B145];&quot;.dlg&quot;)" office:value-type="string" office:string-value="mv N8.0-250-runs.dlg AR######_8.dlg" calcext:value-type="string">
            <text:p>mv N8.0-250-runs.dlg AR######_8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AR######_77</text:p>
          </table:table-cell>
          <table:table-cell/>
          <table:table-cell table:formula="of:=CONCATENATE(&quot;mv &quot;;[.A146];&quot;.0-250-runs.dlg &quot;;[.B146];&quot;.dlg&quot;)" office:value-type="string" office:string-value="mv N77.0-250-runs.dlg AR######_77.dlg" calcext:value-type="string">
            <text:p>mv N77.0-250-runs.dlg AR######_77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AR######_74</text:p>
          </table:table-cell>
          <table:table-cell/>
          <table:table-cell table:formula="of:=CONCATENATE(&quot;mv &quot;;[.A147];&quot;.0-250-runs.dlg &quot;;[.B147];&quot;.dlg&quot;)" office:value-type="string" office:string-value="mv N74.0-250-runs.dlg AR######_74.dlg" calcext:value-type="string">
            <text:p>mv N74.0-250-runs.dlg AR######_7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73</text:p>
          </table:table-cell>
          <table:table-cell office:value-type="string" calcext:value-type="string">
            <text:p>AR######_73</text:p>
          </table:table-cell>
          <table:table-cell/>
          <table:table-cell table:formula="of:=CONCATENATE(&quot;mv &quot;;[.A148];&quot;.0-250-runs.dlg &quot;;[.B148];&quot;.dlg&quot;)" office:value-type="string" office:string-value="mv N73.0-250-runs.dlg AR######_73.dlg" calcext:value-type="string">
            <text:p>mv N73.0-250-runs.dlg AR######_7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AR######_56</text:p>
          </table:table-cell>
          <table:table-cell/>
          <table:table-cell table:formula="of:=CONCATENATE(&quot;mv &quot;;[.A149];&quot;.0-250-runs.dlg &quot;;[.B149];&quot;.dlg&quot;)" office:value-type="string" office:string-value="mv N56.0-250-runs.dlg AR######_56.dlg" calcext:value-type="string">
            <text:p>mv N56.0-250-runs.dlg AR######_56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AR######_43</text:p>
          </table:table-cell>
          <table:table-cell/>
          <table:table-cell table:formula="of:=CONCATENATE(&quot;mv &quot;;[.A150];&quot;.0-250-runs.dlg &quot;;[.B150];&quot;.dlg&quot;)" office:value-type="string" office:string-value="mv N43.0-250-runs.dlg AR######_43.dlg" calcext:value-type="string">
            <text:p>mv N43.0-250-runs.dlg AR######_4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AR######_33</text:p>
          </table:table-cell>
          <table:table-cell/>
          <table:table-cell table:formula="of:=CONCATENATE(&quot;mv &quot;;[.A151];&quot;.0-250-runs.dlg &quot;;[.B151];&quot;.dlg&quot;)" office:value-type="string" office:string-value="mv N33.0-250-runs.dlg AR######_33.dlg" calcext:value-type="string">
            <text:p>mv N33.0-250-runs.dlg AR######_3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73</text:p>
          </table:table-cell>
          <table:table-cell office:value-type="string" calcext:value-type="string">
            <text:p>AR######_173</text:p>
          </table:table-cell>
          <table:table-cell/>
          <table:table-cell table:formula="of:=CONCATENATE(&quot;mv &quot;;[.A152];&quot;.0-250-runs.dlg &quot;;[.B152];&quot;.dlg&quot;)" office:value-type="string" office:string-value="mv N173.0-250-runs.dlg AR######_173.dlg" calcext:value-type="string">
            <text:p>mv N173.0-250-runs.dlg AR######_17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AR######_17</text:p>
          </table:table-cell>
          <table:table-cell/>
          <table:table-cell table:formula="of:=CONCATENATE(&quot;mv &quot;;[.A153];&quot;.0-250-runs.dlg &quot;;[.B153];&quot;.dlg&quot;)" office:value-type="string" office:string-value="mv N17.0-250-runs.dlg AR######_17.dlg" calcext:value-type="string">
            <text:p>mv N17.0-250-runs.dlg AR######_17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69_noreelin</text:p>
          </table:table-cell>
          <table:table-cell office:value-type="string" calcext:value-type="string">
            <text:p>AR######_169_[dCHIA]</text:p>
          </table:table-cell>
          <table:table-cell/>
          <table:table-cell table:formula="of:=CONCATENATE(&quot;mv &quot;;[.A154];&quot;.0-250-runs.dlg &quot;;[.B154];&quot;.dlg&quot;)" office:value-type="string" office:string-value="mv N169_noreelin.0-250-runs.dlg AR######_169_[dCHIA].dlg" calcext:value-type="string">
            <text:p>mv N169_noreelin.0-250-runs.dlg AR######_169_[dCHIA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69</text:p>
          </table:table-cell>
          <table:table-cell office:value-type="string" calcext:value-type="string">
            <text:p>AR######_169</text:p>
          </table:table-cell>
          <table:table-cell/>
          <table:table-cell table:formula="of:=CONCATENATE(&quot;mv &quot;;[.A155];&quot;.0-250-runs.dlg &quot;;[.B155];&quot;.dlg&quot;)" office:value-type="string" office:string-value="mv N169.0-250-runs.dlg AR######_169.dlg" calcext:value-type="string">
            <text:p>mv N169.0-250-runs.dlg AR######_169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54</text:p>
          </table:table-cell>
          <table:table-cell office:value-type="string" calcext:value-type="string">
            <text:p>AR######_154</text:p>
          </table:table-cell>
          <table:table-cell/>
          <table:table-cell table:formula="of:=CONCATENATE(&quot;mv &quot;;[.A156];&quot;.0-250-runs.dlg &quot;;[.B156];&quot;.dlg&quot;)" office:value-type="string" office:string-value="mv N154.0-250-runs.dlg AR######_154.dlg" calcext:value-type="string">
            <text:p>mv N154.0-250-runs.dlg AR######_15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52_R32612</text:p>
          </table:table-cell>
          <table:table-cell office:value-type="string" calcext:value-type="string">
            <text:p>AR######_152_[dTail,insR32612]</text:p>
          </table:table-cell>
          <table:table-cell/>
          <table:table-cell table:formula="of:=CONCATENATE(&quot;mv &quot;;[.A157];&quot;.0-250-runs.dlg &quot;;[.B157];&quot;.dlg&quot;)" office:value-type="string" office:string-value="mv N152_R32612.0-250-runs.dlg AR######_152_[dTail,insR32612].dlg" calcext:value-type="string">
            <text:p>mv N152_R32612.0-250-runs.dlg AR######_152_[dTail,insR32612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52_R257110 </text:p>
          </table:table-cell>
          <table:table-cell office:value-type="string" calcext:value-type="string">
            <text:p>AR######_152_[dTail,insR257110]</text:p>
          </table:table-cell>
          <table:table-cell/>
          <table:table-cell table:formula="of:=CONCATENATE(&quot;mv &quot;;[.A158];&quot;.0-250-runs.dlg &quot;;[.B158];&quot;.dlg&quot;)" office:value-type="string" office:string-value="mv N152_R257110 .0-250-runs.dlg AR######_152_[dTail,insR257110].dlg" calcext:value-type="string">
            <text:p>mv N152_R257110 .0-250-runs.dlg AR######_152_[dTail,insR257110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52_R2045115</text:p>
          </table:table-cell>
          <table:table-cell office:value-type="string" calcext:value-type="string">
            <text:p>AR######_152_[dTail,insR2045115]</text:p>
          </table:table-cell>
          <table:table-cell/>
          <table:table-cell table:formula="of:=CONCATENATE(&quot;mv &quot;;[.A159];&quot;.0-250-runs.dlg &quot;;[.B159];&quot;.dlg&quot;)" office:value-type="string" office:string-value="mv N152_R2045115.0-250-runs.dlg AR######_152_[dTail,insR2045115].dlg" calcext:value-type="string">
            <text:p>mv N152_R2045115.0-250-runs.dlg AR######_152_[dTail,insR2045115].dl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152_R169</text:p>
          </table:table-cell>
          <table:table-cell table:style-name="ce1" office:value-type="string" calcext:value-type="string">
            <text:p>AR######_152_[dTail,insR169]</text:p>
          </table:table-cell>
          <table:table-cell/>
          <table:table-cell table:formula="of:=CONCATENATE(&quot;mv &quot;;[.A160];&quot;.0-250-runs.dlg &quot;;[.B160];&quot;.dlg&quot;)" office:value-type="string" office:string-value="mv N152_R169.0-250-runs.dlg AR######_152_[dTail,insR169].dlg" calcext:value-type="string">
            <text:p>mv N152_R169.0-250-runs.dlg AR######_152_[dTail,insR169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AR######_152</text:p>
          </table:table-cell>
          <table:table-cell/>
          <table:table-cell table:formula="of:=CONCATENATE(&quot;mv &quot;;[.A161];&quot;.0-250-runs.dlg &quot;;[.B161];&quot;.dlg&quot;)" office:value-type="string" office:string-value="mv N152.0-250-runs.dlg AR######_152.dlg" calcext:value-type="string">
            <text:p>mv N152.0-250-runs.dlg AR######_15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42</text:p>
          </table:table-cell>
          <table:table-cell office:value-type="string" calcext:value-type="string">
            <text:p>AR######_142</text:p>
          </table:table-cell>
          <table:table-cell/>
          <table:table-cell table:formula="of:=CONCATENATE(&quot;mv &quot;;[.A162];&quot;.0-250-runs.dlg &quot;;[.B162];&quot;.dlg&quot;)" office:value-type="string" office:string-value="mv N142.0-250-runs.dlg AR######_142.dlg" calcext:value-type="string">
            <text:p>mv N142.0-250-runs.dlg AR######_14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AR######_14</text:p>
          </table:table-cell>
          <table:table-cell/>
          <table:table-cell table:formula="of:=CONCATENATE(&quot;mv &quot;;[.A163];&quot;.0-250-runs.dlg &quot;;[.B163];&quot;.dlg&quot;)" office:value-type="string" office:string-value="mv N14.0-250-runs.dlg AR######_14.dlg" calcext:value-type="string">
            <text:p>mv N14.0-250-runs.dlg AR######_1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34</text:p>
          </table:table-cell>
          <table:table-cell office:value-type="string" calcext:value-type="string">
            <text:p>AR######_134</text:p>
          </table:table-cell>
          <table:table-cell/>
          <table:table-cell table:formula="of:=CONCATENATE(&quot;mv &quot;;[.A164];&quot;.0-250-runs.dlg &quot;;[.B164];&quot;.dlg&quot;)" office:value-type="string" office:string-value="mv N134.0-250-runs.dlg AR######_134.dlg" calcext:value-type="string">
            <text:p>mv N134.0-250-runs.dlg AR######_13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AR######_13</text:p>
          </table:table-cell>
          <table:table-cell/>
          <table:table-cell table:formula="of:=CONCATENATE(&quot;mv &quot;;[.A165];&quot;.0-250-runs.dlg &quot;;[.B165];&quot;.dlg&quot;)" office:value-type="string" office:string-value="mv N13.0-250-runs.dlg AR######_13.dlg" calcext:value-type="string">
            <text:p>mv N13.0-250-runs.dlg AR######_13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AR######_12</text:p>
          </table:table-cell>
          <table:table-cell/>
          <table:table-cell table:formula="of:=CONCATENATE(&quot;mv &quot;;[.A166];&quot;.0-250-runs.dlg &quot;;[.B166];&quot;.dlg&quot;)" office:value-type="string" office:string-value="mv N12.0-250-runs.dlg AR######_12.dlg" calcext:value-type="string">
            <text:p>mv N12.0-250-runs.dlg AR######_1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AR######_11</text:p>
          </table:table-cell>
          <table:table-cell/>
          <table:table-cell table:formula="of:=CONCATENATE(&quot;mv &quot;;[.A167];&quot;.0-250-runs.dlg &quot;;[.B167];&quot;.dlg&quot;)" office:value-type="string" office:string-value="mv N11.0-250-runs.dlg AR######_11.dlg" calcext:value-type="string">
            <text:p>mv N11.0-250-runs.dlg AR######_11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AR######_106</text:p>
          </table:table-cell>
          <table:table-cell/>
          <table:table-cell table:formula="of:=CONCATENATE(&quot;mv &quot;;[.A168];&quot;.0-250-runs.dlg &quot;;[.B168];&quot;.dlg&quot;)" office:value-type="string" office:string-value="mv N106.0-250-runs.dlg AR######_106.dlg" calcext:value-type="string">
            <text:p>mv N106.0-250-runs.dlg AR######_106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AR######_100</text:p>
          </table:table-cell>
          <table:table-cell/>
          <table:table-cell table:formula="of:=CONCATENATE(&quot;mv &quot;;[.A169];&quot;.0-250-runs.dlg &quot;;[.B169];&quot;.dlg&quot;)" office:value-type="string" office:string-value="mv N100.0-250-runs.dlg AR######_100.dlg" calcext:value-type="string">
            <text:p>mv N100.0-250-runs.dlg AR######_10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3385382674A</text:p>
          </table:table-cell>
          <table:table-cell/>
          <table:table-cell table:formula="of:=CONCATENATE(&quot;mv &quot;;[.A170];&quot;.0-250-runs.dlg &quot;;[.B170];&quot;.dlg&quot;)" office:value-type="string" office:string-value="mv MGYP003385382674A.0-250-runs.dlg MGYP003385382674A.dlg" calcext:value-type="string">
            <text:p>mv MGYP003385382674A.0-250-runs.dlg MGYP003385382674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2716753343A</text:p>
          </table:table-cell>
          <table:table-cell/>
          <table:table-cell table:formula="of:=CONCATENATE(&quot;mv &quot;;[.A171];&quot;.0-250-runs.dlg &quot;;[.B171];&quot;.dlg&quot;)" office:value-type="string" office:string-value="mv MGYP002716753343A.0-250-runs.dlg MGYP002716753343A.dlg" calcext:value-type="string">
            <text:p>mv MGYP002716753343A.0-250-runs.dlg MGYP002716753343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1557180572A</text:p>
          </table:table-cell>
          <table:table-cell/>
          <table:table-cell table:formula="of:=CONCATENATE(&quot;mv &quot;;[.A172];&quot;.0-250-runs.dlg &quot;;[.B172];&quot;.dlg&quot;)" office:value-type="string" office:string-value="mv MGYP001557180572A.0-250-runs.dlg MGYP001557180572A.dlg" calcext:value-type="string">
            <text:p>mv MGYP001557180572A.0-250-runs.dlg MGYP001557180572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1010025864A</text:p>
          </table:table-cell>
          <table:table-cell/>
          <table:table-cell table:formula="of:=CONCATENATE(&quot;mv &quot;;[.A173];&quot;.0-250-runs.dlg &quot;;[.B173];&quot;.dlg&quot;)" office:value-type="string" office:string-value="mv MGYP001010025864A.0-250-runs.dlg MGYP001010025864A.dlg" calcext:value-type="string">
            <text:p>mv MGYP001010025864A.0-250-runs.dlg MGYP001010025864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0935144178A</text:p>
          </table:table-cell>
          <table:table-cell/>
          <table:table-cell table:formula="of:=CONCATENATE(&quot;mv &quot;;[.A174];&quot;.0-250-runs.dlg &quot;;[.B174];&quot;.dlg&quot;)" office:value-type="string" office:string-value="mv MGYP000935144178A.0-250-runs.dlg MGYP000935144178A.dlg" calcext:value-type="string">
            <text:p>mv MGYP000935144178A.0-250-runs.dlg MGYP000935144178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GYP000931547452A</text:p>
          </table:table-cell>
          <table:table-cell/>
          <table:table-cell table:formula="of:=CONCATENATE(&quot;mv &quot;;[.A175];&quot;.0-250-runs.dlg &quot;;[.B175];&quot;.dlg&quot;)" office:value-type="string" office:string-value="mv MGYP000931547452A.0-250-runs.dlg MGYP000931547452A.dlg" calcext:value-type="string">
            <text:p>mv MGYP000931547452A.0-250-runs.dlg MGYP000931547452A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BQ0729274</text:p>
          </table:table-cell>
          <table:table-cell/>
          <table:table-cell table:formula="of:=CONCATENATE(&quot;mv &quot;;[.A176];&quot;.0-250-runs.dlg &quot;;[.B176];&quot;.dlg&quot;)" office:value-type="string" office:string-value="mv MBQ0729274.0-250-runs.dlg MBQ0729274.dlg" calcext:value-type="string">
            <text:p>mv MBQ0729274.0-250-runs.dlg MBQ072927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_petase_R32612</text:p>
          </table:table-cell>
          <table:table-cell office:value-type="string" calcext:value-type="string">
            <text:p>WP_054022242.1_[altCDS,dTail,insR32612]</text:p>
          </table:table-cell>
          <table:table-cell/>
          <table:table-cell table:formula="of:=CONCATENATE(&quot;mv &quot;;[.A177];&quot;.0-250-runs.dlg &quot;;[.B177];&quot;.dlg&quot;)" office:value-type="string" office:string-value="mv is_petase_R32612.0-250-runs.dlg WP_054022242.1_[altCDS,dTail,insR32612].dlg" calcext:value-type="string">
            <text:p>mv is_petase_R32612.0-250-runs.dlg WP_054022242.1_[altCDS,dTail,insR32612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_petase_R257110 </text:p>
          </table:table-cell>
          <table:table-cell office:value-type="string" calcext:value-type="string">
            <text:p>WP_054022242.1_[altCDS,dTail,insR257110]</text:p>
          </table:table-cell>
          <table:table-cell/>
          <table:table-cell table:formula="of:=CONCATENATE(&quot;mv &quot;;[.A178];&quot;.0-250-runs.dlg &quot;;[.B178];&quot;.dlg&quot;)" office:value-type="string" office:string-value="mv is_petase_R257110 .0-250-runs.dlg WP_054022242.1_[altCDS,dTail,insR257110].dlg" calcext:value-type="string">
            <text:p>mv is_petase_R257110 .0-250-runs.dlg WP_054022242.1_[altCDS,dTail,insR257110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_petase_R2045115</text:p>
          </table:table-cell>
          <table:table-cell office:value-type="string" calcext:value-type="string">
            <text:p>WP_054022242.1_[altCDS,dTail,insR2045115]</text:p>
          </table:table-cell>
          <table:table-cell/>
          <table:table-cell table:formula="of:=CONCATENATE(&quot;mv &quot;;[.A179];&quot;.0-250-runs.dlg &quot;;[.B179];&quot;.dlg&quot;)" office:value-type="string" office:string-value="mv is_petase_R2045115.0-250-runs.dlg WP_054022242.1_[altCDS,dTail,insR2045115].dlg" calcext:value-type="string">
            <text:p>mv is_petase_R2045115.0-250-runs.dlg WP_054022242.1_[altCDS,dTail,insR2045115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_petase_R169</text:p>
          </table:table-cell>
          <table:table-cell office:value-type="string" calcext:value-type="string">
            <text:p>WP_054022242.1_[altCDS,dTail,insR169]</text:p>
          </table:table-cell>
          <table:table-cell/>
          <table:table-cell table:formula="of:=CONCATENATE(&quot;mv &quot;;[.A180];&quot;.0-250-runs.dlg &quot;;[.B180];&quot;.dlg&quot;)" office:value-type="string" office:string-value="mv is_petase_R169.0-250-runs.dlg WP_054022242.1_[altCDS,dTail,insR169].dlg" calcext:value-type="string">
            <text:p>mv is_petase_R169.0-250-runs.dlg WP_054022242.1_[altCDS,dTail,insR169].dl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ast_petase_R32612</text:p>
          </table:table-cell>
          <table:table-cell table:style-name="ce1" office:value-type="string" calcext:value-type="string">
            <text:p>FAST-PETase_[dTail,insR32612]</text:p>
          </table:table-cell>
          <table:table-cell/>
          <table:table-cell table:formula="of:=CONCATENATE(&quot;mv &quot;;[.A181];&quot;.0-250-runs.dlg &quot;;[.B181];&quot;.dlg&quot;)" office:value-type="string" office:string-value="mv fast_petase_R32612.0-250-runs.dlg FAST-PETase_[dTail,insR32612].dlg" calcext:value-type="string">
            <text:p>mv fast_petase_R32612.0-250-runs.dlg FAST-PETase_[dTail,insR32612].dl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ast_petase_R257110 </text:p>
          </table:table-cell>
          <table:table-cell table:style-name="ce1" office:value-type="string" calcext:value-type="string">
            <text:p>FAST-PETase_[dTail,insR257110]</text:p>
          </table:table-cell>
          <table:table-cell/>
          <table:table-cell table:formula="of:=CONCATENATE(&quot;mv &quot;;[.A182];&quot;.0-250-runs.dlg &quot;;[.B182];&quot;.dlg&quot;)" office:value-type="string" office:string-value="mv fast_petase_R257110 .0-250-runs.dlg FAST-PETase_[dTail,insR257110].dlg" calcext:value-type="string">
            <text:p>mv fast_petase_R257110 .0-250-runs.dlg FAST-PETase_[dTail,insR257110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_petase_R2045115</text:p>
          </table:table-cell>
          <table:table-cell office:value-type="string" calcext:value-type="string">
            <text:p>FAST-PETase_[dTail,insR2045115]</text:p>
          </table:table-cell>
          <table:table-cell/>
          <table:table-cell table:formula="of:=CONCATENATE(&quot;mv &quot;;[.A183];&quot;.0-250-runs.dlg &quot;;[.B183];&quot;.dlg&quot;)" office:value-type="string" office:string-value="mv fast_petase_R2045115.0-250-runs.dlg FAST-PETase_[dTail,insR2045115].dlg" calcext:value-type="string">
            <text:p>mv fast_petase_R2045115.0-250-runs.dlg FAST-PETase_[dTail,insR2045115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_petase_R169</text:p>
          </table:table-cell>
          <table:table-cell office:value-type="string" calcext:value-type="string">
            <text:p>FAST-PETase_[dTail,insR169]</text:p>
          </table:table-cell>
          <table:table-cell/>
          <table:table-cell table:formula="of:=CONCATENATE(&quot;mv &quot;;[.A184];&quot;.0-250-runs.dlg &quot;;[.B184];&quot;.dlg&quot;)" office:value-type="string" office:string-value="mv fast_petase_R169.0-250-runs.dlg FAST-PETase_[dTail,insR169].dlg" calcext:value-type="string">
            <text:p>mv fast_petase_R169.0-250-runs.dlg FAST-PETase_[dTail,insR169]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_petase_notail</text:p>
          </table:table-cell>
          <table:table-cell office:value-type="string" calcext:value-type="string">
            <text:p>FAST-PETase_[dTail]</text:p>
          </table:table-cell>
          <table:table-cell/>
          <table:table-cell table:formula="of:=CONCATENATE(&quot;mv &quot;;[.A185];&quot;.0-250-runs.dlg &quot;;[.B185];&quot;.dlg&quot;)" office:value-type="string" office:string-value="mv fast_petase_notail.0-250-runs.dlg FAST-PETase_[dTail].dlg" calcext:value-type="string">
            <text:p>mv fast_petase_notail.0-250-runs.dlg FAST-PETase_[dTail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963791_553102</text:p>
          </table:table-cell>
          <table:table-cell/>
          <table:table-cell table:formula="of:=CONCATENATE(&quot;mv &quot;;[.A186];&quot;.0-250-runs.dlg &quot;;[.B186];&quot;.dlg&quot;)" office:value-type="string" office:string-value="mv ERR9963791_553102.0-250-runs.dlg ERR9963791_553102.dlg" calcext:value-type="string">
            <text:p>mv ERR9963791_553102.0-250-runs.dlg ERR9963791_55310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963791_1782184</text:p>
          </table:table-cell>
          <table:table-cell/>
          <table:table-cell table:formula="of:=CONCATENATE(&quot;mv &quot;;[.A187];&quot;.0-250-runs.dlg &quot;;[.B187];&quot;.dlg&quot;)" office:value-type="string" office:string-value="mv ERR9963791_1782184.0-250-runs.dlg ERR9963791_1782184.dlg" calcext:value-type="string">
            <text:p>mv ERR9963791_1782184.0-250-runs.dlg ERR9963791_178218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9936846_204_lib_contig</text:p>
          </table:table-cell>
          <table:table-cell office:value-type="string" calcext:value-type="string">
            <text:p>ERR9936846_204</text:p>
          </table:table-cell>
          <table:table-cell/>
          <table:table-cell table:formula="of:=CONCATENATE(&quot;mv &quot;;[.A188];&quot;.0-250-runs.dlg &quot;;[.B188];&quot;.dlg&quot;)" office:value-type="string" office:string-value="mv ERR9936846_204_lib_contig.0-250-runs.dlg ERR9936846_204.dlg" calcext:value-type="string">
            <text:p>mv ERR9936846_204_lib_contig.0-250-runs.dlg ERR9936846_204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9936833_584_lib_contig</text:p>
          </table:table-cell>
          <table:table-cell office:value-type="string" calcext:value-type="string">
            <text:p>ERR9936833_584</text:p>
          </table:table-cell>
          <table:table-cell/>
          <table:table-cell table:formula="of:=CONCATENATE(&quot;mv &quot;;[.A189];&quot;.0-250-runs.dlg &quot;;[.B189];&quot;.dlg&quot;)" office:value-type="string" office:string-value="mv ERR9936833_584_lib_contig.0-250-runs.dlg ERR9936833_584.dlg" calcext:value-type="string">
            <text:p>mv ERR9936833_584_lib_contig.0-250-runs.dlg ERR9936833_58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844462_623</text:p>
          </table:table-cell>
          <table:table-cell/>
          <table:table-cell table:formula="of:=CONCATENATE(&quot;mv &quot;;[.A190];&quot;.0-250-runs.dlg &quot;;[.B190];&quot;.dlg&quot;)" office:value-type="string" office:string-value="mv ERR9844462_623.0-250-runs.dlg ERR9844462_623.dlg" calcext:value-type="string">
            <text:p>mv ERR9844462_623.0-250-runs.dlg ERR9844462_62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769279_34127</text:p>
          </table:table-cell>
          <table:table-cell/>
          <table:table-cell table:formula="of:=CONCATENATE(&quot;mv &quot;;[.A191];&quot;.0-250-runs.dlg &quot;;[.B191];&quot;.dlg&quot;)" office:value-type="string" office:string-value="mv ERR9769279_34127.0-250-runs.dlg ERR9769279_34127.dlg" calcext:value-type="string">
            <text:p>mv ERR9769279_34127.0-250-runs.dlg ERR9769279_3412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698294_3076</text:p>
          </table:table-cell>
          <table:table-cell/>
          <table:table-cell table:formula="of:=CONCATENATE(&quot;mv &quot;;[.A192];&quot;.0-250-runs.dlg &quot;;[.B192];&quot;.dlg&quot;)" office:value-type="string" office:string-value="mv ERR9698294_3076.0-250-runs.dlg ERR9698294_3076.dlg" calcext:value-type="string">
            <text:p>mv ERR9698294_3076.0-250-runs.dlg ERR9698294_307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9287623_1288104</text:p>
          </table:table-cell>
          <table:table-cell/>
          <table:table-cell table:formula="of:=CONCATENATE(&quot;mv &quot;;[.A193];&quot;.0-250-runs.dlg &quot;;[.B193];&quot;.dlg&quot;)" office:value-type="string" office:string-value="mv ERR9287623_1288104.0-250-runs.dlg ERR9287623_1288104.dlg" calcext:value-type="string">
            <text:p>mv ERR9287623_1288104.0-250-runs.dlg ERR9287623_128810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868484_4384</text:p>
          </table:table-cell>
          <table:table-cell/>
          <table:table-cell table:formula="of:=CONCATENATE(&quot;mv &quot;;[.A194];&quot;.0-250-runs.dlg &quot;;[.B194];&quot;.dlg&quot;)" office:value-type="string" office:string-value="mv ERR868484_4384.0-250-runs.dlg ERR868484_4384.dlg" calcext:value-type="string">
            <text:p>mv ERR868484_4384.0-250-runs.dlg ERR868484_438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868388_2138178</text:p>
          </table:table-cell>
          <table:table-cell/>
          <table:table-cell table:formula="of:=CONCATENATE(&quot;mv &quot;;[.A195];&quot;.0-250-runs.dlg &quot;;[.B195];&quot;.dlg&quot;)" office:value-type="string" office:string-value="mv ERR868388_2138178.0-250-runs.dlg ERR868388_2138178.dlg" calcext:value-type="string">
            <text:p>mv ERR868388_2138178.0-250-runs.dlg ERR868388_213817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8106065_1375561</text:p>
          </table:table-cell>
          <table:table-cell/>
          <table:table-cell table:formula="of:=CONCATENATE(&quot;mv &quot;;[.A196];&quot;.0-250-runs.dlg &quot;;[.B196];&quot;.dlg&quot;)" office:value-type="string" office:string-value="mv ERR8106065_1375561.0-250-runs.dlg ERR8106065_1375561.dlg" calcext:value-type="string">
            <text:p>mv ERR8106065_1375561.0-250-runs.dlg ERR8106065_137556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7672960_23882</text:p>
          </table:table-cell>
          <table:table-cell/>
          <table:table-cell table:formula="of:=CONCATENATE(&quot;mv &quot;;[.A197];&quot;.0-250-runs.dlg &quot;;[.B197];&quot;.dlg&quot;)" office:value-type="string" office:string-value="mv ERR7672960_23882.0-250-runs.dlg ERR7672960_23882.dlg" calcext:value-type="string">
            <text:p>mv ERR7672960_23882.0-250-runs.dlg ERR7672960_2388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7163074_457660</text:p>
          </table:table-cell>
          <table:table-cell/>
          <table:table-cell table:formula="of:=CONCATENATE(&quot;mv &quot;;[.A198];&quot;.0-250-runs.dlg &quot;;[.B198];&quot;.dlg&quot;)" office:value-type="string" office:string-value="mv ERR7163074_457660.0-250-runs.dlg ERR7163074_457660.dlg" calcext:value-type="string">
            <text:p>mv ERR7163074_457660.0-250-runs.dlg ERR7163074_45766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7127473_220403</text:p>
          </table:table-cell>
          <table:table-cell/>
          <table:table-cell table:formula="of:=CONCATENATE(&quot;mv &quot;;[.A199];&quot;.0-250-runs.dlg &quot;;[.B199];&quot;.dlg&quot;)" office:value-type="string" office:string-value="mv ERR7127473_220403.0-250-runs.dlg ERR7127473_220403.dlg" calcext:value-type="string">
            <text:p>mv ERR7127473_220403.0-250-runs.dlg ERR7127473_220403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6465722_199879</text:p>
          </table:table-cell>
          <table:table-cell/>
          <table:table-cell table:formula="of:=CONCATENATE(&quot;mv &quot;;[.A200];&quot;.0-250-runs.dlg &quot;;[.B200];&quot;.dlg&quot;)" office:value-type="string" office:string-value="mv ERR6465722_199879.0-250-runs.dlg ERR6465722_199879.dlg" calcext:value-type="string">
            <text:p>mv ERR6465722_199879.0-250-runs.dlg ERR6465722_19987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5947503_322</text:p>
          </table:table-cell>
          <table:table-cell/>
          <table:table-cell table:formula="of:=CONCATENATE(&quot;mv &quot;;[.A201];&quot;.0-250-runs.dlg &quot;;[.B201];&quot;.dlg&quot;)" office:value-type="string" office:string-value="mv ERR5947503_322.0-250-runs.dlg ERR5947503_322.dlg" calcext:value-type="string">
            <text:p>mv ERR5947503_322.0-250-runs.dlg ERR5947503_32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4856268_964317</text:p>
          </table:table-cell>
          <table:table-cell/>
          <table:table-cell table:formula="of:=CONCATENATE(&quot;mv &quot;;[.A202];&quot;.0-250-runs.dlg &quot;;[.B202];&quot;.dlg&quot;)" office:value-type="string" office:string-value="mv ERR4856268_964317.0-250-runs.dlg ERR4856268_964317.dlg" calcext:value-type="string">
            <text:p>mv ERR4856268_964317.0-250-runs.dlg ERR4856268_96431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4801149_9489</text:p>
          </table:table-cell>
          <table:table-cell/>
          <table:table-cell table:formula="of:=CONCATENATE(&quot;mv &quot;;[.A203];&quot;.0-250-runs.dlg &quot;;[.B203];&quot;.dlg&quot;)" office:value-type="string" office:string-value="mv ERR4801149_9489.0-250-runs.dlg ERR4801149_9489.dlg" calcext:value-type="string">
            <text:p>mv ERR4801149_9489.0-250-runs.dlg ERR4801149_9489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4674853_86664</text:p>
          </table:table-cell>
          <table:table-cell/>
          <table:table-cell table:formula="of:=CONCATENATE(&quot;mv &quot;;[.A204];&quot;.0-250-runs.dlg &quot;;[.B204];&quot;.dlg&quot;)" office:value-type="string" office:string-value="mv ERR4674853_86664.0-250-runs.dlg ERR4674853_86664.dlg" calcext:value-type="string">
            <text:p>mv ERR4674853_86664.0-250-runs.dlg ERR4674853_8666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4592245_1642075</text:p>
          </table:table-cell>
          <table:table-cell/>
          <table:table-cell table:formula="of:=CONCATENATE(&quot;mv &quot;;[.A205];&quot;.0-250-runs.dlg &quot;;[.B205];&quot;.dlg&quot;)" office:value-type="string" office:string-value="mv ERR4592245_1642075.0-250-runs.dlg ERR4592245_1642075.dlg" calcext:value-type="string">
            <text:p>mv ERR4592245_1642075.0-250-runs.dlg ERR4592245_164207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3943994_542949</text:p>
          </table:table-cell>
          <table:table-cell/>
          <table:table-cell table:formula="of:=CONCATENATE(&quot;mv &quot;;[.A206];&quot;.0-250-runs.dlg &quot;;[.B206];&quot;.dlg&quot;)" office:value-type="string" office:string-value="mv ERR3943994_542949.0-250-runs.dlg ERR3943994_542949.dlg" calcext:value-type="string">
            <text:p>mv ERR3943994_542949.0-250-runs.dlg ERR3943994_542949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3697023_14244245_noreelin</text:p>
          </table:table-cell>
          <table:table-cell office:value-type="string" calcext:value-type="string">
            <text:p>ERR3697023_14244245_[dCHIA]</text:p>
          </table:table-cell>
          <table:table-cell/>
          <table:table-cell table:formula="of:=CONCATENATE(&quot;mv &quot;;[.A207];&quot;.0-250-runs.dlg &quot;;[.B207];&quot;.dlg&quot;)" office:value-type="string" office:string-value="mv ERR3697023_14244245_noreelin.0-250-runs.dlg ERR3697023_14244245_[dCHIA].dlg" calcext:value-type="string">
            <text:p>mv ERR3697023_14244245_noreelin.0-250-runs.dlg ERR3697023_14244245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3697023_14244245</text:p>
          </table:table-cell>
          <table:table-cell/>
          <table:table-cell table:formula="of:=CONCATENATE(&quot;mv &quot;;[.A208];&quot;.0-250-runs.dlg &quot;;[.B208];&quot;.dlg&quot;)" office:value-type="string" office:string-value="mv ERR3697023_14244245.0-250-runs.dlg ERR3697023_14244245.dlg" calcext:value-type="string">
            <text:p>mv ERR3697023_14244245.0-250-runs.dlg ERR3697023_1424424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3588746_23368</text:p>
          </table:table-cell>
          <table:table-cell/>
          <table:table-cell table:formula="of:=CONCATENATE(&quot;mv &quot;;[.A209];&quot;.0-250-runs.dlg &quot;;[.B209];&quot;.dlg&quot;)" office:value-type="string" office:string-value="mv ERR3588746_23368.0-250-runs.dlg ERR3588746_23368.dlg" calcext:value-type="string">
            <text:p>mv ERR3588746_23368.0-250-runs.dlg ERR3588746_2336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3566182_370096</text:p>
          </table:table-cell>
          <table:table-cell/>
          <table:table-cell table:formula="of:=CONCATENATE(&quot;mv &quot;;[.A210];&quot;.0-250-runs.dlg &quot;;[.B210];&quot;.dlg&quot;)" office:value-type="string" office:string-value="mv ERR3566182_370096.0-250-runs.dlg ERR3566182_370096.dlg" calcext:value-type="string">
            <text:p>mv ERR3566182_370096.0-250-runs.dlg ERR3566182_37009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3305565_5448</text:p>
          </table:table-cell>
          <table:table-cell/>
          <table:table-cell table:formula="of:=CONCATENATE(&quot;mv &quot;;[.A211];&quot;.0-250-runs.dlg &quot;;[.B211];&quot;.dlg&quot;)" office:value-type="string" office:string-value="mv ERR3305565_5448.0-250-runs.dlg ERR3305565_5448.dlg" calcext:value-type="string">
            <text:p>mv ERR3305565_5448.0-250-runs.dlg ERR3305565_544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2900754_66884</text:p>
          </table:table-cell>
          <table:table-cell/>
          <table:table-cell table:formula="of:=CONCATENATE(&quot;mv &quot;;[.A212];&quot;.0-250-runs.dlg &quot;;[.B212];&quot;.dlg&quot;)" office:value-type="string" office:string-value="mv ERR2900754_66884.0-250-runs.dlg ERR2900754_66884.dlg" calcext:value-type="string">
            <text:p>mv ERR2900754_66884.0-250-runs.dlg ERR2900754_6688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2762187_7288</text:p>
          </table:table-cell>
          <table:table-cell/>
          <table:table-cell table:formula="of:=CONCATENATE(&quot;mv &quot;;[.A213];&quot;.0-250-runs.dlg &quot;;[.B213];&quot;.dlg&quot;)" office:value-type="string" office:string-value="mv ERR2762187_7288.0-250-runs.dlg ERR2762187_7288.dlg" calcext:value-type="string">
            <text:p>mv ERR2762187_7288.0-250-runs.dlg ERR2762187_728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2752155_114826</text:p>
          </table:table-cell>
          <table:table-cell/>
          <table:table-cell table:formula="of:=CONCATENATE(&quot;mv &quot;;[.A214];&quot;.0-250-runs.dlg &quot;;[.B214];&quot;.dlg&quot;)" office:value-type="string" office:string-value="mv ERR2752155_114826.0-250-runs.dlg ERR2752155_114826.dlg" calcext:value-type="string">
            <text:p>mv ERR2752155_114826.0-250-runs.dlg ERR2752155_11482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2598794_43297</text:p>
          </table:table-cell>
          <table:table-cell/>
          <table:table-cell table:formula="of:=CONCATENATE(&quot;mv &quot;;[.A215];&quot;.0-250-runs.dlg &quot;;[.B215];&quot;.dlg&quot;)" office:value-type="string" office:string-value="mv ERR2598794_43297.0-250-runs.dlg ERR2598794_43297.dlg" calcext:value-type="string">
            <text:p>mv ERR2598794_43297.0-250-runs.dlg ERR2598794_4329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2241851_78442</text:p>
          </table:table-cell>
          <table:table-cell/>
          <table:table-cell table:formula="of:=CONCATENATE(&quot;mv &quot;;[.A216];&quot;.0-250-runs.dlg &quot;;[.B216];&quot;.dlg&quot;)" office:value-type="string" office:string-value="mv ERR2241851_78442.0-250-runs.dlg ERR2241851_78442.dlg" calcext:value-type="string">
            <text:p>mv ERR2241851_78442.0-250-runs.dlg ERR2241851_7844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579315_76907</text:p>
          </table:table-cell>
          <table:table-cell/>
          <table:table-cell table:formula="of:=CONCATENATE(&quot;mv &quot;;[.A217];&quot;.0-250-runs.dlg &quot;;[.B217];&quot;.dlg&quot;)" office:value-type="string" office:string-value="mv ERR1579315_76907.0-250-runs.dlg ERR1579315_76907.dlg" calcext:value-type="string">
            <text:p>mv ERR1579315_76907.0-250-runs.dlg ERR1579315_7690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346831_178792</text:p>
          </table:table-cell>
          <table:table-cell/>
          <table:table-cell table:formula="of:=CONCATENATE(&quot;mv &quot;;[.A218];&quot;.0-250-runs.dlg &quot;;[.B218];&quot;.dlg&quot;)" office:value-type="string" office:string-value="mv ERR1346831_178792.0-250-runs.dlg ERR1346831_178792.dlg" calcext:value-type="string">
            <text:p>mv ERR1346831_178792.0-250-runs.dlg ERR1346831_17879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2115642_305438</text:p>
          </table:table-cell>
          <table:table-cell/>
          <table:table-cell table:formula="of:=CONCATENATE(&quot;mv &quot;;[.A219];&quot;.0-250-runs.dlg &quot;;[.B219];&quot;.dlg&quot;)" office:value-type="string" office:string-value="mv ERR12115642_305438.0-250-runs.dlg ERR12115642_305438.dlg" calcext:value-type="string">
            <text:p>mv ERR12115642_305438.0-250-runs.dlg ERR12115642_30543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1484209_22782</text:p>
          </table:table-cell>
          <table:table-cell/>
          <table:table-cell table:formula="of:=CONCATENATE(&quot;mv &quot;;[.A220];&quot;.0-250-runs.dlg &quot;;[.B220];&quot;.dlg&quot;)" office:value-type="string" office:string-value="mv ERR11484209_22782.0-250-runs.dlg ERR11484209_22782.dlg" calcext:value-type="string">
            <text:p>mv ERR11484209_22782.0-250-runs.dlg ERR11484209_2278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1028393_217052</text:p>
          </table:table-cell>
          <table:table-cell/>
          <table:table-cell table:formula="of:=CONCATENATE(&quot;mv &quot;;[.A221];&quot;.0-250-runs.dlg &quot;;[.B221];&quot;.dlg&quot;)" office:value-type="string" office:string-value="mv ERR11028393_217052.0-250-runs.dlg ERR11028393_217052.dlg" calcext:value-type="string">
            <text:p>mv ERR11028393_217052.0-250-runs.dlg ERR11028393_217052.dl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11028298_3008807_noreelin</text:p>
          </table:table-cell>
          <table:table-cell office:value-type="string" calcext:value-type="string">
            <text:p>ERR11028298_3008807_[dCHIA]</text:p>
          </table:table-cell>
          <table:table-cell/>
          <table:table-cell table:formula="of:=CONCATENATE(&quot;mv &quot;;[.A222];&quot;.0-250-runs.dlg &quot;;[.B222];&quot;.dlg&quot;)" office:value-type="string" office:string-value="mv ERR11028298_3008807_noreelin.0-250-runs.dlg ERR11028298_3008807_[dCHIA].dlg" calcext:value-type="string">
            <text:p>mv ERR11028298_3008807_noreelin.0-250-runs.dlg ERR11028298_3008807_[dCHIA]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1028298_3008807</text:p>
          </table:table-cell>
          <table:table-cell/>
          <table:table-cell table:formula="of:=CONCATENATE(&quot;mv &quot;;[.A223];&quot;.0-250-runs.dlg &quot;;[.B223];&quot;.dlg&quot;)" office:value-type="string" office:string-value="mv ERR11028298_3008807.0-250-runs.dlg ERR11028298_3008807.dlg" calcext:value-type="string">
            <text:p>mv ERR11028298_3008807.0-250-runs.dlg ERR11028298_3008807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822306_273555</text:p>
          </table:table-cell>
          <table:table-cell/>
          <table:table-cell table:formula="of:=CONCATENATE(&quot;mv &quot;;[.A224];&quot;.0-250-runs.dlg &quot;;[.B224];&quot;.dlg&quot;)" office:value-type="string" office:string-value="mv ERR10822306_273555.0-250-runs.dlg ERR10822306_273555.dlg" calcext:value-type="string">
            <text:p>mv ERR10822306_273555.0-250-runs.dlg ERR10822306_27355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789850_92482</text:p>
          </table:table-cell>
          <table:table-cell/>
          <table:table-cell table:formula="of:=CONCATENATE(&quot;mv &quot;;[.A225];&quot;.0-250-runs.dlg &quot;;[.B225];&quot;.dlg&quot;)" office:value-type="string" office:string-value="mv ERR10789850_92482.0-250-runs.dlg ERR10789850_92482.dlg" calcext:value-type="string">
            <text:p>mv ERR10789850_92482.0-250-runs.dlg ERR10789850_9248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641118_502282</text:p>
          </table:table-cell>
          <table:table-cell/>
          <table:table-cell table:formula="of:=CONCATENATE(&quot;mv &quot;;[.A226];&quot;.0-250-runs.dlg &quot;;[.B226];&quot;.dlg&quot;)" office:value-type="string" office:string-value="mv ERR10641118_502282.0-250-runs.dlg ERR10641118_502282.dlg" calcext:value-type="string">
            <text:p>mv ERR10641118_502282.0-250-runs.dlg ERR10641118_50228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641118_142160</text:p>
          </table:table-cell>
          <table:table-cell/>
          <table:table-cell table:formula="of:=CONCATENATE(&quot;mv &quot;;[.A227];&quot;.0-250-runs.dlg &quot;;[.B227];&quot;.dlg&quot;)" office:value-type="string" office:string-value="mv ERR10641118_142160.0-250-runs.dlg ERR10641118_142160.dlg" calcext:value-type="string">
            <text:p>mv ERR10641118_142160.0-250-runs.dlg ERR10641118_14216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640994_379232</text:p>
          </table:table-cell>
          <table:table-cell/>
          <table:table-cell table:formula="of:=CONCATENATE(&quot;mv &quot;;[.A228];&quot;.0-250-runs.dlg &quot;;[.B228];&quot;.dlg&quot;)" office:value-type="string" office:string-value="mv ERR10640994_379232.0-250-runs.dlg ERR10640994_379232.dlg" calcext:value-type="string">
            <text:p>mv ERR10640994_379232.0-250-runs.dlg ERR10640994_379232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640994_226214</text:p>
          </table:table-cell>
          <table:table-cell/>
          <table:table-cell table:formula="of:=CONCATENATE(&quot;mv &quot;;[.A229];&quot;.0-250-runs.dlg &quot;;[.B229];&quot;.dlg&quot;)" office:value-type="string" office:string-value="mv ERR10640994_226214.0-250-runs.dlg ERR10640994_226214.dlg" calcext:value-type="string">
            <text:p>mv ERR10640994_226214.0-250-runs.dlg ERR10640994_22621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640994_177560</text:p>
          </table:table-cell>
          <table:table-cell/>
          <table:table-cell table:formula="of:=CONCATENATE(&quot;mv &quot;;[.A230];&quot;.0-250-runs.dlg &quot;;[.B230];&quot;.dlg&quot;)" office:value-type="string" office:string-value="mv ERR10640994_177560.0-250-runs.dlg ERR10640994_177560.dlg" calcext:value-type="string">
            <text:p>mv ERR10640994_177560.0-250-runs.dlg ERR10640994_17756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482440_903875</text:p>
          </table:table-cell>
          <table:table-cell/>
          <table:table-cell table:formula="of:=CONCATENATE(&quot;mv &quot;;[.A231];&quot;.0-250-runs.dlg &quot;;[.B231];&quot;.dlg&quot;)" office:value-type="string" office:string-value="mv ERR10482440_903875.0-250-runs.dlg ERR10482440_903875.dlg" calcext:value-type="string">
            <text:p>mv ERR10482440_903875.0-250-runs.dlg ERR10482440_90387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482439_252531</text:p>
          </table:table-cell>
          <table:table-cell/>
          <table:table-cell table:formula="of:=CONCATENATE(&quot;mv &quot;;[.A232];&quot;.0-250-runs.dlg &quot;;[.B232];&quot;.dlg&quot;)" office:value-type="string" office:string-value="mv ERR10482439_252531.0-250-runs.dlg ERR10482439_252531.dlg" calcext:value-type="string">
            <text:p>mv ERR10482439_252531.0-250-runs.dlg ERR10482439_25253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123727_166025</text:p>
          </table:table-cell>
          <table:table-cell/>
          <table:table-cell table:formula="of:=CONCATENATE(&quot;mv &quot;;[.A233];&quot;.0-250-runs.dlg &quot;;[.B233];&quot;.dlg&quot;)" office:value-type="string" office:string-value="mv ERR10123727_166025.0-250-runs.dlg ERR10123727_166025.dlg" calcext:value-type="string">
            <text:p>mv ERR10123727_166025.0-250-runs.dlg ERR10123727_166025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ERR10087380_58920</text:p>
          </table:table-cell>
          <table:table-cell/>
          <table:table-cell table:formula="of:=CONCATENATE(&quot;mv &quot;;[.A234];&quot;.0-250-runs.dlg &quot;;[.B234];&quot;.dlg&quot;)" office:value-type="string" office:string-value="mv ERR10087380_58920.0-250-runs.dlg ERR10087380_58920.dlg" calcext:value-type="string">
            <text:p>mv ERR10087380_58920.0-250-runs.dlg ERR10087380_58920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509554_23646</text:p>
          </table:table-cell>
          <table:table-cell/>
          <table:table-cell table:formula="of:=CONCATENATE(&quot;mv &quot;;[.A235];&quot;.0-250-runs.dlg &quot;;[.B235];&quot;.dlg&quot;)" office:value-type="string" office:string-value="mv DRR509554_23646.0-250-runs.dlg DRR509554_23646.dlg" calcext:value-type="string">
            <text:p>mv DRR509554_23646.0-250-runs.dlg DRR509554_2364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378781_602206</text:p>
          </table:table-cell>
          <table:table-cell/>
          <table:table-cell table:formula="of:=CONCATENATE(&quot;mv &quot;;[.A236];&quot;.0-250-runs.dlg &quot;;[.B236];&quot;.dlg&quot;)" office:value-type="string" office:string-value="mv DRR378781_602206.0-250-runs.dlg DRR378781_602206.dlg" calcext:value-type="string">
            <text:p>mv DRR378781_602206.0-250-runs.dlg DRR378781_60220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322242_2006</text:p>
          </table:table-cell>
          <table:table-cell/>
          <table:table-cell table:formula="of:=CONCATENATE(&quot;mv &quot;;[.A237];&quot;.0-250-runs.dlg &quot;;[.B237];&quot;.dlg&quot;)" office:value-type="string" office:string-value="mv DRR322242_2006.0-250-runs.dlg DRR322242_2006.dlg" calcext:value-type="string">
            <text:p>mv DRR322242_2006.0-250-runs.dlg DRR322242_2006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056885_121</text:p>
          </table:table-cell>
          <table:table-cell/>
          <table:table-cell table:formula="of:=CONCATENATE(&quot;mv &quot;;[.A238];&quot;.0-250-runs.dlg &quot;;[.B238];&quot;.dlg&quot;)" office:value-type="string" office:string-value="mv DRR056885_121.0-250-runs.dlg DRR056885_121.dlg" calcext:value-type="string">
            <text:p>mv DRR056885_121.0-250-runs.dlg DRR056885_12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046399_6024</text:p>
          </table:table-cell>
          <table:table-cell/>
          <table:table-cell table:formula="of:=CONCATENATE(&quot;mv &quot;;[.A239];&quot;.0-250-runs.dlg &quot;;[.B239];&quot;.dlg&quot;)" office:value-type="string" office:string-value="mv DRR046399_6024.0-250-runs.dlg DRR046399_6024.dlg" calcext:value-type="string">
            <text:p>mv DRR046399_6024.0-250-runs.dlg DRR046399_6024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RR016455_58</text:p>
          </table:table-cell>
          <table:table-cell/>
          <table:table-cell table:formula="of:=CONCATENATE(&quot;mv &quot;;[.A240];&quot;.0-250-runs.dlg &quot;;[.B240];&quot;.dlg&quot;)" office:value-type="string" office:string-value="mv DRR016455_58.0-250-runs.dlg DRR016455_58.dlg" calcext:value-type="string">
            <text:p>mv DRR016455_58.0-250-runs.dlg DRR016455_58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AB86909.1</text:p>
          </table:table-cell>
          <table:table-cell/>
          <table:table-cell table:formula="of:=CONCATENATE(&quot;mv &quot;;[.A241];&quot;.0-250-runs.dlg &quot;;[.B241];&quot;.dlg&quot;)" office:value-type="string" office:string-value="mv BAB86909.1.0-250-runs.dlg BAB86909.1.dlg" calcext:value-type="string">
            <text:p>mv BAB86909.1.0-250-runs.dlg BAB86909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SA57064.1</text:p>
          </table:table-cell>
          <table:table-cell/>
          <table:table-cell table:formula="of:=CONCATENATE(&quot;mv &quot;;[.A242];&quot;.0-250-runs.dlg &quot;;[.B242];&quot;.dlg&quot;)" office:value-type="string" office:string-value="mv ASA57064.1.0-250-runs.dlg ASA57064.1.dlg" calcext:value-type="string">
            <text:p>mv ASA57064.1.0-250-runs.dlg ASA57064.1.dlg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DV92526.1</text:p>
          </table:table-cell>
          <table:table-cell/>
          <table:table-cell table:formula="of:=CONCATENATE(&quot;mv &quot;;[.A243];&quot;.0-250-runs.dlg &quot;;[.B243];&quot;.dlg&quot;)" office:value-type="string" office:string-value="mv ADV92526.1.0-250-runs.dlg ADV92526.1.dlg" calcext:value-type="string">
            <text:p>mv ADV92526.1.0-250-runs.dlg ADV92526.1.dlg</text:p>
          </table:table-cell>
          <table:table-cell table:number-columns-repeated="8"/>
        </table:table-row>
      </table:table>
      <table:table table:name="Sheet5" table:style-name="ta1">
        <table:table-column table:style-name="co3" table:default-cell-style-name="Default"/>
        <table:table-row table:style-name="ro1">
          <table:table-cell office:value-type="string" calcext:value-type="string">
            <text:p>WP_090538641.1.pdb</text:p>
          </table:table-cell>
        </table:table-row>
        <table:table-row table:style-name="ro1">
          <table:table-cell office:value-type="string" calcext:value-type="string">
            <text:p>WP_058088494.1.pdb</text:p>
          </table:table-cell>
        </table:table-row>
        <table:table-row table:style-name="ro1">
          <table:table-cell office:value-type="string" calcext:value-type="string">
            <text:p>WP_054022242.1.pdb</text:p>
          </table:table-cell>
        </table:table-row>
        <table:table-row table:style-name="ro1">
          <table:table-cell office:value-type="string" calcext:value-type="string">
            <text:p>UUT36763.1.pdb</text:p>
          </table:table-cell>
        </table:table-row>
        <table:table-row table:style-name="ro1">
          <table:table-cell office:value-type="string" calcext:value-type="string">
            <text:p>SRR9643230_217764.pdb</text:p>
          </table:table-cell>
        </table:table-row>
        <table:table-row table:style-name="ro1">
          <table:table-cell office:value-type="string" calcext:value-type="string">
            <text:p>SRR908275_10703.pdb</text:p>
          </table:table-cell>
        </table:table-row>
        <table:table-row table:style-name="ro1">
          <table:table-cell office:value-type="string" calcext:value-type="string">
            <text:p>SRR9045818_458708.pdb</text:p>
          </table:table-cell>
        </table:table-row>
        <table:table-row table:style-name="ro1">
          <table:table-cell office:value-type="string" calcext:value-type="string">
            <text:p>SRR8862675_1241843.pdb</text:p>
          </table:table-cell>
        </table:table-row>
        <table:table-row table:style-name="ro1">
          <table:table-cell office:value-type="string" calcext:value-type="string">
            <text:p>SRR8569139_9422.pdb</text:p>
          </table:table-cell>
        </table:table-row>
        <table:table-row table:style-name="ro1">
          <table:table-cell office:value-type="string" calcext:value-type="string">
            <text:p>SRR8240096_94099.pdb</text:p>
          </table:table-cell>
        </table:table-row>
        <table:table-row table:style-name="ro1">
          <table:table-cell office:value-type="string" calcext:value-type="string">
            <text:p>SRR7967696_318013.pdb</text:p>
          </table:table-cell>
        </table:table-row>
        <table:table-row table:style-name="ro1">
          <table:table-cell office:value-type="string" calcext:value-type="string">
            <text:p>SRR7783776_670.pdb</text:p>
          </table:table-cell>
        </table:table-row>
        <table:table-row table:style-name="ro1">
          <table:table-cell office:value-type="string" calcext:value-type="string">
            <text:p>SRR7595024_846748.pdb</text:p>
          </table:table-cell>
        </table:table-row>
        <table:table-row table:style-name="ro1">
          <table:table-cell office:value-type="string" calcext:value-type="string">
            <text:p>SRR7548956_74754.pdb</text:p>
          </table:table-cell>
        </table:table-row>
        <table:table-row table:style-name="ro1">
          <table:table-cell office:value-type="string" calcext:value-type="string">
            <text:p>SRR6129205_10729.pdb</text:p>
          </table:table-cell>
        </table:table-row>
        <table:table-row table:style-name="ro1">
          <table:table-cell office:value-type="string" calcext:value-type="string">
            <text:p>SRR5855429_11905.pdb</text:p>
          </table:table-cell>
        </table:table-row>
        <table:table-row table:style-name="ro1">
          <table:table-cell office:value-type="string" calcext:value-type="string">
            <text:p>SRR5679025_626712.pdb</text:p>
          </table:table-cell>
        </table:table-row>
        <table:table-row table:style-name="ro1">
          <table:table-cell office:value-type="string" calcext:value-type="string">
            <text:p>SRR5583254_6888706.pdb</text:p>
          </table:table-cell>
        </table:table-row>
        <table:table-row table:style-name="ro1">
          <table:table-cell office:value-type="string" calcext:value-type="string">
            <text:p>SRR5582322_91355.pdb</text:p>
          </table:table-cell>
        </table:table-row>
        <table:table-row table:style-name="ro1">
          <table:table-cell office:value-type="string" calcext:value-type="string">
            <text:p>SRR5469033_60193.pdb</text:p>
          </table:table-cell>
        </table:table-row>
        <table:table-row table:style-name="ro1">
          <table:table-cell office:value-type="string" calcext:value-type="string">
            <text:p>SRR4128967_345579.pdb</text:p>
          </table:table-cell>
        </table:table-row>
        <table:table-row table:style-name="ro1">
          <table:table-cell office:value-type="string" calcext:value-type="string">
            <text:p>SRR3989453_37515.pdb</text:p>
          </table:table-cell>
        </table:table-row>
        <table:table-row table:style-name="ro1">
          <table:table-cell office:value-type="string" calcext:value-type="string">
            <text:p>SRR3314882_89058.pdb</text:p>
          </table:table-cell>
        </table:table-row>
        <table:table-row table:style-name="ro1">
          <table:table-cell office:value-type="string" calcext:value-type="string">
            <text:p>SRR26965291_34719.pdb</text:p>
          </table:table-cell>
        </table:table-row>
        <table:table-row table:style-name="ro1">
          <table:table-cell office:value-type="string" calcext:value-type="string">
            <text:p>SRR26587149_857731.pdb</text:p>
          </table:table-cell>
        </table:table-row>
        <table:table-row table:style-name="ro1">
          <table:table-cell office:value-type="string" calcext:value-type="string">
            <text:p>SRR26541433_19998.pdb</text:p>
          </table:table-cell>
        </table:table-row>
        <table:table-row table:style-name="ro1">
          <table:table-cell office:value-type="string" calcext:value-type="string">
            <text:p>SRR26541423_84165.pdb</text:p>
          </table:table-cell>
        </table:table-row>
        <table:table-row table:style-name="ro1">
          <table:table-cell office:value-type="string" calcext:value-type="string">
            <text:p>SRR26319883_566195.pdb</text:p>
          </table:table-cell>
        </table:table-row>
        <table:table-row table:style-name="ro1">
          <table:table-cell office:value-type="string" calcext:value-type="string">
            <text:p>SRR26313965_71362.pdb</text:p>
          </table:table-cell>
        </table:table-row>
        <table:table-row table:style-name="ro1">
          <table:table-cell office:value-type="string" calcext:value-type="string">
            <text:p>SRR26290483_118036.pdb</text:p>
          </table:table-cell>
        </table:table-row>
        <table:table-row table:style-name="ro1">
          <table:table-cell office:value-type="string" calcext:value-type="string">
            <text:p>SRR26290450_3599995.pdb</text:p>
          </table:table-cell>
        </table:table-row>
        <table:table-row table:style-name="ro1">
          <table:table-cell office:value-type="string" calcext:value-type="string">
            <text:p>SRR26290402_3525830.pdb</text:p>
          </table:table-cell>
        </table:table-row>
        <table:table-row table:style-name="ro1">
          <table:table-cell office:value-type="string" calcext:value-type="string">
            <text:p>SRR26075051_5618361.pdb</text:p>
          </table:table-cell>
        </table:table-row>
        <table:table-row table:style-name="ro1">
          <table:table-cell office:value-type="string" calcext:value-type="string">
            <text:p>SRR26075049_937218.pdb</text:p>
          </table:table-cell>
        </table:table-row>
        <table:table-row table:style-name="ro1">
          <table:table-cell office:value-type="string" calcext:value-type="string">
            <text:p>SRR26046407_1203775.pdb</text:p>
          </table:table-cell>
        </table:table-row>
        <table:table-row table:style-name="ro1">
          <table:table-cell office:value-type="string" calcext:value-type="string">
            <text:p>SRR25727962_708236.pdb</text:p>
          </table:table-cell>
        </table:table-row>
        <table:table-row table:style-name="ro1">
          <table:table-cell office:value-type="string" calcext:value-type="string">
            <text:p>SRR25727107_131495.pdb</text:p>
          </table:table-cell>
        </table:table-row>
        <table:table-row table:style-name="ro1">
          <table:table-cell office:value-type="string" calcext:value-type="string">
            <text:p>SRR25547245_993609.pdb</text:p>
          </table:table-cell>
        </table:table-row>
        <table:table-row table:style-name="ro1">
          <table:table-cell office:value-type="string" calcext:value-type="string">
            <text:p>SRR25158324_2535008.pdb</text:p>
          </table:table-cell>
        </table:table-row>
        <table:table-row table:style-name="ro1">
          <table:table-cell office:value-type="string" calcext:value-type="string">
            <text:p>SRR25158249_220564.pdb</text:p>
          </table:table-cell>
        </table:table-row>
        <table:table-row table:style-name="ro1">
          <table:table-cell office:value-type="string" calcext:value-type="string">
            <text:p>SRR24956186_742414.pdb</text:p>
          </table:table-cell>
        </table:table-row>
        <table:table-row table:style-name="ro1">
          <table:table-cell office:value-type="string" calcext:value-type="string">
            <text:p>SRR24907501_79708.pdb</text:p>
          </table:table-cell>
        </table:table-row>
        <table:table-row table:style-name="ro1">
          <table:table-cell office:value-type="string" calcext:value-type="string">
            <text:p>SRR24863433_5674.pdb</text:p>
          </table:table-cell>
        </table:table-row>
        <table:table-row table:style-name="ro1">
          <table:table-cell office:value-type="string" calcext:value-type="string">
            <text:p>SRR24270839_443745.pdb</text:p>
          </table:table-cell>
        </table:table-row>
        <table:table-row table:style-name="ro1">
          <table:table-cell office:value-type="string" calcext:value-type="string">
            <text:p>SRR24001352_43921.pdb</text:p>
          </table:table-cell>
        </table:table-row>
        <table:table-row table:style-name="ro1">
          <table:table-cell office:value-type="string" calcext:value-type="string">
            <text:p>SRR24001352_21752.pdb</text:p>
          </table:table-cell>
        </table:table-row>
        <table:table-row table:style-name="ro1">
          <table:table-cell office:value-type="string" calcext:value-type="string">
            <text:p>SRR23636745_2174529.pdb</text:p>
          </table:table-cell>
        </table:table-row>
        <table:table-row table:style-name="ro1">
          <table:table-cell office:value-type="string" calcext:value-type="string">
            <text:p>SRR22541061_93121.pdb</text:p>
          </table:table-cell>
        </table:table-row>
        <table:table-row table:style-name="ro1">
          <table:table-cell office:value-type="string" calcext:value-type="string">
            <text:p>SRR22234379_583440.pdb</text:p>
          </table:table-cell>
        </table:table-row>
        <table:table-row table:style-name="ro1">
          <table:table-cell office:value-type="string" calcext:value-type="string">
            <text:p>SRR22136574_3522411.pdb</text:p>
          </table:table-cell>
        </table:table-row>
        <table:table-row table:style-name="ro1">
          <table:table-cell office:value-type="string" calcext:value-type="string">
            <text:p>SRR21941336_37408.pdb</text:p>
          </table:table-cell>
        </table:table-row>
        <table:table-row table:style-name="ro1">
          <table:table-cell office:value-type="string" calcext:value-type="string">
            <text:p>SRR21419831_257710.pdb</text:p>
          </table:table-cell>
        </table:table-row>
        <table:table-row table:style-name="ro1">
          <table:table-cell office:value-type="string" calcext:value-type="string">
            <text:p>SRR21210593_63796.pdb</text:p>
          </table:table-cell>
        </table:table-row>
        <table:table-row table:style-name="ro1">
          <table:table-cell office:value-type="string" calcext:value-type="string">
            <text:p>SRR21130500_826597.pdb</text:p>
          </table:table-cell>
        </table:table-row>
        <table:table-row table:style-name="ro1">
          <table:table-cell office:value-type="string" calcext:value-type="string">
            <text:p>SRR20309463_795.pdb</text:p>
          </table:table-cell>
        </table:table-row>
        <table:table-row table:style-name="ro1">
          <table:table-cell office:value-type="string" calcext:value-type="string">
            <text:p>SRR19742208_42773.pdb</text:p>
          </table:table-cell>
        </table:table-row>
        <table:table-row table:style-name="ro1">
          <table:table-cell office:value-type="string" calcext:value-type="string">
            <text:p>SRR19414414_32612.pdb</text:p>
          </table:table-cell>
        </table:table-row>
        <table:table-row table:style-name="ro1">
          <table:table-cell office:value-type="string" calcext:value-type="string">
            <text:p>SRR18577045_38081.pdb</text:p>
          </table:table-cell>
        </table:table-row>
        <table:table-row table:style-name="ro1">
          <table:table-cell office:value-type="string" calcext:value-type="string">
            <text:p>SRR18156181_603674.pdb</text:p>
          </table:table-cell>
        </table:table-row>
        <table:table-row table:style-name="ro1">
          <table:table-cell office:value-type="string" calcext:value-type="string">
            <text:p>SRR17828879_219644.pdb</text:p>
          </table:table-cell>
        </table:table-row>
        <table:table-row table:style-name="ro1">
          <table:table-cell office:value-type="string" calcext:value-type="string">
            <text:p>SRR17295761_37586.pdb</text:p>
          </table:table-cell>
        </table:table-row>
        <table:table-row table:style-name="ro1">
          <table:table-cell office:value-type="string" calcext:value-type="string">
            <text:p>SRR17041388_347861.pdb</text:p>
          </table:table-cell>
        </table:table-row>
        <table:table-row table:style-name="ro1">
          <table:table-cell office:value-type="string" calcext:value-type="string">
            <text:p>SRR16950703_360364.pdb</text:p>
          </table:table-cell>
        </table:table-row>
        <table:table-row table:style-name="ro1">
          <table:table-cell office:value-type="string" calcext:value-type="string">
            <text:p>SRR16759749_268810.pdb</text:p>
          </table:table-cell>
        </table:table-row>
        <table:table-row table:style-name="ro1">
          <table:table-cell office:value-type="string" calcext:value-type="string">
            <text:p>SRR15430510_32059.pdb</text:p>
          </table:table-cell>
        </table:table-row>
        <table:table-row table:style-name="ro1">
          <table:table-cell office:value-type="string" calcext:value-type="string">
            <text:p>SRR15371989_72478.pdb</text:p>
          </table:table-cell>
        </table:table-row>
        <table:table-row table:style-name="ro1">
          <table:table-cell office:value-type="string" calcext:value-type="string">
            <text:p>SRR1523874_4491.pdb</text:p>
          </table:table-cell>
        </table:table-row>
        <table:table-row table:style-name="ro1">
          <table:table-cell office:value-type="string" calcext:value-type="string">
            <text:p>SRR14954404_30870.pdb</text:p>
          </table:table-cell>
        </table:table-row>
        <table:table-row table:style-name="ro1">
          <table:table-cell office:value-type="string" calcext:value-type="string">
            <text:p>SRR14865845_60467.pdb</text:p>
          </table:table-cell>
        </table:table-row>
        <table:table-row table:style-name="ro1">
          <table:table-cell office:value-type="string" calcext:value-type="string">
            <text:p>SRR14802574_702608.pdb</text:p>
          </table:table-cell>
        </table:table-row>
        <table:table-row table:style-name="ro1">
          <table:table-cell office:value-type="string" calcext:value-type="string">
            <text:p>SRR14695722_75236.pdb</text:p>
          </table:table-cell>
        </table:table-row>
        <table:table-row table:style-name="ro1">
          <table:table-cell office:value-type="string" calcext:value-type="string">
            <text:p>SRR14576916_391095.pdb</text:p>
          </table:table-cell>
        </table:table-row>
        <table:table-row table:style-name="ro1">
          <table:table-cell office:value-type="string" calcext:value-type="string">
            <text:p>SRR14527628_79383.pdb</text:p>
          </table:table-cell>
        </table:table-row>
        <table:table-row table:style-name="ro1">
          <table:table-cell office:value-type="string" calcext:value-type="string">
            <text:p>SRR14362172_4989.pdb</text:p>
          </table:table-cell>
        </table:table-row>
        <table:table-row table:style-name="ro1">
          <table:table-cell office:value-type="string" calcext:value-type="string">
            <text:p>SRR14117419_527984.pdb</text:p>
          </table:table-cell>
        </table:table-row>
        <table:table-row table:style-name="ro1">
          <table:table-cell office:value-type="string" calcext:value-type="string">
            <text:p>SRR14099998_4346.pdb</text:p>
          </table:table-cell>
        </table:table-row>
        <table:table-row table:style-name="ro1">
          <table:table-cell office:value-type="string" calcext:value-type="string">
            <text:p>SRR14073695_33712.pdb</text:p>
          </table:table-cell>
        </table:table-row>
        <table:table-row table:style-name="ro1">
          <table:table-cell office:value-type="string" calcext:value-type="string">
            <text:p>SRR14039970_584981.pdb</text:p>
          </table:table-cell>
        </table:table-row>
        <table:table-row table:style-name="ro1">
          <table:table-cell office:value-type="string" calcext:value-type="string">
            <text:p>SRR14039858_50158.pdb</text:p>
          </table:table-cell>
        </table:table-row>
        <table:table-row table:style-name="ro1">
          <table:table-cell office:value-type="string" calcext:value-type="string">
            <text:p>SRR14039663_324879.pdb</text:p>
          </table:table-cell>
        </table:table-row>
        <table:table-row table:style-name="ro1">
          <table:table-cell office:value-type="string" calcext:value-type="string">
            <text:p>SRR13979362_3177.pdb</text:p>
          </table:table-cell>
        </table:table-row>
        <table:table-row table:style-name="ro1">
          <table:table-cell office:value-type="string" calcext:value-type="string">
            <text:p>SRR13979328_189838.pdb</text:p>
          </table:table-cell>
        </table:table-row>
        <table:table-row table:style-name="ro1">
          <table:table-cell office:value-type="string" calcext:value-type="string">
            <text:p>SRR13969208_105.pdb</text:p>
          </table:table-cell>
        </table:table-row>
        <table:table-row table:style-name="ro1">
          <table:table-cell office:value-type="string" calcext:value-type="string">
            <text:p>SRR13614386_485083.pdb</text:p>
          </table:table-cell>
        </table:table-row>
        <table:table-row table:style-name="ro1">
          <table:table-cell office:value-type="string" calcext:value-type="string">
            <text:p>SRR13589008_41305.pdb</text:p>
          </table:table-cell>
        </table:table-row>
        <table:table-row table:style-name="ro1">
          <table:table-cell office:value-type="string" calcext:value-type="string">
            <text:p>SRR13588904_28417.pdb</text:p>
          </table:table-cell>
        </table:table-row>
        <table:table-row table:style-name="ro1">
          <table:table-cell office:value-type="string" calcext:value-type="string">
            <text:p>SRR13588849_74531.pdb</text:p>
          </table:table-cell>
        </table:table-row>
        <table:table-row table:style-name="ro1">
          <table:table-cell office:value-type="string" calcext:value-type="string">
            <text:p>SRR13325290_214718.pdb</text:p>
          </table:table-cell>
        </table:table-row>
        <table:table-row table:style-name="ro1">
          <table:table-cell office:value-type="string" calcext:value-type="string">
            <text:p>SRR13207077_558.pdb</text:p>
          </table:table-cell>
        </table:table-row>
        <table:table-row table:style-name="ro1">
          <table:table-cell office:value-type="string" calcext:value-type="string">
            <text:p>SRR12693835_33628.pdb</text:p>
          </table:table-cell>
        </table:table-row>
        <table:table-row table:style-name="ro1">
          <table:table-cell office:value-type="string" calcext:value-type="string">
            <text:p>SRR12687296_626766.pdb</text:p>
          </table:table-cell>
        </table:table-row>
        <table:table-row table:style-name="ro1">
          <table:table-cell office:value-type="string" calcext:value-type="string">
            <text:p>SRR12681888_1225841.pdb</text:p>
          </table:table-cell>
        </table:table-row>
        <table:table-row table:style-name="ro1">
          <table:table-cell office:value-type="string" calcext:value-type="string">
            <text:p>SRR12678602_62414.pdb</text:p>
          </table:table-cell>
        </table:table-row>
        <table:table-row table:style-name="ro1">
          <table:table-cell office:value-type="string" calcext:value-type="string">
            <text:p>SRR12363492_1178.pdb</text:p>
          </table:table-cell>
        </table:table-row>
        <table:table-row table:style-name="ro1">
          <table:table-cell office:value-type="string" calcext:value-type="string">
            <text:p>SRR12266064_85133.pdb</text:p>
          </table:table-cell>
        </table:table-row>
        <table:table-row table:style-name="ro1">
          <table:table-cell office:value-type="string" calcext:value-type="string">
            <text:p>SRR12266064_29780.pdb</text:p>
          </table:table-cell>
        </table:table-row>
        <table:table-row table:style-name="ro1">
          <table:table-cell office:value-type="string" calcext:value-type="string">
            <text:p>SRR12266064_2045115.pdb</text:p>
          </table:table-cell>
        </table:table-row>
        <table:table-row table:style-name="ro1">
          <table:table-cell office:value-type="string" calcext:value-type="string">
            <text:p>SRR12193045_101336.pdb</text:p>
          </table:table-cell>
        </table:table-row>
        <table:table-row table:style-name="ro1">
          <table:table-cell office:value-type="string" calcext:value-type="string">
            <text:p>SRR11742962_521374.pdb</text:p>
          </table:table-cell>
        </table:table-row>
        <table:table-row table:style-name="ro1">
          <table:table-cell office:value-type="string" calcext:value-type="string">
            <text:p>SRR11729891_316159.pdb</text:p>
          </table:table-cell>
        </table:table-row>
        <table:table-row table:style-name="ro1">
          <table:table-cell office:value-type="string" calcext:value-type="string">
            <text:p>SRR11659431_25115.pdb</text:p>
          </table:table-cell>
        </table:table-row>
        <table:table-row table:style-name="ro1">
          <table:table-cell office:value-type="string" calcext:value-type="string">
            <text:p>SRR11534412_304166.pdb</text:p>
          </table:table-cell>
        </table:table-row>
        <table:table-row table:style-name="ro1">
          <table:table-cell office:value-type="string" calcext:value-type="string">
            <text:p>SRR11308339_666916.pdb</text:p>
          </table:table-cell>
        </table:table-row>
        <table:table-row table:style-name="ro1">
          <table:table-cell office:value-type="string" calcext:value-type="string">
            <text:p>SRR11005201_40376.pdb</text:p>
          </table:table-cell>
        </table:table-row>
        <table:table-row table:style-name="ro1">
          <table:table-cell office:value-type="string" calcext:value-type="string">
            <text:p>SRR10848474_194765.pdb</text:p>
          </table:table-cell>
        </table:table-row>
        <table:table-row table:style-name="ro1">
          <table:table-cell office:value-type="string" calcext:value-type="string">
            <text:p>SRR10663367_1316324.pdb</text:p>
          </table:table-cell>
        </table:table-row>
        <table:table-row table:style-name="ro1">
          <table:table-cell office:value-type="string" calcext:value-type="string">
            <text:p>SRR10512140_136352.pdb</text:p>
          </table:table-cell>
        </table:table-row>
        <table:table-row table:style-name="ro1">
          <table:table-cell office:value-type="string" calcext:value-type="string">
            <text:p>SRR10408973_194281.pdb</text:p>
          </table:table-cell>
        </table:table-row>
        <table:table-row table:style-name="ro1">
          <table:table-cell office:value-type="string" calcext:value-type="string">
            <text:p>SRR10276843_1765.pdb</text:p>
          </table:table-cell>
        </table:table-row>
        <table:table-row table:style-name="ro1">
          <table:table-cell office:value-type="string" calcext:value-type="string">
            <text:p>SRR10053376_3326.pdb</text:p>
          </table:table-cell>
        </table:table-row>
        <table:table-row table:style-name="ro1">
          <table:table-cell office:value-type="string" calcext:value-type="string">
            <text:p>RLU00646.1.pdb</text:p>
          </table:table-cell>
        </table:table-row>
        <table:table-row table:style-name="ro1">
          <table:table-cell office:value-type="string" calcext:value-type="string">
            <text:p>P19833.1.pdb</text:p>
          </table:table-cell>
        </table:table-row>
        <table:table-row table:style-name="ro1">
          <table:table-cell office:value-type="string" calcext:value-type="string">
            <text:p>output.txt</text:p>
          </table:table-cell>
        </table:table-row>
        <table:table-row table:style-name="ro1">
          <table:table-cell office:value-type="string" calcext:value-type="string">
            <text:p>ODU60407.1.pdb</text:p>
          </table:table-cell>
        </table:table-row>
        <table:table-row table:style-name="ro1">
          <table:table-cell office:value-type="string" calcext:value-type="string">
            <text:p>MGYP003385382674A.pdb</text:p>
          </table:table-cell>
        </table:table-row>
        <table:table-row table:style-name="ro1">
          <table:table-cell office:value-type="string" calcext:value-type="string">
            <text:p>MGYP002716753343A.pdb</text:p>
          </table:table-cell>
        </table:table-row>
        <table:table-row table:style-name="ro1">
          <table:table-cell office:value-type="string" calcext:value-type="string">
            <text:p>MGYP001557180572A.pdb</text:p>
          </table:table-cell>
        </table:table-row>
        <table:table-row table:style-name="ro1">
          <table:table-cell office:value-type="string" calcext:value-type="string">
            <text:p>MGYP001010025864A.pdb</text:p>
          </table:table-cell>
        </table:table-row>
        <table:table-row table:style-name="ro1">
          <table:table-cell office:value-type="string" calcext:value-type="string">
            <text:p>MGYP000935144178A.pdb</text:p>
          </table:table-cell>
        </table:table-row>
        <table:table-row table:style-name="ro1">
          <table:table-cell office:value-type="string" calcext:value-type="string">
            <text:p>MGYP000931547452A.pdb</text:p>
          </table:table-cell>
        </table:table-row>
        <table:table-row table:style-name="ro1">
          <table:table-cell office:value-type="string" calcext:value-type="string">
            <text:p>MBQ0729274.pdb</text:p>
          </table:table-cell>
        </table:table-row>
        <table:table-row table:style-name="ro1">
          <table:table-cell office:value-type="string" calcext:value-type="string">
            <text:p>ERR9963791_553102.pdb</text:p>
          </table:table-cell>
        </table:table-row>
        <table:table-row table:style-name="ro1">
          <table:table-cell office:value-type="string" calcext:value-type="string">
            <text:p>ERR9963791_1782184.pdb</text:p>
          </table:table-cell>
        </table:table-row>
        <table:table-row table:style-name="ro1">
          <table:table-cell office:value-type="string" calcext:value-type="string">
            <text:p>ERR9844462_623.pdb</text:p>
          </table:table-cell>
        </table:table-row>
        <table:table-row table:style-name="ro1">
          <table:table-cell office:value-type="string" calcext:value-type="string">
            <text:p>ERR9769279_34127.pdb</text:p>
          </table:table-cell>
        </table:table-row>
        <table:table-row table:style-name="ro1">
          <table:table-cell office:value-type="string" calcext:value-type="string">
            <text:p>ERR9698294_3076.pdb</text:p>
          </table:table-cell>
        </table:table-row>
        <table:table-row table:style-name="ro1">
          <table:table-cell office:value-type="string" calcext:value-type="string">
            <text:p>ERR9287623_1288104.pdb</text:p>
          </table:table-cell>
        </table:table-row>
        <table:table-row table:style-name="ro1">
          <table:table-cell office:value-type="string" calcext:value-type="string">
            <text:p>ERR868484_4384.pdb</text:p>
          </table:table-cell>
        </table:table-row>
        <table:table-row table:style-name="ro1">
          <table:table-cell office:value-type="string" calcext:value-type="string">
            <text:p>ERR868388_2138178.pdb</text:p>
          </table:table-cell>
        </table:table-row>
        <table:table-row table:style-name="ro1">
          <table:table-cell office:value-type="string" calcext:value-type="string">
            <text:p>ERR8106065_1375561.pdb</text:p>
          </table:table-cell>
        </table:table-row>
        <table:table-row table:style-name="ro1">
          <table:table-cell office:value-type="string" calcext:value-type="string">
            <text:p>ERR7672960_23882.pdb</text:p>
          </table:table-cell>
        </table:table-row>
        <table:table-row table:style-name="ro1">
          <table:table-cell office:value-type="string" calcext:value-type="string">
            <text:p>ERR7163074_457660.pdb</text:p>
          </table:table-cell>
        </table:table-row>
        <table:table-row table:style-name="ro1">
          <table:table-cell office:value-type="string" calcext:value-type="string">
            <text:p>ERR7127473_220403.pdb</text:p>
          </table:table-cell>
        </table:table-row>
        <table:table-row table:style-name="ro1">
          <table:table-cell office:value-type="string" calcext:value-type="string">
            <text:p>ERR6465722_199879.pdb</text:p>
          </table:table-cell>
        </table:table-row>
        <table:table-row table:style-name="ro1">
          <table:table-cell office:value-type="string" calcext:value-type="string">
            <text:p>ERR5947503_322.pdb</text:p>
          </table:table-cell>
        </table:table-row>
        <table:table-row table:style-name="ro1">
          <table:table-cell office:value-type="string" calcext:value-type="string">
            <text:p>ERR4856268_964317.pdb</text:p>
          </table:table-cell>
        </table:table-row>
        <table:table-row table:style-name="ro1">
          <table:table-cell office:value-type="string" calcext:value-type="string">
            <text:p>ERR4801149_9489.pdb</text:p>
          </table:table-cell>
        </table:table-row>
        <table:table-row table:style-name="ro1">
          <table:table-cell office:value-type="string" calcext:value-type="string">
            <text:p>ERR4674853_86664.pdb</text:p>
          </table:table-cell>
        </table:table-row>
        <table:table-row table:style-name="ro1">
          <table:table-cell office:value-type="string" calcext:value-type="string">
            <text:p>ERR4592245_1642075.pdb</text:p>
          </table:table-cell>
        </table:table-row>
        <table:table-row table:style-name="ro1">
          <table:table-cell office:value-type="string" calcext:value-type="string">
            <text:p>ERR3943994_542949.pdb</text:p>
          </table:table-cell>
        </table:table-row>
        <table:table-row table:style-name="ro1">
          <table:table-cell office:value-type="string" calcext:value-type="string">
            <text:p>ERR3697023_14244245.pdb</text:p>
          </table:table-cell>
        </table:table-row>
        <table:table-row table:style-name="ro1">
          <table:table-cell office:value-type="string" calcext:value-type="string">
            <text:p>ERR3588746_23368.pdb</text:p>
          </table:table-cell>
        </table:table-row>
        <table:table-row table:style-name="ro1">
          <table:table-cell office:value-type="string" calcext:value-type="string">
            <text:p>ERR3566182_370096.pdb</text:p>
          </table:table-cell>
        </table:table-row>
        <table:table-row table:style-name="ro1">
          <table:table-cell office:value-type="string" calcext:value-type="string">
            <text:p>ERR3305565_5448.pdb</text:p>
          </table:table-cell>
        </table:table-row>
        <table:table-row table:style-name="ro1">
          <table:table-cell office:value-type="string" calcext:value-type="string">
            <text:p>ERR2900754_66884.pdb</text:p>
          </table:table-cell>
        </table:table-row>
        <table:table-row table:style-name="ro1">
          <table:table-cell office:value-type="string" calcext:value-type="string">
            <text:p>ERR2762187_7288.pdb</text:p>
          </table:table-cell>
        </table:table-row>
        <table:table-row table:style-name="ro1">
          <table:table-cell office:value-type="string" calcext:value-type="string">
            <text:p>ERR2752155_114826.pdb</text:p>
          </table:table-cell>
        </table:table-row>
        <table:table-row table:style-name="ro1">
          <table:table-cell office:value-type="string" calcext:value-type="string">
            <text:p>ERR2598794_43297.pdb</text:p>
          </table:table-cell>
        </table:table-row>
        <table:table-row table:style-name="ro1">
          <table:table-cell office:value-type="string" calcext:value-type="string">
            <text:p>ERR2241851_78442.pdb</text:p>
          </table:table-cell>
        </table:table-row>
        <table:table-row table:style-name="ro1">
          <table:table-cell office:value-type="string" calcext:value-type="string">
            <text:p>ERR1579315_76907.pdb</text:p>
          </table:table-cell>
        </table:table-row>
        <table:table-row table:style-name="ro1">
          <table:table-cell office:value-type="string" calcext:value-type="string">
            <text:p>ERR1346831_178792.pdb</text:p>
          </table:table-cell>
        </table:table-row>
        <table:table-row table:style-name="ro1">
          <table:table-cell office:value-type="string" calcext:value-type="string">
            <text:p>ERR12115642_305438.pdb</text:p>
          </table:table-cell>
        </table:table-row>
        <table:table-row table:style-name="ro1">
          <table:table-cell office:value-type="string" calcext:value-type="string">
            <text:p>ERR11484209_22782.pdb</text:p>
          </table:table-cell>
        </table:table-row>
        <table:table-row table:style-name="ro1">
          <table:table-cell office:value-type="string" calcext:value-type="string">
            <text:p>ERR11028393_217052.pdb</text:p>
          </table:table-cell>
        </table:table-row>
        <table:table-row table:style-name="ro1">
          <table:table-cell office:value-type="string" calcext:value-type="string">
            <text:p>ERR11028298_3008807.pdb</text:p>
          </table:table-cell>
        </table:table-row>
        <table:table-row table:style-name="ro1">
          <table:table-cell office:value-type="string" calcext:value-type="string">
            <text:p>ERR10822306_273555.pdb</text:p>
          </table:table-cell>
        </table:table-row>
        <table:table-row table:style-name="ro1">
          <table:table-cell office:value-type="string" calcext:value-type="string">
            <text:p>ERR10789850_92482.pdb</text:p>
          </table:table-cell>
        </table:table-row>
        <table:table-row table:style-name="ro1">
          <table:table-cell office:value-type="string" calcext:value-type="string">
            <text:p>ERR10641118_502282.pdb</text:p>
          </table:table-cell>
        </table:table-row>
        <table:table-row table:style-name="ro1">
          <table:table-cell office:value-type="string" calcext:value-type="string">
            <text:p>ERR10641118_142160.pdb</text:p>
          </table:table-cell>
        </table:table-row>
        <table:table-row table:style-name="ro1">
          <table:table-cell office:value-type="string" calcext:value-type="string">
            <text:p>ERR10640994_379232.pdb</text:p>
          </table:table-cell>
        </table:table-row>
        <table:table-row table:style-name="ro1">
          <table:table-cell office:value-type="string" calcext:value-type="string">
            <text:p>ERR10640994_226214.pdb</text:p>
          </table:table-cell>
        </table:table-row>
        <table:table-row table:style-name="ro1">
          <table:table-cell office:value-type="string" calcext:value-type="string">
            <text:p>ERR10640994_177560.pdb</text:p>
          </table:table-cell>
        </table:table-row>
        <table:table-row table:style-name="ro1">
          <table:table-cell office:value-type="string" calcext:value-type="string">
            <text:p>ERR10482440_903875.pdb</text:p>
          </table:table-cell>
        </table:table-row>
        <table:table-row table:style-name="ro1">
          <table:table-cell office:value-type="string" calcext:value-type="string">
            <text:p>ERR10482439_252531.pdb</text:p>
          </table:table-cell>
        </table:table-row>
        <table:table-row table:style-name="ro1">
          <table:table-cell office:value-type="string" calcext:value-type="string">
            <text:p>ERR10123727_166025.pdb</text:p>
          </table:table-cell>
        </table:table-row>
        <table:table-row table:style-name="ro1">
          <table:table-cell office:value-type="string" calcext:value-type="string">
            <text:p>ERR10087380_58920.pdb</text:p>
          </table:table-cell>
        </table:table-row>
        <table:table-row table:style-name="ro1">
          <table:table-cell office:value-type="string" calcext:value-type="string">
            <text:p>DRR509554_23646.pdb</text:p>
          </table:table-cell>
        </table:table-row>
        <table:table-row table:style-name="ro1">
          <table:table-cell office:value-type="string" calcext:value-type="string">
            <text:p>DRR378781_602206.pdb</text:p>
          </table:table-cell>
        </table:table-row>
        <table:table-row table:style-name="ro1">
          <table:table-cell office:value-type="string" calcext:value-type="string">
            <text:p>DRR322242_2006.pdb</text:p>
          </table:table-cell>
        </table:table-row>
        <table:table-row table:style-name="ro1">
          <table:table-cell office:value-type="string" calcext:value-type="string">
            <text:p>DRR056885_121.pdb</text:p>
          </table:table-cell>
        </table:table-row>
        <table:table-row table:style-name="ro1">
          <table:table-cell office:value-type="string" calcext:value-type="string">
            <text:p>DRR046399_6024.pdb</text:p>
          </table:table-cell>
        </table:table-row>
        <table:table-row table:style-name="ro1">
          <table:table-cell office:value-type="string" calcext:value-type="string">
            <text:p>BAB86909.1.pdb</text:p>
          </table:table-cell>
        </table:table-row>
        <table:table-row table:style-name="ro1">
          <table:table-cell office:value-type="string" calcext:value-type="string">
            <text:p>ASA57064.1.pdb</text:p>
          </table:table-cell>
        </table:table-row>
        <table:table-row table:style-name="ro1">
          <table:table-cell office:value-type="string" calcext:value-type="string">
            <text:p>AR######_86.pdb</text:p>
          </table:table-cell>
        </table:table-row>
        <table:table-row table:style-name="ro1">
          <table:table-cell office:value-type="string" calcext:value-type="string">
            <text:p>AR######_8.pdb</text:p>
          </table:table-cell>
        </table:table-row>
        <table:table-row table:style-name="ro1">
          <table:table-cell office:value-type="string" calcext:value-type="string">
            <text:p>AR######_77.pdb</text:p>
          </table:table-cell>
        </table:table-row>
        <table:table-row table:style-name="ro1">
          <table:table-cell office:value-type="string" calcext:value-type="string">
            <text:p>AR######_74.pdb</text:p>
          </table:table-cell>
        </table:table-row>
        <table:table-row table:style-name="ro1">
          <table:table-cell office:value-type="string" calcext:value-type="string">
            <text:p>AR######_73.pdb</text:p>
          </table:table-cell>
        </table:table-row>
        <table:table-row table:style-name="ro1">
          <table:table-cell office:value-type="string" calcext:value-type="string">
            <text:p>AR######_56.pdb</text:p>
          </table:table-cell>
        </table:table-row>
        <table:table-row table:style-name="ro1">
          <table:table-cell office:value-type="string" calcext:value-type="string">
            <text:p>AR######_43.pdb</text:p>
          </table:table-cell>
        </table:table-row>
        <table:table-row table:style-name="ro1">
          <table:table-cell office:value-type="string" calcext:value-type="string">
            <text:p>AR######_33.pdb</text:p>
          </table:table-cell>
        </table:table-row>
        <table:table-row table:style-name="ro1">
          <table:table-cell office:value-type="string" calcext:value-type="string">
            <text:p>AR######_173.pdb</text:p>
          </table:table-cell>
        </table:table-row>
        <table:table-row table:style-name="ro1">
          <table:table-cell office:value-type="string" calcext:value-type="string">
            <text:p>AR######_17.pdb</text:p>
          </table:table-cell>
        </table:table-row>
        <table:table-row table:style-name="ro1">
          <table:table-cell office:value-type="string" calcext:value-type="string">
            <text:p>AR######_169.pdb</text:p>
          </table:table-cell>
        </table:table-row>
        <table:table-row table:style-name="ro1">
          <table:table-cell office:value-type="string" calcext:value-type="string">
            <text:p>AR######_154.pdb</text:p>
          </table:table-cell>
        </table:table-row>
        <table:table-row table:style-name="ro1">
          <table:table-cell office:value-type="string" calcext:value-type="string">
            <text:p>AR######_152.pdb</text:p>
          </table:table-cell>
        </table:table-row>
        <table:table-row table:style-name="ro1">
          <table:table-cell office:value-type="string" calcext:value-type="string">
            <text:p>AR######_142.pdb</text:p>
          </table:table-cell>
        </table:table-row>
        <table:table-row table:style-name="ro1">
          <table:table-cell office:value-type="string" calcext:value-type="string">
            <text:p>AR######_14.pdb</text:p>
          </table:table-cell>
        </table:table-row>
        <table:table-row table:style-name="ro1">
          <table:table-cell office:value-type="string" calcext:value-type="string">
            <text:p>AR######_134.pdb</text:p>
          </table:table-cell>
        </table:table-row>
        <table:table-row table:style-name="ro1">
          <table:table-cell office:value-type="string" calcext:value-type="string">
            <text:p>AR######_13.pdb</text:p>
          </table:table-cell>
        </table:table-row>
        <table:table-row table:style-name="ro1">
          <table:table-cell office:value-type="string" calcext:value-type="string">
            <text:p>AR######_12.pdb</text:p>
          </table:table-cell>
        </table:table-row>
        <table:table-row table:style-name="ro1">
          <table:table-cell office:value-type="string" calcext:value-type="string">
            <text:p>AR######_11.pdb</text:p>
          </table:table-cell>
        </table:table-row>
        <table:table-row table:style-name="ro1">
          <table:table-cell office:value-type="string" calcext:value-type="string">
            <text:p>AR######_106.pdb</text:p>
          </table:table-cell>
        </table:table-row>
        <table:table-row table:style-name="ro1">
          <table:table-cell office:value-type="string" calcext:value-type="string">
            <text:p>AR######_100.pdb</text:p>
          </table:table-cell>
        </table:table-row>
        <table:table-row table:style-name="ro1">
          <table:table-cell office:value-type="string" calcext:value-type="string">
            <text:p>ADV92526.1.pdb</text:p>
          </table:table-cell>
        </table:table-row>
      </table:table>
      <table:named-expressions/>
      <table:database-ranges>
        <table:database-range table:name="__Anonymous_Sheet_DB__0" table:target-range-address="old_names.A1:old_names.B24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new_names.A1:new_names.B25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conversion_pdbs.A1:conversion_pdbs.B2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conversion_dlgs.A1:conversion_dlgs.B2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heet5.A1:Sheet5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5:09:53.717016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0T20:25:28.114705578</dc:date>
    <meta:editing-duration>PT4H11M14S</meta:editing-duration>
    <meta:editing-cycles>3</meta:editing-cycles>
    <meta:generator>LibreOffice/25.2.6.2$Linux_X86_64 LibreOffice_project/0b720ef5e7394b1db407719d7da75840109af140</meta:generator>
    <meta:document-statistic meta:table-count="6" meta:cell-count="4053" meta:object-count="0"/>
  </office:meta>
</office:document-meta>
</file>